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3492in"/>
    </style:style>
    <style:style style:name="co2" style:family="table-column">
      <style:table-column-properties fo:break-before="auto" style:column-width="5.190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22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28" table:default-cell-style-name="Default"/>
        <table:table-row table:style-name="ro1">
          <table:table-cell office:value-type="string" calcext:value-type="string">
            <text:p>&lt;!doctype html&gt;</text:p>
          </table:table-cell>
          <table:table-cell table:formula="of:=IF(FIND(&quot;var layer_&quot;;[.A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&lt;html lang="en"&gt;</text:p>
          </table:table-cell>
          <table:table-cell table:formula="of:=IF(FIND(&quot;var layer_&quot;;[.A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4"/>&lt;head&gt;</text:p>
          </table:table-cell>
          <table:table-cell table:formula="of:=IF(FIND(&quot;var layer_&quot;;[.A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&lt;meta charset="utf-8"&gt;</text:p>
          </table:table-cell>
          <table:table-cell table:formula="of:=IF(FIND(&quot;var layer_&quot;;[.A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&lt;meta http-equiv="X-UA-Compatible" content="IE=edge"&gt;</text:p>
          </table:table-cell>
          <table:table-cell table:formula="of:=IF(FIND(&quot;var layer_&quot;;[.A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&lt;meta name="viewport" content="initial-scale=1,user-scalable=no,maximum-scale=1,width=device-width"&gt;</text:p>
          </table:table-cell>
          <table:table-cell table:formula="of:=IF(FIND(&quot;var layer_&quot;;[.A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&lt;meta name="mobile-web-app-capable" content="yes"&gt;</text:p>
          </table:table-cell>
          <table:table-cell table:formula="of:=IF(FIND(&quot;var layer_&quot;;[.A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&lt;meta name="apple-mobile-web-app-capable" content="yes"&gt;</text:p>
          </table:table-cell>
          <table:table-cell table:formula="of:=IF(FIND(&quot;var layer_&quot;;[.A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&lt;link rel="stylesheet" href="css/leaflet.css"&gt;</text:p>
          </table:table-cell>
          <table:table-cell table:formula="of:=IF(FIND(&quot;var layer_&quot;;[.A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&lt;link rel="stylesheet" href="css/L.Control.Layers.Tree.css"&gt;</text:p>
          </table:table-cell>
          <table:table-cell table:formula="of:=IF(FIND(&quot;var layer_&quot;;[.A1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&lt;link rel="stylesheet" href="css/qgis2web.css"&gt;</text:p>
          </table:table-cell>
          <table:table-cell table:formula="of:=IF(FIND(&quot;var layer_&quot;;[.A1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&lt;link rel="stylesheet" href="css/fontawesome-all.min.css"&gt;</text:p>
          </table:table-cell>
          <table:table-cell table:formula="of:=IF(FIND(&quot;var layer_&quot;;[.A1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&lt;link rel="stylesheet" href="css/leaflet.photon.css"&gt;</text:p>
          </table:table-cell>
          <table:table-cell table:formula="of:=IF(FIND(&quot;var layer_&quot;;[.A1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&lt;style&gt;</text:p>
          </table:table-cell>
          <table:table-cell table:formula="of:=IF(FIND(&quot;var layer_&quot;;[.A1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html, body, #map {</text:p>
          </table:table-cell>
          <table:table-cell table:formula="of:=IF(FIND(&quot;var layer_&quot;;[.A1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width: 100%;</text:p>
          </table:table-cell>
          <table:table-cell table:formula="of:=IF(FIND(&quot;var layer_&quot;;[.A1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height: 100%;</text:p>
          </table:table-cell>
          <table:table-cell table:formula="of:=IF(FIND(&quot;var layer_&quot;;[.A1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padding: 0;</text:p>
          </table:table-cell>
          <table:table-cell table:formula="of:=IF(FIND(&quot;var layer_&quot;;[.A1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margin: 0;</text:p>
          </table:table-cell>
          <table:table-cell table:formula="of:=IF(FIND(&quot;var layer_&quot;;[.A1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}</text:p>
          </table:table-cell>
          <table:table-cell table:formula="of:=IF(FIND(&quot;var layer_&quot;;[.A2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&lt;/style&gt;</text:p>
          </table:table-cell>
          <table:table-cell table:formula="of:=IF(FIND(&quot;var layer_&quot;;[.A2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&lt;title&gt;&lt;/title&gt;</text:p>
          </table:table-cell>
          <table:table-cell table:formula="of:=IF(FIND(&quot;var layer_&quot;;[.A2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4"/>&lt;/head&gt;</text:p>
          </table:table-cell>
          <table:table-cell table:formula="of:=IF(FIND(&quot;var layer_&quot;;[.A2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4"/>&lt;body&gt;</text:p>
          </table:table-cell>
          <table:table-cell table:formula="of:=IF(FIND(&quot;var layer_&quot;;[.A2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&lt;div id="map"&gt;</text:p>
          </table:table-cell>
          <table:table-cell table:formula="of:=IF(FIND(&quot;var layer_&quot;;[.A2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&lt;/div&gt;</text:p>
          </table:table-cell>
          <table:table-cell table:formula="of:=IF(FIND(&quot;var layer_&quot;;[.A2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&lt;script src="js/qgis2web_expressions.js"&gt;&lt;/script&gt;</text:p>
          </table:table-cell>
          <table:table-cell table:formula="of:=IF(FIND(&quot;var layer_&quot;;[.A2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&lt;script src="js/leaflet.js"&gt;&lt;/script&gt;</text:p>
          </table:table-cell>
          <table:table-cell table:formula="of:=IF(FIND(&quot;var layer_&quot;;[.A2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&lt;script src="js/L.Control.Layers.Tree.min.js"&gt;&lt;/script&gt;</text:p>
          </table:table-cell>
          <table:table-cell table:formula="of:=IF(FIND(&quot;var layer_&quot;;[.A2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&lt;script src="js/leaflet.rotatedMarker.js"&gt;&lt;/script&gt;</text:p>
          </table:table-cell>
          <table:table-cell table:formula="of:=IF(FIND(&quot;var layer_&quot;;[.A3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&lt;script src="js/leaflet.pattern.js"&gt;&lt;/script&gt;</text:p>
          </table:table-cell>
          <table:table-cell table:formula="of:=IF(FIND(&quot;var layer_&quot;;[.A3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&lt;script src="js/leaflet-hash.js"&gt;&lt;/script&gt;</text:p>
          </table:table-cell>
          <table:table-cell table:formula="of:=IF(FIND(&quot;var layer_&quot;;[.A3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&lt;script src="js/Autolinker.min.js"&gt;&lt;/script&gt;</text:p>
          </table:table-cell>
          <table:table-cell table:formula="of:=IF(FIND(&quot;var layer_&quot;;[.A3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&lt;script src="js/rbush.min.js"&gt;&lt;/script&gt;</text:p>
          </table:table-cell>
          <table:table-cell table:formula="of:=IF(FIND(&quot;var layer_&quot;;[.A3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&lt;script src="js/labelgun.min.js"&gt;&lt;/script&gt;</text:p>
          </table:table-cell>
          <table:table-cell table:formula="of:=IF(FIND(&quot;var layer_&quot;;[.A3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&lt;script src="js/labels.js"&gt;&lt;/script&gt;</text:p>
          </table:table-cell>
          <table:table-cell table:formula="of:=IF(FIND(&quot;var layer_&quot;;[.A3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&lt;script src="js/leaflet.photon.js"&gt;&lt;/script&gt;</text:p>
          </table:table-cell>
          <table:table-cell table:formula="of:=IF(FIND(&quot;var layer_&quot;;[.A3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&lt;script src="data/Counties_1.js"&gt;&lt;/script&gt;</text:p>
          </table:table-cell>
          <table:table-cell table:formula="of:=IF(FIND(&quot;var layer_&quot;;[.A3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&lt;script src="data/AllVariables_2.js"&gt;&lt;/script&gt;</text:p>
          </table:table-cell>
          <table:table-cell table:formula="of:=IF(FIND(&quot;var layer_&quot;;[.A3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&lt;script src="data/DemographicsData_3.js"&gt;&lt;/script&gt;</text:p>
          </table:table-cell>
          <table:table-cell table:formula="of:=IF(FIND(&quot;var layer_&quot;;[.A4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&lt;script src="data/LowLifeExpectancypercentile_4.js"&gt;&lt;/script&gt;</text:p>
          </table:table-cell>
          <table:table-cell table:formula="of:=IF(FIND(&quot;var layer_&quot;;[.A4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&lt;script src="data/DiagnosedDiabetespercentile_5.js"&gt;&lt;/script&gt;</text:p>
          </table:table-cell>
          <table:table-cell table:formula="of:=IF(FIND(&quot;var layer_&quot;;[.A4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&lt;script src="data/CurrentAsthmaAmongAdultspercentile_6.js"&gt;&lt;/script&gt;</text:p>
          </table:table-cell>
          <table:table-cell table:formula="of:=IF(FIND(&quot;var layer_&quot;;[.A4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&lt;script src="data/CoronaryHeartDiseasepercentile_7.js"&gt;&lt;/script&gt;</text:p>
          </table:table-cell>
          <table:table-cell table:formula="of:=IF(FIND(&quot;var layer_&quot;;[.A4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&lt;script src="data/PropertiesatRiskofFirein30yearspercentile_8.js"&gt;&lt;/script&gt;</text:p>
          </table:table-cell>
          <table:table-cell table:formula="of:=IF(FIND(&quot;var layer_&quot;;[.A4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&lt;script src="data/PropertiesatRiskofFloodRisk30yearspercentile_9.js"&gt;&lt;/script&gt;</text:p>
          </table:table-cell>
          <table:table-cell table:formula="of:=IF(FIND(&quot;var layer_&quot;;[.A4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&lt;script src="data/DOTTravelBarrierScorepercentile_10.js"&gt;&lt;/script&gt;</text:p>
          </table:table-cell>
          <table:table-cell table:formula="of:=IF(FIND(&quot;var layer_&quot;;[.A4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&lt;script src="data/ExpectedBuildingLossRatepercentile_11.js"&gt;&lt;/script&gt;</text:p>
          </table:table-cell>
          <table:table-cell table:formula="of:=IF(FIND(&quot;var layer_&quot;;[.A4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&lt;script src="data/AgriculturalLossRatepercentile_12.js"&gt;&lt;/script&gt;</text:p>
          </table:table-cell>
          <table:table-cell table:formula="of:=IF(FIND(&quot;var layer_&quot;;[.A4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&lt;script src="data/PercentUnemployment_13.js"&gt;&lt;/script&gt;</text:p>
          </table:table-cell>
          <table:table-cell table:formula="of:=IF(FIND(&quot;var layer_&quot;;[.A5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&lt;script src="data/PercentofPeople200BelowFederalPovertyLine_14.js"&gt;&lt;/script&gt;</text:p>
          </table:table-cell>
          <table:table-cell table:formula="of:=IF(FIND(&quot;var layer_&quot;;[.A5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&lt;script src="data/PercentofPeople100BelowFederalPovertyLinepercentile_15.js"&gt;&lt;/script&gt;</text:p>
          </table:table-cell>
          <table:table-cell table:formula="of:=IF(FIND(&quot;var layer_&quot;;[.A5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&lt;script src="data/EnergyBurdenpercentile_16.js"&gt;&lt;/script&gt;</text:p>
          </table:table-cell>
          <table:table-cell table:formula="of:=IF(FIND(&quot;var layer_&quot;;[.A5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&lt;script src="data/ExpectedPopulationLossRatepercentile_17.js"&gt;&lt;/script&gt;</text:p>
          </table:table-cell>
          <table:table-cell table:formula="of:=IF(FIND(&quot;var layer_&quot;;[.A5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&lt;script src="data/ProposedMSXpipelineroute_18.js"&gt;&lt;/script&gt;</text:p>
          </table:table-cell>
          <table:table-cell table:formula="of:=IF(FIND(&quot;var layer_&quot;;[.A5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&lt;script src="data/ProposedMSXCompressorStations_19.js"&gt;&lt;/script&gt;</text:p>
          </table:table-cell>
          <table:table-cell table:formula="of:=IF(FIND(&quot;var layer_&quot;;[.A5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&lt;script&gt;</text:p>
          </table:table-cell>
          <table:table-cell table:formula="of:=IF(FIND(&quot;var layer_&quot;;[.A5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var highlightLayer;</text:p>
          </table:table-cell>
          <table:table-cell table:formula="of:=IF(FIND(&quot;var layer_&quot;;[.A5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function highlightFeature(e) {</text:p>
          </table:table-cell>
          <table:table-cell table:formula="of:=IF(FIND(&quot;var layer_&quot;;[.A5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highlightLayer = e.target;</text:p>
          </table:table-cell>
          <table:table-cell table:formula="of:=IF(FIND(&quot;var layer_&quot;;[.A6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/>
          <table:table-cell table:style-name="Default"/>
          <table:table-cell table:number-columns-repeated="28"/>
        </table:table-row>
        <table:table-row table:style-name="ro1">
          <table:table-cell office:value-type="string" calcext:value-type="string">
            <text:p><text:s text:c="12"/>if (e.target.feature.geometry.type === 'LineString' || e.target.feature.geometry.type === 'MultiLineString') {</text:p>
          </table:table-cell>
          <table:table-cell table:style-name="Default"/>
          <table:table-cell table:number-columns-repeated="28"/>
        </table:table-row>
        <table:table-row table:style-name="ro1">
          <table:table-cell office:value-type="string" calcext:value-type="string">
            <text:p><text:s text:c="14"/>highlightLayer.setStyle({</text:p>
          </table:table-cell>
          <table:table-cell table:style-name="Default"/>
          <table:table-cell table:number-columns-repeated="28"/>
        </table:table-row>
        <table:table-row table:style-name="ro1">
          <table:table-cell office:value-type="string" calcext:value-type="string">
            <text:p><text:s text:c="16"/>color: '#ffff00',</text:p>
          </table:table-cell>
          <table:table-cell table:style-name="Default"/>
          <table:table-cell table:number-columns-repeated="28"/>
        </table:table-row>
        <table:table-row table:style-name="ro1">
          <table:table-cell office:value-type="string" calcext:value-type="string">
            <text:p><text:s text:c="14"/>});</text:p>
          </table:table-cell>
          <table:table-cell table:style-name="Default"/>
          <table:table-cell table:number-columns-repeated="28"/>
        </table:table-row>
        <table:table-row table:style-name="ro1">
          <table:table-cell office:value-type="string" calcext:value-type="string">
            <text:p><text:s text:c="12"/>} else {</text:p>
          </table:table-cell>
          <table:table-cell table:style-name="Default"/>
          <table:table-cell table:number-columns-repeated="28"/>
        </table:table-row>
        <table:table-row table:style-name="ro1">
          <table:table-cell office:value-type="string" calcext:value-type="string">
            <text:p><text:s text:c="14"/>highlightLayer.setStyle({</text:p>
          </table:table-cell>
          <table:table-cell table:style-name="Default"/>
          <table:table-cell table:number-columns-repeated="28"/>
        </table:table-row>
        <table:table-row table:style-name="ro1">
          <table:table-cell office:value-type="string" calcext:value-type="string">
            <text:p><text:s text:c="16"/>fillColor: '#ffff00',</text:p>
          </table:table-cell>
          <table:table-cell table:style-name="Default"/>
          <table:table-cell table:number-columns-repeated="28"/>
        </table:table-row>
        <table:table-row table:style-name="ro1">
          <table:table-cell office:value-type="string" calcext:value-type="string">
            <text:p><text:s text:c="16"/>fillOpacity: 1</text:p>
          </table:table-cell>
          <table:table-cell table:style-name="Default"/>
          <table:table-cell table:number-columns-repeated="28"/>
        </table:table-row>
        <table:table-row table:style-name="ro1">
          <table:table-cell office:value-type="string" calcext:value-type="string">
            <text:p><text:s text:c="14"/>});</text:p>
          </table:table-cell>
          <table:table-cell table:style-name="Default"/>
          <table:table-cell table:number-columns-repeated="28"/>
        </table:table-row>
        <table:table-row table:style-name="ro1">
          <table:table-cell office:value-type="string" calcext:value-type="string">
            <text:p><text:s text:c="12"/>}</text:p>
          </table:table-cell>
          <table:table-cell table:style-name="Default"/>
          <table:table-cell table:number-columns-repeated="28"/>
        </table:table-row>
        <table:table-row table:style-name="ro1">
          <table:table-cell office:value-type="string" calcext:value-type="string">
            <text:p><text:s text:c="8"/>}</text:p>
          </table:table-cell>
          <table:table-cell table:style-name="Default"/>
          <table:table-cell table:number-columns-repeated="28"/>
        </table:table-row>
        <table:table-row table:style-name="ro1">
          <table:table-cell office:value-type="string" calcext:value-type="string">
            <text:p><text:s text:c="8"/>var map = L.map('map', {</text:p>
          </table:table-cell>
          <table:table-cell table:style-name="Default"/>
          <table:table-cell table:number-columns-repeated="28"/>
        </table:table-row>
        <table:table-row table:style-name="ro1">
          <table:table-cell office:value-type="string" calcext:value-type="string">
            <text:p><text:s text:c="12"/>zoomControl:false, maxZoom:28, minZoom:1</text:p>
          </table:table-cell>
          <table:table-cell table:style-name="Default"/>
          <table:table-cell table:number-columns-repeated="28"/>
        </table:table-row>
        <table:table-row table:style-name="ro1">
          <table:table-cell office:value-type="string" calcext:value-type="string">
            <text:p><text:s text:c="8"/>}).fitBounds([[31.90228780809347,-90.75150109748122],[34.462948176192114,-85.13691937712095]]);</text:p>
          </table:table-cell>
          <table:table-cell table:style-name="Default"/>
          <table:table-cell table:number-columns-repeated="28"/>
        </table:table-row>
        <table:table-row table:style-name="ro1">
          <table:table-cell office:value-type="string" calcext:value-type="string">
            <text:p><text:s text:c="8"/>var hash = new L.Hash(map);</text:p>
          </table:table-cell>
          <table:table-cell table:style-name="Default"/>
          <table:table-cell table:number-columns-repeated="28"/>
        </table:table-row>
        <table:table-row table:style-name="ro1">
          <table:table-cell office:value-type="string" calcext:value-type="string">
            <text:p><text:s text:c="8"/>map.attributionControl.setPrefix('&lt;a href="https://github.com/tomchadwin/qgis2web" target="_blank"&gt;qgis2web&lt;/a&gt; &amp;middot; &lt;a href="https://leafletjs.com" title="A JS library for interactive maps"&gt;Leaflet&lt;/a&gt; &amp;middot; &lt;a href="https://qgis.org"&gt;QGIS&lt;/a&gt;');</text:p>
          </table:table-cell>
          <table:table-cell table:style-name="Default"/>
          <table:table-cell table:number-columns-repeated="28"/>
        </table:table-row>
        <table:table-row table:style-name="ro1">
          <table:table-cell office:value-type="string" calcext:value-type="string">
            <text:p><text:s text:c="8"/>var autolinker = new Autolinker({truncate: {length: 30, location: 'smart'}});</text:p>
          </table:table-cell>
          <table:table-cell table:style-name="Default"/>
          <table:table-cell table:number-columns-repeated="28"/>
        </table:table-row>
        <table:table-row table:style-name="ro1">
          <table:table-cell office:value-type="string" calcext:value-type="string">
            <text:p><text:s text:c="8"/>// remove popup's row if "visible-with-data"</text:p>
          </table:table-cell>
          <table:table-cell table:style-name="Default"/>
          <table:table-cell table:number-columns-repeated="28"/>
        </table:table-row>
        <table:table-row table:style-name="ro1">
          <table:table-cell office:value-type="string" calcext:value-type="string">
            <text:p><text:s text:c="8"/>function removeEmptyRowsFromPopupContent(content, feature) {</text:p>
          </table:table-cell>
          <table:table-cell table:style-name="Default"/>
          <table:table-cell table:number-columns-repeated="28"/>
        </table:table-row>
        <table:table-row table:style-name="ro1">
          <table:table-cell office:value-type="string" calcext:value-type="string">
            <text:p><text:s text:c="9"/>var tempDiv = document.createElement('div');</text:p>
          </table:table-cell>
          <table:table-cell table:style-name="Default"/>
          <table:table-cell table:number-columns-repeated="28"/>
        </table:table-row>
        <table:table-row table:style-name="ro1">
          <table:table-cell office:value-type="string" calcext:value-type="string">
            <text:p><text:s text:c="9"/>tempDiv.innerHTML = content;</text:p>
          </table:table-cell>
          <table:table-cell table:style-name="Default"/>
          <table:table-cell table:number-columns-repeated="28"/>
        </table:table-row>
        <table:table-row table:style-name="ro1">
          <table:table-cell office:value-type="string" calcext:value-type="string">
            <text:p><text:s text:c="9"/>var rows = tempDiv.querySelectorAll('tr');</text:p>
          </table:table-cell>
          <table:table-cell table:style-name="Default"/>
          <table:table-cell table:number-columns-repeated="28"/>
        </table:table-row>
        <table:table-row table:style-name="ro1">
          <table:table-cell office:value-type="string" calcext:value-type="string">
            <text:p><text:s text:c="9"/>for (var i = 0; i &lt; rows.length; i++) {</text:p>
          </table:table-cell>
          <table:table-cell table:style-name="Default"/>
          <table:table-cell table:number-columns-repeated="28"/>
        </table:table-row>
        <table:table-row table:style-name="ro1">
          <table:table-cell office:value-type="string" calcext:value-type="string">
            <text:p><text:s text:c="13"/>var td = rows[i].querySelector('td.visible-with-data');</text:p>
          </table:table-cell>
          <table:table-cell table:style-name="Default"/>
          <table:table-cell table:number-columns-repeated="28"/>
        </table:table-row>
        <table:table-row table:style-name="ro1">
          <table:table-cell office:value-type="string" calcext:value-type="string">
            <text:p><text:s text:c="13"/>var key = td ? td.id : '';</text:p>
          </table:table-cell>
          <table:table-cell table:style-name="Default"/>
          <table:table-cell table:number-columns-repeated="28"/>
        </table:table-row>
        <table:table-row table:style-name="ro1">
          <table:table-cell office:value-type="string" calcext:value-type="string">
            <text:p><text:s text:c="13"/>if (td &amp;&amp; td.classList.contains('visible-with-data') &amp;&amp; feature.properties[key] == null) {</text:p>
          </table:table-cell>
          <table:table-cell table:style-name="Default"/>
          <table:table-cell table:number-columns-repeated="28"/>
        </table:table-row>
        <table:table-row table:style-name="ro1">
          <table:table-cell office:value-type="string" calcext:value-type="string">
            <text:p><text:s text:c="17"/>rows[i].parentNode.removeChild(rows[i]);</text:p>
          </table:table-cell>
          <table:table-cell table:style-name="Default"/>
          <table:table-cell table:number-columns-repeated="28"/>
        </table:table-row>
        <table:table-row table:style-name="ro1">
          <table:table-cell office:value-type="string" calcext:value-type="string">
            <text:p><text:s text:c="13"/>}</text:p>
          </table:table-cell>
          <table:table-cell table:style-name="Default"/>
          <table:table-cell table:number-columns-repeated="28"/>
        </table:table-row>
        <table:table-row table:style-name="ro1">
          <table:table-cell office:value-type="string" calcext:value-type="string">
            <text:p><text:s text:c="9"/>}</text:p>
          </table:table-cell>
          <table:table-cell table:style-name="Default"/>
          <table:table-cell table:number-columns-repeated="28"/>
        </table:table-row>
        <table:table-row table:style-name="ro1">
          <table:table-cell office:value-type="string" calcext:value-type="string">
            <text:p><text:s text:c="9"/>return tempDiv.innerHTML;</text:p>
          </table:table-cell>
          <table:table-cell table:style-name="Default"/>
          <table:table-cell table:number-columns-repeated="28"/>
        </table:table-row>
        <table:table-row table:style-name="ro1">
          <table:table-cell office:value-type="string" calcext:value-type="string">
            <text:p><text:s text:c="8"/>}</text:p>
          </table:table-cell>
          <table:table-cell table:style-name="Default"/>
          <table:table-cell table:number-columns-repeated="28"/>
        </table:table-row>
        <table:table-row table:style-name="ro1">
          <table:table-cell office:value-type="string" calcext:value-type="string">
            <text:p><text:s text:c="8"/>// modify popup if contains media</text:p>
          </table:table-cell>
          <table:table-cell table:style-name="Default"/>
          <table:table-cell table:number-columns-repeated="28"/>
        </table:table-row>
        <table:table-row table:style-name="ro1">
          <table:table-cell office:value-type="string" calcext:value-type="string">
            <text:p><text:s text:c="8"/>function addClassToPopupIfMedia(content, popup) {</text:p>
          </table:table-cell>
          <table:table-cell table:style-name="Default"/>
          <table:table-cell table:number-columns-repeated="28"/>
        </table:table-row>
        <table:table-row table:style-name="ro1">
          <table:table-cell office:value-type="string" calcext:value-type="string">
            <text:p><text:s text:c="12"/>var tempDiv = document.createElement('div');</text:p>
          </table:table-cell>
          <table:table-cell table:style-name="Default"/>
          <table:table-cell table:number-columns-repeated="28"/>
        </table:table-row>
        <table:table-row table:style-name="ro1">
          <table:table-cell office:value-type="string" calcext:value-type="string">
            <text:p><text:s text:c="12"/>tempDiv.innerHTML = content;</text:p>
          </table:table-cell>
          <table:table-cell table:style-name="Default"/>
          <table:table-cell table:number-columns-repeated="28"/>
        </table:table-row>
        <table:table-row table:style-name="ro1">
          <table:table-cell office:value-type="string" calcext:value-type="string">
            <text:p><text:s text:c="12"/>var imgTd = tempDiv.querySelector('td img');</text:p>
          </table:table-cell>
          <table:table-cell table:style-name="Default"/>
          <table:table-cell table:number-columns-repeated="28"/>
        </table:table-row>
        <table:table-row table:style-name="ro1">
          <table:table-cell office:value-type="string" calcext:value-type="string">
            <text:p><text:s text:c="12"/>if (imgTd) {</text:p>
          </table:table-cell>
          <table:table-cell table:style-name="Default"/>
          <table:table-cell table:number-columns-repeated="28"/>
        </table:table-row>
        <table:table-row table:style-name="ro1">
          <table:table-cell office:value-type="string" calcext:value-type="string">
            <text:p><text:s text:c="16"/>var src = imgTd.getAttribute('src');</text:p>
          </table:table-cell>
          <table:table-cell table:style-name="Default"/>
          <table:table-cell table:number-columns-repeated="28"/>
        </table:table-row>
        <table:table-row table:style-name="ro1">
          <table:table-cell office:value-type="string" calcext:value-type="string">
            <text:p><text:s text:c="16"/>if (/\.(jpg|jpeg|png|gif|bmp|webp|avif)$/i.test(src)) {</text:p>
          </table:table-cell>
          <table:table-cell table:style-name="Default"/>
          <table:table-cell table:number-columns-repeated="28"/>
        </table:table-row>
        <table:table-row table:style-name="ro1">
          <table:table-cell office:value-type="string" calcext:value-type="string">
            <text:p><text:s text:c="20"/>popup._contentNode.classList.add('media');</text:p>
          </table:table-cell>
          <table:table-cell table:style-name="Default"/>
          <table:table-cell table:number-columns-repeated="28"/>
        </table:table-row>
        <table:table-row table:style-name="ro1">
          <table:table-cell office:value-type="string" calcext:value-type="string">
            <text:p><text:s text:c="20"/>setTimeout(function() {</text:p>
          </table:table-cell>
          <table:table-cell table:style-name="Default"/>
          <table:table-cell table:number-columns-repeated="28"/>
        </table:table-row>
        <table:table-row table:style-name="ro1">
          <table:table-cell office:value-type="string" calcext:value-type="string">
            <text:p><text:s text:c="24"/>popup.update();</text:p>
          </table:table-cell>
          <table:table-cell table:style-name="Default"/>
          <table:table-cell table:number-columns-repeated="28"/>
        </table:table-row>
        <table:table-row table:style-name="ro1">
          <table:table-cell office:value-type="string" calcext:value-type="string">
            <text:p><text:s text:c="20"/>}, 10);</text:p>
          </table:table-cell>
          <table:table-cell table:style-name="Default"/>
          <table:table-cell table:number-columns-repeated="28"/>
        </table:table-row>
        <table:table-row table:style-name="ro1">
          <table:table-cell office:value-type="string" calcext:value-type="string">
            <text:p><text:s text:c="16"/>} else if (/\.(mp3|wav|ogg|aac)$/i.test(src)) {</text:p>
          </table:table-cell>
          <table:table-cell table:style-name="Default"/>
          <table:table-cell table:number-columns-repeated="28"/>
        </table:table-row>
        <table:table-row table:style-name="ro1">
          <table:table-cell office:value-type="string" calcext:value-type="string">
            <text:p><text:s text:c="20"/>var audio = document.createElement('audio');</text:p>
          </table:table-cell>
          <table:table-cell table:style-name="Default"/>
          <table:table-cell table:number-columns-repeated="28"/>
        </table:table-row>
        <table:table-row table:style-name="ro1">
          <table:table-cell office:value-type="string" calcext:value-type="string">
            <text:p><text:s text:c="20"/>audio.controls = true;</text:p>
          </table:table-cell>
          <table:table-cell table:style-name="Default"/>
          <table:table-cell table:number-columns-repeated="28"/>
        </table:table-row>
        <table:table-row table:style-name="ro1">
          <table:table-cell office:value-type="string" calcext:value-type="string">
            <text:p><text:s text:c="20"/>audio.src = src;</text:p>
          </table:table-cell>
          <table:table-cell table:style-name="Default"/>
          <table:table-cell table:number-columns-repeated="28"/>
        </table:table-row>
        <table:table-row table:style-name="ro1">
          <table:table-cell office:value-type="string" calcext:value-type="string">
            <text:p><text:s text:c="20"/>imgTd.parentNode.replaceChild(audio, imgTd);</text:p>
          </table:table-cell>
          <table:table-cell table:style-name="Default"/>
          <table:table-cell table:number-columns-repeated="28"/>
        </table:table-row>
        <table:table-row table:style-name="ro1">
          <table:table-cell office:value-type="string" calcext:value-type="string">
            <text:p><text:s text:c="20"/>popup._contentNode.classList.add('media');</text:p>
          </table:table-cell>
          <table:table-cell table:style-name="Default"/>
          <table:table-cell table:number-columns-repeated="28"/>
        </table:table-row>
        <table:table-row table:style-name="ro1">
          <table:table-cell office:value-type="string" calcext:value-type="string">
            <text:p><text:s text:c="20"/>setTimeout(function() {</text:p>
          </table:table-cell>
          <table:table-cell table:style-name="Default"/>
          <table:table-cell table:number-columns-repeated="28"/>
        </table:table-row>
        <table:table-row table:style-name="ro1">
          <table:table-cell office:value-type="string" calcext:value-type="string">
            <text:p><text:s text:c="24"/>popup.setContent(tempDiv.innerHTML);</text:p>
          </table:table-cell>
          <table:table-cell table:style-name="Default"/>
          <table:table-cell table:number-columns-repeated="28"/>
        </table:table-row>
        <table:table-row table:style-name="ro1">
          <table:table-cell office:value-type="string" calcext:value-type="string">
            <text:p><text:s text:c="24"/>popup.update();</text:p>
          </table:table-cell>
          <table:table-cell table:style-name="Default"/>
          <table:table-cell table:number-columns-repeated="28"/>
        </table:table-row>
        <table:table-row table:style-name="ro1">
          <table:table-cell office:value-type="string" calcext:value-type="string">
            <text:p><text:s text:c="20"/>}, 10);</text:p>
          </table:table-cell>
          <table:table-cell table:style-name="Default"/>
          <table:table-cell table:number-columns-repeated="28"/>
        </table:table-row>
        <table:table-row table:style-name="ro1">
          <table:table-cell office:value-type="string" calcext:value-type="string">
            <text:p><text:s text:c="16"/>} else if (/\.(mp4|webm|ogg|mov)$/i.test(src)) {</text:p>
          </table:table-cell>
          <table:table-cell table:style-name="Default"/>
          <table:table-cell table:number-columns-repeated="28"/>
        </table:table-row>
        <table:table-row table:style-name="ro1">
          <table:table-cell office:value-type="string" calcext:value-type="string">
            <text:p><text:s text:c="20"/>var video = document.createElement('video');</text:p>
          </table:table-cell>
          <table:table-cell table:style-name="Default"/>
          <table:table-cell table:number-columns-repeated="28"/>
        </table:table-row>
        <table:table-row table:style-name="ro1">
          <table:table-cell office:value-type="string" calcext:value-type="string">
            <text:p><text:s text:c="20"/>video.controls = true;</text:p>
          </table:table-cell>
          <table:table-cell table:style-name="Default"/>
          <table:table-cell table:number-columns-repeated="28"/>
        </table:table-row>
        <table:table-row table:style-name="ro1">
          <table:table-cell office:value-type="string" calcext:value-type="string">
            <text:p><text:s text:c="20"/>video.src = src;</text:p>
          </table:table-cell>
          <table:table-cell table:style-name="Default"/>
          <table:table-cell table:number-columns-repeated="28"/>
        </table:table-row>
        <table:table-row table:style-name="ro1">
          <table:table-cell office:value-type="string" calcext:value-type="string">
            <text:p><text:s text:c="20"/>video.style.width = "400px";</text:p>
          </table:table-cell>
          <table:table-cell table:style-name="Default"/>
          <table:table-cell table:number-columns-repeated="28"/>
        </table:table-row>
        <table:table-row table:style-name="ro1">
          <table:table-cell office:value-type="string" calcext:value-type="string">
            <text:p><text:s text:c="20"/>video.style.height = "300px";</text:p>
          </table:table-cell>
          <table:table-cell table:style-name="Default"/>
          <table:table-cell table:number-columns-repeated="28"/>
        </table:table-row>
        <table:table-row table:style-name="ro1">
          <table:table-cell office:value-type="string" calcext:value-type="string">
            <text:p><text:s text:c="20"/>video.style.maxHeight = "60vh";</text:p>
          </table:table-cell>
          <table:table-cell table:style-name="Default"/>
          <table:table-cell table:number-columns-repeated="28"/>
        </table:table-row>
        <table:table-row table:style-name="ro1">
          <table:table-cell office:value-type="string" calcext:value-type="string">
            <text:p><text:s text:c="20"/>video.style.maxWidth = "60vw";</text:p>
          </table:table-cell>
          <table:table-cell table:style-name="Default"/>
          <table:table-cell table:number-columns-repeated="28"/>
        </table:table-row>
        <table:table-row table:style-name="ro1">
          <table:table-cell office:value-type="string" calcext:value-type="string">
            <text:p><text:s text:c="20"/>imgTd.parentNode.replaceChild(video, imgTd);</text:p>
          </table:table-cell>
          <table:table-cell table:style-name="Default"/>
          <table:table-cell table:number-columns-repeated="28"/>
        </table:table-row>
        <table:table-row table:style-name="ro1">
          <table:table-cell office:value-type="string" calcext:value-type="string">
            <text:p><text:s text:c="20"/>popup._contentNode.classList.add('media');</text:p>
          </table:table-cell>
          <table:table-cell table:style-name="Default"/>
          <table:table-cell table:number-columns-repeated="28"/>
        </table:table-row>
        <table:table-row table:style-name="ro1">
          <table:table-cell office:value-type="string" calcext:value-type="string">
            <text:p><text:s text:c="20"/>// Aggiorna il popup quando il video carica i metadati</text:p>
          </table:table-cell>
          <table:table-cell table:style-name="Default"/>
          <table:table-cell table:number-columns-repeated="28"/>
        </table:table-row>
        <table:table-row table:style-name="ro1">
          <table:table-cell office:value-type="string" calcext:value-type="string">
            <text:p><text:s text:c="20"/>video.addEventListener('loadedmetadata', function() {</text:p>
          </table:table-cell>
          <table:table-cell table:style-name="Default"/>
          <table:table-cell table:number-columns-repeated="28"/>
        </table:table-row>
        <table:table-row table:style-name="ro1">
          <table:table-cell office:value-type="string" calcext:value-type="string">
            <text:p><text:s text:c="24"/>popup.update();</text:p>
          </table:table-cell>
          <table:table-cell table:style-name="Default"/>
          <table:table-cell table:number-columns-repeated="28"/>
        </table:table-row>
        <table:table-row table:style-name="ro1">
          <table:table-cell office:value-type="string" calcext:value-type="string">
            <text:p><text:s text:c="20"/>});</text:p>
          </table:table-cell>
          <table:table-cell table:style-name="Default"/>
          <table:table-cell table:number-columns-repeated="28"/>
        </table:table-row>
        <table:table-row table:style-name="ro1">
          <table:table-cell office:value-type="string" calcext:value-type="string">
            <text:p><text:s text:c="20"/>setTimeout(function() {</text:p>
          </table:table-cell>
          <table:table-cell table:style-name="Default"/>
          <table:table-cell table:number-columns-repeated="28"/>
        </table:table-row>
        <table:table-row table:style-name="ro1">
          <table:table-cell office:value-type="string" calcext:value-type="string">
            <text:p><text:s text:c="24"/>popup.setContent(tempDiv.innerHTML);</text:p>
          </table:table-cell>
          <table:table-cell table:style-name="Default"/>
          <table:table-cell table:number-columns-repeated="28"/>
        </table:table-row>
        <table:table-row table:style-name="ro1">
          <table:table-cell office:value-type="string" calcext:value-type="string">
            <text:p><text:s text:c="24"/>popup.update();</text:p>
          </table:table-cell>
          <table:table-cell table:style-name="Default"/>
          <table:table-cell table:number-columns-repeated="28"/>
        </table:table-row>
        <table:table-row table:style-name="ro1">
          <table:table-cell office:value-type="string" calcext:value-type="string">
            <text:p><text:s text:c="20"/>}, 10);</text:p>
          </table:table-cell>
          <table:table-cell table:style-name="Default"/>
          <table:table-cell table:number-columns-repeated="28"/>
        </table:table-row>
        <table:table-row table:style-name="ro1">
          <table:table-cell office:value-type="string" calcext:value-type="string">
            <text:p><text:s text:c="16"/>} else {</text:p>
          </table:table-cell>
          <table:table-cell table:style-name="Default"/>
          <table:table-cell table:number-columns-repeated="28"/>
        </table:table-row>
        <table:table-row table:style-name="ro1">
          <table:table-cell office:value-type="string" calcext:value-type="string">
            <text:p><text:s text:c="20"/>popup._contentNode.classList.remove('media');</text:p>
          </table:table-cell>
          <table:table-cell table:style-name="Default" table:formula="of:=IF(FIND(ISNUMBER(&quot;var layer_&quot;;[.A134]));1;0)" office:value-type="string" office:string-value="" calcext:value-type="error">
            <text:p>Err:50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}</text:p>
          </table:table-cell>
          <table:table-cell table:style-name="Default" table:formula="of:=IF(FIND(ISNUMBER(&quot;var layer_&quot;;[.A135]));1;0)" office:value-type="string" office:string-value="" calcext:value-type="error">
            <text:p>Err:50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} else {</text:p>
          </table:table-cell>
          <table:table-cell table:style-name="Default" table:formula="of:=IF(FIND(ISNUMBER(&quot;var layer_&quot;;[.A136]));1;0)" office:value-type="string" office:string-value="" calcext:value-type="error">
            <text:p>Err:50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popup._contentNode.classList.remove('media');</text:p>
          </table:table-cell>
          <table:table-cell table:style-name="Default" table:formula="of:=IF(FIND(ISNUMBER(&quot;var layer_&quot;;[.A137]));1;0)" office:value-type="string" office:string-value="" calcext:value-type="error">
            <text:p>Err:50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}</text:p>
          </table:table-cell>
          <table:table-cell table:style-name="Default" table:formula="of:=IF(FIND(ISNUMBER(&quot;var layer_&quot;;[.A138]));1;0)" office:value-type="string" office:string-value="" calcext:value-type="error">
            <text:p>Err:50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}</text:p>
          </table:table-cell>
          <table:table-cell table:style-name="Default" table:formula="of:=IF(FIND(ISNUMBER(&quot;var layer_&quot;;[.A139]));1;0)" office:value-type="string" office:string-value="" calcext:value-type="error">
            <text:p>Err:50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var zoomControl = L.control.zoom({</text:p>
          </table:table-cell>
          <table:table-cell table:style-name="Default" table:formula="of:=IF(FIND(ISNUMBER(&quot;var layer_&quot;;[.A140]));1;0)" office:value-type="string" office:string-value="" calcext:value-type="error">
            <text:p>Err:50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position: 'topleft'</text:p>
          </table:table-cell>
          <table:table-cell table:style-name="Default" table:formula="of:=IF(FIND(ISNUMBER(&quot;var layer_&quot;;[.A141]));1;0)" office:value-type="string" office:string-value="" calcext:value-type="error">
            <text:p>Err:50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}).addTo(map);</text:p>
          </table:table-cell>
          <table:table-cell table:style-name="Default" table:formula="of:=IF(FIND(ISNUMBER(&quot;var layer_&quot;;[.A142]));1;0)" office:value-type="string" office:string-value="" calcext:value-type="error">
            <text:p>Err:50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var bounds_group = new L.featureGroup([]);</text:p>
          </table:table-cell>
          <table:table-cell table:style-name="Default" table:formula="of:=IF(FIND(ISNUMBER(&quot;var layer_&quot;;[.A143]));1;0)" office:value-type="string" office:string-value="" calcext:value-type="error">
            <text:p>Err:50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function setBounds() {</text:p>
          </table:table-cell>
          <table:table-cell table:style-name="Default" table:formula="of:=IF(FIND(ISNUMBER(&quot;var layer_&quot;;[.A144]));1;0)" office:value-type="string" office:string-value="" calcext:value-type="error">
            <text:p>Err:50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}</text:p>
          </table:table-cell>
          <table:table-cell table:style-name="Default" table:formula="of:=IF(FIND(ISNUMBER(&quot;var layer_&quot;;[.A145]));1;0)" office:value-type="string" office:string-value="" calcext:value-type="error">
            <text:p>Err:50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map.createPane('pane_Cartopositron_0');</text:p>
          </table:table-cell>
          <table:table-cell table:style-name="Default" table:formula="of:=IF(FIND(ISNUMBER(&quot;var layer_&quot;;[.A146]));1;0)" office:value-type="string" office:string-value="" calcext:value-type="error">
            <text:p>Err:50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map.getPane('pane_Cartopositron_0').style.zIndex = 400;</text:p>
          </table:table-cell>
          <table:table-cell table:style-name="Default" table:formula="of:=IF(FIND(ISNUMBER(&quot;var layer_&quot;;[.A147]));1;0)" office:value-type="string" office:string-value="" calcext:value-type="error">
            <text:p>Err:50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var layer_Cartopositron_0 = L.tileLayer('https://a.basemaps.cartocdn.com/light_all/{z}/{x}/{y}.png', {</text:p>
          </table:table-cell>
          <table:table-cell table:formula="of:=IF(FIND(&quot;var layer_&quot;;[.A148]))" office:value-type="boolean" office:boolean-value="true" calcext:value-type="boolean">
            <text:p>TRU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pane: 'pane_Cartopositron_0',</text:p>
          </table:table-cell>
          <table:table-cell table:formula="of:=IF(FIND(&quot;var layer_&quot;;[.A14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opacity: 1.0,</text:p>
          </table:table-cell>
          <table:table-cell table:formula="of:=IF(FIND(&quot;var layer_&quot;;[.A15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attribution: '',</text:p>
          </table:table-cell>
          <table:table-cell table:formula="of:=IF(FIND(&quot;var layer_&quot;;[.A15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minZoom: 1,</text:p>
          </table:table-cell>
          <table:table-cell table:formula="of:=IF(FIND(&quot;var layer_&quot;;[.A15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maxZoom: 28,</text:p>
          </table:table-cell>
          <table:table-cell table:formula="of:=IF(FIND(&quot;var layer_&quot;;[.A15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minNativeZoom: 0,</text:p>
          </table:table-cell>
          <table:table-cell table:formula="of:=IF(FIND(&quot;var layer_&quot;;[.A15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maxNativeZoom: 18</text:p>
          </table:table-cell>
          <table:table-cell table:formula="of:=IF(FIND(&quot;var layer_&quot;;[.A15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});</text:p>
          </table:table-cell>
          <table:table-cell table:formula="of:=IF(FIND(&quot;var layer_&quot;;[.A15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layer_Cartopositron_0;</text:p>
          </table:table-cell>
          <table:table-cell table:formula="of:=IF(FIND(&quot;var layer_&quot;;[.A15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map.addLayer(layer_Cartopositron_0);</text:p>
          </table:table-cell>
          <table:table-cell table:formula="of:=IF(FIND(&quot;var layer_&quot;;[.A15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function pop_Counties_1(feature, layer) {</text:p>
          </table:table-cell>
          <table:table-cell table:formula="of:=IF(FIND(&quot;var layer_&quot;;[.A15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layer.on({</text:p>
          </table:table-cell>
          <table:table-cell table:formula="of:=IF(FIND(&quot;var layer_&quot;;[.A16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mouseout: function(e) {</text:p>
          </table:table-cell>
          <table:table-cell table:formula="of:=IF(FIND(&quot;var layer_&quot;;[.A16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for (var i in e.target._eventParents) {</text:p>
          </table:table-cell>
          <table:table-cell table:formula="of:=IF(FIND(&quot;var layer_&quot;;[.A16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if (typeof e.target._eventParents[i].resetStyle === 'function') {</text:p>
          </table:table-cell>
          <table:table-cell table:formula="of:=IF(FIND(&quot;var layer_&quot;;[.A16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8"/>e.target._eventParents[i].resetStyle(e.target);</text:p>
          </table:table-cell>
          <table:table-cell table:formula="of:=IF(FIND(&quot;var layer_&quot;;[.A16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}</text:p>
          </table:table-cell>
          <table:table-cell table:formula="of:=IF(FIND(&quot;var layer_&quot;;[.A16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}</text:p>
          </table:table-cell>
          <table:table-cell table:formula="of:=IF(FIND(&quot;var layer_&quot;;[.A16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},</text:p>
          </table:table-cell>
          <table:table-cell table:formula="of:=IF(FIND(&quot;var layer_&quot;;[.A16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mouseover: highlightFeature,</text:p>
          </table:table-cell>
          <table:table-cell table:formula="of:=IF(FIND(&quot;var layer_&quot;;[.A16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});</text:p>
          </table:table-cell>
          <table:table-cell table:formula="of:=IF(FIND(&quot;var layer_&quot;;[.A16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var popupContent = '&lt;table&gt;\</text:p>
          </table:table-cell>
          <table:table-cell table:formula="of:=IF(FIND(&quot;var layer_&quot;;[.A17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tr&gt;\</text:p>
          </table:table-cell>
          <table:table-cell table:formula="of:=IF(FIND(&quot;var layer_&quot;;[.A17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h scope="row"&gt;NAME&lt;/th&gt;\</text:p>
          </table:table-cell>
          <table:table-cell table:formula="of:=IF(FIND(&quot;var layer_&quot;;[.A17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d class="visible-with-data" id="NAME"&gt;' + (feature.properties['NAME'] !== null ? autolinker.link(String(feature.properties['NAME']).replace(/'/g, '\'').toLocaleString()) : '') + '&lt;/td&gt;\</text:p>
          </table:table-cell>
          <table:table-cell table:formula="of:=IF(FIND(&quot;var layer_&quot;;[.A17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/tr&gt;\</text:p>
          </table:table-cell>
          <table:table-cell table:formula="of:=IF(FIND(&quot;var layer_&quot;;[.A17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&lt;/table&gt;';</text:p>
          </table:table-cell>
          <table:table-cell table:formula="of:=IF(FIND(&quot;var layer_&quot;;[.A17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var content = removeEmptyRowsFromPopupContent(popupContent, feature);</text:p>
          </table:table-cell>
          <table:table-cell table:formula="of:=IF(FIND(&quot;var layer_&quot;;[.A17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tab/><text:tab/><text:tab/>layer.on('popupopen', function(e) {</text:p>
          </table:table-cell>
          <table:table-cell table:formula="of:=IF(FIND(&quot;var layer_&quot;;[.A17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tab/><text:tab/><text:tab/><text:tab/>addClassToPopupIfMedia(content, e.popup);</text:p>
          </table:table-cell>
          <table:table-cell table:formula="of:=IF(FIND(&quot;var layer_&quot;;[.A17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tab/><text:tab/><text:tab/>});</text:p>
          </table:table-cell>
          <table:table-cell table:formula="of:=IF(FIND(&quot;var layer_&quot;;[.A17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tab/><text:tab/><text:tab/>layer.bindPopup(content, { maxHeight: 400 });</text:p>
          </table:table-cell>
          <table:table-cell table:formula="of:=IF(FIND(&quot;var layer_&quot;;[.A18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}</text:p>
          </table:table-cell>
          <table:table-cell table:formula="of:=IF(FIND(&quot;var layer_&quot;;[.A18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/>
          <table:table-cell table:formula="of:=IF(FIND(&quot;var layer_&quot;;[.A18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function style_Counties_1_0() {</text:p>
          </table:table-cell>
          <table:table-cell table:formula="of:=IF(FIND(&quot;var layer_&quot;;[.A18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return {</text:p>
          </table:table-cell>
          <table:table-cell table:formula="of:=IF(FIND(&quot;var layer_&quot;;[.A18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pane: 'pane_Counties_1',</text:p>
          </table:table-cell>
          <table:table-cell table:formula="of:=IF(FIND(&quot;var layer_&quot;;[.A18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opacity: 1,</text:p>
          </table:table-cell>
          <table:table-cell table:formula="of:=IF(FIND(&quot;var layer_&quot;;[.A18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color: 'rgba(35,35,35,1.0)',</text:p>
          </table:table-cell>
          <table:table-cell table:formula="of:=IF(FIND(&quot;var layer_&quot;;[.A18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dashArray: '',</text:p>
          </table:table-cell>
          <table:table-cell table:formula="of:=IF(FIND(&quot;var layer_&quot;;[.A18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lineCap: 'butt',</text:p>
          </table:table-cell>
          <table:table-cell table:formula="of:=IF(FIND(&quot;var layer_&quot;;[.A18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lineJoin: 'miter',</text:p>
          </table:table-cell>
          <table:table-cell table:formula="of:=IF(FIND(&quot;var layer_&quot;;[.A19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weight: 1.0,</text:p>
          </table:table-cell>
          <table:table-cell table:formula="of:=IF(FIND(&quot;var layer_&quot;;[.A19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: true,</text:p>
          </table:table-cell>
          <table:table-cell table:formula="of:=IF(FIND(&quot;var layer_&quot;;[.A19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Opacity: 1,</text:p>
          </table:table-cell>
          <table:table-cell table:formula="of:=IF(FIND(&quot;var layer_&quot;;[.A19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Color: 'rgba(164,113,88,0.0)',</text:p>
          </table:table-cell>
          <table:table-cell table:formula="of:=IF(FIND(&quot;var layer_&quot;;[.A19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interactive: true,</text:p>
          </table:table-cell>
          <table:table-cell table:formula="of:=IF(FIND(&quot;var layer_&quot;;[.A19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}</text:p>
          </table:table-cell>
          <table:table-cell table:formula="of:=IF(FIND(&quot;var layer_&quot;;[.A19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}</text:p>
          </table:table-cell>
          <table:table-cell table:formula="of:=IF(FIND(&quot;var layer_&quot;;[.A19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map.createPane('pane_Counties_1');</text:p>
          </table:table-cell>
          <table:table-cell table:formula="of:=IF(FIND(&quot;var layer_&quot;;[.A19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map.getPane('pane_Counties_1').style.zIndex = 401;</text:p>
          </table:table-cell>
          <table:table-cell table:formula="of:=IF(FIND(&quot;var layer_&quot;;[.A19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map.getPane('pane_Counties_1').style['mix-blend-mode'] = 'normal';</text:p>
          </table:table-cell>
          <table:table-cell table:formula="of:=IF(FIND(&quot;var layer_&quot;;[.A20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var layer_Counties_1 = new L.geoJson(json_Counties_1, {</text:p>
          </table:table-cell>
          <table:table-cell table:formula="of:=IF(FIND(&quot;var layer_&quot;;[.A201]))" office:value-type="boolean" office:boolean-value="true" calcext:value-type="boolean">
            <text:p>TRU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attribution: '',</text:p>
          </table:table-cell>
          <table:table-cell table:formula="of:=IF(FIND(&quot;var layer_&quot;;[.A20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interactive: true,</text:p>
          </table:table-cell>
          <table:table-cell table:formula="of:=IF(FIND(&quot;var layer_&quot;;[.A20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dataVar: 'json_Counties_1',</text:p>
          </table:table-cell>
          <table:table-cell table:formula="of:=IF(FIND(&quot;var layer_&quot;;[.A20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layerName: 'layer_Counties_1',</text:p>
          </table:table-cell>
          <table:table-cell table:formula="of:=IF(FIND(&quot;var layer_&quot;;[.A20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pane: 'pane_Counties_1',</text:p>
          </table:table-cell>
          <table:table-cell table:formula="of:=IF(FIND(&quot;var layer_&quot;;[.A20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onEachFeature: pop_Counties_1,</text:p>
          </table:table-cell>
          <table:table-cell table:formula="of:=IF(FIND(&quot;var layer_&quot;;[.A20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style: style_Counties_1_0,</text:p>
          </table:table-cell>
          <table:table-cell table:formula="of:=IF(FIND(&quot;var layer_&quot;;[.A20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});</text:p>
          </table:table-cell>
          <table:table-cell table:formula="of:=IF(FIND(&quot;var layer_&quot;;[.A20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bounds_group.addLayer(layer_Counties_1);</text:p>
          </table:table-cell>
          <table:table-cell table:formula="of:=IF(FIND(&quot;var layer_&quot;;[.A21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map.addLayer(layer_Counties_1);</text:p>
          </table:table-cell>
          <table:table-cell table:formula="of:=IF(FIND(&quot;var layer_&quot;;[.A21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function pop_AllVariables_2(feature, layer) {</text:p>
          </table:table-cell>
          <table:table-cell table:formula="of:=IF(FIND(&quot;var layer_&quot;;[.A21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layer.on({</text:p>
          </table:table-cell>
          <table:table-cell table:formula="of:=IF(FIND(&quot;var layer_&quot;;[.A21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mouseout: function(e) {</text:p>
          </table:table-cell>
          <table:table-cell table:formula="of:=IF(FIND(&quot;var layer_&quot;;[.A21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for (var i in e.target._eventParents) {</text:p>
          </table:table-cell>
          <table:table-cell table:formula="of:=IF(FIND(&quot;var layer_&quot;;[.A21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if (typeof e.target._eventParents[i].resetStyle === 'function') {</text:p>
          </table:table-cell>
          <table:table-cell table:formula="of:=IF(FIND(&quot;var layer_&quot;;[.A21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8"/>e.target._eventParents[i].resetStyle(e.target);</text:p>
          </table:table-cell>
          <table:table-cell table:formula="of:=IF(FIND(&quot;var layer_&quot;;[.A21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}</text:p>
          </table:table-cell>
          <table:table-cell table:formula="of:=IF(FIND(&quot;var layer_&quot;;[.A21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}</text:p>
          </table:table-cell>
          <table:table-cell table:formula="of:=IF(FIND(&quot;var layer_&quot;;[.A21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},</text:p>
          </table:table-cell>
          <table:table-cell table:formula="of:=IF(FIND(&quot;var layer_&quot;;[.A22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mouseover: highlightFeature,</text:p>
          </table:table-cell>
          <table:table-cell table:formula="of:=IF(FIND(&quot;var layer_&quot;;[.A22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});</text:p>
          </table:table-cell>
          <table:table-cell table:formula="of:=IF(FIND(&quot;var layer_&quot;;[.A22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var popupContent = '&lt;table&gt;\</text:p>
          </table:table-cell>
          <table:table-cell table:formula="of:=IF(FIND(&quot;var layer_&quot;;[.A22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tr&gt;\</text:p>
          </table:table-cell>
          <table:table-cell table:formula="of:=IF(FIND(&quot;var layer_&quot;;[.A22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h scope="row"&gt;Diagnosed diabetes among adults aged greater than or equal to 18 years (percentile)&lt;/th&gt;\</text:p>
          </table:table-cell>
          <table:table-cell table:formula="of:=IF(FIND(&quot;var layer_&quot;;[.A22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d class="visible-with-data" id="DF_PFS"&gt;' + (feature.properties['DF_PFS'] !== null ? autolinker.link(String(feature.properties['DF_PFS']).replace(/'/g, '\'').toLocaleString()) : '') + '&lt;/td&gt;\</text:p>
          </table:table-cell>
          <table:table-cell table:formula="of:=IF(FIND(&quot;var layer_&quot;;[.A22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/tr&gt;\</text:p>
          </table:table-cell>
          <table:table-cell table:formula="of:=IF(FIND(&quot;var layer_&quot;;[.A22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tr&gt;\</text:p>
          </table:table-cell>
          <table:table-cell table:formula="of:=IF(FIND(&quot;var layer_&quot;;[.A22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h scope="row"&gt;Current asthma among adults aged greater than or equal to 18 years (percentile)&lt;/th&gt;\</text:p>
          </table:table-cell>
          <table:table-cell table:formula="of:=IF(FIND(&quot;var layer_&quot;;[.A22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d class="visible-with-data" id="AF_PFS"&gt;' + (feature.properties['AF_PFS'] !== null ? autolinker.link(String(feature.properties['AF_PFS']).replace(/'/g, '\'').toLocaleString()) : '') + '&lt;/td&gt;\</text:p>
          </table:table-cell>
          <table:table-cell table:formula="of:=IF(FIND(&quot;var layer_&quot;;[.A23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/tr&gt;\</text:p>
          </table:table-cell>
          <table:table-cell table:formula="of:=IF(FIND(&quot;var layer_&quot;;[.A23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tr&gt;\</text:p>
          </table:table-cell>
          <table:table-cell table:formula="of:=IF(FIND(&quot;var layer_&quot;;[.A23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h scope="row"&gt;Coronary heart disease among adults aged greater than or equal to 18 years (percentile)&lt;/th&gt;\</text:p>
          </table:table-cell>
          <table:table-cell table:formula="of:=IF(FIND(&quot;var layer_&quot;;[.A23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d class="visible-with-data" id="HDF_PFS"&gt;' + (feature.properties['HDF_PFS'] !== null ? autolinker.link(String(feature.properties['HDF_PFS']).replace(/'/g, '\'').toLocaleString()) : '') + '&lt;/td&gt;\</text:p>
          </table:table-cell>
          <table:table-cell table:formula="of:=IF(FIND(&quot;var layer_&quot;;[.A23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/tr&gt;\</text:p>
          </table:table-cell>
          <table:table-cell table:formula="of:=IF(FIND(&quot;var layer_&quot;;[.A23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tr&gt;\</text:p>
          </table:table-cell>
          <table:table-cell table:formula="of:=IF(FIND(&quot;var layer_&quot;;[.A23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h scope="row"&gt;Diesel particulate matter exposure (percentile)&lt;/th&gt;\</text:p>
          </table:table-cell>
          <table:table-cell table:formula="of:=IF(FIND(&quot;var layer_&quot;;[.A23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d class="visible-with-data" id="DSF_PFS"&gt;' + (feature.properties['DSF_PFS'] !== null ? autolinker.link(String(feature.properties['DSF_PFS']).replace(/'/g, '\'').toLocaleString()) : '') + '&lt;/td&gt;\</text:p>
          </table:table-cell>
          <table:table-cell table:formula="of:=IF(FIND(&quot;var layer_&quot;;[.A23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/tr&gt;\</text:p>
          </table:table-cell>
          <table:table-cell table:formula="of:=IF(FIND(&quot;var layer_&quot;;[.A23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tr&gt;\</text:p>
          </table:table-cell>
          <table:table-cell table:formula="of:=IF(FIND(&quot;var layer_&quot;;[.A24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h scope="row"&gt;Energy burden (percentile)&lt;/th&gt;\</text:p>
          </table:table-cell>
          <table:table-cell table:formula="of:=IF(FIND(&quot;var layer_&quot;;[.A24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d class="visible-with-data" id="EBF_PFS"&gt;' + (feature.properties['EBF_PFS'] !== null ? autolinker.link(String(feature.properties['EBF_PFS']).replace(/'/g, '\'').toLocaleString()) : '') + '&lt;/td&gt;\</text:p>
          </table:table-cell>
          <table:table-cell table:formula="of:=IF(FIND(&quot;var layer_&quot;;[.A24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/tr&gt;\</text:p>
          </table:table-cell>
          <table:table-cell table:formula="of:=IF(FIND(&quot;var layer_&quot;;[.A24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tr&gt;\</text:p>
          </table:table-cell>
          <table:table-cell table:formula="of:=IF(FIND(&quot;var layer_&quot;;[.A24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h scope="row"&gt;Expected agricultural loss rate (Natural Hazards Risk Index) (percentile)&lt;/th&gt;\</text:p>
          </table:table-cell>
          <table:table-cell table:formula="of:=IF(FIND(&quot;var layer_&quot;;[.A24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d class="visible-with-data" id="EALR_PFS"&gt;' + (feature.properties['EALR_PFS'] !== null ? autolinker.link(String(feature.properties['EALR_PFS']).replace(/'/g, '\'').toLocaleString()) : '') + '&lt;/td&gt;\</text:p>
          </table:table-cell>
          <table:table-cell table:formula="of:=IF(FIND(&quot;var layer_&quot;;[.A24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/tr&gt;\</text:p>
          </table:table-cell>
          <table:table-cell table:formula="of:=IF(FIND(&quot;var layer_&quot;;[.A24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tr&gt;\</text:p>
          </table:table-cell>
          <table:table-cell table:formula="of:=IF(FIND(&quot;var layer_&quot;;[.A24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h scope="row"&gt;Expected building loss rate (Natural Hazards Risk Index) (percentile)&lt;/th&gt;\</text:p>
          </table:table-cell>
          <table:table-cell table:formula="of:=IF(FIND(&quot;var layer_&quot;;[.A24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d class="visible-with-data" id="EBLR_PFS"&gt;' + (feature.properties['EBLR_PFS'] !== null ? autolinker.link(String(feature.properties['EBLR_PFS']).replace(/'/g, '\'').toLocaleString()) : '') + '&lt;/td&gt;\</text:p>
          </table:table-cell>
          <table:table-cell table:formula="of:=IF(FIND(&quot;var layer_&quot;;[.A25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/tr&gt;\</text:p>
          </table:table-cell>
          <table:table-cell table:formula="of:=IF(FIND(&quot;var layer_&quot;;[.A25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tr&gt;\</text:p>
          </table:table-cell>
          <table:table-cell table:formula="of:=IF(FIND(&quot;var layer_&quot;;[.A25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h scope="row"&gt;Expected population loss rate (Natural Hazards Risk Index) (percentile)&lt;/th&gt;\</text:p>
          </table:table-cell>
          <table:table-cell table:formula="of:=IF(FIND(&quot;var layer_&quot;;[.A25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d class="visible-with-data" id="EPLR_PFS"&gt;' + (feature.properties['EPLR_PFS'] !== null ? autolinker.link(String(feature.properties['EPLR_PFS']).replace(/'/g, '\'').toLocaleString()) : '') + '&lt;/td&gt;\</text:p>
          </table:table-cell>
          <table:table-cell table:formula="of:=IF(FIND(&quot;var layer_&quot;;[.A25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/tr&gt;\</text:p>
          </table:table-cell>
          <table:table-cell table:formula="of:=IF(FIND(&quot;var layer_&quot;;[.A25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tr&gt;\</text:p>
          </table:table-cell>
          <table:table-cell table:formula="of:=IF(FIND(&quot;var layer_&quot;;[.A25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h scope="row"&gt;Housing burden (percent) (percentile)&lt;/th&gt;\</text:p>
          </table:table-cell>
          <table:table-cell table:formula="of:=IF(FIND(&quot;var layer_&quot;;[.A25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d class="visible-with-data" id="HBF_PFS"&gt;' + (feature.properties['HBF_PFS'] !== null ? autolinker.link(String(feature.properties['HBF_PFS']).replace(/'/g, '\'').toLocaleString()) : '') + '&lt;/td&gt;\</text:p>
          </table:table-cell>
          <table:table-cell table:formula="of:=IF(FIND(&quot;var layer_&quot;;[.A25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/tr&gt;\</text:p>
          </table:table-cell>
          <table:table-cell table:formula="of:=IF(FIND(&quot;var layer_&quot;;[.A25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tr&gt;\</text:p>
          </table:table-cell>
          <table:table-cell table:formula="of:=IF(FIND(&quot;var layer_&quot;;[.A26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h scope="row"&gt;Low life expectancy (percentile)&lt;/th&gt;\</text:p>
          </table:table-cell>
          <table:table-cell table:formula="of:=IF(FIND(&quot;var layer_&quot;;[.A26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d class="visible-with-data" id="LLEF_PFS"&gt;' + (feature.properties['LLEF_PFS'] !== null ? autolinker.link(String(feature.properties['LLEF_PFS']).replace(/'/g, '\'').toLocaleString()) : '') + '&lt;/td&gt;\</text:p>
          </table:table-cell>
          <table:table-cell table:formula="of:=IF(FIND(&quot;var layer_&quot;;[.A26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/tr&gt;\</text:p>
          </table:table-cell>
          <table:table-cell table:formula="of:=IF(FIND(&quot;var layer_&quot;;[.A26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tr&gt;\</text:p>
          </table:table-cell>
          <table:table-cell table:formula="of:=IF(FIND(&quot;var layer_&quot;;[.A26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h scope="row"&gt;Linguistic isolation (percent) (percentile)&lt;/th&gt;\</text:p>
          </table:table-cell>
          <table:table-cell table:formula="of:=IF(FIND(&quot;var layer_&quot;;[.A26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d class="visible-with-data" id="LIF_PFS"&gt;' + (feature.properties['LIF_PFS'] !== null ? autolinker.link(String(feature.properties['LIF_PFS']).replace(/'/g, '\'').toLocaleString()) : '') + '&lt;/td&gt;\</text:p>
          </table:table-cell>
          <table:table-cell table:formula="of:=IF(FIND(&quot;var layer_&quot;;[.A26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/tr&gt;\</text:p>
          </table:table-cell>
          <table:table-cell table:formula="of:=IF(FIND(&quot;var layer_&quot;;[.A26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tr&gt;\</text:p>
          </table:table-cell>
          <table:table-cell table:formula="of:=IF(FIND(&quot;var layer_&quot;;[.A26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h scope="row"&gt;Low median household income as a percent of area median income (percentile)&lt;/th&gt;\</text:p>
          </table:table-cell>
          <table:table-cell table:formula="of:=IF(FIND(&quot;var layer_&quot;;[.A26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d class="visible-with-data" id="LMI_PFS"&gt;' + (feature.properties['LMI_PFS'] !== null ? autolinker.link(String(feature.properties['LMI_PFS']).replace(/'/g, '\'').toLocaleString()) : '') + '&lt;/td&gt;\</text:p>
          </table:table-cell>
          <table:table-cell table:formula="of:=IF(FIND(&quot;var layer_&quot;;[.A27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/tr&gt;\</text:p>
          </table:table-cell>
          <table:table-cell table:formula="of:=IF(FIND(&quot;var layer_&quot;;[.A27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tr&gt;\</text:p>
          </table:table-cell>
          <table:table-cell table:formula="of:=IF(FIND(&quot;var layer_&quot;;[.A27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h scope="row"&gt;PM2.5 in the air (percentile)&lt;/th&gt;\</text:p>
          </table:table-cell>
          <table:table-cell table:formula="of:=IF(FIND(&quot;var layer_&quot;;[.A27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d class="visible-with-data" id="PM25F_PFS"&gt;' + (feature.properties['PM25F_PFS'] !== null ? autolinker.link(String(feature.properties['PM25F_PFS']).replace(/'/g, '\'').toLocaleString()) : '') + '&lt;/td&gt;\</text:p>
          </table:table-cell>
          <table:table-cell table:formula="of:=IF(FIND(&quot;var layer_&quot;;[.A27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/tr&gt;\</text:p>
          </table:table-cell>
          <table:table-cell table:formula="of:=IF(FIND(&quot;var layer_&quot;;[.A27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tr&gt;\</text:p>
          </table:table-cell>
          <table:table-cell table:formula="of:=IF(FIND(&quot;var layer_&quot;;[.A27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h scope="row"&gt;Percent individuals age 25 or over with less than high school degree&lt;/th&gt;\</text:p>
          </table:table-cell>
          <table:table-cell table:formula="of:=IF(FIND(&quot;var layer_&quot;;[.A27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d class="visible-with-data" id="HSEF"&gt;' + (feature.properties['HSEF'] !== null ? autolinker.link(String(feature.properties['HSEF']).replace(/'/g, '\'').toLocaleString()) : '') + '&lt;/td&gt;\</text:p>
          </table:table-cell>
          <table:table-cell table:formula="of:=IF(FIND(&quot;var layer_&quot;;[.A27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/tr&gt;\</text:p>
          </table:table-cell>
          <table:table-cell table:formula="of:=IF(FIND(&quot;var layer_&quot;;[.A27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tr&gt;\</text:p>
          </table:table-cell>
          <table:table-cell table:formula="of:=IF(FIND(&quot;var layer_&quot;;[.A28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h scope="row"&gt;Percent of individuals &lt; 100% Federal Poverty Line (percentile)&lt;/th&gt;\</text:p>
          </table:table-cell>
          <table:table-cell table:formula="of:=IF(FIND(&quot;var layer_&quot;;[.A281]))" office:value-type="string" office:string-value="" calcext:value-type="error">
            <text:p>#VALUE!</text:p>
          </table:table-cell>
          <table:table-cell table:number-columns-repeated="27"/>
          <table:table-cell table:style-name="ce2"/>
        </table:table-row>
        <table:table-row table:style-name="ro1">
          <table:table-cell office:value-type="string" calcext:value-type="string">
            <text:p><text:s text:c="24"/>&lt;td class="visible-with-data" id="P100_PFS"&gt;' + (feature.properties['P100_PFS'] !== null ? autolinker.link(String(feature.properties['P100_PFS']).replace(/'/g, '\'').toLocaleString()) : '') + '&lt;/td&gt;\</text:p>
          </table:table-cell>
          <table:table-cell table:formula="of:=IF(FIND(&quot;var layer_&quot;;[.A28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/tr&gt;\</text:p>
          </table:table-cell>
          <table:table-cell table:formula="of:=IF(FIND(&quot;var layer_&quot;;[.A28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tr&gt;\</text:p>
          </table:table-cell>
          <table:table-cell table:formula="of:=IF(FIND(&quot;var layer_&quot;;[.A28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h scope="row"&gt;Percent of individuals below 200% Federal Poverty Line, imputed and adjusted (percentile)&lt;/th&gt;\</text:p>
          </table:table-cell>
          <table:table-cell table:formula="of:=IF(FIND(&quot;var layer_&quot;;[.A285]))" office:value-type="string" office:string-value="" calcext:value-type="error">
            <text:p>#VALUE!</text:p>
          </table:table-cell>
          <table:table-cell table:number-columns-repeated="27"/>
          <table:table-cell table:style-name="ce2"/>
        </table:table-row>
        <table:table-row table:style-name="ro1">
          <table:table-cell office:value-type="string" calcext:value-type="string">
            <text:p><text:s text:c="24"/>&lt;td class="visible-with-data" id="P200_I_PFS"&gt;' + (feature.properties['P200_I_PFS'] !== null ? autolinker.link(String(feature.properties['P200_I_PFS']).replace(/'/g, '\'').toLocaleString()) : '') + '&lt;/td&gt;\</text:p>
          </table:table-cell>
          <table:table-cell table:formula="of:=IF(FIND(&quot;var layer_&quot;;[.A28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/tr&gt;\</text:p>
          </table:table-cell>
          <table:table-cell table:formula="of:=IF(FIND(&quot;var layer_&quot;;[.A28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tr&gt;\</text:p>
          </table:table-cell>
          <table:table-cell table:formula="of:=IF(FIND(&quot;var layer_&quot;;[.A28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h scope="row"&gt;Percent pre-1960s housing (lead paint indicator) (percentile)&lt;/th&gt;\</text:p>
          </table:table-cell>
          <table:table-cell table:formula="of:=IF(FIND(&quot;var layer_&quot;;[.A28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d class="visible-with-data" id="LPF_PFS"&gt;' + (feature.properties['LPF_PFS'] !== null ? autolinker.link(String(feature.properties['LPF_PFS']).replace(/'/g, '\'').toLocaleString()) : '') + '&lt;/td&gt;\</text:p>
          </table:table-cell>
          <table:table-cell table:formula="of:=IF(FIND(&quot;var layer_&quot;;[.A29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/tr&gt;\</text:p>
          </table:table-cell>
          <table:table-cell table:formula="of:=IF(FIND(&quot;var layer_&quot;;[.A29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tr&gt;\</text:p>
          </table:table-cell>
          <table:table-cell table:formula="of:=IF(FIND(&quot;var layer_&quot;;[.A29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h scope="row"&gt;Share of homes with no kitchen or indoor plumbing (percent) (percentile)&lt;/th&gt;\</text:p>
          </table:table-cell>
          <table:table-cell table:formula="of:=IF(FIND(&quot;var layer_&quot;;[.A29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d class="visible-with-data" id="KP_PFS"&gt;' + (feature.properties['KP_PFS'] !== null ? autolinker.link(String(feature.properties['KP_PFS']).replace(/'/g, '\'').toLocaleString()) : '') + '&lt;/td&gt;\</text:p>
          </table:table-cell>
          <table:table-cell table:formula="of:=IF(FIND(&quot;var layer_&quot;;[.A29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/tr&gt;\</text:p>
          </table:table-cell>
          <table:table-cell table:formula="of:=IF(FIND(&quot;var layer_&quot;;[.A29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tr&gt;\</text:p>
          </table:table-cell>
          <table:table-cell table:formula="of:=IF(FIND(&quot;var layer_&quot;;[.A29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h scope="row"&gt;Proximity to NPL sites (percentile)&lt;/th&gt;\</text:p>
          </table:table-cell>
          <table:table-cell table:formula="of:=IF(FIND(&quot;var layer_&quot;;[.A29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d class="visible-with-data" id="NPL_PFS"&gt;' + (feature.properties['NPL_PFS'] !== null ? autolinker.link(String(feature.properties['NPL_PFS']).replace(/'/g, '\'').toLocaleString()) : '') + '&lt;/td&gt;\</text:p>
          </table:table-cell>
          <table:table-cell table:formula="of:=IF(FIND(&quot;var layer_&quot;;[.A29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/tr&gt;\</text:p>
          </table:table-cell>
          <table:table-cell table:formula="of:=IF(FIND(&quot;var layer_&quot;;[.A29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tr&gt;\</text:p>
          </table:table-cell>
          <table:table-cell table:formula="of:=IF(FIND(&quot;var layer_&quot;;[.A30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h scope="row"&gt;Proximity to Risk Management Plan (RMP) facilities (percentile)&lt;/th&gt;\</text:p>
          </table:table-cell>
          <table:table-cell table:formula="of:=IF(FIND(&quot;var layer_&quot;;[.A30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d class="visible-with-data" id="RMP_PFS"&gt;' + (feature.properties['RMP_PFS'] !== null ? autolinker.link(String(feature.properties['RMP_PFS']).replace(/'/g, '\'').toLocaleString()) : '') + '&lt;/td&gt;\</text:p>
          </table:table-cell>
          <table:table-cell table:formula="of:=IF(FIND(&quot;var layer_&quot;;[.A30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/tr&gt;\</text:p>
          </table:table-cell>
          <table:table-cell table:formula="of:=IF(FIND(&quot;var layer_&quot;;[.A30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tr&gt;\</text:p>
          </table:table-cell>
          <table:table-cell table:formula="of:=IF(FIND(&quot;var layer_&quot;;[.A30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h scope="row"&gt;Proximity to hazardous waste sites (percentile)&lt;/th&gt;\</text:p>
          </table:table-cell>
          <table:table-cell table:formula="of:=IF(FIND(&quot;var layer_&quot;;[.A30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d class="visible-with-data" id="TSDF_PFS"&gt;' + (feature.properties['TSDF_PFS'] !== null ? autolinker.link(String(feature.properties['TSDF_PFS']).replace(/'/g, '\'').toLocaleString()) : '') + '&lt;/td&gt;\</text:p>
          </table:table-cell>
          <table:table-cell table:formula="of:=IF(FIND(&quot;var layer_&quot;;[.A30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/tr&gt;\</text:p>
          </table:table-cell>
          <table:table-cell table:formula="of:=IF(FIND(&quot;var layer_&quot;;[.A30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tr&gt;\</text:p>
          </table:table-cell>
          <table:table-cell table:formula="of:=IF(FIND(&quot;var layer_&quot;;[.A30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h scope="row"&gt;Traffic proximity and volume (percentile)&lt;/th&gt;\</text:p>
          </table:table-cell>
          <table:table-cell table:formula="of:=IF(FIND(&quot;var layer_&quot;;[.A30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d class="visible-with-data" id="TF_PFS"&gt;' + (feature.properties['TF_PFS'] !== null ? autolinker.link(String(feature.properties['TF_PFS']).replace(/'/g, '\'').toLocaleString()) : '') + '&lt;/td&gt;\</text:p>
          </table:table-cell>
          <table:table-cell table:formula="of:=IF(FIND(&quot;var layer_&quot;;[.A31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/tr&gt;\</text:p>
          </table:table-cell>
          <table:table-cell table:formula="of:=IF(FIND(&quot;var layer_&quot;;[.A31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tr&gt;\</text:p>
          </table:table-cell>
          <table:table-cell table:formula="of:=IF(FIND(&quot;var layer_&quot;;[.A31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h scope="row"&gt;Wastewater discharge (percentile)&lt;/th&gt;\</text:p>
          </table:table-cell>
          <table:table-cell table:formula="of:=IF(FIND(&quot;var layer_&quot;;[.A31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d class="visible-with-data" id="WF_PFS"&gt;' + (feature.properties['WF_PFS'] !== null ? autolinker.link(String(feature.properties['WF_PFS']).replace(/'/g, '\'').toLocaleString()) : '') + '&lt;/td&gt;\</text:p>
          </table:table-cell>
          <table:table-cell table:formula="of:=IF(FIND(&quot;var layer_&quot;;[.A31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/tr&gt;\</text:p>
          </table:table-cell>
          <table:table-cell table:formula="of:=IF(FIND(&quot;var layer_&quot;;[.A31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tr&gt;\</text:p>
          </table:table-cell>
          <table:table-cell table:formula="of:=IF(FIND(&quot;var layer_&quot;;[.A31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h scope="row"&gt;Leaky underground storage tanks (percentile)&lt;/th&gt;\</text:p>
          </table:table-cell>
          <table:table-cell table:formula="of:=IF(FIND(&quot;var layer_&quot;;[.A31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d class="visible-with-data" id="UST_PFS"&gt;' + (feature.properties['UST_PFS'] !== null ? autolinker.link(String(feature.properties['UST_PFS']).replace(/'/g, '\'').toLocaleString()) : '') + '&lt;/td&gt;\</text:p>
          </table:table-cell>
          <table:table-cell table:formula="of:=IF(FIND(&quot;var layer_&quot;;[.A31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/tr&gt;\</text:p>
          </table:table-cell>
          <table:table-cell table:formula="of:=IF(FIND(&quot;var layer_&quot;;[.A31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tr&gt;\</text:p>
          </table:table-cell>
          <table:table-cell table:formula="of:=IF(FIND(&quot;var layer_&quot;;[.A32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h scope="row"&gt;Percent individuals age 25 or over with less than high school degree in 2009&lt;/th&gt;\</text:p>
          </table:table-cell>
          <table:table-cell table:formula="of:=IF(FIND(&quot;var layer_&quot;;[.A32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d class="visible-with-data" id="IAHSEF"&gt;' + (feature.properties['IAHSEF'] !== null ? autolinker.link(String(feature.properties['IAHSEF']).replace(/'/g, '\'').toLocaleString()) : '') + '&lt;/td&gt;\</text:p>
          </table:table-cell>
          <table:table-cell table:formula="of:=IF(FIND(&quot;var layer_&quot;;[.A32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/tr&gt;\</text:p>
          </table:table-cell>
          <table:table-cell table:formula="of:=IF(FIND(&quot;var layer_&quot;;[.A32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tr&gt;\</text:p>
          </table:table-cell>
          <table:table-cell table:formula="of:=IF(FIND(&quot;var layer_&quot;;[.A32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h scope="row"&gt;Percentage households below 200% of federal poverty line in 2009, adjusted and imputed for island areas (percentile)&lt;/th&gt;\</text:p>
          </table:table-cell>
          <table:table-cell table:formula="of:=IF(FIND(&quot;var layer_&quot;;[.A325]))" office:value-type="string" office:string-value="" calcext:value-type="error">
            <text:p>#VALUE!</text:p>
          </table:table-cell>
          <table:table-cell table:number-columns-repeated="26"/>
          <table:table-cell table:style-name="ce2"/>
          <table:table-cell/>
        </table:table-row>
        <table:table-row table:style-name="ro1">
          <table:table-cell office:value-type="string" calcext:value-type="string">
            <text:p><text:s text:c="24"/>&lt;td class="visible-with-data" id="FPL200P"&gt;' + (feature.properties['FPL200P'] !== null ? autolinker.link(String(feature.properties['FPL200P']).replace(/'/g, '\'').toLocaleString()) : '') + '&lt;/td&gt;\</text:p>
          </table:table-cell>
          <table:table-cell table:formula="of:=IF(FIND(&quot;var layer_&quot;;[.A32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/tr&gt;\</text:p>
          </table:table-cell>
          <table:table-cell table:formula="of:=IF(FIND(&quot;var layer_&quot;;[.A32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tr&gt;\</text:p>
          </table:table-cell>
          <table:table-cell table:formula="of:=IF(FIND(&quot;var layer_&quot;;[.A32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h scope="row"&gt;DOT Travel Barriers Score (percentile)&lt;/th&gt;\</text:p>
          </table:table-cell>
          <table:table-cell table:formula="of:=IF(FIND(&quot;var layer_&quot;;[.A32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d class="visible-with-data" id="TD_PFS"&gt;' + (feature.properties['TD_PFS'] !== null ? autolinker.link(String(feature.properties['TD_PFS']).replace(/'/g, '\'').toLocaleString()) : '') + '&lt;/td&gt;\</text:p>
          </table:table-cell>
          <table:table-cell table:formula="of:=IF(FIND(&quot;var layer_&quot;;[.A33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/tr&gt;\</text:p>
          </table:table-cell>
          <table:table-cell table:formula="of:=IF(FIND(&quot;var layer_&quot;;[.A33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tr&gt;\</text:p>
          </table:table-cell>
          <table:table-cell table:formula="of:=IF(FIND(&quot;var layer_&quot;;[.A33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h scope="row"&gt;Share of properties at risk of flood in 30 years (percentile)&lt;/th&gt;\</text:p>
          </table:table-cell>
          <table:table-cell table:formula="of:=IF(FIND(&quot;var layer_&quot;;[.A33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d class="visible-with-data" id="FLD_PFS"&gt;' + (feature.properties['FLD_PFS'] !== null ? autolinker.link(String(feature.properties['FLD_PFS']).replace(/'/g, '\'').toLocaleString()) : '') + '&lt;/td&gt;\</text:p>
          </table:table-cell>
          <table:table-cell table:formula="of:=IF(FIND(&quot;var layer_&quot;;[.A33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/tr&gt;\</text:p>
          </table:table-cell>
          <table:table-cell table:formula="of:=IF(FIND(&quot;var layer_&quot;;[.A33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tr&gt;\</text:p>
          </table:table-cell>
          <table:table-cell table:formula="of:=IF(FIND(&quot;var layer_&quot;;[.A33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h scope="row"&gt;Share of properties at risk of fire in 30 years (percentile)&lt;/th&gt;\</text:p>
          </table:table-cell>
          <table:table-cell table:formula="of:=IF(FIND(&quot;var layer_&quot;;[.A33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d class="visible-with-data" id="WFR_PFS"&gt;' + (feature.properties['WFR_PFS'] !== null ? autolinker.link(String(feature.properties['WFR_PFS']).replace(/'/g, '\'').toLocaleString()) : '') + '&lt;/td&gt;\</text:p>
          </table:table-cell>
          <table:table-cell table:formula="of:=IF(FIND(&quot;var layer_&quot;;[.A33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/tr&gt;\</text:p>
          </table:table-cell>
          <table:table-cell table:formula="of:=IF(FIND(&quot;var layer_&quot;;[.A33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tr&gt;\</text:p>
          </table:table-cell>
          <table:table-cell table:formula="of:=IF(FIND(&quot;var layer_&quot;;[.A34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h scope="row"&gt;Share of the tract\'s land area that is covered by impervious surface or cropland as a percent (percentile)&lt;/th&gt;\</text:p>
          </table:table-cell>
          <table:table-cell table:formula="of:=IF(FIND(&quot;var layer_&quot;;[.A34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d class="visible-with-data" id="IS_PFS"&gt;' + (feature.properties['IS_PFS'] !== null ? autolinker.link(String(feature.properties['IS_PFS']).replace(/'/g, '\'').toLocaleString()) : '') + '&lt;/td&gt;\</text:p>
          </table:table-cell>
          <table:table-cell table:formula="of:=IF(FIND(&quot;var layer_&quot;;[.A34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/tr&gt;\</text:p>
          </table:table-cell>
          <table:table-cell table:formula="of:=IF(FIND(&quot;var layer_&quot;;[.A34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&lt;/table&gt;';</text:p>
          </table:table-cell>
          <table:table-cell table:formula="of:=IF(FIND(&quot;var layer_&quot;;[.A34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var content = removeEmptyRowsFromPopupContent(popupContent, feature);</text:p>
          </table:table-cell>
          <table:table-cell table:formula="of:=IF(FIND(&quot;var layer_&quot;;[.A34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tab/><text:tab/><text:tab/>layer.on('popupopen', function(e) {</text:p>
          </table:table-cell>
          <table:table-cell table:formula="of:=IF(FIND(&quot;var layer_&quot;;[.A34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tab/><text:tab/><text:tab/><text:tab/>addClassToPopupIfMedia(content, e.popup);</text:p>
          </table:table-cell>
          <table:table-cell table:formula="of:=IF(FIND(&quot;var layer_&quot;;[.A34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tab/><text:tab/><text:tab/>});</text:p>
          </table:table-cell>
          <table:table-cell table:formula="of:=IF(FIND(&quot;var layer_&quot;;[.A34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tab/><text:tab/><text:tab/>layer.bindPopup(content, { maxHeight: 400 });</text:p>
          </table:table-cell>
          <table:table-cell table:formula="of:=IF(FIND(&quot;var layer_&quot;;[.A34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}</text:p>
          </table:table-cell>
          <table:table-cell table:formula="of:=IF(FIND(&quot;var layer_&quot;;[.A35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/>
          <table:table-cell table:formula="of:=IF(FIND(&quot;var layer_&quot;;[.A35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function style_AllVariables_2_0() {</text:p>
          </table:table-cell>
          <table:table-cell table:formula="of:=IF(FIND(&quot;var layer_&quot;;[.A35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return {</text:p>
          </table:table-cell>
          <table:table-cell table:formula="of:=IF(FIND(&quot;var layer_&quot;;[.A35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pane: 'pane_AllVariables_2',</text:p>
          </table:table-cell>
          <table:table-cell table:formula="of:=IF(FIND(&quot;var layer_&quot;;[.A35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opacity: 1,</text:p>
          </table:table-cell>
          <table:table-cell table:formula="of:=IF(FIND(&quot;var layer_&quot;;[.A35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color: 'rgba(35,35,35,1.0)',</text:p>
          </table:table-cell>
          <table:table-cell table:formula="of:=IF(FIND(&quot;var layer_&quot;;[.A35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dashArray: '',</text:p>
          </table:table-cell>
          <table:table-cell table:formula="of:=IF(FIND(&quot;var layer_&quot;;[.A35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lineCap: 'butt',</text:p>
          </table:table-cell>
          <table:table-cell table:formula="of:=IF(FIND(&quot;var layer_&quot;;[.A35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lineJoin: 'miter',</text:p>
          </table:table-cell>
          <table:table-cell table:formula="of:=IF(FIND(&quot;var layer_&quot;;[.A35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weight: 1.0,</text:p>
          </table:table-cell>
          <table:table-cell table:formula="of:=IF(FIND(&quot;var layer_&quot;;[.A36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: true,</text:p>
          </table:table-cell>
          <table:table-cell table:formula="of:=IF(FIND(&quot;var layer_&quot;;[.A36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Opacity: 1,</text:p>
          </table:table-cell>
          <table:table-cell table:formula="of:=IF(FIND(&quot;var layer_&quot;;[.A36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Color: 'rgba(201,24,74,0.8)',</text:p>
          </table:table-cell>
          <table:table-cell table:formula="of:=IF(FIND(&quot;var layer_&quot;;[.A36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interactive: true,</text:p>
          </table:table-cell>
          <table:table-cell table:formula="of:=IF(FIND(&quot;var layer_&quot;;[.A36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}</text:p>
          </table:table-cell>
          <table:table-cell table:formula="of:=IF(FIND(&quot;var layer_&quot;;[.A36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}</text:p>
          </table:table-cell>
          <table:table-cell table:formula="of:=IF(FIND(&quot;var layer_&quot;;[.A36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map.createPane('pane_AllVariables_2');</text:p>
          </table:table-cell>
          <table:table-cell table:formula="of:=IF(FIND(&quot;var layer_&quot;;[.A36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map.getPane('pane_AllVariables_2').style.zIndex = 402;</text:p>
          </table:table-cell>
          <table:table-cell table:formula="of:=IF(FIND(&quot;var layer_&quot;;[.A36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map.getPane('pane_AllVariables_2').style['mix-blend-mode'] = 'normal';</text:p>
          </table:table-cell>
          <table:table-cell table:formula="of:=IF(FIND(&quot;var layer_&quot;;[.A36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var layer_AllVariables_2 = new L.geoJson(json_AllVariables_2, {</text:p>
          </table:table-cell>
          <table:table-cell table:formula="of:=IF(FIND(&quot;var layer_&quot;;[.A370]))" office:value-type="boolean" office:boolean-value="true" calcext:value-type="boolean">
            <text:p>TRU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attribution: '',</text:p>
          </table:table-cell>
          <table:table-cell table:formula="of:=IF(FIND(&quot;var layer_&quot;;[.A37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interactive: true,</text:p>
          </table:table-cell>
          <table:table-cell table:formula="of:=IF(FIND(&quot;var layer_&quot;;[.A37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dataVar: 'json_AllVariables_2',</text:p>
          </table:table-cell>
          <table:table-cell table:formula="of:=IF(FIND(&quot;var layer_&quot;;[.A37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layerName: 'layer_AllVariables_2',</text:p>
          </table:table-cell>
          <table:table-cell table:formula="of:=IF(FIND(&quot;var layer_&quot;;[.A37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pane: 'pane_AllVariables_2',</text:p>
          </table:table-cell>
          <table:table-cell table:formula="of:=IF(FIND(&quot;var layer_&quot;;[.A37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onEachFeature: pop_AllVariables_2,</text:p>
          </table:table-cell>
          <table:table-cell table:formula="of:=IF(FIND(&quot;var layer_&quot;;[.A37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style: style_AllVariables_2_0,</text:p>
          </table:table-cell>
          <table:table-cell table:formula="of:=IF(FIND(&quot;var layer_&quot;;[.A37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});</text:p>
          </table:table-cell>
          <table:table-cell table:formula="of:=IF(FIND(&quot;var layer_&quot;;[.A37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bounds_group.addLayer(layer_AllVariables_2);</text:p>
          </table:table-cell>
          <table:table-cell table:formula="of:=IF(FIND(&quot;var layer_&quot;;[.A37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map.addLayer(layer_AllVariables_2);</text:p>
          </table:table-cell>
          <table:table-cell table:formula="of:=IF(FIND(&quot;var layer_&quot;;[.A38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function pop_DemographicsData_3(feature, layer) {</text:p>
          </table:table-cell>
          <table:table-cell table:formula="of:=IF(FIND(&quot;var layer_&quot;;[.A38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layer.on({</text:p>
          </table:table-cell>
          <table:table-cell table:formula="of:=IF(FIND(&quot;var layer_&quot;;[.A38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mouseout: function(e) {</text:p>
          </table:table-cell>
          <table:table-cell table:formula="of:=IF(FIND(&quot;var layer_&quot;;[.A38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for (var i in e.target._eventParents) {</text:p>
          </table:table-cell>
          <table:table-cell table:formula="of:=IF(FIND(&quot;var layer_&quot;;[.A38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if (typeof e.target._eventParents[i].resetStyle === 'function') {</text:p>
          </table:table-cell>
          <table:table-cell table:formula="of:=IF(FIND(&quot;var layer_&quot;;[.A38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8"/>e.target._eventParents[i].resetStyle(e.target);</text:p>
          </table:table-cell>
          <table:table-cell table:formula="of:=IF(FIND(&quot;var layer_&quot;;[.A38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}</text:p>
          </table:table-cell>
          <table:table-cell table:formula="of:=IF(FIND(&quot;var layer_&quot;;[.A38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}</text:p>
          </table:table-cell>
          <table:table-cell table:formula="of:=IF(FIND(&quot;var layer_&quot;;[.A38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},</text:p>
          </table:table-cell>
          <table:table-cell table:formula="of:=IF(FIND(&quot;var layer_&quot;;[.A38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mouseover: highlightFeature,</text:p>
          </table:table-cell>
          <table:table-cell table:formula="of:=IF(FIND(&quot;var layer_&quot;;[.A39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});</text:p>
          </table:table-cell>
          <table:table-cell table:formula="of:=IF(FIND(&quot;var layer_&quot;;[.A39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var popupContent = '&lt;table&gt;\</text:p>
          </table:table-cell>
          <table:table-cell table:formula="of:=IF(FIND(&quot;var layer_&quot;;[.A39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tr&gt;\</text:p>
          </table:table-cell>
          <table:table-cell table:formula="of:=IF(FIND(&quot;var layer_&quot;;[.A39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h scope="row"&gt;Total population&lt;/th&gt;\</text:p>
          </table:table-cell>
          <table:table-cell table:formula="of:=IF(FIND(&quot;var layer_&quot;;[.A39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d class="visible-with-data" id="TPF"&gt;' + (feature.properties['TPF'] !== null ? autolinker.link(String(feature.properties['TPF']).replace(/'/g, '\'').toLocaleString()) : '') + '&lt;/td&gt;\</text:p>
          </table:table-cell>
          <table:table-cell table:formula="of:=IF(FIND(&quot;var layer_&quot;;[.A39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/tr&gt;\</text:p>
          </table:table-cell>
          <table:table-cell table:formula="of:=IF(FIND(&quot;var layer_&quot;;[.A39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tr&gt;\</text:p>
          </table:table-cell>
          <table:table-cell table:formula="of:=IF(FIND(&quot;var layer_&quot;;[.A39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h scope="row"&gt;Percent Black or African American&lt;/th&gt;\</text:p>
          </table:table-cell>
          <table:table-cell table:formula="of:=IF(FIND(&quot;var layer_&quot;;[.A39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d&gt;' + (feature.properties['DM_B'] !== null ? autolinker.link(String(feature.properties['DM_B']).replace(/'/g, '\'').toLocaleString()) : '') + '&lt;/td&gt;\</text:p>
          </table:table-cell>
          <table:table-cell table:formula="of:=IF(FIND(&quot;var layer_&quot;;[.A39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/tr&gt;\</text:p>
          </table:table-cell>
          <table:table-cell table:formula="of:=IF(FIND(&quot;var layer_&quot;;[.A40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tr&gt;\</text:p>
          </table:table-cell>
          <table:table-cell table:formula="of:=IF(FIND(&quot;var layer_&quot;;[.A40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h scope="row"&gt;Percent American Indian / Alaska Native&lt;/th&gt;\</text:p>
          </table:table-cell>
          <table:table-cell table:formula="of:=IF(FIND(&quot;var layer_&quot;;[.A40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d&gt;' + (feature.properties['DM_AI'] !== null ? autolinker.link(String(feature.properties['DM_AI']).replace(/'/g, '\'').toLocaleString()) : '') + '&lt;/td&gt;\</text:p>
          </table:table-cell>
          <table:table-cell table:formula="of:=IF(FIND(&quot;var layer_&quot;;[.A40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/tr&gt;\</text:p>
          </table:table-cell>
          <table:table-cell table:formula="of:=IF(FIND(&quot;var layer_&quot;;[.A40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tr&gt;\</text:p>
          </table:table-cell>
          <table:table-cell table:formula="of:=IF(FIND(&quot;var layer_&quot;;[.A40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h scope="row"&gt;Percent Asian&lt;/th&gt;\</text:p>
          </table:table-cell>
          <table:table-cell table:formula="of:=IF(FIND(&quot;var layer_&quot;;[.A40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d&gt;' + (feature.properties['DM_A'] !== null ? autolinker.link(String(feature.properties['DM_A']).replace(/'/g, '\'').toLocaleString()) : '') + '&lt;/td&gt;\</text:p>
          </table:table-cell>
          <table:table-cell table:formula="of:=IF(FIND(&quot;var layer_&quot;;[.A40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/tr&gt;\</text:p>
          </table:table-cell>
          <table:table-cell table:formula="of:=IF(FIND(&quot;var layer_&quot;;[.A40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tr&gt;\</text:p>
          </table:table-cell>
          <table:table-cell table:formula="of:=IF(FIND(&quot;var layer_&quot;;[.A40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h scope="row"&gt;Percent Native Hawaiian or Pacific&lt;/th&gt;\</text:p>
          </table:table-cell>
          <table:table-cell table:formula="of:=IF(FIND(&quot;var layer_&quot;;[.A41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d&gt;' + (feature.properties['DM_HI'] !== null ? autolinker.link(String(feature.properties['DM_HI']).replace(/'/g, '\'').toLocaleString()) : '') + '&lt;/td&gt;\</text:p>
          </table:table-cell>
          <table:table-cell table:formula="of:=IF(FIND(&quot;var layer_&quot;;[.A41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/tr&gt;\</text:p>
          </table:table-cell>
          <table:table-cell table:formula="of:=IF(FIND(&quot;var layer_&quot;;[.A41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tr&gt;\</text:p>
          </table:table-cell>
          <table:table-cell table:formula="of:=IF(FIND(&quot;var layer_&quot;;[.A41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h scope="row"&gt;Percent two or more races&lt;/th&gt;\</text:p>
          </table:table-cell>
          <table:table-cell table:formula="of:=IF(FIND(&quot;var layer_&quot;;[.A41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d&gt;' + (feature.properties['DM_T'] !== null ? autolinker.link(String(feature.properties['DM_T']).replace(/'/g, '\'').toLocaleString()) : '') + '&lt;/td&gt;\</text:p>
          </table:table-cell>
          <table:table-cell table:formula="of:=IF(FIND(&quot;var layer_&quot;;[.A41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/tr&gt;\</text:p>
          </table:table-cell>
          <table:table-cell table:formula="of:=IF(FIND(&quot;var layer_&quot;;[.A41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tr&gt;\</text:p>
          </table:table-cell>
          <table:table-cell table:formula="of:=IF(FIND(&quot;var layer_&quot;;[.A41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h scope="row"&gt;Percent White&lt;/th&gt;\</text:p>
          </table:table-cell>
          <table:table-cell table:formula="of:=IF(FIND(&quot;var layer_&quot;;[.A41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d&gt;' + (feature.properties['DM_W'] !== null ? autolinker.link(String(feature.properties['DM_W']).replace(/'/g, '\'').toLocaleString()) : '') + '&lt;/td&gt;\</text:p>
          </table:table-cell>
          <table:table-cell table:formula="of:=IF(FIND(&quot;var layer_&quot;;[.A41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/tr&gt;\</text:p>
          </table:table-cell>
          <table:table-cell table:formula="of:=IF(FIND(&quot;var layer_&quot;;[.A42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tr&gt;\</text:p>
          </table:table-cell>
          <table:table-cell table:formula="of:=IF(FIND(&quot;var layer_&quot;;[.A42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h scope="row"&gt;Percent Hispanic or Latino&lt;/th&gt;\</text:p>
          </table:table-cell>
          <table:table-cell table:formula="of:=IF(FIND(&quot;var layer_&quot;;[.A42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d&gt;' + (feature.properties['DM_H'] !== null ? autolinker.link(String(feature.properties['DM_H']).replace(/'/g, '\'').toLocaleString()) : '') + '&lt;/td&gt;\</text:p>
          </table:table-cell>
          <table:table-cell table:formula="of:=IF(FIND(&quot;var layer_&quot;;[.A42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/tr&gt;\</text:p>
          </table:table-cell>
          <table:table-cell table:formula="of:=IF(FIND(&quot;var layer_&quot;;[.A42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tr&gt;\</text:p>
          </table:table-cell>
          <table:table-cell table:formula="of:=IF(FIND(&quot;var layer_&quot;;[.A42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h scope="row"&gt;Percent other races&lt;/th&gt;\</text:p>
          </table:table-cell>
          <table:table-cell table:formula="of:=IF(FIND(&quot;var layer_&quot;;[.A42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d&gt;' + (feature.properties['DM_O'] !== null ? autolinker.link(String(feature.properties['DM_O']).replace(/'/g, '\'').toLocaleString()) : '') + '&lt;/td&gt;\</text:p>
          </table:table-cell>
          <table:table-cell table:formula="of:=IF(FIND(&quot;var layer_&quot;;[.A42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/tr&gt;\</text:p>
          </table:table-cell>
          <table:table-cell table:formula="of:=IF(FIND(&quot;var layer_&quot;;[.A42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tr&gt;\</text:p>
          </table:table-cell>
          <table:table-cell table:formula="of:=IF(FIND(&quot;var layer_&quot;;[.A42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h scope="row"&gt;Percent age under 10&lt;/th&gt;\</text:p>
          </table:table-cell>
          <table:table-cell table:formula="of:=IF(FIND(&quot;var layer_&quot;;[.A43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d&gt;' + (feature.properties['AGE_10'] !== null ? autolinker.link(String(feature.properties['AGE_10']).replace(/'/g, '\'').toLocaleString()) : '') + '&lt;/td&gt;\</text:p>
          </table:table-cell>
          <table:table-cell table:formula="of:=IF(FIND(&quot;var layer_&quot;;[.A43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/tr&gt;\</text:p>
          </table:table-cell>
          <table:table-cell table:formula="of:=IF(FIND(&quot;var layer_&quot;;[.A43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tr&gt;\</text:p>
          </table:table-cell>
          <table:table-cell table:formula="of:=IF(FIND(&quot;var layer_&quot;;[.A43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h scope="row"&gt;Percent age 10 to 64&lt;/th&gt;\</text:p>
          </table:table-cell>
          <table:table-cell table:formula="of:=IF(FIND(&quot;var layer_&quot;;[.A43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d&gt;' + (feature.properties['AGE_MIDDLE'] !== null ? autolinker.link(String(feature.properties['AGE_MIDDLE']).replace(/'/g, '\'').toLocaleString()) : '') + '&lt;/td&gt;\</text:p>
          </table:table-cell>
          <table:table-cell table:formula="of:=IF(FIND(&quot;var layer_&quot;;[.A43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/tr&gt;\</text:p>
          </table:table-cell>
          <table:table-cell table:formula="of:=IF(FIND(&quot;var layer_&quot;;[.A43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tr&gt;\</text:p>
          </table:table-cell>
          <table:table-cell table:formula="of:=IF(FIND(&quot;var layer_&quot;;[.A43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h scope="row"&gt;Percent age over 64&lt;/th&gt;\</text:p>
          </table:table-cell>
          <table:table-cell table:formula="of:=IF(FIND(&quot;var layer_&quot;;[.A43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d&gt;' + (feature.properties['AGE_OLD'] !== null ? autolinker.link(String(feature.properties['AGE_OLD']).replace(/'/g, '\'').toLocaleString()) : '') + '&lt;/td&gt;\</text:p>
          </table:table-cell>
          <table:table-cell table:formula="of:=IF(FIND(&quot;var layer_&quot;;[.A43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/tr&gt;\</text:p>
          </table:table-cell>
          <table:table-cell table:formula="of:=IF(FIND(&quot;var layer_&quot;;[.A44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tr&gt;\</text:p>
          </table:table-cell>
          <table:table-cell table:formula="of:=IF(FIND(&quot;var layer_&quot;;[.A44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h scope="row"&gt;Number of Tribal areas within Census tract&lt;/th&gt;\</text:p>
          </table:table-cell>
          <table:table-cell table:formula="of:=IF(FIND(&quot;var layer_&quot;;[.A44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d&gt;' + (feature.properties['TA_COUNT_C'] !== null ? autolinker.link(String(feature.properties['TA_COUNT_C']).replace(/'/g, '\'').toLocaleString()) : '') + '&lt;/td&gt;\</text:p>
          </table:table-cell>
          <table:table-cell table:formula="of:=IF(FIND(&quot;var layer_&quot;;[.A44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/tr&gt;\</text:p>
          </table:table-cell>
          <table:table-cell table:formula="of:=IF(FIND(&quot;var layer_&quot;;[.A44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tr&gt;\</text:p>
          </table:table-cell>
          <table:table-cell table:formula="of:=IF(FIND(&quot;var layer_&quot;;[.A44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h scope="row"&gt;Percent of the Census tract that is within Tribal areas&lt;/th&gt;\</text:p>
          </table:table-cell>
          <table:table-cell table:formula="of:=IF(FIND(&quot;var layer_&quot;;[.A44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d&gt;' + (feature.properties['TA_PERC'] !== null ? autolinker.link(String(feature.properties['TA_PERC']).replace(/'/g, '\'').toLocaleString()) : '') + '&lt;/td&gt;\</text:p>
          </table:table-cell>
          <table:table-cell table:formula="of:=IF(FIND(&quot;var layer_&quot;;[.A44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/tr&gt;\</text:p>
          </table:table-cell>
          <table:table-cell table:formula="of:=IF(FIND(&quot;var layer_&quot;;[.A44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&lt;/table&gt;';</text:p>
          </table:table-cell>
          <table:table-cell table:formula="of:=IF(FIND(&quot;var layer_&quot;;[.A44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var content = removeEmptyRowsFromPopupContent(popupContent, feature);</text:p>
          </table:table-cell>
          <table:table-cell table:formula="of:=IF(FIND(&quot;var layer_&quot;;[.A45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tab/><text:tab/><text:tab/>layer.on('popupopen', function(e) {</text:p>
          </table:table-cell>
          <table:table-cell table:formula="of:=IF(FIND(&quot;var layer_&quot;;[.A45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tab/><text:tab/><text:tab/><text:tab/>addClassToPopupIfMedia(content, e.popup);</text:p>
          </table:table-cell>
          <table:table-cell table:formula="of:=IF(FIND(&quot;var layer_&quot;;[.A45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tab/><text:tab/><text:tab/>});</text:p>
          </table:table-cell>
          <table:table-cell table:formula="of:=IF(FIND(&quot;var layer_&quot;;[.A45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tab/><text:tab/><text:tab/>layer.bindPopup(content, { maxHeight: 400 });</text:p>
          </table:table-cell>
          <table:table-cell table:formula="of:=IF(FIND(&quot;var layer_&quot;;[.A45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}</text:p>
          </table:table-cell>
          <table:table-cell table:formula="of:=IF(FIND(&quot;var layer_&quot;;[.A45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/>
          <table:table-cell table:formula="of:=IF(FIND(&quot;var layer_&quot;;[.A45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function style_DemographicsData_3_0() {</text:p>
          </table:table-cell>
          <table:table-cell table:formula="of:=IF(FIND(&quot;var layer_&quot;;[.A45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return {</text:p>
          </table:table-cell>
          <table:table-cell table:formula="of:=IF(FIND(&quot;var layer_&quot;;[.A45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pane: 'pane_DemographicsData_3',</text:p>
          </table:table-cell>
          <table:table-cell table:formula="of:=IF(FIND(&quot;var layer_&quot;;[.A45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opacity: 1,</text:p>
          </table:table-cell>
          <table:table-cell table:formula="of:=IF(FIND(&quot;var layer_&quot;;[.A46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color: 'rgba(35,35,35,1.0)',</text:p>
          </table:table-cell>
          <table:table-cell table:formula="of:=IF(FIND(&quot;var layer_&quot;;[.A46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dashArray: '',</text:p>
          </table:table-cell>
          <table:table-cell table:formula="of:=IF(FIND(&quot;var layer_&quot;;[.A46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lineCap: 'butt',</text:p>
          </table:table-cell>
          <table:table-cell table:formula="of:=IF(FIND(&quot;var layer_&quot;;[.A46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lineJoin: 'miter',</text:p>
          </table:table-cell>
          <table:table-cell table:formula="of:=IF(FIND(&quot;var layer_&quot;;[.A46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weight: 1.0,</text:p>
          </table:table-cell>
          <table:table-cell table:formula="of:=IF(FIND(&quot;var layer_&quot;;[.A46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: true,</text:p>
          </table:table-cell>
          <table:table-cell table:formula="of:=IF(FIND(&quot;var layer_&quot;;[.A46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Opacity: 1,</text:p>
          </table:table-cell>
          <table:table-cell table:formula="of:=IF(FIND(&quot;var layer_&quot;;[.A46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Color: 'rgba(173,181,189,0.8)',</text:p>
          </table:table-cell>
          <table:table-cell table:formula="of:=IF(FIND(&quot;var layer_&quot;;[.A46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interactive: true,</text:p>
          </table:table-cell>
          <table:table-cell table:formula="of:=IF(FIND(&quot;var layer_&quot;;[.A46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}</text:p>
          </table:table-cell>
          <table:table-cell table:formula="of:=IF(FIND(&quot;var layer_&quot;;[.A47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}</text:p>
          </table:table-cell>
          <table:table-cell table:formula="of:=IF(FIND(&quot;var layer_&quot;;[.A47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map.createPane('pane_DemographicsData_3');</text:p>
          </table:table-cell>
          <table:table-cell table:formula="of:=IF(FIND(&quot;var layer_&quot;;[.A47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map.getPane('pane_DemographicsData_3').style.zIndex = 403;</text:p>
          </table:table-cell>
          <table:table-cell table:formula="of:=IF(FIND(&quot;var layer_&quot;;[.A47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map.getPane('pane_DemographicsData_3').style['mix-blend-mode'] = 'normal';</text:p>
          </table:table-cell>
          <table:table-cell table:formula="of:=IF(FIND(&quot;var layer_&quot;;[.A47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var layer_DemographicsData_3 = new L.geoJson(json_DemographicsData_3, {</text:p>
          </table:table-cell>
          <table:table-cell table:formula="of:=IF(FIND(&quot;var layer_&quot;;[.A475]))" office:value-type="boolean" office:boolean-value="true" calcext:value-type="boolean">
            <text:p>TRU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attribution: '',</text:p>
          </table:table-cell>
          <table:table-cell table:formula="of:=IF(FIND(&quot;var layer_&quot;;[.A47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interactive: true,</text:p>
          </table:table-cell>
          <table:table-cell table:formula="of:=IF(FIND(&quot;var layer_&quot;;[.A47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dataVar: 'json_DemographicsData_3',</text:p>
          </table:table-cell>
          <table:table-cell table:formula="of:=IF(FIND(&quot;var layer_&quot;;[.A47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layerName: 'layer_DemographicsData_3',</text:p>
          </table:table-cell>
          <table:table-cell table:formula="of:=IF(FIND(&quot;var layer_&quot;;[.A47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pane: 'pane_DemographicsData_3',</text:p>
          </table:table-cell>
          <table:table-cell table:formula="of:=IF(FIND(&quot;var layer_&quot;;[.A48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onEachFeature: pop_DemographicsData_3,</text:p>
          </table:table-cell>
          <table:table-cell table:formula="of:=IF(FIND(&quot;var layer_&quot;;[.A48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style: style_DemographicsData_3_0,</text:p>
          </table:table-cell>
          <table:table-cell table:formula="of:=IF(FIND(&quot;var layer_&quot;;[.A48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});</text:p>
          </table:table-cell>
          <table:table-cell table:formula="of:=IF(FIND(&quot;var layer_&quot;;[.A48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bounds_group.addLayer(layer_DemographicsData_3);</text:p>
          </table:table-cell>
          <table:table-cell table:formula="of:=IF(FIND(&quot;var layer_&quot;;[.A48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map.addLayer(layer_DemographicsData_3);</text:p>
          </table:table-cell>
          <table:table-cell table:formula="of:=IF(FIND(&quot;var layer_&quot;;[.A48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function pop_LowLifeExpectancypercentile_4(feature, layer) {</text:p>
          </table:table-cell>
          <table:table-cell table:formula="of:=IF(FIND(&quot;var layer_&quot;;[.A48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layer.on({</text:p>
          </table:table-cell>
          <table:table-cell table:formula="of:=IF(FIND(&quot;var layer_&quot;;[.A48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mouseout: function(e) {</text:p>
          </table:table-cell>
          <table:table-cell table:formula="of:=IF(FIND(&quot;var layer_&quot;;[.A48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for (var i in e.target._eventParents) {</text:p>
          </table:table-cell>
          <table:table-cell table:formula="of:=IF(FIND(&quot;var layer_&quot;;[.A48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if (typeof e.target._eventParents[i].resetStyle === 'function') {</text:p>
          </table:table-cell>
          <table:table-cell table:formula="of:=IF(FIND(&quot;var layer_&quot;;[.A49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8"/>e.target._eventParents[i].resetStyle(e.target);</text:p>
          </table:table-cell>
          <table:table-cell table:formula="of:=IF(FIND(&quot;var layer_&quot;;[.A49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}</text:p>
          </table:table-cell>
          <table:table-cell table:formula="of:=IF(FIND(&quot;var layer_&quot;;[.A49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}</text:p>
          </table:table-cell>
          <table:table-cell table:formula="of:=IF(FIND(&quot;var layer_&quot;;[.A49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},</text:p>
          </table:table-cell>
          <table:table-cell table:formula="of:=IF(FIND(&quot;var layer_&quot;;[.A49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mouseover: highlightFeature,</text:p>
          </table:table-cell>
          <table:table-cell table:formula="of:=IF(FIND(&quot;var layer_&quot;;[.A49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});</text:p>
          </table:table-cell>
          <table:table-cell table:formula="of:=IF(FIND(&quot;var layer_&quot;;[.A49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var popupContent = '&lt;table&gt;\</text:p>
          </table:table-cell>
          <table:table-cell table:formula="of:=IF(FIND(&quot;var layer_&quot;;[.A49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tr&gt;\</text:p>
          </table:table-cell>
          <table:table-cell table:formula="of:=IF(FIND(&quot;var layer_&quot;;[.A49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h scope="row"&gt;Low life expectancy (percentile)&lt;/th&gt;\</text:p>
          </table:table-cell>
          <table:table-cell table:formula="of:=IF(FIND(&quot;var layer_&quot;;[.A49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d class="visible-with-data" id="LLEF_PFS"&gt;' + (feature.properties['LLEF_PFS'] !== null ? autolinker.link(String(feature.properties['LLEF_PFS']).replace(/'/g, '\'').toLocaleString()) : '') + '&lt;/td&gt;\</text:p>
          </table:table-cell>
          <table:table-cell table:formula="of:=IF(FIND(&quot;var layer_&quot;;[.A50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/tr&gt;\</text:p>
          </table:table-cell>
          <table:table-cell table:formula="of:=IF(FIND(&quot;var layer_&quot;;[.A50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&lt;/table&gt;';</text:p>
          </table:table-cell>
          <table:table-cell table:formula="of:=IF(FIND(&quot;var layer_&quot;;[.A50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var content = removeEmptyRowsFromPopupContent(popupContent, feature);</text:p>
          </table:table-cell>
          <table:table-cell table:formula="of:=IF(FIND(&quot;var layer_&quot;;[.A50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tab/><text:tab/><text:tab/>layer.on('popupopen', function(e) {</text:p>
          </table:table-cell>
          <table:table-cell table:formula="of:=IF(FIND(&quot;var layer_&quot;;[.A50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tab/><text:tab/><text:tab/><text:tab/>addClassToPopupIfMedia(content, e.popup);</text:p>
          </table:table-cell>
          <table:table-cell table:formula="of:=IF(FIND(&quot;var layer_&quot;;[.A50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tab/><text:tab/><text:tab/>});</text:p>
          </table:table-cell>
          <table:table-cell table:formula="of:=IF(FIND(&quot;var layer_&quot;;[.A50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tab/><text:tab/><text:tab/>layer.bindPopup(content, { maxHeight: 400 });</text:p>
          </table:table-cell>
          <table:table-cell table:formula="of:=IF(FIND(&quot;var layer_&quot;;[.A50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}</text:p>
          </table:table-cell>
          <table:table-cell table:formula="of:=IF(FIND(&quot;var layer_&quot;;[.A50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/>
          <table:table-cell table:formula="of:=IF(FIND(&quot;var layer_&quot;;[.A50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function style_LowLifeExpectancypercentile_4_0(feature) {</text:p>
          </table:table-cell>
          <table:table-cell table:formula="of:=IF(FIND(&quot;var layer_&quot;;[.A51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if (feature.properties['LLEF_PFS'] &gt;= 0.750000 &amp;&amp; feature.properties['LLEF_PFS'] &lt;= 0.900000 ) {</text:p>
          </table:table-cell>
          <table:table-cell table:formula="of:=IF(FIND(&quot;var layer_&quot;;[.A51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return {</text:p>
          </table:table-cell>
          <table:table-cell table:formula="of:=IF(FIND(&quot;var layer_&quot;;[.A51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pane: 'pane_LowLifeExpectancypercentile_4',</text:p>
          </table:table-cell>
          <table:table-cell table:formula="of:=IF(FIND(&quot;var layer_&quot;;[.A51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opacity: 1,</text:p>
          </table:table-cell>
          <table:table-cell table:formula="of:=IF(FIND(&quot;var layer_&quot;;[.A51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color: 'rgba(35,35,35,1.0)',</text:p>
          </table:table-cell>
          <table:table-cell table:formula="of:=IF(FIND(&quot;var layer_&quot;;[.A51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dashArray: '',</text:p>
          </table:table-cell>
          <table:table-cell table:formula="of:=IF(FIND(&quot;var layer_&quot;;[.A51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lineCap: 'butt',</text:p>
          </table:table-cell>
          <table:table-cell table:formula="of:=IF(FIND(&quot;var layer_&quot;;[.A51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lineJoin: 'miter',</text:p>
          </table:table-cell>
          <table:table-cell table:formula="of:=IF(FIND(&quot;var layer_&quot;;[.A51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weight: 1.0,</text:p>
          </table:table-cell>
          <table:table-cell table:formula="of:=IF(FIND(&quot;var layer_&quot;;[.A51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: true,</text:p>
          </table:table-cell>
          <table:table-cell table:formula="of:=IF(FIND(&quot;var layer_&quot;;[.A52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Opacity: 1,</text:p>
          </table:table-cell>
          <table:table-cell table:formula="of:=IF(FIND(&quot;var layer_&quot;;[.A52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Color: 'rgba(255,180,162,0.8)',</text:p>
          </table:table-cell>
          <table:table-cell table:formula="of:=IF(FIND(&quot;var layer_&quot;;[.A52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interactive: true,</text:p>
          </table:table-cell>
          <table:table-cell table:formula="of:=IF(FIND(&quot;var layer_&quot;;[.A52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}</text:p>
          </table:table-cell>
          <table:table-cell table:formula="of:=IF(FIND(&quot;var layer_&quot;;[.A52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}</text:p>
          </table:table-cell>
          <table:table-cell table:formula="of:=IF(FIND(&quot;var layer_&quot;;[.A52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if (feature.properties['LLEF_PFS'] &gt;= 0.900000 &amp;&amp; feature.properties['LLEF_PFS'] &lt;= 0.990000 ) {</text:p>
          </table:table-cell>
          <table:table-cell table:formula="of:=IF(FIND(&quot;var layer_&quot;;[.A52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return {</text:p>
          </table:table-cell>
          <table:table-cell table:formula="of:=IF(FIND(&quot;var layer_&quot;;[.A52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pane: 'pane_LowLifeExpectancypercentile_4',</text:p>
          </table:table-cell>
          <table:table-cell table:formula="of:=IF(FIND(&quot;var layer_&quot;;[.A52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opacity: 1,</text:p>
          </table:table-cell>
          <table:table-cell table:formula="of:=IF(FIND(&quot;var layer_&quot;;[.A52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color: 'rgba(35,35,35,1.0)',</text:p>
          </table:table-cell>
          <table:table-cell table:formula="of:=IF(FIND(&quot;var layer_&quot;;[.A53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dashArray: '',</text:p>
          </table:table-cell>
          <table:table-cell table:formula="of:=IF(FIND(&quot;var layer_&quot;;[.A53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lineCap: 'butt',</text:p>
          </table:table-cell>
          <table:table-cell table:formula="of:=IF(FIND(&quot;var layer_&quot;;[.A53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lineJoin: 'miter',</text:p>
          </table:table-cell>
          <table:table-cell table:formula="of:=IF(FIND(&quot;var layer_&quot;;[.A53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weight: 1.0,</text:p>
          </table:table-cell>
          <table:table-cell table:formula="of:=IF(FIND(&quot;var layer_&quot;;[.A53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: true,</text:p>
          </table:table-cell>
          <table:table-cell table:formula="of:=IF(FIND(&quot;var layer_&quot;;[.A53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Opacity: 1,</text:p>
          </table:table-cell>
          <table:table-cell table:formula="of:=IF(FIND(&quot;var layer_&quot;;[.A53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Color: 'rgba(157,2,8,1.0)',</text:p>
          </table:table-cell>
          <table:table-cell table:formula="of:=IF(FIND(&quot;var layer_&quot;;[.A53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interactive: true,</text:p>
          </table:table-cell>
          <table:table-cell table:formula="of:=IF(FIND(&quot;var layer_&quot;;[.A53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}</text:p>
          </table:table-cell>
          <table:table-cell table:formula="of:=IF(FIND(&quot;var layer_&quot;;[.A53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}</text:p>
          </table:table-cell>
          <table:table-cell table:formula="of:=IF(FIND(&quot;var layer_&quot;;[.A54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}</text:p>
          </table:table-cell>
          <table:table-cell table:formula="of:=IF(FIND(&quot;var layer_&quot;;[.A54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map.createPane('pane_LowLifeExpectancypercentile_4');</text:p>
          </table:table-cell>
          <table:table-cell table:formula="of:=IF(FIND(&quot;var layer_&quot;;[.A54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map.getPane('pane_LowLifeExpectancypercentile_4').style.zIndex = 404;</text:p>
          </table:table-cell>
          <table:table-cell table:formula="of:=IF(FIND(&quot;var layer_&quot;;[.A54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map.getPane('pane_LowLifeExpectancypercentile_4').style['mix-blend-mode'] = 'normal';</text:p>
          </table:table-cell>
          <table:table-cell table:formula="of:=IF(FIND(&quot;var layer_&quot;;[.A54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var layer_LowLifeExpectancypercentile_4 = new L.geoJson(json_LowLifeExpectancypercentile_4, {</text:p>
          </table:table-cell>
          <table:table-cell table:formula="of:=IF(FIND(&quot;var layer_&quot;;[.A545]))" office:value-type="boolean" office:boolean-value="true" calcext:value-type="boolean">
            <text:p>TRU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attribution: '',</text:p>
          </table:table-cell>
          <table:table-cell table:formula="of:=IF(FIND(&quot;var layer_&quot;;[.A54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interactive: true,</text:p>
          </table:table-cell>
          <table:table-cell table:formula="of:=IF(FIND(&quot;var layer_&quot;;[.A54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dataVar: 'json_LowLifeExpectancypercentile_4',</text:p>
          </table:table-cell>
          <table:table-cell table:formula="of:=IF(FIND(&quot;var layer_&quot;;[.A54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layerName: 'layer_LowLifeExpectancypercentile_4',</text:p>
          </table:table-cell>
          <table:table-cell table:formula="of:=IF(FIND(&quot;var layer_&quot;;[.A54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pane: 'pane_LowLifeExpectancypercentile_4',</text:p>
          </table:table-cell>
          <table:table-cell table:formula="of:=IF(FIND(&quot;var layer_&quot;;[.A55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onEachFeature: pop_LowLifeExpectancypercentile_4,</text:p>
          </table:table-cell>
          <table:table-cell table:formula="of:=IF(FIND(&quot;var layer_&quot;;[.A55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style: style_LowLifeExpectancypercentile_4_0,</text:p>
          </table:table-cell>
          <table:table-cell table:formula="of:=IF(FIND(&quot;var layer_&quot;;[.A55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});</text:p>
          </table:table-cell>
          <table:table-cell table:formula="of:=IF(FIND(&quot;var layer_&quot;;[.A55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bounds_group.addLayer(layer_LowLifeExpectancypercentile_4);</text:p>
          </table:table-cell>
          <table:table-cell table:formula="of:=IF(FIND(&quot;var layer_&quot;;[.A55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function pop_DiagnosedDiabetespercentile_5(feature, layer) {</text:p>
          </table:table-cell>
          <table:table-cell table:formula="of:=IF(FIND(&quot;var layer_&quot;;[.A55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layer.on({</text:p>
          </table:table-cell>
          <table:table-cell table:formula="of:=IF(FIND(&quot;var layer_&quot;;[.A55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mouseout: function(e) {</text:p>
          </table:table-cell>
          <table:table-cell table:formula="of:=IF(FIND(&quot;var layer_&quot;;[.A55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for (var i in e.target._eventParents) {</text:p>
          </table:table-cell>
          <table:table-cell table:formula="of:=IF(FIND(&quot;var layer_&quot;;[.A55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if (typeof e.target._eventParents[i].resetStyle === 'function') {</text:p>
          </table:table-cell>
          <table:table-cell table:formula="of:=IF(FIND(&quot;var layer_&quot;;[.A55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8"/>e.target._eventParents[i].resetStyle(e.target);</text:p>
          </table:table-cell>
          <table:table-cell table:formula="of:=IF(FIND(&quot;var layer_&quot;;[.A56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}</text:p>
          </table:table-cell>
          <table:table-cell table:formula="of:=IF(FIND(&quot;var layer_&quot;;[.A56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}</text:p>
          </table:table-cell>
          <table:table-cell table:formula="of:=IF(FIND(&quot;var layer_&quot;;[.A56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},</text:p>
          </table:table-cell>
          <table:table-cell table:formula="of:=IF(FIND(&quot;var layer_&quot;;[.A56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mouseover: highlightFeature,</text:p>
          </table:table-cell>
          <table:table-cell table:formula="of:=IF(FIND(&quot;var layer_&quot;;[.A56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});</text:p>
          </table:table-cell>
          <table:table-cell table:formula="of:=IF(FIND(&quot;var layer_&quot;;[.A56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var popupContent = '&lt;table&gt;\</text:p>
          </table:table-cell>
          <table:table-cell table:formula="of:=IF(FIND(&quot;var layer_&quot;;[.A56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tr&gt;\</text:p>
          </table:table-cell>
          <table:table-cell table:formula="of:=IF(FIND(&quot;var layer_&quot;;[.A56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h scope="row"&gt;Diagnosed Diabetes Among Adults 18+ <text:s/>(percentile)&lt;/th&gt;\</text:p>
          </table:table-cell>
          <table:table-cell table:formula="of:=IF(FIND(&quot;var layer_&quot;;[.A56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d class="visible-with-data" id="DF_PFS"&gt;' + (feature.properties['DF_PFS'] !== null ? autolinker.link(String(feature.properties['DF_PFS']).replace(/'/g, '\'').toLocaleString()) : '') + '&lt;/td&gt;\</text:p>
          </table:table-cell>
          <table:table-cell table:formula="of:=IF(FIND(&quot;var layer_&quot;;[.A56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/tr&gt;\</text:p>
          </table:table-cell>
          <table:table-cell table:formula="of:=IF(FIND(&quot;var layer_&quot;;[.A57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&lt;/table&gt;';</text:p>
          </table:table-cell>
          <table:table-cell table:formula="of:=IF(FIND(&quot;var layer_&quot;;[.A57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var content = removeEmptyRowsFromPopupContent(popupContent, feature);</text:p>
          </table:table-cell>
          <table:table-cell table:formula="of:=IF(FIND(&quot;var layer_&quot;;[.A57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tab/><text:tab/><text:tab/>layer.on('popupopen', function(e) {</text:p>
          </table:table-cell>
          <table:table-cell table:formula="of:=IF(FIND(&quot;var layer_&quot;;[.A57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tab/><text:tab/><text:tab/><text:tab/>addClassToPopupIfMedia(content, e.popup);</text:p>
          </table:table-cell>
          <table:table-cell table:formula="of:=IF(FIND(&quot;var layer_&quot;;[.A57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tab/><text:tab/><text:tab/>});</text:p>
          </table:table-cell>
          <table:table-cell table:formula="of:=IF(FIND(&quot;var layer_&quot;;[.A57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tab/><text:tab/><text:tab/>layer.bindPopup(content, { maxHeight: 400 });</text:p>
          </table:table-cell>
          <table:table-cell table:formula="of:=IF(FIND(&quot;var layer_&quot;;[.A57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}</text:p>
          </table:table-cell>
          <table:table-cell table:formula="of:=IF(FIND(&quot;var layer_&quot;;[.A57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/>
          <table:table-cell table:formula="of:=IF(FIND(&quot;var layer_&quot;;[.A57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function style_DiagnosedDiabetespercentile_5_0(feature) {</text:p>
          </table:table-cell>
          <table:table-cell table:formula="of:=IF(FIND(&quot;var layer_&quot;;[.A57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if (feature.properties['DF_PFS'] &gt;= 0.750000 &amp;&amp; feature.properties['DF_PFS'] &lt;= 0.900000 ) {</text:p>
          </table:table-cell>
          <table:table-cell table:formula="of:=IF(FIND(&quot;var layer_&quot;;[.A58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return {</text:p>
          </table:table-cell>
          <table:table-cell table:formula="of:=IF(FIND(&quot;var layer_&quot;;[.A58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pane: 'pane_DiagnosedDiabetespercentile_5',</text:p>
          </table:table-cell>
          <table:table-cell table:formula="of:=IF(FIND(&quot;var layer_&quot;;[.A58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opacity: 1,</text:p>
          </table:table-cell>
          <table:table-cell table:formula="of:=IF(FIND(&quot;var layer_&quot;;[.A58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color: 'rgba(35,35,35,1.0)',</text:p>
          </table:table-cell>
          <table:table-cell table:formula="of:=IF(FIND(&quot;var layer_&quot;;[.A58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dashArray: '',</text:p>
          </table:table-cell>
          <table:table-cell table:formula="of:=IF(FIND(&quot;var layer_&quot;;[.A58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lineCap: 'butt',</text:p>
          </table:table-cell>
          <table:table-cell table:formula="of:=IF(FIND(&quot;var layer_&quot;;[.A58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lineJoin: 'miter',</text:p>
          </table:table-cell>
          <table:table-cell table:formula="of:=IF(FIND(&quot;var layer_&quot;;[.A58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weight: 1.0,</text:p>
          </table:table-cell>
          <table:table-cell table:formula="of:=IF(FIND(&quot;var layer_&quot;;[.A58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: true,</text:p>
          </table:table-cell>
          <table:table-cell table:formula="of:=IF(FIND(&quot;var layer_&quot;;[.A58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Opacity: 1,</text:p>
          </table:table-cell>
          <table:table-cell table:formula="of:=IF(FIND(&quot;var layer_&quot;;[.A59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Color: 'rgba(168,209,207,1.0)',</text:p>
          </table:table-cell>
          <table:table-cell table:formula="of:=IF(FIND(&quot;var layer_&quot;;[.A59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interactive: true,</text:p>
          </table:table-cell>
          <table:table-cell table:formula="of:=IF(FIND(&quot;var layer_&quot;;[.A59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}</text:p>
          </table:table-cell>
          <table:table-cell table:formula="of:=IF(FIND(&quot;var layer_&quot;;[.A59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}</text:p>
          </table:table-cell>
          <table:table-cell table:formula="of:=IF(FIND(&quot;var layer_&quot;;[.A59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if (feature.properties['DF_PFS'] &gt;= 0.900000 &amp;&amp; feature.properties['DF_PFS'] &lt;= 0.990000 ) {</text:p>
          </table:table-cell>
          <table:table-cell table:formula="of:=IF(FIND(&quot;var layer_&quot;;[.A59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return {</text:p>
          </table:table-cell>
          <table:table-cell table:formula="of:=IF(FIND(&quot;var layer_&quot;;[.A59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pane: 'pane_DiagnosedDiabetespercentile_5',</text:p>
          </table:table-cell>
          <table:table-cell table:formula="of:=IF(FIND(&quot;var layer_&quot;;[.A59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opacity: 1,</text:p>
          </table:table-cell>
          <table:table-cell table:formula="of:=IF(FIND(&quot;var layer_&quot;;[.A59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color: 'rgba(35,35,35,1.0)',</text:p>
          </table:table-cell>
          <table:table-cell table:formula="of:=IF(FIND(&quot;var layer_&quot;;[.A59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dashArray: '',</text:p>
          </table:table-cell>
          <table:table-cell table:formula="of:=IF(FIND(&quot;var layer_&quot;;[.A60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lineCap: 'butt',</text:p>
          </table:table-cell>
          <table:table-cell table:formula="of:=IF(FIND(&quot;var layer_&quot;;[.A60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lineJoin: 'miter',</text:p>
          </table:table-cell>
          <table:table-cell table:formula="of:=IF(FIND(&quot;var layer_&quot;;[.A60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weight: 1.0,</text:p>
          </table:table-cell>
          <table:table-cell table:formula="of:=IF(FIND(&quot;var layer_&quot;;[.A60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: true,</text:p>
          </table:table-cell>
          <table:table-cell table:formula="of:=IF(FIND(&quot;var layer_&quot;;[.A60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Opacity: 1,</text:p>
          </table:table-cell>
          <table:table-cell table:formula="of:=IF(FIND(&quot;var layer_&quot;;[.A60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Color: 'rgba(29,91,88,1.0)',</text:p>
          </table:table-cell>
          <table:table-cell table:formula="of:=IF(FIND(&quot;var layer_&quot;;[.A60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interactive: true,</text:p>
          </table:table-cell>
          <table:table-cell table:formula="of:=IF(FIND(&quot;var layer_&quot;;[.A60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}</text:p>
          </table:table-cell>
          <table:table-cell table:formula="of:=IF(FIND(&quot;var layer_&quot;;[.A60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}</text:p>
          </table:table-cell>
          <table:table-cell table:formula="of:=IF(FIND(&quot;var layer_&quot;;[.A60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}</text:p>
          </table:table-cell>
          <table:table-cell table:formula="of:=IF(FIND(&quot;var layer_&quot;;[.A61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map.createPane('pane_DiagnosedDiabetespercentile_5');</text:p>
          </table:table-cell>
          <table:table-cell table:formula="of:=IF(FIND(&quot;var layer_&quot;;[.A61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map.getPane('pane_DiagnosedDiabetespercentile_5').style.zIndex = 405;</text:p>
          </table:table-cell>
          <table:table-cell table:formula="of:=IF(FIND(&quot;var layer_&quot;;[.A61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map.getPane('pane_DiagnosedDiabetespercentile_5').style['mix-blend-mode'] = 'normal';</text:p>
          </table:table-cell>
          <table:table-cell table:formula="of:=IF(FIND(&quot;var layer_&quot;;[.A61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var layer_DiagnosedDiabetespercentile_5 = new L.geoJson(json_DiagnosedDiabetespercentile_5, {</text:p>
          </table:table-cell>
          <table:table-cell table:formula="of:=IF(FIND(&quot;var layer_&quot;;[.A614]))" office:value-type="boolean" office:boolean-value="true" calcext:value-type="boolean">
            <text:p>TRU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attribution: '',</text:p>
          </table:table-cell>
          <table:table-cell table:formula="of:=IF(FIND(&quot;var layer_&quot;;[.A61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interactive: true,</text:p>
          </table:table-cell>
          <table:table-cell table:formula="of:=IF(FIND(&quot;var layer_&quot;;[.A61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dataVar: 'json_DiagnosedDiabetespercentile_5',</text:p>
          </table:table-cell>
          <table:table-cell table:formula="of:=IF(FIND(&quot;var layer_&quot;;[.A61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layerName: 'layer_DiagnosedDiabetespercentile_5',</text:p>
          </table:table-cell>
          <table:table-cell table:formula="of:=IF(FIND(&quot;var layer_&quot;;[.A61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pane: 'pane_DiagnosedDiabetespercentile_5',</text:p>
          </table:table-cell>
          <table:table-cell table:formula="of:=IF(FIND(&quot;var layer_&quot;;[.A61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onEachFeature: pop_DiagnosedDiabetespercentile_5,</text:p>
          </table:table-cell>
          <table:table-cell table:formula="of:=IF(FIND(&quot;var layer_&quot;;[.A62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style: style_DiagnosedDiabetespercentile_5_0,</text:p>
          </table:table-cell>
          <table:table-cell table:formula="of:=IF(FIND(&quot;var layer_&quot;;[.A62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});</text:p>
          </table:table-cell>
          <table:table-cell table:formula="of:=IF(FIND(&quot;var layer_&quot;;[.A62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bounds_group.addLayer(layer_DiagnosedDiabetespercentile_5);</text:p>
          </table:table-cell>
          <table:table-cell table:formula="of:=IF(FIND(&quot;var layer_&quot;;[.A62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function pop_CurrentAsthmaAmongAdultspercentile_6(feature, layer) {</text:p>
          </table:table-cell>
          <table:table-cell table:formula="of:=IF(FIND(&quot;var layer_&quot;;[.A62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layer.on({</text:p>
          </table:table-cell>
          <table:table-cell table:formula="of:=IF(FIND(&quot;var layer_&quot;;[.A62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mouseout: function(e) {</text:p>
          </table:table-cell>
          <table:table-cell table:formula="of:=IF(FIND(&quot;var layer_&quot;;[.A62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for (var i in e.target._eventParents) {</text:p>
          </table:table-cell>
          <table:table-cell table:formula="of:=IF(FIND(&quot;var layer_&quot;;[.A62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if (typeof e.target._eventParents[i].resetStyle === 'function') {</text:p>
          </table:table-cell>
          <table:table-cell table:formula="of:=IF(FIND(&quot;var layer_&quot;;[.A62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8"/>e.target._eventParents[i].resetStyle(e.target);</text:p>
          </table:table-cell>
          <table:table-cell table:formula="of:=IF(FIND(&quot;var layer_&quot;;[.A62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}</text:p>
          </table:table-cell>
          <table:table-cell table:formula="of:=IF(FIND(&quot;var layer_&quot;;[.A63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}</text:p>
          </table:table-cell>
          <table:table-cell table:formula="of:=IF(FIND(&quot;var layer_&quot;;[.A63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},</text:p>
          </table:table-cell>
          <table:table-cell table:formula="of:=IF(FIND(&quot;var layer_&quot;;[.A63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mouseover: highlightFeature,</text:p>
          </table:table-cell>
          <table:table-cell table:formula="of:=IF(FIND(&quot;var layer_&quot;;[.A63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});</text:p>
          </table:table-cell>
          <table:table-cell table:formula="of:=IF(FIND(&quot;var layer_&quot;;[.A63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var popupContent = '&lt;table&gt;\</text:p>
          </table:table-cell>
          <table:table-cell table:formula="of:=IF(FIND(&quot;var layer_&quot;;[.A63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tr&gt;\</text:p>
          </table:table-cell>
          <table:table-cell table:formula="of:=IF(FIND(&quot;var layer_&quot;;[.A63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h scope="row"&gt;Current asthma among adults aged greater than or equal to 18 years (percentile)&lt;/th&gt;\</text:p>
          </table:table-cell>
          <table:table-cell table:formula="of:=IF(FIND(&quot;var layer_&quot;;[.A63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d class="visible-with-data" id="AF_PFS"&gt;' + (feature.properties['AF_PFS'] !== null ? autolinker.link(String(feature.properties['AF_PFS']).replace(/'/g, '\'').toLocaleString()) : '') + '&lt;/td&gt;\</text:p>
          </table:table-cell>
          <table:table-cell table:formula="of:=IF(FIND(&quot;var layer_&quot;;[.A63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/tr&gt;\</text:p>
          </table:table-cell>
          <table:table-cell table:formula="of:=IF(FIND(&quot;var layer_&quot;;[.A63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&lt;/table&gt;';</text:p>
          </table:table-cell>
          <table:table-cell table:formula="of:=IF(FIND(&quot;var layer_&quot;;[.A64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var content = removeEmptyRowsFromPopupContent(popupContent, feature);</text:p>
          </table:table-cell>
          <table:table-cell table:formula="of:=IF(FIND(&quot;var layer_&quot;;[.A64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tab/><text:tab/><text:tab/>layer.on('popupopen', function(e) {</text:p>
          </table:table-cell>
          <table:table-cell table:formula="of:=IF(FIND(&quot;var layer_&quot;;[.A64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tab/><text:tab/><text:tab/><text:tab/>addClassToPopupIfMedia(content, e.popup);</text:p>
          </table:table-cell>
          <table:table-cell table:formula="of:=IF(FIND(&quot;var layer_&quot;;[.A64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tab/><text:tab/><text:tab/>});</text:p>
          </table:table-cell>
          <table:table-cell table:formula="of:=IF(FIND(&quot;var layer_&quot;;[.A64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tab/><text:tab/><text:tab/>layer.bindPopup(content, { maxHeight: 400 });</text:p>
          </table:table-cell>
          <table:table-cell table:formula="of:=IF(FIND(&quot;var layer_&quot;;[.A64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}</text:p>
          </table:table-cell>
          <table:table-cell table:formula="of:=IF(FIND(&quot;var layer_&quot;;[.A64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/>
          <table:table-cell table:formula="of:=IF(FIND(&quot;var layer_&quot;;[.A64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function style_CurrentAsthmaAmongAdultspercentile_6_0(feature) {</text:p>
          </table:table-cell>
          <table:table-cell table:formula="of:=IF(FIND(&quot;var layer_&quot;;[.A64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if (feature.properties['AF_PFS'] &gt;= 0.750000 &amp;&amp; feature.properties['AF_PFS'] &lt;= 0.900000 ) {</text:p>
          </table:table-cell>
          <table:table-cell table:formula="of:=IF(FIND(&quot;var layer_&quot;;[.A64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return {</text:p>
          </table:table-cell>
          <table:table-cell table:formula="of:=IF(FIND(&quot;var layer_&quot;;[.A65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pane: 'pane_CurrentAsthmaAmongAdultspercentile_6',</text:p>
          </table:table-cell>
          <table:table-cell table:formula="of:=IF(FIND(&quot;var layer_&quot;;[.A65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opacity: 1,</text:p>
          </table:table-cell>
          <table:table-cell table:formula="of:=IF(FIND(&quot;var layer_&quot;;[.A65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color: 'rgba(35,35,35,1.0)',</text:p>
          </table:table-cell>
          <table:table-cell table:formula="of:=IF(FIND(&quot;var layer_&quot;;[.A65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dashArray: '',</text:p>
          </table:table-cell>
          <table:table-cell table:formula="of:=IF(FIND(&quot;var layer_&quot;;[.A65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lineCap: 'butt',</text:p>
          </table:table-cell>
          <table:table-cell table:formula="of:=IF(FIND(&quot;var layer_&quot;;[.A65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lineJoin: 'miter',</text:p>
          </table:table-cell>
          <table:table-cell table:formula="of:=IF(FIND(&quot;var layer_&quot;;[.A65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weight: 1.0,</text:p>
          </table:table-cell>
          <table:table-cell table:formula="of:=IF(FIND(&quot;var layer_&quot;;[.A65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: true,</text:p>
          </table:table-cell>
          <table:table-cell table:formula="of:=IF(FIND(&quot;var layer_&quot;;[.A65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Opacity: 1,</text:p>
          </table:table-cell>
          <table:table-cell table:formula="of:=IF(FIND(&quot;var layer_&quot;;[.A65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Color: 'rgba(255,204,182,0.8)',</text:p>
          </table:table-cell>
          <table:table-cell table:formula="of:=IF(FIND(&quot;var layer_&quot;;[.A66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interactive: true,</text:p>
          </table:table-cell>
          <table:table-cell table:formula="of:=IF(FIND(&quot;var layer_&quot;;[.A66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}</text:p>
          </table:table-cell>
          <table:table-cell table:formula="of:=IF(FIND(&quot;var layer_&quot;;[.A66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}</text:p>
          </table:table-cell>
          <table:table-cell table:formula="of:=IF(FIND(&quot;var layer_&quot;;[.A66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if (feature.properties['AF_PFS'] &gt;= 0.900000 &amp;&amp; feature.properties['AF_PFS'] &lt;= 0.990000 ) {</text:p>
          </table:table-cell>
          <table:table-cell table:formula="of:=IF(FIND(&quot;var layer_&quot;;[.A66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return {</text:p>
          </table:table-cell>
          <table:table-cell table:formula="of:=IF(FIND(&quot;var layer_&quot;;[.A66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pane: 'pane_CurrentAsthmaAmongAdultspercentile_6',</text:p>
          </table:table-cell>
          <table:table-cell table:formula="of:=IF(FIND(&quot;var layer_&quot;;[.A66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opacity: 1,</text:p>
          </table:table-cell>
          <table:table-cell table:formula="of:=IF(FIND(&quot;var layer_&quot;;[.A66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color: 'rgba(35,35,35,1.0)',</text:p>
          </table:table-cell>
          <table:table-cell table:formula="of:=IF(FIND(&quot;var layer_&quot;;[.A66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dashArray: '',</text:p>
          </table:table-cell>
          <table:table-cell table:formula="of:=IF(FIND(&quot;var layer_&quot;;[.A66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lineCap: 'butt',</text:p>
          </table:table-cell>
          <table:table-cell table:formula="of:=IF(FIND(&quot;var layer_&quot;;[.A67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lineJoin: 'miter',</text:p>
          </table:table-cell>
          <table:table-cell table:formula="of:=IF(FIND(&quot;var layer_&quot;;[.A67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weight: 1.0,</text:p>
          </table:table-cell>
          <table:table-cell table:formula="of:=IF(FIND(&quot;var layer_&quot;;[.A67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: true,</text:p>
          </table:table-cell>
          <table:table-cell table:formula="of:=IF(FIND(&quot;var layer_&quot;;[.A67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Opacity: 1,</text:p>
          </table:table-cell>
          <table:table-cell table:formula="of:=IF(FIND(&quot;var layer_&quot;;[.A67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Color: 'rgba(255,107,53,1.0)',</text:p>
          </table:table-cell>
          <table:table-cell table:formula="of:=IF(FIND(&quot;var layer_&quot;;[.A67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interactive: true,</text:p>
          </table:table-cell>
          <table:table-cell table:formula="of:=IF(FIND(&quot;var layer_&quot;;[.A67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}</text:p>
          </table:table-cell>
          <table:table-cell table:formula="of:=IF(FIND(&quot;var layer_&quot;;[.A67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}</text:p>
          </table:table-cell>
          <table:table-cell table:formula="of:=IF(FIND(&quot;var layer_&quot;;[.A67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}</text:p>
          </table:table-cell>
          <table:table-cell table:formula="of:=IF(FIND(&quot;var layer_&quot;;[.A67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map.createPane('pane_CurrentAsthmaAmongAdultspercentile_6');</text:p>
          </table:table-cell>
          <table:table-cell table:formula="of:=IF(FIND(&quot;var layer_&quot;;[.A68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map.getPane('pane_CurrentAsthmaAmongAdultspercentile_6').style.zIndex = 406;</text:p>
          </table:table-cell>
          <table:table-cell table:formula="of:=IF(FIND(&quot;var layer_&quot;;[.A68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map.getPane('pane_CurrentAsthmaAmongAdultspercentile_6').style['mix-blend-mode'] = 'normal';</text:p>
          </table:table-cell>
          <table:table-cell table:formula="of:=IF(FIND(&quot;var layer_&quot;;[.A68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var layer_CurrentAsthmaAmongAdultspercentile_6 = new L.geoJson(json_CurrentAsthmaAmongAdultspercentile_6, {</text:p>
          </table:table-cell>
          <table:table-cell table:formula="of:=IF(FIND(&quot;var layer_&quot;;[.A683]))" office:value-type="boolean" office:boolean-value="true" calcext:value-type="boolean">
            <text:p>TRU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attribution: '',</text:p>
          </table:table-cell>
          <table:table-cell table:formula="of:=IF(FIND(&quot;var layer_&quot;;[.A68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interactive: true,</text:p>
          </table:table-cell>
          <table:table-cell table:formula="of:=IF(FIND(&quot;var layer_&quot;;[.A68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dataVar: 'json_CurrentAsthmaAmongAdultspercentile_6',</text:p>
          </table:table-cell>
          <table:table-cell table:formula="of:=IF(FIND(&quot;var layer_&quot;;[.A68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layerName: 'layer_CurrentAsthmaAmongAdultspercentile_6',</text:p>
          </table:table-cell>
          <table:table-cell table:formula="of:=IF(FIND(&quot;var layer_&quot;;[.A68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pane: 'pane_CurrentAsthmaAmongAdultspercentile_6',</text:p>
          </table:table-cell>
          <table:table-cell table:formula="of:=IF(FIND(&quot;var layer_&quot;;[.A68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onEachFeature: pop_CurrentAsthmaAmongAdultspercentile_6,</text:p>
          </table:table-cell>
          <table:table-cell table:formula="of:=IF(FIND(&quot;var layer_&quot;;[.A68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style: style_CurrentAsthmaAmongAdultspercentile_6_0,</text:p>
          </table:table-cell>
          <table:table-cell table:formula="of:=IF(FIND(&quot;var layer_&quot;;[.A69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});</text:p>
          </table:table-cell>
          <table:table-cell table:formula="of:=IF(FIND(&quot;var layer_&quot;;[.A69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bounds_group.addLayer(layer_CurrentAsthmaAmongAdultspercentile_6);</text:p>
          </table:table-cell>
          <table:table-cell table:formula="of:=IF(FIND(&quot;var layer_&quot;;[.A69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function pop_CoronaryHeartDiseasepercentile_7(feature, layer) {</text:p>
          </table:table-cell>
          <table:table-cell table:formula="of:=IF(FIND(&quot;var layer_&quot;;[.A69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layer.on({</text:p>
          </table:table-cell>
          <table:table-cell table:formula="of:=IF(FIND(&quot;var layer_&quot;;[.A69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mouseout: function(e) {</text:p>
          </table:table-cell>
          <table:table-cell table:formula="of:=IF(FIND(&quot;var layer_&quot;;[.A69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for (var i in e.target._eventParents) {</text:p>
          </table:table-cell>
          <table:table-cell table:formula="of:=IF(FIND(&quot;var layer_&quot;;[.A69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if (typeof e.target._eventParents[i].resetStyle === 'function') {</text:p>
          </table:table-cell>
          <table:table-cell table:formula="of:=IF(FIND(&quot;var layer_&quot;;[.A69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8"/>e.target._eventParents[i].resetStyle(e.target);</text:p>
          </table:table-cell>
          <table:table-cell table:formula="of:=IF(FIND(&quot;var layer_&quot;;[.A69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}</text:p>
          </table:table-cell>
          <table:table-cell table:formula="of:=IF(FIND(&quot;var layer_&quot;;[.A69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}</text:p>
          </table:table-cell>
          <table:table-cell table:formula="of:=IF(FIND(&quot;var layer_&quot;;[.A70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},</text:p>
          </table:table-cell>
          <table:table-cell table:formula="of:=IF(FIND(&quot;var layer_&quot;;[.A70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mouseover: highlightFeature,</text:p>
          </table:table-cell>
          <table:table-cell table:formula="of:=IF(FIND(&quot;var layer_&quot;;[.A70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});</text:p>
          </table:table-cell>
          <table:table-cell table:formula="of:=IF(FIND(&quot;var layer_&quot;;[.A70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var popupContent = '&lt;table&gt;\</text:p>
          </table:table-cell>
          <table:table-cell table:formula="of:=IF(FIND(&quot;var layer_&quot;;[.A70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tr&gt;\</text:p>
          </table:table-cell>
          <table:table-cell table:formula="of:=IF(FIND(&quot;var layer_&quot;;[.A70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h scope="row"&gt;Coronary heart disease among adults aged greater than or equal to 18 years (percentile)&lt;/th&gt;\</text:p>
          </table:table-cell>
          <table:table-cell table:formula="of:=IF(FIND(&quot;var layer_&quot;;[.A70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d class="visible-with-data" id="HDF_PFS"&gt;' + (feature.properties['HDF_PFS'] !== null ? autolinker.link(String(feature.properties['HDF_PFS']).replace(/'/g, '\'').toLocaleString()) : '') + '&lt;/td&gt;\</text:p>
          </table:table-cell>
          <table:table-cell table:formula="of:=IF(FIND(&quot;var layer_&quot;;[.A70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/tr&gt;\</text:p>
          </table:table-cell>
          <table:table-cell table:formula="of:=IF(FIND(&quot;var layer_&quot;;[.A70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&lt;/table&gt;';</text:p>
          </table:table-cell>
          <table:table-cell table:formula="of:=IF(FIND(&quot;var layer_&quot;;[.A70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var content = removeEmptyRowsFromPopupContent(popupContent, feature);</text:p>
          </table:table-cell>
          <table:table-cell table:formula="of:=IF(FIND(&quot;var layer_&quot;;[.A71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tab/><text:tab/><text:tab/>layer.on('popupopen', function(e) {</text:p>
          </table:table-cell>
          <table:table-cell table:formula="of:=IF(FIND(&quot;var layer_&quot;;[.A71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tab/><text:tab/><text:tab/><text:tab/>addClassToPopupIfMedia(content, e.popup);</text:p>
          </table:table-cell>
          <table:table-cell table:formula="of:=IF(FIND(&quot;var layer_&quot;;[.A71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tab/><text:tab/><text:tab/>});</text:p>
          </table:table-cell>
          <table:table-cell table:formula="of:=IF(FIND(&quot;var layer_&quot;;[.A71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tab/><text:tab/><text:tab/>layer.bindPopup(content, { maxHeight: 400 });</text:p>
          </table:table-cell>
          <table:table-cell table:formula="of:=IF(FIND(&quot;var layer_&quot;;[.A71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}</text:p>
          </table:table-cell>
          <table:table-cell table:formula="of:=IF(FIND(&quot;var layer_&quot;;[.A71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/>
          <table:table-cell table:formula="of:=IF(FIND(&quot;var layer_&quot;;[.A71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function style_CoronaryHeartDiseasepercentile_7_0(feature) {</text:p>
          </table:table-cell>
          <table:table-cell table:formula="of:=IF(FIND(&quot;var layer_&quot;;[.A71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if (feature.properties['HDF_PFS'] &gt;= 0.750000 &amp;&amp; feature.properties['HDF_PFS'] &lt;= 0.900000 ) {</text:p>
          </table:table-cell>
          <table:table-cell table:formula="of:=IF(FIND(&quot;var layer_&quot;;[.A71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return {</text:p>
          </table:table-cell>
          <table:table-cell table:formula="of:=IF(FIND(&quot;var layer_&quot;;[.A71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pane: 'pane_CoronaryHeartDiseasepercentile_7',</text:p>
          </table:table-cell>
          <table:table-cell table:formula="of:=IF(FIND(&quot;var layer_&quot;;[.A72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opacity: 1,</text:p>
          </table:table-cell>
          <table:table-cell table:formula="of:=IF(FIND(&quot;var layer_&quot;;[.A72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color: 'rgba(35,35,35,1.0)',</text:p>
          </table:table-cell>
          <table:table-cell table:formula="of:=IF(FIND(&quot;var layer_&quot;;[.A72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dashArray: '',</text:p>
          </table:table-cell>
          <table:table-cell table:formula="of:=IF(FIND(&quot;var layer_&quot;;[.A72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lineCap: 'butt',</text:p>
          </table:table-cell>
          <table:table-cell table:formula="of:=IF(FIND(&quot;var layer_&quot;;[.A72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lineJoin: 'miter',</text:p>
          </table:table-cell>
          <table:table-cell table:formula="of:=IF(FIND(&quot;var layer_&quot;;[.A72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weight: 1.0,</text:p>
          </table:table-cell>
          <table:table-cell table:formula="of:=IF(FIND(&quot;var layer_&quot;;[.A72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: true,</text:p>
          </table:table-cell>
          <table:table-cell table:formula="of:=IF(FIND(&quot;var layer_&quot;;[.A72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Opacity: 1,</text:p>
          </table:table-cell>
          <table:table-cell table:formula="of:=IF(FIND(&quot;var layer_&quot;;[.A72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Color: 'rgba(253,228,166,0.8)',</text:p>
          </table:table-cell>
          <table:table-cell table:formula="of:=IF(FIND(&quot;var layer_&quot;;[.A72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interactive: true,</text:p>
          </table:table-cell>
          <table:table-cell table:formula="of:=IF(FIND(&quot;var layer_&quot;;[.A73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}</text:p>
          </table:table-cell>
          <table:table-cell table:formula="of:=IF(FIND(&quot;var layer_&quot;;[.A73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}</text:p>
          </table:table-cell>
          <table:table-cell table:formula="of:=IF(FIND(&quot;var layer_&quot;;[.A73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if (feature.properties['HDF_PFS'] &gt;= 0.900000 &amp;&amp; feature.properties['HDF_PFS'] &lt;= 0.990000 ) {</text:p>
          </table:table-cell>
          <table:table-cell table:formula="of:=IF(FIND(&quot;var layer_&quot;;[.A73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return {</text:p>
          </table:table-cell>
          <table:table-cell table:formula="of:=IF(FIND(&quot;var layer_&quot;;[.A73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pane: 'pane_CoronaryHeartDiseasepercentile_7',</text:p>
          </table:table-cell>
          <table:table-cell table:formula="of:=IF(FIND(&quot;var layer_&quot;;[.A73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opacity: 1,</text:p>
          </table:table-cell>
          <table:table-cell table:formula="of:=IF(FIND(&quot;var layer_&quot;;[.A73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color: 'rgba(35,35,35,1.0)',</text:p>
          </table:table-cell>
          <table:table-cell table:formula="of:=IF(FIND(&quot;var layer_&quot;;[.A73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dashArray: '',</text:p>
          </table:table-cell>
          <table:table-cell table:formula="of:=IF(FIND(&quot;var layer_&quot;;[.A73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lineCap: 'butt',</text:p>
          </table:table-cell>
          <table:table-cell table:formula="of:=IF(FIND(&quot;var layer_&quot;;[.A73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lineJoin: 'miter',</text:p>
          </table:table-cell>
          <table:table-cell table:formula="of:=IF(FIND(&quot;var layer_&quot;;[.A74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weight: 1.0,</text:p>
          </table:table-cell>
          <table:table-cell table:formula="of:=IF(FIND(&quot;var layer_&quot;;[.A74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: true,</text:p>
          </table:table-cell>
          <table:table-cell table:formula="of:=IF(FIND(&quot;var layer_&quot;;[.A74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Opacity: 1,</text:p>
          </table:table-cell>
          <table:table-cell table:formula="of:=IF(FIND(&quot;var layer_&quot;;[.A74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Color: 'rgba(249,199,79,1.0)',</text:p>
          </table:table-cell>
          <table:table-cell table:formula="of:=IF(FIND(&quot;var layer_&quot;;[.A74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interactive: true,</text:p>
          </table:table-cell>
          <table:table-cell table:formula="of:=IF(FIND(&quot;var layer_&quot;;[.A74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}</text:p>
          </table:table-cell>
          <table:table-cell table:formula="of:=IF(FIND(&quot;var layer_&quot;;[.A74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}</text:p>
          </table:table-cell>
          <table:table-cell table:formula="of:=IF(FIND(&quot;var layer_&quot;;[.A74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}</text:p>
          </table:table-cell>
          <table:table-cell table:formula="of:=IF(FIND(&quot;var layer_&quot;;[.A74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map.createPane('pane_CoronaryHeartDiseasepercentile_7');</text:p>
          </table:table-cell>
          <table:table-cell table:formula="of:=IF(FIND(&quot;var layer_&quot;;[.A74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map.getPane('pane_CoronaryHeartDiseasepercentile_7').style.zIndex = 407;</text:p>
          </table:table-cell>
          <table:table-cell table:formula="of:=IF(FIND(&quot;var layer_&quot;;[.A75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map.getPane('pane_CoronaryHeartDiseasepercentile_7').style['mix-blend-mode'] = 'normal';</text:p>
          </table:table-cell>
          <table:table-cell table:formula="of:=IF(FIND(&quot;var layer_&quot;;[.A75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var layer_CoronaryHeartDiseasepercentile_7 = new L.geoJson(json_CoronaryHeartDiseasepercentile_7, {</text:p>
          </table:table-cell>
          <table:table-cell table:formula="of:=IF(FIND(&quot;var layer_&quot;;[.A752]))" office:value-type="boolean" office:boolean-value="true" calcext:value-type="boolean">
            <text:p>TRU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attribution: '',</text:p>
          </table:table-cell>
          <table:table-cell table:formula="of:=IF(FIND(&quot;var layer_&quot;;[.A75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interactive: true,</text:p>
          </table:table-cell>
          <table:table-cell table:formula="of:=IF(FIND(&quot;var layer_&quot;;[.A75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dataVar: 'json_CoronaryHeartDiseasepercentile_7',</text:p>
          </table:table-cell>
          <table:table-cell table:formula="of:=IF(FIND(&quot;var layer_&quot;;[.A75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layerName: 'layer_CoronaryHeartDiseasepercentile_7',</text:p>
          </table:table-cell>
          <table:table-cell table:formula="of:=IF(FIND(&quot;var layer_&quot;;[.A75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pane: 'pane_CoronaryHeartDiseasepercentile_7',</text:p>
          </table:table-cell>
          <table:table-cell table:formula="of:=IF(FIND(&quot;var layer_&quot;;[.A75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onEachFeature: pop_CoronaryHeartDiseasepercentile_7,</text:p>
          </table:table-cell>
          <table:table-cell table:formula="of:=IF(FIND(&quot;var layer_&quot;;[.A75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style: style_CoronaryHeartDiseasepercentile_7_0,</text:p>
          </table:table-cell>
          <table:table-cell table:formula="of:=IF(FIND(&quot;var layer_&quot;;[.A75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});</text:p>
          </table:table-cell>
          <table:table-cell table:formula="of:=IF(FIND(&quot;var layer_&quot;;[.A76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bounds_group.addLayer(layer_CoronaryHeartDiseasepercentile_7);</text:p>
          </table:table-cell>
          <table:table-cell table:formula="of:=IF(FIND(&quot;var layer_&quot;;[.A76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function pop_PropertiesatRiskofFirein30yearspercentile_8(feature, layer) {</text:p>
          </table:table-cell>
          <table:table-cell table:formula="of:=IF(FIND(&quot;var layer_&quot;;[.A76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layer.on({</text:p>
          </table:table-cell>
          <table:table-cell table:formula="of:=IF(FIND(&quot;var layer_&quot;;[.A76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mouseout: function(e) {</text:p>
          </table:table-cell>
          <table:table-cell table:formula="of:=IF(FIND(&quot;var layer_&quot;;[.A76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for (var i in e.target._eventParents) {</text:p>
          </table:table-cell>
          <table:table-cell table:formula="of:=IF(FIND(&quot;var layer_&quot;;[.A76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if (typeof e.target._eventParents[i].resetStyle === 'function') {</text:p>
          </table:table-cell>
          <table:table-cell table:formula="of:=IF(FIND(&quot;var layer_&quot;;[.A76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8"/>e.target._eventParents[i].resetStyle(e.target);</text:p>
          </table:table-cell>
          <table:table-cell table:formula="of:=IF(FIND(&quot;var layer_&quot;;[.A76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}</text:p>
          </table:table-cell>
          <table:table-cell table:formula="of:=IF(FIND(&quot;var layer_&quot;;[.A76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}</text:p>
          </table:table-cell>
          <table:table-cell table:formula="of:=IF(FIND(&quot;var layer_&quot;;[.A76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},</text:p>
          </table:table-cell>
          <table:table-cell table:formula="of:=IF(FIND(&quot;var layer_&quot;;[.A77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mouseover: highlightFeature,</text:p>
          </table:table-cell>
          <table:table-cell table:formula="of:=IF(FIND(&quot;var layer_&quot;;[.A77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});</text:p>
          </table:table-cell>
          <table:table-cell table:formula="of:=IF(FIND(&quot;var layer_&quot;;[.A77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var popupContent = '&lt;table&gt;\</text:p>
          </table:table-cell>
          <table:table-cell table:formula="of:=IF(FIND(&quot;var layer_&quot;;[.A77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tr&gt;\</text:p>
          </table:table-cell>
          <table:table-cell table:formula="of:=IF(FIND(&quot;var layer_&quot;;[.A77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h scope="row"&gt;Wastewater discharge (percentile)&lt;/th&gt;\</text:p>
          </table:table-cell>
          <table:table-cell table:formula="of:=IF(FIND(&quot;var layer_&quot;;[.A77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d class="visible-with-data" id="WF_PFS"&gt;' + (feature.properties['WF_PFS'] !== null ? autolinker.link(String(feature.properties['WF_PFS']).replace(/'/g, '\'').toLocaleString()) : '') + '&lt;/td&gt;\</text:p>
          </table:table-cell>
          <table:table-cell table:formula="of:=IF(FIND(&quot;var layer_&quot;;[.A77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/tr&gt;\</text:p>
          </table:table-cell>
          <table:table-cell table:formula="of:=IF(FIND(&quot;var layer_&quot;;[.A77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&lt;/table&gt;';</text:p>
          </table:table-cell>
          <table:table-cell table:formula="of:=IF(FIND(&quot;var layer_&quot;;[.A77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var content = removeEmptyRowsFromPopupContent(popupContent, feature);</text:p>
          </table:table-cell>
          <table:table-cell table:formula="of:=IF(FIND(&quot;var layer_&quot;;[.A77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tab/><text:tab/><text:tab/>layer.on('popupopen', function(e) {</text:p>
          </table:table-cell>
          <table:table-cell table:formula="of:=IF(FIND(&quot;var layer_&quot;;[.A78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tab/><text:tab/><text:tab/><text:tab/>addClassToPopupIfMedia(content, e.popup);</text:p>
          </table:table-cell>
          <table:table-cell table:formula="of:=IF(FIND(&quot;var layer_&quot;;[.A78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tab/><text:tab/><text:tab/>});</text:p>
          </table:table-cell>
          <table:table-cell table:formula="of:=IF(FIND(&quot;var layer_&quot;;[.A78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tab/><text:tab/><text:tab/>layer.bindPopup(content, { maxHeight: 400 });</text:p>
          </table:table-cell>
          <table:table-cell table:formula="of:=IF(FIND(&quot;var layer_&quot;;[.A78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}</text:p>
          </table:table-cell>
          <table:table-cell table:formula="of:=IF(FIND(&quot;var layer_&quot;;[.A78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/>
          <table:table-cell table:formula="of:=IF(FIND(&quot;var layer_&quot;;[.A78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function style_PropertiesatRiskofFirein30yearspercentile_8_0(feature) {</text:p>
          </table:table-cell>
          <table:table-cell table:formula="of:=IF(FIND(&quot;var layer_&quot;;[.A78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if (feature.properties['WFR_PFS'] &gt;= 0.750000 &amp;&amp; feature.properties['WFR_PFS'] &lt;= 0.900000 ) {</text:p>
          </table:table-cell>
          <table:table-cell table:formula="of:=IF(FIND(&quot;var layer_&quot;;[.A78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return {</text:p>
          </table:table-cell>
          <table:table-cell table:formula="of:=IF(FIND(&quot;var layer_&quot;;[.A78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pane: 'pane_PropertiesatRiskofFirein30yearspercentile_8',</text:p>
          </table:table-cell>
          <table:table-cell table:formula="of:=IF(FIND(&quot;var layer_&quot;;[.A78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opacity: 1,</text:p>
          </table:table-cell>
          <table:table-cell table:formula="of:=IF(FIND(&quot;var layer_&quot;;[.A79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color: 'rgba(35,35,35,1.0)',</text:p>
          </table:table-cell>
          <table:table-cell table:formula="of:=IF(FIND(&quot;var layer_&quot;;[.A79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dashArray: '',</text:p>
          </table:table-cell>
          <table:table-cell table:formula="of:=IF(FIND(&quot;var layer_&quot;;[.A79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lineCap: 'butt',</text:p>
          </table:table-cell>
          <table:table-cell table:formula="of:=IF(FIND(&quot;var layer_&quot;;[.A79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lineJoin: 'miter',</text:p>
          </table:table-cell>
          <table:table-cell table:formula="of:=IF(FIND(&quot;var layer_&quot;;[.A79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weight: 1.0,</text:p>
          </table:table-cell>
          <table:table-cell table:formula="of:=IF(FIND(&quot;var layer_&quot;;[.A79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: true,</text:p>
          </table:table-cell>
          <table:table-cell table:formula="of:=IF(FIND(&quot;var layer_&quot;;[.A79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Opacity: 1,</text:p>
          </table:table-cell>
          <table:table-cell table:formula="of:=IF(FIND(&quot;var layer_&quot;;[.A79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Color: 'rgba(255,204,213,0.8)',</text:p>
          </table:table-cell>
          <table:table-cell table:formula="of:=IF(FIND(&quot;var layer_&quot;;[.A79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interactive: true,</text:p>
          </table:table-cell>
          <table:table-cell table:formula="of:=IF(FIND(&quot;var layer_&quot;;[.A79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}</text:p>
          </table:table-cell>
          <table:table-cell table:formula="of:=IF(FIND(&quot;var layer_&quot;;[.A80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}</text:p>
          </table:table-cell>
          <table:table-cell table:formula="of:=IF(FIND(&quot;var layer_&quot;;[.A80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if (feature.properties['WFR_PFS'] &gt;= 0.900000 &amp;&amp; feature.properties['WFR_PFS'] &lt;= 0.980000 ) {</text:p>
          </table:table-cell>
          <table:table-cell table:formula="of:=IF(FIND(&quot;var layer_&quot;;[.A80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return {</text:p>
          </table:table-cell>
          <table:table-cell table:formula="of:=IF(FIND(&quot;var layer_&quot;;[.A80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pane: 'pane_PropertiesatRiskofFirein30yearspercentile_8',</text:p>
          </table:table-cell>
          <table:table-cell table:formula="of:=IF(FIND(&quot;var layer_&quot;;[.A80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opacity: 1,</text:p>
          </table:table-cell>
          <table:table-cell table:formula="of:=IF(FIND(&quot;var layer_&quot;;[.A80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color: 'rgba(35,35,35,1.0)',</text:p>
          </table:table-cell>
          <table:table-cell table:formula="of:=IF(FIND(&quot;var layer_&quot;;[.A80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dashArray: '',</text:p>
          </table:table-cell>
          <table:table-cell table:formula="of:=IF(FIND(&quot;var layer_&quot;;[.A80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lineCap: 'butt',</text:p>
          </table:table-cell>
          <table:table-cell table:formula="of:=IF(FIND(&quot;var layer_&quot;;[.A80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lineJoin: 'miter',</text:p>
          </table:table-cell>
          <table:table-cell table:formula="of:=IF(FIND(&quot;var layer_&quot;;[.A80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weight: 1.0,</text:p>
          </table:table-cell>
          <table:table-cell table:formula="of:=IF(FIND(&quot;var layer_&quot;;[.A81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: true,</text:p>
          </table:table-cell>
          <table:table-cell table:formula="of:=IF(FIND(&quot;var layer_&quot;;[.A81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Opacity: 1,</text:p>
          </table:table-cell>
          <table:table-cell table:formula="of:=IF(FIND(&quot;var layer_&quot;;[.A81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Color: 'rgba(164,19,60,1.0)',</text:p>
          </table:table-cell>
          <table:table-cell table:formula="of:=IF(FIND(&quot;var layer_&quot;;[.A81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interactive: true,</text:p>
          </table:table-cell>
          <table:table-cell table:formula="of:=IF(FIND(&quot;var layer_&quot;;[.A81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}</text:p>
          </table:table-cell>
          <table:table-cell table:formula="of:=IF(FIND(&quot;var layer_&quot;;[.A81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}</text:p>
          </table:table-cell>
          <table:table-cell table:formula="of:=IF(FIND(&quot;var layer_&quot;;[.A81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}</text:p>
          </table:table-cell>
          <table:table-cell table:formula="of:=IF(FIND(&quot;var layer_&quot;;[.A81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map.createPane('pane_PropertiesatRiskofFirein30yearspercentile_8');</text:p>
          </table:table-cell>
          <table:table-cell table:formula="of:=IF(FIND(&quot;var layer_&quot;;[.A81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map.getPane('pane_PropertiesatRiskofFirein30yearspercentile_8').style.zIndex = 408;</text:p>
          </table:table-cell>
          <table:table-cell table:formula="of:=IF(FIND(&quot;var layer_&quot;;[.A81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map.getPane('pane_PropertiesatRiskofFirein30yearspercentile_8').style['mix-blend-mode'] = 'normal';</text:p>
          </table:table-cell>
          <table:table-cell table:formula="of:=IF(FIND(&quot;var layer_&quot;;[.A82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var layer_PropertiesatRiskofFirein30yearspercentile_8 = new L.geoJson(json_PropertiesatRiskofFirein30yearspercentile_8, {</text:p>
          </table:table-cell>
          <table:table-cell table:formula="of:=IF(FIND(&quot;var layer_&quot;;[.A821]))" office:value-type="boolean" office:boolean-value="true" calcext:value-type="boolean">
            <text:p>TRU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attribution: '',</text:p>
          </table:table-cell>
          <table:table-cell table:formula="of:=IF(FIND(&quot;var layer_&quot;;[.A82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interactive: true,</text:p>
          </table:table-cell>
          <table:table-cell table:formula="of:=IF(FIND(&quot;var layer_&quot;;[.A82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dataVar: 'json_PropertiesatRiskofFirein30yearspercentile_8',</text:p>
          </table:table-cell>
          <table:table-cell table:formula="of:=IF(FIND(&quot;var layer_&quot;;[.A82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layerName: 'layer_PropertiesatRiskofFirein30yearspercentile_8',</text:p>
          </table:table-cell>
          <table:table-cell table:formula="of:=IF(FIND(&quot;var layer_&quot;;[.A82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pane: 'pane_PropertiesatRiskofFirein30yearspercentile_8',</text:p>
          </table:table-cell>
          <table:table-cell table:formula="of:=IF(FIND(&quot;var layer_&quot;;[.A82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onEachFeature: pop_PropertiesatRiskofFirein30yearspercentile_8,</text:p>
          </table:table-cell>
          <table:table-cell table:formula="of:=IF(FIND(&quot;var layer_&quot;;[.A82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style: style_PropertiesatRiskofFirein30yearspercentile_8_0,</text:p>
          </table:table-cell>
          <table:table-cell table:formula="of:=IF(FIND(&quot;var layer_&quot;;[.A82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});</text:p>
          </table:table-cell>
          <table:table-cell table:formula="of:=IF(FIND(&quot;var layer_&quot;;[.A82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bounds_group.addLayer(layer_PropertiesatRiskofFirein30yearspercentile_8);</text:p>
          </table:table-cell>
          <table:table-cell table:formula="of:=IF(FIND(&quot;var layer_&quot;;[.A83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function pop_PropertiesatRiskofFloodRisk30yearspercentile_9(feature, layer) {</text:p>
          </table:table-cell>
          <table:table-cell table:formula="of:=IF(FIND(&quot;var layer_&quot;;[.A83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layer.on({</text:p>
          </table:table-cell>
          <table:table-cell table:formula="of:=IF(FIND(&quot;var layer_&quot;;[.A83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mouseout: function(e) {</text:p>
          </table:table-cell>
          <table:table-cell table:formula="of:=IF(FIND(&quot;var layer_&quot;;[.A83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for (var i in e.target._eventParents) {</text:p>
          </table:table-cell>
          <table:table-cell table:formula="of:=IF(FIND(&quot;var layer_&quot;;[.A83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if (typeof e.target._eventParents[i].resetStyle === 'function') {</text:p>
          </table:table-cell>
          <table:table-cell table:formula="of:=IF(FIND(&quot;var layer_&quot;;[.A83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8"/>e.target._eventParents[i].resetStyle(e.target);</text:p>
          </table:table-cell>
          <table:table-cell table:formula="of:=IF(FIND(&quot;var layer_&quot;;[.A83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}</text:p>
          </table:table-cell>
          <table:table-cell table:formula="of:=IF(FIND(&quot;var layer_&quot;;[.A83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}</text:p>
          </table:table-cell>
          <table:table-cell table:formula="of:=IF(FIND(&quot;var layer_&quot;;[.A83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},</text:p>
          </table:table-cell>
          <table:table-cell table:formula="of:=IF(FIND(&quot;var layer_&quot;;[.A83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mouseover: highlightFeature,</text:p>
          </table:table-cell>
          <table:table-cell table:formula="of:=IF(FIND(&quot;var layer_&quot;;[.A84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});</text:p>
          </table:table-cell>
          <table:table-cell table:formula="of:=IF(FIND(&quot;var layer_&quot;;[.A84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var popupContent = '&lt;table&gt;\</text:p>
          </table:table-cell>
          <table:table-cell table:formula="of:=IF(FIND(&quot;var layer_&quot;;[.A84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tr&gt;\</text:p>
          </table:table-cell>
          <table:table-cell table:formula="of:=IF(FIND(&quot;var layer_&quot;;[.A84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h scope="row"&gt;Share of properties at risk of flood in 30 years (percentile)&lt;/th&gt;\</text:p>
          </table:table-cell>
          <table:table-cell table:formula="of:=IF(FIND(&quot;var layer_&quot;;[.A84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d class="visible-with-data" id="FLD_PFS"&gt;' + (feature.properties['FLD_PFS'] !== null ? autolinker.link(String(feature.properties['FLD_PFS']).replace(/'/g, '\'').toLocaleString()) : '') + '&lt;/td&gt;\</text:p>
          </table:table-cell>
          <table:table-cell table:formula="of:=IF(FIND(&quot;var layer_&quot;;[.A84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/tr&gt;\</text:p>
          </table:table-cell>
          <table:table-cell table:formula="of:=IF(FIND(&quot;var layer_&quot;;[.A84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&lt;/table&gt;';</text:p>
          </table:table-cell>
          <table:table-cell table:formula="of:=IF(FIND(&quot;var layer_&quot;;[.A84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var content = removeEmptyRowsFromPopupContent(popupContent, feature);</text:p>
          </table:table-cell>
          <table:table-cell table:formula="of:=IF(FIND(&quot;var layer_&quot;;[.A84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tab/><text:tab/><text:tab/>layer.on('popupopen', function(e) {</text:p>
          </table:table-cell>
          <table:table-cell table:formula="of:=IF(FIND(&quot;var layer_&quot;;[.A84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tab/><text:tab/><text:tab/><text:tab/>addClassToPopupIfMedia(content, e.popup);</text:p>
          </table:table-cell>
          <table:table-cell table:formula="of:=IF(FIND(&quot;var layer_&quot;;[.A85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tab/><text:tab/><text:tab/>});</text:p>
          </table:table-cell>
          <table:table-cell table:formula="of:=IF(FIND(&quot;var layer_&quot;;[.A85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tab/><text:tab/><text:tab/>layer.bindPopup(content, { maxHeight: 400 });</text:p>
          </table:table-cell>
          <table:table-cell table:formula="of:=IF(FIND(&quot;var layer_&quot;;[.A85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}</text:p>
          </table:table-cell>
          <table:table-cell table:formula="of:=IF(FIND(&quot;var layer_&quot;;[.A85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/>
          <table:table-cell table:formula="of:=IF(FIND(&quot;var layer_&quot;;[.A85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function style_PropertiesatRiskofFloodRisk30yearspercentile_9_0(feature) {</text:p>
          </table:table-cell>
          <table:table-cell table:formula="of:=IF(FIND(&quot;var layer_&quot;;[.A85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if (feature.properties['FLD_PFS'] &gt;= 0.750000 &amp;&amp; feature.properties['FLD_PFS'] &lt;= 0.900000 ) {</text:p>
          </table:table-cell>
          <table:table-cell table:formula="of:=IF(FIND(&quot;var layer_&quot;;[.A85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return {</text:p>
          </table:table-cell>
          <table:table-cell table:formula="of:=IF(FIND(&quot;var layer_&quot;;[.A85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pane: 'pane_PropertiesatRiskofFloodRisk30yearspercentile_9',</text:p>
          </table:table-cell>
          <table:table-cell table:formula="of:=IF(FIND(&quot;var layer_&quot;;[.A85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opacity: 1,</text:p>
          </table:table-cell>
          <table:table-cell table:formula="of:=IF(FIND(&quot;var layer_&quot;;[.A85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color: 'rgba(35,35,35,1.0)',</text:p>
          </table:table-cell>
          <table:table-cell table:formula="of:=IF(FIND(&quot;var layer_&quot;;[.A86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dashArray: '',</text:p>
          </table:table-cell>
          <table:table-cell table:formula="of:=IF(FIND(&quot;var layer_&quot;;[.A86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lineCap: 'butt',</text:p>
          </table:table-cell>
          <table:table-cell table:formula="of:=IF(FIND(&quot;var layer_&quot;;[.A86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lineJoin: 'miter',</text:p>
          </table:table-cell>
          <table:table-cell table:formula="of:=IF(FIND(&quot;var layer_&quot;;[.A86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weight: 1.0,</text:p>
          </table:table-cell>
          <table:table-cell table:formula="of:=IF(FIND(&quot;var layer_&quot;;[.A86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: true,</text:p>
          </table:table-cell>
          <table:table-cell table:formula="of:=IF(FIND(&quot;var layer_&quot;;[.A86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Opacity: 1,</text:p>
          </table:table-cell>
          <table:table-cell table:formula="of:=IF(FIND(&quot;var layer_&quot;;[.A86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Color: 'rgba(163,177,138,0.8)',</text:p>
          </table:table-cell>
          <table:table-cell table:formula="of:=IF(FIND(&quot;var layer_&quot;;[.A86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interactive: true,</text:p>
          </table:table-cell>
          <table:table-cell table:formula="of:=IF(FIND(&quot;var layer_&quot;;[.A86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}</text:p>
          </table:table-cell>
          <table:table-cell table:formula="of:=IF(FIND(&quot;var layer_&quot;;[.A86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}</text:p>
          </table:table-cell>
          <table:table-cell table:formula="of:=IF(FIND(&quot;var layer_&quot;;[.A87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if (feature.properties['FLD_PFS'] &gt;= 0.900000 &amp;&amp; feature.properties['FLD_PFS'] &lt;= 0.980000 ) {</text:p>
          </table:table-cell>
          <table:table-cell table:formula="of:=IF(FIND(&quot;var layer_&quot;;[.A87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return {</text:p>
          </table:table-cell>
          <table:table-cell table:formula="of:=IF(FIND(&quot;var layer_&quot;;[.A87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pane: 'pane_PropertiesatRiskofFloodRisk30yearspercentile_9',</text:p>
          </table:table-cell>
          <table:table-cell table:formula="of:=IF(FIND(&quot;var layer_&quot;;[.A87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opacity: 1,</text:p>
          </table:table-cell>
          <table:table-cell table:formula="of:=IF(FIND(&quot;var layer_&quot;;[.A87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color: 'rgba(35,35,35,1.0)',</text:p>
          </table:table-cell>
          <table:table-cell table:formula="of:=IF(FIND(&quot;var layer_&quot;;[.A87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dashArray: '',</text:p>
          </table:table-cell>
          <table:table-cell table:formula="of:=IF(FIND(&quot;var layer_&quot;;[.A87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lineCap: 'butt',</text:p>
          </table:table-cell>
          <table:table-cell table:formula="of:=IF(FIND(&quot;var layer_&quot;;[.A87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lineJoin: 'miter',</text:p>
          </table:table-cell>
          <table:table-cell table:formula="of:=IF(FIND(&quot;var layer_&quot;;[.A87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weight: 1.0,</text:p>
          </table:table-cell>
          <table:table-cell table:formula="of:=IF(FIND(&quot;var layer_&quot;;[.A87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: true,</text:p>
          </table:table-cell>
          <table:table-cell table:formula="of:=IF(FIND(&quot;var layer_&quot;;[.A88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Opacity: 1,</text:p>
          </table:table-cell>
          <table:table-cell table:formula="of:=IF(FIND(&quot;var layer_&quot;;[.A88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Color: 'rgba(52,78,65,1.0)',</text:p>
          </table:table-cell>
          <table:table-cell table:formula="of:=IF(FIND(&quot;var layer_&quot;;[.A88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interactive: true,</text:p>
          </table:table-cell>
          <table:table-cell table:formula="of:=IF(FIND(&quot;var layer_&quot;;[.A88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}</text:p>
          </table:table-cell>
          <table:table-cell table:formula="of:=IF(FIND(&quot;var layer_&quot;;[.A88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}</text:p>
          </table:table-cell>
          <table:table-cell table:formula="of:=IF(FIND(&quot;var layer_&quot;;[.A88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}</text:p>
          </table:table-cell>
          <table:table-cell table:formula="of:=IF(FIND(&quot;var layer_&quot;;[.A88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map.createPane('pane_PropertiesatRiskofFloodRisk30yearspercentile_9');</text:p>
          </table:table-cell>
          <table:table-cell table:formula="of:=IF(FIND(&quot;var layer_&quot;;[.A88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map.getPane('pane_PropertiesatRiskofFloodRisk30yearspercentile_9').style.zIndex = 409;</text:p>
          </table:table-cell>
          <table:table-cell table:formula="of:=IF(FIND(&quot;var layer_&quot;;[.A88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map.getPane('pane_PropertiesatRiskofFloodRisk30yearspercentile_9').style['mix-blend-mode'] = 'normal';</text:p>
          </table:table-cell>
          <table:table-cell table:formula="of:=IF(FIND(&quot;var layer_&quot;;[.A88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var layer_PropertiesatRiskofFloodRisk30yearspercentile_9 = new L.geoJson(json_PropertiesatRiskofFloodRisk30yearspercentile_9, {</text:p>
          </table:table-cell>
          <table:table-cell table:formula="of:=IF(FIND(&quot;var layer_&quot;;[.A890]))" office:value-type="boolean" office:boolean-value="true" calcext:value-type="boolean">
            <text:p>TRU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attribution: '',</text:p>
          </table:table-cell>
          <table:table-cell table:formula="of:=IF(FIND(&quot;var layer_&quot;;[.A89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interactive: true,</text:p>
          </table:table-cell>
          <table:table-cell table:formula="of:=IF(FIND(&quot;var layer_&quot;;[.A89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dataVar: 'json_PropertiesatRiskofFloodRisk30yearspercentile_9',</text:p>
          </table:table-cell>
          <table:table-cell table:formula="of:=IF(FIND(&quot;var layer_&quot;;[.A89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layerName: 'layer_PropertiesatRiskofFloodRisk30yearspercentile_9',</text:p>
          </table:table-cell>
          <table:table-cell table:formula="of:=IF(FIND(&quot;var layer_&quot;;[.A89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pane: 'pane_PropertiesatRiskofFloodRisk30yearspercentile_9',</text:p>
          </table:table-cell>
          <table:table-cell table:formula="of:=IF(FIND(&quot;var layer_&quot;;[.A89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onEachFeature: pop_PropertiesatRiskofFloodRisk30yearspercentile_9,</text:p>
          </table:table-cell>
          <table:table-cell table:formula="of:=IF(FIND(&quot;var layer_&quot;;[.A89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style: style_PropertiesatRiskofFloodRisk30yearspercentile_9_0,</text:p>
          </table:table-cell>
          <table:table-cell table:formula="of:=IF(FIND(&quot;var layer_&quot;;[.A89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});</text:p>
          </table:table-cell>
          <table:table-cell table:formula="of:=IF(FIND(&quot;var layer_&quot;;[.A89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bounds_group.addLayer(layer_PropertiesatRiskofFloodRisk30yearspercentile_9);</text:p>
          </table:table-cell>
          <table:table-cell table:formula="of:=IF(FIND(&quot;var layer_&quot;;[.A89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function pop_DOTTravelBarrierScorepercentile_10(feature, layer) {</text:p>
          </table:table-cell>
          <table:table-cell table:formula="of:=IF(FIND(&quot;var layer_&quot;;[.A90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layer.on({</text:p>
          </table:table-cell>
          <table:table-cell table:formula="of:=IF(FIND(&quot;var layer_&quot;;[.A90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mouseout: function(e) {</text:p>
          </table:table-cell>
          <table:table-cell table:formula="of:=IF(FIND(&quot;var layer_&quot;;[.A90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for (var i in e.target._eventParents) {</text:p>
          </table:table-cell>
          <table:table-cell table:formula="of:=IF(FIND(&quot;var layer_&quot;;[.A90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if (typeof e.target._eventParents[i].resetStyle === 'function') {</text:p>
          </table:table-cell>
          <table:table-cell table:formula="of:=IF(FIND(&quot;var layer_&quot;;[.A90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8"/>e.target._eventParents[i].resetStyle(e.target);</text:p>
          </table:table-cell>
          <table:table-cell table:formula="of:=IF(FIND(&quot;var layer_&quot;;[.A90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}</text:p>
          </table:table-cell>
          <table:table-cell table:formula="of:=IF(FIND(&quot;var layer_&quot;;[.A90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}</text:p>
          </table:table-cell>
          <table:table-cell table:formula="of:=IF(FIND(&quot;var layer_&quot;;[.A90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},</text:p>
          </table:table-cell>
          <table:table-cell table:formula="of:=IF(FIND(&quot;var layer_&quot;;[.A90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mouseover: highlightFeature,</text:p>
          </table:table-cell>
          <table:table-cell table:formula="of:=IF(FIND(&quot;var layer_&quot;;[.A90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});</text:p>
          </table:table-cell>
          <table:table-cell table:formula="of:=IF(FIND(&quot;var layer_&quot;;[.A91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var popupContent = '&lt;table&gt;\</text:p>
          </table:table-cell>
          <table:table-cell table:formula="of:=IF(FIND(&quot;var layer_&quot;;[.A91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tr&gt;\</text:p>
          </table:table-cell>
          <table:table-cell table:formula="of:=IF(FIND(&quot;var layer_&quot;;[.A91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h scope="row"&gt;DOT Travel Barriers Score (percentile)&lt;/th&gt;\</text:p>
          </table:table-cell>
          <table:table-cell table:formula="of:=IF(FIND(&quot;var layer_&quot;;[.A91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d class="visible-with-data" id="TD_PFS"&gt;' + (feature.properties['TD_PFS'] !== null ? autolinker.link(String(feature.properties['TD_PFS']).replace(/'/g, '\'').toLocaleString()) : '') + '&lt;/td&gt;\</text:p>
          </table:table-cell>
          <table:table-cell table:formula="of:=IF(FIND(&quot;var layer_&quot;;[.A91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/tr&gt;\</text:p>
          </table:table-cell>
          <table:table-cell table:formula="of:=IF(FIND(&quot;var layer_&quot;;[.A91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&lt;/table&gt;';</text:p>
          </table:table-cell>
          <table:table-cell table:formula="of:=IF(FIND(&quot;var layer_&quot;;[.A91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var content = removeEmptyRowsFromPopupContent(popupContent, feature);</text:p>
          </table:table-cell>
          <table:table-cell table:formula="of:=IF(FIND(&quot;var layer_&quot;;[.A91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tab/><text:tab/><text:tab/>layer.on('popupopen', function(e) {</text:p>
          </table:table-cell>
          <table:table-cell table:formula="of:=IF(FIND(&quot;var layer_&quot;;[.A91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tab/><text:tab/><text:tab/><text:tab/>addClassToPopupIfMedia(content, e.popup);</text:p>
          </table:table-cell>
          <table:table-cell table:formula="of:=IF(FIND(&quot;var layer_&quot;;[.A91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tab/><text:tab/><text:tab/>});</text:p>
          </table:table-cell>
          <table:table-cell table:formula="of:=IF(FIND(&quot;var layer_&quot;;[.A92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tab/><text:tab/><text:tab/>layer.bindPopup(content, { maxHeight: 400 });</text:p>
          </table:table-cell>
          <table:table-cell table:formula="of:=IF(FIND(&quot;var layer_&quot;;[.A92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}</text:p>
          </table:table-cell>
          <table:table-cell table:formula="of:=IF(FIND(&quot;var layer_&quot;;[.A92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/>
          <table:table-cell table:formula="of:=IF(FIND(&quot;var layer_&quot;;[.A92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function style_DOTTravelBarrierScorepercentile_10_0(feature) {</text:p>
          </table:table-cell>
          <table:table-cell table:formula="of:=IF(FIND(&quot;var layer_&quot;;[.A92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if (feature.properties['TD_PFS'] &gt;= 0.750000 &amp;&amp; feature.properties['TD_PFS'] &lt;= 0.900000 ) {</text:p>
          </table:table-cell>
          <table:table-cell table:formula="of:=IF(FIND(&quot;var layer_&quot;;[.A92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return {</text:p>
          </table:table-cell>
          <table:table-cell table:formula="of:=IF(FIND(&quot;var layer_&quot;;[.A92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pane: 'pane_DOTTravelBarrierScorepercentile_10',</text:p>
          </table:table-cell>
          <table:table-cell table:formula="of:=IF(FIND(&quot;var layer_&quot;;[.A92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opacity: 1,</text:p>
          </table:table-cell>
          <table:table-cell table:formula="of:=IF(FIND(&quot;var layer_&quot;;[.A92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color: 'rgba(35,35,35,1.0)',</text:p>
          </table:table-cell>
          <table:table-cell table:formula="of:=IF(FIND(&quot;var layer_&quot;;[.A92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dashArray: '',</text:p>
          </table:table-cell>
          <table:table-cell table:formula="of:=IF(FIND(&quot;var layer_&quot;;[.A93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lineCap: 'butt',</text:p>
          </table:table-cell>
          <table:table-cell table:formula="of:=IF(FIND(&quot;var layer_&quot;;[.A93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lineJoin: 'miter',</text:p>
          </table:table-cell>
          <table:table-cell table:formula="of:=IF(FIND(&quot;var layer_&quot;;[.A93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weight: 1.0,</text:p>
          </table:table-cell>
          <table:table-cell table:formula="of:=IF(FIND(&quot;var layer_&quot;;[.A93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: true,</text:p>
          </table:table-cell>
          <table:table-cell table:formula="of:=IF(FIND(&quot;var layer_&quot;;[.A93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Opacity: 1,</text:p>
          </table:table-cell>
          <table:table-cell table:formula="of:=IF(FIND(&quot;var layer_&quot;;[.A93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Color: 'rgba(224,170,255,0.8)',</text:p>
          </table:table-cell>
          <table:table-cell table:formula="of:=IF(FIND(&quot;var layer_&quot;;[.A93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interactive: true,</text:p>
          </table:table-cell>
          <table:table-cell table:formula="of:=IF(FIND(&quot;var layer_&quot;;[.A93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}</text:p>
          </table:table-cell>
          <table:table-cell table:formula="of:=IF(FIND(&quot;var layer_&quot;;[.A93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}</text:p>
          </table:table-cell>
          <table:table-cell table:formula="of:=IF(FIND(&quot;var layer_&quot;;[.A93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if (feature.properties['TD_PFS'] &gt;= 0.900000 &amp;&amp; feature.properties['TD_PFS'] &lt;= 0.980000 ) {</text:p>
          </table:table-cell>
          <table:table-cell table:formula="of:=IF(FIND(&quot;var layer_&quot;;[.A94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return {</text:p>
          </table:table-cell>
          <table:table-cell table:formula="of:=IF(FIND(&quot;var layer_&quot;;[.A94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pane: 'pane_DOTTravelBarrierScorepercentile_10',</text:p>
          </table:table-cell>
          <table:table-cell table:formula="of:=IF(FIND(&quot;var layer_&quot;;[.A94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opacity: 1,</text:p>
          </table:table-cell>
          <table:table-cell table:formula="of:=IF(FIND(&quot;var layer_&quot;;[.A94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color: 'rgba(35,35,35,1.0)',</text:p>
          </table:table-cell>
          <table:table-cell table:formula="of:=IF(FIND(&quot;var layer_&quot;;[.A94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dashArray: '',</text:p>
          </table:table-cell>
          <table:table-cell table:formula="of:=IF(FIND(&quot;var layer_&quot;;[.A94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lineCap: 'butt',</text:p>
          </table:table-cell>
          <table:table-cell table:formula="of:=IF(FIND(&quot;var layer_&quot;;[.A94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lineJoin: 'miter',</text:p>
          </table:table-cell>
          <table:table-cell table:formula="of:=IF(FIND(&quot;var layer_&quot;;[.A94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weight: 1.0,</text:p>
          </table:table-cell>
          <table:table-cell table:formula="of:=IF(FIND(&quot;var layer_&quot;;[.A94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: true,</text:p>
          </table:table-cell>
          <table:table-cell table:formula="of:=IF(FIND(&quot;var layer_&quot;;[.A94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Opacity: 1,</text:p>
          </table:table-cell>
          <table:table-cell table:formula="of:=IF(FIND(&quot;var layer_&quot;;[.A95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Color: 'rgba(90,24,154,1.0)',</text:p>
          </table:table-cell>
          <table:table-cell table:formula="of:=IF(FIND(&quot;var layer_&quot;;[.A95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interactive: true,</text:p>
          </table:table-cell>
          <table:table-cell table:formula="of:=IF(FIND(&quot;var layer_&quot;;[.A95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}</text:p>
          </table:table-cell>
          <table:table-cell table:formula="of:=IF(FIND(&quot;var layer_&quot;;[.A95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}</text:p>
          </table:table-cell>
          <table:table-cell table:formula="of:=IF(FIND(&quot;var layer_&quot;;[.A95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}</text:p>
          </table:table-cell>
          <table:table-cell table:formula="of:=IF(FIND(&quot;var layer_&quot;;[.A95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map.createPane('pane_DOTTravelBarrierScorepercentile_10');</text:p>
          </table:table-cell>
          <table:table-cell table:formula="of:=IF(FIND(&quot;var layer_&quot;;[.A95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map.getPane('pane_DOTTravelBarrierScorepercentile_10').style.zIndex = 410;</text:p>
          </table:table-cell>
          <table:table-cell table:formula="of:=IF(FIND(&quot;var layer_&quot;;[.A95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map.getPane('pane_DOTTravelBarrierScorepercentile_10').style['mix-blend-mode'] = 'normal';</text:p>
          </table:table-cell>
          <table:table-cell table:formula="of:=IF(FIND(&quot;var layer_&quot;;[.A95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var layer_DOTTravelBarrierScorepercentile_10 = new L.geoJson(json_DOTTravelBarrierScorepercentile_10, {</text:p>
          </table:table-cell>
          <table:table-cell table:formula="of:=IF(FIND(&quot;var layer_&quot;;[.A959]))" office:value-type="boolean" office:boolean-value="true" calcext:value-type="boolean">
            <text:p>TRU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attribution: '',</text:p>
          </table:table-cell>
          <table:table-cell table:formula="of:=IF(FIND(&quot;var layer_&quot;;[.A96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interactive: true,</text:p>
          </table:table-cell>
          <table:table-cell table:formula="of:=IF(FIND(&quot;var layer_&quot;;[.A96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dataVar: 'json_DOTTravelBarrierScorepercentile_10',</text:p>
          </table:table-cell>
          <table:table-cell table:formula="of:=IF(FIND(&quot;var layer_&quot;;[.A96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layerName: 'layer_DOTTravelBarrierScorepercentile_10',</text:p>
          </table:table-cell>
          <table:table-cell table:formula="of:=IF(FIND(&quot;var layer_&quot;;[.A96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pane: 'pane_DOTTravelBarrierScorepercentile_10',</text:p>
          </table:table-cell>
          <table:table-cell table:formula="of:=IF(FIND(&quot;var layer_&quot;;[.A96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onEachFeature: pop_DOTTravelBarrierScorepercentile_10,</text:p>
          </table:table-cell>
          <table:table-cell table:formula="of:=IF(FIND(&quot;var layer_&quot;;[.A96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style: style_DOTTravelBarrierScorepercentile_10_0,</text:p>
          </table:table-cell>
          <table:table-cell table:formula="of:=IF(FIND(&quot;var layer_&quot;;[.A96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});</text:p>
          </table:table-cell>
          <table:table-cell table:formula="of:=IF(FIND(&quot;var layer_&quot;;[.A96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bounds_group.addLayer(layer_DOTTravelBarrierScorepercentile_10);</text:p>
          </table:table-cell>
          <table:table-cell table:formula="of:=IF(FIND(&quot;var layer_&quot;;[.A96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function pop_ExpectedBuildingLossRatepercentile_11(feature, layer) {</text:p>
          </table:table-cell>
          <table:table-cell table:formula="of:=IF(FIND(&quot;var layer_&quot;;[.A96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layer.on({</text:p>
          </table:table-cell>
          <table:table-cell table:formula="of:=IF(FIND(&quot;var layer_&quot;;[.A97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mouseout: function(e) {</text:p>
          </table:table-cell>
          <table:table-cell table:formula="of:=IF(FIND(&quot;var layer_&quot;;[.A97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for (var i in e.target._eventParents) {</text:p>
          </table:table-cell>
          <table:table-cell table:formula="of:=IF(FIND(&quot;var layer_&quot;;[.A97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if (typeof e.target._eventParents[i].resetStyle === 'function') {</text:p>
          </table:table-cell>
          <table:table-cell table:formula="of:=IF(FIND(&quot;var layer_&quot;;[.A97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8"/>e.target._eventParents[i].resetStyle(e.target);</text:p>
          </table:table-cell>
          <table:table-cell table:formula="of:=IF(FIND(&quot;var layer_&quot;;[.A97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}</text:p>
          </table:table-cell>
          <table:table-cell table:formula="of:=IF(FIND(&quot;var layer_&quot;;[.A97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}</text:p>
          </table:table-cell>
          <table:table-cell table:formula="of:=IF(FIND(&quot;var layer_&quot;;[.A97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},</text:p>
          </table:table-cell>
          <table:table-cell table:formula="of:=IF(FIND(&quot;var layer_&quot;;[.A97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mouseover: highlightFeature,</text:p>
          </table:table-cell>
          <table:table-cell table:formula="of:=IF(FIND(&quot;var layer_&quot;;[.A97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});</text:p>
          </table:table-cell>
          <table:table-cell table:formula="of:=IF(FIND(&quot;var layer_&quot;;[.A97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var popupContent = '&lt;table&gt;\</text:p>
          </table:table-cell>
          <table:table-cell table:formula="of:=IF(FIND(&quot;var layer_&quot;;[.A98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tr&gt;\</text:p>
          </table:table-cell>
          <table:table-cell table:formula="of:=IF(FIND(&quot;var layer_&quot;;[.A98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h scope="row"&gt;Expected building loss rate (Natural Hazards Risk Index) (percentile)&lt;/th&gt;\</text:p>
          </table:table-cell>
          <table:table-cell table:formula="of:=IF(FIND(&quot;var layer_&quot;;[.A98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d class="visible-with-data" id="EBLR_PFS"&gt;' + (feature.properties['EBLR_PFS'] !== null ? autolinker.link(String(feature.properties['EBLR_PFS']).replace(/'/g, '\'').toLocaleString()) : '') + '&lt;/td&gt;\</text:p>
          </table:table-cell>
          <table:table-cell table:formula="of:=IF(FIND(&quot;var layer_&quot;;[.A98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/tr&gt;\</text:p>
          </table:table-cell>
          <table:table-cell table:formula="of:=IF(FIND(&quot;var layer_&quot;;[.A98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&lt;/table&gt;';</text:p>
          </table:table-cell>
          <table:table-cell table:formula="of:=IF(FIND(&quot;var layer_&quot;;[.A98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var content = removeEmptyRowsFromPopupContent(popupContent, feature);</text:p>
          </table:table-cell>
          <table:table-cell table:formula="of:=IF(FIND(&quot;var layer_&quot;;[.A98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tab/><text:tab/><text:tab/>layer.on('popupopen', function(e) {</text:p>
          </table:table-cell>
          <table:table-cell table:formula="of:=IF(FIND(&quot;var layer_&quot;;[.A98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tab/><text:tab/><text:tab/><text:tab/>addClassToPopupIfMedia(content, e.popup);</text:p>
          </table:table-cell>
          <table:table-cell table:formula="of:=IF(FIND(&quot;var layer_&quot;;[.A98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tab/><text:tab/><text:tab/>});</text:p>
          </table:table-cell>
          <table:table-cell table:formula="of:=IF(FIND(&quot;var layer_&quot;;[.A98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tab/><text:tab/><text:tab/>layer.bindPopup(content, { maxHeight: 400 });</text:p>
          </table:table-cell>
          <table:table-cell table:formula="of:=IF(FIND(&quot;var layer_&quot;;[.A99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}</text:p>
          </table:table-cell>
          <table:table-cell table:formula="of:=IF(FIND(&quot;var layer_&quot;;[.A99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/>
          <table:table-cell table:formula="of:=IF(FIND(&quot;var layer_&quot;;[.A99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function style_ExpectedBuildingLossRatepercentile_11_0(feature) {</text:p>
          </table:table-cell>
          <table:table-cell table:formula="of:=IF(FIND(&quot;var layer_&quot;;[.A99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if (feature.properties['EBLR_PFS'] &gt;= 0.750000 &amp;&amp; feature.properties['EBLR_PFS'] &lt;= 0.900000 ) {</text:p>
          </table:table-cell>
          <table:table-cell table:formula="of:=IF(FIND(&quot;var layer_&quot;;[.A99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return {</text:p>
          </table:table-cell>
          <table:table-cell table:formula="of:=IF(FIND(&quot;var layer_&quot;;[.A99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pane: 'pane_ExpectedBuildingLossRatepercentile_11',</text:p>
          </table:table-cell>
          <table:table-cell table:formula="of:=IF(FIND(&quot;var layer_&quot;;[.A99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opacity: 1,</text:p>
          </table:table-cell>
          <table:table-cell table:formula="of:=IF(FIND(&quot;var layer_&quot;;[.A99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color: 'rgba(35,35,35,1.0)',</text:p>
          </table:table-cell>
          <table:table-cell table:formula="of:=IF(FIND(&quot;var layer_&quot;;[.A99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dashArray: '',</text:p>
          </table:table-cell>
          <table:table-cell table:formula="of:=IF(FIND(&quot;var layer_&quot;;[.A99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lineCap: 'butt',</text:p>
          </table:table-cell>
          <table:table-cell table:formula="of:=IF(FIND(&quot;var layer_&quot;;[.A100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lineJoin: 'miter',</text:p>
          </table:table-cell>
          <table:table-cell table:formula="of:=IF(FIND(&quot;var layer_&quot;;[.A100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weight: 1.0,</text:p>
          </table:table-cell>
          <table:table-cell table:formula="of:=IF(FIND(&quot;var layer_&quot;;[.A100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: true,</text:p>
          </table:table-cell>
          <table:table-cell table:formula="of:=IF(FIND(&quot;var layer_&quot;;[.A100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Opacity: 1,</text:p>
          </table:table-cell>
          <table:table-cell table:formula="of:=IF(FIND(&quot;var layer_&quot;;[.A100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Color: 'rgba(217,237,146,0.8)',</text:p>
          </table:table-cell>
          <table:table-cell table:formula="of:=IF(FIND(&quot;var layer_&quot;;[.A100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interactive: true,</text:p>
          </table:table-cell>
          <table:table-cell table:formula="of:=IF(FIND(&quot;var layer_&quot;;[.A100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}</text:p>
          </table:table-cell>
          <table:table-cell table:formula="of:=IF(FIND(&quot;var layer_&quot;;[.A100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}</text:p>
          </table:table-cell>
          <table:table-cell table:formula="of:=IF(FIND(&quot;var layer_&quot;;[.A100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if (feature.properties['EBLR_PFS'] &gt;= 0.900000 &amp;&amp; feature.properties['EBLR_PFS'] &lt;= 0.990000 ) {</text:p>
          </table:table-cell>
          <table:table-cell table:formula="of:=IF(FIND(&quot;var layer_&quot;;[.A100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return {</text:p>
          </table:table-cell>
          <table:table-cell table:formula="of:=IF(FIND(&quot;var layer_&quot;;[.A101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pane: 'pane_ExpectedBuildingLossRatepercentile_11',</text:p>
          </table:table-cell>
          <table:table-cell table:formula="of:=IF(FIND(&quot;var layer_&quot;;[.A101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opacity: 1,</text:p>
          </table:table-cell>
          <table:table-cell table:formula="of:=IF(FIND(&quot;var layer_&quot;;[.A101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color: 'rgba(35,35,35,1.0)',</text:p>
          </table:table-cell>
          <table:table-cell table:formula="of:=IF(FIND(&quot;var layer_&quot;;[.A101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dashArray: '',</text:p>
          </table:table-cell>
          <table:table-cell table:formula="of:=IF(FIND(&quot;var layer_&quot;;[.A101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lineCap: 'butt',</text:p>
          </table:table-cell>
          <table:table-cell table:formula="of:=IF(FIND(&quot;var layer_&quot;;[.A101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lineJoin: 'miter',</text:p>
          </table:table-cell>
          <table:table-cell table:formula="of:=IF(FIND(&quot;var layer_&quot;;[.A101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weight: 1.0,</text:p>
          </table:table-cell>
          <table:table-cell table:formula="of:=IF(FIND(&quot;var layer_&quot;;[.A101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: true,</text:p>
          </table:table-cell>
          <table:table-cell table:formula="of:=IF(FIND(&quot;var layer_&quot;;[.A101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Opacity: 1,</text:p>
          </table:table-cell>
          <table:table-cell table:formula="of:=IF(FIND(&quot;var layer_&quot;;[.A101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Color: 'rgba(118,200,147,1.0)',</text:p>
          </table:table-cell>
          <table:table-cell table:formula="of:=IF(FIND(&quot;var layer_&quot;;[.A102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interactive: true,</text:p>
          </table:table-cell>
          <table:table-cell table:formula="of:=IF(FIND(&quot;var layer_&quot;;[.A102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}</text:p>
          </table:table-cell>
          <table:table-cell table:formula="of:=IF(FIND(&quot;var layer_&quot;;[.A102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}</text:p>
          </table:table-cell>
          <table:table-cell table:formula="of:=IF(FIND(&quot;var layer_&quot;;[.A102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}</text:p>
          </table:table-cell>
          <table:table-cell table:formula="of:=IF(FIND(&quot;var layer_&quot;;[.A102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map.createPane('pane_ExpectedBuildingLossRatepercentile_11');</text:p>
          </table:table-cell>
          <table:table-cell table:formula="of:=IF(FIND(&quot;var layer_&quot;;[.A102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map.getPane('pane_ExpectedBuildingLossRatepercentile_11').style.zIndex = 411;</text:p>
          </table:table-cell>
          <table:table-cell table:formula="of:=IF(FIND(&quot;var layer_&quot;;[.A102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map.getPane('pane_ExpectedBuildingLossRatepercentile_11').style['mix-blend-mode'] = 'normal';</text:p>
          </table:table-cell>
          <table:table-cell table:formula="of:=IF(FIND(&quot;var layer_&quot;;[.A102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var layer_ExpectedBuildingLossRatepercentile_11 = new L.geoJson(json_ExpectedBuildingLossRatepercentile_11, {</text:p>
          </table:table-cell>
          <table:table-cell table:formula="of:=IF(FIND(&quot;var layer_&quot;;[.A1028]))" office:value-type="boolean" office:boolean-value="true" calcext:value-type="boolean">
            <text:p>TRU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attribution: '',</text:p>
          </table:table-cell>
          <table:table-cell table:formula="of:=IF(FIND(&quot;var layer_&quot;;[.A102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interactive: true,</text:p>
          </table:table-cell>
          <table:table-cell table:formula="of:=IF(FIND(&quot;var layer_&quot;;[.A103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dataVar: 'json_ExpectedBuildingLossRatepercentile_11',</text:p>
          </table:table-cell>
          <table:table-cell table:formula="of:=IF(FIND(&quot;var layer_&quot;;[.A103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layerName: 'layer_ExpectedBuildingLossRatepercentile_11',</text:p>
          </table:table-cell>
          <table:table-cell table:formula="of:=IF(FIND(&quot;var layer_&quot;;[.A103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pane: 'pane_ExpectedBuildingLossRatepercentile_11',</text:p>
          </table:table-cell>
          <table:table-cell table:formula="of:=IF(FIND(&quot;var layer_&quot;;[.A103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onEachFeature: pop_ExpectedBuildingLossRatepercentile_11,</text:p>
          </table:table-cell>
          <table:table-cell table:formula="of:=IF(FIND(&quot;var layer_&quot;;[.A103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style: style_ExpectedBuildingLossRatepercentile_11_0,</text:p>
          </table:table-cell>
          <table:table-cell table:formula="of:=IF(FIND(&quot;var layer_&quot;;[.A103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});</text:p>
          </table:table-cell>
          <table:table-cell table:formula="of:=IF(FIND(&quot;var layer_&quot;;[.A103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bounds_group.addLayer(layer_ExpectedBuildingLossRatepercentile_11);</text:p>
          </table:table-cell>
          <table:table-cell table:formula="of:=IF(FIND(&quot;var layer_&quot;;[.A103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function pop_AgriculturalLossRatepercentile_12(feature, layer) {</text:p>
          </table:table-cell>
          <table:table-cell table:formula="of:=IF(FIND(&quot;var layer_&quot;;[.A103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layer.on({</text:p>
          </table:table-cell>
          <table:table-cell table:formula="of:=IF(FIND(&quot;var layer_&quot;;[.A103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mouseout: function(e) {</text:p>
          </table:table-cell>
          <table:table-cell table:formula="of:=IF(FIND(&quot;var layer_&quot;;[.A104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for (var i in e.target._eventParents) {</text:p>
          </table:table-cell>
          <table:table-cell table:formula="of:=IF(FIND(&quot;var layer_&quot;;[.A104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if (typeof e.target._eventParents[i].resetStyle === 'function') {</text:p>
          </table:table-cell>
          <table:table-cell table:formula="of:=IF(FIND(&quot;var layer_&quot;;[.A104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8"/>e.target._eventParents[i].resetStyle(e.target);</text:p>
          </table:table-cell>
          <table:table-cell table:formula="of:=IF(FIND(&quot;var layer_&quot;;[.A104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}</text:p>
          </table:table-cell>
          <table:table-cell table:formula="of:=IF(FIND(&quot;var layer_&quot;;[.A104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}</text:p>
          </table:table-cell>
          <table:table-cell table:formula="of:=IF(FIND(&quot;var layer_&quot;;[.A104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},</text:p>
          </table:table-cell>
          <table:table-cell table:formula="of:=IF(FIND(&quot;var layer_&quot;;[.A104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mouseover: highlightFeature,</text:p>
          </table:table-cell>
          <table:table-cell table:formula="of:=IF(FIND(&quot;var layer_&quot;;[.A104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});</text:p>
          </table:table-cell>
          <table:table-cell table:formula="of:=IF(FIND(&quot;var layer_&quot;;[.A104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var popupContent = '&lt;table&gt;\</text:p>
          </table:table-cell>
          <table:table-cell table:formula="of:=IF(FIND(&quot;var layer_&quot;;[.A104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tr&gt;\</text:p>
          </table:table-cell>
          <table:table-cell table:formula="of:=IF(FIND(&quot;var layer_&quot;;[.A105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h scope="row"&gt;Expected agricultural loss rate (Natural Hazards Risk Index) (percentile)&lt;/th&gt;\</text:p>
          </table:table-cell>
          <table:table-cell table:formula="of:=IF(FIND(&quot;var layer_&quot;;[.A105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d class="visible-with-data" id="EALR_PFS"&gt;' + (feature.properties['EALR_PFS'] !== null ? autolinker.link(String(feature.properties['EALR_PFS']).replace(/'/g, '\'').toLocaleString()) : '') + '&lt;/td&gt;\</text:p>
          </table:table-cell>
          <table:table-cell table:formula="of:=IF(FIND(&quot;var layer_&quot;;[.A105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/tr&gt;\</text:p>
          </table:table-cell>
          <table:table-cell table:formula="of:=IF(FIND(&quot;var layer_&quot;;[.A105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&lt;/table&gt;';</text:p>
          </table:table-cell>
          <table:table-cell table:formula="of:=IF(FIND(&quot;var layer_&quot;;[.A105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var content = removeEmptyRowsFromPopupContent(popupContent, feature);</text:p>
          </table:table-cell>
          <table:table-cell table:formula="of:=IF(FIND(&quot;var layer_&quot;;[.A105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tab/><text:tab/><text:tab/>layer.on('popupopen', function(e) {</text:p>
          </table:table-cell>
          <table:table-cell table:formula="of:=IF(FIND(&quot;var layer_&quot;;[.A105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tab/><text:tab/><text:tab/><text:tab/>addClassToPopupIfMedia(content, e.popup);</text:p>
          </table:table-cell>
          <table:table-cell table:formula="of:=IF(FIND(&quot;var layer_&quot;;[.A105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tab/><text:tab/><text:tab/>});</text:p>
          </table:table-cell>
          <table:table-cell table:formula="of:=IF(FIND(&quot;var layer_&quot;;[.A105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tab/><text:tab/><text:tab/>layer.bindPopup(content, { maxHeight: 400 });</text:p>
          </table:table-cell>
          <table:table-cell table:formula="of:=IF(FIND(&quot;var layer_&quot;;[.A105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}</text:p>
          </table:table-cell>
          <table:table-cell table:formula="of:=IF(FIND(&quot;var layer_&quot;;[.A106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/>
          <table:table-cell table:formula="of:=IF(FIND(&quot;var layer_&quot;;[.A106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function style_AgriculturalLossRatepercentile_12_0(feature) {</text:p>
          </table:table-cell>
          <table:table-cell table:formula="of:=IF(FIND(&quot;var layer_&quot;;[.A106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if (feature.properties['EALR_PFS'] &gt;= 0.750000 &amp;&amp; feature.properties['EALR_PFS'] &lt;= 0.900000 ) {</text:p>
          </table:table-cell>
          <table:table-cell table:formula="of:=IF(FIND(&quot;var layer_&quot;;[.A106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return {</text:p>
          </table:table-cell>
          <table:table-cell table:formula="of:=IF(FIND(&quot;var layer_&quot;;[.A106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pane: 'pane_AgriculturalLossRatepercentile_12',</text:p>
          </table:table-cell>
          <table:table-cell table:formula="of:=IF(FIND(&quot;var layer_&quot;;[.A106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opacity: 1,</text:p>
          </table:table-cell>
          <table:table-cell table:formula="of:=IF(FIND(&quot;var layer_&quot;;[.A106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color: 'rgba(35,35,35,1.0)',</text:p>
          </table:table-cell>
          <table:table-cell table:formula="of:=IF(FIND(&quot;var layer_&quot;;[.A106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dashArray: '',</text:p>
          </table:table-cell>
          <table:table-cell table:formula="of:=IF(FIND(&quot;var layer_&quot;;[.A106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lineCap: 'butt',</text:p>
          </table:table-cell>
          <table:table-cell table:formula="of:=IF(FIND(&quot;var layer_&quot;;[.A106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lineJoin: 'miter',</text:p>
          </table:table-cell>
          <table:table-cell table:formula="of:=IF(FIND(&quot;var layer_&quot;;[.A107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weight: 1.0,</text:p>
          </table:table-cell>
          <table:table-cell table:formula="of:=IF(FIND(&quot;var layer_&quot;;[.A107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: true,</text:p>
          </table:table-cell>
          <table:table-cell table:formula="of:=IF(FIND(&quot;var layer_&quot;;[.A107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Opacity: 1,</text:p>
          </table:table-cell>
          <table:table-cell table:formula="of:=IF(FIND(&quot;var layer_&quot;;[.A107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Color: 'rgba(244,166,172,0.8)',</text:p>
          </table:table-cell>
          <table:table-cell table:formula="of:=IF(FIND(&quot;var layer_&quot;;[.A107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interactive: true,</text:p>
          </table:table-cell>
          <table:table-cell table:formula="of:=IF(FIND(&quot;var layer_&quot;;[.A107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}</text:p>
          </table:table-cell>
          <table:table-cell table:formula="of:=IF(FIND(&quot;var layer_&quot;;[.A107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}</text:p>
          </table:table-cell>
          <table:table-cell table:formula="of:=IF(FIND(&quot;var layer_&quot;;[.A107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if (feature.properties['EALR_PFS'] &gt;= 0.900000 &amp;&amp; feature.properties['EALR_PFS'] &lt;= 0.990000 ) {</text:p>
          </table:table-cell>
          <table:table-cell table:formula="of:=IF(FIND(&quot;var layer_&quot;;[.A107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return {</text:p>
          </table:table-cell>
          <table:table-cell table:formula="of:=IF(FIND(&quot;var layer_&quot;;[.A107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pane: 'pane_AgriculturalLossRatepercentile_12',</text:p>
          </table:table-cell>
          <table:table-cell table:formula="of:=IF(FIND(&quot;var layer_&quot;;[.A108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opacity: 1,</text:p>
          </table:table-cell>
          <table:table-cell table:formula="of:=IF(FIND(&quot;var layer_&quot;;[.A108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color: 'rgba(35,35,35,1.0)',</text:p>
          </table:table-cell>
          <table:table-cell table:formula="of:=IF(FIND(&quot;var layer_&quot;;[.A108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dashArray: '',</text:p>
          </table:table-cell>
          <table:table-cell table:formula="of:=IF(FIND(&quot;var layer_&quot;;[.A108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lineCap: 'butt',</text:p>
          </table:table-cell>
          <table:table-cell table:formula="of:=IF(FIND(&quot;var layer_&quot;;[.A108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lineJoin: 'miter',</text:p>
          </table:table-cell>
          <table:table-cell table:formula="of:=IF(FIND(&quot;var layer_&quot;;[.A108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weight: 1.0,</text:p>
          </table:table-cell>
          <table:table-cell table:formula="of:=IF(FIND(&quot;var layer_&quot;;[.A108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: true,</text:p>
          </table:table-cell>
          <table:table-cell table:formula="of:=IF(FIND(&quot;var layer_&quot;;[.A108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Opacity: 1,</text:p>
          </table:table-cell>
          <table:table-cell table:formula="of:=IF(FIND(&quot;var layer_&quot;;[.A108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Color: 'rgba(230,57,70,1.0)',</text:p>
          </table:table-cell>
          <table:table-cell table:formula="of:=IF(FIND(&quot;var layer_&quot;;[.A108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interactive: true,</text:p>
          </table:table-cell>
          <table:table-cell table:formula="of:=IF(FIND(&quot;var layer_&quot;;[.A109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}</text:p>
          </table:table-cell>
          <table:table-cell table:formula="of:=IF(FIND(&quot;var layer_&quot;;[.A109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}</text:p>
          </table:table-cell>
          <table:table-cell table:formula="of:=IF(FIND(&quot;var layer_&quot;;[.A109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}</text:p>
          </table:table-cell>
          <table:table-cell table:formula="of:=IF(FIND(&quot;var layer_&quot;;[.A109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map.createPane('pane_AgriculturalLossRatepercentile_12');</text:p>
          </table:table-cell>
          <table:table-cell table:formula="of:=IF(FIND(&quot;var layer_&quot;;[.A109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map.getPane('pane_AgriculturalLossRatepercentile_12').style.zIndex = 412;</text:p>
          </table:table-cell>
          <table:table-cell table:formula="of:=IF(FIND(&quot;var layer_&quot;;[.A109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map.getPane('pane_AgriculturalLossRatepercentile_12').style['mix-blend-mode'] = 'normal';</text:p>
          </table:table-cell>
          <table:table-cell table:formula="of:=IF(FIND(&quot;var layer_&quot;;[.A109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var layer_AgriculturalLossRatepercentile_12 = new L.geoJson(json_AgriculturalLossRatepercentile_12, {</text:p>
          </table:table-cell>
          <table:table-cell table:formula="of:=IF(FIND(&quot;var layer_&quot;;[.A1097]))" office:value-type="boolean" office:boolean-value="true" calcext:value-type="boolean">
            <text:p>TRU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attribution: '',</text:p>
          </table:table-cell>
          <table:table-cell table:formula="of:=IF(FIND(&quot;var layer_&quot;;[.A109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interactive: true,</text:p>
          </table:table-cell>
          <table:table-cell table:formula="of:=IF(FIND(&quot;var layer_&quot;;[.A109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dataVar: 'json_AgriculturalLossRatepercentile_12',</text:p>
          </table:table-cell>
          <table:table-cell table:formula="of:=IF(FIND(&quot;var layer_&quot;;[.A110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layerName: 'layer_AgriculturalLossRatepercentile_12',</text:p>
          </table:table-cell>
          <table:table-cell table:formula="of:=IF(FIND(&quot;var layer_&quot;;[.A110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pane: 'pane_AgriculturalLossRatepercentile_12',</text:p>
          </table:table-cell>
          <table:table-cell table:formula="of:=IF(FIND(&quot;var layer_&quot;;[.A110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onEachFeature: pop_AgriculturalLossRatepercentile_12,</text:p>
          </table:table-cell>
          <table:table-cell table:formula="of:=IF(FIND(&quot;var layer_&quot;;[.A110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style: style_AgriculturalLossRatepercentile_12_0,</text:p>
          </table:table-cell>
          <table:table-cell table:formula="of:=IF(FIND(&quot;var layer_&quot;;[.A110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});</text:p>
          </table:table-cell>
          <table:table-cell table:formula="of:=IF(FIND(&quot;var layer_&quot;;[.A110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bounds_group.addLayer(layer_AgriculturalLossRatepercentile_12);</text:p>
          </table:table-cell>
          <table:table-cell table:formula="of:=IF(FIND(&quot;var layer_&quot;;[.A110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function pop_PercentUnemployment_13(feature, layer) {</text:p>
          </table:table-cell>
          <table:table-cell table:formula="of:=IF(FIND(&quot;var layer_&quot;;[.A110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layer.on({</text:p>
          </table:table-cell>
          <table:table-cell table:formula="of:=IF(FIND(&quot;var layer_&quot;;[.A110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mouseout: function(e) {</text:p>
          </table:table-cell>
          <table:table-cell table:formula="of:=IF(FIND(&quot;var layer_&quot;;[.A110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for (var i in e.target._eventParents) {</text:p>
          </table:table-cell>
          <table:table-cell table:formula="of:=IF(FIND(&quot;var layer_&quot;;[.A111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if (typeof e.target._eventParents[i].resetStyle === 'function') {</text:p>
          </table:table-cell>
          <table:table-cell table:formula="of:=IF(FIND(&quot;var layer_&quot;;[.A111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8"/>e.target._eventParents[i].resetStyle(e.target);</text:p>
          </table:table-cell>
          <table:table-cell table:formula="of:=IF(FIND(&quot;var layer_&quot;;[.A111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}</text:p>
          </table:table-cell>
          <table:table-cell table:formula="of:=IF(FIND(&quot;var layer_&quot;;[.A111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}</text:p>
          </table:table-cell>
          <table:table-cell table:formula="of:=IF(FIND(&quot;var layer_&quot;;[.A111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},</text:p>
          </table:table-cell>
          <table:table-cell table:formula="of:=IF(FIND(&quot;var layer_&quot;;[.A111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mouseover: highlightFeature,</text:p>
          </table:table-cell>
          <table:table-cell table:formula="of:=IF(FIND(&quot;var layer_&quot;;[.A111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});</text:p>
          </table:table-cell>
          <table:table-cell table:formula="of:=IF(FIND(&quot;var layer_&quot;;[.A111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var popupContent = '&lt;table&gt;\</text:p>
          </table:table-cell>
          <table:table-cell table:formula="of:=IF(FIND(&quot;var layer_&quot;;[.A111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tr&gt;\</text:p>
          </table:table-cell>
          <table:table-cell table:formula="of:=IF(FIND(&quot;var layer_&quot;;[.A111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h scope="row"&gt;Unemployment (percent) (percentile)&lt;/th&gt;\</text:p>
          </table:table-cell>
          <table:table-cell table:formula="of:=IF(FIND(&quot;var layer_&quot;;[.A112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d class="visible-with-data" id="UF_PFS"&gt;' + (feature.properties['UF_PFS'] !== null ? autolinker.link(String(feature.properties['UF_PFS']).replace(/'/g, '\'').toLocaleString()) : '') + '&lt;/td&gt;\</text:p>
          </table:table-cell>
          <table:table-cell table:formula="of:=IF(FIND(&quot;var layer_&quot;;[.A112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/tr&gt;\</text:p>
          </table:table-cell>
          <table:table-cell table:formula="of:=IF(FIND(&quot;var layer_&quot;;[.A112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&lt;/table&gt;';</text:p>
          </table:table-cell>
          <table:table-cell table:formula="of:=IF(FIND(&quot;var layer_&quot;;[.A112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var content = removeEmptyRowsFromPopupContent(popupContent, feature);</text:p>
          </table:table-cell>
          <table:table-cell table:formula="of:=IF(FIND(&quot;var layer_&quot;;[.A112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tab/><text:tab/><text:tab/>layer.on('popupopen', function(e) {</text:p>
          </table:table-cell>
          <table:table-cell table:formula="of:=IF(FIND(&quot;var layer_&quot;;[.A112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tab/><text:tab/><text:tab/><text:tab/>addClassToPopupIfMedia(content, e.popup);</text:p>
          </table:table-cell>
          <table:table-cell table:formula="of:=IF(FIND(&quot;var layer_&quot;;[.A112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tab/><text:tab/><text:tab/>});</text:p>
          </table:table-cell>
          <table:table-cell table:formula="of:=IF(FIND(&quot;var layer_&quot;;[.A112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tab/><text:tab/><text:tab/>layer.bindPopup(content, { maxHeight: 400 });</text:p>
          </table:table-cell>
          <table:table-cell table:formula="of:=IF(FIND(&quot;var layer_&quot;;[.A112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}</text:p>
          </table:table-cell>
          <table:table-cell table:formula="of:=IF(FIND(&quot;var layer_&quot;;[.A112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/>
          <table:table-cell table:formula="of:=IF(FIND(&quot;var layer_&quot;;[.A113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function style_PercentUnemployment_13_0(feature) {</text:p>
          </table:table-cell>
          <table:table-cell table:formula="of:=IF(FIND(&quot;var layer_&quot;;[.A113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if (feature.properties['UF_PFS'] &gt;= 0.750000 &amp;&amp; feature.properties['UF_PFS'] &lt;= 0.900000 ) {</text:p>
          </table:table-cell>
          <table:table-cell table:formula="of:=IF(FIND(&quot;var layer_&quot;;[.A113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return {</text:p>
          </table:table-cell>
          <table:table-cell table:formula="of:=IF(FIND(&quot;var layer_&quot;;[.A113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pane: 'pane_PercentUnemployment_13',</text:p>
          </table:table-cell>
          <table:table-cell table:formula="of:=IF(FIND(&quot;var layer_&quot;;[.A113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opacity: 1,</text:p>
          </table:table-cell>
          <table:table-cell table:formula="of:=IF(FIND(&quot;var layer_&quot;;[.A113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color: 'rgba(35,35,35,1.0)',</text:p>
          </table:table-cell>
          <table:table-cell table:formula="of:=IF(FIND(&quot;var layer_&quot;;[.A113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dashArray: '',</text:p>
          </table:table-cell>
          <table:table-cell table:formula="of:=IF(FIND(&quot;var layer_&quot;;[.A113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lineCap: 'butt',</text:p>
          </table:table-cell>
          <table:table-cell table:formula="of:=IF(FIND(&quot;var layer_&quot;;[.A113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lineJoin: 'miter',</text:p>
          </table:table-cell>
          <table:table-cell table:formula="of:=IF(FIND(&quot;var layer_&quot;;[.A113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weight: 1.0,</text:p>
          </table:table-cell>
          <table:table-cell table:formula="of:=IF(FIND(&quot;var layer_&quot;;[.A114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: true,</text:p>
          </table:table-cell>
          <table:table-cell table:formula="of:=IF(FIND(&quot;var layer_&quot;;[.A114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Opacity: 1,</text:p>
          </table:table-cell>
          <table:table-cell table:formula="of:=IF(FIND(&quot;var layer_&quot;;[.A114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Color: 'rgba(153,225,240,0.8)',</text:p>
          </table:table-cell>
          <table:table-cell table:formula="of:=IF(FIND(&quot;var layer_&quot;;[.A114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interactive: true,</text:p>
          </table:table-cell>
          <table:table-cell table:formula="of:=IF(FIND(&quot;var layer_&quot;;[.A114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}</text:p>
          </table:table-cell>
          <table:table-cell table:formula="of:=IF(FIND(&quot;var layer_&quot;;[.A114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}</text:p>
          </table:table-cell>
          <table:table-cell table:formula="of:=IF(FIND(&quot;var layer_&quot;;[.A114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if (feature.properties['UF_PFS'] &gt;= 0.900000 &amp;&amp; feature.properties['UF_PFS'] &lt;= 0.990000 ) {</text:p>
          </table:table-cell>
          <table:table-cell table:formula="of:=IF(FIND(&quot;var layer_&quot;;[.A114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return {</text:p>
          </table:table-cell>
          <table:table-cell table:formula="of:=IF(FIND(&quot;var layer_&quot;;[.A114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pane: 'pane_PercentUnemployment_13',</text:p>
          </table:table-cell>
          <table:table-cell table:formula="of:=IF(FIND(&quot;var layer_&quot;;[.A114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opacity: 1,</text:p>
          </table:table-cell>
          <table:table-cell table:formula="of:=IF(FIND(&quot;var layer_&quot;;[.A115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color: 'rgba(35,35,35,1.0)',</text:p>
          </table:table-cell>
          <table:table-cell table:formula="of:=IF(FIND(&quot;var layer_&quot;;[.A115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dashArray: '',</text:p>
          </table:table-cell>
          <table:table-cell table:formula="of:=IF(FIND(&quot;var layer_&quot;;[.A115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lineCap: 'butt',</text:p>
          </table:table-cell>
          <table:table-cell table:formula="of:=IF(FIND(&quot;var layer_&quot;;[.A115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lineJoin: 'miter',</text:p>
          </table:table-cell>
          <table:table-cell table:formula="of:=IF(FIND(&quot;var layer_&quot;;[.A115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weight: 1.0,</text:p>
          </table:table-cell>
          <table:table-cell table:formula="of:=IF(FIND(&quot;var layer_&quot;;[.A115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: true,</text:p>
          </table:table-cell>
          <table:table-cell table:formula="of:=IF(FIND(&quot;var layer_&quot;;[.A115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Opacity: 1,</text:p>
          </table:table-cell>
          <table:table-cell table:formula="of:=IF(FIND(&quot;var layer_&quot;;[.A115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Color: 'rgba(0,180,216,1.0)',</text:p>
          </table:table-cell>
          <table:table-cell table:formula="of:=IF(FIND(&quot;var layer_&quot;;[.A115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interactive: true,</text:p>
          </table:table-cell>
          <table:table-cell table:formula="of:=IF(FIND(&quot;var layer_&quot;;[.A115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}</text:p>
          </table:table-cell>
          <table:table-cell table:formula="of:=IF(FIND(&quot;var layer_&quot;;[.A116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}</text:p>
          </table:table-cell>
          <table:table-cell table:formula="of:=IF(FIND(&quot;var layer_&quot;;[.A116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}</text:p>
          </table:table-cell>
          <table:table-cell table:formula="of:=IF(FIND(&quot;var layer_&quot;;[.A116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map.createPane('pane_PercentUnemployment_13');</text:p>
          </table:table-cell>
          <table:table-cell table:formula="of:=IF(FIND(&quot;var layer_&quot;;[.A116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map.getPane('pane_PercentUnemployment_13').style.zIndex = 413;</text:p>
          </table:table-cell>
          <table:table-cell table:formula="of:=IF(FIND(&quot;var layer_&quot;;[.A116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map.getPane('pane_PercentUnemployment_13').style['mix-blend-mode'] = 'normal';</text:p>
          </table:table-cell>
          <table:table-cell table:formula="of:=IF(FIND(&quot;var layer_&quot;;[.A116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var layer_PercentUnemployment_13 = new L.geoJson(json_PercentUnemployment_13, {</text:p>
          </table:table-cell>
          <table:table-cell table:formula="of:=IF(FIND(&quot;var layer_&quot;;[.A1166]))" office:value-type="boolean" office:boolean-value="true" calcext:value-type="boolean">
            <text:p>TRU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attribution: '',</text:p>
          </table:table-cell>
          <table:table-cell table:formula="of:=IF(FIND(&quot;var layer_&quot;;[.A116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interactive: true,</text:p>
          </table:table-cell>
          <table:table-cell table:formula="of:=IF(FIND(&quot;var layer_&quot;;[.A116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dataVar: 'json_PercentUnemployment_13',</text:p>
          </table:table-cell>
          <table:table-cell table:formula="of:=IF(FIND(&quot;var layer_&quot;;[.A116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layerName: 'layer_PercentUnemployment_13',</text:p>
          </table:table-cell>
          <table:table-cell table:formula="of:=IF(FIND(&quot;var layer_&quot;;[.A117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pane: 'pane_PercentUnemployment_13',</text:p>
          </table:table-cell>
          <table:table-cell table:formula="of:=IF(FIND(&quot;var layer_&quot;;[.A117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onEachFeature: pop_PercentUnemployment_13,</text:p>
          </table:table-cell>
          <table:table-cell table:formula="of:=IF(FIND(&quot;var layer_&quot;;[.A117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style: style_PercentUnemployment_13_0,</text:p>
          </table:table-cell>
          <table:table-cell table:formula="of:=IF(FIND(&quot;var layer_&quot;;[.A117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});</text:p>
          </table:table-cell>
          <table:table-cell table:formula="of:=IF(FIND(&quot;var layer_&quot;;[.A117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bounds_group.addLayer(layer_PercentUnemployment_13);</text:p>
          </table:table-cell>
          <table:table-cell table:formula="of:=IF(FIND(&quot;var layer_&quot;;[.A117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function pop_PercentofPeople200BelowFederalPovertyLine_14(feature, layer) {</text:p>
          </table:table-cell>
          <table:table-cell table:formula="of:=IF(FIND(&quot;var layer_&quot;;[.A117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layer.on({</text:p>
          </table:table-cell>
          <table:table-cell table:formula="of:=IF(FIND(&quot;var layer_&quot;;[.A117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mouseout: function(e) {</text:p>
          </table:table-cell>
          <table:table-cell table:formula="of:=IF(FIND(&quot;var layer_&quot;;[.A117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for (var i in e.target._eventParents) {</text:p>
          </table:table-cell>
          <table:table-cell table:formula="of:=IF(FIND(&quot;var layer_&quot;;[.A117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if (typeof e.target._eventParents[i].resetStyle === 'function') {</text:p>
          </table:table-cell>
          <table:table-cell table:formula="of:=IF(FIND(&quot;var layer_&quot;;[.A118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8"/>e.target._eventParents[i].resetStyle(e.target);</text:p>
          </table:table-cell>
          <table:table-cell table:formula="of:=IF(FIND(&quot;var layer_&quot;;[.A118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}</text:p>
          </table:table-cell>
          <table:table-cell table:formula="of:=IF(FIND(&quot;var layer_&quot;;[.A118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}</text:p>
          </table:table-cell>
          <table:table-cell table:formula="of:=IF(FIND(&quot;var layer_&quot;;[.A118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},</text:p>
          </table:table-cell>
          <table:table-cell table:formula="of:=IF(FIND(&quot;var layer_&quot;;[.A118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mouseover: highlightFeature,</text:p>
          </table:table-cell>
          <table:table-cell table:formula="of:=IF(FIND(&quot;var layer_&quot;;[.A118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});</text:p>
          </table:table-cell>
          <table:table-cell table:formula="of:=IF(FIND(&quot;var layer_&quot;;[.A118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var popupContent = '&lt;table&gt;\</text:p>
          </table:table-cell>
          <table:table-cell table:formula="of:=IF(FIND(&quot;var layer_&quot;;[.A118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tr&gt;\</text:p>
          </table:table-cell>
          <table:table-cell table:formula="of:=IF(FIND(&quot;var layer_&quot;;[.A118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h scope="row"&gt;Percent of individuals below 200% Federal Poverty Line, imputed and adjusted (percentile)&lt;/th&gt;\</text:p>
          </table:table-cell>
          <table:table-cell table:formula="of:=IF(FIND(&quot;var layer_&quot;;[.A1189]))" office:value-type="string" office:string-value="" calcext:value-type="error">
            <text:p>#VALUE!</text:p>
          </table:table-cell>
          <table:table-cell table:number-columns-repeated="27"/>
          <table:table-cell table:style-name="ce2"/>
        </table:table-row>
        <table:table-row table:style-name="ro1">
          <table:table-cell office:value-type="string" calcext:value-type="string">
            <text:p><text:s text:c="24"/>&lt;td class="visible-with-data" id="P200_I_PFS"&gt;' + (feature.properties['P200_I_PFS'] !== null ? autolinker.link(String(feature.properties['P200_I_PFS']).replace(/'/g, '\'').toLocaleString()) : '') + '&lt;/td&gt;\</text:p>
          </table:table-cell>
          <table:table-cell table:formula="of:=IF(FIND(&quot;var layer_&quot;;[.A119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/tr&gt;\</text:p>
          </table:table-cell>
          <table:table-cell table:formula="of:=IF(FIND(&quot;var layer_&quot;;[.A119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&lt;/table&gt;';</text:p>
          </table:table-cell>
          <table:table-cell table:formula="of:=IF(FIND(&quot;var layer_&quot;;[.A119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var content = removeEmptyRowsFromPopupContent(popupContent, feature);</text:p>
          </table:table-cell>
          <table:table-cell table:formula="of:=IF(FIND(&quot;var layer_&quot;;[.A119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tab/><text:tab/><text:tab/>layer.on('popupopen', function(e) {</text:p>
          </table:table-cell>
          <table:table-cell table:formula="of:=IF(FIND(&quot;var layer_&quot;;[.A119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tab/><text:tab/><text:tab/><text:tab/>addClassToPopupIfMedia(content, e.popup);</text:p>
          </table:table-cell>
          <table:table-cell table:formula="of:=IF(FIND(&quot;var layer_&quot;;[.A119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tab/><text:tab/><text:tab/>});</text:p>
          </table:table-cell>
          <table:table-cell table:formula="of:=IF(FIND(&quot;var layer_&quot;;[.A119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tab/><text:tab/><text:tab/>layer.bindPopup(content, { maxHeight: 400 });</text:p>
          </table:table-cell>
          <table:table-cell table:formula="of:=IF(FIND(&quot;var layer_&quot;;[.A119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}</text:p>
          </table:table-cell>
          <table:table-cell table:formula="of:=IF(FIND(&quot;var layer_&quot;;[.A119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/>
          <table:table-cell table:formula="of:=IF(FIND(&quot;var layer_&quot;;[.A119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function style_PercentofPeople200BelowFederalPovertyLine_14_0(feature) {</text:p>
          </table:table-cell>
          <table:table-cell table:formula="of:=IF(FIND(&quot;var layer_&quot;;[.A120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if (feature.properties['P200_I_PFS'] &gt;= 0.750000 &amp;&amp; feature.properties['P200_I_PFS'] &lt;= 0.900000 ) {</text:p>
          </table:table-cell>
          <table:table-cell table:formula="of:=IF(FIND(&quot;var layer_&quot;;[.A120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return {</text:p>
          </table:table-cell>
          <table:table-cell table:formula="of:=IF(FIND(&quot;var layer_&quot;;[.A120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pane: 'pane_PercentofPeople200BelowFederalPovertyLine_14',</text:p>
          </table:table-cell>
          <table:table-cell table:formula="of:=IF(FIND(&quot;var layer_&quot;;[.A120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opacity: 1,</text:p>
          </table:table-cell>
          <table:table-cell table:formula="of:=IF(FIND(&quot;var layer_&quot;;[.A120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color: 'rgba(35,35,35,1.0)',</text:p>
          </table:table-cell>
          <table:table-cell table:formula="of:=IF(FIND(&quot;var layer_&quot;;[.A120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dashArray: '',</text:p>
          </table:table-cell>
          <table:table-cell table:formula="of:=IF(FIND(&quot;var layer_&quot;;[.A120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lineCap: 'butt',</text:p>
          </table:table-cell>
          <table:table-cell table:formula="of:=IF(FIND(&quot;var layer_&quot;;[.A120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lineJoin: 'miter',</text:p>
          </table:table-cell>
          <table:table-cell table:formula="of:=IF(FIND(&quot;var layer_&quot;;[.A120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weight: 1.0,</text:p>
          </table:table-cell>
          <table:table-cell table:formula="of:=IF(FIND(&quot;var layer_&quot;;[.A120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: true,</text:p>
          </table:table-cell>
          <table:table-cell table:formula="of:=IF(FIND(&quot;var layer_&quot;;[.A121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Opacity: 1,</text:p>
          </table:table-cell>
          <table:table-cell table:formula="of:=IF(FIND(&quot;var layer_&quot;;[.A121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Color: 'rgba(153,225,240,0.8)',</text:p>
          </table:table-cell>
          <table:table-cell table:formula="of:=IF(FIND(&quot;var layer_&quot;;[.A121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interactive: true,</text:p>
          </table:table-cell>
          <table:table-cell table:formula="of:=IF(FIND(&quot;var layer_&quot;;[.A121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}</text:p>
          </table:table-cell>
          <table:table-cell table:formula="of:=IF(FIND(&quot;var layer_&quot;;[.A121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}</text:p>
          </table:table-cell>
          <table:table-cell table:formula="of:=IF(FIND(&quot;var layer_&quot;;[.A121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if (feature.properties['P200_I_PFS'] &gt;= 0.900000 &amp;&amp; feature.properties['P200_I_PFS'] &lt;= 0.990000 ) {</text:p>
          </table:table-cell>
          <table:table-cell table:formula="of:=IF(FIND(&quot;var layer_&quot;;[.A121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return {</text:p>
          </table:table-cell>
          <table:table-cell table:formula="of:=IF(FIND(&quot;var layer_&quot;;[.A121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pane: 'pane_PercentofPeople200BelowFederalPovertyLine_14',</text:p>
          </table:table-cell>
          <table:table-cell table:formula="of:=IF(FIND(&quot;var layer_&quot;;[.A121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opacity: 1,</text:p>
          </table:table-cell>
          <table:table-cell table:formula="of:=IF(FIND(&quot;var layer_&quot;;[.A121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color: 'rgba(35,35,35,1.0)',</text:p>
          </table:table-cell>
          <table:table-cell table:formula="of:=IF(FIND(&quot;var layer_&quot;;[.A122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dashArray: '',</text:p>
          </table:table-cell>
          <table:table-cell table:formula="of:=IF(FIND(&quot;var layer_&quot;;[.A122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lineCap: 'butt',</text:p>
          </table:table-cell>
          <table:table-cell table:formula="of:=IF(FIND(&quot;var layer_&quot;;[.A122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lineJoin: 'miter',</text:p>
          </table:table-cell>
          <table:table-cell table:formula="of:=IF(FIND(&quot;var layer_&quot;;[.A122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weight: 1.0,</text:p>
          </table:table-cell>
          <table:table-cell table:formula="of:=IF(FIND(&quot;var layer_&quot;;[.A122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: true,</text:p>
          </table:table-cell>
          <table:table-cell table:formula="of:=IF(FIND(&quot;var layer_&quot;;[.A122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Opacity: 1,</text:p>
          </table:table-cell>
          <table:table-cell table:formula="of:=IF(FIND(&quot;var layer_&quot;;[.A122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Color: 'rgba(0,180,216,1.0)',</text:p>
          </table:table-cell>
          <table:table-cell table:formula="of:=IF(FIND(&quot;var layer_&quot;;[.A122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interactive: true,</text:p>
          </table:table-cell>
          <table:table-cell table:formula="of:=IF(FIND(&quot;var layer_&quot;;[.A122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}</text:p>
          </table:table-cell>
          <table:table-cell table:formula="of:=IF(FIND(&quot;var layer_&quot;;[.A122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}</text:p>
          </table:table-cell>
          <table:table-cell table:formula="of:=IF(FIND(&quot;var layer_&quot;;[.A123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}</text:p>
          </table:table-cell>
          <table:table-cell table:formula="of:=IF(FIND(&quot;var layer_&quot;;[.A123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map.createPane('pane_PercentofPeople200BelowFederalPovertyLine_14');</text:p>
          </table:table-cell>
          <table:table-cell table:formula="of:=IF(FIND(&quot;var layer_&quot;;[.A123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map.getPane('pane_PercentofPeople200BelowFederalPovertyLine_14').style.zIndex = 414;</text:p>
          </table:table-cell>
          <table:table-cell table:formula="of:=IF(FIND(&quot;var layer_&quot;;[.A123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map.getPane('pane_PercentofPeople200BelowFederalPovertyLine_14').style['mix-blend-mode'] = 'normal';</text:p>
          </table:table-cell>
          <table:table-cell table:formula="of:=IF(FIND(&quot;var layer_&quot;;[.A123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var layer_PercentofPeople200BelowFederalPovertyLine_14 = new L.geoJson(json_PercentofPeople200BelowFederalPovertyLine_14, {</text:p>
          </table:table-cell>
          <table:table-cell table:formula="of:=IF(FIND(&quot;var layer_&quot;;[.A1235]))" office:value-type="boolean" office:boolean-value="true" calcext:value-type="boolean">
            <text:p>TRU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attribution: '',</text:p>
          </table:table-cell>
          <table:table-cell table:formula="of:=IF(FIND(&quot;var layer_&quot;;[.A123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interactive: true,</text:p>
          </table:table-cell>
          <table:table-cell table:formula="of:=IF(FIND(&quot;var layer_&quot;;[.A123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dataVar: 'json_PercentofPeople200BelowFederalPovertyLine_14',</text:p>
          </table:table-cell>
          <table:table-cell table:formula="of:=IF(FIND(&quot;var layer_&quot;;[.A123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layerName: 'layer_PercentofPeople200BelowFederalPovertyLine_14',</text:p>
          </table:table-cell>
          <table:table-cell table:formula="of:=IF(FIND(&quot;var layer_&quot;;[.A123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pane: 'pane_PercentofPeople200BelowFederalPovertyLine_14',</text:p>
          </table:table-cell>
          <table:table-cell table:formula="of:=IF(FIND(&quot;var layer_&quot;;[.A124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onEachFeature: pop_PercentofPeople200BelowFederalPovertyLine_14,</text:p>
          </table:table-cell>
          <table:table-cell table:formula="of:=IF(FIND(&quot;var layer_&quot;;[.A124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style: style_PercentofPeople200BelowFederalPovertyLine_14_0,</text:p>
          </table:table-cell>
          <table:table-cell table:formula="of:=IF(FIND(&quot;var layer_&quot;;[.A124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});</text:p>
          </table:table-cell>
          <table:table-cell table:formula="of:=IF(FIND(&quot;var layer_&quot;;[.A124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bounds_group.addLayer(layer_PercentofPeople200BelowFederalPovertyLine_14);</text:p>
          </table:table-cell>
          <table:table-cell table:formula="of:=IF(FIND(&quot;var layer_&quot;;[.A124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function pop_PercentofPeople100BelowFederalPovertyLinepercentile_15(feature, layer) {</text:p>
          </table:table-cell>
          <table:table-cell table:formula="of:=IF(FIND(&quot;var layer_&quot;;[.A124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layer.on({</text:p>
          </table:table-cell>
          <table:table-cell table:formula="of:=IF(FIND(&quot;var layer_&quot;;[.A124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mouseout: function(e) {</text:p>
          </table:table-cell>
          <table:table-cell table:formula="of:=IF(FIND(&quot;var layer_&quot;;[.A124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for (var i in e.target._eventParents) {</text:p>
          </table:table-cell>
          <table:table-cell table:formula="of:=IF(FIND(&quot;var layer_&quot;;[.A124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if (typeof e.target._eventParents[i].resetStyle === 'function') {</text:p>
          </table:table-cell>
          <table:table-cell table:formula="of:=IF(FIND(&quot;var layer_&quot;;[.A124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8"/>e.target._eventParents[i].resetStyle(e.target);</text:p>
          </table:table-cell>
          <table:table-cell table:formula="of:=IF(FIND(&quot;var layer_&quot;;[.A125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}</text:p>
          </table:table-cell>
          <table:table-cell table:formula="of:=IF(FIND(&quot;var layer_&quot;;[.A125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}</text:p>
          </table:table-cell>
          <table:table-cell table:formula="of:=IF(FIND(&quot;var layer_&quot;;[.A125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},</text:p>
          </table:table-cell>
          <table:table-cell table:formula="of:=IF(FIND(&quot;var layer_&quot;;[.A125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mouseover: highlightFeature,</text:p>
          </table:table-cell>
          <table:table-cell table:formula="of:=IF(FIND(&quot;var layer_&quot;;[.A125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});</text:p>
          </table:table-cell>
          <table:table-cell table:formula="of:=IF(FIND(&quot;var layer_&quot;;[.A125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var popupContent = '&lt;table&gt;\</text:p>
          </table:table-cell>
          <table:table-cell table:formula="of:=IF(FIND(&quot;var layer_&quot;;[.A125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tr&gt;\</text:p>
          </table:table-cell>
          <table:table-cell table:formula="of:=IF(FIND(&quot;var layer_&quot;;[.A125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h scope="row"&gt;Percent of individuals &lt; 100% Federal Poverty Line (percentile)&lt;/th&gt;\</text:p>
          </table:table-cell>
          <table:table-cell table:formula="of:=IF(FIND(&quot;var layer_&quot;;[.A1258]))" office:value-type="string" office:string-value="" calcext:value-type="error">
            <text:p>#VALUE!</text:p>
          </table:table-cell>
          <table:table-cell table:number-columns-repeated="27"/>
          <table:table-cell table:style-name="ce2"/>
        </table:table-row>
        <table:table-row table:style-name="ro1">
          <table:table-cell office:value-type="string" calcext:value-type="string">
            <text:p><text:s text:c="24"/>&lt;td class="visible-with-data" id="P100_PFS"&gt;' + (feature.properties['P100_PFS'] !== null ? autolinker.link(String(feature.properties['P100_PFS']).replace(/'/g, '\'').toLocaleString()) : '') + '&lt;/td&gt;\</text:p>
          </table:table-cell>
          <table:table-cell table:formula="of:=IF(FIND(&quot;var layer_&quot;;[.A125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/tr&gt;\</text:p>
          </table:table-cell>
          <table:table-cell table:formula="of:=IF(FIND(&quot;var layer_&quot;;[.A126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&lt;/table&gt;';</text:p>
          </table:table-cell>
          <table:table-cell table:formula="of:=IF(FIND(&quot;var layer_&quot;;[.A126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var content = removeEmptyRowsFromPopupContent(popupContent, feature);</text:p>
          </table:table-cell>
          <table:table-cell table:formula="of:=IF(FIND(&quot;var layer_&quot;;[.A126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tab/><text:tab/><text:tab/>layer.on('popupopen', function(e) {</text:p>
          </table:table-cell>
          <table:table-cell table:formula="of:=IF(FIND(&quot;var layer_&quot;;[.A126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tab/><text:tab/><text:tab/><text:tab/>addClassToPopupIfMedia(content, e.popup);</text:p>
          </table:table-cell>
          <table:table-cell table:formula="of:=IF(FIND(&quot;var layer_&quot;;[.A126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tab/><text:tab/><text:tab/>});</text:p>
          </table:table-cell>
          <table:table-cell table:formula="of:=IF(FIND(&quot;var layer_&quot;;[.A126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tab/><text:tab/><text:tab/>layer.bindPopup(content, { maxHeight: 400 });</text:p>
          </table:table-cell>
          <table:table-cell table:formula="of:=IF(FIND(&quot;var layer_&quot;;[.A126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}</text:p>
          </table:table-cell>
          <table:table-cell table:formula="of:=IF(FIND(&quot;var layer_&quot;;[.A126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/>
          <table:table-cell table:formula="of:=IF(FIND(&quot;var layer_&quot;;[.A126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function style_PercentofPeople100BelowFederalPovertyLinepercentile_15_0(feature) {</text:p>
          </table:table-cell>
          <table:table-cell table:formula="of:=IF(FIND(&quot;var layer_&quot;;[.A126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if (feature.properties['P100_PFS'] &gt;= 0.750000 &amp;&amp; feature.properties['P100_PFS'] &lt;= 0.900000 ) {</text:p>
          </table:table-cell>
          <table:table-cell table:formula="of:=IF(FIND(&quot;var layer_&quot;;[.A127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return {</text:p>
          </table:table-cell>
          <table:table-cell table:formula="of:=IF(FIND(&quot;var layer_&quot;;[.A127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pane: 'pane_PercentofPeople100BelowFederalPovertyLinepercentile_15',</text:p>
          </table:table-cell>
          <table:table-cell table:formula="of:=IF(FIND(&quot;var layer_&quot;;[.A127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opacity: 1,</text:p>
          </table:table-cell>
          <table:table-cell table:formula="of:=IF(FIND(&quot;var layer_&quot;;[.A127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color: 'rgba(35,35,35,1.0)',</text:p>
          </table:table-cell>
          <table:table-cell table:formula="of:=IF(FIND(&quot;var layer_&quot;;[.A127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dashArray: '',</text:p>
          </table:table-cell>
          <table:table-cell table:formula="of:=IF(FIND(&quot;var layer_&quot;;[.A127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lineCap: 'butt',</text:p>
          </table:table-cell>
          <table:table-cell table:formula="of:=IF(FIND(&quot;var layer_&quot;;[.A127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lineJoin: 'miter',</text:p>
          </table:table-cell>
          <table:table-cell table:formula="of:=IF(FIND(&quot;var layer_&quot;;[.A127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weight: 1.0,</text:p>
          </table:table-cell>
          <table:table-cell table:formula="of:=IF(FIND(&quot;var layer_&quot;;[.A127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: true,</text:p>
          </table:table-cell>
          <table:table-cell table:formula="of:=IF(FIND(&quot;var layer_&quot;;[.A127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Opacity: 1,</text:p>
          </table:table-cell>
          <table:table-cell table:formula="of:=IF(FIND(&quot;var layer_&quot;;[.A128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Color: 'rgba(168,230,141,0.8)',</text:p>
          </table:table-cell>
          <table:table-cell table:formula="of:=IF(FIND(&quot;var layer_&quot;;[.A128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interactive: true,</text:p>
          </table:table-cell>
          <table:table-cell table:formula="of:=IF(FIND(&quot;var layer_&quot;;[.A128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}</text:p>
          </table:table-cell>
          <table:table-cell table:formula="of:=IF(FIND(&quot;var layer_&quot;;[.A128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}</text:p>
          </table:table-cell>
          <table:table-cell table:formula="of:=IF(FIND(&quot;var layer_&quot;;[.A128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if (feature.properties['P100_PFS'] &gt;= 0.900000 &amp;&amp; feature.properties['P100_PFS'] &lt;= 0.990000 ) {</text:p>
          </table:table-cell>
          <table:table-cell table:formula="of:=IF(FIND(&quot;var layer_&quot;;[.A128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return {</text:p>
          </table:table-cell>
          <table:table-cell table:formula="of:=IF(FIND(&quot;var layer_&quot;;[.A128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pane: 'pane_PercentofPeople100BelowFederalPovertyLinepercentile_15',</text:p>
          </table:table-cell>
          <table:table-cell table:formula="of:=IF(FIND(&quot;var layer_&quot;;[.A128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opacity: 1,</text:p>
          </table:table-cell>
          <table:table-cell table:formula="of:=IF(FIND(&quot;var layer_&quot;;[.A128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color: 'rgba(35,35,35,1.0)',</text:p>
          </table:table-cell>
          <table:table-cell table:formula="of:=IF(FIND(&quot;var layer_&quot;;[.A128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dashArray: '',</text:p>
          </table:table-cell>
          <table:table-cell table:formula="of:=IF(FIND(&quot;var layer_&quot;;[.A129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lineCap: 'butt',</text:p>
          </table:table-cell>
          <table:table-cell table:formula="of:=IF(FIND(&quot;var layer_&quot;;[.A129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lineJoin: 'miter',</text:p>
          </table:table-cell>
          <table:table-cell table:formula="of:=IF(FIND(&quot;var layer_&quot;;[.A129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weight: 1.0,</text:p>
          </table:table-cell>
          <table:table-cell table:formula="of:=IF(FIND(&quot;var layer_&quot;;[.A129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: true,</text:p>
          </table:table-cell>
          <table:table-cell table:formula="of:=IF(FIND(&quot;var layer_&quot;;[.A129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Opacity: 1,</text:p>
          </table:table-cell>
          <table:table-cell table:formula="of:=IF(FIND(&quot;var layer_&quot;;[.A129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Color: 'rgba(56,176,0,1.0)',</text:p>
          </table:table-cell>
          <table:table-cell table:formula="of:=IF(FIND(&quot;var layer_&quot;;[.A129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interactive: true,</text:p>
          </table:table-cell>
          <table:table-cell table:formula="of:=IF(FIND(&quot;var layer_&quot;;[.A129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}</text:p>
          </table:table-cell>
          <table:table-cell table:formula="of:=IF(FIND(&quot;var layer_&quot;;[.A129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}</text:p>
          </table:table-cell>
          <table:table-cell table:formula="of:=IF(FIND(&quot;var layer_&quot;;[.A129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}</text:p>
          </table:table-cell>
          <table:table-cell table:formula="of:=IF(FIND(&quot;var layer_&quot;;[.A130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map.createPane('pane_PercentofPeople100BelowFederalPovertyLinepercentile_15');</text:p>
          </table:table-cell>
          <table:table-cell table:formula="of:=IF(FIND(&quot;var layer_&quot;;[.A130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map.getPane('pane_PercentofPeople100BelowFederalPovertyLinepercentile_15').style.zIndex = 415;</text:p>
          </table:table-cell>
          <table:table-cell table:formula="of:=IF(FIND(&quot;var layer_&quot;;[.A130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map.getPane('pane_PercentofPeople100BelowFederalPovertyLinepercentile_15').style['mix-blend-mode'] = 'normal';</text:p>
          </table:table-cell>
          <table:table-cell table:formula="of:=IF(FIND(&quot;var layer_&quot;;[.A130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var layer_PercentofPeople100BelowFederalPovertyLinepercentile_15 = new L.geoJson(json_PercentofPeople100BelowFederalPovertyLinepercentile_15, {</text:p>
          </table:table-cell>
          <table:table-cell table:formula="of:=IF(FIND(&quot;var layer_&quot;;[.A1304]))" office:value-type="boolean" office:boolean-value="true" calcext:value-type="boolean">
            <text:p>TRU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attribution: '',</text:p>
          </table:table-cell>
          <table:table-cell table:formula="of:=IF(FIND(&quot;var layer_&quot;;[.A130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interactive: true,</text:p>
          </table:table-cell>
          <table:table-cell table:formula="of:=IF(FIND(&quot;var layer_&quot;;[.A130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dataVar: 'json_PercentofPeople100BelowFederalPovertyLinepercentile_15',</text:p>
          </table:table-cell>
          <table:table-cell table:formula="of:=IF(FIND(&quot;var layer_&quot;;[.A130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layerName: 'layer_PercentofPeople100BelowFederalPovertyLinepercentile_15',</text:p>
          </table:table-cell>
          <table:table-cell table:formula="of:=IF(FIND(&quot;var layer_&quot;;[.A130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pane: 'pane_PercentofPeople100BelowFederalPovertyLinepercentile_15',</text:p>
          </table:table-cell>
          <table:table-cell table:formula="of:=IF(FIND(&quot;var layer_&quot;;[.A130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onEachFeature: pop_PercentofPeople100BelowFederalPovertyLinepercentile_15,</text:p>
          </table:table-cell>
          <table:table-cell table:formula="of:=IF(FIND(&quot;var layer_&quot;;[.A131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style: style_PercentofPeople100BelowFederalPovertyLinepercentile_15_0,</text:p>
          </table:table-cell>
          <table:table-cell table:formula="of:=IF(FIND(&quot;var layer_&quot;;[.A131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});</text:p>
          </table:table-cell>
          <table:table-cell table:formula="of:=IF(FIND(&quot;var layer_&quot;;[.A131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bounds_group.addLayer(layer_PercentofPeople100BelowFederalPovertyLinepercentile_15);</text:p>
          </table:table-cell>
          <table:table-cell table:formula="of:=IF(FIND(&quot;var layer_&quot;;[.A131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function pop_EnergyBurdenpercentile_16(feature, layer) {</text:p>
          </table:table-cell>
          <table:table-cell table:formula="of:=IF(FIND(&quot;var layer_&quot;;[.A131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layer.on({</text:p>
          </table:table-cell>
          <table:table-cell table:formula="of:=IF(FIND(&quot;var layer_&quot;;[.A131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mouseout: function(e) {</text:p>
          </table:table-cell>
          <table:table-cell table:formula="of:=IF(FIND(&quot;var layer_&quot;;[.A131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for (var i in e.target._eventParents) {</text:p>
          </table:table-cell>
          <table:table-cell table:formula="of:=IF(FIND(&quot;var layer_&quot;;[.A131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if (typeof e.target._eventParents[i].resetStyle === 'function') {</text:p>
          </table:table-cell>
          <table:table-cell table:formula="of:=IF(FIND(&quot;var layer_&quot;;[.A131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8"/>e.target._eventParents[i].resetStyle(e.target);</text:p>
          </table:table-cell>
          <table:table-cell table:formula="of:=IF(FIND(&quot;var layer_&quot;;[.A131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}</text:p>
          </table:table-cell>
          <table:table-cell table:formula="of:=IF(FIND(&quot;var layer_&quot;;[.A132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}</text:p>
          </table:table-cell>
          <table:table-cell table:formula="of:=IF(FIND(&quot;var layer_&quot;;[.A132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},</text:p>
          </table:table-cell>
          <table:table-cell table:formula="of:=IF(FIND(&quot;var layer_&quot;;[.A132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mouseover: highlightFeature,</text:p>
          </table:table-cell>
          <table:table-cell table:formula="of:=IF(FIND(&quot;var layer_&quot;;[.A132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});</text:p>
          </table:table-cell>
          <table:table-cell table:formula="of:=IF(FIND(&quot;var layer_&quot;;[.A132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var popupContent = '&lt;table&gt;\</text:p>
          </table:table-cell>
          <table:table-cell table:formula="of:=IF(FIND(&quot;var layer_&quot;;[.A132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tr&gt;\</text:p>
          </table:table-cell>
          <table:table-cell table:formula="of:=IF(FIND(&quot;var layer_&quot;;[.A132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h scope="row"&gt;Energy burden (percentile)&lt;/th&gt;\</text:p>
          </table:table-cell>
          <table:table-cell table:formula="of:=IF(FIND(&quot;var layer_&quot;;[.A132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d class="visible-with-data" id="EBF_PFS"&gt;' + (feature.properties['EBF_PFS'] !== null ? autolinker.link(String(feature.properties['EBF_PFS']).replace(/'/g, '\'').toLocaleString()) : '') + '&lt;/td&gt;\</text:p>
          </table:table-cell>
          <table:table-cell table:formula="of:=IF(FIND(&quot;var layer_&quot;;[.A132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/tr&gt;\</text:p>
          </table:table-cell>
          <table:table-cell table:formula="of:=IF(FIND(&quot;var layer_&quot;;[.A132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&lt;/table&gt;';</text:p>
          </table:table-cell>
          <table:table-cell table:formula="of:=IF(FIND(&quot;var layer_&quot;;[.A133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var content = removeEmptyRowsFromPopupContent(popupContent, feature);</text:p>
          </table:table-cell>
          <table:table-cell table:formula="of:=IF(FIND(&quot;var layer_&quot;;[.A133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tab/><text:tab/><text:tab/>layer.on('popupopen', function(e) {</text:p>
          </table:table-cell>
          <table:table-cell table:formula="of:=IF(FIND(&quot;var layer_&quot;;[.A133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tab/><text:tab/><text:tab/><text:tab/>addClassToPopupIfMedia(content, e.popup);</text:p>
          </table:table-cell>
          <table:table-cell table:formula="of:=IF(FIND(&quot;var layer_&quot;;[.A133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tab/><text:tab/><text:tab/>});</text:p>
          </table:table-cell>
          <table:table-cell table:formula="of:=IF(FIND(&quot;var layer_&quot;;[.A133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tab/><text:tab/><text:tab/>layer.bindPopup(content, { maxHeight: 400 });</text:p>
          </table:table-cell>
          <table:table-cell table:formula="of:=IF(FIND(&quot;var layer_&quot;;[.A133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}</text:p>
          </table:table-cell>
          <table:table-cell table:formula="of:=IF(FIND(&quot;var layer_&quot;;[.A133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/>
          <table:table-cell table:formula="of:=IF(FIND(&quot;var layer_&quot;;[.A133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function style_EnergyBurdenpercentile_16_0(feature) {</text:p>
          </table:table-cell>
          <table:table-cell table:formula="of:=IF(FIND(&quot;var layer_&quot;;[.A133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if (feature.properties['EBF_PFS'] &gt;= 0.750000 &amp;&amp; feature.properties['EBF_PFS'] &lt;= 0.900000 ) {</text:p>
          </table:table-cell>
          <table:table-cell table:formula="of:=IF(FIND(&quot;var layer_&quot;;[.A133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return {</text:p>
          </table:table-cell>
          <table:table-cell table:formula="of:=IF(FIND(&quot;var layer_&quot;;[.A134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pane: 'pane_EnergyBurdenpercentile_16',</text:p>
          </table:table-cell>
          <table:table-cell table:formula="of:=IF(FIND(&quot;var layer_&quot;;[.A134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opacity: 1,</text:p>
          </table:table-cell>
          <table:table-cell table:formula="of:=IF(FIND(&quot;var layer_&quot;;[.A134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color: 'rgba(35,35,35,1.0)',</text:p>
          </table:table-cell>
          <table:table-cell table:formula="of:=IF(FIND(&quot;var layer_&quot;;[.A134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dashArray: '',</text:p>
          </table:table-cell>
          <table:table-cell table:formula="of:=IF(FIND(&quot;var layer_&quot;;[.A134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lineCap: 'butt',</text:p>
          </table:table-cell>
          <table:table-cell table:formula="of:=IF(FIND(&quot;var layer_&quot;;[.A134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lineJoin: 'miter',</text:p>
          </table:table-cell>
          <table:table-cell table:formula="of:=IF(FIND(&quot;var layer_&quot;;[.A134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weight: 1.0,</text:p>
          </table:table-cell>
          <table:table-cell table:formula="of:=IF(FIND(&quot;var layer_&quot;;[.A134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: true,</text:p>
          </table:table-cell>
          <table:table-cell table:formula="of:=IF(FIND(&quot;var layer_&quot;;[.A134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Opacity: 1,</text:p>
          </table:table-cell>
          <table:table-cell table:formula="of:=IF(FIND(&quot;var layer_&quot;;[.A134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Color: 'rgba(205,177,246,0.8)',</text:p>
          </table:table-cell>
          <table:table-cell table:formula="of:=IF(FIND(&quot;var layer_&quot;;[.A135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interactive: true,</text:p>
          </table:table-cell>
          <table:table-cell table:formula="of:=IF(FIND(&quot;var layer_&quot;;[.A135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}</text:p>
          </table:table-cell>
          <table:table-cell table:formula="of:=IF(FIND(&quot;var layer_&quot;;[.A135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}</text:p>
          </table:table-cell>
          <table:table-cell table:formula="of:=IF(FIND(&quot;var layer_&quot;;[.A135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if (feature.properties['EBF_PFS'] &gt;= 0.900000 &amp;&amp; feature.properties['EBF_PFS'] &lt;= 0.990000 ) {</text:p>
          </table:table-cell>
          <table:table-cell table:formula="of:=IF(FIND(&quot;var layer_&quot;;[.A135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return {</text:p>
          </table:table-cell>
          <table:table-cell table:formula="of:=IF(FIND(&quot;var layer_&quot;;[.A135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pane: 'pane_EnergyBurdenpercentile_16',</text:p>
          </table:table-cell>
          <table:table-cell table:formula="of:=IF(FIND(&quot;var layer_&quot;;[.A135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opacity: 1,</text:p>
          </table:table-cell>
          <table:table-cell table:formula="of:=IF(FIND(&quot;var layer_&quot;;[.A135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color: 'rgba(35,35,35,1.0)',</text:p>
          </table:table-cell>
          <table:table-cell table:formula="of:=IF(FIND(&quot;var layer_&quot;;[.A135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dashArray: '',</text:p>
          </table:table-cell>
          <table:table-cell table:formula="of:=IF(FIND(&quot;var layer_&quot;;[.A135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lineCap: 'butt',</text:p>
          </table:table-cell>
          <table:table-cell table:formula="of:=IF(FIND(&quot;var layer_&quot;;[.A136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lineJoin: 'miter',</text:p>
          </table:table-cell>
          <table:table-cell table:formula="of:=IF(FIND(&quot;var layer_&quot;;[.A136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weight: 1.0,</text:p>
          </table:table-cell>
          <table:table-cell table:formula="of:=IF(FIND(&quot;var layer_&quot;;[.A136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: true,</text:p>
          </table:table-cell>
          <table:table-cell table:formula="of:=IF(FIND(&quot;var layer_&quot;;[.A136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Opacity: 1,</text:p>
          </table:table-cell>
          <table:table-cell table:formula="of:=IF(FIND(&quot;var layer_&quot;;[.A136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Color: 'rgba(131,56,236,1.0)',</text:p>
          </table:table-cell>
          <table:table-cell table:formula="of:=IF(FIND(&quot;var layer_&quot;;[.A136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interactive: true,</text:p>
          </table:table-cell>
          <table:table-cell table:formula="of:=IF(FIND(&quot;var layer_&quot;;[.A136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}</text:p>
          </table:table-cell>
          <table:table-cell table:formula="of:=IF(FIND(&quot;var layer_&quot;;[.A136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}</text:p>
          </table:table-cell>
          <table:table-cell table:formula="of:=IF(FIND(&quot;var layer_&quot;;[.A136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}</text:p>
          </table:table-cell>
          <table:table-cell table:formula="of:=IF(FIND(&quot;var layer_&quot;;[.A136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map.createPane('pane_EnergyBurdenpercentile_16');</text:p>
          </table:table-cell>
          <table:table-cell table:formula="of:=IF(FIND(&quot;var layer_&quot;;[.A137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map.getPane('pane_EnergyBurdenpercentile_16').style.zIndex = 416;</text:p>
          </table:table-cell>
          <table:table-cell table:formula="of:=IF(FIND(&quot;var layer_&quot;;[.A137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map.getPane('pane_EnergyBurdenpercentile_16').style['mix-blend-mode'] = 'normal';</text:p>
          </table:table-cell>
          <table:table-cell table:formula="of:=IF(FIND(&quot;var layer_&quot;;[.A137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var layer_EnergyBurdenpercentile_16 = new L.geoJson(json_EnergyBurdenpercentile_16, {</text:p>
          </table:table-cell>
          <table:table-cell table:formula="of:=IF(FIND(&quot;var layer_&quot;;[.A1373]))" office:value-type="boolean" office:boolean-value="true" calcext:value-type="boolean">
            <text:p>TRU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attribution: '',</text:p>
          </table:table-cell>
          <table:table-cell table:formula="of:=IF(FIND(&quot;var layer_&quot;;[.A137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interactive: true,</text:p>
          </table:table-cell>
          <table:table-cell table:formula="of:=IF(FIND(&quot;var layer_&quot;;[.A137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dataVar: 'json_EnergyBurdenpercentile_16',</text:p>
          </table:table-cell>
          <table:table-cell table:formula="of:=IF(FIND(&quot;var layer_&quot;;[.A137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layerName: 'layer_EnergyBurdenpercentile_16',</text:p>
          </table:table-cell>
          <table:table-cell table:formula="of:=IF(FIND(&quot;var layer_&quot;;[.A137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pane: 'pane_EnergyBurdenpercentile_16',</text:p>
          </table:table-cell>
          <table:table-cell table:formula="of:=IF(FIND(&quot;var layer_&quot;;[.A137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onEachFeature: pop_EnergyBurdenpercentile_16,</text:p>
          </table:table-cell>
          <table:table-cell table:formula="of:=IF(FIND(&quot;var layer_&quot;;[.A137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style: style_EnergyBurdenpercentile_16_0,</text:p>
          </table:table-cell>
          <table:table-cell table:formula="of:=IF(FIND(&quot;var layer_&quot;;[.A138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});</text:p>
          </table:table-cell>
          <table:table-cell table:formula="of:=IF(FIND(&quot;var layer_&quot;;[.A138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bounds_group.addLayer(layer_EnergyBurdenpercentile_16);</text:p>
          </table:table-cell>
          <table:table-cell table:formula="of:=IF(FIND(&quot;var layer_&quot;;[.A138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function pop_ExpectedPopulationLossRatepercentile_17(feature, layer) {</text:p>
          </table:table-cell>
          <table:table-cell table:formula="of:=IF(FIND(&quot;var layer_&quot;;[.A138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layer.on({</text:p>
          </table:table-cell>
          <table:table-cell table:formula="of:=IF(FIND(&quot;var layer_&quot;;[.A138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mouseout: function(e) {</text:p>
          </table:table-cell>
          <table:table-cell table:formula="of:=IF(FIND(&quot;var layer_&quot;;[.A138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for (var i in e.target._eventParents) {</text:p>
          </table:table-cell>
          <table:table-cell table:formula="of:=IF(FIND(&quot;var layer_&quot;;[.A138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if (typeof e.target._eventParents[i].resetStyle === 'function') {</text:p>
          </table:table-cell>
          <table:table-cell table:formula="of:=IF(FIND(&quot;var layer_&quot;;[.A138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8"/>e.target._eventParents[i].resetStyle(e.target);</text:p>
          </table:table-cell>
          <table:table-cell table:formula="of:=IF(FIND(&quot;var layer_&quot;;[.A138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}</text:p>
          </table:table-cell>
          <table:table-cell table:formula="of:=IF(FIND(&quot;var layer_&quot;;[.A138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}</text:p>
          </table:table-cell>
          <table:table-cell table:formula="of:=IF(FIND(&quot;var layer_&quot;;[.A139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},</text:p>
          </table:table-cell>
          <table:table-cell table:formula="of:=IF(FIND(&quot;var layer_&quot;;[.A139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mouseover: highlightFeature,</text:p>
          </table:table-cell>
          <table:table-cell table:formula="of:=IF(FIND(&quot;var layer_&quot;;[.A139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});</text:p>
          </table:table-cell>
          <table:table-cell table:formula="of:=IF(FIND(&quot;var layer_&quot;;[.A139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var popupContent = '&lt;table&gt;\</text:p>
          </table:table-cell>
          <table:table-cell table:formula="of:=IF(FIND(&quot;var layer_&quot;;[.A139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tr&gt;\</text:p>
          </table:table-cell>
          <table:table-cell table:formula="of:=IF(FIND(&quot;var layer_&quot;;[.A139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h scope="row"&gt;Expected population loss rate (Natural Hazards Risk Index) (percentile)&lt;/th&gt;\</text:p>
          </table:table-cell>
          <table:table-cell table:formula="of:=IF(FIND(&quot;var layer_&quot;;[.A139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d class="visible-with-data" id="EPLR_PFS"&gt;' + (feature.properties['EPLR_PFS'] !== null ? autolinker.link(String(feature.properties['EPLR_PFS']).replace(/'/g, '\'').toLocaleString()) : '') + '&lt;/td&gt;\</text:p>
          </table:table-cell>
          <table:table-cell table:formula="of:=IF(FIND(&quot;var layer_&quot;;[.A139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/tr&gt;\</text:p>
          </table:table-cell>
          <table:table-cell table:formula="of:=IF(FIND(&quot;var layer_&quot;;[.A139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tr&gt;\</text:p>
          </table:table-cell>
          <table:table-cell table:formula="of:=IF(FIND(&quot;var layer_&quot;;[.A139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h scope="row"&gt;Unemployment (percent) (percentile)&lt;/th&gt;\</text:p>
          </table:table-cell>
          <table:table-cell table:formula="of:=IF(FIND(&quot;var layer_&quot;;[.A140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&lt;td class="visible-with-data" id="UF_PFS"&gt;' + (feature.properties['UF_PFS'] !== null ? autolinker.link(String(feature.properties['UF_PFS']).replace(/'/g, '\'').toLocaleString()) : '') + '&lt;/td&gt;\</text:p>
          </table:table-cell>
          <table:table-cell table:formula="of:=IF(FIND(&quot;var layer_&quot;;[.A140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&lt;/tr&gt;\</text:p>
          </table:table-cell>
          <table:table-cell table:formula="of:=IF(FIND(&quot;var layer_&quot;;[.A140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&lt;/table&gt;';</text:p>
          </table:table-cell>
          <table:table-cell table:formula="of:=IF(FIND(&quot;var layer_&quot;;[.A140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var content = removeEmptyRowsFromPopupContent(popupContent, feature);</text:p>
          </table:table-cell>
          <table:table-cell table:formula="of:=IF(FIND(&quot;var layer_&quot;;[.A140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tab/><text:tab/><text:tab/>layer.on('popupopen', function(e) {</text:p>
          </table:table-cell>
          <table:table-cell table:formula="of:=IF(FIND(&quot;var layer_&quot;;[.A140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tab/><text:tab/><text:tab/><text:tab/>addClassToPopupIfMedia(content, e.popup);</text:p>
          </table:table-cell>
          <table:table-cell table:formula="of:=IF(FIND(&quot;var layer_&quot;;[.A140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tab/><text:tab/><text:tab/>});</text:p>
          </table:table-cell>
          <table:table-cell table:formula="of:=IF(FIND(&quot;var layer_&quot;;[.A140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tab/><text:tab/><text:tab/>layer.bindPopup(content, { maxHeight: 400 });</text:p>
          </table:table-cell>
          <table:table-cell table:formula="of:=IF(FIND(&quot;var layer_&quot;;[.A140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}</text:p>
          </table:table-cell>
          <table:table-cell table:formula="of:=IF(FIND(&quot;var layer_&quot;;[.A140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/>
          <table:table-cell table:formula="of:=IF(FIND(&quot;var layer_&quot;;[.A141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function style_ExpectedPopulationLossRatepercentile_17_0(feature) {</text:p>
          </table:table-cell>
          <table:table-cell table:formula="of:=IF(FIND(&quot;var layer_&quot;;[.A141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if (feature.properties['EPLR_PFS'] &gt;= 0.750000 &amp;&amp; feature.properties['EPLR_PFS'] &lt;= 0.900000 ) {</text:p>
          </table:table-cell>
          <table:table-cell table:formula="of:=IF(FIND(&quot;var layer_&quot;;[.A141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return {</text:p>
          </table:table-cell>
          <table:table-cell table:formula="of:=IF(FIND(&quot;var layer_&quot;;[.A141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pane: 'pane_ExpectedPopulationLossRatepercentile_17',</text:p>
          </table:table-cell>
          <table:table-cell table:formula="of:=IF(FIND(&quot;var layer_&quot;;[.A141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opacity: 1,</text:p>
          </table:table-cell>
          <table:table-cell table:formula="of:=IF(FIND(&quot;var layer_&quot;;[.A141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color: 'rgba(35,35,35,1.0)',</text:p>
          </table:table-cell>
          <table:table-cell table:formula="of:=IF(FIND(&quot;var layer_&quot;;[.A141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dashArray: '',</text:p>
          </table:table-cell>
          <table:table-cell table:formula="of:=IF(FIND(&quot;var layer_&quot;;[.A141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lineCap: 'butt',</text:p>
          </table:table-cell>
          <table:table-cell table:formula="of:=IF(FIND(&quot;var layer_&quot;;[.A141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lineJoin: 'miter',</text:p>
          </table:table-cell>
          <table:table-cell table:formula="of:=IF(FIND(&quot;var layer_&quot;;[.A141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weight: 1.0,</text:p>
          </table:table-cell>
          <table:table-cell table:formula="of:=IF(FIND(&quot;var layer_&quot;;[.A142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: true,</text:p>
          </table:table-cell>
          <table:table-cell table:formula="of:=IF(FIND(&quot;var layer_&quot;;[.A142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Opacity: 1,</text:p>
          </table:table-cell>
          <table:table-cell table:formula="of:=IF(FIND(&quot;var layer_&quot;;[.A142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Color: 'rgba(189,224,254,0.8)',</text:p>
          </table:table-cell>
          <table:table-cell table:formula="of:=IF(FIND(&quot;var layer_&quot;;[.A142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interactive: true,</text:p>
          </table:table-cell>
          <table:table-cell table:formula="of:=IF(FIND(&quot;var layer_&quot;;[.A142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}</text:p>
          </table:table-cell>
          <table:table-cell table:formula="of:=IF(FIND(&quot;var layer_&quot;;[.A142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}</text:p>
          </table:table-cell>
          <table:table-cell table:formula="of:=IF(FIND(&quot;var layer_&quot;;[.A142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if (feature.properties['EPLR_PFS'] &gt;= 0.900000 &amp;&amp; feature.properties['EPLR_PFS'] &lt;= 0.990000 ) {</text:p>
          </table:table-cell>
          <table:table-cell table:formula="of:=IF(FIND(&quot;var layer_&quot;;[.A142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return {</text:p>
          </table:table-cell>
          <table:table-cell table:formula="of:=IF(FIND(&quot;var layer_&quot;;[.A142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pane: 'pane_ExpectedPopulationLossRatepercentile_17',</text:p>
          </table:table-cell>
          <table:table-cell table:formula="of:=IF(FIND(&quot;var layer_&quot;;[.A142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opacity: 1,</text:p>
          </table:table-cell>
          <table:table-cell table:formula="of:=IF(FIND(&quot;var layer_&quot;;[.A143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color: 'rgba(35,35,35,1.0)',</text:p>
          </table:table-cell>
          <table:table-cell table:formula="of:=IF(FIND(&quot;var layer_&quot;;[.A143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dashArray: '',</text:p>
          </table:table-cell>
          <table:table-cell table:formula="of:=IF(FIND(&quot;var layer_&quot;;[.A143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lineCap: 'butt',</text:p>
          </table:table-cell>
          <table:table-cell table:formula="of:=IF(FIND(&quot;var layer_&quot;;[.A143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lineJoin: 'miter',</text:p>
          </table:table-cell>
          <table:table-cell table:formula="of:=IF(FIND(&quot;var layer_&quot;;[.A143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weight: 1.0,</text:p>
          </table:table-cell>
          <table:table-cell table:formula="of:=IF(FIND(&quot;var layer_&quot;;[.A143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: true,</text:p>
          </table:table-cell>
          <table:table-cell table:formula="of:=IF(FIND(&quot;var layer_&quot;;[.A143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Opacity: 1,</text:p>
          </table:table-cell>
          <table:table-cell table:formula="of:=IF(FIND(&quot;var layer_&quot;;[.A143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Color: 'rgba(72,149,239,1.0)',</text:p>
          </table:table-cell>
          <table:table-cell table:formula="of:=IF(FIND(&quot;var layer_&quot;;[.A143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interactive: true,</text:p>
          </table:table-cell>
          <table:table-cell table:formula="of:=IF(FIND(&quot;var layer_&quot;;[.A143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}</text:p>
          </table:table-cell>
          <table:table-cell table:formula="of:=IF(FIND(&quot;var layer_&quot;;[.A144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}</text:p>
          </table:table-cell>
          <table:table-cell table:formula="of:=IF(FIND(&quot;var layer_&quot;;[.A144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}</text:p>
          </table:table-cell>
          <table:table-cell table:formula="of:=IF(FIND(&quot;var layer_&quot;;[.A144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map.createPane('pane_ExpectedPopulationLossRatepercentile_17');</text:p>
          </table:table-cell>
          <table:table-cell table:formula="of:=IF(FIND(&quot;var layer_&quot;;[.A144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map.getPane('pane_ExpectedPopulationLossRatepercentile_17').style.zIndex = 417;</text:p>
          </table:table-cell>
          <table:table-cell table:formula="of:=IF(FIND(&quot;var layer_&quot;;[.A144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map.getPane('pane_ExpectedPopulationLossRatepercentile_17').style['mix-blend-mode'] = 'normal';</text:p>
          </table:table-cell>
          <table:table-cell table:formula="of:=IF(FIND(&quot;var layer_&quot;;[.A144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var layer_ExpectedPopulationLossRatepercentile_17 = new L.geoJson(json_ExpectedPopulationLossRatepercentile_17, {</text:p>
          </table:table-cell>
          <table:table-cell table:formula="of:=IF(FIND(&quot;var layer_&quot;;[.A1446]))" office:value-type="boolean" office:boolean-value="true" calcext:value-type="boolean">
            <text:p>TRU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attribution: '',</text:p>
          </table:table-cell>
          <table:table-cell table:formula="of:=IF(FIND(&quot;var layer_&quot;;[.A144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interactive: true,</text:p>
          </table:table-cell>
          <table:table-cell table:formula="of:=IF(FIND(&quot;var layer_&quot;;[.A144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dataVar: 'json_ExpectedPopulationLossRatepercentile_17',</text:p>
          </table:table-cell>
          <table:table-cell table:formula="of:=IF(FIND(&quot;var layer_&quot;;[.A144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layerName: 'layer_ExpectedPopulationLossRatepercentile_17',</text:p>
          </table:table-cell>
          <table:table-cell table:formula="of:=IF(FIND(&quot;var layer_&quot;;[.A145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pane: 'pane_ExpectedPopulationLossRatepercentile_17',</text:p>
          </table:table-cell>
          <table:table-cell table:formula="of:=IF(FIND(&quot;var layer_&quot;;[.A145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onEachFeature: pop_ExpectedPopulationLossRatepercentile_17,</text:p>
          </table:table-cell>
          <table:table-cell table:formula="of:=IF(FIND(&quot;var layer_&quot;;[.A145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style: style_ExpectedPopulationLossRatepercentile_17_0,</text:p>
          </table:table-cell>
          <table:table-cell table:formula="of:=IF(FIND(&quot;var layer_&quot;;[.A145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});</text:p>
          </table:table-cell>
          <table:table-cell table:formula="of:=IF(FIND(&quot;var layer_&quot;;[.A145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bounds_group.addLayer(layer_ExpectedPopulationLossRatepercentile_17);</text:p>
          </table:table-cell>
          <table:table-cell table:formula="of:=IF(FIND(&quot;var layer_&quot;;[.A145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function pop_ProposedMSXpipelineroute_18(feature, layer) {</text:p>
          </table:table-cell>
          <table:table-cell table:formula="of:=IF(FIND(&quot;var layer_&quot;;[.A145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layer.on({</text:p>
          </table:table-cell>
          <table:table-cell table:formula="of:=IF(FIND(&quot;var layer_&quot;;[.A145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mouseout: function(e) {</text:p>
          </table:table-cell>
          <table:table-cell table:formula="of:=IF(FIND(&quot;var layer_&quot;;[.A145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for (var i in e.target._eventParents) {</text:p>
          </table:table-cell>
          <table:table-cell table:formula="of:=IF(FIND(&quot;var layer_&quot;;[.A145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if (typeof e.target._eventParents[i].resetStyle === 'function') {</text:p>
          </table:table-cell>
          <table:table-cell table:formula="of:=IF(FIND(&quot;var layer_&quot;;[.A146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8"/>e.target._eventParents[i].resetStyle(e.target);</text:p>
          </table:table-cell>
          <table:table-cell table:formula="of:=IF(FIND(&quot;var layer_&quot;;[.A146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}</text:p>
          </table:table-cell>
          <table:table-cell table:formula="of:=IF(FIND(&quot;var layer_&quot;;[.A146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}</text:p>
          </table:table-cell>
          <table:table-cell table:formula="of:=IF(FIND(&quot;var layer_&quot;;[.A146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},</text:p>
          </table:table-cell>
          <table:table-cell table:formula="of:=IF(FIND(&quot;var layer_&quot;;[.A146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mouseover: highlightFeature,</text:p>
          </table:table-cell>
          <table:table-cell table:formula="of:=IF(FIND(&quot;var layer_&quot;;[.A146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});</text:p>
          </table:table-cell>
          <table:table-cell table:formula="of:=IF(FIND(&quot;var layer_&quot;;[.A146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var popupContent = '&lt;table&gt;\</text:p>
          </table:table-cell>
          <table:table-cell table:formula="of:=IF(FIND(&quot;var layer_&quot;;[.A146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&lt;/table&gt;';</text:p>
          </table:table-cell>
          <table:table-cell table:formula="of:=IF(FIND(&quot;var layer_&quot;;[.A146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var content = removeEmptyRowsFromPopupContent(popupContent, feature);</text:p>
          </table:table-cell>
          <table:table-cell table:formula="of:=IF(FIND(&quot;var layer_&quot;;[.A146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tab/><text:tab/><text:tab/>layer.on('popupopen', function(e) {</text:p>
          </table:table-cell>
          <table:table-cell table:formula="of:=IF(FIND(&quot;var layer_&quot;;[.A147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tab/><text:tab/><text:tab/><text:tab/>addClassToPopupIfMedia(content, e.popup);</text:p>
          </table:table-cell>
          <table:table-cell table:formula="of:=IF(FIND(&quot;var layer_&quot;;[.A147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tab/><text:tab/><text:tab/>});</text:p>
          </table:table-cell>
          <table:table-cell table:formula="of:=IF(FIND(&quot;var layer_&quot;;[.A147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tab/><text:tab/><text:tab/>layer.bindPopup(content, { maxHeight: 400 });</text:p>
          </table:table-cell>
          <table:table-cell table:formula="of:=IF(FIND(&quot;var layer_&quot;;[.A147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}</text:p>
          </table:table-cell>
          <table:table-cell table:formula="of:=IF(FIND(&quot;var layer_&quot;;[.A147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/>
          <table:table-cell table:formula="of:=IF(FIND(&quot;var layer_&quot;;[.A147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function style_ProposedMSXpipelineroute_18_0() {</text:p>
          </table:table-cell>
          <table:table-cell table:formula="of:=IF(FIND(&quot;var layer_&quot;;[.A147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return {</text:p>
          </table:table-cell>
          <table:table-cell table:formula="of:=IF(FIND(&quot;var layer_&quot;;[.A147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pane: 'pane_ProposedMSXpipelineroute_18',</text:p>
          </table:table-cell>
          <table:table-cell table:formula="of:=IF(FIND(&quot;var layer_&quot;;[.A147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opacity: 1,</text:p>
          </table:table-cell>
          <table:table-cell table:formula="of:=IF(FIND(&quot;var layer_&quot;;[.A147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color: 'rgba(0,0,0,1.0)',</text:p>
          </table:table-cell>
          <table:table-cell table:formula="of:=IF(FIND(&quot;var layer_&quot;;[.A148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dashArray: '',</text:p>
          </table:table-cell>
          <table:table-cell table:formula="of:=IF(FIND(&quot;var layer_&quot;;[.A148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lineCap: 'square',</text:p>
          </table:table-cell>
          <table:table-cell table:formula="of:=IF(FIND(&quot;var layer_&quot;;[.A148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lineJoin: 'bevel',</text:p>
          </table:table-cell>
          <table:table-cell table:formula="of:=IF(FIND(&quot;var layer_&quot;;[.A148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weight: 4.0,</text:p>
          </table:table-cell>
          <table:table-cell table:formula="of:=IF(FIND(&quot;var layer_&quot;;[.A148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Opacity: 0,</text:p>
          </table:table-cell>
          <table:table-cell table:formula="of:=IF(FIND(&quot;var layer_&quot;;[.A148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interactive: false,</text:p>
          </table:table-cell>
          <table:table-cell table:formula="of:=IF(FIND(&quot;var layer_&quot;;[.A148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}</text:p>
          </table:table-cell>
          <table:table-cell table:formula="of:=IF(FIND(&quot;var layer_&quot;;[.A148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}</text:p>
          </table:table-cell>
          <table:table-cell table:formula="of:=IF(FIND(&quot;var layer_&quot;;[.A148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map.createPane('pane_ProposedMSXpipelineroute_18');</text:p>
          </table:table-cell>
          <table:table-cell table:formula="of:=IF(FIND(&quot;var layer_&quot;;[.A148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map.getPane('pane_ProposedMSXpipelineroute_18').style.zIndex = 418;</text:p>
          </table:table-cell>
          <table:table-cell table:formula="of:=IF(FIND(&quot;var layer_&quot;;[.A149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map.getPane('pane_ProposedMSXpipelineroute_18').style['mix-blend-mode'] = 'normal';</text:p>
          </table:table-cell>
          <table:table-cell table:formula="of:=IF(FIND(&quot;var layer_&quot;;[.A149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var layer_ProposedMSXpipelineroute_18 = new L.geoJson(json_ProposedMSXpipelineroute_18, {</text:p>
          </table:table-cell>
          <table:table-cell table:formula="of:=IF(FIND(&quot;var layer_&quot;;[.A1492]))" office:value-type="boolean" office:boolean-value="true" calcext:value-type="boolean">
            <text:p>TRU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attribution: '',</text:p>
          </table:table-cell>
          <table:table-cell table:formula="of:=IF(FIND(&quot;var layer_&quot;;[.A149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interactive: false,</text:p>
          </table:table-cell>
          <table:table-cell table:formula="of:=IF(FIND(&quot;var layer_&quot;;[.A149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dataVar: 'json_ProposedMSXpipelineroute_18',</text:p>
          </table:table-cell>
          <table:table-cell table:formula="of:=IF(FIND(&quot;var layer_&quot;;[.A149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layerName: 'layer_ProposedMSXpipelineroute_18',</text:p>
          </table:table-cell>
          <table:table-cell table:formula="of:=IF(FIND(&quot;var layer_&quot;;[.A149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pane: 'pane_ProposedMSXpipelineroute_18',</text:p>
          </table:table-cell>
          <table:table-cell table:formula="of:=IF(FIND(&quot;var layer_&quot;;[.A149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onEachFeature: pop_ProposedMSXpipelineroute_18,</text:p>
          </table:table-cell>
          <table:table-cell table:formula="of:=IF(FIND(&quot;var layer_&quot;;[.A149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style: style_ProposedMSXpipelineroute_18_0,</text:p>
          </table:table-cell>
          <table:table-cell table:formula="of:=IF(FIND(&quot;var layer_&quot;;[.A149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});</text:p>
          </table:table-cell>
          <table:table-cell table:formula="of:=IF(FIND(&quot;var layer_&quot;;[.A150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bounds_group.addLayer(layer_ProposedMSXpipelineroute_18);</text:p>
          </table:table-cell>
          <table:table-cell table:formula="of:=IF(FIND(&quot;var layer_&quot;;[.A150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map.addLayer(layer_ProposedMSXpipelineroute_18);</text:p>
          </table:table-cell>
          <table:table-cell table:formula="of:=IF(FIND(&quot;var layer_&quot;;[.A150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function pop_ProposedMSXCompressorStations_19(feature, layer) {</text:p>
          </table:table-cell>
          <table:table-cell table:formula="of:=IF(FIND(&quot;var layer_&quot;;[.A150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layer.on({</text:p>
          </table:table-cell>
          <table:table-cell table:formula="of:=IF(FIND(&quot;var layer_&quot;;[.A150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mouseout: function(e) {</text:p>
          </table:table-cell>
          <table:table-cell table:formula="of:=IF(FIND(&quot;var layer_&quot;;[.A150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for (var i in e.target._eventParents) {</text:p>
          </table:table-cell>
          <table:table-cell table:formula="of:=IF(FIND(&quot;var layer_&quot;;[.A150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if (typeof e.target._eventParents[i].resetStyle === 'function') {</text:p>
          </table:table-cell>
          <table:table-cell table:formula="of:=IF(FIND(&quot;var layer_&quot;;[.A150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8"/>e.target._eventParents[i].resetStyle(e.target);</text:p>
          </table:table-cell>
          <table:table-cell table:formula="of:=IF(FIND(&quot;var layer_&quot;;[.A150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4"/>}</text:p>
          </table:table-cell>
          <table:table-cell table:formula="of:=IF(FIND(&quot;var layer_&quot;;[.A150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}</text:p>
          </table:table-cell>
          <table:table-cell table:formula="of:=IF(FIND(&quot;var layer_&quot;;[.A151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},</text:p>
          </table:table-cell>
          <table:table-cell table:formula="of:=IF(FIND(&quot;var layer_&quot;;[.A151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mouseover: highlightFeature,</text:p>
          </table:table-cell>
          <table:table-cell table:formula="of:=IF(FIND(&quot;var layer_&quot;;[.A151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});</text:p>
          </table:table-cell>
          <table:table-cell table:formula="of:=IF(FIND(&quot;var layer_&quot;;[.A151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var popupContent = '&lt;table&gt;\</text:p>
          </table:table-cell>
          <table:table-cell table:formula="of:=IF(FIND(&quot;var layer_&quot;;[.A151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&lt;/table&gt;';</text:p>
          </table:table-cell>
          <table:table-cell table:formula="of:=IF(FIND(&quot;var layer_&quot;;[.A151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var content = removeEmptyRowsFromPopupContent(popupContent, feature);</text:p>
          </table:table-cell>
          <table:table-cell table:formula="of:=IF(FIND(&quot;var layer_&quot;;[.A151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tab/><text:tab/><text:tab/>layer.on('popupopen', function(e) {</text:p>
          </table:table-cell>
          <table:table-cell table:formula="of:=IF(FIND(&quot;var layer_&quot;;[.A151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tab/><text:tab/><text:tab/><text:tab/>addClassToPopupIfMedia(content, e.popup);</text:p>
          </table:table-cell>
          <table:table-cell table:formula="of:=IF(FIND(&quot;var layer_&quot;;[.A151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tab/><text:tab/><text:tab/>});</text:p>
          </table:table-cell>
          <table:table-cell table:formula="of:=IF(FIND(&quot;var layer_&quot;;[.A151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tab/><text:tab/><text:tab/>layer.bindPopup(content, { maxHeight: 400 });</text:p>
          </table:table-cell>
          <table:table-cell table:formula="of:=IF(FIND(&quot;var layer_&quot;;[.A152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}</text:p>
          </table:table-cell>
          <table:table-cell table:formula="of:=IF(FIND(&quot;var layer_&quot;;[.A152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/>
          <table:table-cell table:formula="of:=IF(FIND(&quot;var layer_&quot;;[.A152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function style_ProposedMSXCompressorStations_19_0() {</text:p>
          </table:table-cell>
          <table:table-cell table:formula="of:=IF(FIND(&quot;var layer_&quot;;[.A152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return {</text:p>
          </table:table-cell>
          <table:table-cell table:formula="of:=IF(FIND(&quot;var layer_&quot;;[.A152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pane: 'pane_ProposedMSXCompressorStations_19',</text:p>
          </table:table-cell>
          <table:table-cell table:formula="of:=IF(FIND(&quot;var layer_&quot;;[.A152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radius: 6.0,</text:p>
          </table:table-cell>
          <table:table-cell table:formula="of:=IF(FIND(&quot;var layer_&quot;;[.A152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opacity: 1,</text:p>
          </table:table-cell>
          <table:table-cell table:formula="of:=IF(FIND(&quot;var layer_&quot;;[.A152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color: 'rgba(35,35,35,1.0)',</text:p>
          </table:table-cell>
          <table:table-cell table:formula="of:=IF(FIND(&quot;var layer_&quot;;[.A152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dashArray: '',</text:p>
          </table:table-cell>
          <table:table-cell table:formula="of:=IF(FIND(&quot;var layer_&quot;;[.A152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lineCap: 'butt',</text:p>
          </table:table-cell>
          <table:table-cell table:formula="of:=IF(FIND(&quot;var layer_&quot;;[.A153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lineJoin: 'miter',</text:p>
          </table:table-cell>
          <table:table-cell table:formula="of:=IF(FIND(&quot;var layer_&quot;;[.A153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weight: 1,</text:p>
          </table:table-cell>
          <table:table-cell table:formula="of:=IF(FIND(&quot;var layer_&quot;;[.A153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: true,</text:p>
          </table:table-cell>
          <table:table-cell table:formula="of:=IF(FIND(&quot;var layer_&quot;;[.A153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Opacity: 1,</text:p>
          </table:table-cell>
          <table:table-cell table:formula="of:=IF(FIND(&quot;var layer_&quot;;[.A153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fillColor: 'rgba(243,0,40,1.0)',</text:p>
          </table:table-cell>
          <table:table-cell table:formula="of:=IF(FIND(&quot;var layer_&quot;;[.A153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interactive: false,</text:p>
          </table:table-cell>
          <table:table-cell table:formula="of:=IF(FIND(&quot;var layer_&quot;;[.A153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}</text:p>
          </table:table-cell>
          <table:table-cell table:formula="of:=IF(FIND(&quot;var layer_&quot;;[.A153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}</text:p>
          </table:table-cell>
          <table:table-cell table:formula="of:=IF(FIND(&quot;var layer_&quot;;[.A153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map.createPane('pane_ProposedMSXCompressorStations_19');</text:p>
          </table:table-cell>
          <table:table-cell table:formula="of:=IF(FIND(&quot;var layer_&quot;;[.A153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map.getPane('pane_ProposedMSXCompressorStations_19').style.zIndex = 419;</text:p>
          </table:table-cell>
          <table:table-cell table:formula="of:=IF(FIND(&quot;var layer_&quot;;[.A154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map.getPane('pane_ProposedMSXCompressorStations_19').style['mix-blend-mode'] = 'normal';</text:p>
          </table:table-cell>
          <table:table-cell table:formula="of:=IF(FIND(&quot;var layer_&quot;;[.A154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var layer_ProposedMSXCompressorStations_19 = new L.geoJson(json_ProposedMSXCompressorStations_19, {</text:p>
          </table:table-cell>
          <table:table-cell table:formula="of:=IF(FIND(&quot;var layer_&quot;;[.A1542]))" office:value-type="boolean" office:boolean-value="true" calcext:value-type="boolean">
            <text:p>TRU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attribution: '',</text:p>
          </table:table-cell>
          <table:table-cell table:formula="of:=IF(FIND(&quot;var layer_&quot;;[.A154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interactive: false,</text:p>
          </table:table-cell>
          <table:table-cell table:formula="of:=IF(FIND(&quot;var layer_&quot;;[.A154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dataVar: 'json_ProposedMSXCompressorStations_19',</text:p>
          </table:table-cell>
          <table:table-cell table:formula="of:=IF(FIND(&quot;var layer_&quot;;[.A154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layerName: 'layer_ProposedMSXCompressorStations_19',</text:p>
          </table:table-cell>
          <table:table-cell table:formula="of:=IF(FIND(&quot;var layer_&quot;;[.A154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pane: 'pane_ProposedMSXCompressorStations_19',</text:p>
          </table:table-cell>
          <table:table-cell table:formula="of:=IF(FIND(&quot;var layer_&quot;;[.A154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onEachFeature: pop_ProposedMSXCompressorStations_19,</text:p>
          </table:table-cell>
          <table:table-cell table:formula="of:=IF(FIND(&quot;var layer_&quot;;[.A154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pointToLayer: function (feature, latlng) {</text:p>
          </table:table-cell>
          <table:table-cell table:formula="of:=IF(FIND(&quot;var layer_&quot;;[.A154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var context = {</text:p>
          </table:table-cell>
          <table:table-cell table:formula="of:=IF(FIND(&quot;var layer_&quot;;[.A155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feature: feature,</text:p>
          </table:table-cell>
          <table:table-cell table:formula="of:=IF(FIND(&quot;var layer_&quot;;[.A155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20"/>variables: {}</text:p>
          </table:table-cell>
          <table:table-cell table:formula="of:=IF(FIND(&quot;var layer_&quot;;[.A155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};</text:p>
          </table:table-cell>
          <table:table-cell table:formula="of:=IF(FIND(&quot;var layer_&quot;;[.A155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return L.circleMarker(latlng, style_ProposedMSXCompressorStations_19_0(feature));</text:p>
          </table:table-cell>
          <table:table-cell table:formula="of:=IF(FIND(&quot;var layer_&quot;;[.A155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},</text:p>
          </table:table-cell>
          <table:table-cell table:formula="of:=IF(FIND(&quot;var layer_&quot;;[.A155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});</text:p>
          </table:table-cell>
          <table:table-cell table:formula="of:=IF(FIND(&quot;var layer_&quot;;[.A155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bounds_group.addLayer(layer_ProposedMSXCompressorStations_19);</text:p>
          </table:table-cell>
          <table:table-cell table:formula="of:=IF(FIND(&quot;var layer_&quot;;[.A155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map.addLayer(layer_ProposedMSXCompressorStations_19);</text:p>
          </table:table-cell>
          <table:table-cell table:formula="of:=IF(FIND(&quot;var layer_&quot;;[.A155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const url = {"Nominatim OSM": "https://nominatim.openstreetmap.org/search?format=geojson&amp;addressdetails=1&amp;",</text:p>
          </table:table-cell>
          <table:table-cell table:formula="of:=IF(FIND(&quot;var layer_&quot;;[.A155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"France BAN": "https://api-adresse.data.gouv.fr/search/?"}</text:p>
          </table:table-cell>
          <table:table-cell table:formula="of:=IF(FIND(&quot;var layer_&quot;;[.A156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var photonControl = L.control.photon({</text:p>
          </table:table-cell>
          <table:table-cell table:formula="of:=IF(FIND(&quot;var layer_&quot;;[.A156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url: url["Nominatim OSM"],</text:p>
          </table:table-cell>
          <table:table-cell table:formula="of:=IF(FIND(&quot;var layer_&quot;;[.A156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feedbackLabel: '',</text:p>
          </table:table-cell>
          <table:table-cell table:formula="of:=IF(FIND(&quot;var layer_&quot;;[.A156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position: 'topleft',</text:p>
          </table:table-cell>
          <table:table-cell table:formula="of:=IF(FIND(&quot;var layer_&quot;;[.A156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includePosition: true,</text:p>
          </table:table-cell>
          <table:table-cell table:formula="of:=IF(FIND(&quot;var layer_&quot;;[.A156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initial: true,</text:p>
          </table:table-cell>
          <table:table-cell table:formula="of:=IF(FIND(&quot;var layer_&quot;;[.A156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// resultsHandler: myHandler,</text:p>
          </table:table-cell>
          <table:table-cell table:formula="of:=IF(FIND(&quot;var layer_&quot;;[.A156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}).addTo(map);</text:p>
          </table:table-cell>
          <table:table-cell table:formula="of:=IF(FIND(&quot;var layer_&quot;;[.A156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photonControl._container.childNodes[0].style.borderRadius="10px"</text:p>
          </table:table-cell>
          <table:table-cell table:formula="of:=IF(FIND(&quot;var layer_&quot;;[.A156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// Create a variable to store the geoJSON data</text:p>
          </table:table-cell>
          <table:table-cell table:formula="of:=IF(FIND(&quot;var layer_&quot;;[.A157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var x = null;</text:p>
          </table:table-cell>
          <table:table-cell table:formula="of:=IF(FIND(&quot;var layer_&quot;;[.A157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// Create a variable to store the marker</text:p>
          </table:table-cell>
          <table:table-cell table:formula="of:=IF(FIND(&quot;var layer_&quot;;[.A157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var marker = null;</text:p>
          </table:table-cell>
          <table:table-cell table:formula="of:=IF(FIND(&quot;var layer_&quot;;[.A157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// Add an event listener to the Photon control to create a marker from the returned geoJSON data</text:p>
          </table:table-cell>
          <table:table-cell table:formula="of:=IF(FIND(&quot;var layer_&quot;;[.A157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var z = null;</text:p>
          </table:table-cell>
          <table:table-cell table:formula="of:=IF(FIND(&quot;var layer_&quot;;[.A157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photonControl.on('selected', function(e) {</text:p>
          </table:table-cell>
          <table:table-cell table:formula="of:=IF(FIND(&quot;var layer_&quot;;[.A157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console.log(photonControl.search.resultsContainer);</text:p>
          </table:table-cell>
          <table:table-cell table:formula="of:=IF(FIND(&quot;var layer_&quot;;[.A157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if (x != null) {</text:p>
          </table:table-cell>
          <table:table-cell table:formula="of:=IF(FIND(&quot;var layer_&quot;;[.A157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map.removeLayer(obj3.marker);</text:p>
          </table:table-cell>
          <table:table-cell table:formula="of:=IF(FIND(&quot;var layer_&quot;;[.A157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6"/>map.removeLayer(x);</text:p>
          </table:table-cell>
          <table:table-cell table:formula="of:=IF(FIND(&quot;var layer_&quot;;[.A158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}</text:p>
          </table:table-cell>
          <table:table-cell table:formula="of:=IF(FIND(&quot;var layer_&quot;;[.A158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obj2.gcd = e.choice;</text:p>
          </table:table-cell>
          <table:table-cell table:formula="of:=IF(FIND(&quot;var layer_&quot;;[.A158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x = L.geoJSON(obj2.gcd).addTo(map);</text:p>
          </table:table-cell>
          <table:table-cell table:formula="of:=IF(FIND(&quot;var layer_&quot;;[.A158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var label = typeof obj2.gcd.properties.label === 'undefined' ? obj2.gcd.properties.display_name : obj2.gcd.properties.label;</text:p>
          </table:table-cell>
          <table:table-cell table:formula="of:=IF(FIND(&quot;var layer_&quot;;[.A158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obj3.marker = L.marker(x.getLayers()[0].getLatLng()).bindPopup(label).addTo(map);</text:p>
          </table:table-cell>
          <table:table-cell table:formula="of:=IF(FIND(&quot;var layer_&quot;;[.A158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map.setView(x.getLayers()[0].getLatLng(), 17);</text:p>
          </table:table-cell>
          <table:table-cell table:formula="of:=IF(FIND(&quot;var layer_&quot;;[.A158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z = typeof e.choice.properties.label === 'undefined'? e.choice.properties.display_name : e.choice.properties.label;</text:p>
          </table:table-cell>
          <table:table-cell table:formula="of:=IF(FIND(&quot;var layer_&quot;;[.A158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console.log(e);</text:p>
          </table:table-cell>
          <table:table-cell table:formula="of:=IF(FIND(&quot;var layer_&quot;;[.A158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12"/>e.target.input.value = z;</text:p>
          </table:table-cell>
          <table:table-cell table:formula="of:=IF(FIND(&quot;var layer_&quot;;[.A158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});</text:p>
          </table:table-cell>
          <table:table-cell table:formula="of:=IF(FIND(&quot;var layer_&quot;;[.A159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var search = document.getElementsByClassName("leaflet-photon leaflet-control")[0];</text:p>
          </table:table-cell>
          <table:table-cell table:formula="of:=IF(FIND(&quot;var layer_&quot;;[.A159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search.classList.add("leaflet-control-search")</text:p>
          </table:table-cell>
          <table:table-cell table:formula="of:=IF(FIND(&quot;var layer_&quot;;[.A159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search.style.display = "flex";</text:p>
          </table:table-cell>
          <table:table-cell table:formula="of:=IF(FIND(&quot;var layer_&quot;;[.A159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search.style.backgroundColor="rgba(255,255,255,0.5)"</text:p>
          </table:table-cell>
          <table:table-cell table:formula="of:=IF(FIND(&quot;var layer_&quot;;[.A159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/>
          <table:table-cell table:formula="of:=IF(FIND(&quot;var layer_&quot;;[.A159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s text:c="8"/>// Create the new button element</text:p>
          </table:table-cell>
          <table:table-cell table:formula="of:=IF(FIND(&quot;var layer_&quot;;[.A159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s text:c="8"/>var button = document.createElement("div");</text:p>
          </table:table-cell>
          <table:table-cell table:formula="of:=IF(FIND(&quot;var layer_&quot;;[.A159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s text:c="8"/>button.id = "gcd-button-control";</text:p>
          </table:table-cell>
          <table:table-cell table:formula="of:=IF(FIND(&quot;var layer_&quot;;[.A159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s text:c="8"/>button.className = "gcd-gl-btn fa fa-search search-button";</text:p>
          </table:table-cell>
          <table:table-cell table:formula="of:=IF(FIND(&quot;var layer_&quot;;[.A159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/>
          <table:table-cell table:formula="of:=IF(FIND(&quot;var layer_&quot;;[.A160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s text:c="8"/>// Insert the button at the beginning of the search control</text:p>
          </table:table-cell>
          <table:table-cell table:formula="of:=IF(FIND(&quot;var layer_&quot;;[.A160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s text:c="8"/>search.insertBefore(button, search.firstChild);</text:p>
          </table:table-cell>
          <table:table-cell table:formula="of:=IF(FIND(&quot;var layer_&quot;;[.A160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s text:c="8"/>last = search.lastChild;</text:p>
          </table:table-cell>
          <table:table-cell table:formula="of:=IF(FIND(&quot;var layer_&quot;;[.A160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s text:c="8"/>last.style.display = "none";</text:p>
          </table:table-cell>
          <table:table-cell table:formula="of:=IF(FIND(&quot;var layer_&quot;;[.A160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s text:c="8"/>button.addEventListener("click", function (e) {</text:p>
          </table:table-cell>
          <table:table-cell table:formula="of:=IF(FIND(&quot;var layer_&quot;;[.A160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s text:c="12"/>if (last.style.display === "none") {</text:p>
          </table:table-cell>
          <table:table-cell table:formula="of:=IF(FIND(&quot;var layer_&quot;;[.A160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s text:c="16"/>last.style.display = "block";</text:p>
          </table:table-cell>
          <table:table-cell table:formula="of:=IF(FIND(&quot;var layer_&quot;;[.A160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s text:c="12"/>} else {</text:p>
          </table:table-cell>
          <table:table-cell table:formula="of:=IF(FIND(&quot;var layer_&quot;;[.A160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s text:c="16"/>last.style.display = "none";</text:p>
          </table:table-cell>
          <table:table-cell table:formula="of:=IF(FIND(&quot;var layer_&quot;;[.A160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61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s text:c="8"/>});</text:p>
          </table:table-cell>
          <table:table-cell table:formula="of:=IF(FIND(&quot;var layer_&quot;;[.A161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s text:c="8"/>var overlaysTree = [</text:p>
          </table:table-cell>
          <table:table-cell table:formula="of:=IF(FIND(&quot;var layer_&quot;;[.A161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s text:c="12"/>{label: '&lt;img src="legend/ProposedMSXCompressorStations_19.png" /&gt; Proposed MSX Compressor Stations', layer: layer_ProposedMSXCompressorStations_19},</text:p>
          </table:table-cell>
          <table:table-cell table:formula="of:=IF(FIND(&quot;var layer_&quot;;[.A161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s text:c="12"/>{label: '&lt;img src="legend/ProposedMSXpipelineroute_18.png" /&gt; Proposed MSX pipeline route', layer: layer_ProposedMSXpipelineroute_18},</text:p>
          </table:table-cell>
          <table:table-cell table:formula="of:=IF(FIND(&quot;var layer_&quot;;[.A161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s text:c="8"/>{label: '&lt;b&gt;Economic Variables&lt;/b&gt;', collapsed: true, selectAllCheckbox: true, children: [</text:p>
          </table:table-cell>
          <table:table-cell table:formula="of:=IF(FIND(&quot;var layer_&quot;;[.A161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s text:c="12"/>{label: 'Expected Population Loss Rate (percentile)&lt;br /&gt;&lt;table&gt;&lt;tr&gt;&lt;td style="text-align: center;"&gt;&lt;img src="legend/ExpectedPopulationLossRatepercentile_17_075090.png" /&gt;&lt;/td&gt;&lt;td&gt;0.75 - 0.9 &lt;/td&gt;&lt;/tr&gt;&lt;tr&gt;&lt;td style="text-align: center;"&gt;&lt;img src="legend/ExpectedPopulationLossRatepercentile_17_090991.png" /&gt;&lt;/td&gt;&lt;td&gt;0.9 - 0.99 &lt;/td&gt;&lt;/tr&gt;&lt;/table&gt;', layer: layer_ExpectedPopulationLossRatepercentile_17},</text:p>
          </table:table-cell>
          <table:table-cell table:formula="of:=IF(FIND(&quot;var layer_&quot;;[.A161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s text:c="12"/>{label: 'Energy Burden (percentile)&lt;br /&gt;&lt;table&gt;&lt;tr&gt;&lt;td style="text-align: center;"&gt;&lt;img src="legend/EnergyBurdenpercentile_16_075090.png" /&gt;&lt;/td&gt;&lt;td&gt;0.75 - 0.9 &lt;/td&gt;&lt;/tr&gt;&lt;tr&gt;&lt;td style="text-align: center;"&gt;&lt;img src="legend/EnergyBurdenpercentile_16_090991.png" /&gt;&lt;/td&gt;&lt;td&gt;0.9 - 0.99 &lt;/td&gt;&lt;/tr&gt;&lt;/table&gt;', layer: layer_EnergyBurdenpercentile_16},</text:p>
          </table:table-cell>
          <table:table-cell table:formula="of:=IF(FIND(&quot;var layer_&quot;;[.A161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s text:c="12"/>{label: 'Percent of People &lt;100% Below Federal Poverty Line (percentile)&lt;br /&gt;&lt;table&gt;&lt;tr&gt;&lt;td style="text-align: center;"&gt;&lt;img src="legend/PercentofPeople100BelowFederalPovertyLinepercentile_15_075090.png" /&gt;&lt;/td&gt;&lt;td&gt;0.75 - 0.9 &lt;/td&gt;&lt;/tr&gt;&lt;tr&gt;&lt;td style="text-align: center;"&gt;&lt;img src="legend/PercentofPeople100BelowFederalPovertyLinepercentile_15_090991.png" /&gt;&lt;/td&gt;&lt;td&gt;0.9 - 0.99 &lt;/td&gt;&lt;/tr&gt;&lt;/table&gt;', layer: layer_PercentofPeople100BelowFederalPovertyLinepercentile_15},</text:p>
          </table:table-cell>
          <table:table-cell table:formula="of:=IF(FIND(&quot;var layer_&quot;;[.A161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s text:c="12"/>{label: 'Percent of People &lt;200% Below Federal Poverty Line&lt;br /&gt;&lt;table&gt;&lt;tr&gt;&lt;td style="text-align: center;"&gt;&lt;img src="legend/PercentofPeople200BelowFederalPovertyLine_14_075090.png" /&gt;&lt;/td&gt;&lt;td&gt;0.75 - 0.9 &lt;/td&gt;&lt;/tr&gt;&lt;tr&gt;&lt;td style="text-align: center;"&gt;&lt;img src="legend/PercentofPeople200BelowFederalPovertyLine_14_090991.png" /&gt;&lt;/td&gt;&lt;td&gt;0.9 - 0.99 &lt;/td&gt;&lt;/tr&gt;&lt;/table&gt;', layer: layer_PercentofPeople200BelowFederalPovertyLine_14},</text:p>
          </table:table-cell>
          <table:table-cell table:formula="of:=IF(FIND(&quot;var layer_&quot;;[.A161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s text:c="12"/>{label: 'Percent Unemployment&lt;br /&gt;&lt;table&gt;&lt;tr&gt;&lt;td style="text-align: center;"&gt;&lt;img src="legend/PercentUnemployment_13_075090.png" /&gt;&lt;/td&gt;&lt;td&gt;0.75 - 0.9 &lt;/td&gt;&lt;/tr&gt;&lt;tr&gt;&lt;td style="text-align: center;"&gt;&lt;img src="legend/PercentUnemployment_13_090991.png" /&gt;&lt;/td&gt;&lt;td&gt;0.9 - 0.99 &lt;/td&gt;&lt;/tr&gt;&lt;/table&gt;', layer: layer_PercentUnemployment_13},]},</text:p>
          </table:table-cell>
          <table:table-cell table:formula="of:=IF(FIND(&quot;var layer_&quot;;[.A162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s text:c="8"/>{label: '&lt;b&gt;Environmental Variables&lt;/b&gt;', collapsed: true, selectAllCheckbox: true, children: [</text:p>
          </table:table-cell>
          <table:table-cell table:formula="of:=IF(FIND(&quot;var layer_&quot;;[.A162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s text:c="12"/>{label: 'Agricultural Loss Rate (percentile)&lt;br /&gt;&lt;table&gt;&lt;tr&gt;&lt;td style="text-align: center;"&gt;&lt;img src="legend/AgriculturalLossRatepercentile_12_075090.png" /&gt;&lt;/td&gt;&lt;td&gt;0.75 - 0.9 &lt;/td&gt;&lt;/tr&gt;&lt;tr&gt;&lt;td style="text-align: center;"&gt;&lt;img src="legend/AgriculturalLossRatepercentile_12_090991.png" /&gt;&lt;/td&gt;&lt;td&gt;0.9 - 0.99 &lt;/td&gt;&lt;/tr&gt;&lt;/table&gt;', layer: layer_AgriculturalLossRatepercentile_12},</text:p>
          </table:table-cell>
          <table:table-cell table:formula="of:=IF(FIND(&quot;var layer_&quot;;[.A162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s text:c="12"/>{label: 'Expected Building Loss Rate (percentile)&lt;br /&gt;&lt;table&gt;&lt;tr&gt;&lt;td style="text-align: center;"&gt;&lt;img src="legend/ExpectedBuildingLossRatepercentile_11_075090.png" /&gt;&lt;/td&gt;&lt;td&gt;0.75 - 0.9 &lt;/td&gt;&lt;/tr&gt;&lt;tr&gt;&lt;td style="text-align: center;"&gt;&lt;img src="legend/ExpectedBuildingLossRatepercentile_11_090991.png" /&gt;&lt;/td&gt;&lt;td&gt;0.9 - 0.99 &lt;/td&gt;&lt;/tr&gt;&lt;/table&gt;', layer: layer_ExpectedBuildingLossRatepercentile_11},</text:p>
          </table:table-cell>
          <table:table-cell table:formula="of:=IF(FIND(&quot;var layer_&quot;;[.A162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s text:c="12"/>{label: 'DOT Travel Barrier Score (percentile)&lt;br /&gt;&lt;table&gt;&lt;tr&gt;&lt;td style="text-align: center;"&gt;&lt;img src="legend/DOTTravelBarrierScorepercentile_10_075090.png" /&gt;&lt;/td&gt;&lt;td&gt;0.75 - 0.9 &lt;/td&gt;&lt;/tr&gt;&lt;tr&gt;&lt;td style="text-align: center;"&gt;&lt;img src="legend/DOTTravelBarrierScorepercentile_10_090981.png" /&gt;&lt;/td&gt;&lt;td&gt;0.9 - 0.98 &lt;/td&gt;&lt;/tr&gt;&lt;/table&gt;', layer: layer_DOTTravelBarrierScorepercentile_10},</text:p>
          </table:table-cell>
          <table:table-cell table:formula="of:=IF(FIND(&quot;var layer_&quot;;[.A162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s text:c="12"/>{label: 'Properties at Risk of Flood Risk 30 years (percentile)&lt;br /&gt;&lt;table&gt;&lt;tr&gt;&lt;td style="text-align: center;"&gt;&lt;img src="legend/PropertiesatRiskofFloodRisk30yearspercentile_9_075090.png" /&gt;&lt;/td&gt;&lt;td&gt;0.75 - 0.9 &lt;/td&gt;&lt;/tr&gt;&lt;tr&gt;&lt;td style="text-align: center;"&gt;&lt;img src="legend/PropertiesatRiskofFloodRisk30yearspercentile_9_090981.png" /&gt;&lt;/td&gt;&lt;td&gt;0.9 - 0.98 &lt;/td&gt;&lt;/tr&gt;&lt;/table&gt;', layer: layer_PropertiesatRiskofFloodRisk30yearspercentile_9},</text:p>
          </table:table-cell>
          <table:table-cell table:formula="of:=IF(FIND(&quot;var layer_&quot;;[.A162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s text:c="12"/>{label: 'Properties at Risk of Fire in 30 years (percentile)&lt;br /&gt;&lt;table&gt;&lt;tr&gt;&lt;td style="text-align: center;"&gt;&lt;img src="legend/PropertiesatRiskofFirein30yearspercentile_8_075090.png" /&gt;&lt;/td&gt;&lt;td&gt;0.75 - 0.9 &lt;/td&gt;&lt;/tr&gt;&lt;tr&gt;&lt;td style="text-align: center;"&gt;&lt;img src="legend/PropertiesatRiskofFirein30yearspercentile_8_090981.png" /&gt;&lt;/td&gt;&lt;td&gt;0.9 - 0.98 &lt;/td&gt;&lt;/tr&gt;&lt;/table&gt;', layer: layer_PropertiesatRiskofFirein30yearspercentile_8},]},</text:p>
          </table:table-cell>
          <table:table-cell table:formula="of:=IF(FIND(&quot;var layer_&quot;;[.A162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s text:c="8"/>{label: '&lt;b&gt;Health Variables&lt;/b&gt;', collapsed: true, selectAllCheckbox: true, children: [</text:p>
          </table:table-cell>
          <table:table-cell table:formula="of:=IF(FIND(&quot;var layer_&quot;;[.A162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s text:c="12"/>{label: 'Coronary Heart Disease (percentile)&lt;br /&gt;&lt;table&gt;&lt;tr&gt;&lt;td style="text-align: center;"&gt;&lt;img src="legend/CoronaryHeartDiseasepercentile_7_075090.png" /&gt;&lt;/td&gt;&lt;td&gt;0.75 - 0.9 &lt;/td&gt;&lt;/tr&gt;&lt;tr&gt;&lt;td style="text-align: center;"&gt;&lt;img src="legend/CoronaryHeartDiseasepercentile_7_090991.png" /&gt;&lt;/td&gt;&lt;td&gt;0.9 - 0.99 &lt;/td&gt;&lt;/tr&gt;&lt;/table&gt;', layer: layer_CoronaryHeartDiseasepercentile_7},</text:p>
          </table:table-cell>
          <table:table-cell table:formula="of:=IF(FIND(&quot;var layer_&quot;;[.A162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s text:c="12"/>{label: 'Current Asthma Among Adults (percentile)&lt;br /&gt;&lt;table&gt;&lt;tr&gt;&lt;td style="text-align: center;"&gt;&lt;img src="legend/CurrentAsthmaAmongAdultspercentile_6_075090.png" /&gt;&lt;/td&gt;&lt;td&gt;0.75 - 0.9 &lt;/td&gt;&lt;/tr&gt;&lt;tr&gt;&lt;td style="text-align: center;"&gt;&lt;img src="legend/CurrentAsthmaAmongAdultspercentile_6_090991.png" /&gt;&lt;/td&gt;&lt;td&gt;0.9 - 0.99 &lt;/td&gt;&lt;/tr&gt;&lt;/table&gt;', layer: layer_CurrentAsthmaAmongAdultspercentile_6},</text:p>
          </table:table-cell>
          <table:table-cell table:formula="of:=IF(FIND(&quot;var layer_&quot;;[.A162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s text:c="12"/>{label: 'Diagnosed Diabetes (percentile)&lt;br /&gt;&lt;table&gt;&lt;tr&gt;&lt;td style="text-align: center;"&gt;&lt;img src="legend/DiagnosedDiabetespercentile_5_075090.png" /&gt;&lt;/td&gt;&lt;td&gt;0.75 - 0.9 &lt;/td&gt;&lt;/tr&gt;&lt;tr&gt;&lt;td style="text-align: center;"&gt;&lt;img src="legend/DiagnosedDiabetespercentile_5_090991.png" /&gt;&lt;/td&gt;&lt;td&gt;0.9 - 0.99 &lt;/td&gt;&lt;/tr&gt;&lt;/table&gt;', layer: layer_DiagnosedDiabetespercentile_5},</text:p>
          </table:table-cell>
          <table:table-cell table:formula="of:=IF(FIND(&quot;var layer_&quot;;[.A163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s text:c="12"/>{label: 'Low Life Expectancy (percentile)&lt;br /&gt;&lt;table&gt;&lt;tr&gt;&lt;td style="text-align: center;"&gt;&lt;img src="legend/LowLifeExpectancypercentile_4_075090.png" /&gt;&lt;/td&gt;&lt;td&gt;0.75 - 0.9 &lt;/td&gt;&lt;/tr&gt;&lt;tr&gt;&lt;td style="text-align: center;"&gt;&lt;img src="legend/LowLifeExpectancypercentile_4_090991.png" /&gt;&lt;/td&gt;&lt;td&gt;0.9 - 0.99 &lt;/td&gt;&lt;/tr&gt;&lt;/table&gt;', layer: layer_LowLifeExpectancypercentile_4},]},</text:p>
          </table:table-cell>
          <table:table-cell table:formula="of:=IF(FIND(&quot;var layer_&quot;;[.A163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s text:c="12"/>{label: '&lt;img src="legend/DemographicsData_3.png" /&gt; Demographics Data', layer: layer_DemographicsData_3},</text:p>
          </table:table-cell>
          <table:table-cell table:formula="of:=IF(FIND(&quot;var layer_&quot;;[.A163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s text:c="12"/>{label: '&lt;img src="legend/AllVariables_2.png" /&gt; All Variables', layer: layer_AllVariables_2},</text:p>
          </table:table-cell>
          <table:table-cell table:formula="of:=IF(FIND(&quot;var layer_&quot;;[.A163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s text:c="12"/>{label: '&lt;img src="legend/Counties_1.png" /&gt; Counties', layer: layer_Counties_1},</text:p>
          </table:table-cell>
          <table:table-cell table:formula="of:=IF(FIND(&quot;var layer_&quot;;[.A163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s text:c="12"/>{label: "Carto positron", layer: layer_Cartopositron_0, radioGroup: 'bm' },]</text:p>
          </table:table-cell>
          <table:table-cell table:formula="of:=IF(FIND(&quot;var layer_&quot;;[.A163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s text:c="8"/>var lay = L.control.layers.tree(null, overlaysTree,{</text:p>
          </table:table-cell>
          <table:table-cell table:formula="of:=IF(FIND(&quot;var layer_&quot;;[.A163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s text:c="12"/>//namedToggle: true,</text:p>
          </table:table-cell>
          <table:table-cell table:formula="of:=IF(FIND(&quot;var layer_&quot;;[.A163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s text:c="12"/>//selectorBack: false,</text:p>
          </table:table-cell>
          <table:table-cell table:formula="of:=IF(FIND(&quot;var layer_&quot;;[.A163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s text:c="12"/>//closedSymbol: '&amp;#8862; &amp;#x1f5c0;',</text:p>
          </table:table-cell>
          <table:table-cell table:formula="of:=IF(FIND(&quot;var layer_&quot;;[.A163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s text:c="12"/>//openedSymbol: '&amp;#8863; &amp;#x1f5c1;',</text:p>
          </table:table-cell>
          <table:table-cell table:formula="of:=IF(FIND(&quot;var layer_&quot;;[.A164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s text:c="12"/>//collapseAll: 'Collapse all',</text:p>
          </table:table-cell>
          <table:table-cell table:formula="of:=IF(FIND(&quot;var layer_&quot;;[.A164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s text:c="12"/>//expandAll: 'Expand all',</text:p>
          </table:table-cell>
          <table:table-cell table:formula="of:=IF(FIND(&quot;var layer_&quot;;[.A164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s text:c="12"/>collapsed: false,</text:p>
          </table:table-cell>
          <table:table-cell table:formula="of:=IF(FIND(&quot;var layer_&quot;;[.A164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s text:c="8"/>});</text:p>
          </table:table-cell>
          <table:table-cell table:formula="of:=IF(FIND(&quot;var layer_&quot;;[.A164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s text:c="8"/>lay.addTo(map);</text:p>
          </table:table-cell>
          <table:table-cell table:formula="of:=IF(FIND(&quot;var layer_&quot;;[.A164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tab/><text:tab/>document.addEventListener("DOMContentLoaded", function() {</text:p>
          </table:table-cell>
          <table:table-cell table:formula="of:=IF(FIND(&quot;var layer_&quot;;[.A164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s text:c="12"/>// set new Layers List height which considers toggle icon</text:p>
          </table:table-cell>
          <table:table-cell table:formula="of:=IF(FIND(&quot;var layer_&quot;;[.A164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s text:c="12"/>function newLayersListHeight() {</text:p>
          </table:table-cell>
          <table:table-cell table:formula="of:=IF(FIND(&quot;var layer_&quot;;[.A164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s text:c="16"/>var layerScrollbarElement = document.querySelector('.leaflet-control-layers-scrollbar');</text:p>
          </table:table-cell>
          <table:table-cell table:formula="of:=IF(FIND(&quot;var layer_&quot;;[.A164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s text:c="16"/>if (layerScrollbarElement) {</text:p>
          </table:table-cell>
          <table:table-cell table:formula="of:=IF(FIND(&quot;var layer_&quot;;[.A165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s text:c="20"/>var layersListElement = document.querySelector('.leaflet-control-layers-list');</text:p>
          </table:table-cell>
          <table:table-cell table:formula="of:=IF(FIND(&quot;var layer_&quot;;[.A165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s text:c="20"/>var originalHeight = layersListElement.style.height</text:p>
          </table:table-cell>
          <table:table-cell table:formula="of:=IF(FIND(&quot;var layer_&quot;;[.A165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s text:c="24"/>|| window.getComputedStyle(layersListElement).height;</text:p>
          </table:table-cell>
          <table:table-cell table:formula="of:=IF(FIND(&quot;var layer_&quot;;[.A165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s text:c="20"/>var newHeight = parseFloat(originalHeight) - 50;</text:p>
          </table:table-cell>
          <table:table-cell table:formula="of:=IF(FIND(&quot;var layer_&quot;;[.A165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s text:c="20"/>layersListElement.style.height = newHeight + 'px';</text:p>
          </table:table-cell>
          <table:table-cell table:formula="of:=IF(FIND(&quot;var layer_&quot;;[.A165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s text:c="16"/>}</text:p>
          </table:table-cell>
          <table:table-cell table:formula="of:=IF(FIND(&quot;var layer_&quot;;[.A165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65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s text:c="12"/>var isLayersListExpanded = true;</text:p>
          </table:table-cell>
          <table:table-cell table:formula="of:=IF(FIND(&quot;var layer_&quot;;[.A165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s text:c="12"/>var controlLayersElement = document.querySelector('.leaflet-control-layers');</text:p>
          </table:table-cell>
          <table:table-cell table:formula="of:=IF(FIND(&quot;var layer_&quot;;[.A165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s text:c="12"/>var toggleLayerControl = document.querySelector('.leaflet-control-layers-toggle');</text:p>
          </table:table-cell>
          <table:table-cell table:formula="of:=IF(FIND(&quot;var layer_&quot;;[.A166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s text:c="12"/>// toggle Collapsed/Expanded and apply new Layers List height</text:p>
          </table:table-cell>
          <table:table-cell table:formula="of:=IF(FIND(&quot;var layer_&quot;;[.A166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s text:c="12"/>toggleLayerControl.addEventListener('click', function() {</text:p>
          </table:table-cell>
          <table:table-cell table:formula="of:=IF(FIND(&quot;var layer_&quot;;[.A166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s text:c="16"/>if (isLayersListExpanded) {</text:p>
          </table:table-cell>
          <table:table-cell table:formula="of:=IF(FIND(&quot;var layer_&quot;;[.A166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s text:c="20"/>controlLayersElement.classList.remove('leaflet-control-layers-expanded');</text:p>
          </table:table-cell>
          <table:table-cell table:formula="of:=IF(FIND(&quot;var layer_&quot;;[.A166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s text:c="16"/>} else {</text:p>
          </table:table-cell>
          <table:table-cell table:formula="of:=IF(FIND(&quot;var layer_&quot;;[.A166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s text:c="20"/>controlLayersElement.classList.add('leaflet-control-layers-expanded');</text:p>
          </table:table-cell>
          <table:table-cell table:formula="of:=IF(FIND(&quot;var layer_&quot;;[.A166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s text:c="16"/>}</text:p>
          </table:table-cell>
          <table:table-cell table:formula="of:=IF(FIND(&quot;var layer_&quot;;[.A166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s text:c="16"/>isLayersListExpanded = !isLayersListExpanded;</text:p>
          </table:table-cell>
          <table:table-cell table:formula="of:=IF(FIND(&quot;var layer_&quot;;[.A166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s text:c="16"/>newLayersListHeight()</text:p>
          </table:table-cell>
          <table:table-cell table:formula="of:=IF(FIND(&quot;var layer_&quot;;[.A166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s text:c="12"/>});<text:tab/></text:p>
          </table:table-cell>
          <table:table-cell table:formula="of:=IF(FIND(&quot;var layer_&quot;;[.A167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tab/><text:tab/><text:tab/>// apply new Layers List height if toggle layerstree</text:p>
          </table:table-cell>
          <table:table-cell table:formula="of:=IF(FIND(&quot;var layer_&quot;;[.A167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tab/><text:tab/><text:tab/>if (controlLayersElement) {</text:p>
          </table:table-cell>
          <table:table-cell table:formula="of:=IF(FIND(&quot;var layer_&quot;;[.A167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tab/><text:tab/><text:tab/><text:tab/>controlLayersElement.addEventListener('click', function(event) {</text:p>
          </table:table-cell>
          <table:table-cell table:formula="of:=IF(FIND(&quot;var layer_&quot;;[.A167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tab/><text:tab/><text:tab/><text:tab/><text:tab/>var toggleLayerHeaderPointer = event.target.closest('.leaflet-layerstree-header-pointer span');</text:p>
          </table:table-cell>
          <table:table-cell table:formula="of:=IF(FIND(&quot;var layer_&quot;;[.A167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tab/><text:tab/><text:tab/><text:tab/><text:tab/>if (toggleLayerHeaderPointer) {</text:p>
          </table:table-cell>
          <table:table-cell table:formula="of:=IF(FIND(&quot;var layer_&quot;;[.A167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tab/><text:tab/><text:tab/><text:tab/><text:tab/><text:tab/>newLayersListHeight();</text:p>
          </table:table-cell>
          <table:table-cell table:formula="of:=IF(FIND(&quot;var layer_&quot;;[.A167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tab/><text:tab/><text:tab/><text:tab/><text:tab/>}</text:p>
          </table:table-cell>
          <table:table-cell table:formula="of:=IF(FIND(&quot;var layer_&quot;;[.A167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tab/><text:tab/><text:tab/><text:tab/>});</text:p>
          </table:table-cell>
          <table:table-cell table:formula="of:=IF(FIND(&quot;var layer_&quot;;[.A167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tab/><text:tab/><text:tab/>}</text:p>
          </table:table-cell>
          <table:table-cell table:formula="of:=IF(FIND(&quot;var layer_&quot;;[.A167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s text:c="12"/>// Collapsed/Expanded at Start to apply new height</text:p>
          </table:table-cell>
          <table:table-cell table:formula="of:=IF(FIND(&quot;var layer_&quot;;[.A168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s text:c="12"/>setTimeout(function() {</text:p>
          </table:table-cell>
          <table:table-cell table:formula="of:=IF(FIND(&quot;var layer_&quot;;[.A168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s text:c="16"/>toggleLayerControl.click();</text:p>
          </table:table-cell>
          <table:table-cell table:formula="of:=IF(FIND(&quot;var layer_&quot;;[.A168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s text:c="12"/>}, 10);</text:p>
          </table:table-cell>
          <table:table-cell table:formula="of:=IF(FIND(&quot;var layer_&quot;;[.A168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s text:c="12"/>setTimeout(function() {</text:p>
          </table:table-cell>
          <table:table-cell table:formula="of:=IF(FIND(&quot;var layer_&quot;;[.A168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s text:c="16"/>toggleLayerControl.click();</text:p>
          </table:table-cell>
          <table:table-cell table:formula="of:=IF(FIND(&quot;var layer_&quot;;[.A168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s text:c="12"/>}, 10);</text:p>
          </table:table-cell>
          <table:table-cell table:formula="of:=IF(FIND(&quot;var layer_&quot;;[.A168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s text:c="12"/>// Collapsed touch/small screen</text:p>
          </table:table-cell>
          <table:table-cell table:formula="of:=IF(FIND(&quot;var layer_&quot;;[.A168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s text:c="12"/>var isSmallScreen = window.innerWidth &lt; 650;</text:p>
          </table:table-cell>
          <table:table-cell table:formula="of:=IF(FIND(&quot;var layer_&quot;;[.A168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s text:c="12"/>if (isSmallScreen) {</text:p>
          </table:table-cell>
          <table:table-cell table:formula="of:=IF(FIND(&quot;var layer_&quot;;[.A168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s text:c="16"/>setTimeout(function() {</text:p>
          </table:table-cell>
          <table:table-cell table:formula="of:=IF(FIND(&quot;var layer_&quot;;[.A169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s text:c="20"/>controlLayersElement.classList.remove('leaflet-control-layers-expanded');</text:p>
          </table:table-cell>
          <table:table-cell table:formula="of:=IF(FIND(&quot;var layer_&quot;;[.A169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s text:c="20"/>isLayersListExpanded = !isLayersListExpanded;</text:p>
          </table:table-cell>
          <table:table-cell table:formula="of:=IF(FIND(&quot;var layer_&quot;;[.A169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s text:c="16"/>}, 500);</text:p>
          </table:table-cell>
          <table:table-cell table:formula="of:=IF(FIND(&quot;var layer_&quot;;[.A169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69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s text:c="8"/>});</text:p>
          </table:table-cell>
          <table:table-cell table:formula="of:=IF(FIND(&quot;var layer_&quot;;[.A169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s text:c="8"/>setBounds();</text:p>
          </table:table-cell>
          <table:table-cell table:formula="of:=IF(FIND(&quot;var layer_&quot;;[.A169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s text:c="8"/>&lt;/script&gt;</text:p>
          </table:table-cell>
          <table:table-cell table:formula="of:=IF(FIND(&quot;var layer_&quot;;[.A169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<text:s text:c="4"/>&lt;/body&gt;</text:p>
          </table:table-cell>
          <table:table-cell table:formula="of:=IF(FIND(&quot;var layer_&quot;;[.A1698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 office:value-type="string" calcext:value-type="string">
            <text:p>&lt;/html&gt;</text:p>
          </table:table-cell>
          <table:table-cell table:formula="of:=IF(FIND(&quot;var layer_&quot;;[.A1699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/>
          <table:table-cell table:formula="of:=IF(FIND(&quot;var layer_&quot;;[.A1700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/>
          <table:table-cell table:formula="of:=IF(FIND(&quot;var layer_&quot;;[.A1701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/>
          <table:table-cell table:formula="of:=IF(FIND(&quot;var layer_&quot;;[.A1702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/>
          <table:table-cell table:formula="of:=IF(FIND(&quot;var layer_&quot;;[.A1703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/>
          <table:table-cell table:formula="of:=IF(FIND(&quot;var layer_&quot;;[.A1704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/>
          <table:table-cell table:formula="of:=IF(FIND(&quot;var layer_&quot;;[.A1705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/>
          <table:table-cell table:formula="of:=IF(FIND(&quot;var layer_&quot;;[.A1706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visibility="filter">
          <table:table-cell/>
          <table:table-cell table:formula="of:=IF(FIND(&quot;var layer_&quot;;[.A1707]))" office:value-type="string" office:string-value="" calcext:value-type="error">
            <text:p>#VALUE!</text:p>
          </table:table-cell>
          <table:table-cell table:number-columns-repeated="28"/>
        </table:table-row>
        <table:table-row table:style-name="ro1" table:number-rows-repeated="3">
          <table:table-cell/>
          <table:table-cell table:style-name="Default"/>
          <table:table-cell table:number-columns-repeated="28"/>
        </table:table-row>
        <table:table-row table:style-name="ro1">
          <table:table-cell office:value-type="string" calcext:value-type="string">
            <text:p><text:s text:c="8"/>var layer_Cartopositron_0 = L.tileLayer('https://a.basemaps.cartocdn.com/light_all/{z}/{x}/{y}.png', {</text:p>
          </table:table-cell>
          <table:table-cell table:style-name="Default" table:formula="of:=MID([.A1711]; FIND(&quot;layer&quot;; [.A1711]); FIND(&quot;=&quot;; [.A1711]) - FIND(&quot;layer&quot;; [.A1711]) - 1)" office:value-type="string" office:string-value="layer_Cartopositron_0" calcext:value-type="string">
            <text:p>layer_Cartopositron_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var layer_Counties_1 = new L.geoJson(json_Counties_1, {</text:p>
          </table:table-cell>
          <table:table-cell table:style-name="Default" table:formula="of:=MID([.A1712]; FIND(&quot;layer&quot;; [.A1712]); FIND(&quot;=&quot;; [.A1712]) - FIND(&quot;layer&quot;; [.A1712]) - 1)" office:value-type="string" office:string-value="layer_Counties_1" calcext:value-type="string">
            <text:p>layer_Counties_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var layer_AllVariables_2 = new L.geoJson(json_AllVariables_2, {</text:p>
          </table:table-cell>
          <table:table-cell table:style-name="Default" table:formula="of:=MID([.A1713]; FIND(&quot;layer&quot;; [.A1713]); FIND(&quot;=&quot;; [.A1713]) - FIND(&quot;layer&quot;; [.A1713]) - 1)" office:value-type="string" office:string-value="layer_AllVariables_2" calcext:value-type="string">
            <text:p>layer_AllVariables_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var layer_DemographicsData_3 = new L.geoJson(json_DemographicsData_3, {</text:p>
          </table:table-cell>
          <table:table-cell table:style-name="Default" table:formula="of:=MID([.A1714]; FIND(&quot;layer&quot;; [.A1714]); FIND(&quot;=&quot;; [.A1714]) - FIND(&quot;layer&quot;; [.A1714]) - 1)" office:value-type="string" office:string-value="layer_DemographicsData_3" calcext:value-type="string">
            <text:p>layer_DemographicsData_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var layer_LowLifeExpectancypercentile_4 = new L.geoJson(json_LowLifeExpectancypercentile_4, {</text:p>
          </table:table-cell>
          <table:table-cell table:style-name="Default" table:formula="of:=MID([.A1715]; FIND(&quot;layer&quot;; [.A1715]); FIND(&quot;=&quot;; [.A1715]) - FIND(&quot;layer&quot;; [.A1715]) - 1)" office:value-type="string" office:string-value="layer_LowLifeExpectancypercentile_4" calcext:value-type="string">
            <text:p>layer_LowLifeExpectancypercentile_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var layer_DiagnosedDiabetespercentile_5 = new L.geoJson(json_DiagnosedDiabetespercentile_5, {</text:p>
          </table:table-cell>
          <table:table-cell table:style-name="Default" table:formula="of:=MID([.A1716]; FIND(&quot;layer&quot;; [.A1716]); FIND(&quot;=&quot;; [.A1716]) - FIND(&quot;layer&quot;; [.A1716]) - 1)" office:value-type="string" office:string-value="layer_DiagnosedDiabetespercentile_5" calcext:value-type="string">
            <text:p>layer_DiagnosedDiabetespercentile_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var layer_CurrentAsthmaAmongAdultspercentile_6 = new L.geoJson(json_CurrentAsthmaAmongAdultspercentile_6, {</text:p>
          </table:table-cell>
          <table:table-cell table:style-name="Default" table:formula="of:=MID([.A1717]; FIND(&quot;layer&quot;; [.A1717]); FIND(&quot;=&quot;; [.A1717]) - FIND(&quot;layer&quot;; [.A1717]) - 1)" office:value-type="string" office:string-value="layer_CurrentAsthmaAmongAdultspercentile_6" calcext:value-type="string">
            <text:p>layer_CurrentAsthmaAmongAdultspercentile_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var layer_CoronaryHeartDiseasepercentile_7 = new L.geoJson(json_CoronaryHeartDiseasepercentile_7, {</text:p>
          </table:table-cell>
          <table:table-cell table:style-name="Default" table:formula="of:=MID([.A1718]; FIND(&quot;layer&quot;; [.A1718]); FIND(&quot;=&quot;; [.A1718]) - FIND(&quot;layer&quot;; [.A1718]) - 1)" office:value-type="string" office:string-value="layer_CoronaryHeartDiseasepercentile_7" calcext:value-type="string">
            <text:p>layer_CoronaryHeartDiseasepercentile_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var layer_PropertiesatRiskofFirein30yearspercentile_8 = new L.geoJson(json_PropertiesatRiskofFirein30yearspercentile_8, {</text:p>
          </table:table-cell>
          <table:table-cell table:style-name="Default" table:formula="of:=MID([.A1719]; FIND(&quot;layer&quot;; [.A1719]); FIND(&quot;=&quot;; [.A1719]) - FIND(&quot;layer&quot;; [.A1719]) - 1)" office:value-type="string" office:string-value="layer_PropertiesatRiskofFirein30yearspercentile_8" calcext:value-type="string">
            <text:p>layer_PropertiesatRiskofFirein30yearspercentile_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var layer_PropertiesatRiskofFloodRisk30yearspercentile_9 = new L.geoJson(json_PropertiesatRiskofFloodRisk30yearspercentile_9, {</text:p>
          </table:table-cell>
          <table:table-cell table:style-name="Default" table:formula="of:=MID([.A1720]; FIND(&quot;layer&quot;; [.A1720]); FIND(&quot;=&quot;; [.A1720]) - FIND(&quot;layer&quot;; [.A1720]) - 1)" office:value-type="string" office:string-value="layer_PropertiesatRiskofFloodRisk30yearspercentile_9" calcext:value-type="string">
            <text:p>layer_PropertiesatRiskofFloodRisk30yearspercentile_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var layer_DOTTravelBarrierScorepercentile_10 = new L.geoJson(json_DOTTravelBarrierScorepercentile_10, {</text:p>
          </table:table-cell>
          <table:table-cell table:style-name="Default" table:formula="of:=MID([.A1721]; FIND(&quot;layer&quot;; [.A1721]); FIND(&quot;=&quot;; [.A1721]) - FIND(&quot;layer&quot;; [.A1721]) - 1)" office:value-type="string" office:string-value="layer_DOTTravelBarrierScorepercentile_10" calcext:value-type="string">
            <text:p>layer_DOTTravelBarrierScorepercentile_1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var layer_ExpectedBuildingLossRatepercentile_11 = new L.geoJson(json_ExpectedBuildingLossRatepercentile_11, {</text:p>
          </table:table-cell>
          <table:table-cell table:style-name="Default" table:formula="of:=MID([.A1722]; FIND(&quot;layer&quot;; [.A1722]); FIND(&quot;=&quot;; [.A1722]) - FIND(&quot;layer&quot;; [.A1722]) - 1)" office:value-type="string" office:string-value="layer_ExpectedBuildingLossRatepercentile_11" calcext:value-type="string">
            <text:p>layer_ExpectedBuildingLossRatepercentile_1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var layer_AgriculturalLossRatepercentile_12 = new L.geoJson(json_AgriculturalLossRatepercentile_12, {</text:p>
          </table:table-cell>
          <table:table-cell table:style-name="Default" table:formula="of:=MID([.A1723]; FIND(&quot;layer&quot;; [.A1723]); FIND(&quot;=&quot;; [.A1723]) - FIND(&quot;layer&quot;; [.A1723]) - 1)" office:value-type="string" office:string-value="layer_AgriculturalLossRatepercentile_12" calcext:value-type="string">
            <text:p>layer_AgriculturalLossRatepercentile_1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var layer_PercentUnemployment_13 = new L.geoJson(json_PercentUnemployment_13, {</text:p>
          </table:table-cell>
          <table:table-cell table:style-name="Default" table:formula="of:=MID([.A1724]; FIND(&quot;layer&quot;; [.A1724]); FIND(&quot;=&quot;; [.A1724]) - FIND(&quot;layer&quot;; [.A1724]) - 1)" office:value-type="string" office:string-value="layer_PercentUnemployment_13" calcext:value-type="string">
            <text:p>layer_PercentUnemployment_1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var layer_PercentofPeople200BelowFederalPovertyLine_14 = new L.geoJson(json_PercentofPeople200BelowFederalPovertyLine_14, {</text:p>
          </table:table-cell>
          <table:table-cell table:style-name="Default" table:formula="of:=MID([.A1725]; FIND(&quot;layer&quot;; [.A1725]); FIND(&quot;=&quot;; [.A1725]) - FIND(&quot;layer&quot;; [.A1725]) - 1)" office:value-type="string" office:string-value="layer_PercentofPeople200BelowFederalPovertyLine_14" calcext:value-type="string">
            <text:p>layer_PercentofPeople200BelowFederalPovertyLine_1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var layer_PercentofPeople100BelowFederalPovertyLinepercentile_15 = new L.geoJson(json_PercentofPeople100BelowFederalPovertyLinepercentile_15, {</text:p>
          </table:table-cell>
          <table:table-cell table:style-name="Default" table:formula="of:=MID([.A1726]; FIND(&quot;layer&quot;; [.A1726]); FIND(&quot;=&quot;; [.A1726]) - FIND(&quot;layer&quot;; [.A1726]) - 1)" office:value-type="string" office:string-value="layer_PercentofPeople100BelowFederalPovertyLinepercentile_15" calcext:value-type="string">
            <text:p>layer_PercentofPeople100BelowFederalPovertyLinepercentile_1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var layer_EnergyBurdenpercentile_16 = new L.geoJson(json_EnergyBurdenpercentile_16, {</text:p>
          </table:table-cell>
          <table:table-cell table:style-name="Default" table:formula="of:=MID([.A1727]; FIND(&quot;layer&quot;; [.A1727]); FIND(&quot;=&quot;; [.A1727]) - FIND(&quot;layer&quot;; [.A1727]) - 1)" office:value-type="string" office:string-value="layer_EnergyBurdenpercentile_16" calcext:value-type="string">
            <text:p>layer_EnergyBurdenpercentile_1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var layer_ExpectedPopulationLossRatepercentile_17 = new L.geoJson(json_ExpectedPopulationLossRatepercentile_17, {</text:p>
          </table:table-cell>
          <table:table-cell table:style-name="Default" table:formula="of:=MID([.A1728]; FIND(&quot;layer&quot;; [.A1728]); FIND(&quot;=&quot;; [.A1728]) - FIND(&quot;layer&quot;; [.A1728]) - 1)" office:value-type="string" office:string-value="layer_ExpectedPopulationLossRatepercentile_17" calcext:value-type="string">
            <text:p>layer_ExpectedPopulationLossRatepercentile_1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var layer_ProposedMSXpipelineroute_18 = new L.geoJson(json_ProposedMSXpipelineroute_18, {</text:p>
          </table:table-cell>
          <table:table-cell table:style-name="Default" table:formula="of:=MID([.A1729]; FIND(&quot;layer&quot;; [.A1729]); FIND(&quot;=&quot;; [.A1729]) - FIND(&quot;layer&quot;; [.A1729]) - 1)" office:value-type="string" office:string-value="layer_ProposedMSXpipelineroute_18" calcext:value-type="string">
            <text:p>layer_ProposedMSXpipelineroute_1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 text:c="8"/>var layer_ProposedMSXCompressorStations_19 = new L.geoJson(json_ProposedMSXCompressorStations_19, {</text:p>
          </table:table-cell>
          <table:table-cell table:style-name="Default" table:formula="of:=MID([.A1730]; FIND(&quot;layer&quot;; [.A1730]); FIND(&quot;=&quot;; [.A1730]) - FIND(&quot;layer&quot;; [.A1730]) - 1)" office:value-type="string" office:string-value="layer_ProposedMSXCompressorStations_19" calcext:value-type="string">
            <text:p>layer_ProposedMSXCompressorStations_19</text:p>
          </table:table-cell>
          <table:table-cell table:number-columns-repeated="28"/>
        </table:table-row>
      </table:table>
      <table:table table:name="Sheet2" table:style-name="ta1">
        <table:table-column table:style-name="co3" table:default-cell-style-name="Default"/>
        <table:table-column table:style-name="co3" table:default-cell-style-name="ce1"/>
        <table:table-column table:style-name="co4" table:default-cell-style-name="Default"/>
        <table:table-row table:style-name="ro1" table:visibility="filter">
          <table:table-cell office:value-type="string" calcext:value-type="string">
            <text:p>&lt;!doctype html&gt;</text:p>
          </table:table-cell>
          <table:table-cell table:formula="of:=IF(FIND(&quot;var layer_&quot;;[.A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&lt;html lang="en"&gt;</text:p>
          </table:table-cell>
          <table:table-cell table:formula="of:=IF(FIND(&quot;var layer_&quot;;[.A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4"/>&lt;head&gt;</text:p>
          </table:table-cell>
          <table:table-cell table:formula="of:=IF(FIND(&quot;var layer_&quot;;[.A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&lt;meta charset="utf-8"&gt;</text:p>
          </table:table-cell>
          <table:table-cell table:formula="of:=IF(FIND(&quot;var layer_&quot;;[.A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&lt;meta http-equiv="X-UA-Compatible" content="IE=edge"&gt;</text:p>
          </table:table-cell>
          <table:table-cell table:formula="of:=IF(FIND(&quot;var layer_&quot;;[.A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&lt;meta name="viewport" content="initial-scale=1,user-scalable=no,maximum-scale=1,width=device-width"&gt;</text:p>
          </table:table-cell>
          <table:table-cell table:formula="of:=IF(FIND(&quot;var layer_&quot;;[.A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&lt;meta name="mobile-web-app-capable" content="yes"&gt;</text:p>
          </table:table-cell>
          <table:table-cell table:formula="of:=IF(FIND(&quot;var layer_&quot;;[.A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&lt;meta name="apple-mobile-web-app-capable" content="yes"&gt;</text:p>
          </table:table-cell>
          <table:table-cell table:formula="of:=IF(FIND(&quot;var layer_&quot;;[.A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&lt;link rel="stylesheet" href="css/leaflet.css"&gt;</text:p>
          </table:table-cell>
          <table:table-cell table:formula="of:=IF(FIND(&quot;var layer_&quot;;[.A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&lt;link rel="stylesheet" href="css/L.Control.Layers.Tree.css"&gt;</text:p>
          </table:table-cell>
          <table:table-cell table:formula="of:=IF(FIND(&quot;var layer_&quot;;[.A1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&lt;link rel="stylesheet" href="css/qgis2web.css"&gt;</text:p>
          </table:table-cell>
          <table:table-cell table:formula="of:=IF(FIND(&quot;var layer_&quot;;[.A1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&lt;link rel="stylesheet" href="css/fontawesome-all.min.css"&gt;</text:p>
          </table:table-cell>
          <table:table-cell table:formula="of:=IF(FIND(&quot;var layer_&quot;;[.A1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&lt;link rel="stylesheet" href="css/leaflet.photon.css"&gt;</text:p>
          </table:table-cell>
          <table:table-cell table:formula="of:=IF(FIND(&quot;var layer_&quot;;[.A1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&lt;style&gt;</text:p>
          </table:table-cell>
          <table:table-cell table:formula="of:=IF(FIND(&quot;var layer_&quot;;[.A1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html, body, #map {</text:p>
          </table:table-cell>
          <table:table-cell table:formula="of:=IF(FIND(&quot;var layer_&quot;;[.A1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width: 100%;</text:p>
          </table:table-cell>
          <table:table-cell table:formula="of:=IF(FIND(&quot;var layer_&quot;;[.A1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height: 100%;</text:p>
          </table:table-cell>
          <table:table-cell table:formula="of:=IF(FIND(&quot;var layer_&quot;;[.A1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padding: 0;</text:p>
          </table:table-cell>
          <table:table-cell table:formula="of:=IF(FIND(&quot;var layer_&quot;;[.A1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margin: 0;</text:p>
          </table:table-cell>
          <table:table-cell table:formula="of:=IF(FIND(&quot;var layer_&quot;;[.A1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</text:p>
          </table:table-cell>
          <table:table-cell table:formula="of:=IF(FIND(&quot;var layer_&quot;;[.A2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&lt;/style&gt;</text:p>
          </table:table-cell>
          <table:table-cell table:formula="of:=IF(FIND(&quot;var layer_&quot;;[.A2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&lt;title&gt;&lt;/title&gt;</text:p>
          </table:table-cell>
          <table:table-cell table:formula="of:=IF(FIND(&quot;var layer_&quot;;[.A2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4"/>&lt;/head&gt;</text:p>
          </table:table-cell>
          <table:table-cell table:formula="of:=IF(FIND(&quot;var layer_&quot;;[.A2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4"/>&lt;body&gt;</text:p>
          </table:table-cell>
          <table:table-cell table:formula="of:=IF(FIND(&quot;var layer_&quot;;[.A2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&lt;div id="map"&gt;</text:p>
          </table:table-cell>
          <table:table-cell table:formula="of:=IF(FIND(&quot;var layer_&quot;;[.A2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&lt;/div&gt;</text:p>
          </table:table-cell>
          <table:table-cell table:formula="of:=IF(FIND(&quot;var layer_&quot;;[.A2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&lt;script src="js/qgis2web_expressions.js"&gt;&lt;/script&gt;</text:p>
          </table:table-cell>
          <table:table-cell table:formula="of:=IF(FIND(&quot;var layer_&quot;;[.A2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&lt;script src="js/leaflet.js"&gt;&lt;/script&gt;</text:p>
          </table:table-cell>
          <table:table-cell table:formula="of:=IF(FIND(&quot;var layer_&quot;;[.A2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&lt;script src="js/L.Control.Layers.Tree.min.js"&gt;&lt;/script&gt;</text:p>
          </table:table-cell>
          <table:table-cell table:formula="of:=IF(FIND(&quot;var layer_&quot;;[.A2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&lt;script src="js/leaflet.rotatedMarker.js"&gt;&lt;/script&gt;</text:p>
          </table:table-cell>
          <table:table-cell table:formula="of:=IF(FIND(&quot;var layer_&quot;;[.A3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&lt;script src="js/leaflet.pattern.js"&gt;&lt;/script&gt;</text:p>
          </table:table-cell>
          <table:table-cell table:formula="of:=IF(FIND(&quot;var layer_&quot;;[.A3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&lt;script src="js/leaflet-hash.js"&gt;&lt;/script&gt;</text:p>
          </table:table-cell>
          <table:table-cell table:formula="of:=IF(FIND(&quot;var layer_&quot;;[.A3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&lt;script src="js/Autolinker.min.js"&gt;&lt;/script&gt;</text:p>
          </table:table-cell>
          <table:table-cell table:formula="of:=IF(FIND(&quot;var layer_&quot;;[.A3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&lt;script src="js/rbush.min.js"&gt;&lt;/script&gt;</text:p>
          </table:table-cell>
          <table:table-cell table:formula="of:=IF(FIND(&quot;var layer_&quot;;[.A3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&lt;script src="js/labelgun.min.js"&gt;&lt;/script&gt;</text:p>
          </table:table-cell>
          <table:table-cell table:formula="of:=IF(FIND(&quot;var layer_&quot;;[.A3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&lt;script src="js/labels.js"&gt;&lt;/script&gt;</text:p>
          </table:table-cell>
          <table:table-cell table:formula="of:=IF(FIND(&quot;var layer_&quot;;[.A3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&lt;script src="js/leaflet.photon.js"&gt;&lt;/script&gt;</text:p>
          </table:table-cell>
          <table:table-cell table:formula="of:=IF(FIND(&quot;var layer_&quot;;[.A3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&lt;script src="data/Counties_1.js"&gt;&lt;/script&gt;</text:p>
          </table:table-cell>
          <table:table-cell table:formula="of:=IF(FIND(&quot;var layer_&quot;;[.A3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&lt;script src="data/AllVariables_2.js"&gt;&lt;/script&gt;</text:p>
          </table:table-cell>
          <table:table-cell table:formula="of:=IF(FIND(&quot;var layer_&quot;;[.A3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&lt;script src="data/DemographicsData_3.js"&gt;&lt;/script&gt;</text:p>
          </table:table-cell>
          <table:table-cell table:formula="of:=IF(FIND(&quot;var layer_&quot;;[.A4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&lt;script src="data/LowLifeExpectancypercentile_4.js"&gt;&lt;/script&gt;</text:p>
          </table:table-cell>
          <table:table-cell table:formula="of:=IF(FIND(&quot;var layer_&quot;;[.A4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&lt;script src="data/DiagnosedDiabetespercentile_5.js"&gt;&lt;/script&gt;</text:p>
          </table:table-cell>
          <table:table-cell table:formula="of:=IF(FIND(&quot;var layer_&quot;;[.A4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&lt;script src="data/CurrentAsthmaAmongAdultspercentile_6.js"&gt;&lt;/script&gt;</text:p>
          </table:table-cell>
          <table:table-cell table:formula="of:=IF(FIND(&quot;var layer_&quot;;[.A4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&lt;script src="data/CoronaryHeartDiseasepercentile_7.js"&gt;&lt;/script&gt;</text:p>
          </table:table-cell>
          <table:table-cell table:formula="of:=IF(FIND(&quot;var layer_&quot;;[.A4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&lt;script src="data/PropertiesatRiskofFirein30yearspercentile_8.js"&gt;&lt;/script&gt;</text:p>
          </table:table-cell>
          <table:table-cell table:formula="of:=IF(FIND(&quot;var layer_&quot;;[.A4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&lt;script src="data/PropertiesatRiskofFloodRisk30yearspercentile_9.js"&gt;&lt;/script&gt;</text:p>
          </table:table-cell>
          <table:table-cell table:formula="of:=IF(FIND(&quot;var layer_&quot;;[.A4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&lt;script src="data/DOTTravelBarrierScorepercentile_10.js"&gt;&lt;/script&gt;</text:p>
          </table:table-cell>
          <table:table-cell table:formula="of:=IF(FIND(&quot;var layer_&quot;;[.A4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&lt;script src="data/ExpectedBuildingLossRatepercentile_11.js"&gt;&lt;/script&gt;</text:p>
          </table:table-cell>
          <table:table-cell table:formula="of:=IF(FIND(&quot;var layer_&quot;;[.A4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&lt;script src="data/AgriculturalLossRatepercentile_12.js"&gt;&lt;/script&gt;</text:p>
          </table:table-cell>
          <table:table-cell table:formula="of:=IF(FIND(&quot;var layer_&quot;;[.A4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&lt;script src="data/PercentUnemployment_13.js"&gt;&lt;/script&gt;</text:p>
          </table:table-cell>
          <table:table-cell table:formula="of:=IF(FIND(&quot;var layer_&quot;;[.A5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&lt;script src="data/PercentofPeople200BelowFederalPovertyLine_14.js"&gt;&lt;/script&gt;</text:p>
          </table:table-cell>
          <table:table-cell table:formula="of:=IF(FIND(&quot;var layer_&quot;;[.A5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&lt;script src="data/PercentofPeople100BelowFederalPovertyLinepercentile_15.js"&gt;&lt;/script&gt;</text:p>
          </table:table-cell>
          <table:table-cell table:formula="of:=IF(FIND(&quot;var layer_&quot;;[.A5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&lt;script src="data/EnergyBurdenpercentile_16.js"&gt;&lt;/script&gt;</text:p>
          </table:table-cell>
          <table:table-cell table:formula="of:=IF(FIND(&quot;var layer_&quot;;[.A5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&lt;script src="data/ExpectedPopulationLossRatepercentile_17.js"&gt;&lt;/script&gt;</text:p>
          </table:table-cell>
          <table:table-cell table:formula="of:=IF(FIND(&quot;var layer_&quot;;[.A5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&lt;script src="data/ProposedMSXpipelineroute_18.js"&gt;&lt;/script&gt;</text:p>
          </table:table-cell>
          <table:table-cell table:formula="of:=IF(FIND(&quot;var layer_&quot;;[.A5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&lt;script src="data/ProposedMSXCompressorStations_19.js"&gt;&lt;/script&gt;</text:p>
          </table:table-cell>
          <table:table-cell table:formula="of:=IF(FIND(&quot;var layer_&quot;;[.A5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&lt;script&gt;</text:p>
          </table:table-cell>
          <table:table-cell table:formula="of:=IF(FIND(&quot;var layer_&quot;;[.A5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var highlightLayer;</text:p>
          </table:table-cell>
          <table:table-cell table:formula="of:=IF(FIND(&quot;var layer_&quot;;[.A5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function highlightFeature(e) {</text:p>
          </table:table-cell>
          <table:table-cell table:formula="of:=IF(FIND(&quot;var layer_&quot;;[.A5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highlightLayer = e.target;</text:p>
          </table:table-cell>
          <table:table-cell table:formula="of:=IF(FIND(&quot;var layer_&quot;;[.A6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/>
          <table:table-cell table:formula="of:=IF(FIND(&quot;var layer_&quot;;[.A6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f (e.target.feature.geometry.type === 'LineString' || e.target.feature.geometry.type === 'MultiLineString') {</text:p>
          </table:table-cell>
          <table:table-cell table:formula="of:=IF(FIND(&quot;var layer_&quot;;[.A6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4"/>highlightLayer.setStyle({</text:p>
          </table:table-cell>
          <table:table-cell table:formula="of:=IF(FIND(&quot;var layer_&quot;;[.A6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#ffff00',</text:p>
          </table:table-cell>
          <table:table-cell table:formula="of:=IF(FIND(&quot;var layer_&quot;;[.A6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4"/>});</text:p>
          </table:table-cell>
          <table:table-cell table:formula="of:=IF(FIND(&quot;var layer_&quot;;[.A6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 else {</text:p>
          </table:table-cell>
          <table:table-cell table:formula="of:=IF(FIND(&quot;var layer_&quot;;[.A6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4"/>highlightLayer.setStyle({</text:p>
          </table:table-cell>
          <table:table-cell table:formula="of:=IF(FIND(&quot;var layer_&quot;;[.A6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Color: '#ffff00',</text:p>
          </table:table-cell>
          <table:table-cell table:formula="of:=IF(FIND(&quot;var layer_&quot;;[.A6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1</text:p>
          </table:table-cell>
          <table:table-cell table:formula="of:=IF(FIND(&quot;var layer_&quot;;[.A6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4"/>});</text:p>
          </table:table-cell>
          <table:table-cell table:formula="of:=IF(FIND(&quot;var layer_&quot;;[.A7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7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</text:p>
          </table:table-cell>
          <table:table-cell table:formula="of:=IF(FIND(&quot;var layer_&quot;;[.A7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var map = L.map('map', {</text:p>
          </table:table-cell>
          <table:table-cell table:formula="of:=IF(FIND(&quot;var layer_&quot;;[.A7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zoomControl:false, maxZoom:28, minZoom:1</text:p>
          </table:table-cell>
          <table:table-cell table:formula="of:=IF(FIND(&quot;var layer_&quot;;[.A7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).fitBounds([[31.90228780809347,-90.75150109748122],[34.462948176192114,-85.13691937712095]]);</text:p>
          </table:table-cell>
          <table:table-cell table:formula="of:=IF(FIND(&quot;var layer_&quot;;[.A7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var hash = new L.Hash(map);</text:p>
          </table:table-cell>
          <table:table-cell table:formula="of:=IF(FIND(&quot;var layer_&quot;;[.A7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attributionControl.setPrefix('&lt;a href="https://github.com/tomchadwin/qgis2web" target="_blank"&gt;qgis2web&lt;/a&gt; &amp;middot; &lt;a href="https://leafletjs.com" title="A JS library for interactive maps"&gt;Leaflet&lt;/a&gt; &amp;middot; &lt;a href="https://qgis.org"&gt;QGIS&lt;/a&gt;');</text:p>
          </table:table-cell>
          <table:table-cell table:formula="of:=IF(FIND(&quot;var layer_&quot;;[.A7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var autolinker = new Autolinker({truncate: {length: 30, location: 'smart'}});</text:p>
          </table:table-cell>
          <table:table-cell table:formula="of:=IF(FIND(&quot;var layer_&quot;;[.A7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// remove popup's row if "visible-with-data"</text:p>
          </table:table-cell>
          <table:table-cell table:formula="of:=IF(FIND(&quot;var layer_&quot;;[.A7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function removeEmptyRowsFromPopupContent(content, feature) {</text:p>
          </table:table-cell>
          <table:table-cell table:formula="of:=IF(FIND(&quot;var layer_&quot;;[.A8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9"/>var tempDiv = document.createElement('div');</text:p>
          </table:table-cell>
          <table:table-cell table:formula="of:=IF(FIND(&quot;var layer_&quot;;[.A8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9"/>tempDiv.innerHTML = content;</text:p>
          </table:table-cell>
          <table:table-cell table:formula="of:=IF(FIND(&quot;var layer_&quot;;[.A8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9"/>var rows = tempDiv.querySelectorAll('tr');</text:p>
          </table:table-cell>
          <table:table-cell table:formula="of:=IF(FIND(&quot;var layer_&quot;;[.A8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9"/>for (var i = 0; i &lt; rows.length; i++) {</text:p>
          </table:table-cell>
          <table:table-cell table:formula="of:=IF(FIND(&quot;var layer_&quot;;[.A8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3"/>var td = rows[i].querySelector('td.visible-with-data');</text:p>
          </table:table-cell>
          <table:table-cell table:formula="of:=IF(FIND(&quot;var layer_&quot;;[.A8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3"/>var key = td ? td.id : '';</text:p>
          </table:table-cell>
          <table:table-cell table:formula="of:=IF(FIND(&quot;var layer_&quot;;[.A8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3"/>if (td &amp;&amp; td.classList.contains('visible-with-data') &amp;&amp; feature.properties[key] == null) {</text:p>
          </table:table-cell>
          <table:table-cell table:formula="of:=IF(FIND(&quot;var layer_&quot;;[.A8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7"/>rows[i].parentNode.removeChild(rows[i]);</text:p>
          </table:table-cell>
          <table:table-cell table:formula="of:=IF(FIND(&quot;var layer_&quot;;[.A8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3"/>}</text:p>
          </table:table-cell>
          <table:table-cell table:formula="of:=IF(FIND(&quot;var layer_&quot;;[.A8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9"/>}</text:p>
          </table:table-cell>
          <table:table-cell table:formula="of:=IF(FIND(&quot;var layer_&quot;;[.A9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9"/>return tempDiv.innerHTML;</text:p>
          </table:table-cell>
          <table:table-cell table:formula="of:=IF(FIND(&quot;var layer_&quot;;[.A9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</text:p>
          </table:table-cell>
          <table:table-cell table:formula="of:=IF(FIND(&quot;var layer_&quot;;[.A9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// modify popup if contains media</text:p>
          </table:table-cell>
          <table:table-cell table:formula="of:=IF(FIND(&quot;var layer_&quot;;[.A9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function addClassToPopupIfMedia(content, popup) {</text:p>
          </table:table-cell>
          <table:table-cell table:formula="of:=IF(FIND(&quot;var layer_&quot;;[.A9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var tempDiv = document.createElement('div');</text:p>
          </table:table-cell>
          <table:table-cell table:formula="of:=IF(FIND(&quot;var layer_&quot;;[.A9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tempDiv.innerHTML = content;</text:p>
          </table:table-cell>
          <table:table-cell table:formula="of:=IF(FIND(&quot;var layer_&quot;;[.A9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var imgTd = tempDiv.querySelector('td img');</text:p>
          </table:table-cell>
          <table:table-cell table:formula="of:=IF(FIND(&quot;var layer_&quot;;[.A9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f (imgTd) {</text:p>
          </table:table-cell>
          <table:table-cell table:formula="of:=IF(FIND(&quot;var layer_&quot;;[.A9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var src = imgTd.getAttribute('src');</text:p>
          </table:table-cell>
          <table:table-cell table:formula="of:=IF(FIND(&quot;var layer_&quot;;[.A9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f (/\.(jpg|jpeg|png|gif|bmp|webp|avif)$/i.test(src)) {</text:p>
          </table:table-cell>
          <table:table-cell table:formula="of:=IF(FIND(&quot;var layer_&quot;;[.A10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popup._contentNode.classList.add('media');</text:p>
          </table:table-cell>
          <table:table-cell table:formula="of:=IF(FIND(&quot;var layer_&quot;;[.A10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setTimeout(function() {</text:p>
          </table:table-cell>
          <table:table-cell table:formula="of:=IF(FIND(&quot;var layer_&quot;;[.A10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popup.update();</text:p>
          </table:table-cell>
          <table:table-cell table:formula="of:=IF(FIND(&quot;var layer_&quot;;[.A10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}, 10);</text:p>
          </table:table-cell>
          <table:table-cell table:formula="of:=IF(FIND(&quot;var layer_&quot;;[.A10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} else if (/\.(mp3|wav|ogg|aac)$/i.test(src)) {</text:p>
          </table:table-cell>
          <table:table-cell table:formula="of:=IF(FIND(&quot;var layer_&quot;;[.A10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var audio = document.createElement('audio');</text:p>
          </table:table-cell>
          <table:table-cell table:formula="of:=IF(FIND(&quot;var layer_&quot;;[.A10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audio.controls = true;</text:p>
          </table:table-cell>
          <table:table-cell table:formula="of:=IF(FIND(&quot;var layer_&quot;;[.A10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audio.src = src;</text:p>
          </table:table-cell>
          <table:table-cell table:formula="of:=IF(FIND(&quot;var layer_&quot;;[.A10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imgTd.parentNode.replaceChild(audio, imgTd);</text:p>
          </table:table-cell>
          <table:table-cell table:formula="of:=IF(FIND(&quot;var layer_&quot;;[.A10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popup._contentNode.classList.add('media');</text:p>
          </table:table-cell>
          <table:table-cell table:formula="of:=IF(FIND(&quot;var layer_&quot;;[.A11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setTimeout(function() {</text:p>
          </table:table-cell>
          <table:table-cell table:formula="of:=IF(FIND(&quot;var layer_&quot;;[.A11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popup.setContent(tempDiv.innerHTML);</text:p>
          </table:table-cell>
          <table:table-cell table:formula="of:=IF(FIND(&quot;var layer_&quot;;[.A11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popup.update();</text:p>
          </table:table-cell>
          <table:table-cell table:formula="of:=IF(FIND(&quot;var layer_&quot;;[.A11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}, 10);</text:p>
          </table:table-cell>
          <table:table-cell table:formula="of:=IF(FIND(&quot;var layer_&quot;;[.A11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} else if (/\.(mp4|webm|ogg|mov)$/i.test(src)) {</text:p>
          </table:table-cell>
          <table:table-cell table:formula="of:=IF(FIND(&quot;var layer_&quot;;[.A11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var video = document.createElement('video');</text:p>
          </table:table-cell>
          <table:table-cell table:formula="of:=IF(FIND(&quot;var layer_&quot;;[.A11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video.controls = true;</text:p>
          </table:table-cell>
          <table:table-cell table:formula="of:=IF(FIND(&quot;var layer_&quot;;[.A11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video.src = src;</text:p>
          </table:table-cell>
          <table:table-cell table:formula="of:=IF(FIND(&quot;var layer_&quot;;[.A11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video.style.width = "400px";</text:p>
          </table:table-cell>
          <table:table-cell table:formula="of:=IF(FIND(&quot;var layer_&quot;;[.A11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video.style.height = "300px";</text:p>
          </table:table-cell>
          <table:table-cell table:formula="of:=IF(FIND(&quot;var layer_&quot;;[.A12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video.style.maxHeight = "60vh";</text:p>
          </table:table-cell>
          <table:table-cell table:formula="of:=IF(FIND(&quot;var layer_&quot;;[.A12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video.style.maxWidth = "60vw";</text:p>
          </table:table-cell>
          <table:table-cell table:formula="of:=IF(FIND(&quot;var layer_&quot;;[.A12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imgTd.parentNode.replaceChild(video, imgTd);</text:p>
          </table:table-cell>
          <table:table-cell table:formula="of:=IF(FIND(&quot;var layer_&quot;;[.A12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popup._contentNode.classList.add('media');</text:p>
          </table:table-cell>
          <table:table-cell table:formula="of:=IF(FIND(&quot;var layer_&quot;;[.A12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// Aggiorna il popup quando il video carica i metadati</text:p>
          </table:table-cell>
          <table:table-cell table:formula="of:=IF(FIND(&quot;var layer_&quot;;[.A12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video.addEventListener('loadedmetadata', function() {</text:p>
          </table:table-cell>
          <table:table-cell table:formula="of:=IF(FIND(&quot;var layer_&quot;;[.A12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popup.update();</text:p>
          </table:table-cell>
          <table:table-cell table:formula="of:=IF(FIND(&quot;var layer_&quot;;[.A12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});</text:p>
          </table:table-cell>
          <table:table-cell table:formula="of:=IF(FIND(&quot;var layer_&quot;;[.A12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setTimeout(function() {</text:p>
          </table:table-cell>
          <table:table-cell table:formula="of:=IF(FIND(&quot;var layer_&quot;;[.A12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popup.setContent(tempDiv.innerHTML);</text:p>
          </table:table-cell>
          <table:table-cell table:formula="of:=IF(FIND(&quot;var layer_&quot;;[.A13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popup.update();</text:p>
          </table:table-cell>
          <table:table-cell table:formula="of:=IF(FIND(&quot;var layer_&quot;;[.A13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}, 10);</text:p>
          </table:table-cell>
          <table:table-cell table:formula="of:=IF(FIND(&quot;var layer_&quot;;[.A13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} else {</text:p>
          </table:table-cell>
          <table:table-cell table:formula="of:=IF(FIND(&quot;var layer_&quot;;[.A13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popup._contentNode.classList.remove('media');</text:p>
          </table:table-cell>
          <table:table-cell table:formula="of:=IF(FIND(&quot;var layer_&quot;;[.A13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}</text:p>
          </table:table-cell>
          <table:table-cell table:formula="of:=IF(FIND(&quot;var layer_&quot;;[.A13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 else {</text:p>
          </table:table-cell>
          <table:table-cell table:formula="of:=IF(FIND(&quot;var layer_&quot;;[.A13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opup._contentNode.classList.remove('media');</text:p>
          </table:table-cell>
          <table:table-cell table:formula="of:=IF(FIND(&quot;var layer_&quot;;[.A13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3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</text:p>
          </table:table-cell>
          <table:table-cell table:formula="of:=IF(FIND(&quot;var layer_&quot;;[.A13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var zoomControl = L.control.zoom({</text:p>
          </table:table-cell>
          <table:table-cell table:formula="of:=IF(FIND(&quot;var layer_&quot;;[.A14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position: 'topleft'</text:p>
          </table:table-cell>
          <table:table-cell table:formula="of:=IF(FIND(&quot;var layer_&quot;;[.A14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).addTo(map);</text:p>
          </table:table-cell>
          <table:table-cell table:formula="of:=IF(FIND(&quot;var layer_&quot;;[.A14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var bounds_group = new L.featureGroup([]);</text:p>
          </table:table-cell>
          <table:table-cell table:formula="of:=IF(FIND(&quot;var layer_&quot;;[.A14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function setBounds() {</text:p>
          </table:table-cell>
          <table:table-cell table:formula="of:=IF(FIND(&quot;var layer_&quot;;[.A14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</text:p>
          </table:table-cell>
          <table:table-cell table:formula="of:=IF(FIND(&quot;var layer_&quot;;[.A14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createPane('pane_Cartopositron_0');</text:p>
          </table:table-cell>
          <table:table-cell table:formula="of:=IF(FIND(&quot;var layer_&quot;;[.A14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getPane('pane_Cartopositron_0').style.zIndex = 400;</text:p>
          </table:table-cell>
          <table:table-cell table:formula="of:=IF(FIND(&quot;var layer_&quot;;[.A147])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string" calcext:value-type="string">
            <text:p><text:s text:c="8"/>var layer_Cartopositron_0 = L.tileLayer('https://a.basemaps.cartocdn.com/light_all/{z}/{x}/{y}.png', {</text:p>
          </table:table-cell>
          <table:table-cell table:formula="of:=IF(FIND(&quot;var layer_&quot;;[.A148]))" office:value-type="boolean" office:boolean-value="true" calcext:value-type="boolean">
            <text:p>TRUE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pane: 'pane_Cartopositron_0',</text:p>
          </table:table-cell>
          <table:table-cell table:formula="of:=IF(FIND(&quot;var layer_&quot;;[.A14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opacity: 1.0,</text:p>
          </table:table-cell>
          <table:table-cell table:formula="of:=IF(FIND(&quot;var layer_&quot;;[.A15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attribution: '',</text:p>
          </table:table-cell>
          <table:table-cell table:formula="of:=IF(FIND(&quot;var layer_&quot;;[.A15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minZoom: 1,</text:p>
          </table:table-cell>
          <table:table-cell table:formula="of:=IF(FIND(&quot;var layer_&quot;;[.A15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maxZoom: 28,</text:p>
          </table:table-cell>
          <table:table-cell table:formula="of:=IF(FIND(&quot;var layer_&quot;;[.A15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minNativeZoom: 0,</text:p>
          </table:table-cell>
          <table:table-cell table:formula="of:=IF(FIND(&quot;var layer_&quot;;[.A15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maxNativeZoom: 18</text:p>
          </table:table-cell>
          <table:table-cell table:formula="of:=IF(FIND(&quot;var layer_&quot;;[.A15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);</text:p>
          </table:table-cell>
          <table:table-cell table:formula="of:=IF(FIND(&quot;var layer_&quot;;[.A15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layer_Cartopositron_0;</text:p>
          </table:table-cell>
          <table:table-cell table:formula="of:=IF(FIND(&quot;var layer_&quot;;[.A15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addLayer(layer_Cartopositron_0);</text:p>
          </table:table-cell>
          <table:table-cell table:formula="of:=IF(FIND(&quot;var layer_&quot;;[.A15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function pop_Counties_1(feature, layer) {</text:p>
          </table:table-cell>
          <table:table-cell table:formula="of:=IF(FIND(&quot;var layer_&quot;;[.A15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layer.on({</text:p>
          </table:table-cell>
          <table:table-cell table:formula="of:=IF(FIND(&quot;var layer_&quot;;[.A16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mouseout: function(e) {</text:p>
          </table:table-cell>
          <table:table-cell table:formula="of:=IF(FIND(&quot;var layer_&quot;;[.A16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for (var i in e.target._eventParents) {</text:p>
          </table:table-cell>
          <table:table-cell table:formula="of:=IF(FIND(&quot;var layer_&quot;;[.A16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if (typeof e.target._eventParents[i].resetStyle === 'function') {</text:p>
          </table:table-cell>
          <table:table-cell table:formula="of:=IF(FIND(&quot;var layer_&quot;;[.A16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8"/>e.target._eventParents[i].resetStyle(e.target);</text:p>
          </table:table-cell>
          <table:table-cell table:formula="of:=IF(FIND(&quot;var layer_&quot;;[.A16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}</text:p>
          </table:table-cell>
          <table:table-cell table:formula="of:=IF(FIND(&quot;var layer_&quot;;[.A16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}</text:p>
          </table:table-cell>
          <table:table-cell table:formula="of:=IF(FIND(&quot;var layer_&quot;;[.A16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},</text:p>
          </table:table-cell>
          <table:table-cell table:formula="of:=IF(FIND(&quot;var layer_&quot;;[.A16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mouseover: highlightFeature,</text:p>
          </table:table-cell>
          <table:table-cell table:formula="of:=IF(FIND(&quot;var layer_&quot;;[.A16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);</text:p>
          </table:table-cell>
          <table:table-cell table:formula="of:=IF(FIND(&quot;var layer_&quot;;[.A16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var popupContent = '&lt;table&gt;\</text:p>
          </table:table-cell>
          <table:table-cell table:formula="of:=IF(FIND(&quot;var layer_&quot;;[.A17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17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NAME&lt;/th&gt;\</text:p>
          </table:table-cell>
          <table:table-cell table:formula="of:=IF(FIND(&quot;var layer_&quot;;[.A17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 class="visible-with-data" id="NAME"&gt;' + (feature.properties['NAME'] !== null ? autolinker.link(String(feature.properties['NAME']).replace(/'/g, '\'').toLocaleString()) : '') + '&lt;/td&gt;\</text:p>
          </table:table-cell>
          <table:table-cell table:formula="of:=IF(FIND(&quot;var layer_&quot;;[.A17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17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&lt;/table&gt;';</text:p>
          </table:table-cell>
          <table:table-cell table:formula="of:=IF(FIND(&quot;var layer_&quot;;[.A17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var content = removeEmptyRowsFromPopupContent(popupContent, feature);</text:p>
          </table:table-cell>
          <table:table-cell table:formula="of:=IF(FIND(&quot;var layer_&quot;;[.A17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layer.on('popupopen', function(e) {</text:p>
          </table:table-cell>
          <table:table-cell table:formula="of:=IF(FIND(&quot;var layer_&quot;;[.A17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<text:tab/>addClassToPopupIfMedia(content, e.popup);</text:p>
          </table:table-cell>
          <table:table-cell table:formula="of:=IF(FIND(&quot;var layer_&quot;;[.A17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});</text:p>
          </table:table-cell>
          <table:table-cell table:formula="of:=IF(FIND(&quot;var layer_&quot;;[.A17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layer.bindPopup(content, { maxHeight: 400 });</text:p>
          </table:table-cell>
          <table:table-cell table:formula="of:=IF(FIND(&quot;var layer_&quot;;[.A18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</text:p>
          </table:table-cell>
          <table:table-cell table:formula="of:=IF(FIND(&quot;var layer_&quot;;[.A18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/>
          <table:table-cell table:formula="of:=IF(FIND(&quot;var layer_&quot;;[.A18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function style_Counties_1_0() {</text:p>
          </table:table-cell>
          <table:table-cell table:formula="of:=IF(FIND(&quot;var layer_&quot;;[.A18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return {</text:p>
          </table:table-cell>
          <table:table-cell table:formula="of:=IF(FIND(&quot;var layer_&quot;;[.A18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ane: 'pane_Counties_1',</text:p>
          </table:table-cell>
          <table:table-cell table:formula="of:=IF(FIND(&quot;var layer_&quot;;[.A18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opacity: 1,</text:p>
          </table:table-cell>
          <table:table-cell table:formula="of:=IF(FIND(&quot;var layer_&quot;;[.A18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rgba(35,35,35,1.0)',</text:p>
          </table:table-cell>
          <table:table-cell table:formula="of:=IF(FIND(&quot;var layer_&quot;;[.A18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dashArray: '',</text:p>
          </table:table-cell>
          <table:table-cell table:formula="of:=IF(FIND(&quot;var layer_&quot;;[.A18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Cap: 'butt',</text:p>
          </table:table-cell>
          <table:table-cell table:formula="of:=IF(FIND(&quot;var layer_&quot;;[.A18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Join: 'miter',</text:p>
          </table:table-cell>
          <table:table-cell table:formula="of:=IF(FIND(&quot;var layer_&quot;;[.A19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weight: 1.0,</text:p>
          </table:table-cell>
          <table:table-cell table:formula="of:=IF(FIND(&quot;var layer_&quot;;[.A19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: true,</text:p>
          </table:table-cell>
          <table:table-cell table:formula="of:=IF(FIND(&quot;var layer_&quot;;[.A19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1,</text:p>
          </table:table-cell>
          <table:table-cell table:formula="of:=IF(FIND(&quot;var layer_&quot;;[.A19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Color: 'rgba(164,113,88,0.0)',</text:p>
          </table:table-cell>
          <table:table-cell table:formula="of:=IF(FIND(&quot;var layer_&quot;;[.A19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nteractive: true,</text:p>
          </table:table-cell>
          <table:table-cell table:formula="of:=IF(FIND(&quot;var layer_&quot;;[.A19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9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</text:p>
          </table:table-cell>
          <table:table-cell table:formula="of:=IF(FIND(&quot;var layer_&quot;;[.A19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createPane('pane_Counties_1');</text:p>
          </table:table-cell>
          <table:table-cell table:formula="of:=IF(FIND(&quot;var layer_&quot;;[.A19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getPane('pane_Counties_1').style.zIndex = 401;</text:p>
          </table:table-cell>
          <table:table-cell table:formula="of:=IF(FIND(&quot;var layer_&quot;;[.A19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getPane('pane_Counties_1').style['mix-blend-mode'] = 'normal';</text:p>
          </table:table-cell>
          <table:table-cell table:formula="of:=IF(FIND(&quot;var layer_&quot;;[.A200])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string" calcext:value-type="string">
            <text:p><text:s text:c="8"/>var layer_Counties_1 = new L.geoJson(json_Counties_1, {</text:p>
          </table:table-cell>
          <table:table-cell table:formula="of:=IF(FIND(&quot;var layer_&quot;;[.A201]))" office:value-type="boolean" office:boolean-value="true" calcext:value-type="boolean">
            <text:p>TRUE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attribution: '',</text:p>
          </table:table-cell>
          <table:table-cell table:formula="of:=IF(FIND(&quot;var layer_&quot;;[.A20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nteractive: true,</text:p>
          </table:table-cell>
          <table:table-cell table:formula="of:=IF(FIND(&quot;var layer_&quot;;[.A20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dataVar: 'json_Counties_1',</text:p>
          </table:table-cell>
          <table:table-cell table:formula="of:=IF(FIND(&quot;var layer_&quot;;[.A20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layerName: 'layer_Counties_1',</text:p>
          </table:table-cell>
          <table:table-cell table:formula="of:=IF(FIND(&quot;var layer_&quot;;[.A20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pane: 'pane_Counties_1',</text:p>
          </table:table-cell>
          <table:table-cell table:formula="of:=IF(FIND(&quot;var layer_&quot;;[.A20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onEachFeature: pop_Counties_1,</text:p>
          </table:table-cell>
          <table:table-cell table:formula="of:=IF(FIND(&quot;var layer_&quot;;[.A20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style: style_Counties_1_0,</text:p>
          </table:table-cell>
          <table:table-cell table:formula="of:=IF(FIND(&quot;var layer_&quot;;[.A20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);</text:p>
          </table:table-cell>
          <table:table-cell table:formula="of:=IF(FIND(&quot;var layer_&quot;;[.A20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bounds_group.addLayer(layer_Counties_1);</text:p>
          </table:table-cell>
          <table:table-cell table:formula="of:=IF(FIND(&quot;var layer_&quot;;[.A21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addLayer(layer_Counties_1);</text:p>
          </table:table-cell>
          <table:table-cell table:formula="of:=IF(FIND(&quot;var layer_&quot;;[.A21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function pop_AllVariables_2(feature, layer) {</text:p>
          </table:table-cell>
          <table:table-cell table:formula="of:=IF(FIND(&quot;var layer_&quot;;[.A21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layer.on({</text:p>
          </table:table-cell>
          <table:table-cell table:formula="of:=IF(FIND(&quot;var layer_&quot;;[.A21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mouseout: function(e) {</text:p>
          </table:table-cell>
          <table:table-cell table:formula="of:=IF(FIND(&quot;var layer_&quot;;[.A21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for (var i in e.target._eventParents) {</text:p>
          </table:table-cell>
          <table:table-cell table:formula="of:=IF(FIND(&quot;var layer_&quot;;[.A21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if (typeof e.target._eventParents[i].resetStyle === 'function') {</text:p>
          </table:table-cell>
          <table:table-cell table:formula="of:=IF(FIND(&quot;var layer_&quot;;[.A21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8"/>e.target._eventParents[i].resetStyle(e.target);</text:p>
          </table:table-cell>
          <table:table-cell table:formula="of:=IF(FIND(&quot;var layer_&quot;;[.A21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}</text:p>
          </table:table-cell>
          <table:table-cell table:formula="of:=IF(FIND(&quot;var layer_&quot;;[.A21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}</text:p>
          </table:table-cell>
          <table:table-cell table:formula="of:=IF(FIND(&quot;var layer_&quot;;[.A21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},</text:p>
          </table:table-cell>
          <table:table-cell table:formula="of:=IF(FIND(&quot;var layer_&quot;;[.A22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mouseover: highlightFeature,</text:p>
          </table:table-cell>
          <table:table-cell table:formula="of:=IF(FIND(&quot;var layer_&quot;;[.A22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);</text:p>
          </table:table-cell>
          <table:table-cell table:formula="of:=IF(FIND(&quot;var layer_&quot;;[.A22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var popupContent = '&lt;table&gt;\</text:p>
          </table:table-cell>
          <table:table-cell table:formula="of:=IF(FIND(&quot;var layer_&quot;;[.A22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22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Diagnosed diabetes among adults aged greater than or equal to 18 years (percentile)&lt;/th&gt;\</text:p>
          </table:table-cell>
          <table:table-cell table:formula="of:=IF(FIND(&quot;var layer_&quot;;[.A22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 class="visible-with-data" id="DF_PFS"&gt;' + (feature.properties['DF_PFS'] !== null ? autolinker.link(String(feature.properties['DF_PFS']).replace(/'/g, '\'').toLocaleString()) : '') + '&lt;/td&gt;\</text:p>
          </table:table-cell>
          <table:table-cell table:formula="of:=IF(FIND(&quot;var layer_&quot;;[.A22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22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22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Current asthma among adults aged greater than or equal to 18 years (percentile)&lt;/th&gt;\</text:p>
          </table:table-cell>
          <table:table-cell table:formula="of:=IF(FIND(&quot;var layer_&quot;;[.A22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 class="visible-with-data" id="AF_PFS"&gt;' + (feature.properties['AF_PFS'] !== null ? autolinker.link(String(feature.properties['AF_PFS']).replace(/'/g, '\'').toLocaleString()) : '') + '&lt;/td&gt;\</text:p>
          </table:table-cell>
          <table:table-cell table:formula="of:=IF(FIND(&quot;var layer_&quot;;[.A23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23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23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Coronary heart disease among adults aged greater than or equal to 18 years (percentile)&lt;/th&gt;\</text:p>
          </table:table-cell>
          <table:table-cell table:formula="of:=IF(FIND(&quot;var layer_&quot;;[.A23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 class="visible-with-data" id="HDF_PFS"&gt;' + (feature.properties['HDF_PFS'] !== null ? autolinker.link(String(feature.properties['HDF_PFS']).replace(/'/g, '\'').toLocaleString()) : '') + '&lt;/td&gt;\</text:p>
          </table:table-cell>
          <table:table-cell table:formula="of:=IF(FIND(&quot;var layer_&quot;;[.A23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23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23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Diesel particulate matter exposure (percentile)&lt;/th&gt;\</text:p>
          </table:table-cell>
          <table:table-cell table:formula="of:=IF(FIND(&quot;var layer_&quot;;[.A23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 class="visible-with-data" id="DSF_PFS"&gt;' + (feature.properties['DSF_PFS'] !== null ? autolinker.link(String(feature.properties['DSF_PFS']).replace(/'/g, '\'').toLocaleString()) : '') + '&lt;/td&gt;\</text:p>
          </table:table-cell>
          <table:table-cell table:formula="of:=IF(FIND(&quot;var layer_&quot;;[.A23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23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24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Energy burden (percentile)&lt;/th&gt;\</text:p>
          </table:table-cell>
          <table:table-cell table:formula="of:=IF(FIND(&quot;var layer_&quot;;[.A24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 class="visible-with-data" id="EBF_PFS"&gt;' + (feature.properties['EBF_PFS'] !== null ? autolinker.link(String(feature.properties['EBF_PFS']).replace(/'/g, '\'').toLocaleString()) : '') + '&lt;/td&gt;\</text:p>
          </table:table-cell>
          <table:table-cell table:formula="of:=IF(FIND(&quot;var layer_&quot;;[.A24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24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24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Expected agricultural loss rate (Natural Hazards Risk Index) (percentile)&lt;/th&gt;\</text:p>
          </table:table-cell>
          <table:table-cell table:formula="of:=IF(FIND(&quot;var layer_&quot;;[.A24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 class="visible-with-data" id="EALR_PFS"&gt;' + (feature.properties['EALR_PFS'] !== null ? autolinker.link(String(feature.properties['EALR_PFS']).replace(/'/g, '\'').toLocaleString()) : '') + '&lt;/td&gt;\</text:p>
          </table:table-cell>
          <table:table-cell table:formula="of:=IF(FIND(&quot;var layer_&quot;;[.A24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24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24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Expected building loss rate (Natural Hazards Risk Index) (percentile)&lt;/th&gt;\</text:p>
          </table:table-cell>
          <table:table-cell table:formula="of:=IF(FIND(&quot;var layer_&quot;;[.A24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 class="visible-with-data" id="EBLR_PFS"&gt;' + (feature.properties['EBLR_PFS'] !== null ? autolinker.link(String(feature.properties['EBLR_PFS']).replace(/'/g, '\'').toLocaleString()) : '') + '&lt;/td&gt;\</text:p>
          </table:table-cell>
          <table:table-cell table:formula="of:=IF(FIND(&quot;var layer_&quot;;[.A25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25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25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Expected population loss rate (Natural Hazards Risk Index) (percentile)&lt;/th&gt;\</text:p>
          </table:table-cell>
          <table:table-cell table:formula="of:=IF(FIND(&quot;var layer_&quot;;[.A25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 class="visible-with-data" id="EPLR_PFS"&gt;' + (feature.properties['EPLR_PFS'] !== null ? autolinker.link(String(feature.properties['EPLR_PFS']).replace(/'/g, '\'').toLocaleString()) : '') + '&lt;/td&gt;\</text:p>
          </table:table-cell>
          <table:table-cell table:formula="of:=IF(FIND(&quot;var layer_&quot;;[.A25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25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25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Housing burden (percent) (percentile)&lt;/th&gt;\</text:p>
          </table:table-cell>
          <table:table-cell table:formula="of:=IF(FIND(&quot;var layer_&quot;;[.A25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 class="visible-with-data" id="HBF_PFS"&gt;' + (feature.properties['HBF_PFS'] !== null ? autolinker.link(String(feature.properties['HBF_PFS']).replace(/'/g, '\'').toLocaleString()) : '') + '&lt;/td&gt;\</text:p>
          </table:table-cell>
          <table:table-cell table:formula="of:=IF(FIND(&quot;var layer_&quot;;[.A25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25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26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Low life expectancy (percentile)&lt;/th&gt;\</text:p>
          </table:table-cell>
          <table:table-cell table:formula="of:=IF(FIND(&quot;var layer_&quot;;[.A26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 class="visible-with-data" id="LLEF_PFS"&gt;' + (feature.properties['LLEF_PFS'] !== null ? autolinker.link(String(feature.properties['LLEF_PFS']).replace(/'/g, '\'').toLocaleString()) : '') + '&lt;/td&gt;\</text:p>
          </table:table-cell>
          <table:table-cell table:formula="of:=IF(FIND(&quot;var layer_&quot;;[.A26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26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26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Linguistic isolation (percent) (percentile)&lt;/th&gt;\</text:p>
          </table:table-cell>
          <table:table-cell table:formula="of:=IF(FIND(&quot;var layer_&quot;;[.A26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 class="visible-with-data" id="LIF_PFS"&gt;' + (feature.properties['LIF_PFS'] !== null ? autolinker.link(String(feature.properties['LIF_PFS']).replace(/'/g, '\'').toLocaleString()) : '') + '&lt;/td&gt;\</text:p>
          </table:table-cell>
          <table:table-cell table:formula="of:=IF(FIND(&quot;var layer_&quot;;[.A26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26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26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Low median household income as a percent of area median income (percentile)&lt;/th&gt;\</text:p>
          </table:table-cell>
          <table:table-cell table:formula="of:=IF(FIND(&quot;var layer_&quot;;[.A26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 class="visible-with-data" id="LMI_PFS"&gt;' + (feature.properties['LMI_PFS'] !== null ? autolinker.link(String(feature.properties['LMI_PFS']).replace(/'/g, '\'').toLocaleString()) : '') + '&lt;/td&gt;\</text:p>
          </table:table-cell>
          <table:table-cell table:formula="of:=IF(FIND(&quot;var layer_&quot;;[.A27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27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27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PM2.5 in the air (percentile)&lt;/th&gt;\</text:p>
          </table:table-cell>
          <table:table-cell table:formula="of:=IF(FIND(&quot;var layer_&quot;;[.A27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 class="visible-with-data" id="PM25F_PFS"&gt;' + (feature.properties['PM25F_PFS'] !== null ? autolinker.link(String(feature.properties['PM25F_PFS']).replace(/'/g, '\'').toLocaleString()) : '') + '&lt;/td&gt;\</text:p>
          </table:table-cell>
          <table:table-cell table:formula="of:=IF(FIND(&quot;var layer_&quot;;[.A27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27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27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Percent individuals age 25 or over with less than high school degree&lt;/th&gt;\</text:p>
          </table:table-cell>
          <table:table-cell table:formula="of:=IF(FIND(&quot;var layer_&quot;;[.A27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 class="visible-with-data" id="HSEF"&gt;' + (feature.properties['HSEF'] !== null ? autolinker.link(String(feature.properties['HSEF']).replace(/'/g, '\'').toLocaleString()) : '') + '&lt;/td&gt;\</text:p>
          </table:table-cell>
          <table:table-cell table:formula="of:=IF(FIND(&quot;var layer_&quot;;[.A27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27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28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Percent of individuals &lt; 100% Federal Poverty Line (percentile)&lt;/th&gt;\</text:p>
          </table:table-cell>
          <table:table-cell table:formula="of:=IF(FIND(&quot;var layer_&quot;;[.A28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 class="visible-with-data" id="P100_PFS"&gt;' + (feature.properties['P100_PFS'] !== null ? autolinker.link(String(feature.properties['P100_PFS']).replace(/'/g, '\'').toLocaleString()) : '') + '&lt;/td&gt;\</text:p>
          </table:table-cell>
          <table:table-cell table:formula="of:=IF(FIND(&quot;var layer_&quot;;[.A28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28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28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Percent of individuals below 200% Federal Poverty Line, imputed and adjusted (percentile)&lt;/th&gt;\</text:p>
          </table:table-cell>
          <table:table-cell table:formula="of:=IF(FIND(&quot;var layer_&quot;;[.A28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 class="visible-with-data" id="P200_I_PFS"&gt;' + (feature.properties['P200_I_PFS'] !== null ? autolinker.link(String(feature.properties['P200_I_PFS']).replace(/'/g, '\'').toLocaleString()) : '') + '&lt;/td&gt;\</text:p>
          </table:table-cell>
          <table:table-cell table:formula="of:=IF(FIND(&quot;var layer_&quot;;[.A28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28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28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Percent pre-1960s housing (lead paint indicator) (percentile)&lt;/th&gt;\</text:p>
          </table:table-cell>
          <table:table-cell table:formula="of:=IF(FIND(&quot;var layer_&quot;;[.A28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 class="visible-with-data" id="LPF_PFS"&gt;' + (feature.properties['LPF_PFS'] !== null ? autolinker.link(String(feature.properties['LPF_PFS']).replace(/'/g, '\'').toLocaleString()) : '') + '&lt;/td&gt;\</text:p>
          </table:table-cell>
          <table:table-cell table:formula="of:=IF(FIND(&quot;var layer_&quot;;[.A29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29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29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Share of homes with no kitchen or indoor plumbing (percent) (percentile)&lt;/th&gt;\</text:p>
          </table:table-cell>
          <table:table-cell table:formula="of:=IF(FIND(&quot;var layer_&quot;;[.A29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 class="visible-with-data" id="KP_PFS"&gt;' + (feature.properties['KP_PFS'] !== null ? autolinker.link(String(feature.properties['KP_PFS']).replace(/'/g, '\'').toLocaleString()) : '') + '&lt;/td&gt;\</text:p>
          </table:table-cell>
          <table:table-cell table:formula="of:=IF(FIND(&quot;var layer_&quot;;[.A29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29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29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Proximity to NPL sites (percentile)&lt;/th&gt;\</text:p>
          </table:table-cell>
          <table:table-cell table:formula="of:=IF(FIND(&quot;var layer_&quot;;[.A29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 class="visible-with-data" id="NPL_PFS"&gt;' + (feature.properties['NPL_PFS'] !== null ? autolinker.link(String(feature.properties['NPL_PFS']).replace(/'/g, '\'').toLocaleString()) : '') + '&lt;/td&gt;\</text:p>
          </table:table-cell>
          <table:table-cell table:formula="of:=IF(FIND(&quot;var layer_&quot;;[.A29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29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30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Proximity to Risk Management Plan (RMP) facilities (percentile)&lt;/th&gt;\</text:p>
          </table:table-cell>
          <table:table-cell table:formula="of:=IF(FIND(&quot;var layer_&quot;;[.A30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 class="visible-with-data" id="RMP_PFS"&gt;' + (feature.properties['RMP_PFS'] !== null ? autolinker.link(String(feature.properties['RMP_PFS']).replace(/'/g, '\'').toLocaleString()) : '') + '&lt;/td&gt;\</text:p>
          </table:table-cell>
          <table:table-cell table:formula="of:=IF(FIND(&quot;var layer_&quot;;[.A30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30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30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Proximity to hazardous waste sites (percentile)&lt;/th&gt;\</text:p>
          </table:table-cell>
          <table:table-cell table:formula="of:=IF(FIND(&quot;var layer_&quot;;[.A30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 class="visible-with-data" id="TSDF_PFS"&gt;' + (feature.properties['TSDF_PFS'] !== null ? autolinker.link(String(feature.properties['TSDF_PFS']).replace(/'/g, '\'').toLocaleString()) : '') + '&lt;/td&gt;\</text:p>
          </table:table-cell>
          <table:table-cell table:formula="of:=IF(FIND(&quot;var layer_&quot;;[.A30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30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30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Traffic proximity and volume (percentile)&lt;/th&gt;\</text:p>
          </table:table-cell>
          <table:table-cell table:formula="of:=IF(FIND(&quot;var layer_&quot;;[.A30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 class="visible-with-data" id="TF_PFS"&gt;' + (feature.properties['TF_PFS'] !== null ? autolinker.link(String(feature.properties['TF_PFS']).replace(/'/g, '\'').toLocaleString()) : '') + '&lt;/td&gt;\</text:p>
          </table:table-cell>
          <table:table-cell table:formula="of:=IF(FIND(&quot;var layer_&quot;;[.A31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31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31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Wastewater discharge (percentile)&lt;/th&gt;\</text:p>
          </table:table-cell>
          <table:table-cell table:formula="of:=IF(FIND(&quot;var layer_&quot;;[.A31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 class="visible-with-data" id="WF_PFS"&gt;' + (feature.properties['WF_PFS'] !== null ? autolinker.link(String(feature.properties['WF_PFS']).replace(/'/g, '\'').toLocaleString()) : '') + '&lt;/td&gt;\</text:p>
          </table:table-cell>
          <table:table-cell table:formula="of:=IF(FIND(&quot;var layer_&quot;;[.A31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31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31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Leaky underground storage tanks (percentile)&lt;/th&gt;\</text:p>
          </table:table-cell>
          <table:table-cell table:formula="of:=IF(FIND(&quot;var layer_&quot;;[.A31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 class="visible-with-data" id="UST_PFS"&gt;' + (feature.properties['UST_PFS'] !== null ? autolinker.link(String(feature.properties['UST_PFS']).replace(/'/g, '\'').toLocaleString()) : '') + '&lt;/td&gt;\</text:p>
          </table:table-cell>
          <table:table-cell table:formula="of:=IF(FIND(&quot;var layer_&quot;;[.A31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31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32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Percent individuals age 25 or over with less than high school degree in 2009&lt;/th&gt;\</text:p>
          </table:table-cell>
          <table:table-cell table:formula="of:=IF(FIND(&quot;var layer_&quot;;[.A32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 class="visible-with-data" id="IAHSEF"&gt;' + (feature.properties['IAHSEF'] !== null ? autolinker.link(String(feature.properties['IAHSEF']).replace(/'/g, '\'').toLocaleString()) : '') + '&lt;/td&gt;\</text:p>
          </table:table-cell>
          <table:table-cell table:formula="of:=IF(FIND(&quot;var layer_&quot;;[.A32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32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32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Percentage households below 200% of federal poverty line in 2009, adjusted and imputed for island areas (percentile)&lt;/th&gt;\</text:p>
          </table:table-cell>
          <table:table-cell table:formula="of:=IF(FIND(&quot;var layer_&quot;;[.A32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 class="visible-with-data" id="FPL200P"&gt;' + (feature.properties['FPL200P'] !== null ? autolinker.link(String(feature.properties['FPL200P']).replace(/'/g, '\'').toLocaleString()) : '') + '&lt;/td&gt;\</text:p>
          </table:table-cell>
          <table:table-cell table:formula="of:=IF(FIND(&quot;var layer_&quot;;[.A32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32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32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DOT Travel Barriers Score (percentile)&lt;/th&gt;\</text:p>
          </table:table-cell>
          <table:table-cell table:formula="of:=IF(FIND(&quot;var layer_&quot;;[.A32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 class="visible-with-data" id="TD_PFS"&gt;' + (feature.properties['TD_PFS'] !== null ? autolinker.link(String(feature.properties['TD_PFS']).replace(/'/g, '\'').toLocaleString()) : '') + '&lt;/td&gt;\</text:p>
          </table:table-cell>
          <table:table-cell table:formula="of:=IF(FIND(&quot;var layer_&quot;;[.A33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33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33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Share of properties at risk of flood in 30 years (percentile)&lt;/th&gt;\</text:p>
          </table:table-cell>
          <table:table-cell table:formula="of:=IF(FIND(&quot;var layer_&quot;;[.A33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 class="visible-with-data" id="FLD_PFS"&gt;' + (feature.properties['FLD_PFS'] !== null ? autolinker.link(String(feature.properties['FLD_PFS']).replace(/'/g, '\'').toLocaleString()) : '') + '&lt;/td&gt;\</text:p>
          </table:table-cell>
          <table:table-cell table:formula="of:=IF(FIND(&quot;var layer_&quot;;[.A33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33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33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Share of properties at risk of fire in 30 years (percentile)&lt;/th&gt;\</text:p>
          </table:table-cell>
          <table:table-cell table:formula="of:=IF(FIND(&quot;var layer_&quot;;[.A33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 class="visible-with-data" id="WFR_PFS"&gt;' + (feature.properties['WFR_PFS'] !== null ? autolinker.link(String(feature.properties['WFR_PFS']).replace(/'/g, '\'').toLocaleString()) : '') + '&lt;/td&gt;\</text:p>
          </table:table-cell>
          <table:table-cell table:formula="of:=IF(FIND(&quot;var layer_&quot;;[.A33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33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34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Share of the tract\'s land area that is covered by impervious surface or cropland as a percent (percentile)&lt;/th&gt;\</text:p>
          </table:table-cell>
          <table:table-cell table:formula="of:=IF(FIND(&quot;var layer_&quot;;[.A34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 class="visible-with-data" id="IS_PFS"&gt;' + (feature.properties['IS_PFS'] !== null ? autolinker.link(String(feature.properties['IS_PFS']).replace(/'/g, '\'').toLocaleString()) : '') + '&lt;/td&gt;\</text:p>
          </table:table-cell>
          <table:table-cell table:formula="of:=IF(FIND(&quot;var layer_&quot;;[.A34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34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&lt;/table&gt;';</text:p>
          </table:table-cell>
          <table:table-cell table:formula="of:=IF(FIND(&quot;var layer_&quot;;[.A34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var content = removeEmptyRowsFromPopupContent(popupContent, feature);</text:p>
          </table:table-cell>
          <table:table-cell table:formula="of:=IF(FIND(&quot;var layer_&quot;;[.A34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layer.on('popupopen', function(e) {</text:p>
          </table:table-cell>
          <table:table-cell table:formula="of:=IF(FIND(&quot;var layer_&quot;;[.A34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<text:tab/>addClassToPopupIfMedia(content, e.popup);</text:p>
          </table:table-cell>
          <table:table-cell table:formula="of:=IF(FIND(&quot;var layer_&quot;;[.A34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});</text:p>
          </table:table-cell>
          <table:table-cell table:formula="of:=IF(FIND(&quot;var layer_&quot;;[.A34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layer.bindPopup(content, { maxHeight: 400 });</text:p>
          </table:table-cell>
          <table:table-cell table:formula="of:=IF(FIND(&quot;var layer_&quot;;[.A34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</text:p>
          </table:table-cell>
          <table:table-cell table:formula="of:=IF(FIND(&quot;var layer_&quot;;[.A35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/>
          <table:table-cell table:formula="of:=IF(FIND(&quot;var layer_&quot;;[.A35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function style_AllVariables_2_0() {</text:p>
          </table:table-cell>
          <table:table-cell table:formula="of:=IF(FIND(&quot;var layer_&quot;;[.A35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return {</text:p>
          </table:table-cell>
          <table:table-cell table:formula="of:=IF(FIND(&quot;var layer_&quot;;[.A35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ane: 'pane_AllVariables_2',</text:p>
          </table:table-cell>
          <table:table-cell table:formula="of:=IF(FIND(&quot;var layer_&quot;;[.A35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opacity: 1,</text:p>
          </table:table-cell>
          <table:table-cell table:formula="of:=IF(FIND(&quot;var layer_&quot;;[.A35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rgba(35,35,35,1.0)',</text:p>
          </table:table-cell>
          <table:table-cell table:formula="of:=IF(FIND(&quot;var layer_&quot;;[.A35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dashArray: '',</text:p>
          </table:table-cell>
          <table:table-cell table:formula="of:=IF(FIND(&quot;var layer_&quot;;[.A35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Cap: 'butt',</text:p>
          </table:table-cell>
          <table:table-cell table:formula="of:=IF(FIND(&quot;var layer_&quot;;[.A35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Join: 'miter',</text:p>
          </table:table-cell>
          <table:table-cell table:formula="of:=IF(FIND(&quot;var layer_&quot;;[.A35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weight: 1.0,</text:p>
          </table:table-cell>
          <table:table-cell table:formula="of:=IF(FIND(&quot;var layer_&quot;;[.A36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: true,</text:p>
          </table:table-cell>
          <table:table-cell table:formula="of:=IF(FIND(&quot;var layer_&quot;;[.A36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1,</text:p>
          </table:table-cell>
          <table:table-cell table:formula="of:=IF(FIND(&quot;var layer_&quot;;[.A36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Color: 'rgba(201,24,74,0.8)',</text:p>
          </table:table-cell>
          <table:table-cell table:formula="of:=IF(FIND(&quot;var layer_&quot;;[.A36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nteractive: true,</text:p>
          </table:table-cell>
          <table:table-cell table:formula="of:=IF(FIND(&quot;var layer_&quot;;[.A36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36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</text:p>
          </table:table-cell>
          <table:table-cell table:formula="of:=IF(FIND(&quot;var layer_&quot;;[.A36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createPane('pane_AllVariables_2');</text:p>
          </table:table-cell>
          <table:table-cell table:formula="of:=IF(FIND(&quot;var layer_&quot;;[.A36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getPane('pane_AllVariables_2').style.zIndex = 402;</text:p>
          </table:table-cell>
          <table:table-cell table:formula="of:=IF(FIND(&quot;var layer_&quot;;[.A36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getPane('pane_AllVariables_2').style['mix-blend-mode'] = 'normal';</text:p>
          </table:table-cell>
          <table:table-cell table:formula="of:=IF(FIND(&quot;var layer_&quot;;[.A369])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string" calcext:value-type="string">
            <text:p><text:s text:c="8"/>var layer_AllVariables_2 = new L.geoJson(json_AllVariables_2, {</text:p>
          </table:table-cell>
          <table:table-cell table:formula="of:=IF(FIND(&quot;var layer_&quot;;[.A370]))" office:value-type="boolean" office:boolean-value="true" calcext:value-type="boolean">
            <text:p>TRUE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attribution: '',</text:p>
          </table:table-cell>
          <table:table-cell table:formula="of:=IF(FIND(&quot;var layer_&quot;;[.A37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nteractive: true,</text:p>
          </table:table-cell>
          <table:table-cell table:formula="of:=IF(FIND(&quot;var layer_&quot;;[.A37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dataVar: 'json_AllVariables_2',</text:p>
          </table:table-cell>
          <table:table-cell table:formula="of:=IF(FIND(&quot;var layer_&quot;;[.A37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layerName: 'layer_AllVariables_2',</text:p>
          </table:table-cell>
          <table:table-cell table:formula="of:=IF(FIND(&quot;var layer_&quot;;[.A37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pane: 'pane_AllVariables_2',</text:p>
          </table:table-cell>
          <table:table-cell table:formula="of:=IF(FIND(&quot;var layer_&quot;;[.A37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onEachFeature: pop_AllVariables_2,</text:p>
          </table:table-cell>
          <table:table-cell table:formula="of:=IF(FIND(&quot;var layer_&quot;;[.A37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style: style_AllVariables_2_0,</text:p>
          </table:table-cell>
          <table:table-cell table:formula="of:=IF(FIND(&quot;var layer_&quot;;[.A37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);</text:p>
          </table:table-cell>
          <table:table-cell table:formula="of:=IF(FIND(&quot;var layer_&quot;;[.A37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bounds_group.addLayer(layer_AllVariables_2);</text:p>
          </table:table-cell>
          <table:table-cell table:formula="of:=IF(FIND(&quot;var layer_&quot;;[.A37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addLayer(layer_AllVariables_2);</text:p>
          </table:table-cell>
          <table:table-cell table:formula="of:=IF(FIND(&quot;var layer_&quot;;[.A38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function pop_DemographicsData_3(feature, layer) {</text:p>
          </table:table-cell>
          <table:table-cell table:formula="of:=IF(FIND(&quot;var layer_&quot;;[.A38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layer.on({</text:p>
          </table:table-cell>
          <table:table-cell table:formula="of:=IF(FIND(&quot;var layer_&quot;;[.A38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mouseout: function(e) {</text:p>
          </table:table-cell>
          <table:table-cell table:formula="of:=IF(FIND(&quot;var layer_&quot;;[.A38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for (var i in e.target._eventParents) {</text:p>
          </table:table-cell>
          <table:table-cell table:formula="of:=IF(FIND(&quot;var layer_&quot;;[.A38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if (typeof e.target._eventParents[i].resetStyle === 'function') {</text:p>
          </table:table-cell>
          <table:table-cell table:formula="of:=IF(FIND(&quot;var layer_&quot;;[.A38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8"/>e.target._eventParents[i].resetStyle(e.target);</text:p>
          </table:table-cell>
          <table:table-cell table:formula="of:=IF(FIND(&quot;var layer_&quot;;[.A38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}</text:p>
          </table:table-cell>
          <table:table-cell table:formula="of:=IF(FIND(&quot;var layer_&quot;;[.A38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}</text:p>
          </table:table-cell>
          <table:table-cell table:formula="of:=IF(FIND(&quot;var layer_&quot;;[.A38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},</text:p>
          </table:table-cell>
          <table:table-cell table:formula="of:=IF(FIND(&quot;var layer_&quot;;[.A38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mouseover: highlightFeature,</text:p>
          </table:table-cell>
          <table:table-cell table:formula="of:=IF(FIND(&quot;var layer_&quot;;[.A39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);</text:p>
          </table:table-cell>
          <table:table-cell table:formula="of:=IF(FIND(&quot;var layer_&quot;;[.A39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var popupContent = '&lt;table&gt;\</text:p>
          </table:table-cell>
          <table:table-cell table:formula="of:=IF(FIND(&quot;var layer_&quot;;[.A39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39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Total population&lt;/th&gt;\</text:p>
          </table:table-cell>
          <table:table-cell table:formula="of:=IF(FIND(&quot;var layer_&quot;;[.A39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 class="visible-with-data" id="TPF"&gt;' + (feature.properties['TPF'] !== null ? autolinker.link(String(feature.properties['TPF']).replace(/'/g, '\'').toLocaleString()) : '') + '&lt;/td&gt;\</text:p>
          </table:table-cell>
          <table:table-cell table:formula="of:=IF(FIND(&quot;var layer_&quot;;[.A39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39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39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Percent Black or African American&lt;/th&gt;\</text:p>
          </table:table-cell>
          <table:table-cell table:formula="of:=IF(FIND(&quot;var layer_&quot;;[.A39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&gt;' + (feature.properties['DM_B'] !== null ? autolinker.link(String(feature.properties['DM_B']).replace(/'/g, '\'').toLocaleString()) : '') + '&lt;/td&gt;\</text:p>
          </table:table-cell>
          <table:table-cell table:formula="of:=IF(FIND(&quot;var layer_&quot;;[.A39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40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40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Percent American Indian / Alaska Native&lt;/th&gt;\</text:p>
          </table:table-cell>
          <table:table-cell table:formula="of:=IF(FIND(&quot;var layer_&quot;;[.A40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&gt;' + (feature.properties['DM_AI'] !== null ? autolinker.link(String(feature.properties['DM_AI']).replace(/'/g, '\'').toLocaleString()) : '') + '&lt;/td&gt;\</text:p>
          </table:table-cell>
          <table:table-cell table:formula="of:=IF(FIND(&quot;var layer_&quot;;[.A40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40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40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Percent Asian&lt;/th&gt;\</text:p>
          </table:table-cell>
          <table:table-cell table:formula="of:=IF(FIND(&quot;var layer_&quot;;[.A40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&gt;' + (feature.properties['DM_A'] !== null ? autolinker.link(String(feature.properties['DM_A']).replace(/'/g, '\'').toLocaleString()) : '') + '&lt;/td&gt;\</text:p>
          </table:table-cell>
          <table:table-cell table:formula="of:=IF(FIND(&quot;var layer_&quot;;[.A40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40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40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Percent Native Hawaiian or Pacific&lt;/th&gt;\</text:p>
          </table:table-cell>
          <table:table-cell table:formula="of:=IF(FIND(&quot;var layer_&quot;;[.A41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&gt;' + (feature.properties['DM_HI'] !== null ? autolinker.link(String(feature.properties['DM_HI']).replace(/'/g, '\'').toLocaleString()) : '') + '&lt;/td&gt;\</text:p>
          </table:table-cell>
          <table:table-cell table:formula="of:=IF(FIND(&quot;var layer_&quot;;[.A41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41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41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Percent two or more races&lt;/th&gt;\</text:p>
          </table:table-cell>
          <table:table-cell table:formula="of:=IF(FIND(&quot;var layer_&quot;;[.A41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&gt;' + (feature.properties['DM_T'] !== null ? autolinker.link(String(feature.properties['DM_T']).replace(/'/g, '\'').toLocaleString()) : '') + '&lt;/td&gt;\</text:p>
          </table:table-cell>
          <table:table-cell table:formula="of:=IF(FIND(&quot;var layer_&quot;;[.A41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41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41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Percent White&lt;/th&gt;\</text:p>
          </table:table-cell>
          <table:table-cell table:formula="of:=IF(FIND(&quot;var layer_&quot;;[.A41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&gt;' + (feature.properties['DM_W'] !== null ? autolinker.link(String(feature.properties['DM_W']).replace(/'/g, '\'').toLocaleString()) : '') + '&lt;/td&gt;\</text:p>
          </table:table-cell>
          <table:table-cell table:formula="of:=IF(FIND(&quot;var layer_&quot;;[.A41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42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42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Percent Hispanic or Latino&lt;/th&gt;\</text:p>
          </table:table-cell>
          <table:table-cell table:formula="of:=IF(FIND(&quot;var layer_&quot;;[.A42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&gt;' + (feature.properties['DM_H'] !== null ? autolinker.link(String(feature.properties['DM_H']).replace(/'/g, '\'').toLocaleString()) : '') + '&lt;/td&gt;\</text:p>
          </table:table-cell>
          <table:table-cell table:formula="of:=IF(FIND(&quot;var layer_&quot;;[.A42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42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42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Percent other races&lt;/th&gt;\</text:p>
          </table:table-cell>
          <table:table-cell table:formula="of:=IF(FIND(&quot;var layer_&quot;;[.A42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&gt;' + (feature.properties['DM_O'] !== null ? autolinker.link(String(feature.properties['DM_O']).replace(/'/g, '\'').toLocaleString()) : '') + '&lt;/td&gt;\</text:p>
          </table:table-cell>
          <table:table-cell table:formula="of:=IF(FIND(&quot;var layer_&quot;;[.A42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42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42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Percent age under 10&lt;/th&gt;\</text:p>
          </table:table-cell>
          <table:table-cell table:formula="of:=IF(FIND(&quot;var layer_&quot;;[.A43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&gt;' + (feature.properties['AGE_10'] !== null ? autolinker.link(String(feature.properties['AGE_10']).replace(/'/g, '\'').toLocaleString()) : '') + '&lt;/td&gt;\</text:p>
          </table:table-cell>
          <table:table-cell table:formula="of:=IF(FIND(&quot;var layer_&quot;;[.A43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43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43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Percent age 10 to 64&lt;/th&gt;\</text:p>
          </table:table-cell>
          <table:table-cell table:formula="of:=IF(FIND(&quot;var layer_&quot;;[.A43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&gt;' + (feature.properties['AGE_MIDDLE'] !== null ? autolinker.link(String(feature.properties['AGE_MIDDLE']).replace(/'/g, '\'').toLocaleString()) : '') + '&lt;/td&gt;\</text:p>
          </table:table-cell>
          <table:table-cell table:formula="of:=IF(FIND(&quot;var layer_&quot;;[.A43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43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43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Percent age over 64&lt;/th&gt;\</text:p>
          </table:table-cell>
          <table:table-cell table:formula="of:=IF(FIND(&quot;var layer_&quot;;[.A43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&gt;' + (feature.properties['AGE_OLD'] !== null ? autolinker.link(String(feature.properties['AGE_OLD']).replace(/'/g, '\'').toLocaleString()) : '') + '&lt;/td&gt;\</text:p>
          </table:table-cell>
          <table:table-cell table:formula="of:=IF(FIND(&quot;var layer_&quot;;[.A43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44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44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Number of Tribal areas within Census tract&lt;/th&gt;\</text:p>
          </table:table-cell>
          <table:table-cell table:formula="of:=IF(FIND(&quot;var layer_&quot;;[.A44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&gt;' + (feature.properties['TA_COUNT_C'] !== null ? autolinker.link(String(feature.properties['TA_COUNT_C']).replace(/'/g, '\'').toLocaleString()) : '') + '&lt;/td&gt;\</text:p>
          </table:table-cell>
          <table:table-cell table:formula="of:=IF(FIND(&quot;var layer_&quot;;[.A44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44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44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Percent of the Census tract that is within Tribal areas&lt;/th&gt;\</text:p>
          </table:table-cell>
          <table:table-cell table:formula="of:=IF(FIND(&quot;var layer_&quot;;[.A44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&gt;' + (feature.properties['TA_PERC'] !== null ? autolinker.link(String(feature.properties['TA_PERC']).replace(/'/g, '\'').toLocaleString()) : '') + '&lt;/td&gt;\</text:p>
          </table:table-cell>
          <table:table-cell table:formula="of:=IF(FIND(&quot;var layer_&quot;;[.A44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44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&lt;/table&gt;';</text:p>
          </table:table-cell>
          <table:table-cell table:formula="of:=IF(FIND(&quot;var layer_&quot;;[.A44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var content = removeEmptyRowsFromPopupContent(popupContent, feature);</text:p>
          </table:table-cell>
          <table:table-cell table:formula="of:=IF(FIND(&quot;var layer_&quot;;[.A45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layer.on('popupopen', function(e) {</text:p>
          </table:table-cell>
          <table:table-cell table:formula="of:=IF(FIND(&quot;var layer_&quot;;[.A45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<text:tab/>addClassToPopupIfMedia(content, e.popup);</text:p>
          </table:table-cell>
          <table:table-cell table:formula="of:=IF(FIND(&quot;var layer_&quot;;[.A45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});</text:p>
          </table:table-cell>
          <table:table-cell table:formula="of:=IF(FIND(&quot;var layer_&quot;;[.A45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layer.bindPopup(content, { maxHeight: 400 });</text:p>
          </table:table-cell>
          <table:table-cell table:formula="of:=IF(FIND(&quot;var layer_&quot;;[.A45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</text:p>
          </table:table-cell>
          <table:table-cell table:formula="of:=IF(FIND(&quot;var layer_&quot;;[.A45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/>
          <table:table-cell table:formula="of:=IF(FIND(&quot;var layer_&quot;;[.A45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function style_DemographicsData_3_0() {</text:p>
          </table:table-cell>
          <table:table-cell table:formula="of:=IF(FIND(&quot;var layer_&quot;;[.A45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return {</text:p>
          </table:table-cell>
          <table:table-cell table:formula="of:=IF(FIND(&quot;var layer_&quot;;[.A45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ane: 'pane_DemographicsData_3',</text:p>
          </table:table-cell>
          <table:table-cell table:formula="of:=IF(FIND(&quot;var layer_&quot;;[.A45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opacity: 1,</text:p>
          </table:table-cell>
          <table:table-cell table:formula="of:=IF(FIND(&quot;var layer_&quot;;[.A46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rgba(35,35,35,1.0)',</text:p>
          </table:table-cell>
          <table:table-cell table:formula="of:=IF(FIND(&quot;var layer_&quot;;[.A46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dashArray: '',</text:p>
          </table:table-cell>
          <table:table-cell table:formula="of:=IF(FIND(&quot;var layer_&quot;;[.A46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Cap: 'butt',</text:p>
          </table:table-cell>
          <table:table-cell table:formula="of:=IF(FIND(&quot;var layer_&quot;;[.A46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Join: 'miter',</text:p>
          </table:table-cell>
          <table:table-cell table:formula="of:=IF(FIND(&quot;var layer_&quot;;[.A46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weight: 1.0,</text:p>
          </table:table-cell>
          <table:table-cell table:formula="of:=IF(FIND(&quot;var layer_&quot;;[.A46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: true,</text:p>
          </table:table-cell>
          <table:table-cell table:formula="of:=IF(FIND(&quot;var layer_&quot;;[.A46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1,</text:p>
          </table:table-cell>
          <table:table-cell table:formula="of:=IF(FIND(&quot;var layer_&quot;;[.A46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Color: 'rgba(173,181,189,0.8)',</text:p>
          </table:table-cell>
          <table:table-cell table:formula="of:=IF(FIND(&quot;var layer_&quot;;[.A46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nteractive: true,</text:p>
          </table:table-cell>
          <table:table-cell table:formula="of:=IF(FIND(&quot;var layer_&quot;;[.A46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47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</text:p>
          </table:table-cell>
          <table:table-cell table:formula="of:=IF(FIND(&quot;var layer_&quot;;[.A47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createPane('pane_DemographicsData_3');</text:p>
          </table:table-cell>
          <table:table-cell table:formula="of:=IF(FIND(&quot;var layer_&quot;;[.A47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getPane('pane_DemographicsData_3').style.zIndex = 403;</text:p>
          </table:table-cell>
          <table:table-cell table:formula="of:=IF(FIND(&quot;var layer_&quot;;[.A47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getPane('pane_DemographicsData_3').style['mix-blend-mode'] = 'normal';</text:p>
          </table:table-cell>
          <table:table-cell table:formula="of:=IF(FIND(&quot;var layer_&quot;;[.A474])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string" calcext:value-type="string">
            <text:p><text:s text:c="8"/>var layer_DemographicsData_3 = new L.geoJson(json_DemographicsData_3, {</text:p>
          </table:table-cell>
          <table:table-cell table:formula="of:=IF(FIND(&quot;var layer_&quot;;[.A475]))" office:value-type="boolean" office:boolean-value="true" calcext:value-type="boolean">
            <text:p>TRUE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attribution: '',</text:p>
          </table:table-cell>
          <table:table-cell table:formula="of:=IF(FIND(&quot;var layer_&quot;;[.A47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nteractive: true,</text:p>
          </table:table-cell>
          <table:table-cell table:formula="of:=IF(FIND(&quot;var layer_&quot;;[.A47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dataVar: 'json_DemographicsData_3',</text:p>
          </table:table-cell>
          <table:table-cell table:formula="of:=IF(FIND(&quot;var layer_&quot;;[.A47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layerName: 'layer_DemographicsData_3',</text:p>
          </table:table-cell>
          <table:table-cell table:formula="of:=IF(FIND(&quot;var layer_&quot;;[.A47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pane: 'pane_DemographicsData_3',</text:p>
          </table:table-cell>
          <table:table-cell table:formula="of:=IF(FIND(&quot;var layer_&quot;;[.A48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onEachFeature: pop_DemographicsData_3,</text:p>
          </table:table-cell>
          <table:table-cell table:formula="of:=IF(FIND(&quot;var layer_&quot;;[.A48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style: style_DemographicsData_3_0,</text:p>
          </table:table-cell>
          <table:table-cell table:formula="of:=IF(FIND(&quot;var layer_&quot;;[.A48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);</text:p>
          </table:table-cell>
          <table:table-cell table:formula="of:=IF(FIND(&quot;var layer_&quot;;[.A48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bounds_group.addLayer(layer_DemographicsData_3);</text:p>
          </table:table-cell>
          <table:table-cell table:formula="of:=IF(FIND(&quot;var layer_&quot;;[.A48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addLayer(layer_DemographicsData_3);</text:p>
          </table:table-cell>
          <table:table-cell table:formula="of:=IF(FIND(&quot;var layer_&quot;;[.A48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function pop_LowLifeExpectancypercentile_4(feature, layer) {</text:p>
          </table:table-cell>
          <table:table-cell table:formula="of:=IF(FIND(&quot;var layer_&quot;;[.A48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layer.on({</text:p>
          </table:table-cell>
          <table:table-cell table:formula="of:=IF(FIND(&quot;var layer_&quot;;[.A48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mouseout: function(e) {</text:p>
          </table:table-cell>
          <table:table-cell table:formula="of:=IF(FIND(&quot;var layer_&quot;;[.A48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for (var i in e.target._eventParents) {</text:p>
          </table:table-cell>
          <table:table-cell table:formula="of:=IF(FIND(&quot;var layer_&quot;;[.A48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if (typeof e.target._eventParents[i].resetStyle === 'function') {</text:p>
          </table:table-cell>
          <table:table-cell table:formula="of:=IF(FIND(&quot;var layer_&quot;;[.A49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8"/>e.target._eventParents[i].resetStyle(e.target);</text:p>
          </table:table-cell>
          <table:table-cell table:formula="of:=IF(FIND(&quot;var layer_&quot;;[.A49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}</text:p>
          </table:table-cell>
          <table:table-cell table:formula="of:=IF(FIND(&quot;var layer_&quot;;[.A49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}</text:p>
          </table:table-cell>
          <table:table-cell table:formula="of:=IF(FIND(&quot;var layer_&quot;;[.A49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},</text:p>
          </table:table-cell>
          <table:table-cell table:formula="of:=IF(FIND(&quot;var layer_&quot;;[.A49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mouseover: highlightFeature,</text:p>
          </table:table-cell>
          <table:table-cell table:formula="of:=IF(FIND(&quot;var layer_&quot;;[.A49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);</text:p>
          </table:table-cell>
          <table:table-cell table:formula="of:=IF(FIND(&quot;var layer_&quot;;[.A49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var popupContent = '&lt;table&gt;\</text:p>
          </table:table-cell>
          <table:table-cell table:formula="of:=IF(FIND(&quot;var layer_&quot;;[.A49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49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Low life expectancy (percentile)&lt;/th&gt;\</text:p>
          </table:table-cell>
          <table:table-cell table:formula="of:=IF(FIND(&quot;var layer_&quot;;[.A49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 class="visible-with-data" id="LLEF_PFS"&gt;' + (feature.properties['LLEF_PFS'] !== null ? autolinker.link(String(feature.properties['LLEF_PFS']).replace(/'/g, '\'').toLocaleString()) : '') + '&lt;/td&gt;\</text:p>
          </table:table-cell>
          <table:table-cell table:formula="of:=IF(FIND(&quot;var layer_&quot;;[.A50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50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&lt;/table&gt;';</text:p>
          </table:table-cell>
          <table:table-cell table:formula="of:=IF(FIND(&quot;var layer_&quot;;[.A50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var content = removeEmptyRowsFromPopupContent(popupContent, feature);</text:p>
          </table:table-cell>
          <table:table-cell table:formula="of:=IF(FIND(&quot;var layer_&quot;;[.A50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layer.on('popupopen', function(e) {</text:p>
          </table:table-cell>
          <table:table-cell table:formula="of:=IF(FIND(&quot;var layer_&quot;;[.A50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<text:tab/>addClassToPopupIfMedia(content, e.popup);</text:p>
          </table:table-cell>
          <table:table-cell table:formula="of:=IF(FIND(&quot;var layer_&quot;;[.A50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});</text:p>
          </table:table-cell>
          <table:table-cell table:formula="of:=IF(FIND(&quot;var layer_&quot;;[.A50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layer.bindPopup(content, { maxHeight: 400 });</text:p>
          </table:table-cell>
          <table:table-cell table:formula="of:=IF(FIND(&quot;var layer_&quot;;[.A50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</text:p>
          </table:table-cell>
          <table:table-cell table:formula="of:=IF(FIND(&quot;var layer_&quot;;[.A50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/>
          <table:table-cell table:formula="of:=IF(FIND(&quot;var layer_&quot;;[.A50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function style_LowLifeExpectancypercentile_4_0(feature) {</text:p>
          </table:table-cell>
          <table:table-cell table:formula="of:=IF(FIND(&quot;var layer_&quot;;[.A51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f (feature.properties['LLEF_PFS'] &gt;= 0.000000 &amp;&amp; feature.properties['LLEF_PFS'] &lt;= 0.000000 ) {</text:p>
          </table:table-cell>
          <table:table-cell table:formula="of:=IF(FIND(&quot;var layer_&quot;;[.A51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return {</text:p>
          </table:table-cell>
          <table:table-cell table:formula="of:=IF(FIND(&quot;var layer_&quot;;[.A51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ane: 'pane_LowLifeExpectancypercentile_4',</text:p>
          </table:table-cell>
          <table:table-cell table:formula="of:=IF(FIND(&quot;var layer_&quot;;[.A51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opacity: 1,</text:p>
          </table:table-cell>
          <table:table-cell table:formula="of:=IF(FIND(&quot;var layer_&quot;;[.A51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rgba(35,35,35,1.0)',</text:p>
          </table:table-cell>
          <table:table-cell table:formula="of:=IF(FIND(&quot;var layer_&quot;;[.A51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dashArray: '',</text:p>
          </table:table-cell>
          <table:table-cell table:formula="of:=IF(FIND(&quot;var layer_&quot;;[.A51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Cap: 'butt',</text:p>
          </table:table-cell>
          <table:table-cell table:formula="of:=IF(FIND(&quot;var layer_&quot;;[.A51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Join: 'miter',</text:p>
          </table:table-cell>
          <table:table-cell table:formula="of:=IF(FIND(&quot;var layer_&quot;;[.A51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weight: 1.0,</text:p>
          </table:table-cell>
          <table:table-cell table:formula="of:=IF(FIND(&quot;var layer_&quot;;[.A51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: true,</text:p>
          </table:table-cell>
          <table:table-cell table:formula="of:=IF(FIND(&quot;var layer_&quot;;[.A52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1,</text:p>
          </table:table-cell>
          <table:table-cell table:formula="of:=IF(FIND(&quot;var layer_&quot;;[.A52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Color: 'rgba(183,72,75,0.0)',</text:p>
          </table:table-cell>
          <table:table-cell table:formula="of:=IF(FIND(&quot;var layer_&quot;;[.A52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nteractive: true,</text:p>
          </table:table-cell>
          <table:table-cell table:formula="of:=IF(FIND(&quot;var layer_&quot;;[.A52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52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52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f (feature.properties['LLEF_PFS'] &gt;= 0.750000 &amp;&amp; feature.properties['LLEF_PFS'] &lt;= 0.900000 ) {</text:p>
          </table:table-cell>
          <table:table-cell table:formula="of:=IF(FIND(&quot;var layer_&quot;;[.A52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return {</text:p>
          </table:table-cell>
          <table:table-cell table:formula="of:=IF(FIND(&quot;var layer_&quot;;[.A52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ane: 'pane_LowLifeExpectancypercentile_4',</text:p>
          </table:table-cell>
          <table:table-cell table:formula="of:=IF(FIND(&quot;var layer_&quot;;[.A52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opacity: 1,</text:p>
          </table:table-cell>
          <table:table-cell table:formula="of:=IF(FIND(&quot;var layer_&quot;;[.A52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rgba(35,35,35,1.0)',</text:p>
          </table:table-cell>
          <table:table-cell table:formula="of:=IF(FIND(&quot;var layer_&quot;;[.A53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dashArray: '',</text:p>
          </table:table-cell>
          <table:table-cell table:formula="of:=IF(FIND(&quot;var layer_&quot;;[.A53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Cap: 'butt',</text:p>
          </table:table-cell>
          <table:table-cell table:formula="of:=IF(FIND(&quot;var layer_&quot;;[.A53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Join: 'miter',</text:p>
          </table:table-cell>
          <table:table-cell table:formula="of:=IF(FIND(&quot;var layer_&quot;;[.A53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weight: 1.0,</text:p>
          </table:table-cell>
          <table:table-cell table:formula="of:=IF(FIND(&quot;var layer_&quot;;[.A53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: true,</text:p>
          </table:table-cell>
          <table:table-cell table:formula="of:=IF(FIND(&quot;var layer_&quot;;[.A53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1,</text:p>
          </table:table-cell>
          <table:table-cell table:formula="of:=IF(FIND(&quot;var layer_&quot;;[.A53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Color: 'rgba(255,180,162,0.8)',</text:p>
          </table:table-cell>
          <table:table-cell table:formula="of:=IF(FIND(&quot;var layer_&quot;;[.A53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nteractive: true,</text:p>
          </table:table-cell>
          <table:table-cell table:formula="of:=IF(FIND(&quot;var layer_&quot;;[.A53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53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54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f (feature.properties['LLEF_PFS'] &gt;= 0.900000 &amp;&amp; feature.properties['LLEF_PFS'] &lt;= 0.990000 ) {</text:p>
          </table:table-cell>
          <table:table-cell table:formula="of:=IF(FIND(&quot;var layer_&quot;;[.A54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return {</text:p>
          </table:table-cell>
          <table:table-cell table:formula="of:=IF(FIND(&quot;var layer_&quot;;[.A54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ane: 'pane_LowLifeExpectancypercentile_4',</text:p>
          </table:table-cell>
          <table:table-cell table:formula="of:=IF(FIND(&quot;var layer_&quot;;[.A54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opacity: 1,</text:p>
          </table:table-cell>
          <table:table-cell table:formula="of:=IF(FIND(&quot;var layer_&quot;;[.A54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rgba(35,35,35,1.0)',</text:p>
          </table:table-cell>
          <table:table-cell table:formula="of:=IF(FIND(&quot;var layer_&quot;;[.A54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dashArray: '',</text:p>
          </table:table-cell>
          <table:table-cell table:formula="of:=IF(FIND(&quot;var layer_&quot;;[.A54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Cap: 'butt',</text:p>
          </table:table-cell>
          <table:table-cell table:formula="of:=IF(FIND(&quot;var layer_&quot;;[.A54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Join: 'miter',</text:p>
          </table:table-cell>
          <table:table-cell table:formula="of:=IF(FIND(&quot;var layer_&quot;;[.A54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weight: 1.0,</text:p>
          </table:table-cell>
          <table:table-cell table:formula="of:=IF(FIND(&quot;var layer_&quot;;[.A54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: true,</text:p>
          </table:table-cell>
          <table:table-cell table:formula="of:=IF(FIND(&quot;var layer_&quot;;[.A55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1,</text:p>
          </table:table-cell>
          <table:table-cell table:formula="of:=IF(FIND(&quot;var layer_&quot;;[.A55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Color: 'rgba(157,2,8,1.0)',</text:p>
          </table:table-cell>
          <table:table-cell table:formula="of:=IF(FIND(&quot;var layer_&quot;;[.A55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nteractive: true,</text:p>
          </table:table-cell>
          <table:table-cell table:formula="of:=IF(FIND(&quot;var layer_&quot;;[.A55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55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55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</text:p>
          </table:table-cell>
          <table:table-cell table:formula="of:=IF(FIND(&quot;var layer_&quot;;[.A55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createPane('pane_LowLifeExpectancypercentile_4');</text:p>
          </table:table-cell>
          <table:table-cell table:formula="of:=IF(FIND(&quot;var layer_&quot;;[.A55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getPane('pane_LowLifeExpectancypercentile_4').style.zIndex = 404;</text:p>
          </table:table-cell>
          <table:table-cell table:formula="of:=IF(FIND(&quot;var layer_&quot;;[.A55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getPane('pane_LowLifeExpectancypercentile_4').style['mix-blend-mode'] = 'normal';</text:p>
          </table:table-cell>
          <table:table-cell table:formula="of:=IF(FIND(&quot;var layer_&quot;;[.A559])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string" calcext:value-type="string">
            <text:p><text:s text:c="8"/>var layer_LowLifeExpectancypercentile_4 = new L.geoJson(json_LowLifeExpectancypercentile_4, {</text:p>
          </table:table-cell>
          <table:table-cell table:formula="of:=IF(FIND(&quot;var layer_&quot;;[.A560]))" office:value-type="boolean" office:boolean-value="true" calcext:value-type="boolean">
            <text:p>TRUE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attribution: '',</text:p>
          </table:table-cell>
          <table:table-cell table:formula="of:=IF(FIND(&quot;var layer_&quot;;[.A56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nteractive: true,</text:p>
          </table:table-cell>
          <table:table-cell table:formula="of:=IF(FIND(&quot;var layer_&quot;;[.A56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dataVar: 'json_LowLifeExpectancypercentile_4',</text:p>
          </table:table-cell>
          <table:table-cell table:formula="of:=IF(FIND(&quot;var layer_&quot;;[.A56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layerName: 'layer_LowLifeExpectancypercentile_4',</text:p>
          </table:table-cell>
          <table:table-cell table:formula="of:=IF(FIND(&quot;var layer_&quot;;[.A56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pane: 'pane_LowLifeExpectancypercentile_4',</text:p>
          </table:table-cell>
          <table:table-cell table:formula="of:=IF(FIND(&quot;var layer_&quot;;[.A56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onEachFeature: pop_LowLifeExpectancypercentile_4,</text:p>
          </table:table-cell>
          <table:table-cell table:formula="of:=IF(FIND(&quot;var layer_&quot;;[.A56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style: style_LowLifeExpectancypercentile_4_0,</text:p>
          </table:table-cell>
          <table:table-cell table:formula="of:=IF(FIND(&quot;var layer_&quot;;[.A56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);</text:p>
          </table:table-cell>
          <table:table-cell table:formula="of:=IF(FIND(&quot;var layer_&quot;;[.A56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bounds_group.addLayer(layer_LowLifeExpectancypercentile_4);</text:p>
          </table:table-cell>
          <table:table-cell table:formula="of:=IF(FIND(&quot;var layer_&quot;;[.A56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function pop_DiagnosedDiabetespercentile_5(feature, layer) {</text:p>
          </table:table-cell>
          <table:table-cell table:formula="of:=IF(FIND(&quot;var layer_&quot;;[.A57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layer.on({</text:p>
          </table:table-cell>
          <table:table-cell table:formula="of:=IF(FIND(&quot;var layer_&quot;;[.A57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mouseout: function(e) {</text:p>
          </table:table-cell>
          <table:table-cell table:formula="of:=IF(FIND(&quot;var layer_&quot;;[.A57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for (var i in e.target._eventParents) {</text:p>
          </table:table-cell>
          <table:table-cell table:formula="of:=IF(FIND(&quot;var layer_&quot;;[.A57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if (typeof e.target._eventParents[i].resetStyle === 'function') {</text:p>
          </table:table-cell>
          <table:table-cell table:formula="of:=IF(FIND(&quot;var layer_&quot;;[.A57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8"/>e.target._eventParents[i].resetStyle(e.target);</text:p>
          </table:table-cell>
          <table:table-cell table:formula="of:=IF(FIND(&quot;var layer_&quot;;[.A57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}</text:p>
          </table:table-cell>
          <table:table-cell table:formula="of:=IF(FIND(&quot;var layer_&quot;;[.A57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}</text:p>
          </table:table-cell>
          <table:table-cell table:formula="of:=IF(FIND(&quot;var layer_&quot;;[.A57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},</text:p>
          </table:table-cell>
          <table:table-cell table:formula="of:=IF(FIND(&quot;var layer_&quot;;[.A57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mouseover: highlightFeature,</text:p>
          </table:table-cell>
          <table:table-cell table:formula="of:=IF(FIND(&quot;var layer_&quot;;[.A57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);</text:p>
          </table:table-cell>
          <table:table-cell table:formula="of:=IF(FIND(&quot;var layer_&quot;;[.A58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var popupContent = '&lt;table&gt;\</text:p>
          </table:table-cell>
          <table:table-cell table:formula="of:=IF(FIND(&quot;var layer_&quot;;[.A58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58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Diagnosed Diabetes Among Adults 18+ <text:s/>(percentile)&lt;/th&gt;\</text:p>
          </table:table-cell>
          <table:table-cell table:formula="of:=IF(FIND(&quot;var layer_&quot;;[.A58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 class="visible-with-data" id="DF_PFS"&gt;' + (feature.properties['DF_PFS'] !== null ? autolinker.link(String(feature.properties['DF_PFS']).replace(/'/g, '\'').toLocaleString()) : '') + '&lt;/td&gt;\</text:p>
          </table:table-cell>
          <table:table-cell table:formula="of:=IF(FIND(&quot;var layer_&quot;;[.A58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58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&lt;/table&gt;';</text:p>
          </table:table-cell>
          <table:table-cell table:formula="of:=IF(FIND(&quot;var layer_&quot;;[.A58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var content = removeEmptyRowsFromPopupContent(popupContent, feature);</text:p>
          </table:table-cell>
          <table:table-cell table:formula="of:=IF(FIND(&quot;var layer_&quot;;[.A58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layer.on('popupopen', function(e) {</text:p>
          </table:table-cell>
          <table:table-cell table:formula="of:=IF(FIND(&quot;var layer_&quot;;[.A58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<text:tab/>addClassToPopupIfMedia(content, e.popup);</text:p>
          </table:table-cell>
          <table:table-cell table:formula="of:=IF(FIND(&quot;var layer_&quot;;[.A58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});</text:p>
          </table:table-cell>
          <table:table-cell table:formula="of:=IF(FIND(&quot;var layer_&quot;;[.A59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layer.bindPopup(content, { maxHeight: 400 });</text:p>
          </table:table-cell>
          <table:table-cell table:formula="of:=IF(FIND(&quot;var layer_&quot;;[.A59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</text:p>
          </table:table-cell>
          <table:table-cell table:formula="of:=IF(FIND(&quot;var layer_&quot;;[.A59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/>
          <table:table-cell table:formula="of:=IF(FIND(&quot;var layer_&quot;;[.A59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function style_DiagnosedDiabetespercentile_5_0(feature) {</text:p>
          </table:table-cell>
          <table:table-cell table:formula="of:=IF(FIND(&quot;var layer_&quot;;[.A59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f (feature.properties['DF_PFS'] &gt;= 0.000000 &amp;&amp; feature.properties['DF_PFS'] &lt;= 0.000000 ) {</text:p>
          </table:table-cell>
          <table:table-cell table:formula="of:=IF(FIND(&quot;var layer_&quot;;[.A59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return {</text:p>
          </table:table-cell>
          <table:table-cell table:formula="of:=IF(FIND(&quot;var layer_&quot;;[.A59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ane: 'pane_DiagnosedDiabetespercentile_5',</text:p>
          </table:table-cell>
          <table:table-cell table:formula="of:=IF(FIND(&quot;var layer_&quot;;[.A59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opacity: 1,</text:p>
          </table:table-cell>
          <table:table-cell table:formula="of:=IF(FIND(&quot;var layer_&quot;;[.A59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rgba(35,35,35,1.0)',</text:p>
          </table:table-cell>
          <table:table-cell table:formula="of:=IF(FIND(&quot;var layer_&quot;;[.A59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dashArray: '',</text:p>
          </table:table-cell>
          <table:table-cell table:formula="of:=IF(FIND(&quot;var layer_&quot;;[.A60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Cap: 'butt',</text:p>
          </table:table-cell>
          <table:table-cell table:formula="of:=IF(FIND(&quot;var layer_&quot;;[.A60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Join: 'miter',</text:p>
          </table:table-cell>
          <table:table-cell table:formula="of:=IF(FIND(&quot;var layer_&quot;;[.A60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weight: 1.0,</text:p>
          </table:table-cell>
          <table:table-cell table:formula="of:=IF(FIND(&quot;var layer_&quot;;[.A60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: true,</text:p>
          </table:table-cell>
          <table:table-cell table:formula="of:=IF(FIND(&quot;var layer_&quot;;[.A60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1,</text:p>
          </table:table-cell>
          <table:table-cell table:formula="of:=IF(FIND(&quot;var layer_&quot;;[.A60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Color: 'rgba(183,72,75,0.0)',</text:p>
          </table:table-cell>
          <table:table-cell table:formula="of:=IF(FIND(&quot;var layer_&quot;;[.A60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nteractive: true,</text:p>
          </table:table-cell>
          <table:table-cell table:formula="of:=IF(FIND(&quot;var layer_&quot;;[.A60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60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60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f (feature.properties['DF_PFS'] &gt;= 0.750000 &amp;&amp; feature.properties['DF_PFS'] &lt;= 0.900000 ) {</text:p>
          </table:table-cell>
          <table:table-cell table:formula="of:=IF(FIND(&quot;var layer_&quot;;[.A61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return {</text:p>
          </table:table-cell>
          <table:table-cell table:formula="of:=IF(FIND(&quot;var layer_&quot;;[.A61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ane: 'pane_DiagnosedDiabetespercentile_5',</text:p>
          </table:table-cell>
          <table:table-cell table:formula="of:=IF(FIND(&quot;var layer_&quot;;[.A61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opacity: 1,</text:p>
          </table:table-cell>
          <table:table-cell table:formula="of:=IF(FIND(&quot;var layer_&quot;;[.A61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rgba(35,35,35,1.0)',</text:p>
          </table:table-cell>
          <table:table-cell table:formula="of:=IF(FIND(&quot;var layer_&quot;;[.A61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dashArray: '',</text:p>
          </table:table-cell>
          <table:table-cell table:formula="of:=IF(FIND(&quot;var layer_&quot;;[.A61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Cap: 'butt',</text:p>
          </table:table-cell>
          <table:table-cell table:formula="of:=IF(FIND(&quot;var layer_&quot;;[.A61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Join: 'miter',</text:p>
          </table:table-cell>
          <table:table-cell table:formula="of:=IF(FIND(&quot;var layer_&quot;;[.A61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weight: 1.0,</text:p>
          </table:table-cell>
          <table:table-cell table:formula="of:=IF(FIND(&quot;var layer_&quot;;[.A61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: true,</text:p>
          </table:table-cell>
          <table:table-cell table:formula="of:=IF(FIND(&quot;var layer_&quot;;[.A61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1,</text:p>
          </table:table-cell>
          <table:table-cell table:formula="of:=IF(FIND(&quot;var layer_&quot;;[.A62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Color: 'rgba(168,209,207,1.0)',</text:p>
          </table:table-cell>
          <table:table-cell table:formula="of:=IF(FIND(&quot;var layer_&quot;;[.A62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nteractive: true,</text:p>
          </table:table-cell>
          <table:table-cell table:formula="of:=IF(FIND(&quot;var layer_&quot;;[.A62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62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62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f (feature.properties['DF_PFS'] &gt;= 0.900000 &amp;&amp; feature.properties['DF_PFS'] &lt;= 0.990000 ) {</text:p>
          </table:table-cell>
          <table:table-cell table:formula="of:=IF(FIND(&quot;var layer_&quot;;[.A62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return {</text:p>
          </table:table-cell>
          <table:table-cell table:formula="of:=IF(FIND(&quot;var layer_&quot;;[.A62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ane: 'pane_DiagnosedDiabetespercentile_5',</text:p>
          </table:table-cell>
          <table:table-cell table:formula="of:=IF(FIND(&quot;var layer_&quot;;[.A62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opacity: 1,</text:p>
          </table:table-cell>
          <table:table-cell table:formula="of:=IF(FIND(&quot;var layer_&quot;;[.A62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rgba(35,35,35,1.0)',</text:p>
          </table:table-cell>
          <table:table-cell table:formula="of:=IF(FIND(&quot;var layer_&quot;;[.A62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dashArray: '',</text:p>
          </table:table-cell>
          <table:table-cell table:formula="of:=IF(FIND(&quot;var layer_&quot;;[.A63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Cap: 'butt',</text:p>
          </table:table-cell>
          <table:table-cell table:formula="of:=IF(FIND(&quot;var layer_&quot;;[.A63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Join: 'miter',</text:p>
          </table:table-cell>
          <table:table-cell table:formula="of:=IF(FIND(&quot;var layer_&quot;;[.A63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weight: 1.0,</text:p>
          </table:table-cell>
          <table:table-cell table:formula="of:=IF(FIND(&quot;var layer_&quot;;[.A63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: true,</text:p>
          </table:table-cell>
          <table:table-cell table:formula="of:=IF(FIND(&quot;var layer_&quot;;[.A63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1,</text:p>
          </table:table-cell>
          <table:table-cell table:formula="of:=IF(FIND(&quot;var layer_&quot;;[.A63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Color: 'rgba(29,91,88,1.0)',</text:p>
          </table:table-cell>
          <table:table-cell table:formula="of:=IF(FIND(&quot;var layer_&quot;;[.A63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nteractive: true,</text:p>
          </table:table-cell>
          <table:table-cell table:formula="of:=IF(FIND(&quot;var layer_&quot;;[.A63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63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63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</text:p>
          </table:table-cell>
          <table:table-cell table:formula="of:=IF(FIND(&quot;var layer_&quot;;[.A64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createPane('pane_DiagnosedDiabetespercentile_5');</text:p>
          </table:table-cell>
          <table:table-cell table:formula="of:=IF(FIND(&quot;var layer_&quot;;[.A64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getPane('pane_DiagnosedDiabetespercentile_5').style.zIndex = 405;</text:p>
          </table:table-cell>
          <table:table-cell table:formula="of:=IF(FIND(&quot;var layer_&quot;;[.A64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getPane('pane_DiagnosedDiabetespercentile_5').style['mix-blend-mode'] = 'normal';</text:p>
          </table:table-cell>
          <table:table-cell table:formula="of:=IF(FIND(&quot;var layer_&quot;;[.A643])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string" calcext:value-type="string">
            <text:p><text:s text:c="8"/>var layer_DiagnosedDiabetespercentile_5 = new L.geoJson(json_DiagnosedDiabetespercentile_5, {</text:p>
          </table:table-cell>
          <table:table-cell table:formula="of:=IF(FIND(&quot;var layer_&quot;;[.A644]))" office:value-type="boolean" office:boolean-value="true" calcext:value-type="boolean">
            <text:p>TRUE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attribution: '',</text:p>
          </table:table-cell>
          <table:table-cell table:formula="of:=IF(FIND(&quot;var layer_&quot;;[.A64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nteractive: true,</text:p>
          </table:table-cell>
          <table:table-cell table:formula="of:=IF(FIND(&quot;var layer_&quot;;[.A64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dataVar: 'json_DiagnosedDiabetespercentile_5',</text:p>
          </table:table-cell>
          <table:table-cell table:formula="of:=IF(FIND(&quot;var layer_&quot;;[.A64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layerName: 'layer_DiagnosedDiabetespercentile_5',</text:p>
          </table:table-cell>
          <table:table-cell table:formula="of:=IF(FIND(&quot;var layer_&quot;;[.A64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pane: 'pane_DiagnosedDiabetespercentile_5',</text:p>
          </table:table-cell>
          <table:table-cell table:formula="of:=IF(FIND(&quot;var layer_&quot;;[.A64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onEachFeature: pop_DiagnosedDiabetespercentile_5,</text:p>
          </table:table-cell>
          <table:table-cell table:formula="of:=IF(FIND(&quot;var layer_&quot;;[.A65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style: style_DiagnosedDiabetespercentile_5_0,</text:p>
          </table:table-cell>
          <table:table-cell table:formula="of:=IF(FIND(&quot;var layer_&quot;;[.A65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);</text:p>
          </table:table-cell>
          <table:table-cell table:formula="of:=IF(FIND(&quot;var layer_&quot;;[.A65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bounds_group.addLayer(layer_DiagnosedDiabetespercentile_5);</text:p>
          </table:table-cell>
          <table:table-cell table:formula="of:=IF(FIND(&quot;var layer_&quot;;[.A65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function pop_CurrentAsthmaAmongAdultspercentile_6(feature, layer) {</text:p>
          </table:table-cell>
          <table:table-cell table:formula="of:=IF(FIND(&quot;var layer_&quot;;[.A65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layer.on({</text:p>
          </table:table-cell>
          <table:table-cell table:formula="of:=IF(FIND(&quot;var layer_&quot;;[.A65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mouseout: function(e) {</text:p>
          </table:table-cell>
          <table:table-cell table:formula="of:=IF(FIND(&quot;var layer_&quot;;[.A65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for (var i in e.target._eventParents) {</text:p>
          </table:table-cell>
          <table:table-cell table:formula="of:=IF(FIND(&quot;var layer_&quot;;[.A65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if (typeof e.target._eventParents[i].resetStyle === 'function') {</text:p>
          </table:table-cell>
          <table:table-cell table:formula="of:=IF(FIND(&quot;var layer_&quot;;[.A65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8"/>e.target._eventParents[i].resetStyle(e.target);</text:p>
          </table:table-cell>
          <table:table-cell table:formula="of:=IF(FIND(&quot;var layer_&quot;;[.A65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}</text:p>
          </table:table-cell>
          <table:table-cell table:formula="of:=IF(FIND(&quot;var layer_&quot;;[.A66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}</text:p>
          </table:table-cell>
          <table:table-cell table:formula="of:=IF(FIND(&quot;var layer_&quot;;[.A66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},</text:p>
          </table:table-cell>
          <table:table-cell table:formula="of:=IF(FIND(&quot;var layer_&quot;;[.A66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mouseover: highlightFeature,</text:p>
          </table:table-cell>
          <table:table-cell table:formula="of:=IF(FIND(&quot;var layer_&quot;;[.A66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);</text:p>
          </table:table-cell>
          <table:table-cell table:formula="of:=IF(FIND(&quot;var layer_&quot;;[.A66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var popupContent = '&lt;table&gt;\</text:p>
          </table:table-cell>
          <table:table-cell table:formula="of:=IF(FIND(&quot;var layer_&quot;;[.A66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66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Current asthma among adults aged greater than or equal to 18 years (percentile)&lt;/th&gt;\</text:p>
          </table:table-cell>
          <table:table-cell table:formula="of:=IF(FIND(&quot;var layer_&quot;;[.A66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 class="visible-with-data" id="AF_PFS"&gt;' + (feature.properties['AF_PFS'] !== null ? autolinker.link(String(feature.properties['AF_PFS']).replace(/'/g, '\'').toLocaleString()) : '') + '&lt;/td&gt;\</text:p>
          </table:table-cell>
          <table:table-cell table:formula="of:=IF(FIND(&quot;var layer_&quot;;[.A66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66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&lt;/table&gt;';</text:p>
          </table:table-cell>
          <table:table-cell table:formula="of:=IF(FIND(&quot;var layer_&quot;;[.A67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var content = removeEmptyRowsFromPopupContent(popupContent, feature);</text:p>
          </table:table-cell>
          <table:table-cell table:formula="of:=IF(FIND(&quot;var layer_&quot;;[.A67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layer.on('popupopen', function(e) {</text:p>
          </table:table-cell>
          <table:table-cell table:formula="of:=IF(FIND(&quot;var layer_&quot;;[.A67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<text:tab/>addClassToPopupIfMedia(content, e.popup);</text:p>
          </table:table-cell>
          <table:table-cell table:formula="of:=IF(FIND(&quot;var layer_&quot;;[.A67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});</text:p>
          </table:table-cell>
          <table:table-cell table:formula="of:=IF(FIND(&quot;var layer_&quot;;[.A67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layer.bindPopup(content, { maxHeight: 400 });</text:p>
          </table:table-cell>
          <table:table-cell table:formula="of:=IF(FIND(&quot;var layer_&quot;;[.A67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</text:p>
          </table:table-cell>
          <table:table-cell table:formula="of:=IF(FIND(&quot;var layer_&quot;;[.A67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/>
          <table:table-cell table:formula="of:=IF(FIND(&quot;var layer_&quot;;[.A67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function style_CurrentAsthmaAmongAdultspercentile_6_0(feature) {</text:p>
          </table:table-cell>
          <table:table-cell table:formula="of:=IF(FIND(&quot;var layer_&quot;;[.A67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f (feature.properties['AF_PFS'] &gt;= 0.000000 &amp;&amp; feature.properties['AF_PFS'] &lt;= 0.000000 ) {</text:p>
          </table:table-cell>
          <table:table-cell table:formula="of:=IF(FIND(&quot;var layer_&quot;;[.A67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return {</text:p>
          </table:table-cell>
          <table:table-cell table:formula="of:=IF(FIND(&quot;var layer_&quot;;[.A68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ane: 'pane_CurrentAsthmaAmongAdultspercentile_6',</text:p>
          </table:table-cell>
          <table:table-cell table:formula="of:=IF(FIND(&quot;var layer_&quot;;[.A68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opacity: 1,</text:p>
          </table:table-cell>
          <table:table-cell table:formula="of:=IF(FIND(&quot;var layer_&quot;;[.A68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rgba(35,35,35,1.0)',</text:p>
          </table:table-cell>
          <table:table-cell table:formula="of:=IF(FIND(&quot;var layer_&quot;;[.A68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dashArray: '',</text:p>
          </table:table-cell>
          <table:table-cell table:formula="of:=IF(FIND(&quot;var layer_&quot;;[.A68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Cap: 'butt',</text:p>
          </table:table-cell>
          <table:table-cell table:formula="of:=IF(FIND(&quot;var layer_&quot;;[.A68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Join: 'miter',</text:p>
          </table:table-cell>
          <table:table-cell table:formula="of:=IF(FIND(&quot;var layer_&quot;;[.A68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weight: 1.0,</text:p>
          </table:table-cell>
          <table:table-cell table:formula="of:=IF(FIND(&quot;var layer_&quot;;[.A68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: true,</text:p>
          </table:table-cell>
          <table:table-cell table:formula="of:=IF(FIND(&quot;var layer_&quot;;[.A68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1,</text:p>
          </table:table-cell>
          <table:table-cell table:formula="of:=IF(FIND(&quot;var layer_&quot;;[.A68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Color: 'rgba(183,72,75,0.0)',</text:p>
          </table:table-cell>
          <table:table-cell table:formula="of:=IF(FIND(&quot;var layer_&quot;;[.A69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nteractive: true,</text:p>
          </table:table-cell>
          <table:table-cell table:formula="of:=IF(FIND(&quot;var layer_&quot;;[.A69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69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69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f (feature.properties['AF_PFS'] &gt;= 0.750000 &amp;&amp; feature.properties['AF_PFS'] &lt;= 0.900000 ) {</text:p>
          </table:table-cell>
          <table:table-cell table:formula="of:=IF(FIND(&quot;var layer_&quot;;[.A69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return {</text:p>
          </table:table-cell>
          <table:table-cell table:formula="of:=IF(FIND(&quot;var layer_&quot;;[.A69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ane: 'pane_CurrentAsthmaAmongAdultspercentile_6',</text:p>
          </table:table-cell>
          <table:table-cell table:formula="of:=IF(FIND(&quot;var layer_&quot;;[.A69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opacity: 1,</text:p>
          </table:table-cell>
          <table:table-cell table:formula="of:=IF(FIND(&quot;var layer_&quot;;[.A69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rgba(35,35,35,1.0)',</text:p>
          </table:table-cell>
          <table:table-cell table:formula="of:=IF(FIND(&quot;var layer_&quot;;[.A69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dashArray: '',</text:p>
          </table:table-cell>
          <table:table-cell table:formula="of:=IF(FIND(&quot;var layer_&quot;;[.A69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Cap: 'butt',</text:p>
          </table:table-cell>
          <table:table-cell table:formula="of:=IF(FIND(&quot;var layer_&quot;;[.A70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Join: 'miter',</text:p>
          </table:table-cell>
          <table:table-cell table:formula="of:=IF(FIND(&quot;var layer_&quot;;[.A70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weight: 1.0,</text:p>
          </table:table-cell>
          <table:table-cell table:formula="of:=IF(FIND(&quot;var layer_&quot;;[.A70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: true,</text:p>
          </table:table-cell>
          <table:table-cell table:formula="of:=IF(FIND(&quot;var layer_&quot;;[.A70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1,</text:p>
          </table:table-cell>
          <table:table-cell table:formula="of:=IF(FIND(&quot;var layer_&quot;;[.A70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Color: 'rgba(255,204,182,0.8)',</text:p>
          </table:table-cell>
          <table:table-cell table:formula="of:=IF(FIND(&quot;var layer_&quot;;[.A70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nteractive: true,</text:p>
          </table:table-cell>
          <table:table-cell table:formula="of:=IF(FIND(&quot;var layer_&quot;;[.A70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70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70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f (feature.properties['AF_PFS'] &gt;= 0.900000 &amp;&amp; feature.properties['AF_PFS'] &lt;= 0.990000 ) {</text:p>
          </table:table-cell>
          <table:table-cell table:formula="of:=IF(FIND(&quot;var layer_&quot;;[.A70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return {</text:p>
          </table:table-cell>
          <table:table-cell table:formula="of:=IF(FIND(&quot;var layer_&quot;;[.A71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ane: 'pane_CurrentAsthmaAmongAdultspercentile_6',</text:p>
          </table:table-cell>
          <table:table-cell table:formula="of:=IF(FIND(&quot;var layer_&quot;;[.A71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opacity: 1,</text:p>
          </table:table-cell>
          <table:table-cell table:formula="of:=IF(FIND(&quot;var layer_&quot;;[.A71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rgba(35,35,35,1.0)',</text:p>
          </table:table-cell>
          <table:table-cell table:formula="of:=IF(FIND(&quot;var layer_&quot;;[.A71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dashArray: '',</text:p>
          </table:table-cell>
          <table:table-cell table:formula="of:=IF(FIND(&quot;var layer_&quot;;[.A71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Cap: 'butt',</text:p>
          </table:table-cell>
          <table:table-cell table:formula="of:=IF(FIND(&quot;var layer_&quot;;[.A71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Join: 'miter',</text:p>
          </table:table-cell>
          <table:table-cell table:formula="of:=IF(FIND(&quot;var layer_&quot;;[.A71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weight: 1.0,</text:p>
          </table:table-cell>
          <table:table-cell table:formula="of:=IF(FIND(&quot;var layer_&quot;;[.A71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: true,</text:p>
          </table:table-cell>
          <table:table-cell table:formula="of:=IF(FIND(&quot;var layer_&quot;;[.A71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1,</text:p>
          </table:table-cell>
          <table:table-cell table:formula="of:=IF(FIND(&quot;var layer_&quot;;[.A71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Color: 'rgba(255,107,53,1.0)',</text:p>
          </table:table-cell>
          <table:table-cell table:formula="of:=IF(FIND(&quot;var layer_&quot;;[.A72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nteractive: true,</text:p>
          </table:table-cell>
          <table:table-cell table:formula="of:=IF(FIND(&quot;var layer_&quot;;[.A72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72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72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</text:p>
          </table:table-cell>
          <table:table-cell table:formula="of:=IF(FIND(&quot;var layer_&quot;;[.A72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createPane('pane_CurrentAsthmaAmongAdultspercentile_6');</text:p>
          </table:table-cell>
          <table:table-cell table:formula="of:=IF(FIND(&quot;var layer_&quot;;[.A72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getPane('pane_CurrentAsthmaAmongAdultspercentile_6').style.zIndex = 406;</text:p>
          </table:table-cell>
          <table:table-cell table:formula="of:=IF(FIND(&quot;var layer_&quot;;[.A72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getPane('pane_CurrentAsthmaAmongAdultspercentile_6').style['mix-blend-mode'] = 'normal';</text:p>
          </table:table-cell>
          <table:table-cell table:formula="of:=IF(FIND(&quot;var layer_&quot;;[.A727])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string" calcext:value-type="string">
            <text:p><text:s text:c="8"/>var layer_CurrentAsthmaAmongAdultspercentile_6 = new L.geoJson(json_CurrentAsthmaAmongAdultspercentile_6, {</text:p>
          </table:table-cell>
          <table:table-cell table:formula="of:=IF(FIND(&quot;var layer_&quot;;[.A728]))" office:value-type="boolean" office:boolean-value="true" calcext:value-type="boolean">
            <text:p>TRUE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attribution: '',</text:p>
          </table:table-cell>
          <table:table-cell table:formula="of:=IF(FIND(&quot;var layer_&quot;;[.A72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nteractive: true,</text:p>
          </table:table-cell>
          <table:table-cell table:formula="of:=IF(FIND(&quot;var layer_&quot;;[.A73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dataVar: 'json_CurrentAsthmaAmongAdultspercentile_6',</text:p>
          </table:table-cell>
          <table:table-cell table:formula="of:=IF(FIND(&quot;var layer_&quot;;[.A73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layerName: 'layer_CurrentAsthmaAmongAdultspercentile_6',</text:p>
          </table:table-cell>
          <table:table-cell table:formula="of:=IF(FIND(&quot;var layer_&quot;;[.A73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pane: 'pane_CurrentAsthmaAmongAdultspercentile_6',</text:p>
          </table:table-cell>
          <table:table-cell table:formula="of:=IF(FIND(&quot;var layer_&quot;;[.A73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onEachFeature: pop_CurrentAsthmaAmongAdultspercentile_6,</text:p>
          </table:table-cell>
          <table:table-cell table:formula="of:=IF(FIND(&quot;var layer_&quot;;[.A73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style: style_CurrentAsthmaAmongAdultspercentile_6_0,</text:p>
          </table:table-cell>
          <table:table-cell table:formula="of:=IF(FIND(&quot;var layer_&quot;;[.A73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);</text:p>
          </table:table-cell>
          <table:table-cell table:formula="of:=IF(FIND(&quot;var layer_&quot;;[.A73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bounds_group.addLayer(layer_CurrentAsthmaAmongAdultspercentile_6);</text:p>
          </table:table-cell>
          <table:table-cell table:formula="of:=IF(FIND(&quot;var layer_&quot;;[.A73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function pop_CoronaryHeartDiseasepercentile_7(feature, layer) {</text:p>
          </table:table-cell>
          <table:table-cell table:formula="of:=IF(FIND(&quot;var layer_&quot;;[.A73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layer.on({</text:p>
          </table:table-cell>
          <table:table-cell table:formula="of:=IF(FIND(&quot;var layer_&quot;;[.A73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mouseout: function(e) {</text:p>
          </table:table-cell>
          <table:table-cell table:formula="of:=IF(FIND(&quot;var layer_&quot;;[.A74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for (var i in e.target._eventParents) {</text:p>
          </table:table-cell>
          <table:table-cell table:formula="of:=IF(FIND(&quot;var layer_&quot;;[.A74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if (typeof e.target._eventParents[i].resetStyle === 'function') {</text:p>
          </table:table-cell>
          <table:table-cell table:formula="of:=IF(FIND(&quot;var layer_&quot;;[.A74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8"/>e.target._eventParents[i].resetStyle(e.target);</text:p>
          </table:table-cell>
          <table:table-cell table:formula="of:=IF(FIND(&quot;var layer_&quot;;[.A74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}</text:p>
          </table:table-cell>
          <table:table-cell table:formula="of:=IF(FIND(&quot;var layer_&quot;;[.A74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}</text:p>
          </table:table-cell>
          <table:table-cell table:formula="of:=IF(FIND(&quot;var layer_&quot;;[.A74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},</text:p>
          </table:table-cell>
          <table:table-cell table:formula="of:=IF(FIND(&quot;var layer_&quot;;[.A74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mouseover: highlightFeature,</text:p>
          </table:table-cell>
          <table:table-cell table:formula="of:=IF(FIND(&quot;var layer_&quot;;[.A74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);</text:p>
          </table:table-cell>
          <table:table-cell table:formula="of:=IF(FIND(&quot;var layer_&quot;;[.A74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var popupContent = '&lt;table&gt;\</text:p>
          </table:table-cell>
          <table:table-cell table:formula="of:=IF(FIND(&quot;var layer_&quot;;[.A74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75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Coronary heart disease among adults aged greater than or equal to 18 years (percentile)&lt;/th&gt;\</text:p>
          </table:table-cell>
          <table:table-cell table:formula="of:=IF(FIND(&quot;var layer_&quot;;[.A75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 class="visible-with-data" id="HDF_PFS"&gt;' + (feature.properties['HDF_PFS'] !== null ? autolinker.link(String(feature.properties['HDF_PFS']).replace(/'/g, '\'').toLocaleString()) : '') + '&lt;/td&gt;\</text:p>
          </table:table-cell>
          <table:table-cell table:formula="of:=IF(FIND(&quot;var layer_&quot;;[.A75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75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&lt;/table&gt;';</text:p>
          </table:table-cell>
          <table:table-cell table:formula="of:=IF(FIND(&quot;var layer_&quot;;[.A75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var content = removeEmptyRowsFromPopupContent(popupContent, feature);</text:p>
          </table:table-cell>
          <table:table-cell table:formula="of:=IF(FIND(&quot;var layer_&quot;;[.A75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layer.on('popupopen', function(e) {</text:p>
          </table:table-cell>
          <table:table-cell table:formula="of:=IF(FIND(&quot;var layer_&quot;;[.A75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<text:tab/>addClassToPopupIfMedia(content, e.popup);</text:p>
          </table:table-cell>
          <table:table-cell table:formula="of:=IF(FIND(&quot;var layer_&quot;;[.A75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});</text:p>
          </table:table-cell>
          <table:table-cell table:formula="of:=IF(FIND(&quot;var layer_&quot;;[.A75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layer.bindPopup(content, { maxHeight: 400 });</text:p>
          </table:table-cell>
          <table:table-cell table:formula="of:=IF(FIND(&quot;var layer_&quot;;[.A75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</text:p>
          </table:table-cell>
          <table:table-cell table:formula="of:=IF(FIND(&quot;var layer_&quot;;[.A76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/>
          <table:table-cell table:formula="of:=IF(FIND(&quot;var layer_&quot;;[.A76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function style_CoronaryHeartDiseasepercentile_7_0(feature) {</text:p>
          </table:table-cell>
          <table:table-cell table:formula="of:=IF(FIND(&quot;var layer_&quot;;[.A76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f (feature.properties['HDF_PFS'] &gt;= 0.000000 &amp;&amp; feature.properties['HDF_PFS'] &lt;= 0.000000 ) {</text:p>
          </table:table-cell>
          <table:table-cell table:formula="of:=IF(FIND(&quot;var layer_&quot;;[.A76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return {</text:p>
          </table:table-cell>
          <table:table-cell table:formula="of:=IF(FIND(&quot;var layer_&quot;;[.A76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ane: 'pane_CoronaryHeartDiseasepercentile_7',</text:p>
          </table:table-cell>
          <table:table-cell table:formula="of:=IF(FIND(&quot;var layer_&quot;;[.A76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opacity: 1,</text:p>
          </table:table-cell>
          <table:table-cell table:formula="of:=IF(FIND(&quot;var layer_&quot;;[.A76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rgba(35,35,35,1.0)',</text:p>
          </table:table-cell>
          <table:table-cell table:formula="of:=IF(FIND(&quot;var layer_&quot;;[.A76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dashArray: '',</text:p>
          </table:table-cell>
          <table:table-cell table:formula="of:=IF(FIND(&quot;var layer_&quot;;[.A76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Cap: 'butt',</text:p>
          </table:table-cell>
          <table:table-cell table:formula="of:=IF(FIND(&quot;var layer_&quot;;[.A76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Join: 'miter',</text:p>
          </table:table-cell>
          <table:table-cell table:formula="of:=IF(FIND(&quot;var layer_&quot;;[.A77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weight: 1.0,</text:p>
          </table:table-cell>
          <table:table-cell table:formula="of:=IF(FIND(&quot;var layer_&quot;;[.A77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: true,</text:p>
          </table:table-cell>
          <table:table-cell table:formula="of:=IF(FIND(&quot;var layer_&quot;;[.A77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1,</text:p>
          </table:table-cell>
          <table:table-cell table:formula="of:=IF(FIND(&quot;var layer_&quot;;[.A77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Color: 'rgba(183,72,75,0.0)',</text:p>
          </table:table-cell>
          <table:table-cell table:formula="of:=IF(FIND(&quot;var layer_&quot;;[.A77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nteractive: true,</text:p>
          </table:table-cell>
          <table:table-cell table:formula="of:=IF(FIND(&quot;var layer_&quot;;[.A77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77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77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f (feature.properties['HDF_PFS'] &gt;= 0.750000 &amp;&amp; feature.properties['HDF_PFS'] &lt;= 0.900000 ) {</text:p>
          </table:table-cell>
          <table:table-cell table:formula="of:=IF(FIND(&quot;var layer_&quot;;[.A77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return {</text:p>
          </table:table-cell>
          <table:table-cell table:formula="of:=IF(FIND(&quot;var layer_&quot;;[.A77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ane: 'pane_CoronaryHeartDiseasepercentile_7',</text:p>
          </table:table-cell>
          <table:table-cell table:formula="of:=IF(FIND(&quot;var layer_&quot;;[.A78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opacity: 1,</text:p>
          </table:table-cell>
          <table:table-cell table:formula="of:=IF(FIND(&quot;var layer_&quot;;[.A78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rgba(35,35,35,1.0)',</text:p>
          </table:table-cell>
          <table:table-cell table:formula="of:=IF(FIND(&quot;var layer_&quot;;[.A78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dashArray: '',</text:p>
          </table:table-cell>
          <table:table-cell table:formula="of:=IF(FIND(&quot;var layer_&quot;;[.A78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Cap: 'butt',</text:p>
          </table:table-cell>
          <table:table-cell table:formula="of:=IF(FIND(&quot;var layer_&quot;;[.A78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Join: 'miter',</text:p>
          </table:table-cell>
          <table:table-cell table:formula="of:=IF(FIND(&quot;var layer_&quot;;[.A78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weight: 1.0,</text:p>
          </table:table-cell>
          <table:table-cell table:formula="of:=IF(FIND(&quot;var layer_&quot;;[.A78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: true,</text:p>
          </table:table-cell>
          <table:table-cell table:formula="of:=IF(FIND(&quot;var layer_&quot;;[.A78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1,</text:p>
          </table:table-cell>
          <table:table-cell table:formula="of:=IF(FIND(&quot;var layer_&quot;;[.A78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Color: 'rgba(253,228,166,0.8)',</text:p>
          </table:table-cell>
          <table:table-cell table:formula="of:=IF(FIND(&quot;var layer_&quot;;[.A78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nteractive: true,</text:p>
          </table:table-cell>
          <table:table-cell table:formula="of:=IF(FIND(&quot;var layer_&quot;;[.A79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79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79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f (feature.properties['HDF_PFS'] &gt;= 0.900000 &amp;&amp; feature.properties['HDF_PFS'] &lt;= 0.990000 ) {</text:p>
          </table:table-cell>
          <table:table-cell table:formula="of:=IF(FIND(&quot;var layer_&quot;;[.A79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return {</text:p>
          </table:table-cell>
          <table:table-cell table:formula="of:=IF(FIND(&quot;var layer_&quot;;[.A79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ane: 'pane_CoronaryHeartDiseasepercentile_7',</text:p>
          </table:table-cell>
          <table:table-cell table:formula="of:=IF(FIND(&quot;var layer_&quot;;[.A79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opacity: 1,</text:p>
          </table:table-cell>
          <table:table-cell table:formula="of:=IF(FIND(&quot;var layer_&quot;;[.A79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rgba(35,35,35,1.0)',</text:p>
          </table:table-cell>
          <table:table-cell table:formula="of:=IF(FIND(&quot;var layer_&quot;;[.A79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dashArray: '',</text:p>
          </table:table-cell>
          <table:table-cell table:formula="of:=IF(FIND(&quot;var layer_&quot;;[.A79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Cap: 'butt',</text:p>
          </table:table-cell>
          <table:table-cell table:formula="of:=IF(FIND(&quot;var layer_&quot;;[.A79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Join: 'miter',</text:p>
          </table:table-cell>
          <table:table-cell table:formula="of:=IF(FIND(&quot;var layer_&quot;;[.A80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weight: 1.0,</text:p>
          </table:table-cell>
          <table:table-cell table:formula="of:=IF(FIND(&quot;var layer_&quot;;[.A80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: true,</text:p>
          </table:table-cell>
          <table:table-cell table:formula="of:=IF(FIND(&quot;var layer_&quot;;[.A80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1,</text:p>
          </table:table-cell>
          <table:table-cell table:formula="of:=IF(FIND(&quot;var layer_&quot;;[.A80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Color: 'rgba(249,199,79,1.0)',</text:p>
          </table:table-cell>
          <table:table-cell table:formula="of:=IF(FIND(&quot;var layer_&quot;;[.A80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nteractive: true,</text:p>
          </table:table-cell>
          <table:table-cell table:formula="of:=IF(FIND(&quot;var layer_&quot;;[.A80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80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80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</text:p>
          </table:table-cell>
          <table:table-cell table:formula="of:=IF(FIND(&quot;var layer_&quot;;[.A80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createPane('pane_CoronaryHeartDiseasepercentile_7');</text:p>
          </table:table-cell>
          <table:table-cell table:formula="of:=IF(FIND(&quot;var layer_&quot;;[.A80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getPane('pane_CoronaryHeartDiseasepercentile_7').style.zIndex = 407;</text:p>
          </table:table-cell>
          <table:table-cell table:formula="of:=IF(FIND(&quot;var layer_&quot;;[.A81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getPane('pane_CoronaryHeartDiseasepercentile_7').style['mix-blend-mode'] = 'normal';</text:p>
          </table:table-cell>
          <table:table-cell table:formula="of:=IF(FIND(&quot;var layer_&quot;;[.A811])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string" calcext:value-type="string">
            <text:p><text:s text:c="8"/>var layer_CoronaryHeartDiseasepercentile_7 = new L.geoJson(json_CoronaryHeartDiseasepercentile_7, {</text:p>
          </table:table-cell>
          <table:table-cell table:formula="of:=IF(FIND(&quot;var layer_&quot;;[.A812]))" office:value-type="boolean" office:boolean-value="true" calcext:value-type="boolean">
            <text:p>TRUE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attribution: '',</text:p>
          </table:table-cell>
          <table:table-cell table:formula="of:=IF(FIND(&quot;var layer_&quot;;[.A81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nteractive: true,</text:p>
          </table:table-cell>
          <table:table-cell table:formula="of:=IF(FIND(&quot;var layer_&quot;;[.A81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dataVar: 'json_CoronaryHeartDiseasepercentile_7',</text:p>
          </table:table-cell>
          <table:table-cell table:formula="of:=IF(FIND(&quot;var layer_&quot;;[.A81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layerName: 'layer_CoronaryHeartDiseasepercentile_7',</text:p>
          </table:table-cell>
          <table:table-cell table:formula="of:=IF(FIND(&quot;var layer_&quot;;[.A81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pane: 'pane_CoronaryHeartDiseasepercentile_7',</text:p>
          </table:table-cell>
          <table:table-cell table:formula="of:=IF(FIND(&quot;var layer_&quot;;[.A81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onEachFeature: pop_CoronaryHeartDiseasepercentile_7,</text:p>
          </table:table-cell>
          <table:table-cell table:formula="of:=IF(FIND(&quot;var layer_&quot;;[.A81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style: style_CoronaryHeartDiseasepercentile_7_0,</text:p>
          </table:table-cell>
          <table:table-cell table:formula="of:=IF(FIND(&quot;var layer_&quot;;[.A81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);</text:p>
          </table:table-cell>
          <table:table-cell table:formula="of:=IF(FIND(&quot;var layer_&quot;;[.A82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bounds_group.addLayer(layer_CoronaryHeartDiseasepercentile_7);</text:p>
          </table:table-cell>
          <table:table-cell table:formula="of:=IF(FIND(&quot;var layer_&quot;;[.A82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function pop_PropertiesatRiskofFirein30yearspercentile_8(feature, layer) {</text:p>
          </table:table-cell>
          <table:table-cell table:formula="of:=IF(FIND(&quot;var layer_&quot;;[.A82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layer.on({</text:p>
          </table:table-cell>
          <table:table-cell table:formula="of:=IF(FIND(&quot;var layer_&quot;;[.A82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mouseout: function(e) {</text:p>
          </table:table-cell>
          <table:table-cell table:formula="of:=IF(FIND(&quot;var layer_&quot;;[.A82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for (var i in e.target._eventParents) {</text:p>
          </table:table-cell>
          <table:table-cell table:formula="of:=IF(FIND(&quot;var layer_&quot;;[.A82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if (typeof e.target._eventParents[i].resetStyle === 'function') {</text:p>
          </table:table-cell>
          <table:table-cell table:formula="of:=IF(FIND(&quot;var layer_&quot;;[.A82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8"/>e.target._eventParents[i].resetStyle(e.target);</text:p>
          </table:table-cell>
          <table:table-cell table:formula="of:=IF(FIND(&quot;var layer_&quot;;[.A82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}</text:p>
          </table:table-cell>
          <table:table-cell table:formula="of:=IF(FIND(&quot;var layer_&quot;;[.A82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}</text:p>
          </table:table-cell>
          <table:table-cell table:formula="of:=IF(FIND(&quot;var layer_&quot;;[.A82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},</text:p>
          </table:table-cell>
          <table:table-cell table:formula="of:=IF(FIND(&quot;var layer_&quot;;[.A83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mouseover: highlightFeature,</text:p>
          </table:table-cell>
          <table:table-cell table:formula="of:=IF(FIND(&quot;var layer_&quot;;[.A83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);</text:p>
          </table:table-cell>
          <table:table-cell table:formula="of:=IF(FIND(&quot;var layer_&quot;;[.A83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var popupContent = '&lt;table&gt;\</text:p>
          </table:table-cell>
          <table:table-cell table:formula="of:=IF(FIND(&quot;var layer_&quot;;[.A83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83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Wastewater discharge (percentile)&lt;/th&gt;\</text:p>
          </table:table-cell>
          <table:table-cell table:formula="of:=IF(FIND(&quot;var layer_&quot;;[.A83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 class="visible-with-data" id="WF_PFS"&gt;' + (feature.properties['WF_PFS'] !== null ? autolinker.link(String(feature.properties['WF_PFS']).replace(/'/g, '\'').toLocaleString()) : '') + '&lt;/td&gt;\</text:p>
          </table:table-cell>
          <table:table-cell table:formula="of:=IF(FIND(&quot;var layer_&quot;;[.A83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83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&lt;/table&gt;';</text:p>
          </table:table-cell>
          <table:table-cell table:formula="of:=IF(FIND(&quot;var layer_&quot;;[.A83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var content = removeEmptyRowsFromPopupContent(popupContent, feature);</text:p>
          </table:table-cell>
          <table:table-cell table:formula="of:=IF(FIND(&quot;var layer_&quot;;[.A83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layer.on('popupopen', function(e) {</text:p>
          </table:table-cell>
          <table:table-cell table:formula="of:=IF(FIND(&quot;var layer_&quot;;[.A84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<text:tab/>addClassToPopupIfMedia(content, e.popup);</text:p>
          </table:table-cell>
          <table:table-cell table:formula="of:=IF(FIND(&quot;var layer_&quot;;[.A84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});</text:p>
          </table:table-cell>
          <table:table-cell table:formula="of:=IF(FIND(&quot;var layer_&quot;;[.A84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layer.bindPopup(content, { maxHeight: 400 });</text:p>
          </table:table-cell>
          <table:table-cell table:formula="of:=IF(FIND(&quot;var layer_&quot;;[.A84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</text:p>
          </table:table-cell>
          <table:table-cell table:formula="of:=IF(FIND(&quot;var layer_&quot;;[.A84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/>
          <table:table-cell table:formula="of:=IF(FIND(&quot;var layer_&quot;;[.A84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function style_PropertiesatRiskofFirein30yearspercentile_8_0(feature) {</text:p>
          </table:table-cell>
          <table:table-cell table:formula="of:=IF(FIND(&quot;var layer_&quot;;[.A84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f (feature.properties['WFR_PFS'] &gt;= 0.000000 &amp;&amp; feature.properties['WFR_PFS'] &lt;= 0.000000 ) {</text:p>
          </table:table-cell>
          <table:table-cell table:formula="of:=IF(FIND(&quot;var layer_&quot;;[.A84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return {</text:p>
          </table:table-cell>
          <table:table-cell table:formula="of:=IF(FIND(&quot;var layer_&quot;;[.A84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ane: 'pane_PropertiesatRiskofFirein30yearspercentile_8',</text:p>
          </table:table-cell>
          <table:table-cell table:formula="of:=IF(FIND(&quot;var layer_&quot;;[.A84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opacity: 1,</text:p>
          </table:table-cell>
          <table:table-cell table:formula="of:=IF(FIND(&quot;var layer_&quot;;[.A85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rgba(35,35,35,1.0)',</text:p>
          </table:table-cell>
          <table:table-cell table:formula="of:=IF(FIND(&quot;var layer_&quot;;[.A85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dashArray: '',</text:p>
          </table:table-cell>
          <table:table-cell table:formula="of:=IF(FIND(&quot;var layer_&quot;;[.A85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Cap: 'butt',</text:p>
          </table:table-cell>
          <table:table-cell table:formula="of:=IF(FIND(&quot;var layer_&quot;;[.A85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Join: 'miter',</text:p>
          </table:table-cell>
          <table:table-cell table:formula="of:=IF(FIND(&quot;var layer_&quot;;[.A85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weight: 1.0,</text:p>
          </table:table-cell>
          <table:table-cell table:formula="of:=IF(FIND(&quot;var layer_&quot;;[.A85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: true,</text:p>
          </table:table-cell>
          <table:table-cell table:formula="of:=IF(FIND(&quot;var layer_&quot;;[.A85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1,</text:p>
          </table:table-cell>
          <table:table-cell table:formula="of:=IF(FIND(&quot;var layer_&quot;;[.A85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Color: 'rgba(183,72,75,0.0)',</text:p>
          </table:table-cell>
          <table:table-cell table:formula="of:=IF(FIND(&quot;var layer_&quot;;[.A85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nteractive: true,</text:p>
          </table:table-cell>
          <table:table-cell table:formula="of:=IF(FIND(&quot;var layer_&quot;;[.A85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86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86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f (feature.properties['WFR_PFS'] &gt;= 0.750000 &amp;&amp; feature.properties['WFR_PFS'] &lt;= 0.900000 ) {</text:p>
          </table:table-cell>
          <table:table-cell table:formula="of:=IF(FIND(&quot;var layer_&quot;;[.A86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return {</text:p>
          </table:table-cell>
          <table:table-cell table:formula="of:=IF(FIND(&quot;var layer_&quot;;[.A86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ane: 'pane_PropertiesatRiskofFirein30yearspercentile_8',</text:p>
          </table:table-cell>
          <table:table-cell table:formula="of:=IF(FIND(&quot;var layer_&quot;;[.A86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opacity: 1,</text:p>
          </table:table-cell>
          <table:table-cell table:formula="of:=IF(FIND(&quot;var layer_&quot;;[.A86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rgba(35,35,35,1.0)',</text:p>
          </table:table-cell>
          <table:table-cell table:formula="of:=IF(FIND(&quot;var layer_&quot;;[.A86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dashArray: '',</text:p>
          </table:table-cell>
          <table:table-cell table:formula="of:=IF(FIND(&quot;var layer_&quot;;[.A86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Cap: 'butt',</text:p>
          </table:table-cell>
          <table:table-cell table:formula="of:=IF(FIND(&quot;var layer_&quot;;[.A86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Join: 'miter',</text:p>
          </table:table-cell>
          <table:table-cell table:formula="of:=IF(FIND(&quot;var layer_&quot;;[.A86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weight: 1.0,</text:p>
          </table:table-cell>
          <table:table-cell table:formula="of:=IF(FIND(&quot;var layer_&quot;;[.A87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: true,</text:p>
          </table:table-cell>
          <table:table-cell table:formula="of:=IF(FIND(&quot;var layer_&quot;;[.A87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1,</text:p>
          </table:table-cell>
          <table:table-cell table:formula="of:=IF(FIND(&quot;var layer_&quot;;[.A87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Color: 'rgba(255,204,213,0.8)',</text:p>
          </table:table-cell>
          <table:table-cell table:formula="of:=IF(FIND(&quot;var layer_&quot;;[.A87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nteractive: true,</text:p>
          </table:table-cell>
          <table:table-cell table:formula="of:=IF(FIND(&quot;var layer_&quot;;[.A87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87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87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f (feature.properties['WFR_PFS'] &gt;= 0.900000 &amp;&amp; feature.properties['WFR_PFS'] &lt;= 0.980000 ) {</text:p>
          </table:table-cell>
          <table:table-cell table:formula="of:=IF(FIND(&quot;var layer_&quot;;[.A87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return {</text:p>
          </table:table-cell>
          <table:table-cell table:formula="of:=IF(FIND(&quot;var layer_&quot;;[.A87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ane: 'pane_PropertiesatRiskofFirein30yearspercentile_8',</text:p>
          </table:table-cell>
          <table:table-cell table:formula="of:=IF(FIND(&quot;var layer_&quot;;[.A87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opacity: 1,</text:p>
          </table:table-cell>
          <table:table-cell table:formula="of:=IF(FIND(&quot;var layer_&quot;;[.A88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rgba(35,35,35,1.0)',</text:p>
          </table:table-cell>
          <table:table-cell table:formula="of:=IF(FIND(&quot;var layer_&quot;;[.A88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dashArray: '',</text:p>
          </table:table-cell>
          <table:table-cell table:formula="of:=IF(FIND(&quot;var layer_&quot;;[.A88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Cap: 'butt',</text:p>
          </table:table-cell>
          <table:table-cell table:formula="of:=IF(FIND(&quot;var layer_&quot;;[.A88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Join: 'miter',</text:p>
          </table:table-cell>
          <table:table-cell table:formula="of:=IF(FIND(&quot;var layer_&quot;;[.A88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weight: 1.0,</text:p>
          </table:table-cell>
          <table:table-cell table:formula="of:=IF(FIND(&quot;var layer_&quot;;[.A88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: true,</text:p>
          </table:table-cell>
          <table:table-cell table:formula="of:=IF(FIND(&quot;var layer_&quot;;[.A88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1,</text:p>
          </table:table-cell>
          <table:table-cell table:formula="of:=IF(FIND(&quot;var layer_&quot;;[.A88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Color: 'rgba(164,19,60,1.0)',</text:p>
          </table:table-cell>
          <table:table-cell table:formula="of:=IF(FIND(&quot;var layer_&quot;;[.A88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nteractive: true,</text:p>
          </table:table-cell>
          <table:table-cell table:formula="of:=IF(FIND(&quot;var layer_&quot;;[.A88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89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89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</text:p>
          </table:table-cell>
          <table:table-cell table:formula="of:=IF(FIND(&quot;var layer_&quot;;[.A89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createPane('pane_PropertiesatRiskofFirein30yearspercentile_8');</text:p>
          </table:table-cell>
          <table:table-cell table:formula="of:=IF(FIND(&quot;var layer_&quot;;[.A89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getPane('pane_PropertiesatRiskofFirein30yearspercentile_8').style.zIndex = 408;</text:p>
          </table:table-cell>
          <table:table-cell table:formula="of:=IF(FIND(&quot;var layer_&quot;;[.A89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getPane('pane_PropertiesatRiskofFirein30yearspercentile_8').style['mix-blend-mode'] = 'normal';</text:p>
          </table:table-cell>
          <table:table-cell table:formula="of:=IF(FIND(&quot;var layer_&quot;;[.A895])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string" calcext:value-type="string">
            <text:p><text:s text:c="8"/>var layer_PropertiesatRiskofFirein30yearspercentile_8 = new L.geoJson(json_PropertiesatRiskofFirein30yearspercentile_8, {</text:p>
          </table:table-cell>
          <table:table-cell table:formula="of:=IF(FIND(&quot;var layer_&quot;;[.A896]))" office:value-type="boolean" office:boolean-value="true" calcext:value-type="boolean">
            <text:p>TRUE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attribution: '',</text:p>
          </table:table-cell>
          <table:table-cell table:formula="of:=IF(FIND(&quot;var layer_&quot;;[.A89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nteractive: true,</text:p>
          </table:table-cell>
          <table:table-cell table:formula="of:=IF(FIND(&quot;var layer_&quot;;[.A89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dataVar: 'json_PropertiesatRiskofFirein30yearspercentile_8',</text:p>
          </table:table-cell>
          <table:table-cell table:formula="of:=IF(FIND(&quot;var layer_&quot;;[.A89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layerName: 'layer_PropertiesatRiskofFirein30yearspercentile_8',</text:p>
          </table:table-cell>
          <table:table-cell table:formula="of:=IF(FIND(&quot;var layer_&quot;;[.A90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pane: 'pane_PropertiesatRiskofFirein30yearspercentile_8',</text:p>
          </table:table-cell>
          <table:table-cell table:formula="of:=IF(FIND(&quot;var layer_&quot;;[.A90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onEachFeature: pop_PropertiesatRiskofFirein30yearspercentile_8,</text:p>
          </table:table-cell>
          <table:table-cell table:formula="of:=IF(FIND(&quot;var layer_&quot;;[.A90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style: style_PropertiesatRiskofFirein30yearspercentile_8_0,</text:p>
          </table:table-cell>
          <table:table-cell table:formula="of:=IF(FIND(&quot;var layer_&quot;;[.A90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);</text:p>
          </table:table-cell>
          <table:table-cell table:formula="of:=IF(FIND(&quot;var layer_&quot;;[.A90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bounds_group.addLayer(layer_PropertiesatRiskofFirein30yearspercentile_8);</text:p>
          </table:table-cell>
          <table:table-cell table:formula="of:=IF(FIND(&quot;var layer_&quot;;[.A90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function pop_PropertiesatRiskofFloodRisk30yearspercentile_9(feature, layer) {</text:p>
          </table:table-cell>
          <table:table-cell table:formula="of:=IF(FIND(&quot;var layer_&quot;;[.A90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layer.on({</text:p>
          </table:table-cell>
          <table:table-cell table:formula="of:=IF(FIND(&quot;var layer_&quot;;[.A90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mouseout: function(e) {</text:p>
          </table:table-cell>
          <table:table-cell table:formula="of:=IF(FIND(&quot;var layer_&quot;;[.A90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for (var i in e.target._eventParents) {</text:p>
          </table:table-cell>
          <table:table-cell table:formula="of:=IF(FIND(&quot;var layer_&quot;;[.A90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if (typeof e.target._eventParents[i].resetStyle === 'function') {</text:p>
          </table:table-cell>
          <table:table-cell table:formula="of:=IF(FIND(&quot;var layer_&quot;;[.A91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8"/>e.target._eventParents[i].resetStyle(e.target);</text:p>
          </table:table-cell>
          <table:table-cell table:formula="of:=IF(FIND(&quot;var layer_&quot;;[.A91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}</text:p>
          </table:table-cell>
          <table:table-cell table:formula="of:=IF(FIND(&quot;var layer_&quot;;[.A91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}</text:p>
          </table:table-cell>
          <table:table-cell table:formula="of:=IF(FIND(&quot;var layer_&quot;;[.A91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},</text:p>
          </table:table-cell>
          <table:table-cell table:formula="of:=IF(FIND(&quot;var layer_&quot;;[.A91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mouseover: highlightFeature,</text:p>
          </table:table-cell>
          <table:table-cell table:formula="of:=IF(FIND(&quot;var layer_&quot;;[.A91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);</text:p>
          </table:table-cell>
          <table:table-cell table:formula="of:=IF(FIND(&quot;var layer_&quot;;[.A91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var popupContent = '&lt;table&gt;\</text:p>
          </table:table-cell>
          <table:table-cell table:formula="of:=IF(FIND(&quot;var layer_&quot;;[.A91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91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Share of properties at risk of flood in 30 years (percentile)&lt;/th&gt;\</text:p>
          </table:table-cell>
          <table:table-cell table:formula="of:=IF(FIND(&quot;var layer_&quot;;[.A91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 class="visible-with-data" id="FLD_PFS"&gt;' + (feature.properties['FLD_PFS'] !== null ? autolinker.link(String(feature.properties['FLD_PFS']).replace(/'/g, '\'').toLocaleString()) : '') + '&lt;/td&gt;\</text:p>
          </table:table-cell>
          <table:table-cell table:formula="of:=IF(FIND(&quot;var layer_&quot;;[.A92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92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&lt;/table&gt;';</text:p>
          </table:table-cell>
          <table:table-cell table:formula="of:=IF(FIND(&quot;var layer_&quot;;[.A92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var content = removeEmptyRowsFromPopupContent(popupContent, feature);</text:p>
          </table:table-cell>
          <table:table-cell table:formula="of:=IF(FIND(&quot;var layer_&quot;;[.A92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layer.on('popupopen', function(e) {</text:p>
          </table:table-cell>
          <table:table-cell table:formula="of:=IF(FIND(&quot;var layer_&quot;;[.A92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<text:tab/>addClassToPopupIfMedia(content, e.popup);</text:p>
          </table:table-cell>
          <table:table-cell table:formula="of:=IF(FIND(&quot;var layer_&quot;;[.A92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});</text:p>
          </table:table-cell>
          <table:table-cell table:formula="of:=IF(FIND(&quot;var layer_&quot;;[.A92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layer.bindPopup(content, { maxHeight: 400 });</text:p>
          </table:table-cell>
          <table:table-cell table:formula="of:=IF(FIND(&quot;var layer_&quot;;[.A92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</text:p>
          </table:table-cell>
          <table:table-cell table:formula="of:=IF(FIND(&quot;var layer_&quot;;[.A92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/>
          <table:table-cell table:formula="of:=IF(FIND(&quot;var layer_&quot;;[.A92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function style_PropertiesatRiskofFloodRisk30yearspercentile_9_0(feature) {</text:p>
          </table:table-cell>
          <table:table-cell table:formula="of:=IF(FIND(&quot;var layer_&quot;;[.A93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f (feature.properties['FLD_PFS'] &gt;= 0.000000 &amp;&amp; feature.properties['FLD_PFS'] &lt;= 0.750000 ) {</text:p>
          </table:table-cell>
          <table:table-cell table:formula="of:=IF(FIND(&quot;var layer_&quot;;[.A93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return {</text:p>
          </table:table-cell>
          <table:table-cell table:formula="of:=IF(FIND(&quot;var layer_&quot;;[.A93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ane: 'pane_PropertiesatRiskofFloodRisk30yearspercentile_9',</text:p>
          </table:table-cell>
          <table:table-cell table:formula="of:=IF(FIND(&quot;var layer_&quot;;[.A93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opacity: 1,</text:p>
          </table:table-cell>
          <table:table-cell table:formula="of:=IF(FIND(&quot;var layer_&quot;;[.A93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rgba(35,35,35,1.0)',</text:p>
          </table:table-cell>
          <table:table-cell table:formula="of:=IF(FIND(&quot;var layer_&quot;;[.A93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dashArray: '',</text:p>
          </table:table-cell>
          <table:table-cell table:formula="of:=IF(FIND(&quot;var layer_&quot;;[.A93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Cap: 'butt',</text:p>
          </table:table-cell>
          <table:table-cell table:formula="of:=IF(FIND(&quot;var layer_&quot;;[.A93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Join: 'miter',</text:p>
          </table:table-cell>
          <table:table-cell table:formula="of:=IF(FIND(&quot;var layer_&quot;;[.A93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weight: 1.0,</text:p>
          </table:table-cell>
          <table:table-cell table:formula="of:=IF(FIND(&quot;var layer_&quot;;[.A93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: true,</text:p>
          </table:table-cell>
          <table:table-cell table:formula="of:=IF(FIND(&quot;var layer_&quot;;[.A94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1,</text:p>
          </table:table-cell>
          <table:table-cell table:formula="of:=IF(FIND(&quot;var layer_&quot;;[.A94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Color: 'rgba(183,72,75,0.0)',</text:p>
          </table:table-cell>
          <table:table-cell table:formula="of:=IF(FIND(&quot;var layer_&quot;;[.A94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nteractive: true,</text:p>
          </table:table-cell>
          <table:table-cell table:formula="of:=IF(FIND(&quot;var layer_&quot;;[.A94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94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94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f (feature.properties['FLD_PFS'] &gt;= 0.750000 &amp;&amp; feature.properties['FLD_PFS'] &lt;= 0.900000 ) {</text:p>
          </table:table-cell>
          <table:table-cell table:formula="of:=IF(FIND(&quot;var layer_&quot;;[.A94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return {</text:p>
          </table:table-cell>
          <table:table-cell table:formula="of:=IF(FIND(&quot;var layer_&quot;;[.A94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ane: 'pane_PropertiesatRiskofFloodRisk30yearspercentile_9',</text:p>
          </table:table-cell>
          <table:table-cell table:formula="of:=IF(FIND(&quot;var layer_&quot;;[.A94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opacity: 1,</text:p>
          </table:table-cell>
          <table:table-cell table:formula="of:=IF(FIND(&quot;var layer_&quot;;[.A94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rgba(35,35,35,1.0)',</text:p>
          </table:table-cell>
          <table:table-cell table:formula="of:=IF(FIND(&quot;var layer_&quot;;[.A95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dashArray: '',</text:p>
          </table:table-cell>
          <table:table-cell table:formula="of:=IF(FIND(&quot;var layer_&quot;;[.A95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Cap: 'butt',</text:p>
          </table:table-cell>
          <table:table-cell table:formula="of:=IF(FIND(&quot;var layer_&quot;;[.A95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Join: 'miter',</text:p>
          </table:table-cell>
          <table:table-cell table:formula="of:=IF(FIND(&quot;var layer_&quot;;[.A95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weight: 1.0,</text:p>
          </table:table-cell>
          <table:table-cell table:formula="of:=IF(FIND(&quot;var layer_&quot;;[.A95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: true,</text:p>
          </table:table-cell>
          <table:table-cell table:formula="of:=IF(FIND(&quot;var layer_&quot;;[.A95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1,</text:p>
          </table:table-cell>
          <table:table-cell table:formula="of:=IF(FIND(&quot;var layer_&quot;;[.A95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Color: 'rgba(163,177,138,0.8)',</text:p>
          </table:table-cell>
          <table:table-cell table:formula="of:=IF(FIND(&quot;var layer_&quot;;[.A95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nteractive: true,</text:p>
          </table:table-cell>
          <table:table-cell table:formula="of:=IF(FIND(&quot;var layer_&quot;;[.A95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95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96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f (feature.properties['FLD_PFS'] &gt;= 0.900000 &amp;&amp; feature.properties['FLD_PFS'] &lt;= 0.980000 ) {</text:p>
          </table:table-cell>
          <table:table-cell table:formula="of:=IF(FIND(&quot;var layer_&quot;;[.A96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return {</text:p>
          </table:table-cell>
          <table:table-cell table:formula="of:=IF(FIND(&quot;var layer_&quot;;[.A96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ane: 'pane_PropertiesatRiskofFloodRisk30yearspercentile_9',</text:p>
          </table:table-cell>
          <table:table-cell table:formula="of:=IF(FIND(&quot;var layer_&quot;;[.A96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opacity: 1,</text:p>
          </table:table-cell>
          <table:table-cell table:formula="of:=IF(FIND(&quot;var layer_&quot;;[.A96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rgba(35,35,35,1.0)',</text:p>
          </table:table-cell>
          <table:table-cell table:formula="of:=IF(FIND(&quot;var layer_&quot;;[.A96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dashArray: '',</text:p>
          </table:table-cell>
          <table:table-cell table:formula="of:=IF(FIND(&quot;var layer_&quot;;[.A96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Cap: 'butt',</text:p>
          </table:table-cell>
          <table:table-cell table:formula="of:=IF(FIND(&quot;var layer_&quot;;[.A96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Join: 'miter',</text:p>
          </table:table-cell>
          <table:table-cell table:formula="of:=IF(FIND(&quot;var layer_&quot;;[.A96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weight: 1.0,</text:p>
          </table:table-cell>
          <table:table-cell table:formula="of:=IF(FIND(&quot;var layer_&quot;;[.A96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: true,</text:p>
          </table:table-cell>
          <table:table-cell table:formula="of:=IF(FIND(&quot;var layer_&quot;;[.A97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1,</text:p>
          </table:table-cell>
          <table:table-cell table:formula="of:=IF(FIND(&quot;var layer_&quot;;[.A97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Color: 'rgba(52,78,65,1.0)',</text:p>
          </table:table-cell>
          <table:table-cell table:formula="of:=IF(FIND(&quot;var layer_&quot;;[.A97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nteractive: true,</text:p>
          </table:table-cell>
          <table:table-cell table:formula="of:=IF(FIND(&quot;var layer_&quot;;[.A97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97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97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</text:p>
          </table:table-cell>
          <table:table-cell table:formula="of:=IF(FIND(&quot;var layer_&quot;;[.A97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createPane('pane_PropertiesatRiskofFloodRisk30yearspercentile_9');</text:p>
          </table:table-cell>
          <table:table-cell table:formula="of:=IF(FIND(&quot;var layer_&quot;;[.A97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getPane('pane_PropertiesatRiskofFloodRisk30yearspercentile_9').style.zIndex = 409;</text:p>
          </table:table-cell>
          <table:table-cell table:formula="of:=IF(FIND(&quot;var layer_&quot;;[.A97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getPane('pane_PropertiesatRiskofFloodRisk30yearspercentile_9').style['mix-blend-mode'] = 'normal';</text:p>
          </table:table-cell>
          <table:table-cell table:formula="of:=IF(FIND(&quot;var layer_&quot;;[.A979])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string" calcext:value-type="string">
            <text:p><text:s text:c="8"/>var layer_PropertiesatRiskofFloodRisk30yearspercentile_9 = new L.geoJson(json_PropertiesatRiskofFloodRisk30yearspercentile_9, {</text:p>
          </table:table-cell>
          <table:table-cell table:formula="of:=IF(FIND(&quot;var layer_&quot;;[.A980]))" office:value-type="boolean" office:boolean-value="true" calcext:value-type="boolean">
            <text:p>TRUE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attribution: '',</text:p>
          </table:table-cell>
          <table:table-cell table:formula="of:=IF(FIND(&quot;var layer_&quot;;[.A98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nteractive: true,</text:p>
          </table:table-cell>
          <table:table-cell table:formula="of:=IF(FIND(&quot;var layer_&quot;;[.A98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dataVar: 'json_PropertiesatRiskofFloodRisk30yearspercentile_9',</text:p>
          </table:table-cell>
          <table:table-cell table:formula="of:=IF(FIND(&quot;var layer_&quot;;[.A98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layerName: 'layer_PropertiesatRiskofFloodRisk30yearspercentile_9',</text:p>
          </table:table-cell>
          <table:table-cell table:formula="of:=IF(FIND(&quot;var layer_&quot;;[.A98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pane: 'pane_PropertiesatRiskofFloodRisk30yearspercentile_9',</text:p>
          </table:table-cell>
          <table:table-cell table:formula="of:=IF(FIND(&quot;var layer_&quot;;[.A98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onEachFeature: pop_PropertiesatRiskofFloodRisk30yearspercentile_9,</text:p>
          </table:table-cell>
          <table:table-cell table:formula="of:=IF(FIND(&quot;var layer_&quot;;[.A98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style: style_PropertiesatRiskofFloodRisk30yearspercentile_9_0,</text:p>
          </table:table-cell>
          <table:table-cell table:formula="of:=IF(FIND(&quot;var layer_&quot;;[.A98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);</text:p>
          </table:table-cell>
          <table:table-cell table:formula="of:=IF(FIND(&quot;var layer_&quot;;[.A98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bounds_group.addLayer(layer_PropertiesatRiskofFloodRisk30yearspercentile_9);</text:p>
          </table:table-cell>
          <table:table-cell table:formula="of:=IF(FIND(&quot;var layer_&quot;;[.A98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function pop_DOTTravelBarrierScorepercentile_10(feature, layer) {</text:p>
          </table:table-cell>
          <table:table-cell table:formula="of:=IF(FIND(&quot;var layer_&quot;;[.A99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layer.on({</text:p>
          </table:table-cell>
          <table:table-cell table:formula="of:=IF(FIND(&quot;var layer_&quot;;[.A99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mouseout: function(e) {</text:p>
          </table:table-cell>
          <table:table-cell table:formula="of:=IF(FIND(&quot;var layer_&quot;;[.A99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for (var i in e.target._eventParents) {</text:p>
          </table:table-cell>
          <table:table-cell table:formula="of:=IF(FIND(&quot;var layer_&quot;;[.A99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if (typeof e.target._eventParents[i].resetStyle === 'function') {</text:p>
          </table:table-cell>
          <table:table-cell table:formula="of:=IF(FIND(&quot;var layer_&quot;;[.A99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8"/>e.target._eventParents[i].resetStyle(e.target);</text:p>
          </table:table-cell>
          <table:table-cell table:formula="of:=IF(FIND(&quot;var layer_&quot;;[.A99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}</text:p>
          </table:table-cell>
          <table:table-cell table:formula="of:=IF(FIND(&quot;var layer_&quot;;[.A99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}</text:p>
          </table:table-cell>
          <table:table-cell table:formula="of:=IF(FIND(&quot;var layer_&quot;;[.A99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},</text:p>
          </table:table-cell>
          <table:table-cell table:formula="of:=IF(FIND(&quot;var layer_&quot;;[.A99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mouseover: highlightFeature,</text:p>
          </table:table-cell>
          <table:table-cell table:formula="of:=IF(FIND(&quot;var layer_&quot;;[.A99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);</text:p>
          </table:table-cell>
          <table:table-cell table:formula="of:=IF(FIND(&quot;var layer_&quot;;[.A100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var popupContent = '&lt;table&gt;\</text:p>
          </table:table-cell>
          <table:table-cell table:formula="of:=IF(FIND(&quot;var layer_&quot;;[.A100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100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DOT Travel Barriers Score (percentile)&lt;/th&gt;\</text:p>
          </table:table-cell>
          <table:table-cell table:formula="of:=IF(FIND(&quot;var layer_&quot;;[.A100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 class="visible-with-data" id="TD_PFS"&gt;' + (feature.properties['TD_PFS'] !== null ? autolinker.link(String(feature.properties['TD_PFS']).replace(/'/g, '\'').toLocaleString()) : '') + '&lt;/td&gt;\</text:p>
          </table:table-cell>
          <table:table-cell table:formula="of:=IF(FIND(&quot;var layer_&quot;;[.A100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100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&lt;/table&gt;';</text:p>
          </table:table-cell>
          <table:table-cell table:formula="of:=IF(FIND(&quot;var layer_&quot;;[.A100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var content = removeEmptyRowsFromPopupContent(popupContent, feature);</text:p>
          </table:table-cell>
          <table:table-cell table:formula="of:=IF(FIND(&quot;var layer_&quot;;[.A100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layer.on('popupopen', function(e) {</text:p>
          </table:table-cell>
          <table:table-cell table:formula="of:=IF(FIND(&quot;var layer_&quot;;[.A100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<text:tab/>addClassToPopupIfMedia(content, e.popup);</text:p>
          </table:table-cell>
          <table:table-cell table:formula="of:=IF(FIND(&quot;var layer_&quot;;[.A100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});</text:p>
          </table:table-cell>
          <table:table-cell table:formula="of:=IF(FIND(&quot;var layer_&quot;;[.A101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layer.bindPopup(content, { maxHeight: 400 });</text:p>
          </table:table-cell>
          <table:table-cell table:formula="of:=IF(FIND(&quot;var layer_&quot;;[.A101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</text:p>
          </table:table-cell>
          <table:table-cell table:formula="of:=IF(FIND(&quot;var layer_&quot;;[.A101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/>
          <table:table-cell table:formula="of:=IF(FIND(&quot;var layer_&quot;;[.A101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function style_DOTTravelBarrierScorepercentile_10_0(feature) {</text:p>
          </table:table-cell>
          <table:table-cell table:formula="of:=IF(FIND(&quot;var layer_&quot;;[.A101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f (feature.properties['TD_PFS'] &gt;= 0.000000 &amp;&amp; feature.properties['TD_PFS'] &lt;= 0.000000 ) {</text:p>
          </table:table-cell>
          <table:table-cell table:formula="of:=IF(FIND(&quot;var layer_&quot;;[.A101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return {</text:p>
          </table:table-cell>
          <table:table-cell table:formula="of:=IF(FIND(&quot;var layer_&quot;;[.A101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ane: 'pane_DOTTravelBarrierScorepercentile_10',</text:p>
          </table:table-cell>
          <table:table-cell table:formula="of:=IF(FIND(&quot;var layer_&quot;;[.A101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opacity: 1,</text:p>
          </table:table-cell>
          <table:table-cell table:formula="of:=IF(FIND(&quot;var layer_&quot;;[.A101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rgba(35,35,35,1.0)',</text:p>
          </table:table-cell>
          <table:table-cell table:formula="of:=IF(FIND(&quot;var layer_&quot;;[.A101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dashArray: '',</text:p>
          </table:table-cell>
          <table:table-cell table:formula="of:=IF(FIND(&quot;var layer_&quot;;[.A102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Cap: 'butt',</text:p>
          </table:table-cell>
          <table:table-cell table:formula="of:=IF(FIND(&quot;var layer_&quot;;[.A102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Join: 'miter',</text:p>
          </table:table-cell>
          <table:table-cell table:formula="of:=IF(FIND(&quot;var layer_&quot;;[.A102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weight: 1.0,</text:p>
          </table:table-cell>
          <table:table-cell table:formula="of:=IF(FIND(&quot;var layer_&quot;;[.A102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: true,</text:p>
          </table:table-cell>
          <table:table-cell table:formula="of:=IF(FIND(&quot;var layer_&quot;;[.A102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1,</text:p>
          </table:table-cell>
          <table:table-cell table:formula="of:=IF(FIND(&quot;var layer_&quot;;[.A102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Color: 'rgba(183,72,75,0.0)',</text:p>
          </table:table-cell>
          <table:table-cell table:formula="of:=IF(FIND(&quot;var layer_&quot;;[.A102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nteractive: true,</text:p>
          </table:table-cell>
          <table:table-cell table:formula="of:=IF(FIND(&quot;var layer_&quot;;[.A102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02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02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f (feature.properties['TD_PFS'] &gt;= 0.750000 &amp;&amp; feature.properties['TD_PFS'] &lt;= 0.900000 ) {</text:p>
          </table:table-cell>
          <table:table-cell table:formula="of:=IF(FIND(&quot;var layer_&quot;;[.A103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return {</text:p>
          </table:table-cell>
          <table:table-cell table:formula="of:=IF(FIND(&quot;var layer_&quot;;[.A103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ane: 'pane_DOTTravelBarrierScorepercentile_10',</text:p>
          </table:table-cell>
          <table:table-cell table:formula="of:=IF(FIND(&quot;var layer_&quot;;[.A103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opacity: 1,</text:p>
          </table:table-cell>
          <table:table-cell table:formula="of:=IF(FIND(&quot;var layer_&quot;;[.A103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rgba(35,35,35,1.0)',</text:p>
          </table:table-cell>
          <table:table-cell table:formula="of:=IF(FIND(&quot;var layer_&quot;;[.A103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dashArray: '',</text:p>
          </table:table-cell>
          <table:table-cell table:formula="of:=IF(FIND(&quot;var layer_&quot;;[.A103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Cap: 'butt',</text:p>
          </table:table-cell>
          <table:table-cell table:formula="of:=IF(FIND(&quot;var layer_&quot;;[.A103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Join: 'miter',</text:p>
          </table:table-cell>
          <table:table-cell table:formula="of:=IF(FIND(&quot;var layer_&quot;;[.A103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weight: 1.0,</text:p>
          </table:table-cell>
          <table:table-cell table:formula="of:=IF(FIND(&quot;var layer_&quot;;[.A103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: true,</text:p>
          </table:table-cell>
          <table:table-cell table:formula="of:=IF(FIND(&quot;var layer_&quot;;[.A103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1,</text:p>
          </table:table-cell>
          <table:table-cell table:formula="of:=IF(FIND(&quot;var layer_&quot;;[.A104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Color: 'rgba(224,170,255,0.8)',</text:p>
          </table:table-cell>
          <table:table-cell table:formula="of:=IF(FIND(&quot;var layer_&quot;;[.A104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nteractive: true,</text:p>
          </table:table-cell>
          <table:table-cell table:formula="of:=IF(FIND(&quot;var layer_&quot;;[.A104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04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04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f (feature.properties['TD_PFS'] &gt;= 0.900000 &amp;&amp; feature.properties['TD_PFS'] &lt;= 0.980000 ) {</text:p>
          </table:table-cell>
          <table:table-cell table:formula="of:=IF(FIND(&quot;var layer_&quot;;[.A104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return {</text:p>
          </table:table-cell>
          <table:table-cell table:formula="of:=IF(FIND(&quot;var layer_&quot;;[.A104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ane: 'pane_DOTTravelBarrierScorepercentile_10',</text:p>
          </table:table-cell>
          <table:table-cell table:formula="of:=IF(FIND(&quot;var layer_&quot;;[.A104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opacity: 1,</text:p>
          </table:table-cell>
          <table:table-cell table:formula="of:=IF(FIND(&quot;var layer_&quot;;[.A104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rgba(35,35,35,1.0)',</text:p>
          </table:table-cell>
          <table:table-cell table:formula="of:=IF(FIND(&quot;var layer_&quot;;[.A104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dashArray: '',</text:p>
          </table:table-cell>
          <table:table-cell table:formula="of:=IF(FIND(&quot;var layer_&quot;;[.A105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Cap: 'butt',</text:p>
          </table:table-cell>
          <table:table-cell table:formula="of:=IF(FIND(&quot;var layer_&quot;;[.A105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Join: 'miter',</text:p>
          </table:table-cell>
          <table:table-cell table:formula="of:=IF(FIND(&quot;var layer_&quot;;[.A105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weight: 1.0,</text:p>
          </table:table-cell>
          <table:table-cell table:formula="of:=IF(FIND(&quot;var layer_&quot;;[.A105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: true,</text:p>
          </table:table-cell>
          <table:table-cell table:formula="of:=IF(FIND(&quot;var layer_&quot;;[.A105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1,</text:p>
          </table:table-cell>
          <table:table-cell table:formula="of:=IF(FIND(&quot;var layer_&quot;;[.A105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Color: 'rgba(90,24,154,1.0)',</text:p>
          </table:table-cell>
          <table:table-cell table:formula="of:=IF(FIND(&quot;var layer_&quot;;[.A105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nteractive: true,</text:p>
          </table:table-cell>
          <table:table-cell table:formula="of:=IF(FIND(&quot;var layer_&quot;;[.A105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05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05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</text:p>
          </table:table-cell>
          <table:table-cell table:formula="of:=IF(FIND(&quot;var layer_&quot;;[.A106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createPane('pane_DOTTravelBarrierScorepercentile_10');</text:p>
          </table:table-cell>
          <table:table-cell table:formula="of:=IF(FIND(&quot;var layer_&quot;;[.A106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getPane('pane_DOTTravelBarrierScorepercentile_10').style.zIndex = 410;</text:p>
          </table:table-cell>
          <table:table-cell table:formula="of:=IF(FIND(&quot;var layer_&quot;;[.A106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getPane('pane_DOTTravelBarrierScorepercentile_10').style['mix-blend-mode'] = 'normal';</text:p>
          </table:table-cell>
          <table:table-cell table:formula="of:=IF(FIND(&quot;var layer_&quot;;[.A1063])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string" calcext:value-type="string">
            <text:p><text:s text:c="8"/>var layer_DOTTravelBarrierScorepercentile_10 = new L.geoJson(json_DOTTravelBarrierScorepercentile_10, {</text:p>
          </table:table-cell>
          <table:table-cell table:formula="of:=IF(FIND(&quot;var layer_&quot;;[.A1064]))" office:value-type="boolean" office:boolean-value="true" calcext:value-type="boolean">
            <text:p>TRUE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attribution: '',</text:p>
          </table:table-cell>
          <table:table-cell table:formula="of:=IF(FIND(&quot;var layer_&quot;;[.A106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nteractive: true,</text:p>
          </table:table-cell>
          <table:table-cell table:formula="of:=IF(FIND(&quot;var layer_&quot;;[.A106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dataVar: 'json_DOTTravelBarrierScorepercentile_10',</text:p>
          </table:table-cell>
          <table:table-cell table:formula="of:=IF(FIND(&quot;var layer_&quot;;[.A106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layerName: 'layer_DOTTravelBarrierScorepercentile_10',</text:p>
          </table:table-cell>
          <table:table-cell table:formula="of:=IF(FIND(&quot;var layer_&quot;;[.A106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pane: 'pane_DOTTravelBarrierScorepercentile_10',</text:p>
          </table:table-cell>
          <table:table-cell table:formula="of:=IF(FIND(&quot;var layer_&quot;;[.A106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onEachFeature: pop_DOTTravelBarrierScorepercentile_10,</text:p>
          </table:table-cell>
          <table:table-cell table:formula="of:=IF(FIND(&quot;var layer_&quot;;[.A107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style: style_DOTTravelBarrierScorepercentile_10_0,</text:p>
          </table:table-cell>
          <table:table-cell table:formula="of:=IF(FIND(&quot;var layer_&quot;;[.A107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);</text:p>
          </table:table-cell>
          <table:table-cell table:formula="of:=IF(FIND(&quot;var layer_&quot;;[.A107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bounds_group.addLayer(layer_DOTTravelBarrierScorepercentile_10);</text:p>
          </table:table-cell>
          <table:table-cell table:formula="of:=IF(FIND(&quot;var layer_&quot;;[.A107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function pop_ExpectedBuildingLossRatepercentile_11(feature, layer) {</text:p>
          </table:table-cell>
          <table:table-cell table:formula="of:=IF(FIND(&quot;var layer_&quot;;[.A107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layer.on({</text:p>
          </table:table-cell>
          <table:table-cell table:formula="of:=IF(FIND(&quot;var layer_&quot;;[.A107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mouseout: function(e) {</text:p>
          </table:table-cell>
          <table:table-cell table:formula="of:=IF(FIND(&quot;var layer_&quot;;[.A107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for (var i in e.target._eventParents) {</text:p>
          </table:table-cell>
          <table:table-cell table:formula="of:=IF(FIND(&quot;var layer_&quot;;[.A107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if (typeof e.target._eventParents[i].resetStyle === 'function') {</text:p>
          </table:table-cell>
          <table:table-cell table:formula="of:=IF(FIND(&quot;var layer_&quot;;[.A107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8"/>e.target._eventParents[i].resetStyle(e.target);</text:p>
          </table:table-cell>
          <table:table-cell table:formula="of:=IF(FIND(&quot;var layer_&quot;;[.A107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}</text:p>
          </table:table-cell>
          <table:table-cell table:formula="of:=IF(FIND(&quot;var layer_&quot;;[.A108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}</text:p>
          </table:table-cell>
          <table:table-cell table:formula="of:=IF(FIND(&quot;var layer_&quot;;[.A108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},</text:p>
          </table:table-cell>
          <table:table-cell table:formula="of:=IF(FIND(&quot;var layer_&quot;;[.A108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mouseover: highlightFeature,</text:p>
          </table:table-cell>
          <table:table-cell table:formula="of:=IF(FIND(&quot;var layer_&quot;;[.A108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);</text:p>
          </table:table-cell>
          <table:table-cell table:formula="of:=IF(FIND(&quot;var layer_&quot;;[.A108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var popupContent = '&lt;table&gt;\</text:p>
          </table:table-cell>
          <table:table-cell table:formula="of:=IF(FIND(&quot;var layer_&quot;;[.A108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108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Expected building loss rate (Natural Hazards Risk Index) (percentile)&lt;/th&gt;\</text:p>
          </table:table-cell>
          <table:table-cell table:formula="of:=IF(FIND(&quot;var layer_&quot;;[.A108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 class="visible-with-data" id="EBLR_PFS"&gt;' + (feature.properties['EBLR_PFS'] !== null ? autolinker.link(String(feature.properties['EBLR_PFS']).replace(/'/g, '\'').toLocaleString()) : '') + '&lt;/td&gt;\</text:p>
          </table:table-cell>
          <table:table-cell table:formula="of:=IF(FIND(&quot;var layer_&quot;;[.A108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108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&lt;/table&gt;';</text:p>
          </table:table-cell>
          <table:table-cell table:formula="of:=IF(FIND(&quot;var layer_&quot;;[.A109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var content = removeEmptyRowsFromPopupContent(popupContent, feature);</text:p>
          </table:table-cell>
          <table:table-cell table:formula="of:=IF(FIND(&quot;var layer_&quot;;[.A109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layer.on('popupopen', function(e) {</text:p>
          </table:table-cell>
          <table:table-cell table:formula="of:=IF(FIND(&quot;var layer_&quot;;[.A109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<text:tab/>addClassToPopupIfMedia(content, e.popup);</text:p>
          </table:table-cell>
          <table:table-cell table:formula="of:=IF(FIND(&quot;var layer_&quot;;[.A109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});</text:p>
          </table:table-cell>
          <table:table-cell table:formula="of:=IF(FIND(&quot;var layer_&quot;;[.A109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layer.bindPopup(content, { maxHeight: 400 });</text:p>
          </table:table-cell>
          <table:table-cell table:formula="of:=IF(FIND(&quot;var layer_&quot;;[.A109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</text:p>
          </table:table-cell>
          <table:table-cell table:formula="of:=IF(FIND(&quot;var layer_&quot;;[.A109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/>
          <table:table-cell table:formula="of:=IF(FIND(&quot;var layer_&quot;;[.A109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function style_ExpectedBuildingLossRatepercentile_11_0(feature) {</text:p>
          </table:table-cell>
          <table:table-cell table:formula="of:=IF(FIND(&quot;var layer_&quot;;[.A109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f (feature.properties['EBLR_PFS'] &gt;= 0.000000 &amp;&amp; feature.properties['EBLR_PFS'] &lt;= 0.000000 ) {</text:p>
          </table:table-cell>
          <table:table-cell table:formula="of:=IF(FIND(&quot;var layer_&quot;;[.A109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return {</text:p>
          </table:table-cell>
          <table:table-cell table:formula="of:=IF(FIND(&quot;var layer_&quot;;[.A110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ane: 'pane_ExpectedBuildingLossRatepercentile_11',</text:p>
          </table:table-cell>
          <table:table-cell table:formula="of:=IF(FIND(&quot;var layer_&quot;;[.A110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opacity: 1,</text:p>
          </table:table-cell>
          <table:table-cell table:formula="of:=IF(FIND(&quot;var layer_&quot;;[.A110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rgba(35,35,35,1.0)',</text:p>
          </table:table-cell>
          <table:table-cell table:formula="of:=IF(FIND(&quot;var layer_&quot;;[.A110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dashArray: '',</text:p>
          </table:table-cell>
          <table:table-cell table:formula="of:=IF(FIND(&quot;var layer_&quot;;[.A110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Cap: 'butt',</text:p>
          </table:table-cell>
          <table:table-cell table:formula="of:=IF(FIND(&quot;var layer_&quot;;[.A110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Join: 'miter',</text:p>
          </table:table-cell>
          <table:table-cell table:formula="of:=IF(FIND(&quot;var layer_&quot;;[.A110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weight: 1.0,</text:p>
          </table:table-cell>
          <table:table-cell table:formula="of:=IF(FIND(&quot;var layer_&quot;;[.A110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: true,</text:p>
          </table:table-cell>
          <table:table-cell table:formula="of:=IF(FIND(&quot;var layer_&quot;;[.A110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1,</text:p>
          </table:table-cell>
          <table:table-cell table:formula="of:=IF(FIND(&quot;var layer_&quot;;[.A110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Color: 'rgba(183,72,75,0.0)',</text:p>
          </table:table-cell>
          <table:table-cell table:formula="of:=IF(FIND(&quot;var layer_&quot;;[.A111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nteractive: true,</text:p>
          </table:table-cell>
          <table:table-cell table:formula="of:=IF(FIND(&quot;var layer_&quot;;[.A111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11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11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f (feature.properties['EBLR_PFS'] &gt;= 0.750000 &amp;&amp; feature.properties['EBLR_PFS'] &lt;= 0.900000 ) {</text:p>
          </table:table-cell>
          <table:table-cell table:formula="of:=IF(FIND(&quot;var layer_&quot;;[.A111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return {</text:p>
          </table:table-cell>
          <table:table-cell table:formula="of:=IF(FIND(&quot;var layer_&quot;;[.A111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ane: 'pane_ExpectedBuildingLossRatepercentile_11',</text:p>
          </table:table-cell>
          <table:table-cell table:formula="of:=IF(FIND(&quot;var layer_&quot;;[.A111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opacity: 1,</text:p>
          </table:table-cell>
          <table:table-cell table:formula="of:=IF(FIND(&quot;var layer_&quot;;[.A111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rgba(35,35,35,1.0)',</text:p>
          </table:table-cell>
          <table:table-cell table:formula="of:=IF(FIND(&quot;var layer_&quot;;[.A111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dashArray: '',</text:p>
          </table:table-cell>
          <table:table-cell table:formula="of:=IF(FIND(&quot;var layer_&quot;;[.A111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Cap: 'butt',</text:p>
          </table:table-cell>
          <table:table-cell table:formula="of:=IF(FIND(&quot;var layer_&quot;;[.A112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Join: 'miter',</text:p>
          </table:table-cell>
          <table:table-cell table:formula="of:=IF(FIND(&quot;var layer_&quot;;[.A112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weight: 1.0,</text:p>
          </table:table-cell>
          <table:table-cell table:formula="of:=IF(FIND(&quot;var layer_&quot;;[.A112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: true,</text:p>
          </table:table-cell>
          <table:table-cell table:formula="of:=IF(FIND(&quot;var layer_&quot;;[.A112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1,</text:p>
          </table:table-cell>
          <table:table-cell table:formula="of:=IF(FIND(&quot;var layer_&quot;;[.A112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Color: 'rgba(217,237,146,0.8)',</text:p>
          </table:table-cell>
          <table:table-cell table:formula="of:=IF(FIND(&quot;var layer_&quot;;[.A112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nteractive: true,</text:p>
          </table:table-cell>
          <table:table-cell table:formula="of:=IF(FIND(&quot;var layer_&quot;;[.A112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12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12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f (feature.properties['EBLR_PFS'] &gt;= 0.900000 &amp;&amp; feature.properties['EBLR_PFS'] &lt;= 0.990000 ) {</text:p>
          </table:table-cell>
          <table:table-cell table:formula="of:=IF(FIND(&quot;var layer_&quot;;[.A112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return {</text:p>
          </table:table-cell>
          <table:table-cell table:formula="of:=IF(FIND(&quot;var layer_&quot;;[.A113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ane: 'pane_ExpectedBuildingLossRatepercentile_11',</text:p>
          </table:table-cell>
          <table:table-cell table:formula="of:=IF(FIND(&quot;var layer_&quot;;[.A113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opacity: 1,</text:p>
          </table:table-cell>
          <table:table-cell table:formula="of:=IF(FIND(&quot;var layer_&quot;;[.A113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rgba(35,35,35,1.0)',</text:p>
          </table:table-cell>
          <table:table-cell table:formula="of:=IF(FIND(&quot;var layer_&quot;;[.A113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dashArray: '',</text:p>
          </table:table-cell>
          <table:table-cell table:formula="of:=IF(FIND(&quot;var layer_&quot;;[.A113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Cap: 'butt',</text:p>
          </table:table-cell>
          <table:table-cell table:formula="of:=IF(FIND(&quot;var layer_&quot;;[.A113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Join: 'miter',</text:p>
          </table:table-cell>
          <table:table-cell table:formula="of:=IF(FIND(&quot;var layer_&quot;;[.A113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weight: 1.0,</text:p>
          </table:table-cell>
          <table:table-cell table:formula="of:=IF(FIND(&quot;var layer_&quot;;[.A113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: true,</text:p>
          </table:table-cell>
          <table:table-cell table:formula="of:=IF(FIND(&quot;var layer_&quot;;[.A113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1,</text:p>
          </table:table-cell>
          <table:table-cell table:formula="of:=IF(FIND(&quot;var layer_&quot;;[.A113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Color: 'rgba(118,200,147,1.0)',</text:p>
          </table:table-cell>
          <table:table-cell table:formula="of:=IF(FIND(&quot;var layer_&quot;;[.A114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nteractive: true,</text:p>
          </table:table-cell>
          <table:table-cell table:formula="of:=IF(FIND(&quot;var layer_&quot;;[.A114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14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14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</text:p>
          </table:table-cell>
          <table:table-cell table:formula="of:=IF(FIND(&quot;var layer_&quot;;[.A114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createPane('pane_ExpectedBuildingLossRatepercentile_11');</text:p>
          </table:table-cell>
          <table:table-cell table:formula="of:=IF(FIND(&quot;var layer_&quot;;[.A114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getPane('pane_ExpectedBuildingLossRatepercentile_11').style.zIndex = 411;</text:p>
          </table:table-cell>
          <table:table-cell table:formula="of:=IF(FIND(&quot;var layer_&quot;;[.A114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getPane('pane_ExpectedBuildingLossRatepercentile_11').style['mix-blend-mode'] = 'normal';</text:p>
          </table:table-cell>
          <table:table-cell table:formula="of:=IF(FIND(&quot;var layer_&quot;;[.A1147])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string" calcext:value-type="string">
            <text:p><text:s text:c="8"/>var layer_ExpectedBuildingLossRatepercentile_11 = new L.geoJson(json_ExpectedBuildingLossRatepercentile_11, {</text:p>
          </table:table-cell>
          <table:table-cell table:formula="of:=IF(FIND(&quot;var layer_&quot;;[.A1148]))" office:value-type="boolean" office:boolean-value="true" calcext:value-type="boolean">
            <text:p>TRUE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attribution: '',</text:p>
          </table:table-cell>
          <table:table-cell table:formula="of:=IF(FIND(&quot;var layer_&quot;;[.A114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nteractive: true,</text:p>
          </table:table-cell>
          <table:table-cell table:formula="of:=IF(FIND(&quot;var layer_&quot;;[.A115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dataVar: 'json_ExpectedBuildingLossRatepercentile_11',</text:p>
          </table:table-cell>
          <table:table-cell table:formula="of:=IF(FIND(&quot;var layer_&quot;;[.A115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layerName: 'layer_ExpectedBuildingLossRatepercentile_11',</text:p>
          </table:table-cell>
          <table:table-cell table:formula="of:=IF(FIND(&quot;var layer_&quot;;[.A115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pane: 'pane_ExpectedBuildingLossRatepercentile_11',</text:p>
          </table:table-cell>
          <table:table-cell table:formula="of:=IF(FIND(&quot;var layer_&quot;;[.A115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onEachFeature: pop_ExpectedBuildingLossRatepercentile_11,</text:p>
          </table:table-cell>
          <table:table-cell table:formula="of:=IF(FIND(&quot;var layer_&quot;;[.A115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style: style_ExpectedBuildingLossRatepercentile_11_0,</text:p>
          </table:table-cell>
          <table:table-cell table:formula="of:=IF(FIND(&quot;var layer_&quot;;[.A115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);</text:p>
          </table:table-cell>
          <table:table-cell table:formula="of:=IF(FIND(&quot;var layer_&quot;;[.A115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bounds_group.addLayer(layer_ExpectedBuildingLossRatepercentile_11);</text:p>
          </table:table-cell>
          <table:table-cell table:formula="of:=IF(FIND(&quot;var layer_&quot;;[.A115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function pop_AgriculturalLossRatepercentile_12(feature, layer) {</text:p>
          </table:table-cell>
          <table:table-cell table:formula="of:=IF(FIND(&quot;var layer_&quot;;[.A115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layer.on({</text:p>
          </table:table-cell>
          <table:table-cell table:formula="of:=IF(FIND(&quot;var layer_&quot;;[.A115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mouseout: function(e) {</text:p>
          </table:table-cell>
          <table:table-cell table:formula="of:=IF(FIND(&quot;var layer_&quot;;[.A116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for (var i in e.target._eventParents) {</text:p>
          </table:table-cell>
          <table:table-cell table:formula="of:=IF(FIND(&quot;var layer_&quot;;[.A116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if (typeof e.target._eventParents[i].resetStyle === 'function') {</text:p>
          </table:table-cell>
          <table:table-cell table:formula="of:=IF(FIND(&quot;var layer_&quot;;[.A116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8"/>e.target._eventParents[i].resetStyle(e.target);</text:p>
          </table:table-cell>
          <table:table-cell table:formula="of:=IF(FIND(&quot;var layer_&quot;;[.A116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}</text:p>
          </table:table-cell>
          <table:table-cell table:formula="of:=IF(FIND(&quot;var layer_&quot;;[.A116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}</text:p>
          </table:table-cell>
          <table:table-cell table:formula="of:=IF(FIND(&quot;var layer_&quot;;[.A116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},</text:p>
          </table:table-cell>
          <table:table-cell table:formula="of:=IF(FIND(&quot;var layer_&quot;;[.A116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mouseover: highlightFeature,</text:p>
          </table:table-cell>
          <table:table-cell table:formula="of:=IF(FIND(&quot;var layer_&quot;;[.A116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);</text:p>
          </table:table-cell>
          <table:table-cell table:formula="of:=IF(FIND(&quot;var layer_&quot;;[.A116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var popupContent = '&lt;table&gt;\</text:p>
          </table:table-cell>
          <table:table-cell table:formula="of:=IF(FIND(&quot;var layer_&quot;;[.A116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117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Expected agricultural loss rate (Natural Hazards Risk Index) (percentile)&lt;/th&gt;\</text:p>
          </table:table-cell>
          <table:table-cell table:formula="of:=IF(FIND(&quot;var layer_&quot;;[.A117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 class="visible-with-data" id="EALR_PFS"&gt;' + (feature.properties['EALR_PFS'] !== null ? autolinker.link(String(feature.properties['EALR_PFS']).replace(/'/g, '\'').toLocaleString()) : '') + '&lt;/td&gt;\</text:p>
          </table:table-cell>
          <table:table-cell table:formula="of:=IF(FIND(&quot;var layer_&quot;;[.A117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117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&lt;/table&gt;';</text:p>
          </table:table-cell>
          <table:table-cell table:formula="of:=IF(FIND(&quot;var layer_&quot;;[.A117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var content = removeEmptyRowsFromPopupContent(popupContent, feature);</text:p>
          </table:table-cell>
          <table:table-cell table:formula="of:=IF(FIND(&quot;var layer_&quot;;[.A117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layer.on('popupopen', function(e) {</text:p>
          </table:table-cell>
          <table:table-cell table:formula="of:=IF(FIND(&quot;var layer_&quot;;[.A117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<text:tab/>addClassToPopupIfMedia(content, e.popup);</text:p>
          </table:table-cell>
          <table:table-cell table:formula="of:=IF(FIND(&quot;var layer_&quot;;[.A117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});</text:p>
          </table:table-cell>
          <table:table-cell table:formula="of:=IF(FIND(&quot;var layer_&quot;;[.A117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layer.bindPopup(content, { maxHeight: 400 });</text:p>
          </table:table-cell>
          <table:table-cell table:formula="of:=IF(FIND(&quot;var layer_&quot;;[.A117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</text:p>
          </table:table-cell>
          <table:table-cell table:formula="of:=IF(FIND(&quot;var layer_&quot;;[.A118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/>
          <table:table-cell table:formula="of:=IF(FIND(&quot;var layer_&quot;;[.A118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function style_AgriculturalLossRatepercentile_12_0(feature) {</text:p>
          </table:table-cell>
          <table:table-cell table:formula="of:=IF(FIND(&quot;var layer_&quot;;[.A118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f (feature.properties['EALR_PFS'] &gt;= 0.000000 &amp;&amp; feature.properties['EALR_PFS'] &lt;= 0.000000 ) {</text:p>
          </table:table-cell>
          <table:table-cell table:formula="of:=IF(FIND(&quot;var layer_&quot;;[.A118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return {</text:p>
          </table:table-cell>
          <table:table-cell table:formula="of:=IF(FIND(&quot;var layer_&quot;;[.A118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ane: 'pane_AgriculturalLossRatepercentile_12',</text:p>
          </table:table-cell>
          <table:table-cell table:formula="of:=IF(FIND(&quot;var layer_&quot;;[.A118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opacity: 1,</text:p>
          </table:table-cell>
          <table:table-cell table:formula="of:=IF(FIND(&quot;var layer_&quot;;[.A118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rgba(35,35,35,1.0)',</text:p>
          </table:table-cell>
          <table:table-cell table:formula="of:=IF(FIND(&quot;var layer_&quot;;[.A118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dashArray: '',</text:p>
          </table:table-cell>
          <table:table-cell table:formula="of:=IF(FIND(&quot;var layer_&quot;;[.A118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Cap: 'butt',</text:p>
          </table:table-cell>
          <table:table-cell table:formula="of:=IF(FIND(&quot;var layer_&quot;;[.A118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Join: 'miter',</text:p>
          </table:table-cell>
          <table:table-cell table:formula="of:=IF(FIND(&quot;var layer_&quot;;[.A119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weight: 1.0,</text:p>
          </table:table-cell>
          <table:table-cell table:formula="of:=IF(FIND(&quot;var layer_&quot;;[.A119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: true,</text:p>
          </table:table-cell>
          <table:table-cell table:formula="of:=IF(FIND(&quot;var layer_&quot;;[.A119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1,</text:p>
          </table:table-cell>
          <table:table-cell table:formula="of:=IF(FIND(&quot;var layer_&quot;;[.A119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Color: 'rgba(183,72,75,0.0)',</text:p>
          </table:table-cell>
          <table:table-cell table:formula="of:=IF(FIND(&quot;var layer_&quot;;[.A119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nteractive: true,</text:p>
          </table:table-cell>
          <table:table-cell table:formula="of:=IF(FIND(&quot;var layer_&quot;;[.A119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19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19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f (feature.properties['EALR_PFS'] &gt;= 0.750000 &amp;&amp; feature.properties['EALR_PFS'] &lt;= 0.900000 ) {</text:p>
          </table:table-cell>
          <table:table-cell table:formula="of:=IF(FIND(&quot;var layer_&quot;;[.A119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return {</text:p>
          </table:table-cell>
          <table:table-cell table:formula="of:=IF(FIND(&quot;var layer_&quot;;[.A119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ane: 'pane_AgriculturalLossRatepercentile_12',</text:p>
          </table:table-cell>
          <table:table-cell table:formula="of:=IF(FIND(&quot;var layer_&quot;;[.A120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opacity: 1,</text:p>
          </table:table-cell>
          <table:table-cell table:formula="of:=IF(FIND(&quot;var layer_&quot;;[.A120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rgba(35,35,35,1.0)',</text:p>
          </table:table-cell>
          <table:table-cell table:formula="of:=IF(FIND(&quot;var layer_&quot;;[.A120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dashArray: '',</text:p>
          </table:table-cell>
          <table:table-cell table:formula="of:=IF(FIND(&quot;var layer_&quot;;[.A120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Cap: 'butt',</text:p>
          </table:table-cell>
          <table:table-cell table:formula="of:=IF(FIND(&quot;var layer_&quot;;[.A120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Join: 'miter',</text:p>
          </table:table-cell>
          <table:table-cell table:formula="of:=IF(FIND(&quot;var layer_&quot;;[.A120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weight: 1.0,</text:p>
          </table:table-cell>
          <table:table-cell table:formula="of:=IF(FIND(&quot;var layer_&quot;;[.A120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: true,</text:p>
          </table:table-cell>
          <table:table-cell table:formula="of:=IF(FIND(&quot;var layer_&quot;;[.A120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1,</text:p>
          </table:table-cell>
          <table:table-cell table:formula="of:=IF(FIND(&quot;var layer_&quot;;[.A120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Color: 'rgba(244,166,172,0.8)',</text:p>
          </table:table-cell>
          <table:table-cell table:formula="of:=IF(FIND(&quot;var layer_&quot;;[.A120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nteractive: true,</text:p>
          </table:table-cell>
          <table:table-cell table:formula="of:=IF(FIND(&quot;var layer_&quot;;[.A121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21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21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f (feature.properties['EALR_PFS'] &gt;= 0.900000 &amp;&amp; feature.properties['EALR_PFS'] &lt;= 0.990000 ) {</text:p>
          </table:table-cell>
          <table:table-cell table:formula="of:=IF(FIND(&quot;var layer_&quot;;[.A121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return {</text:p>
          </table:table-cell>
          <table:table-cell table:formula="of:=IF(FIND(&quot;var layer_&quot;;[.A121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ane: 'pane_AgriculturalLossRatepercentile_12',</text:p>
          </table:table-cell>
          <table:table-cell table:formula="of:=IF(FIND(&quot;var layer_&quot;;[.A121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opacity: 1,</text:p>
          </table:table-cell>
          <table:table-cell table:formula="of:=IF(FIND(&quot;var layer_&quot;;[.A121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rgba(35,35,35,1.0)',</text:p>
          </table:table-cell>
          <table:table-cell table:formula="of:=IF(FIND(&quot;var layer_&quot;;[.A121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dashArray: '',</text:p>
          </table:table-cell>
          <table:table-cell table:formula="of:=IF(FIND(&quot;var layer_&quot;;[.A121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Cap: 'butt',</text:p>
          </table:table-cell>
          <table:table-cell table:formula="of:=IF(FIND(&quot;var layer_&quot;;[.A121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Join: 'miter',</text:p>
          </table:table-cell>
          <table:table-cell table:formula="of:=IF(FIND(&quot;var layer_&quot;;[.A122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weight: 1.0,</text:p>
          </table:table-cell>
          <table:table-cell table:formula="of:=IF(FIND(&quot;var layer_&quot;;[.A122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: true,</text:p>
          </table:table-cell>
          <table:table-cell table:formula="of:=IF(FIND(&quot;var layer_&quot;;[.A122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1,</text:p>
          </table:table-cell>
          <table:table-cell table:formula="of:=IF(FIND(&quot;var layer_&quot;;[.A122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Color: 'rgba(230,57,70,1.0)',</text:p>
          </table:table-cell>
          <table:table-cell table:formula="of:=IF(FIND(&quot;var layer_&quot;;[.A122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nteractive: true,</text:p>
          </table:table-cell>
          <table:table-cell table:formula="of:=IF(FIND(&quot;var layer_&quot;;[.A122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22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22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</text:p>
          </table:table-cell>
          <table:table-cell table:formula="of:=IF(FIND(&quot;var layer_&quot;;[.A122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createPane('pane_AgriculturalLossRatepercentile_12');</text:p>
          </table:table-cell>
          <table:table-cell table:formula="of:=IF(FIND(&quot;var layer_&quot;;[.A122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getPane('pane_AgriculturalLossRatepercentile_12').style.zIndex = 412;</text:p>
          </table:table-cell>
          <table:table-cell table:formula="of:=IF(FIND(&quot;var layer_&quot;;[.A123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getPane('pane_AgriculturalLossRatepercentile_12').style['mix-blend-mode'] = 'normal';</text:p>
          </table:table-cell>
          <table:table-cell table:formula="of:=IF(FIND(&quot;var layer_&quot;;[.A1231])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string" calcext:value-type="string">
            <text:p><text:s text:c="8"/>var layer_AgriculturalLossRatepercentile_12 = new L.geoJson(json_AgriculturalLossRatepercentile_12, {</text:p>
          </table:table-cell>
          <table:table-cell table:formula="of:=IF(FIND(&quot;var layer_&quot;;[.A1232]))" office:value-type="boolean" office:boolean-value="true" calcext:value-type="boolean">
            <text:p>TRUE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attribution: '',</text:p>
          </table:table-cell>
          <table:table-cell table:formula="of:=IF(FIND(&quot;var layer_&quot;;[.A123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nteractive: true,</text:p>
          </table:table-cell>
          <table:table-cell table:formula="of:=IF(FIND(&quot;var layer_&quot;;[.A123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dataVar: 'json_AgriculturalLossRatepercentile_12',</text:p>
          </table:table-cell>
          <table:table-cell table:formula="of:=IF(FIND(&quot;var layer_&quot;;[.A123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layerName: 'layer_AgriculturalLossRatepercentile_12',</text:p>
          </table:table-cell>
          <table:table-cell table:formula="of:=IF(FIND(&quot;var layer_&quot;;[.A123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pane: 'pane_AgriculturalLossRatepercentile_12',</text:p>
          </table:table-cell>
          <table:table-cell table:formula="of:=IF(FIND(&quot;var layer_&quot;;[.A123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onEachFeature: pop_AgriculturalLossRatepercentile_12,</text:p>
          </table:table-cell>
          <table:table-cell table:formula="of:=IF(FIND(&quot;var layer_&quot;;[.A123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style: style_AgriculturalLossRatepercentile_12_0,</text:p>
          </table:table-cell>
          <table:table-cell table:formula="of:=IF(FIND(&quot;var layer_&quot;;[.A123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);</text:p>
          </table:table-cell>
          <table:table-cell table:formula="of:=IF(FIND(&quot;var layer_&quot;;[.A124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bounds_group.addLayer(layer_AgriculturalLossRatepercentile_12);</text:p>
          </table:table-cell>
          <table:table-cell table:formula="of:=IF(FIND(&quot;var layer_&quot;;[.A124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function pop_PercentUnemployment_13(feature, layer) {</text:p>
          </table:table-cell>
          <table:table-cell table:formula="of:=IF(FIND(&quot;var layer_&quot;;[.A124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layer.on({</text:p>
          </table:table-cell>
          <table:table-cell table:formula="of:=IF(FIND(&quot;var layer_&quot;;[.A124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mouseout: function(e) {</text:p>
          </table:table-cell>
          <table:table-cell table:formula="of:=IF(FIND(&quot;var layer_&quot;;[.A124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for (var i in e.target._eventParents) {</text:p>
          </table:table-cell>
          <table:table-cell table:formula="of:=IF(FIND(&quot;var layer_&quot;;[.A124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if (typeof e.target._eventParents[i].resetStyle === 'function') {</text:p>
          </table:table-cell>
          <table:table-cell table:formula="of:=IF(FIND(&quot;var layer_&quot;;[.A124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8"/>e.target._eventParents[i].resetStyle(e.target);</text:p>
          </table:table-cell>
          <table:table-cell table:formula="of:=IF(FIND(&quot;var layer_&quot;;[.A124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}</text:p>
          </table:table-cell>
          <table:table-cell table:formula="of:=IF(FIND(&quot;var layer_&quot;;[.A124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}</text:p>
          </table:table-cell>
          <table:table-cell table:formula="of:=IF(FIND(&quot;var layer_&quot;;[.A124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},</text:p>
          </table:table-cell>
          <table:table-cell table:formula="of:=IF(FIND(&quot;var layer_&quot;;[.A125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mouseover: highlightFeature,</text:p>
          </table:table-cell>
          <table:table-cell table:formula="of:=IF(FIND(&quot;var layer_&quot;;[.A125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);</text:p>
          </table:table-cell>
          <table:table-cell table:formula="of:=IF(FIND(&quot;var layer_&quot;;[.A125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var popupContent = '&lt;table&gt;\</text:p>
          </table:table-cell>
          <table:table-cell table:formula="of:=IF(FIND(&quot;var layer_&quot;;[.A125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125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Unemployment (percent) (percentile)&lt;/th&gt;\</text:p>
          </table:table-cell>
          <table:table-cell table:formula="of:=IF(FIND(&quot;var layer_&quot;;[.A125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 class="visible-with-data" id="UF_PFS"&gt;' + (feature.properties['UF_PFS'] !== null ? autolinker.link(String(feature.properties['UF_PFS']).replace(/'/g, '\'').toLocaleString()) : '') + '&lt;/td&gt;\</text:p>
          </table:table-cell>
          <table:table-cell table:formula="of:=IF(FIND(&quot;var layer_&quot;;[.A125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125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&lt;/table&gt;';</text:p>
          </table:table-cell>
          <table:table-cell table:formula="of:=IF(FIND(&quot;var layer_&quot;;[.A125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var content = removeEmptyRowsFromPopupContent(popupContent, feature);</text:p>
          </table:table-cell>
          <table:table-cell table:formula="of:=IF(FIND(&quot;var layer_&quot;;[.A125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layer.on('popupopen', function(e) {</text:p>
          </table:table-cell>
          <table:table-cell table:formula="of:=IF(FIND(&quot;var layer_&quot;;[.A126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<text:tab/>addClassToPopupIfMedia(content, e.popup);</text:p>
          </table:table-cell>
          <table:table-cell table:formula="of:=IF(FIND(&quot;var layer_&quot;;[.A126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});</text:p>
          </table:table-cell>
          <table:table-cell table:formula="of:=IF(FIND(&quot;var layer_&quot;;[.A126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layer.bindPopup(content, { maxHeight: 400 });</text:p>
          </table:table-cell>
          <table:table-cell table:formula="of:=IF(FIND(&quot;var layer_&quot;;[.A126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</text:p>
          </table:table-cell>
          <table:table-cell table:formula="of:=IF(FIND(&quot;var layer_&quot;;[.A126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/>
          <table:table-cell table:formula="of:=IF(FIND(&quot;var layer_&quot;;[.A126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function style_PercentUnemployment_13_0(feature) {</text:p>
          </table:table-cell>
          <table:table-cell table:formula="of:=IF(FIND(&quot;var layer_&quot;;[.A126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f (feature.properties['UF_PFS'] &gt;= 0.000000 &amp;&amp; feature.properties['UF_PFS'] &lt;= 0.750000 ) {</text:p>
          </table:table-cell>
          <table:table-cell table:formula="of:=IF(FIND(&quot;var layer_&quot;;[.A126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return {</text:p>
          </table:table-cell>
          <table:table-cell table:formula="of:=IF(FIND(&quot;var layer_&quot;;[.A126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ane: 'pane_PercentUnemployment_13',</text:p>
          </table:table-cell>
          <table:table-cell table:formula="of:=IF(FIND(&quot;var layer_&quot;;[.A126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opacity: 1,</text:p>
          </table:table-cell>
          <table:table-cell table:formula="of:=IF(FIND(&quot;var layer_&quot;;[.A127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rgba(35,35,35,1.0)',</text:p>
          </table:table-cell>
          <table:table-cell table:formula="of:=IF(FIND(&quot;var layer_&quot;;[.A127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dashArray: '',</text:p>
          </table:table-cell>
          <table:table-cell table:formula="of:=IF(FIND(&quot;var layer_&quot;;[.A127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Cap: 'butt',</text:p>
          </table:table-cell>
          <table:table-cell table:formula="of:=IF(FIND(&quot;var layer_&quot;;[.A127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Join: 'miter',</text:p>
          </table:table-cell>
          <table:table-cell table:formula="of:=IF(FIND(&quot;var layer_&quot;;[.A127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weight: 1.0,</text:p>
          </table:table-cell>
          <table:table-cell table:formula="of:=IF(FIND(&quot;var layer_&quot;;[.A127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: true,</text:p>
          </table:table-cell>
          <table:table-cell table:formula="of:=IF(FIND(&quot;var layer_&quot;;[.A127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1,</text:p>
          </table:table-cell>
          <table:table-cell table:formula="of:=IF(FIND(&quot;var layer_&quot;;[.A127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Color: 'rgba(183,72,75,0.0)',</text:p>
          </table:table-cell>
          <table:table-cell table:formula="of:=IF(FIND(&quot;var layer_&quot;;[.A127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nteractive: true,</text:p>
          </table:table-cell>
          <table:table-cell table:formula="of:=IF(FIND(&quot;var layer_&quot;;[.A127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28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28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f (feature.properties['UF_PFS'] &gt;= 0.750000 &amp;&amp; feature.properties['UF_PFS'] &lt;= 0.900000 ) {</text:p>
          </table:table-cell>
          <table:table-cell table:formula="of:=IF(FIND(&quot;var layer_&quot;;[.A128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return {</text:p>
          </table:table-cell>
          <table:table-cell table:formula="of:=IF(FIND(&quot;var layer_&quot;;[.A128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ane: 'pane_PercentUnemployment_13',</text:p>
          </table:table-cell>
          <table:table-cell table:formula="of:=IF(FIND(&quot;var layer_&quot;;[.A128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opacity: 1,</text:p>
          </table:table-cell>
          <table:table-cell table:formula="of:=IF(FIND(&quot;var layer_&quot;;[.A128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rgba(35,35,35,1.0)',</text:p>
          </table:table-cell>
          <table:table-cell table:formula="of:=IF(FIND(&quot;var layer_&quot;;[.A128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dashArray: '',</text:p>
          </table:table-cell>
          <table:table-cell table:formula="of:=IF(FIND(&quot;var layer_&quot;;[.A128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Cap: 'butt',</text:p>
          </table:table-cell>
          <table:table-cell table:formula="of:=IF(FIND(&quot;var layer_&quot;;[.A128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Join: 'miter',</text:p>
          </table:table-cell>
          <table:table-cell table:formula="of:=IF(FIND(&quot;var layer_&quot;;[.A128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weight: 1.0,</text:p>
          </table:table-cell>
          <table:table-cell table:formula="of:=IF(FIND(&quot;var layer_&quot;;[.A129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: true,</text:p>
          </table:table-cell>
          <table:table-cell table:formula="of:=IF(FIND(&quot;var layer_&quot;;[.A129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1,</text:p>
          </table:table-cell>
          <table:table-cell table:formula="of:=IF(FIND(&quot;var layer_&quot;;[.A129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Color: 'rgba(153,225,240,0.8)',</text:p>
          </table:table-cell>
          <table:table-cell table:formula="of:=IF(FIND(&quot;var layer_&quot;;[.A129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nteractive: true,</text:p>
          </table:table-cell>
          <table:table-cell table:formula="of:=IF(FIND(&quot;var layer_&quot;;[.A129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29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29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f (feature.properties['UF_PFS'] &gt;= 0.900000 &amp;&amp; feature.properties['UF_PFS'] &lt;= 0.990000 ) {</text:p>
          </table:table-cell>
          <table:table-cell table:formula="of:=IF(FIND(&quot;var layer_&quot;;[.A129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return {</text:p>
          </table:table-cell>
          <table:table-cell table:formula="of:=IF(FIND(&quot;var layer_&quot;;[.A129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ane: 'pane_PercentUnemployment_13',</text:p>
          </table:table-cell>
          <table:table-cell table:formula="of:=IF(FIND(&quot;var layer_&quot;;[.A129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opacity: 1,</text:p>
          </table:table-cell>
          <table:table-cell table:formula="of:=IF(FIND(&quot;var layer_&quot;;[.A130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rgba(35,35,35,1.0)',</text:p>
          </table:table-cell>
          <table:table-cell table:formula="of:=IF(FIND(&quot;var layer_&quot;;[.A130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dashArray: '',</text:p>
          </table:table-cell>
          <table:table-cell table:formula="of:=IF(FIND(&quot;var layer_&quot;;[.A130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Cap: 'butt',</text:p>
          </table:table-cell>
          <table:table-cell table:formula="of:=IF(FIND(&quot;var layer_&quot;;[.A130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Join: 'miter',</text:p>
          </table:table-cell>
          <table:table-cell table:formula="of:=IF(FIND(&quot;var layer_&quot;;[.A130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weight: 1.0,</text:p>
          </table:table-cell>
          <table:table-cell table:formula="of:=IF(FIND(&quot;var layer_&quot;;[.A130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: true,</text:p>
          </table:table-cell>
          <table:table-cell table:formula="of:=IF(FIND(&quot;var layer_&quot;;[.A130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1,</text:p>
          </table:table-cell>
          <table:table-cell table:formula="of:=IF(FIND(&quot;var layer_&quot;;[.A130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Color: 'rgba(0,180,216,1.0)',</text:p>
          </table:table-cell>
          <table:table-cell table:formula="of:=IF(FIND(&quot;var layer_&quot;;[.A130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nteractive: true,</text:p>
          </table:table-cell>
          <table:table-cell table:formula="of:=IF(FIND(&quot;var layer_&quot;;[.A130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31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31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</text:p>
          </table:table-cell>
          <table:table-cell table:formula="of:=IF(FIND(&quot;var layer_&quot;;[.A131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createPane('pane_PercentUnemployment_13');</text:p>
          </table:table-cell>
          <table:table-cell table:formula="of:=IF(FIND(&quot;var layer_&quot;;[.A131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getPane('pane_PercentUnemployment_13').style.zIndex = 413;</text:p>
          </table:table-cell>
          <table:table-cell table:formula="of:=IF(FIND(&quot;var layer_&quot;;[.A131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getPane('pane_PercentUnemployment_13').style['mix-blend-mode'] = 'normal';</text:p>
          </table:table-cell>
          <table:table-cell table:formula="of:=IF(FIND(&quot;var layer_&quot;;[.A1315])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string" calcext:value-type="string">
            <text:p><text:s text:c="8"/>var layer_PercentUnemployment_13 = new L.geoJson(json_PercentUnemployment_13, {</text:p>
          </table:table-cell>
          <table:table-cell table:formula="of:=IF(FIND(&quot;var layer_&quot;;[.A1316]))" office:value-type="boolean" office:boolean-value="true" calcext:value-type="boolean">
            <text:p>TRUE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attribution: '',</text:p>
          </table:table-cell>
          <table:table-cell table:formula="of:=IF(FIND(&quot;var layer_&quot;;[.A131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nteractive: true,</text:p>
          </table:table-cell>
          <table:table-cell table:formula="of:=IF(FIND(&quot;var layer_&quot;;[.A131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dataVar: 'json_PercentUnemployment_13',</text:p>
          </table:table-cell>
          <table:table-cell table:formula="of:=IF(FIND(&quot;var layer_&quot;;[.A131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layerName: 'layer_PercentUnemployment_13',</text:p>
          </table:table-cell>
          <table:table-cell table:formula="of:=IF(FIND(&quot;var layer_&quot;;[.A132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pane: 'pane_PercentUnemployment_13',</text:p>
          </table:table-cell>
          <table:table-cell table:formula="of:=IF(FIND(&quot;var layer_&quot;;[.A132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onEachFeature: pop_PercentUnemployment_13,</text:p>
          </table:table-cell>
          <table:table-cell table:formula="of:=IF(FIND(&quot;var layer_&quot;;[.A132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style: style_PercentUnemployment_13_0,</text:p>
          </table:table-cell>
          <table:table-cell table:formula="of:=IF(FIND(&quot;var layer_&quot;;[.A132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);</text:p>
          </table:table-cell>
          <table:table-cell table:formula="of:=IF(FIND(&quot;var layer_&quot;;[.A132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bounds_group.addLayer(layer_PercentUnemployment_13);</text:p>
          </table:table-cell>
          <table:table-cell table:formula="of:=IF(FIND(&quot;var layer_&quot;;[.A132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function pop_PercentofPeople200BelowFederalPovertyLine_14(feature, layer) {</text:p>
          </table:table-cell>
          <table:table-cell table:formula="of:=IF(FIND(&quot;var layer_&quot;;[.A132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layer.on({</text:p>
          </table:table-cell>
          <table:table-cell table:formula="of:=IF(FIND(&quot;var layer_&quot;;[.A132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mouseout: function(e) {</text:p>
          </table:table-cell>
          <table:table-cell table:formula="of:=IF(FIND(&quot;var layer_&quot;;[.A132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for (var i in e.target._eventParents) {</text:p>
          </table:table-cell>
          <table:table-cell table:formula="of:=IF(FIND(&quot;var layer_&quot;;[.A132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if (typeof e.target._eventParents[i].resetStyle === 'function') {</text:p>
          </table:table-cell>
          <table:table-cell table:formula="of:=IF(FIND(&quot;var layer_&quot;;[.A133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8"/>e.target._eventParents[i].resetStyle(e.target);</text:p>
          </table:table-cell>
          <table:table-cell table:formula="of:=IF(FIND(&quot;var layer_&quot;;[.A133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}</text:p>
          </table:table-cell>
          <table:table-cell table:formula="of:=IF(FIND(&quot;var layer_&quot;;[.A133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}</text:p>
          </table:table-cell>
          <table:table-cell table:formula="of:=IF(FIND(&quot;var layer_&quot;;[.A133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},</text:p>
          </table:table-cell>
          <table:table-cell table:formula="of:=IF(FIND(&quot;var layer_&quot;;[.A133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mouseover: highlightFeature,</text:p>
          </table:table-cell>
          <table:table-cell table:formula="of:=IF(FIND(&quot;var layer_&quot;;[.A133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);</text:p>
          </table:table-cell>
          <table:table-cell table:formula="of:=IF(FIND(&quot;var layer_&quot;;[.A133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var popupContent = '&lt;table&gt;\</text:p>
          </table:table-cell>
          <table:table-cell table:formula="of:=IF(FIND(&quot;var layer_&quot;;[.A133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133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Percent of individuals below 200% Federal Poverty Line, imputed and adjusted (percentile)&lt;/th&gt;\</text:p>
          </table:table-cell>
          <table:table-cell table:formula="of:=IF(FIND(&quot;var layer_&quot;;[.A133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 class="visible-with-data" id="P200_I_PFS"&gt;' + (feature.properties['P200_I_PFS'] !== null ? autolinker.link(String(feature.properties['P200_I_PFS']).replace(/'/g, '\'').toLocaleString()) : '') + '&lt;/td&gt;\</text:p>
          </table:table-cell>
          <table:table-cell table:formula="of:=IF(FIND(&quot;var layer_&quot;;[.A134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134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&lt;/table&gt;';</text:p>
          </table:table-cell>
          <table:table-cell table:formula="of:=IF(FIND(&quot;var layer_&quot;;[.A134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var content = removeEmptyRowsFromPopupContent(popupContent, feature);</text:p>
          </table:table-cell>
          <table:table-cell table:formula="of:=IF(FIND(&quot;var layer_&quot;;[.A134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layer.on('popupopen', function(e) {</text:p>
          </table:table-cell>
          <table:table-cell table:formula="of:=IF(FIND(&quot;var layer_&quot;;[.A134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<text:tab/>addClassToPopupIfMedia(content, e.popup);</text:p>
          </table:table-cell>
          <table:table-cell table:formula="of:=IF(FIND(&quot;var layer_&quot;;[.A134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});</text:p>
          </table:table-cell>
          <table:table-cell table:formula="of:=IF(FIND(&quot;var layer_&quot;;[.A134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layer.bindPopup(content, { maxHeight: 400 });</text:p>
          </table:table-cell>
          <table:table-cell table:formula="of:=IF(FIND(&quot;var layer_&quot;;[.A134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</text:p>
          </table:table-cell>
          <table:table-cell table:formula="of:=IF(FIND(&quot;var layer_&quot;;[.A134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/>
          <table:table-cell table:formula="of:=IF(FIND(&quot;var layer_&quot;;[.A134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function style_PercentofPeople200BelowFederalPovertyLine_14_0(feature) {</text:p>
          </table:table-cell>
          <table:table-cell table:formula="of:=IF(FIND(&quot;var layer_&quot;;[.A135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f (feature.properties['P200_I_PFS'] &gt;= 0.000000 &amp;&amp; feature.properties['P200_I_PFS'] &lt;= 0.000000 ) {</text:p>
          </table:table-cell>
          <table:table-cell table:formula="of:=IF(FIND(&quot;var layer_&quot;;[.A135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return {</text:p>
          </table:table-cell>
          <table:table-cell table:formula="of:=IF(FIND(&quot;var layer_&quot;;[.A135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ane: 'pane_PercentofPeople200BelowFederalPovertyLine_14',</text:p>
          </table:table-cell>
          <table:table-cell table:formula="of:=IF(FIND(&quot;var layer_&quot;;[.A135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opacity: 1,</text:p>
          </table:table-cell>
          <table:table-cell table:formula="of:=IF(FIND(&quot;var layer_&quot;;[.A135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rgba(35,35,35,1.0)',</text:p>
          </table:table-cell>
          <table:table-cell table:formula="of:=IF(FIND(&quot;var layer_&quot;;[.A135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dashArray: '',</text:p>
          </table:table-cell>
          <table:table-cell table:formula="of:=IF(FIND(&quot;var layer_&quot;;[.A135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Cap: 'butt',</text:p>
          </table:table-cell>
          <table:table-cell table:formula="of:=IF(FIND(&quot;var layer_&quot;;[.A135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Join: 'miter',</text:p>
          </table:table-cell>
          <table:table-cell table:formula="of:=IF(FIND(&quot;var layer_&quot;;[.A135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weight: 1.0,</text:p>
          </table:table-cell>
          <table:table-cell table:formula="of:=IF(FIND(&quot;var layer_&quot;;[.A135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: true,</text:p>
          </table:table-cell>
          <table:table-cell table:formula="of:=IF(FIND(&quot;var layer_&quot;;[.A136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1,</text:p>
          </table:table-cell>
          <table:table-cell table:formula="of:=IF(FIND(&quot;var layer_&quot;;[.A136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Color: 'rgba(183,72,75,0.0)',</text:p>
          </table:table-cell>
          <table:table-cell table:formula="of:=IF(FIND(&quot;var layer_&quot;;[.A136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nteractive: true,</text:p>
          </table:table-cell>
          <table:table-cell table:formula="of:=IF(FIND(&quot;var layer_&quot;;[.A136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36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36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f (feature.properties['P200_I_PFS'] &gt;= 0.750000 &amp;&amp; feature.properties['P200_I_PFS'] &lt;= 0.900000 ) {</text:p>
          </table:table-cell>
          <table:table-cell table:formula="of:=IF(FIND(&quot;var layer_&quot;;[.A136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return {</text:p>
          </table:table-cell>
          <table:table-cell table:formula="of:=IF(FIND(&quot;var layer_&quot;;[.A136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ane: 'pane_PercentofPeople200BelowFederalPovertyLine_14',</text:p>
          </table:table-cell>
          <table:table-cell table:formula="of:=IF(FIND(&quot;var layer_&quot;;[.A136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opacity: 1,</text:p>
          </table:table-cell>
          <table:table-cell table:formula="of:=IF(FIND(&quot;var layer_&quot;;[.A136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rgba(35,35,35,1.0)',</text:p>
          </table:table-cell>
          <table:table-cell table:formula="of:=IF(FIND(&quot;var layer_&quot;;[.A137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dashArray: '',</text:p>
          </table:table-cell>
          <table:table-cell table:formula="of:=IF(FIND(&quot;var layer_&quot;;[.A137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Cap: 'butt',</text:p>
          </table:table-cell>
          <table:table-cell table:formula="of:=IF(FIND(&quot;var layer_&quot;;[.A137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Join: 'miter',</text:p>
          </table:table-cell>
          <table:table-cell table:formula="of:=IF(FIND(&quot;var layer_&quot;;[.A137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weight: 1.0,</text:p>
          </table:table-cell>
          <table:table-cell table:formula="of:=IF(FIND(&quot;var layer_&quot;;[.A137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: true,</text:p>
          </table:table-cell>
          <table:table-cell table:formula="of:=IF(FIND(&quot;var layer_&quot;;[.A137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1,</text:p>
          </table:table-cell>
          <table:table-cell table:formula="of:=IF(FIND(&quot;var layer_&quot;;[.A137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Color: 'rgba(153,225,240,0.8)',</text:p>
          </table:table-cell>
          <table:table-cell table:formula="of:=IF(FIND(&quot;var layer_&quot;;[.A137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nteractive: true,</text:p>
          </table:table-cell>
          <table:table-cell table:formula="of:=IF(FIND(&quot;var layer_&quot;;[.A137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37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38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f (feature.properties['P200_I_PFS'] &gt;= 0.900000 &amp;&amp; feature.properties['P200_I_PFS'] &lt;= 0.990000 ) {</text:p>
          </table:table-cell>
          <table:table-cell table:formula="of:=IF(FIND(&quot;var layer_&quot;;[.A138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return {</text:p>
          </table:table-cell>
          <table:table-cell table:formula="of:=IF(FIND(&quot;var layer_&quot;;[.A138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ane: 'pane_PercentofPeople200BelowFederalPovertyLine_14',</text:p>
          </table:table-cell>
          <table:table-cell table:formula="of:=IF(FIND(&quot;var layer_&quot;;[.A138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opacity: 1,</text:p>
          </table:table-cell>
          <table:table-cell table:formula="of:=IF(FIND(&quot;var layer_&quot;;[.A138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rgba(35,35,35,1.0)',</text:p>
          </table:table-cell>
          <table:table-cell table:formula="of:=IF(FIND(&quot;var layer_&quot;;[.A138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dashArray: '',</text:p>
          </table:table-cell>
          <table:table-cell table:formula="of:=IF(FIND(&quot;var layer_&quot;;[.A138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Cap: 'butt',</text:p>
          </table:table-cell>
          <table:table-cell table:formula="of:=IF(FIND(&quot;var layer_&quot;;[.A138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Join: 'miter',</text:p>
          </table:table-cell>
          <table:table-cell table:formula="of:=IF(FIND(&quot;var layer_&quot;;[.A138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weight: 1.0,</text:p>
          </table:table-cell>
          <table:table-cell table:formula="of:=IF(FIND(&quot;var layer_&quot;;[.A138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: true,</text:p>
          </table:table-cell>
          <table:table-cell table:formula="of:=IF(FIND(&quot;var layer_&quot;;[.A139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1,</text:p>
          </table:table-cell>
          <table:table-cell table:formula="of:=IF(FIND(&quot;var layer_&quot;;[.A139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Color: 'rgba(0,180,216,1.0)',</text:p>
          </table:table-cell>
          <table:table-cell table:formula="of:=IF(FIND(&quot;var layer_&quot;;[.A139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nteractive: true,</text:p>
          </table:table-cell>
          <table:table-cell table:formula="of:=IF(FIND(&quot;var layer_&quot;;[.A139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39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39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</text:p>
          </table:table-cell>
          <table:table-cell table:formula="of:=IF(FIND(&quot;var layer_&quot;;[.A139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createPane('pane_PercentofPeople200BelowFederalPovertyLine_14');</text:p>
          </table:table-cell>
          <table:table-cell table:formula="of:=IF(FIND(&quot;var layer_&quot;;[.A139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getPane('pane_PercentofPeople200BelowFederalPovertyLine_14').style.zIndex = 414;</text:p>
          </table:table-cell>
          <table:table-cell table:formula="of:=IF(FIND(&quot;var layer_&quot;;[.A139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getPane('pane_PercentofPeople200BelowFederalPovertyLine_14').style['mix-blend-mode'] = 'normal';</text:p>
          </table:table-cell>
          <table:table-cell table:formula="of:=IF(FIND(&quot;var layer_&quot;;[.A1399])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string" calcext:value-type="string">
            <text:p><text:s text:c="8"/>var layer_PercentofPeople200BelowFederalPovertyLine_14 = new L.geoJson(json_PercentofPeople200BelowFederalPovertyLine_14, {</text:p>
          </table:table-cell>
          <table:table-cell table:formula="of:=IF(FIND(&quot;var layer_&quot;;[.A1400]))" office:value-type="boolean" office:boolean-value="true" calcext:value-type="boolean">
            <text:p>TRUE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attribution: '',</text:p>
          </table:table-cell>
          <table:table-cell table:formula="of:=IF(FIND(&quot;var layer_&quot;;[.A140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nteractive: true,</text:p>
          </table:table-cell>
          <table:table-cell table:formula="of:=IF(FIND(&quot;var layer_&quot;;[.A140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dataVar: 'json_PercentofPeople200BelowFederalPovertyLine_14',</text:p>
          </table:table-cell>
          <table:table-cell table:formula="of:=IF(FIND(&quot;var layer_&quot;;[.A140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layerName: 'layer_PercentofPeople200BelowFederalPovertyLine_14',</text:p>
          </table:table-cell>
          <table:table-cell table:formula="of:=IF(FIND(&quot;var layer_&quot;;[.A140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pane: 'pane_PercentofPeople200BelowFederalPovertyLine_14',</text:p>
          </table:table-cell>
          <table:table-cell table:formula="of:=IF(FIND(&quot;var layer_&quot;;[.A140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onEachFeature: pop_PercentofPeople200BelowFederalPovertyLine_14,</text:p>
          </table:table-cell>
          <table:table-cell table:formula="of:=IF(FIND(&quot;var layer_&quot;;[.A140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style: style_PercentofPeople200BelowFederalPovertyLine_14_0,</text:p>
          </table:table-cell>
          <table:table-cell table:formula="of:=IF(FIND(&quot;var layer_&quot;;[.A140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);</text:p>
          </table:table-cell>
          <table:table-cell table:formula="of:=IF(FIND(&quot;var layer_&quot;;[.A140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bounds_group.addLayer(layer_PercentofPeople200BelowFederalPovertyLine_14);</text:p>
          </table:table-cell>
          <table:table-cell table:formula="of:=IF(FIND(&quot;var layer_&quot;;[.A140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function pop_PercentofPeople100BelowFederalPovertyLinepercentile_15(feature, layer) {</text:p>
          </table:table-cell>
          <table:table-cell table:formula="of:=IF(FIND(&quot;var layer_&quot;;[.A141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layer.on({</text:p>
          </table:table-cell>
          <table:table-cell table:formula="of:=IF(FIND(&quot;var layer_&quot;;[.A141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mouseout: function(e) {</text:p>
          </table:table-cell>
          <table:table-cell table:formula="of:=IF(FIND(&quot;var layer_&quot;;[.A141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for (var i in e.target._eventParents) {</text:p>
          </table:table-cell>
          <table:table-cell table:formula="of:=IF(FIND(&quot;var layer_&quot;;[.A141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if (typeof e.target._eventParents[i].resetStyle === 'function') {</text:p>
          </table:table-cell>
          <table:table-cell table:formula="of:=IF(FIND(&quot;var layer_&quot;;[.A141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8"/>e.target._eventParents[i].resetStyle(e.target);</text:p>
          </table:table-cell>
          <table:table-cell table:formula="of:=IF(FIND(&quot;var layer_&quot;;[.A141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}</text:p>
          </table:table-cell>
          <table:table-cell table:formula="of:=IF(FIND(&quot;var layer_&quot;;[.A141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}</text:p>
          </table:table-cell>
          <table:table-cell table:formula="of:=IF(FIND(&quot;var layer_&quot;;[.A141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},</text:p>
          </table:table-cell>
          <table:table-cell table:formula="of:=IF(FIND(&quot;var layer_&quot;;[.A141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mouseover: highlightFeature,</text:p>
          </table:table-cell>
          <table:table-cell table:formula="of:=IF(FIND(&quot;var layer_&quot;;[.A141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);</text:p>
          </table:table-cell>
          <table:table-cell table:formula="of:=IF(FIND(&quot;var layer_&quot;;[.A142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var popupContent = '&lt;table&gt;\</text:p>
          </table:table-cell>
          <table:table-cell table:formula="of:=IF(FIND(&quot;var layer_&quot;;[.A142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142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Percent of individuals &lt; 100% Federal Poverty Line (percentile)&lt;/th&gt;\</text:p>
          </table:table-cell>
          <table:table-cell table:formula="of:=IF(FIND(&quot;var layer_&quot;;[.A142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 class="visible-with-data" id="P100_PFS"&gt;' + (feature.properties['P100_PFS'] !== null ? autolinker.link(String(feature.properties['P100_PFS']).replace(/'/g, '\'').toLocaleString()) : '') + '&lt;/td&gt;\</text:p>
          </table:table-cell>
          <table:table-cell table:formula="of:=IF(FIND(&quot;var layer_&quot;;[.A142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142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&lt;/table&gt;';</text:p>
          </table:table-cell>
          <table:table-cell table:formula="of:=IF(FIND(&quot;var layer_&quot;;[.A142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var content = removeEmptyRowsFromPopupContent(popupContent, feature);</text:p>
          </table:table-cell>
          <table:table-cell table:formula="of:=IF(FIND(&quot;var layer_&quot;;[.A142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layer.on('popupopen', function(e) {</text:p>
          </table:table-cell>
          <table:table-cell table:formula="of:=IF(FIND(&quot;var layer_&quot;;[.A142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<text:tab/>addClassToPopupIfMedia(content, e.popup);</text:p>
          </table:table-cell>
          <table:table-cell table:formula="of:=IF(FIND(&quot;var layer_&quot;;[.A142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});</text:p>
          </table:table-cell>
          <table:table-cell table:formula="of:=IF(FIND(&quot;var layer_&quot;;[.A143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layer.bindPopup(content, { maxHeight: 400 });</text:p>
          </table:table-cell>
          <table:table-cell table:formula="of:=IF(FIND(&quot;var layer_&quot;;[.A143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</text:p>
          </table:table-cell>
          <table:table-cell table:formula="of:=IF(FIND(&quot;var layer_&quot;;[.A143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/>
          <table:table-cell table:formula="of:=IF(FIND(&quot;var layer_&quot;;[.A143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function style_PercentofPeople100BelowFederalPovertyLinepercentile_15_0(feature) {</text:p>
          </table:table-cell>
          <table:table-cell table:formula="of:=IF(FIND(&quot;var layer_&quot;;[.A143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f (feature.properties['P100_PFS'] &gt;= 0.000000 &amp;&amp; feature.properties['P100_PFS'] &lt;= 0.000000 ) {</text:p>
          </table:table-cell>
          <table:table-cell table:formula="of:=IF(FIND(&quot;var layer_&quot;;[.A143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return {</text:p>
          </table:table-cell>
          <table:table-cell table:formula="of:=IF(FIND(&quot;var layer_&quot;;[.A143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ane: 'pane_PercentofPeople100BelowFederalPovertyLinepercentile_15',</text:p>
          </table:table-cell>
          <table:table-cell table:formula="of:=IF(FIND(&quot;var layer_&quot;;[.A143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opacity: 1,</text:p>
          </table:table-cell>
          <table:table-cell table:formula="of:=IF(FIND(&quot;var layer_&quot;;[.A143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rgba(35,35,35,1.0)',</text:p>
          </table:table-cell>
          <table:table-cell table:formula="of:=IF(FIND(&quot;var layer_&quot;;[.A143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dashArray: '',</text:p>
          </table:table-cell>
          <table:table-cell table:formula="of:=IF(FIND(&quot;var layer_&quot;;[.A144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Cap: 'butt',</text:p>
          </table:table-cell>
          <table:table-cell table:formula="of:=IF(FIND(&quot;var layer_&quot;;[.A144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Join: 'miter',</text:p>
          </table:table-cell>
          <table:table-cell table:formula="of:=IF(FIND(&quot;var layer_&quot;;[.A144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weight: 1.0,</text:p>
          </table:table-cell>
          <table:table-cell table:formula="of:=IF(FIND(&quot;var layer_&quot;;[.A144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: true,</text:p>
          </table:table-cell>
          <table:table-cell table:formula="of:=IF(FIND(&quot;var layer_&quot;;[.A144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1,</text:p>
          </table:table-cell>
          <table:table-cell table:formula="of:=IF(FIND(&quot;var layer_&quot;;[.A144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Color: 'rgba(183,72,75,0.0)',</text:p>
          </table:table-cell>
          <table:table-cell table:formula="of:=IF(FIND(&quot;var layer_&quot;;[.A144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nteractive: true,</text:p>
          </table:table-cell>
          <table:table-cell table:formula="of:=IF(FIND(&quot;var layer_&quot;;[.A144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44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44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f (feature.properties['P100_PFS'] &gt;= 0.750000 &amp;&amp; feature.properties['P100_PFS'] &lt;= 0.900000 ) {</text:p>
          </table:table-cell>
          <table:table-cell table:formula="of:=IF(FIND(&quot;var layer_&quot;;[.A145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return {</text:p>
          </table:table-cell>
          <table:table-cell table:formula="of:=IF(FIND(&quot;var layer_&quot;;[.A145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ane: 'pane_PercentofPeople100BelowFederalPovertyLinepercentile_15',</text:p>
          </table:table-cell>
          <table:table-cell table:formula="of:=IF(FIND(&quot;var layer_&quot;;[.A145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opacity: 1,</text:p>
          </table:table-cell>
          <table:table-cell table:formula="of:=IF(FIND(&quot;var layer_&quot;;[.A145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rgba(35,35,35,1.0)',</text:p>
          </table:table-cell>
          <table:table-cell table:formula="of:=IF(FIND(&quot;var layer_&quot;;[.A145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dashArray: '',</text:p>
          </table:table-cell>
          <table:table-cell table:formula="of:=IF(FIND(&quot;var layer_&quot;;[.A145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Cap: 'butt',</text:p>
          </table:table-cell>
          <table:table-cell table:formula="of:=IF(FIND(&quot;var layer_&quot;;[.A145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Join: 'miter',</text:p>
          </table:table-cell>
          <table:table-cell table:formula="of:=IF(FIND(&quot;var layer_&quot;;[.A145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weight: 1.0,</text:p>
          </table:table-cell>
          <table:table-cell table:formula="of:=IF(FIND(&quot;var layer_&quot;;[.A145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: true,</text:p>
          </table:table-cell>
          <table:table-cell table:formula="of:=IF(FIND(&quot;var layer_&quot;;[.A145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1,</text:p>
          </table:table-cell>
          <table:table-cell table:formula="of:=IF(FIND(&quot;var layer_&quot;;[.A146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Color: 'rgba(168,230,141,0.8)',</text:p>
          </table:table-cell>
          <table:table-cell table:formula="of:=IF(FIND(&quot;var layer_&quot;;[.A146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nteractive: true,</text:p>
          </table:table-cell>
          <table:table-cell table:formula="of:=IF(FIND(&quot;var layer_&quot;;[.A146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46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46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f (feature.properties['P100_PFS'] &gt;= 0.900000 &amp;&amp; feature.properties['P100_PFS'] &lt;= 0.990000 ) {</text:p>
          </table:table-cell>
          <table:table-cell table:formula="of:=IF(FIND(&quot;var layer_&quot;;[.A146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return {</text:p>
          </table:table-cell>
          <table:table-cell table:formula="of:=IF(FIND(&quot;var layer_&quot;;[.A146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ane: 'pane_PercentofPeople100BelowFederalPovertyLinepercentile_15',</text:p>
          </table:table-cell>
          <table:table-cell table:formula="of:=IF(FIND(&quot;var layer_&quot;;[.A146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opacity: 1,</text:p>
          </table:table-cell>
          <table:table-cell table:formula="of:=IF(FIND(&quot;var layer_&quot;;[.A146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rgba(35,35,35,1.0)',</text:p>
          </table:table-cell>
          <table:table-cell table:formula="of:=IF(FIND(&quot;var layer_&quot;;[.A146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dashArray: '',</text:p>
          </table:table-cell>
          <table:table-cell table:formula="of:=IF(FIND(&quot;var layer_&quot;;[.A147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Cap: 'butt',</text:p>
          </table:table-cell>
          <table:table-cell table:formula="of:=IF(FIND(&quot;var layer_&quot;;[.A147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Join: 'miter',</text:p>
          </table:table-cell>
          <table:table-cell table:formula="of:=IF(FIND(&quot;var layer_&quot;;[.A147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weight: 1.0,</text:p>
          </table:table-cell>
          <table:table-cell table:formula="of:=IF(FIND(&quot;var layer_&quot;;[.A147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: true,</text:p>
          </table:table-cell>
          <table:table-cell table:formula="of:=IF(FIND(&quot;var layer_&quot;;[.A147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1,</text:p>
          </table:table-cell>
          <table:table-cell table:formula="of:=IF(FIND(&quot;var layer_&quot;;[.A147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Color: 'rgba(56,176,0,1.0)',</text:p>
          </table:table-cell>
          <table:table-cell table:formula="of:=IF(FIND(&quot;var layer_&quot;;[.A147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nteractive: true,</text:p>
          </table:table-cell>
          <table:table-cell table:formula="of:=IF(FIND(&quot;var layer_&quot;;[.A147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47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47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</text:p>
          </table:table-cell>
          <table:table-cell table:formula="of:=IF(FIND(&quot;var layer_&quot;;[.A148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createPane('pane_PercentofPeople100BelowFederalPovertyLinepercentile_15');</text:p>
          </table:table-cell>
          <table:table-cell table:formula="of:=IF(FIND(&quot;var layer_&quot;;[.A148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getPane('pane_PercentofPeople100BelowFederalPovertyLinepercentile_15').style.zIndex = 415;</text:p>
          </table:table-cell>
          <table:table-cell table:formula="of:=IF(FIND(&quot;var layer_&quot;;[.A148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getPane('pane_PercentofPeople100BelowFederalPovertyLinepercentile_15').style['mix-blend-mode'] = 'normal';</text:p>
          </table:table-cell>
          <table:table-cell table:formula="of:=IF(FIND(&quot;var layer_&quot;;[.A1483])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string" calcext:value-type="string">
            <text:p><text:s text:c="8"/>var layer_PercentofPeople100BelowFederalPovertyLinepercentile_15 = new L.geoJson(json_PercentofPeople100BelowFederalPovertyLinepercentile_15, {</text:p>
          </table:table-cell>
          <table:table-cell table:formula="of:=IF(FIND(&quot;var layer_&quot;;[.A1484]))" office:value-type="boolean" office:boolean-value="true" calcext:value-type="boolean">
            <text:p>TRUE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attribution: '',</text:p>
          </table:table-cell>
          <table:table-cell table:formula="of:=IF(FIND(&quot;var layer_&quot;;[.A148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nteractive: true,</text:p>
          </table:table-cell>
          <table:table-cell table:formula="of:=IF(FIND(&quot;var layer_&quot;;[.A148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dataVar: 'json_PercentofPeople100BelowFederalPovertyLinepercentile_15',</text:p>
          </table:table-cell>
          <table:table-cell table:formula="of:=IF(FIND(&quot;var layer_&quot;;[.A148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layerName: 'layer_PercentofPeople100BelowFederalPovertyLinepercentile_15',</text:p>
          </table:table-cell>
          <table:table-cell table:formula="of:=IF(FIND(&quot;var layer_&quot;;[.A148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pane: 'pane_PercentofPeople100BelowFederalPovertyLinepercentile_15',</text:p>
          </table:table-cell>
          <table:table-cell table:formula="of:=IF(FIND(&quot;var layer_&quot;;[.A148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onEachFeature: pop_PercentofPeople100BelowFederalPovertyLinepercentile_15,</text:p>
          </table:table-cell>
          <table:table-cell table:formula="of:=IF(FIND(&quot;var layer_&quot;;[.A149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style: style_PercentofPeople100BelowFederalPovertyLinepercentile_15_0,</text:p>
          </table:table-cell>
          <table:table-cell table:formula="of:=IF(FIND(&quot;var layer_&quot;;[.A149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);</text:p>
          </table:table-cell>
          <table:table-cell table:formula="of:=IF(FIND(&quot;var layer_&quot;;[.A149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bounds_group.addLayer(layer_PercentofPeople100BelowFederalPovertyLinepercentile_15);</text:p>
          </table:table-cell>
          <table:table-cell table:formula="of:=IF(FIND(&quot;var layer_&quot;;[.A149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function pop_EnergyBurdenpercentile_16(feature, layer) {</text:p>
          </table:table-cell>
          <table:table-cell table:formula="of:=IF(FIND(&quot;var layer_&quot;;[.A149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layer.on({</text:p>
          </table:table-cell>
          <table:table-cell table:formula="of:=IF(FIND(&quot;var layer_&quot;;[.A149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mouseout: function(e) {</text:p>
          </table:table-cell>
          <table:table-cell table:formula="of:=IF(FIND(&quot;var layer_&quot;;[.A149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for (var i in e.target._eventParents) {</text:p>
          </table:table-cell>
          <table:table-cell table:formula="of:=IF(FIND(&quot;var layer_&quot;;[.A149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if (typeof e.target._eventParents[i].resetStyle === 'function') {</text:p>
          </table:table-cell>
          <table:table-cell table:formula="of:=IF(FIND(&quot;var layer_&quot;;[.A149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8"/>e.target._eventParents[i].resetStyle(e.target);</text:p>
          </table:table-cell>
          <table:table-cell table:formula="of:=IF(FIND(&quot;var layer_&quot;;[.A149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}</text:p>
          </table:table-cell>
          <table:table-cell table:formula="of:=IF(FIND(&quot;var layer_&quot;;[.A150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}</text:p>
          </table:table-cell>
          <table:table-cell table:formula="of:=IF(FIND(&quot;var layer_&quot;;[.A150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},</text:p>
          </table:table-cell>
          <table:table-cell table:formula="of:=IF(FIND(&quot;var layer_&quot;;[.A150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mouseover: highlightFeature,</text:p>
          </table:table-cell>
          <table:table-cell table:formula="of:=IF(FIND(&quot;var layer_&quot;;[.A150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);</text:p>
          </table:table-cell>
          <table:table-cell table:formula="of:=IF(FIND(&quot;var layer_&quot;;[.A150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var popupContent = '&lt;table&gt;\</text:p>
          </table:table-cell>
          <table:table-cell table:formula="of:=IF(FIND(&quot;var layer_&quot;;[.A150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150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Energy burden (percentile)&lt;/th&gt;\</text:p>
          </table:table-cell>
          <table:table-cell table:formula="of:=IF(FIND(&quot;var layer_&quot;;[.A150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 class="visible-with-data" id="EBF_PFS"&gt;' + (feature.properties['EBF_PFS'] !== null ? autolinker.link(String(feature.properties['EBF_PFS']).replace(/'/g, '\'').toLocaleString()) : '') + '&lt;/td&gt;\</text:p>
          </table:table-cell>
          <table:table-cell table:formula="of:=IF(FIND(&quot;var layer_&quot;;[.A150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150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&lt;/table&gt;';</text:p>
          </table:table-cell>
          <table:table-cell table:formula="of:=IF(FIND(&quot;var layer_&quot;;[.A151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var content = removeEmptyRowsFromPopupContent(popupContent, feature);</text:p>
          </table:table-cell>
          <table:table-cell table:formula="of:=IF(FIND(&quot;var layer_&quot;;[.A151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layer.on('popupopen', function(e) {</text:p>
          </table:table-cell>
          <table:table-cell table:formula="of:=IF(FIND(&quot;var layer_&quot;;[.A151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<text:tab/>addClassToPopupIfMedia(content, e.popup);</text:p>
          </table:table-cell>
          <table:table-cell table:formula="of:=IF(FIND(&quot;var layer_&quot;;[.A151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});</text:p>
          </table:table-cell>
          <table:table-cell table:formula="of:=IF(FIND(&quot;var layer_&quot;;[.A151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layer.bindPopup(content, { maxHeight: 400 });</text:p>
          </table:table-cell>
          <table:table-cell table:formula="of:=IF(FIND(&quot;var layer_&quot;;[.A151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</text:p>
          </table:table-cell>
          <table:table-cell table:formula="of:=IF(FIND(&quot;var layer_&quot;;[.A151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/>
          <table:table-cell table:formula="of:=IF(FIND(&quot;var layer_&quot;;[.A151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function style_EnergyBurdenpercentile_16_0(feature) {</text:p>
          </table:table-cell>
          <table:table-cell table:formula="of:=IF(FIND(&quot;var layer_&quot;;[.A151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f (feature.properties['EBF_PFS'] &gt;= 0.000000 &amp;&amp; feature.properties['EBF_PFS'] &lt;= 0.000000 ) {</text:p>
          </table:table-cell>
          <table:table-cell table:formula="of:=IF(FIND(&quot;var layer_&quot;;[.A151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return {</text:p>
          </table:table-cell>
          <table:table-cell table:formula="of:=IF(FIND(&quot;var layer_&quot;;[.A152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ane: 'pane_EnergyBurdenpercentile_16',</text:p>
          </table:table-cell>
          <table:table-cell table:formula="of:=IF(FIND(&quot;var layer_&quot;;[.A152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opacity: 1,</text:p>
          </table:table-cell>
          <table:table-cell table:formula="of:=IF(FIND(&quot;var layer_&quot;;[.A152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rgba(35,35,35,1.0)',</text:p>
          </table:table-cell>
          <table:table-cell table:formula="of:=IF(FIND(&quot;var layer_&quot;;[.A152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dashArray: '',</text:p>
          </table:table-cell>
          <table:table-cell table:formula="of:=IF(FIND(&quot;var layer_&quot;;[.A152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Cap: 'butt',</text:p>
          </table:table-cell>
          <table:table-cell table:formula="of:=IF(FIND(&quot;var layer_&quot;;[.A152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Join: 'miter',</text:p>
          </table:table-cell>
          <table:table-cell table:formula="of:=IF(FIND(&quot;var layer_&quot;;[.A152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weight: 1.0,</text:p>
          </table:table-cell>
          <table:table-cell table:formula="of:=IF(FIND(&quot;var layer_&quot;;[.A152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: true,</text:p>
          </table:table-cell>
          <table:table-cell table:formula="of:=IF(FIND(&quot;var layer_&quot;;[.A152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1,</text:p>
          </table:table-cell>
          <table:table-cell table:formula="of:=IF(FIND(&quot;var layer_&quot;;[.A152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Color: 'rgba(183,72,75,0.0)',</text:p>
          </table:table-cell>
          <table:table-cell table:formula="of:=IF(FIND(&quot;var layer_&quot;;[.A153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nteractive: true,</text:p>
          </table:table-cell>
          <table:table-cell table:formula="of:=IF(FIND(&quot;var layer_&quot;;[.A153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53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53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f (feature.properties['EBF_PFS'] &gt;= 0.750000 &amp;&amp; feature.properties['EBF_PFS'] &lt;= 0.900000 ) {</text:p>
          </table:table-cell>
          <table:table-cell table:formula="of:=IF(FIND(&quot;var layer_&quot;;[.A153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return {</text:p>
          </table:table-cell>
          <table:table-cell table:formula="of:=IF(FIND(&quot;var layer_&quot;;[.A153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ane: 'pane_EnergyBurdenpercentile_16',</text:p>
          </table:table-cell>
          <table:table-cell table:formula="of:=IF(FIND(&quot;var layer_&quot;;[.A153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opacity: 1,</text:p>
          </table:table-cell>
          <table:table-cell table:formula="of:=IF(FIND(&quot;var layer_&quot;;[.A153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rgba(35,35,35,1.0)',</text:p>
          </table:table-cell>
          <table:table-cell table:formula="of:=IF(FIND(&quot;var layer_&quot;;[.A153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dashArray: '',</text:p>
          </table:table-cell>
          <table:table-cell table:formula="of:=IF(FIND(&quot;var layer_&quot;;[.A153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Cap: 'butt',</text:p>
          </table:table-cell>
          <table:table-cell table:formula="of:=IF(FIND(&quot;var layer_&quot;;[.A154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Join: 'miter',</text:p>
          </table:table-cell>
          <table:table-cell table:formula="of:=IF(FIND(&quot;var layer_&quot;;[.A154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weight: 1.0,</text:p>
          </table:table-cell>
          <table:table-cell table:formula="of:=IF(FIND(&quot;var layer_&quot;;[.A154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: true,</text:p>
          </table:table-cell>
          <table:table-cell table:formula="of:=IF(FIND(&quot;var layer_&quot;;[.A154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1,</text:p>
          </table:table-cell>
          <table:table-cell table:formula="of:=IF(FIND(&quot;var layer_&quot;;[.A154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Color: 'rgba(205,177,246,0.8)',</text:p>
          </table:table-cell>
          <table:table-cell table:formula="of:=IF(FIND(&quot;var layer_&quot;;[.A154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nteractive: true,</text:p>
          </table:table-cell>
          <table:table-cell table:formula="of:=IF(FIND(&quot;var layer_&quot;;[.A154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54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54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f (feature.properties['EBF_PFS'] &gt;= 0.900000 &amp;&amp; feature.properties['EBF_PFS'] &lt;= 0.990000 ) {</text:p>
          </table:table-cell>
          <table:table-cell table:formula="of:=IF(FIND(&quot;var layer_&quot;;[.A154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return {</text:p>
          </table:table-cell>
          <table:table-cell table:formula="of:=IF(FIND(&quot;var layer_&quot;;[.A155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ane: 'pane_EnergyBurdenpercentile_16',</text:p>
          </table:table-cell>
          <table:table-cell table:formula="of:=IF(FIND(&quot;var layer_&quot;;[.A155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opacity: 1,</text:p>
          </table:table-cell>
          <table:table-cell table:formula="of:=IF(FIND(&quot;var layer_&quot;;[.A155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rgba(35,35,35,1.0)',</text:p>
          </table:table-cell>
          <table:table-cell table:formula="of:=IF(FIND(&quot;var layer_&quot;;[.A155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dashArray: '',</text:p>
          </table:table-cell>
          <table:table-cell table:formula="of:=IF(FIND(&quot;var layer_&quot;;[.A155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Cap: 'butt',</text:p>
          </table:table-cell>
          <table:table-cell table:formula="of:=IF(FIND(&quot;var layer_&quot;;[.A155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Join: 'miter',</text:p>
          </table:table-cell>
          <table:table-cell table:formula="of:=IF(FIND(&quot;var layer_&quot;;[.A155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weight: 1.0,</text:p>
          </table:table-cell>
          <table:table-cell table:formula="of:=IF(FIND(&quot;var layer_&quot;;[.A155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: true,</text:p>
          </table:table-cell>
          <table:table-cell table:formula="of:=IF(FIND(&quot;var layer_&quot;;[.A155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1,</text:p>
          </table:table-cell>
          <table:table-cell table:formula="of:=IF(FIND(&quot;var layer_&quot;;[.A155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Color: 'rgba(131,56,236,1.0)',</text:p>
          </table:table-cell>
          <table:table-cell table:formula="of:=IF(FIND(&quot;var layer_&quot;;[.A156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nteractive: true,</text:p>
          </table:table-cell>
          <table:table-cell table:formula="of:=IF(FIND(&quot;var layer_&quot;;[.A156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56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56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</text:p>
          </table:table-cell>
          <table:table-cell table:formula="of:=IF(FIND(&quot;var layer_&quot;;[.A156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createPane('pane_EnergyBurdenpercentile_16');</text:p>
          </table:table-cell>
          <table:table-cell table:formula="of:=IF(FIND(&quot;var layer_&quot;;[.A156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getPane('pane_EnergyBurdenpercentile_16').style.zIndex = 416;</text:p>
          </table:table-cell>
          <table:table-cell table:formula="of:=IF(FIND(&quot;var layer_&quot;;[.A156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getPane('pane_EnergyBurdenpercentile_16').style['mix-blend-mode'] = 'normal';</text:p>
          </table:table-cell>
          <table:table-cell table:formula="of:=IF(FIND(&quot;var layer_&quot;;[.A1567])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string" calcext:value-type="string">
            <text:p><text:s text:c="8"/>var layer_EnergyBurdenpercentile_16 = new L.geoJson(json_EnergyBurdenpercentile_16, {</text:p>
          </table:table-cell>
          <table:table-cell table:formula="of:=IF(FIND(&quot;var layer_&quot;;[.A1568]))" office:value-type="boolean" office:boolean-value="true" calcext:value-type="boolean">
            <text:p>TRUE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attribution: '',</text:p>
          </table:table-cell>
          <table:table-cell table:formula="of:=IF(FIND(&quot;var layer_&quot;;[.A156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nteractive: true,</text:p>
          </table:table-cell>
          <table:table-cell table:formula="of:=IF(FIND(&quot;var layer_&quot;;[.A157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dataVar: 'json_EnergyBurdenpercentile_16',</text:p>
          </table:table-cell>
          <table:table-cell table:formula="of:=IF(FIND(&quot;var layer_&quot;;[.A157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layerName: 'layer_EnergyBurdenpercentile_16',</text:p>
          </table:table-cell>
          <table:table-cell table:formula="of:=IF(FIND(&quot;var layer_&quot;;[.A157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pane: 'pane_EnergyBurdenpercentile_16',</text:p>
          </table:table-cell>
          <table:table-cell table:formula="of:=IF(FIND(&quot;var layer_&quot;;[.A157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onEachFeature: pop_EnergyBurdenpercentile_16,</text:p>
          </table:table-cell>
          <table:table-cell table:formula="of:=IF(FIND(&quot;var layer_&quot;;[.A157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style: style_EnergyBurdenpercentile_16_0,</text:p>
          </table:table-cell>
          <table:table-cell table:formula="of:=IF(FIND(&quot;var layer_&quot;;[.A157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);</text:p>
          </table:table-cell>
          <table:table-cell table:formula="of:=IF(FIND(&quot;var layer_&quot;;[.A157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bounds_group.addLayer(layer_EnergyBurdenpercentile_16);</text:p>
          </table:table-cell>
          <table:table-cell table:formula="of:=IF(FIND(&quot;var layer_&quot;;[.A157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function pop_ExpectedPopulationLossRatepercentile_17(feature, layer) {</text:p>
          </table:table-cell>
          <table:table-cell table:formula="of:=IF(FIND(&quot;var layer_&quot;;[.A157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layer.on({</text:p>
          </table:table-cell>
          <table:table-cell table:formula="of:=IF(FIND(&quot;var layer_&quot;;[.A157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mouseout: function(e) {</text:p>
          </table:table-cell>
          <table:table-cell table:formula="of:=IF(FIND(&quot;var layer_&quot;;[.A158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for (var i in e.target._eventParents) {</text:p>
          </table:table-cell>
          <table:table-cell table:formula="of:=IF(FIND(&quot;var layer_&quot;;[.A158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if (typeof e.target._eventParents[i].resetStyle === 'function') {</text:p>
          </table:table-cell>
          <table:table-cell table:formula="of:=IF(FIND(&quot;var layer_&quot;;[.A158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8"/>e.target._eventParents[i].resetStyle(e.target);</text:p>
          </table:table-cell>
          <table:table-cell table:formula="of:=IF(FIND(&quot;var layer_&quot;;[.A158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}</text:p>
          </table:table-cell>
          <table:table-cell table:formula="of:=IF(FIND(&quot;var layer_&quot;;[.A158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}</text:p>
          </table:table-cell>
          <table:table-cell table:formula="of:=IF(FIND(&quot;var layer_&quot;;[.A158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},</text:p>
          </table:table-cell>
          <table:table-cell table:formula="of:=IF(FIND(&quot;var layer_&quot;;[.A158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mouseover: highlightFeature,</text:p>
          </table:table-cell>
          <table:table-cell table:formula="of:=IF(FIND(&quot;var layer_&quot;;[.A158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);</text:p>
          </table:table-cell>
          <table:table-cell table:formula="of:=IF(FIND(&quot;var layer_&quot;;[.A158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var popupContent = '&lt;table&gt;\</text:p>
          </table:table-cell>
          <table:table-cell table:formula="of:=IF(FIND(&quot;var layer_&quot;;[.A158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159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Expected population loss rate (Natural Hazards Risk Index) (percentile)&lt;/th&gt;\</text:p>
          </table:table-cell>
          <table:table-cell table:formula="of:=IF(FIND(&quot;var layer_&quot;;[.A159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 class="visible-with-data" id="EPLR_PFS"&gt;' + (feature.properties['EPLR_PFS'] !== null ? autolinker.link(String(feature.properties['EPLR_PFS']).replace(/'/g, '\'').toLocaleString()) : '') + '&lt;/td&gt;\</text:p>
          </table:table-cell>
          <table:table-cell table:formula="of:=IF(FIND(&quot;var layer_&quot;;[.A159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159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&lt;/table&gt;';</text:p>
          </table:table-cell>
          <table:table-cell table:formula="of:=IF(FIND(&quot;var layer_&quot;;[.A159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var content = removeEmptyRowsFromPopupContent(popupContent, feature);</text:p>
          </table:table-cell>
          <table:table-cell table:formula="of:=IF(FIND(&quot;var layer_&quot;;[.A159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layer.on('popupopen', function(e) {</text:p>
          </table:table-cell>
          <table:table-cell table:formula="of:=IF(FIND(&quot;var layer_&quot;;[.A159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<text:tab/>addClassToPopupIfMedia(content, e.popup);</text:p>
          </table:table-cell>
          <table:table-cell table:formula="of:=IF(FIND(&quot;var layer_&quot;;[.A159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});</text:p>
          </table:table-cell>
          <table:table-cell table:formula="of:=IF(FIND(&quot;var layer_&quot;;[.A159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layer.bindPopup(content, { maxHeight: 400 });</text:p>
          </table:table-cell>
          <table:table-cell table:formula="of:=IF(FIND(&quot;var layer_&quot;;[.A159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</text:p>
          </table:table-cell>
          <table:table-cell table:formula="of:=IF(FIND(&quot;var layer_&quot;;[.A160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/>
          <table:table-cell table:formula="of:=IF(FIND(&quot;var layer_&quot;;[.A160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function style_ExpectedPopulationLossRatepercentile_17_0(feature) {</text:p>
          </table:table-cell>
          <table:table-cell table:formula="of:=IF(FIND(&quot;var layer_&quot;;[.A160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f (feature.properties['EPLR_PFS'] &gt;= 0.000000 &amp;&amp; feature.properties['EPLR_PFS'] &lt;= 0.000000 ) {</text:p>
          </table:table-cell>
          <table:table-cell table:formula="of:=IF(FIND(&quot;var layer_&quot;;[.A160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return {</text:p>
          </table:table-cell>
          <table:table-cell table:formula="of:=IF(FIND(&quot;var layer_&quot;;[.A160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ane: 'pane_ExpectedPopulationLossRatepercentile_17',</text:p>
          </table:table-cell>
          <table:table-cell table:formula="of:=IF(FIND(&quot;var layer_&quot;;[.A160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opacity: 1,</text:p>
          </table:table-cell>
          <table:table-cell table:formula="of:=IF(FIND(&quot;var layer_&quot;;[.A160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rgba(35,35,35,1.0)',</text:p>
          </table:table-cell>
          <table:table-cell table:formula="of:=IF(FIND(&quot;var layer_&quot;;[.A160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dashArray: '',</text:p>
          </table:table-cell>
          <table:table-cell table:formula="of:=IF(FIND(&quot;var layer_&quot;;[.A160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Cap: 'butt',</text:p>
          </table:table-cell>
          <table:table-cell table:formula="of:=IF(FIND(&quot;var layer_&quot;;[.A160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Join: 'miter',</text:p>
          </table:table-cell>
          <table:table-cell table:formula="of:=IF(FIND(&quot;var layer_&quot;;[.A161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weight: 1.0,</text:p>
          </table:table-cell>
          <table:table-cell table:formula="of:=IF(FIND(&quot;var layer_&quot;;[.A161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: true,</text:p>
          </table:table-cell>
          <table:table-cell table:formula="of:=IF(FIND(&quot;var layer_&quot;;[.A161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1,</text:p>
          </table:table-cell>
          <table:table-cell table:formula="of:=IF(FIND(&quot;var layer_&quot;;[.A161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Color: 'rgba(183,72,75,0.0)',</text:p>
          </table:table-cell>
          <table:table-cell table:formula="of:=IF(FIND(&quot;var layer_&quot;;[.A161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nteractive: true,</text:p>
          </table:table-cell>
          <table:table-cell table:formula="of:=IF(FIND(&quot;var layer_&quot;;[.A161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61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61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f (feature.properties['EPLR_PFS'] &gt;= 0.750000 &amp;&amp; feature.properties['EPLR_PFS'] &lt;= 0.900000 ) {</text:p>
          </table:table-cell>
          <table:table-cell table:formula="of:=IF(FIND(&quot;var layer_&quot;;[.A161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return {</text:p>
          </table:table-cell>
          <table:table-cell table:formula="of:=IF(FIND(&quot;var layer_&quot;;[.A161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ane: 'pane_ExpectedPopulationLossRatepercentile_17',</text:p>
          </table:table-cell>
          <table:table-cell table:formula="of:=IF(FIND(&quot;var layer_&quot;;[.A162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opacity: 1,</text:p>
          </table:table-cell>
          <table:table-cell table:formula="of:=IF(FIND(&quot;var layer_&quot;;[.A162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rgba(35,35,35,1.0)',</text:p>
          </table:table-cell>
          <table:table-cell table:formula="of:=IF(FIND(&quot;var layer_&quot;;[.A162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dashArray: '',</text:p>
          </table:table-cell>
          <table:table-cell table:formula="of:=IF(FIND(&quot;var layer_&quot;;[.A162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Cap: 'butt',</text:p>
          </table:table-cell>
          <table:table-cell table:formula="of:=IF(FIND(&quot;var layer_&quot;;[.A162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Join: 'miter',</text:p>
          </table:table-cell>
          <table:table-cell table:formula="of:=IF(FIND(&quot;var layer_&quot;;[.A162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weight: 1.0,</text:p>
          </table:table-cell>
          <table:table-cell table:formula="of:=IF(FIND(&quot;var layer_&quot;;[.A162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: true,</text:p>
          </table:table-cell>
          <table:table-cell table:formula="of:=IF(FIND(&quot;var layer_&quot;;[.A162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1,</text:p>
          </table:table-cell>
          <table:table-cell table:formula="of:=IF(FIND(&quot;var layer_&quot;;[.A162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Color: 'rgba(189,224,254,0.8)',</text:p>
          </table:table-cell>
          <table:table-cell table:formula="of:=IF(FIND(&quot;var layer_&quot;;[.A162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nteractive: true,</text:p>
          </table:table-cell>
          <table:table-cell table:formula="of:=IF(FIND(&quot;var layer_&quot;;[.A163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63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63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f (feature.properties['EPLR_PFS'] &gt;= 0.900000 &amp;&amp; feature.properties['EPLR_PFS'] &lt;= 0.990000 ) {</text:p>
          </table:table-cell>
          <table:table-cell table:formula="of:=IF(FIND(&quot;var layer_&quot;;[.A163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return {</text:p>
          </table:table-cell>
          <table:table-cell table:formula="of:=IF(FIND(&quot;var layer_&quot;;[.A163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ane: 'pane_ExpectedPopulationLossRatepercentile_17',</text:p>
          </table:table-cell>
          <table:table-cell table:formula="of:=IF(FIND(&quot;var layer_&quot;;[.A163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opacity: 1,</text:p>
          </table:table-cell>
          <table:table-cell table:formula="of:=IF(FIND(&quot;var layer_&quot;;[.A163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rgba(35,35,35,1.0)',</text:p>
          </table:table-cell>
          <table:table-cell table:formula="of:=IF(FIND(&quot;var layer_&quot;;[.A163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dashArray: '',</text:p>
          </table:table-cell>
          <table:table-cell table:formula="of:=IF(FIND(&quot;var layer_&quot;;[.A163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Cap: 'butt',</text:p>
          </table:table-cell>
          <table:table-cell table:formula="of:=IF(FIND(&quot;var layer_&quot;;[.A163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Join: 'miter',</text:p>
          </table:table-cell>
          <table:table-cell table:formula="of:=IF(FIND(&quot;var layer_&quot;;[.A164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weight: 1.0,</text:p>
          </table:table-cell>
          <table:table-cell table:formula="of:=IF(FIND(&quot;var layer_&quot;;[.A164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: true,</text:p>
          </table:table-cell>
          <table:table-cell table:formula="of:=IF(FIND(&quot;var layer_&quot;;[.A164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1,</text:p>
          </table:table-cell>
          <table:table-cell table:formula="of:=IF(FIND(&quot;var layer_&quot;;[.A164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Color: 'rgba(72,149,239,1.0)',</text:p>
          </table:table-cell>
          <table:table-cell table:formula="of:=IF(FIND(&quot;var layer_&quot;;[.A164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nteractive: true,</text:p>
          </table:table-cell>
          <table:table-cell table:formula="of:=IF(FIND(&quot;var layer_&quot;;[.A164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64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64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</text:p>
          </table:table-cell>
          <table:table-cell table:formula="of:=IF(FIND(&quot;var layer_&quot;;[.A164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createPane('pane_ExpectedPopulationLossRatepercentile_17');</text:p>
          </table:table-cell>
          <table:table-cell table:formula="of:=IF(FIND(&quot;var layer_&quot;;[.A164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getPane('pane_ExpectedPopulationLossRatepercentile_17').style.zIndex = 417;</text:p>
          </table:table-cell>
          <table:table-cell table:formula="of:=IF(FIND(&quot;var layer_&quot;;[.A165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getPane('pane_ExpectedPopulationLossRatepercentile_17').style['mix-blend-mode'] = 'normal';</text:p>
          </table:table-cell>
          <table:table-cell table:formula="of:=IF(FIND(&quot;var layer_&quot;;[.A1651])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string" calcext:value-type="string">
            <text:p><text:s text:c="8"/>var layer_ExpectedPopulationLossRatepercentile_17 = new L.geoJson(json_ExpectedPopulationLossRatepercentile_17, {</text:p>
          </table:table-cell>
          <table:table-cell table:formula="of:=IF(FIND(&quot;var layer_&quot;;[.A1652]))" office:value-type="boolean" office:boolean-value="true" calcext:value-type="boolean">
            <text:p>TRUE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attribution: '',</text:p>
          </table:table-cell>
          <table:table-cell table:formula="of:=IF(FIND(&quot;var layer_&quot;;[.A165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nteractive: true,</text:p>
          </table:table-cell>
          <table:table-cell table:formula="of:=IF(FIND(&quot;var layer_&quot;;[.A165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dataVar: 'json_ExpectedPopulationLossRatepercentile_17',</text:p>
          </table:table-cell>
          <table:table-cell table:formula="of:=IF(FIND(&quot;var layer_&quot;;[.A165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layerName: 'layer_ExpectedPopulationLossRatepercentile_17',</text:p>
          </table:table-cell>
          <table:table-cell table:formula="of:=IF(FIND(&quot;var layer_&quot;;[.A165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pane: 'pane_ExpectedPopulationLossRatepercentile_17',</text:p>
          </table:table-cell>
          <table:table-cell table:formula="of:=IF(FIND(&quot;var layer_&quot;;[.A165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onEachFeature: pop_ExpectedPopulationLossRatepercentile_17,</text:p>
          </table:table-cell>
          <table:table-cell table:formula="of:=IF(FIND(&quot;var layer_&quot;;[.A165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style: style_ExpectedPopulationLossRatepercentile_17_0,</text:p>
          </table:table-cell>
          <table:table-cell table:formula="of:=IF(FIND(&quot;var layer_&quot;;[.A165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);</text:p>
          </table:table-cell>
          <table:table-cell table:formula="of:=IF(FIND(&quot;var layer_&quot;;[.A166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bounds_group.addLayer(layer_ExpectedPopulationLossRatepercentile_17);</text:p>
          </table:table-cell>
          <table:table-cell table:formula="of:=IF(FIND(&quot;var layer_&quot;;[.A166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function pop_ProposedMSXpipelineroute_18(feature, layer) {</text:p>
          </table:table-cell>
          <table:table-cell table:formula="of:=IF(FIND(&quot;var layer_&quot;;[.A166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layer.on({</text:p>
          </table:table-cell>
          <table:table-cell table:formula="of:=IF(FIND(&quot;var layer_&quot;;[.A166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mouseout: function(e) {</text:p>
          </table:table-cell>
          <table:table-cell table:formula="of:=IF(FIND(&quot;var layer_&quot;;[.A166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for (var i in e.target._eventParents) {</text:p>
          </table:table-cell>
          <table:table-cell table:formula="of:=IF(FIND(&quot;var layer_&quot;;[.A166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if (typeof e.target._eventParents[i].resetStyle === 'function') {</text:p>
          </table:table-cell>
          <table:table-cell table:formula="of:=IF(FIND(&quot;var layer_&quot;;[.A166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8"/>e.target._eventParents[i].resetStyle(e.target);</text:p>
          </table:table-cell>
          <table:table-cell table:formula="of:=IF(FIND(&quot;var layer_&quot;;[.A166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}</text:p>
          </table:table-cell>
          <table:table-cell table:formula="of:=IF(FIND(&quot;var layer_&quot;;[.A166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}</text:p>
          </table:table-cell>
          <table:table-cell table:formula="of:=IF(FIND(&quot;var layer_&quot;;[.A166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},</text:p>
          </table:table-cell>
          <table:table-cell table:formula="of:=IF(FIND(&quot;var layer_&quot;;[.A167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mouseover: highlightFeature,</text:p>
          </table:table-cell>
          <table:table-cell table:formula="of:=IF(FIND(&quot;var layer_&quot;;[.A167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);</text:p>
          </table:table-cell>
          <table:table-cell table:formula="of:=IF(FIND(&quot;var layer_&quot;;[.A167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var popupContent = '&lt;table&gt;\</text:p>
          </table:table-cell>
          <table:table-cell table:formula="of:=IF(FIND(&quot;var layer_&quot;;[.A167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&lt;/table&gt;';</text:p>
          </table:table-cell>
          <table:table-cell table:formula="of:=IF(FIND(&quot;var layer_&quot;;[.A167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var content = removeEmptyRowsFromPopupContent(popupContent, feature);</text:p>
          </table:table-cell>
          <table:table-cell table:formula="of:=IF(FIND(&quot;var layer_&quot;;[.A167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layer.on('popupopen', function(e) {</text:p>
          </table:table-cell>
          <table:table-cell table:formula="of:=IF(FIND(&quot;var layer_&quot;;[.A167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<text:tab/>addClassToPopupIfMedia(content, e.popup);</text:p>
          </table:table-cell>
          <table:table-cell table:formula="of:=IF(FIND(&quot;var layer_&quot;;[.A167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});</text:p>
          </table:table-cell>
          <table:table-cell table:formula="of:=IF(FIND(&quot;var layer_&quot;;[.A167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layer.bindPopup(content, { maxHeight: 400 });</text:p>
          </table:table-cell>
          <table:table-cell table:formula="of:=IF(FIND(&quot;var layer_&quot;;[.A167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</text:p>
          </table:table-cell>
          <table:table-cell table:formula="of:=IF(FIND(&quot;var layer_&quot;;[.A168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/>
          <table:table-cell table:formula="of:=IF(FIND(&quot;var layer_&quot;;[.A168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function style_ProposedMSXpipelineroute_18_0() {</text:p>
          </table:table-cell>
          <table:table-cell table:formula="of:=IF(FIND(&quot;var layer_&quot;;[.A168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return {</text:p>
          </table:table-cell>
          <table:table-cell table:formula="of:=IF(FIND(&quot;var layer_&quot;;[.A168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ane: 'pane_ProposedMSXpipelineroute_18',</text:p>
          </table:table-cell>
          <table:table-cell table:formula="of:=IF(FIND(&quot;var layer_&quot;;[.A168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opacity: 1,</text:p>
          </table:table-cell>
          <table:table-cell table:formula="of:=IF(FIND(&quot;var layer_&quot;;[.A168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rgba(0,0,0,1.0)',</text:p>
          </table:table-cell>
          <table:table-cell table:formula="of:=IF(FIND(&quot;var layer_&quot;;[.A168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dashArray: '',</text:p>
          </table:table-cell>
          <table:table-cell table:formula="of:=IF(FIND(&quot;var layer_&quot;;[.A168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Cap: 'square',</text:p>
          </table:table-cell>
          <table:table-cell table:formula="of:=IF(FIND(&quot;var layer_&quot;;[.A168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Join: 'bevel',</text:p>
          </table:table-cell>
          <table:table-cell table:formula="of:=IF(FIND(&quot;var layer_&quot;;[.A168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weight: 4.0,</text:p>
          </table:table-cell>
          <table:table-cell table:formula="of:=IF(FIND(&quot;var layer_&quot;;[.A169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0,</text:p>
          </table:table-cell>
          <table:table-cell table:formula="of:=IF(FIND(&quot;var layer_&quot;;[.A169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nteractive: false,</text:p>
          </table:table-cell>
          <table:table-cell table:formula="of:=IF(FIND(&quot;var layer_&quot;;[.A169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69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</text:p>
          </table:table-cell>
          <table:table-cell table:formula="of:=IF(FIND(&quot;var layer_&quot;;[.A169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createPane('pane_ProposedMSXpipelineroute_18');</text:p>
          </table:table-cell>
          <table:table-cell table:formula="of:=IF(FIND(&quot;var layer_&quot;;[.A169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getPane('pane_ProposedMSXpipelineroute_18').style.zIndex = 418;</text:p>
          </table:table-cell>
          <table:table-cell table:formula="of:=IF(FIND(&quot;var layer_&quot;;[.A169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getPane('pane_ProposedMSXpipelineroute_18').style['mix-blend-mode'] = 'normal';</text:p>
          </table:table-cell>
          <table:table-cell table:formula="of:=IF(FIND(&quot;var layer_&quot;;[.A1697])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string" calcext:value-type="string">
            <text:p><text:s text:c="8"/>var layer_ProposedMSXpipelineroute_18 = new L.geoJson(json_ProposedMSXpipelineroute_18, {</text:p>
          </table:table-cell>
          <table:table-cell table:formula="of:=IF(FIND(&quot;var layer_&quot;;[.A1698]))" office:value-type="boolean" office:boolean-value="true" calcext:value-type="boolean">
            <text:p>TRUE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attribution: '',</text:p>
          </table:table-cell>
          <table:table-cell table:formula="of:=IF(FIND(&quot;var layer_&quot;;[.A169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nteractive: false,</text:p>
          </table:table-cell>
          <table:table-cell table:formula="of:=IF(FIND(&quot;var layer_&quot;;[.A170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dataVar: 'json_ProposedMSXpipelineroute_18',</text:p>
          </table:table-cell>
          <table:table-cell table:formula="of:=IF(FIND(&quot;var layer_&quot;;[.A170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layerName: 'layer_ProposedMSXpipelineroute_18',</text:p>
          </table:table-cell>
          <table:table-cell table:formula="of:=IF(FIND(&quot;var layer_&quot;;[.A170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pane: 'pane_ProposedMSXpipelineroute_18',</text:p>
          </table:table-cell>
          <table:table-cell table:formula="of:=IF(FIND(&quot;var layer_&quot;;[.A170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onEachFeature: pop_ProposedMSXpipelineroute_18,</text:p>
          </table:table-cell>
          <table:table-cell table:formula="of:=IF(FIND(&quot;var layer_&quot;;[.A170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style: style_ProposedMSXpipelineroute_18_0,</text:p>
          </table:table-cell>
          <table:table-cell table:formula="of:=IF(FIND(&quot;var layer_&quot;;[.A170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);</text:p>
          </table:table-cell>
          <table:table-cell table:formula="of:=IF(FIND(&quot;var layer_&quot;;[.A170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bounds_group.addLayer(layer_ProposedMSXpipelineroute_18);</text:p>
          </table:table-cell>
          <table:table-cell table:formula="of:=IF(FIND(&quot;var layer_&quot;;[.A170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addLayer(layer_ProposedMSXpipelineroute_18);</text:p>
          </table:table-cell>
          <table:table-cell table:formula="of:=IF(FIND(&quot;var layer_&quot;;[.A170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function pop_ProposedMSXCompressorStations_19(feature, layer) {</text:p>
          </table:table-cell>
          <table:table-cell table:formula="of:=IF(FIND(&quot;var layer_&quot;;[.A170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layer.on({</text:p>
          </table:table-cell>
          <table:table-cell table:formula="of:=IF(FIND(&quot;var layer_&quot;;[.A171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mouseout: function(e) {</text:p>
          </table:table-cell>
          <table:table-cell table:formula="of:=IF(FIND(&quot;var layer_&quot;;[.A171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for (var i in e.target._eventParents) {</text:p>
          </table:table-cell>
          <table:table-cell table:formula="of:=IF(FIND(&quot;var layer_&quot;;[.A171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if (typeof e.target._eventParents[i].resetStyle === 'function') {</text:p>
          </table:table-cell>
          <table:table-cell table:formula="of:=IF(FIND(&quot;var layer_&quot;;[.A171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8"/>e.target._eventParents[i].resetStyle(e.target);</text:p>
          </table:table-cell>
          <table:table-cell table:formula="of:=IF(FIND(&quot;var layer_&quot;;[.A171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}</text:p>
          </table:table-cell>
          <table:table-cell table:formula="of:=IF(FIND(&quot;var layer_&quot;;[.A171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}</text:p>
          </table:table-cell>
          <table:table-cell table:formula="of:=IF(FIND(&quot;var layer_&quot;;[.A171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},</text:p>
          </table:table-cell>
          <table:table-cell table:formula="of:=IF(FIND(&quot;var layer_&quot;;[.A171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mouseover: highlightFeature,</text:p>
          </table:table-cell>
          <table:table-cell table:formula="of:=IF(FIND(&quot;var layer_&quot;;[.A171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);</text:p>
          </table:table-cell>
          <table:table-cell table:formula="of:=IF(FIND(&quot;var layer_&quot;;[.A171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var popupContent = '&lt;table&gt;\</text:p>
          </table:table-cell>
          <table:table-cell table:formula="of:=IF(FIND(&quot;var layer_&quot;;[.A172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&lt;/table&gt;';</text:p>
          </table:table-cell>
          <table:table-cell table:formula="of:=IF(FIND(&quot;var layer_&quot;;[.A172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var content = removeEmptyRowsFromPopupContent(popupContent, feature);</text:p>
          </table:table-cell>
          <table:table-cell table:formula="of:=IF(FIND(&quot;var layer_&quot;;[.A172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layer.on('popupopen', function(e) {</text:p>
          </table:table-cell>
          <table:table-cell table:formula="of:=IF(FIND(&quot;var layer_&quot;;[.A172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<text:tab/>addClassToPopupIfMedia(content, e.popup);</text:p>
          </table:table-cell>
          <table:table-cell table:formula="of:=IF(FIND(&quot;var layer_&quot;;[.A172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});</text:p>
          </table:table-cell>
          <table:table-cell table:formula="of:=IF(FIND(&quot;var layer_&quot;;[.A172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layer.bindPopup(content, { maxHeight: 400 });</text:p>
          </table:table-cell>
          <table:table-cell table:formula="of:=IF(FIND(&quot;var layer_&quot;;[.A172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</text:p>
          </table:table-cell>
          <table:table-cell table:formula="of:=IF(FIND(&quot;var layer_&quot;;[.A172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/>
          <table:table-cell table:formula="of:=IF(FIND(&quot;var layer_&quot;;[.A172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function style_ProposedMSXCompressorStations_19_0() {</text:p>
          </table:table-cell>
          <table:table-cell table:formula="of:=IF(FIND(&quot;var layer_&quot;;[.A172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return {</text:p>
          </table:table-cell>
          <table:table-cell table:formula="of:=IF(FIND(&quot;var layer_&quot;;[.A173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ane: 'pane_ProposedMSXCompressorStations_19',</text:p>
          </table:table-cell>
          <table:table-cell table:formula="of:=IF(FIND(&quot;var layer_&quot;;[.A173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radius: 6.0,</text:p>
          </table:table-cell>
          <table:table-cell table:formula="of:=IF(FIND(&quot;var layer_&quot;;[.A173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opacity: 1,</text:p>
          </table:table-cell>
          <table:table-cell table:formula="of:=IF(FIND(&quot;var layer_&quot;;[.A173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rgba(35,35,35,1.0)',</text:p>
          </table:table-cell>
          <table:table-cell table:formula="of:=IF(FIND(&quot;var layer_&quot;;[.A173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dashArray: '',</text:p>
          </table:table-cell>
          <table:table-cell table:formula="of:=IF(FIND(&quot;var layer_&quot;;[.A173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Cap: 'butt',</text:p>
          </table:table-cell>
          <table:table-cell table:formula="of:=IF(FIND(&quot;var layer_&quot;;[.A173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Join: 'miter',</text:p>
          </table:table-cell>
          <table:table-cell table:formula="of:=IF(FIND(&quot;var layer_&quot;;[.A173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weight: 1,</text:p>
          </table:table-cell>
          <table:table-cell table:formula="of:=IF(FIND(&quot;var layer_&quot;;[.A173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: true,</text:p>
          </table:table-cell>
          <table:table-cell table:formula="of:=IF(FIND(&quot;var layer_&quot;;[.A173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1,</text:p>
          </table:table-cell>
          <table:table-cell table:formula="of:=IF(FIND(&quot;var layer_&quot;;[.A174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Color: 'rgba(243,0,40,1.0)',</text:p>
          </table:table-cell>
          <table:table-cell table:formula="of:=IF(FIND(&quot;var layer_&quot;;[.A174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nteractive: false,</text:p>
          </table:table-cell>
          <table:table-cell table:formula="of:=IF(FIND(&quot;var layer_&quot;;[.A174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74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</text:p>
          </table:table-cell>
          <table:table-cell table:formula="of:=IF(FIND(&quot;var layer_&quot;;[.A174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createPane('pane_ProposedMSXCompressorStations_19');</text:p>
          </table:table-cell>
          <table:table-cell table:formula="of:=IF(FIND(&quot;var layer_&quot;;[.A174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getPane('pane_ProposedMSXCompressorStations_19').style.zIndex = 419;</text:p>
          </table:table-cell>
          <table:table-cell table:formula="of:=IF(FIND(&quot;var layer_&quot;;[.A174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getPane('pane_ProposedMSXCompressorStations_19').style['mix-blend-mode'] = 'normal';</text:p>
          </table:table-cell>
          <table:table-cell table:formula="of:=IF(FIND(&quot;var layer_&quot;;[.A1747])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string" calcext:value-type="string">
            <text:p><text:s text:c="8"/>var layer_ProposedMSXCompressorStations_19 = new L.geoJson(json_ProposedMSXCompressorStations_19, {</text:p>
          </table:table-cell>
          <table:table-cell table:formula="of:=IF(FIND(&quot;var layer_&quot;;[.A1748]))" office:value-type="boolean" office:boolean-value="true" calcext:value-type="boolean">
            <text:p>TRUE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attribution: '',</text:p>
          </table:table-cell>
          <table:table-cell table:formula="of:=IF(FIND(&quot;var layer_&quot;;[.A174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nteractive: false,</text:p>
          </table:table-cell>
          <table:table-cell table:formula="of:=IF(FIND(&quot;var layer_&quot;;[.A175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dataVar: 'json_ProposedMSXCompressorStations_19',</text:p>
          </table:table-cell>
          <table:table-cell table:formula="of:=IF(FIND(&quot;var layer_&quot;;[.A175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layerName: 'layer_ProposedMSXCompressorStations_19',</text:p>
          </table:table-cell>
          <table:table-cell table:formula="of:=IF(FIND(&quot;var layer_&quot;;[.A175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pane: 'pane_ProposedMSXCompressorStations_19',</text:p>
          </table:table-cell>
          <table:table-cell table:formula="of:=IF(FIND(&quot;var layer_&quot;;[.A175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onEachFeature: pop_ProposedMSXCompressorStations_19,</text:p>
          </table:table-cell>
          <table:table-cell table:formula="of:=IF(FIND(&quot;var layer_&quot;;[.A175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pointToLayer: function (feature, latlng) {</text:p>
          </table:table-cell>
          <table:table-cell table:formula="of:=IF(FIND(&quot;var layer_&quot;;[.A175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var context = {</text:p>
          </table:table-cell>
          <table:table-cell table:formula="of:=IF(FIND(&quot;var layer_&quot;;[.A175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feature: feature,</text:p>
          </table:table-cell>
          <table:table-cell table:formula="of:=IF(FIND(&quot;var layer_&quot;;[.A175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variables: {}</text:p>
          </table:table-cell>
          <table:table-cell table:formula="of:=IF(FIND(&quot;var layer_&quot;;[.A175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};</text:p>
          </table:table-cell>
          <table:table-cell table:formula="of:=IF(FIND(&quot;var layer_&quot;;[.A175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return L.circleMarker(latlng, style_ProposedMSXCompressorStations_19_0(feature));</text:p>
          </table:table-cell>
          <table:table-cell table:formula="of:=IF(FIND(&quot;var layer_&quot;;[.A176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,</text:p>
          </table:table-cell>
          <table:table-cell table:formula="of:=IF(FIND(&quot;var layer_&quot;;[.A176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);</text:p>
          </table:table-cell>
          <table:table-cell table:formula="of:=IF(FIND(&quot;var layer_&quot;;[.A176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bounds_group.addLayer(layer_ProposedMSXCompressorStations_19);</text:p>
          </table:table-cell>
          <table:table-cell table:formula="of:=IF(FIND(&quot;var layer_&quot;;[.A176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addLayer(layer_ProposedMSXCompressorStations_19);</text:p>
          </table:table-cell>
          <table:table-cell table:formula="of:=IF(FIND(&quot;var layer_&quot;;[.A176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const url = {"Nominatim OSM": "https://nominatim.openstreetmap.org/search?format=geojson&amp;addressdetails=1&amp;",</text:p>
          </table:table-cell>
          <table:table-cell table:formula="of:=IF(FIND(&quot;var layer_&quot;;[.A176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"France BAN": "https://api-adresse.data.gouv.fr/search/?"}</text:p>
          </table:table-cell>
          <table:table-cell table:formula="of:=IF(FIND(&quot;var layer_&quot;;[.A176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var photonControl = L.control.photon({</text:p>
          </table:table-cell>
          <table:table-cell table:formula="of:=IF(FIND(&quot;var layer_&quot;;[.A176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url: url["Nominatim OSM"],</text:p>
          </table:table-cell>
          <table:table-cell table:formula="of:=IF(FIND(&quot;var layer_&quot;;[.A176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feedbackLabel: '',</text:p>
          </table:table-cell>
          <table:table-cell table:formula="of:=IF(FIND(&quot;var layer_&quot;;[.A176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position: 'topleft',</text:p>
          </table:table-cell>
          <table:table-cell table:formula="of:=IF(FIND(&quot;var layer_&quot;;[.A177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ncludePosition: true,</text:p>
          </table:table-cell>
          <table:table-cell table:formula="of:=IF(FIND(&quot;var layer_&quot;;[.A177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nitial: true,</text:p>
          </table:table-cell>
          <table:table-cell table:formula="of:=IF(FIND(&quot;var layer_&quot;;[.A177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// resultsHandler: myHandler,</text:p>
          </table:table-cell>
          <table:table-cell table:formula="of:=IF(FIND(&quot;var layer_&quot;;[.A177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).addTo(map);</text:p>
          </table:table-cell>
          <table:table-cell table:formula="of:=IF(FIND(&quot;var layer_&quot;;[.A177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photonControl._container.childNodes[0].style.borderRadius="10px"</text:p>
          </table:table-cell>
          <table:table-cell table:formula="of:=IF(FIND(&quot;var layer_&quot;;[.A177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// Create a variable to store the geoJSON data</text:p>
          </table:table-cell>
          <table:table-cell table:formula="of:=IF(FIND(&quot;var layer_&quot;;[.A177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var x = null;</text:p>
          </table:table-cell>
          <table:table-cell table:formula="of:=IF(FIND(&quot;var layer_&quot;;[.A177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// Create a variable to store the marker</text:p>
          </table:table-cell>
          <table:table-cell table:formula="of:=IF(FIND(&quot;var layer_&quot;;[.A177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var marker = null;</text:p>
          </table:table-cell>
          <table:table-cell table:formula="of:=IF(FIND(&quot;var layer_&quot;;[.A177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// Add an event listener to the Photon control to create a marker from the returned geoJSON data</text:p>
          </table:table-cell>
          <table:table-cell table:formula="of:=IF(FIND(&quot;var layer_&quot;;[.A178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var z = null;</text:p>
          </table:table-cell>
          <table:table-cell table:formula="of:=IF(FIND(&quot;var layer_&quot;;[.A178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photonControl.on('selected', function(e) {</text:p>
          </table:table-cell>
          <table:table-cell table:formula="of:=IF(FIND(&quot;var layer_&quot;;[.A178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console.log(photonControl.search.resultsContainer);</text:p>
          </table:table-cell>
          <table:table-cell table:formula="of:=IF(FIND(&quot;var layer_&quot;;[.A178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f (x != null) {</text:p>
          </table:table-cell>
          <table:table-cell table:formula="of:=IF(FIND(&quot;var layer_&quot;;[.A178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map.removeLayer(obj3.marker);</text:p>
          </table:table-cell>
          <table:table-cell table:formula="of:=IF(FIND(&quot;var layer_&quot;;[.A178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map.removeLayer(x);</text:p>
          </table:table-cell>
          <table:table-cell table:formula="of:=IF(FIND(&quot;var layer_&quot;;[.A178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78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obj2.gcd = e.choice;</text:p>
          </table:table-cell>
          <table:table-cell table:formula="of:=IF(FIND(&quot;var layer_&quot;;[.A178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x = L.geoJSON(obj2.gcd).addTo(map);</text:p>
          </table:table-cell>
          <table:table-cell table:formula="of:=IF(FIND(&quot;var layer_&quot;;[.A178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var label = typeof obj2.gcd.properties.label === 'undefined' ? obj2.gcd.properties.display_name : obj2.gcd.properties.label;</text:p>
          </table:table-cell>
          <table:table-cell table:formula="of:=IF(FIND(&quot;var layer_&quot;;[.A179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obj3.marker = L.marker(x.getLayers()[0].getLatLng()).bindPopup(label).addTo(map);</text:p>
          </table:table-cell>
          <table:table-cell table:formula="of:=IF(FIND(&quot;var layer_&quot;;[.A179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map.setView(x.getLayers()[0].getLatLng(), 17);</text:p>
          </table:table-cell>
          <table:table-cell table:formula="of:=IF(FIND(&quot;var layer_&quot;;[.A179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z = typeof e.choice.properties.label === 'undefined'? e.choice.properties.display_name : e.choice.properties.label;</text:p>
          </table:table-cell>
          <table:table-cell table:formula="of:=IF(FIND(&quot;var layer_&quot;;[.A179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console.log(e);</text:p>
          </table:table-cell>
          <table:table-cell table:formula="of:=IF(FIND(&quot;var layer_&quot;;[.A179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e.target.input.value = z;</text:p>
          </table:table-cell>
          <table:table-cell table:formula="of:=IF(FIND(&quot;var layer_&quot;;[.A179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);</text:p>
          </table:table-cell>
          <table:table-cell table:formula="of:=IF(FIND(&quot;var layer_&quot;;[.A179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var search = document.getElementsByClassName("leaflet-photon leaflet-control")[0];</text:p>
          </table:table-cell>
          <table:table-cell table:formula="of:=IF(FIND(&quot;var layer_&quot;;[.A179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search.classList.add("leaflet-control-search")</text:p>
          </table:table-cell>
          <table:table-cell table:formula="of:=IF(FIND(&quot;var layer_&quot;;[.A179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search.style.display = "flex";</text:p>
          </table:table-cell>
          <table:table-cell table:formula="of:=IF(FIND(&quot;var layer_&quot;;[.A179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search.style.backgroundColor="rgba(255,255,255,0.5)"</text:p>
          </table:table-cell>
          <table:table-cell table:formula="of:=IF(FIND(&quot;var layer_&quot;;[.A180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/>
          <table:table-cell table:formula="of:=IF(FIND(&quot;var layer_&quot;;[.A180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// Create the new button element</text:p>
          </table:table-cell>
          <table:table-cell table:formula="of:=IF(FIND(&quot;var layer_&quot;;[.A180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var button = document.createElement("div");</text:p>
          </table:table-cell>
          <table:table-cell table:formula="of:=IF(FIND(&quot;var layer_&quot;;[.A180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button.id = "gcd-button-control";</text:p>
          </table:table-cell>
          <table:table-cell table:formula="of:=IF(FIND(&quot;var layer_&quot;;[.A180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button.className = "gcd-gl-btn fa fa-search search-button";</text:p>
          </table:table-cell>
          <table:table-cell table:formula="of:=IF(FIND(&quot;var layer_&quot;;[.A180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/>
          <table:table-cell table:formula="of:=IF(FIND(&quot;var layer_&quot;;[.A180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// Insert the button at the beginning of the search control</text:p>
          </table:table-cell>
          <table:table-cell table:formula="of:=IF(FIND(&quot;var layer_&quot;;[.A180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search.insertBefore(button, search.firstChild);</text:p>
          </table:table-cell>
          <table:table-cell table:formula="of:=IF(FIND(&quot;var layer_&quot;;[.A180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last = search.lastChild;</text:p>
          </table:table-cell>
          <table:table-cell table:formula="of:=IF(FIND(&quot;var layer_&quot;;[.A180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last.style.display = "none";</text:p>
          </table:table-cell>
          <table:table-cell table:formula="of:=IF(FIND(&quot;var layer_&quot;;[.A181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button.addEventListener("click", function (e) {</text:p>
          </table:table-cell>
          <table:table-cell table:formula="of:=IF(FIND(&quot;var layer_&quot;;[.A181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f (last.style.display === "none") {</text:p>
          </table:table-cell>
          <table:table-cell table:formula="of:=IF(FIND(&quot;var layer_&quot;;[.A181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ast.style.display = "block";</text:p>
          </table:table-cell>
          <table:table-cell table:formula="of:=IF(FIND(&quot;var layer_&quot;;[.A181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 else {</text:p>
          </table:table-cell>
          <table:table-cell table:formula="of:=IF(FIND(&quot;var layer_&quot;;[.A181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ast.style.display = "none";</text:p>
          </table:table-cell>
          <table:table-cell table:formula="of:=IF(FIND(&quot;var layer_&quot;;[.A181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81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);</text:p>
          </table:table-cell>
          <table:table-cell table:formula="of:=IF(FIND(&quot;var layer_&quot;;[.A181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var overlaysTree = [</text:p>
          </table:table-cell>
          <table:table-cell table:formula="of:=IF(FIND(&quot;var layer_&quot;;[.A181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{label: '&lt;img src="legend/ProposedMSXCompressorStations_19.png" /&gt; Proposed MSX Compressor Stations', layer: layer_ProposedMSXCompressorStations_19},</text:p>
          </table:table-cell>
          <table:table-cell table:formula="of:=IF(FIND(&quot;var layer_&quot;;[.A181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{label: '&lt;img src="legend/ProposedMSXpipelineroute_18.png" /&gt; Proposed MSX pipeline route', layer: layer_ProposedMSXpipelineroute_18},</text:p>
          </table:table-cell>
          <table:table-cell table:formula="of:=IF(FIND(&quot;var layer_&quot;;[.A182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{label: '&lt;b&gt;Economic Variables&lt;/b&gt;', <text:s/>selectAllCheckbox: true, children: [</text:p>
          </table:table-cell>
          <table:table-cell table:formula="of:=IF(FIND(&quot;var layer_&quot;;[.A182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{label: 'Expected Population Loss Rate (percentile)&lt;br /&gt;&lt;table&gt;&lt;tr&gt;&lt;td style="text-align: center;"&gt;&lt;img src="legend/ExpectedPopulationLossRatepercentile_17_00000.png" /&gt;&lt;/td&gt;&lt;td&gt;0.0 - 0.0&lt;/td&gt;&lt;/tr&gt;&lt;tr&gt;&lt;td style="text-align: center;"&gt;&lt;img src="legend/ExpectedPopulationLossRatepercentile_17_075091.png" /&gt;&lt;/td&gt;&lt;td&gt;0.75 - 0.9 &lt;/td&gt;&lt;/tr&gt;&lt;tr&gt;&lt;td style="text-align: center;"&gt;&lt;img src="legend/ExpectedPopulationLossRatepercentile_17_090992.png" /&gt;&lt;/td&gt;&lt;td&gt;0.9 - 0.99 &lt;/td&gt;&lt;/tr&gt;&lt;/table&gt;', layer: layer_ExpectedPopulationLossRatepercentile_17},</text:p>
          </table:table-cell>
          <table:table-cell table:formula="of:=IF(FIND(&quot;var layer_&quot;;[.A182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{label: 'Energy Burden (percentile)&lt;br /&gt;&lt;table&gt;&lt;tr&gt;&lt;td style="text-align: center;"&gt;&lt;img src="legend/EnergyBurdenpercentile_16_00000.png" /&gt;&lt;/td&gt;&lt;td&gt;0.0 - 0.0&lt;/td&gt;&lt;/tr&gt;&lt;tr&gt;&lt;td style="text-align: center;"&gt;&lt;img src="legend/EnergyBurdenpercentile_16_075091.png" /&gt;&lt;/td&gt;&lt;td&gt;0.75 - 0.9 &lt;/td&gt;&lt;/tr&gt;&lt;tr&gt;&lt;td style="text-align: center;"&gt;&lt;img src="legend/EnergyBurdenpercentile_16_090992.png" /&gt;&lt;/td&gt;&lt;td&gt;0.9 - 0.99 &lt;/td&gt;&lt;/tr&gt;&lt;/table&gt;', layer: layer_EnergyBurdenpercentile_16},</text:p>
          </table:table-cell>
          <table:table-cell table:formula="of:=IF(FIND(&quot;var layer_&quot;;[.A182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{label: 'Percent of People &lt;100% Below Federal Poverty Line (percentile)&lt;br /&gt;&lt;table&gt;&lt;tr&gt;&lt;td style="text-align: center;"&gt;&lt;img src="legend/PercentofPeople100BelowFederalPovertyLinepercentile_15_00000.png" /&gt;&lt;/td&gt;&lt;td&gt;0.0 - 0.0&lt;/td&gt;&lt;/tr&gt;&lt;tr&gt;&lt;td style="text-align: center;"&gt;&lt;img src="legend/PercentofPeople100BelowFederalPovertyLinepercentile_15_075091.png" /&gt;&lt;/td&gt;&lt;td&gt;0.75 - 0.9 &lt;/td&gt;&lt;/tr&gt;&lt;tr&gt;&lt;td style="text-align: center;"&gt;&lt;img src="legend/PercentofPeople100BelowFederalPovertyLinepercentile_15_090992.png" /&gt;&lt;/td&gt;&lt;td&gt;0.9 - 0.99 &lt;/td&gt;&lt;/tr&gt;&lt;/table&gt;', layer: layer_PercentofPeople100BelowFederalPovertyLinepercentile_15},</text:p>
          </table:table-cell>
          <table:table-cell table:formula="of:=IF(FIND(&quot;var layer_&quot;;[.A182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{label: 'Percent of People &lt;200% Below Federal Poverty Line&lt;br /&gt;&lt;table&gt;&lt;tr&gt;&lt;td style="text-align: center;"&gt;&lt;img src="legend/PercentofPeople200BelowFederalPovertyLine_14_00000.png" /&gt;&lt;/td&gt;&lt;td&gt;0.0 - 0.0&lt;/td&gt;&lt;/tr&gt;&lt;tr&gt;&lt;td style="text-align: center;"&gt;&lt;img src="legend/PercentofPeople200BelowFederalPovertyLine_14_075091.png" /&gt;&lt;/td&gt;&lt;td&gt;0.75 - 0.9 &lt;/td&gt;&lt;/tr&gt;&lt;tr&gt;&lt;td style="text-align: center;"&gt;&lt;img src="legend/PercentofPeople200BelowFederalPovertyLine_14_090992.png" /&gt;&lt;/td&gt;&lt;td&gt;0.9 - 0.99 &lt;/td&gt;&lt;/tr&gt;&lt;/table&gt;', layer: layer_PercentofPeople200BelowFederalPovertyLine_14},</text:p>
          </table:table-cell>
          <table:table-cell table:formula="of:=IF(FIND(&quot;var layer_&quot;;[.A182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{label: 'Percent Unemployment&lt;br /&gt;&lt;table&gt;&lt;tr&gt;&lt;td style="text-align: center;"&gt;&lt;img src="legend/PercentUnemployment_13_00000.png" /&gt;&lt;/td&gt;&lt;td&gt;0.0 - 0.0&lt;/td&gt;&lt;/tr&gt;&lt;tr&gt;&lt;td style="text-align: center;"&gt;&lt;img src="legend/PercentUnemployment_13_075091.png" /&gt;&lt;/td&gt;&lt;td&gt;0.75 - 0.9 &lt;/td&gt;&lt;/tr&gt;&lt;tr&gt;&lt;td style="text-align: center;"&gt;&lt;img src="legend/PercentUnemployment_13_090992.png" /&gt;&lt;/td&gt;&lt;td&gt;0.9 - 0.99 &lt;/td&gt;&lt;/tr&gt;&lt;/table&gt;', layer: layer_PercentUnemployment_13},]},</text:p>
          </table:table-cell>
          <table:table-cell table:formula="of:=IF(FIND(&quot;var layer_&quot;;[.A182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{label: '&lt;b&gt;Environmental Variables&lt;/b&gt;', <text:s/>selectAllCheckbox: true, children: [</text:p>
          </table:table-cell>
          <table:table-cell table:formula="of:=IF(FIND(&quot;var layer_&quot;;[.A182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{label: 'Agricultural Loss Rate (percentile)&lt;br /&gt;&lt;table&gt;&lt;tr&gt;&lt;td style="text-align: center;"&gt;&lt;img src="legend/AgriculturalLossRatepercentile_12_00000.png" /&gt;&lt;/td&gt;&lt;td&gt;0.0 - 0.0&lt;/td&gt;&lt;/tr&gt;&lt;tr&gt;&lt;td style="text-align: center;"&gt;&lt;img src="legend/AgriculturalLossRatepercentile_12_075091.png" /&gt;&lt;/td&gt;&lt;td&gt;0.75 - 0.9 &lt;/td&gt;&lt;/tr&gt;&lt;tr&gt;&lt;td style="text-align: center;"&gt;&lt;img src="legend/AgriculturalLossRatepercentile_12_090992.png" /&gt;&lt;/td&gt;&lt;td&gt;0.9 - 0.99 &lt;/td&gt;&lt;/tr&gt;&lt;/table&gt;', layer: layer_AgriculturalLossRatepercentile_12},</text:p>
          </table:table-cell>
          <table:table-cell table:formula="of:=IF(FIND(&quot;var layer_&quot;;[.A182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{label: 'Expected Building Loss Rate (percentile)&lt;br /&gt;&lt;table&gt;&lt;tr&gt;&lt;td style="text-align: center;"&gt;&lt;img src="legend/ExpectedBuildingLossRatepercentile_11_00000.png" /&gt;&lt;/td&gt;&lt;td&gt;0.0 - 0.0&lt;/td&gt;&lt;/tr&gt;&lt;tr&gt;&lt;td style="text-align: center;"&gt;&lt;img src="legend/ExpectedBuildingLossRatepercentile_11_075091.png" /&gt;&lt;/td&gt;&lt;td&gt;0.75 - 0.9 &lt;/td&gt;&lt;/tr&gt;&lt;tr&gt;&lt;td style="text-align: center;"&gt;&lt;img src="legend/ExpectedBuildingLossRatepercentile_11_090992.png" /&gt;&lt;/td&gt;&lt;td&gt;0.9 - 0.99 &lt;/td&gt;&lt;/tr&gt;&lt;/table&gt;', layer: layer_ExpectedBuildingLossRatepercentile_11},</text:p>
          </table:table-cell>
          <table:table-cell table:formula="of:=IF(FIND(&quot;var layer_&quot;;[.A182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{label: 'DOT Travel Barrier Score (percentile)&lt;br /&gt;&lt;table&gt;&lt;tr&gt;&lt;td style="text-align: center;"&gt;&lt;img src="legend/DOTTravelBarrierScorepercentile_10_00000.png" /&gt;&lt;/td&gt;&lt;td&gt;0.0 - 0.0&lt;/td&gt;&lt;/tr&gt;&lt;tr&gt;&lt;td style="text-align: center;"&gt;&lt;img src="legend/DOTTravelBarrierScorepercentile_10_075091.png" /&gt;&lt;/td&gt;&lt;td&gt;0.75 - 0.9 &lt;/td&gt;&lt;/tr&gt;&lt;tr&gt;&lt;td style="text-align: center;"&gt;&lt;img src="legend/DOTTravelBarrierScorepercentile_10_090982.png" /&gt;&lt;/td&gt;&lt;td&gt;0.9 - 0.98 &lt;/td&gt;&lt;/tr&gt;&lt;/table&gt;', layer: layer_DOTTravelBarrierScorepercentile_10},</text:p>
          </table:table-cell>
          <table:table-cell table:formula="of:=IF(FIND(&quot;var layer_&quot;;[.A183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{label: 'Properties at Risk of Flood Risk 30 years (percentile)&lt;br /&gt;&lt;table&gt;&lt;tr&gt;&lt;td style="text-align: center;"&gt;&lt;img src="legend/PropertiesatRiskofFloodRisk30yearspercentile_9_00000.png" /&gt;&lt;/td&gt;&lt;td&gt;0.0 - 0.0&lt;/td&gt;&lt;/tr&gt;&lt;tr&gt;&lt;td style="text-align: center;"&gt;&lt;img src="legend/PropertiesatRiskofFloodRisk30yearspercentile_9_075091.png" /&gt;&lt;/td&gt;&lt;td&gt;0.75 - 0.9 &lt;/td&gt;&lt;/tr&gt;&lt;tr&gt;&lt;td style="text-align: center;"&gt;&lt;img src="legend/PropertiesatRiskofFloodRisk30yearspercentile_9_090982.png" /&gt;&lt;/td&gt;&lt;td&gt;0.9 - 0.98 &lt;/td&gt;&lt;/tr&gt;&lt;/table&gt;', layer: layer_PropertiesatRiskofFloodRisk30yearspercentile_9},</text:p>
          </table:table-cell>
          <table:table-cell table:formula="of:=IF(FIND(&quot;var layer_&quot;;[.A183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{label: 'Properties at Risk of Fire in 30 years (percentile)&lt;br /&gt;&lt;table&gt;&lt;tr&gt;&lt;td style="text-align: center;"&gt;&lt;img src="legend/PropertiesatRiskofFirein30yearspercentile_8_00000.png" /&gt;&lt;/td&gt;&lt;td&gt;0.0 - 0.0&lt;/td&gt;&lt;/tr&gt;&lt;tr&gt;&lt;td style="text-align: center;"&gt;&lt;img src="legend/PropertiesatRiskofFirein30yearspercentile_8_075091.png" /&gt;&lt;/td&gt;&lt;td&gt;0.75 - 0.9 &lt;/td&gt;&lt;/tr&gt;&lt;tr&gt;&lt;td style="text-align: center;"&gt;&lt;img src="legend/PropertiesatRiskofFirein30yearspercentile_8_090982.png" /&gt;&lt;/td&gt;&lt;td&gt;0.9 - 0.98 &lt;/td&gt;&lt;/tr&gt;&lt;/table&gt;', layer: layer_PropertiesatRiskofFirein30yearspercentile_8},]},</text:p>
          </table:table-cell>
          <table:table-cell table:formula="of:=IF(FIND(&quot;var layer_&quot;;[.A183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{label: '&lt;b&gt;Health Variables&lt;/b&gt;', <text:s/>selectAllCheckbox: true, children: [</text:p>
          </table:table-cell>
          <table:table-cell table:formula="of:=IF(FIND(&quot;var layer_&quot;;[.A183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{label: 'Coronary Heart Disease (percentile)&lt;br /&gt;&lt;table&gt;&lt;tr&gt;&lt;td style="text-align: center;"&gt;&lt;img src="legend/CoronaryHeartDiseasepercentile_7_00000.png" /&gt;&lt;/td&gt;&lt;td&gt;0.0 - 0.0&lt;/td&gt;&lt;/tr&gt;&lt;tr&gt;&lt;td style="text-align: center;"&gt;&lt;img src="legend/CoronaryHeartDiseasepercentile_7_075091.png" /&gt;&lt;/td&gt;&lt;td&gt;0.75 - 0.9 &lt;/td&gt;&lt;/tr&gt;&lt;tr&gt;&lt;td style="text-align: center;"&gt;&lt;img src="legend/CoronaryHeartDiseasepercentile_7_090992.png" /&gt;&lt;/td&gt;&lt;td&gt;0.9 - 0.99 &lt;/td&gt;&lt;/tr&gt;&lt;/table&gt;', layer: layer_CoronaryHeartDiseasepercentile_7},</text:p>
          </table:table-cell>
          <table:table-cell table:formula="of:=IF(FIND(&quot;var layer_&quot;;[.A183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{label: 'Current Asthma Among Adults (percentile)&lt;br /&gt;&lt;table&gt;&lt;tr&gt;&lt;td style="text-align: center;"&gt;&lt;img src="legend/CurrentAsthmaAmongAdultspercentile_6_00000.png" /&gt;&lt;/td&gt;&lt;td&gt;0.0 - 0.0&lt;/td&gt;&lt;/tr&gt;&lt;tr&gt;&lt;td style="text-align: center;"&gt;&lt;img src="legend/CurrentAsthmaAmongAdultspercentile_6_075091.png" /&gt;&lt;/td&gt;&lt;td&gt;0.75 - 0.9 &lt;/td&gt;&lt;/tr&gt;&lt;tr&gt;&lt;td style="text-align: center;"&gt;&lt;img src="legend/CurrentAsthmaAmongAdultspercentile_6_090992.png" /&gt;&lt;/td&gt;&lt;td&gt;0.9 - 0.99 &lt;/td&gt;&lt;/tr&gt;&lt;/table&gt;', layer: layer_CurrentAsthmaAmongAdultspercentile_6},</text:p>
          </table:table-cell>
          <table:table-cell table:formula="of:=IF(FIND(&quot;var layer_&quot;;[.A183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{label: 'Diagnosed Diabetes (percentile)&lt;br /&gt;&lt;table&gt;&lt;tr&gt;&lt;td style="text-align: center;"&gt;&lt;img src="legend/DiagnosedDiabetespercentile_5_00000.png" /&gt;&lt;/td&gt;&lt;td&gt;0.0 - 0.0&lt;/td&gt;&lt;/tr&gt;&lt;tr&gt;&lt;td style="text-align: center;"&gt;&lt;img src="legend/DiagnosedDiabetespercentile_5_075091.png" /&gt;&lt;/td&gt;&lt;td&gt;0.75 - 0.9 &lt;/td&gt;&lt;/tr&gt;&lt;tr&gt;&lt;td style="text-align: center;"&gt;&lt;img src="legend/DiagnosedDiabetespercentile_5_090992.png" /&gt;&lt;/td&gt;&lt;td&gt;0.9 - 0.99 &lt;/td&gt;&lt;/tr&gt;&lt;/table&gt;', layer: layer_DiagnosedDiabetespercentile_5},</text:p>
          </table:table-cell>
          <table:table-cell table:formula="of:=IF(FIND(&quot;var layer_&quot;;[.A183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{label: 'Low Life Expectancy (percentile)&lt;br /&gt;&lt;table&gt;&lt;tr&gt;&lt;td style="text-align: center;"&gt;&lt;img src="legend/LowLifeExpectancypercentile_4_00000.png" /&gt;&lt;/td&gt;&lt;td&gt;0.0 - 0.0&lt;/td&gt;&lt;/tr&gt;&lt;tr&gt;&lt;td style="text-align: center;"&gt;&lt;img src="legend/LowLifeExpectancypercentile_4_075091.png" /&gt;&lt;/td&gt;&lt;td&gt;0.75 - 0.9 &lt;/td&gt;&lt;/tr&gt;&lt;tr&gt;&lt;td style="text-align: center;"&gt;&lt;img src="legend/LowLifeExpectancypercentile_4_090992.png" /&gt;&lt;/td&gt;&lt;td&gt;0.9 - 0.99 &lt;/td&gt;&lt;/tr&gt;&lt;/table&gt;', layer: layer_LowLifeExpectancypercentile_4},]},</text:p>
          </table:table-cell>
          <table:table-cell table:formula="of:=IF(FIND(&quot;var layer_&quot;;[.A183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{label: '&lt;img src="legend/DemographicsData_3.png" /&gt; Demographics Data', layer: layer_DemographicsData_3},</text:p>
          </table:table-cell>
          <table:table-cell table:formula="of:=IF(FIND(&quot;var layer_&quot;;[.A183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{label: '&lt;img src="legend/AllVariables_2.png" /&gt; All Variables', layer: layer_AllVariables_2},</text:p>
          </table:table-cell>
          <table:table-cell table:formula="of:=IF(FIND(&quot;var layer_&quot;;[.A183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{label: '&lt;img src="legend/Counties_1.png" /&gt; Counties', layer: layer_Counties_1},</text:p>
          </table:table-cell>
          <table:table-cell table:formula="of:=IF(FIND(&quot;var layer_&quot;;[.A184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{label: "Carto positron", layer: layer_Cartopositron_0, radioGroup: 'bm' },]</text:p>
          </table:table-cell>
          <table:table-cell table:formula="of:=IF(FIND(&quot;var layer_&quot;;[.A184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var lay = L.control.layers.tree(null, overlaysTree,{</text:p>
          </table:table-cell>
          <table:table-cell table:formula="of:=IF(FIND(&quot;var layer_&quot;;[.A184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//namedToggle: true,</text:p>
          </table:table-cell>
          <table:table-cell table:formula="of:=IF(FIND(&quot;var layer_&quot;;[.A184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//selectorBack: false,</text:p>
          </table:table-cell>
          <table:table-cell table:formula="of:=IF(FIND(&quot;var layer_&quot;;[.A184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//closedSymbol: '&amp;#8862; &amp;#x1f5c0;',</text:p>
          </table:table-cell>
          <table:table-cell table:formula="of:=IF(FIND(&quot;var layer_&quot;;[.A184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//openedSymbol: '&amp;#8863; &amp;#x1f5c1;',</text:p>
          </table:table-cell>
          <table:table-cell table:formula="of:=IF(FIND(&quot;var layer_&quot;;[.A184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//collapseAll: 'Collapse all',</text:p>
          </table:table-cell>
          <table:table-cell table:formula="of:=IF(FIND(&quot;var layer_&quot;;[.A184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//expandAll: 'Expand all',</text:p>
          </table:table-cell>
          <table:table-cell table:formula="of:=IF(FIND(&quot;var layer_&quot;;[.A184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collapsed: false,</text:p>
          </table:table-cell>
          <table:table-cell table:formula="of:=IF(FIND(&quot;var layer_&quot;;[.A184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);</text:p>
          </table:table-cell>
          <table:table-cell table:formula="of:=IF(FIND(&quot;var layer_&quot;;[.A185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lay.addTo(map);</text:p>
          </table:table-cell>
          <table:table-cell table:formula="of:=IF(FIND(&quot;var layer_&quot;;[.A185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document.addEventListener("DOMContentLoaded", function() {</text:p>
          </table:table-cell>
          <table:table-cell table:formula="of:=IF(FIND(&quot;var layer_&quot;;[.A185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// set new Layers List height which considers toggle icon</text:p>
          </table:table-cell>
          <table:table-cell table:formula="of:=IF(FIND(&quot;var layer_&quot;;[.A185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function newLayersListHeight() {</text:p>
          </table:table-cell>
          <table:table-cell table:formula="of:=IF(FIND(&quot;var layer_&quot;;[.A185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var layerScrollbarElement = document.querySelector('.leaflet-control-layers-scrollbar');</text:p>
          </table:table-cell>
          <table:table-cell table:formula="of:=IF(FIND(&quot;var layer_&quot;;[.A185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f (layerScrollbarElement) {</text:p>
          </table:table-cell>
          <table:table-cell table:formula="of:=IF(FIND(&quot;var layer_&quot;;[.A185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var layersListElement = document.querySelector('.leaflet-control-layers-list');</text:p>
          </table:table-cell>
          <table:table-cell table:formula="of:=IF(FIND(&quot;var layer_&quot;;[.A185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var originalHeight = layersListElement.style.height</text:p>
          </table:table-cell>
          <table:table-cell table:formula="of:=IF(FIND(&quot;var layer_&quot;;[.A185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|| window.getComputedStyle(layersListElement).height;</text:p>
          </table:table-cell>
          <table:table-cell table:formula="of:=IF(FIND(&quot;var layer_&quot;;[.A185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var newHeight = parseFloat(originalHeight) - 50;</text:p>
          </table:table-cell>
          <table:table-cell table:formula="of:=IF(FIND(&quot;var layer_&quot;;[.A186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layersListElement.style.height = newHeight + 'px';</text:p>
          </table:table-cell>
          <table:table-cell table:formula="of:=IF(FIND(&quot;var layer_&quot;;[.A186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}</text:p>
          </table:table-cell>
          <table:table-cell table:formula="of:=IF(FIND(&quot;var layer_&quot;;[.A186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86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var isLayersListExpanded = true;</text:p>
          </table:table-cell>
          <table:table-cell table:formula="of:=IF(FIND(&quot;var layer_&quot;;[.A186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var controlLayersElement = document.querySelector('.leaflet-control-layers');</text:p>
          </table:table-cell>
          <table:table-cell table:formula="of:=IF(FIND(&quot;var layer_&quot;;[.A186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var toggleLayerControl = document.querySelector('.leaflet-control-layers-toggle');</text:p>
          </table:table-cell>
          <table:table-cell table:formula="of:=IF(FIND(&quot;var layer_&quot;;[.A186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// toggle Collapsed/Expanded and apply new Layers List height</text:p>
          </table:table-cell>
          <table:table-cell table:formula="of:=IF(FIND(&quot;var layer_&quot;;[.A186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toggleLayerControl.addEventListener('click', function() {</text:p>
          </table:table-cell>
          <table:table-cell table:formula="of:=IF(FIND(&quot;var layer_&quot;;[.A186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f (isLayersListExpanded) {</text:p>
          </table:table-cell>
          <table:table-cell table:formula="of:=IF(FIND(&quot;var layer_&quot;;[.A186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controlLayersElement.classList.remove('leaflet-control-layers-expanded');</text:p>
          </table:table-cell>
          <table:table-cell table:formula="of:=IF(FIND(&quot;var layer_&quot;;[.A187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} else {</text:p>
          </table:table-cell>
          <table:table-cell table:formula="of:=IF(FIND(&quot;var layer_&quot;;[.A187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controlLayersElement.classList.add('leaflet-control-layers-expanded');</text:p>
          </table:table-cell>
          <table:table-cell table:formula="of:=IF(FIND(&quot;var layer_&quot;;[.A187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}</text:p>
          </table:table-cell>
          <table:table-cell table:formula="of:=IF(FIND(&quot;var layer_&quot;;[.A187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sLayersListExpanded = !isLayersListExpanded;</text:p>
          </table:table-cell>
          <table:table-cell table:formula="of:=IF(FIND(&quot;var layer_&quot;;[.A187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newLayersListHeight()</text:p>
          </table:table-cell>
          <table:table-cell table:formula="of:=IF(FIND(&quot;var layer_&quot;;[.A187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);<text:tab/></text:p>
          </table:table-cell>
          <table:table-cell table:formula="of:=IF(FIND(&quot;var layer_&quot;;[.A187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// apply new Layers List height if toggle layerstree</text:p>
          </table:table-cell>
          <table:table-cell table:formula="of:=IF(FIND(&quot;var layer_&quot;;[.A187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if (controlLayersElement) {</text:p>
          </table:table-cell>
          <table:table-cell table:formula="of:=IF(FIND(&quot;var layer_&quot;;[.A187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<text:tab/>controlLayersElement.addEventListener('click', function(event) {</text:p>
          </table:table-cell>
          <table:table-cell table:formula="of:=IF(FIND(&quot;var layer_&quot;;[.A187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<text:tab/><text:tab/>var toggleLayerHeaderPointer = event.target.closest('.leaflet-layerstree-header-pointer span');</text:p>
          </table:table-cell>
          <table:table-cell table:formula="of:=IF(FIND(&quot;var layer_&quot;;[.A188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<text:tab/><text:tab/>if (toggleLayerHeaderPointer) {</text:p>
          </table:table-cell>
          <table:table-cell table:formula="of:=IF(FIND(&quot;var layer_&quot;;[.A188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<text:tab/><text:tab/><text:tab/>newLayersListHeight();</text:p>
          </table:table-cell>
          <table:table-cell table:formula="of:=IF(FIND(&quot;var layer_&quot;;[.A188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<text:tab/><text:tab/>}</text:p>
          </table:table-cell>
          <table:table-cell table:formula="of:=IF(FIND(&quot;var layer_&quot;;[.A188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<text:tab/>});</text:p>
          </table:table-cell>
          <table:table-cell table:formula="of:=IF(FIND(&quot;var layer_&quot;;[.A188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}</text:p>
          </table:table-cell>
          <table:table-cell table:formula="of:=IF(FIND(&quot;var layer_&quot;;[.A188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// Collapsed/Expanded at Start to apply new height</text:p>
          </table:table-cell>
          <table:table-cell table:formula="of:=IF(FIND(&quot;var layer_&quot;;[.A188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setTimeout(function() {</text:p>
          </table:table-cell>
          <table:table-cell table:formula="of:=IF(FIND(&quot;var layer_&quot;;[.A188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toggleLayerControl.click();</text:p>
          </table:table-cell>
          <table:table-cell table:formula="of:=IF(FIND(&quot;var layer_&quot;;[.A188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, 10);</text:p>
          </table:table-cell>
          <table:table-cell table:formula="of:=IF(FIND(&quot;var layer_&quot;;[.A188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setTimeout(function() {</text:p>
          </table:table-cell>
          <table:table-cell table:formula="of:=IF(FIND(&quot;var layer_&quot;;[.A189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toggleLayerControl.click();</text:p>
          </table:table-cell>
          <table:table-cell table:formula="of:=IF(FIND(&quot;var layer_&quot;;[.A189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, 10);</text:p>
          </table:table-cell>
          <table:table-cell table:formula="of:=IF(FIND(&quot;var layer_&quot;;[.A189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// Collapsed touch/small screen</text:p>
          </table:table-cell>
          <table:table-cell table:formula="of:=IF(FIND(&quot;var layer_&quot;;[.A189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var isSmallScreen = window.innerWidth &lt; 650;</text:p>
          </table:table-cell>
          <table:table-cell table:formula="of:=IF(FIND(&quot;var layer_&quot;;[.A189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f (isSmallScreen) {</text:p>
          </table:table-cell>
          <table:table-cell table:formula="of:=IF(FIND(&quot;var layer_&quot;;[.A189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setTimeout(function() {</text:p>
          </table:table-cell>
          <table:table-cell table:formula="of:=IF(FIND(&quot;var layer_&quot;;[.A189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controlLayersElement.classList.remove('leaflet-control-layers-expanded');</text:p>
          </table:table-cell>
          <table:table-cell table:formula="of:=IF(FIND(&quot;var layer_&quot;;[.A189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isLayersListExpanded = !isLayersListExpanded;</text:p>
          </table:table-cell>
          <table:table-cell table:formula="of:=IF(FIND(&quot;var layer_&quot;;[.A189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}, 500);</text:p>
          </table:table-cell>
          <table:table-cell table:formula="of:=IF(FIND(&quot;var layer_&quot;;[.A189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90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);</text:p>
          </table:table-cell>
          <table:table-cell table:formula="of:=IF(FIND(&quot;var layer_&quot;;[.A190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setBounds();</text:p>
          </table:table-cell>
          <table:table-cell table:formula="of:=IF(FIND(&quot;var layer_&quot;;[.A190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&lt;/script&gt;</text:p>
          </table:table-cell>
          <table:table-cell table:formula="of:=IF(FIND(&quot;var layer_&quot;;[.A190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4"/>&lt;/body&gt;</text:p>
          </table:table-cell>
          <table:table-cell table:formula="of:=IF(FIND(&quot;var layer_&quot;;[.A190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&lt;/html&gt;</text:p>
          </table:table-cell>
          <table:table-cell table:formula="of:=IF(FIND(&quot;var layer_&quot;;[.A1905]))" office:value-type="string" office:string-value="" calcext:value-type="error">
            <text:p>#VALUE!</text:p>
          </table:table-cell>
          <table:table-cell/>
        </table:table-row>
        <table:table-row table:style-name="ro1" table:number-rows-repeated="4">
          <table:table-cell/>
          <table:table-cell table:style-name="Default"/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<text:s text:c="8"/>var layer_Cartopositron_0 = L.tileLayer('https://a.basemaps.cartocdn.com/light_all/{z}/{x}/{y}.png', {</text:p>
          </table:table-cell>
          <table:table-cell table:style-name="Default" table:formula="of:=MID([.A1911]; FIND(&quot;layer&quot;; [.A1911]); FIND(&quot;=&quot;; [.A1911]) - FIND(&quot;layer&quot;; [.A1911]) - 1)" office:value-type="string" office:string-value="layer_Cartopositron_0" calcext:value-type="string">
            <text:p>layer_Cartopositron_0</text:p>
          </table:table-cell>
          <table:table-cell table:formula="of:=[.B1911]&amp;&quot;,&quot;" office:value-type="string" office:string-value="layer_Cartopositron_0," calcext:value-type="string">
            <text:p>layer_Cartopositron_0,</text:p>
          </table:table-cell>
        </table:table-row>
        <table:table-row table:style-name="ro1">
          <table:table-cell office:value-type="string" calcext:value-type="string">
            <text:p><text:s text:c="8"/>var layer_Counties_1 = new L.geoJson(json_Counties_1, {</text:p>
          </table:table-cell>
          <table:table-cell table:style-name="Default" table:formula="of:=MID([.A1912]; FIND(&quot;layer&quot;; [.A1912]); FIND(&quot;=&quot;; [.A1912]) - FIND(&quot;layer&quot;; [.A1912]) - 1)" office:value-type="string" office:string-value="layer_Counties_1" calcext:value-type="string">
            <text:p>layer_Counties_1</text:p>
          </table:table-cell>
          <table:table-cell table:formula="of:=[.B1912]&amp;&quot;,&quot;" office:value-type="string" office:string-value="layer_Counties_1," calcext:value-type="string">
            <text:p>layer_Counties_1,</text:p>
          </table:table-cell>
        </table:table-row>
        <table:table-row table:style-name="ro1">
          <table:table-cell office:value-type="string" calcext:value-type="string">
            <text:p><text:s text:c="8"/>var layer_AllVariables_2 = new L.geoJson(json_AllVariables_2, {</text:p>
          </table:table-cell>
          <table:table-cell table:style-name="Default" table:formula="of:=MID([.A1913]; FIND(&quot;layer&quot;; [.A1913]); FIND(&quot;=&quot;; [.A1913]) - FIND(&quot;layer&quot;; [.A1913]) - 1)" office:value-type="string" office:string-value="layer_AllVariables_2" calcext:value-type="string">
            <text:p>layer_AllVariables_2</text:p>
          </table:table-cell>
          <table:table-cell table:formula="of:=[.B1913]&amp;&quot;,&quot;" office:value-type="string" office:string-value="layer_AllVariables_2," calcext:value-type="string">
            <text:p>layer_AllVariables_2,</text:p>
          </table:table-cell>
        </table:table-row>
        <table:table-row table:style-name="ro1">
          <table:table-cell office:value-type="string" calcext:value-type="string">
            <text:p><text:s text:c="8"/>var layer_DemographicsData_3 = new L.geoJson(json_DemographicsData_3, {</text:p>
          </table:table-cell>
          <table:table-cell table:style-name="Default" table:formula="of:=MID([.A1914]; FIND(&quot;layer&quot;; [.A1914]); FIND(&quot;=&quot;; [.A1914]) - FIND(&quot;layer&quot;; [.A1914]) - 1)" office:value-type="string" office:string-value="layer_DemographicsData_3" calcext:value-type="string">
            <text:p>layer_DemographicsData_3</text:p>
          </table:table-cell>
          <table:table-cell table:formula="of:=[.B1914]&amp;&quot;,&quot;" office:value-type="string" office:string-value="layer_DemographicsData_3," calcext:value-type="string">
            <text:p>layer_DemographicsData_3,</text:p>
          </table:table-cell>
        </table:table-row>
        <table:table-row table:style-name="ro1">
          <table:table-cell office:value-type="string" calcext:value-type="string">
            <text:p><text:s text:c="8"/>var layer_LowLifeExpectancypercentile_4 = new L.geoJson(json_LowLifeExpectancypercentile_4, {</text:p>
          </table:table-cell>
          <table:table-cell table:style-name="Default" table:formula="of:=MID([.A1915]; FIND(&quot;layer&quot;; [.A1915]); FIND(&quot;=&quot;; [.A1915]) - FIND(&quot;layer&quot;; [.A1915]) - 1)" office:value-type="string" office:string-value="layer_LowLifeExpectancypercentile_4" calcext:value-type="string">
            <text:p>layer_LowLifeExpectancypercentile_4</text:p>
          </table:table-cell>
          <table:table-cell table:formula="of:=[.B1915]&amp;&quot;,&quot;" office:value-type="string" office:string-value="layer_LowLifeExpectancypercentile_4," calcext:value-type="string">
            <text:p>layer_LowLifeExpectancypercentile_4,</text:p>
          </table:table-cell>
        </table:table-row>
        <table:table-row table:style-name="ro1">
          <table:table-cell office:value-type="string" calcext:value-type="string">
            <text:p><text:s text:c="8"/>var layer_DiagnosedDiabetespercentile_5 = new L.geoJson(json_DiagnosedDiabetespercentile_5, {</text:p>
          </table:table-cell>
          <table:table-cell table:style-name="Default" table:formula="of:=MID([.A1916]; FIND(&quot;layer&quot;; [.A1916]); FIND(&quot;=&quot;; [.A1916]) - FIND(&quot;layer&quot;; [.A1916]) - 1)" office:value-type="string" office:string-value="layer_DiagnosedDiabetespercentile_5" calcext:value-type="string">
            <text:p>layer_DiagnosedDiabetespercentile_5</text:p>
          </table:table-cell>
          <table:table-cell table:formula="of:=[.B1916]&amp;&quot;,&quot;" office:value-type="string" office:string-value="layer_DiagnosedDiabetespercentile_5," calcext:value-type="string">
            <text:p>layer_DiagnosedDiabetespercentile_5,</text:p>
          </table:table-cell>
        </table:table-row>
        <table:table-row table:style-name="ro1">
          <table:table-cell office:value-type="string" calcext:value-type="string">
            <text:p><text:s text:c="8"/>var layer_CurrentAsthmaAmongAdultspercentile_6 = new L.geoJson(json_CurrentAsthmaAmongAdultspercentile_6, {</text:p>
          </table:table-cell>
          <table:table-cell table:style-name="Default" table:formula="of:=MID([.A1917]; FIND(&quot;layer&quot;; [.A1917]); FIND(&quot;=&quot;; [.A1917]) - FIND(&quot;layer&quot;; [.A1917]) - 1)" office:value-type="string" office:string-value="layer_CurrentAsthmaAmongAdultspercentile_6" calcext:value-type="string">
            <text:p>layer_CurrentAsthmaAmongAdultspercentile_6</text:p>
          </table:table-cell>
          <table:table-cell table:formula="of:=[.B1917]&amp;&quot;,&quot;" office:value-type="string" office:string-value="layer_CurrentAsthmaAmongAdultspercentile_6," calcext:value-type="string">
            <text:p>layer_CurrentAsthmaAmongAdultspercentile_6,</text:p>
          </table:table-cell>
        </table:table-row>
        <table:table-row table:style-name="ro1">
          <table:table-cell office:value-type="string" calcext:value-type="string">
            <text:p><text:s text:c="8"/>var layer_CoronaryHeartDiseasepercentile_7 = new L.geoJson(json_CoronaryHeartDiseasepercentile_7, {</text:p>
          </table:table-cell>
          <table:table-cell table:style-name="Default" table:formula="of:=MID([.A1918]; FIND(&quot;layer&quot;; [.A1918]); FIND(&quot;=&quot;; [.A1918]) - FIND(&quot;layer&quot;; [.A1918]) - 1)" office:value-type="string" office:string-value="layer_CoronaryHeartDiseasepercentile_7" calcext:value-type="string">
            <text:p>layer_CoronaryHeartDiseasepercentile_7</text:p>
          </table:table-cell>
          <table:table-cell table:formula="of:=[.B1918]&amp;&quot;,&quot;" office:value-type="string" office:string-value="layer_CoronaryHeartDiseasepercentile_7," calcext:value-type="string">
            <text:p>layer_CoronaryHeartDiseasepercentile_7,</text:p>
          </table:table-cell>
        </table:table-row>
        <table:table-row table:style-name="ro1">
          <table:table-cell office:value-type="string" calcext:value-type="string">
            <text:p><text:s text:c="8"/>var layer_PropertiesatRiskofFirein30yearspercentile_8 = new L.geoJson(json_PropertiesatRiskofFirein30yearspercentile_8, {</text:p>
          </table:table-cell>
          <table:table-cell table:style-name="Default" table:formula="of:=MID([.A1919]; FIND(&quot;layer&quot;; [.A1919]); FIND(&quot;=&quot;; [.A1919]) - FIND(&quot;layer&quot;; [.A1919]) - 1)" office:value-type="string" office:string-value="layer_PropertiesatRiskofFirein30yearspercentile_8" calcext:value-type="string">
            <text:p>layer_PropertiesatRiskofFirein30yearspercentile_8</text:p>
          </table:table-cell>
          <table:table-cell table:formula="of:=[.B1919]&amp;&quot;,&quot;" office:value-type="string" office:string-value="layer_PropertiesatRiskofFirein30yearspercentile_8," calcext:value-type="string">
            <text:p>layer_PropertiesatRiskofFirein30yearspercentile_8,</text:p>
          </table:table-cell>
        </table:table-row>
        <table:table-row table:style-name="ro1">
          <table:table-cell office:value-type="string" calcext:value-type="string">
            <text:p><text:s text:c="8"/>var layer_PropertiesatRiskofFloodRisk30yearspercentile_9 = new L.geoJson(json_PropertiesatRiskofFloodRisk30yearspercentile_9, {</text:p>
          </table:table-cell>
          <table:table-cell table:style-name="Default" table:formula="of:=MID([.A1920]; FIND(&quot;layer&quot;; [.A1920]); FIND(&quot;=&quot;; [.A1920]) - FIND(&quot;layer&quot;; [.A1920]) - 1)" office:value-type="string" office:string-value="layer_PropertiesatRiskofFloodRisk30yearspercentile_9" calcext:value-type="string">
            <text:p>layer_PropertiesatRiskofFloodRisk30yearspercentile_9</text:p>
          </table:table-cell>
          <table:table-cell table:formula="of:=[.B1920]&amp;&quot;,&quot;" office:value-type="string" office:string-value="layer_PropertiesatRiskofFloodRisk30yearspercentile_9," calcext:value-type="string">
            <text:p>layer_PropertiesatRiskofFloodRisk30yearspercentile_9,</text:p>
          </table:table-cell>
        </table:table-row>
        <table:table-row table:style-name="ro1">
          <table:table-cell office:value-type="string" calcext:value-type="string">
            <text:p><text:s text:c="8"/>var layer_DOTTravelBarrierScorepercentile_10 = new L.geoJson(json_DOTTravelBarrierScorepercentile_10, {</text:p>
          </table:table-cell>
          <table:table-cell table:style-name="Default" table:formula="of:=MID([.A1921]; FIND(&quot;layer&quot;; [.A1921]); FIND(&quot;=&quot;; [.A1921]) - FIND(&quot;layer&quot;; [.A1921]) - 1)" office:value-type="string" office:string-value="layer_DOTTravelBarrierScorepercentile_10" calcext:value-type="string">
            <text:p>layer_DOTTravelBarrierScorepercentile_10</text:p>
          </table:table-cell>
          <table:table-cell table:formula="of:=[.B1921]&amp;&quot;,&quot;" office:value-type="string" office:string-value="layer_DOTTravelBarrierScorepercentile_10," calcext:value-type="string">
            <text:p>layer_DOTTravelBarrierScorepercentile_10,</text:p>
          </table:table-cell>
        </table:table-row>
        <table:table-row table:style-name="ro1">
          <table:table-cell office:value-type="string" calcext:value-type="string">
            <text:p><text:s text:c="8"/>var layer_ExpectedBuildingLossRatepercentile_11 = new L.geoJson(json_ExpectedBuildingLossRatepercentile_11, {</text:p>
          </table:table-cell>
          <table:table-cell table:style-name="Default" table:formula="of:=MID([.A1922]; FIND(&quot;layer&quot;; [.A1922]); FIND(&quot;=&quot;; [.A1922]) - FIND(&quot;layer&quot;; [.A1922]) - 1)" office:value-type="string" office:string-value="layer_ExpectedBuildingLossRatepercentile_11" calcext:value-type="string">
            <text:p>layer_ExpectedBuildingLossRatepercentile_11</text:p>
          </table:table-cell>
          <table:table-cell table:formula="of:=[.B1922]&amp;&quot;,&quot;" office:value-type="string" office:string-value="layer_ExpectedBuildingLossRatepercentile_11," calcext:value-type="string">
            <text:p>layer_ExpectedBuildingLossRatepercentile_11,</text:p>
          </table:table-cell>
        </table:table-row>
        <table:table-row table:style-name="ro1">
          <table:table-cell office:value-type="string" calcext:value-type="string">
            <text:p><text:s text:c="8"/>var layer_AgriculturalLossRatepercentile_12 = new L.geoJson(json_AgriculturalLossRatepercentile_12, {</text:p>
          </table:table-cell>
          <table:table-cell table:style-name="Default" table:formula="of:=MID([.A1923]; FIND(&quot;layer&quot;; [.A1923]); FIND(&quot;=&quot;; [.A1923]) - FIND(&quot;layer&quot;; [.A1923]) - 1)" office:value-type="string" office:string-value="layer_AgriculturalLossRatepercentile_12" calcext:value-type="string">
            <text:p>layer_AgriculturalLossRatepercentile_12</text:p>
          </table:table-cell>
          <table:table-cell table:formula="of:=[.B1923]&amp;&quot;,&quot;" office:value-type="string" office:string-value="layer_AgriculturalLossRatepercentile_12," calcext:value-type="string">
            <text:p>layer_AgriculturalLossRatepercentile_12,</text:p>
          </table:table-cell>
        </table:table-row>
        <table:table-row table:style-name="ro1">
          <table:table-cell office:value-type="string" calcext:value-type="string">
            <text:p><text:s text:c="8"/>var layer_PercentUnemployment_13 = new L.geoJson(json_PercentUnemployment_13, {</text:p>
          </table:table-cell>
          <table:table-cell table:style-name="Default" table:formula="of:=MID([.A1924]; FIND(&quot;layer&quot;; [.A1924]); FIND(&quot;=&quot;; [.A1924]) - FIND(&quot;layer&quot;; [.A1924]) - 1)" office:value-type="string" office:string-value="layer_PercentUnemployment_13" calcext:value-type="string">
            <text:p>layer_PercentUnemployment_13</text:p>
          </table:table-cell>
          <table:table-cell table:formula="of:=[.B1924]&amp;&quot;,&quot;" office:value-type="string" office:string-value="layer_PercentUnemployment_13," calcext:value-type="string">
            <text:p>layer_PercentUnemployment_13,</text:p>
          </table:table-cell>
        </table:table-row>
        <table:table-row table:style-name="ro1">
          <table:table-cell office:value-type="string" calcext:value-type="string">
            <text:p><text:s text:c="8"/>var layer_PercentofPeople200BelowFederalPovertyLine_14 = new L.geoJson(json_PercentofPeople200BelowFederalPovertyLine_14, {</text:p>
          </table:table-cell>
          <table:table-cell table:style-name="Default" table:formula="of:=MID([.A1925]; FIND(&quot;layer&quot;; [.A1925]); FIND(&quot;=&quot;; [.A1925]) - FIND(&quot;layer&quot;; [.A1925]) - 1)" office:value-type="string" office:string-value="layer_PercentofPeople200BelowFederalPovertyLine_14" calcext:value-type="string">
            <text:p>layer_PercentofPeople200BelowFederalPovertyLine_14</text:p>
          </table:table-cell>
          <table:table-cell table:formula="of:=[.B1925]&amp;&quot;,&quot;" office:value-type="string" office:string-value="layer_PercentofPeople200BelowFederalPovertyLine_14," calcext:value-type="string">
            <text:p>layer_PercentofPeople200BelowFederalPovertyLine_14,</text:p>
          </table:table-cell>
        </table:table-row>
        <table:table-row table:style-name="ro1">
          <table:table-cell office:value-type="string" calcext:value-type="string">
            <text:p><text:s text:c="8"/>var layer_PercentofPeople100BelowFederalPovertyLinepercentile_15 = new L.geoJson(json_PercentofPeople100BelowFederalPovertyLinepercentile_15, {</text:p>
          </table:table-cell>
          <table:table-cell table:style-name="Default" table:formula="of:=MID([.A1926]; FIND(&quot;layer&quot;; [.A1926]); FIND(&quot;=&quot;; [.A1926]) - FIND(&quot;layer&quot;; [.A1926]) - 1)" office:value-type="string" office:string-value="layer_PercentofPeople100BelowFederalPovertyLinepercentile_15" calcext:value-type="string">
            <text:p>layer_PercentofPeople100BelowFederalPovertyLinepercentile_15</text:p>
          </table:table-cell>
          <table:table-cell table:formula="of:=[.B1926]&amp;&quot;,&quot;" office:value-type="string" office:string-value="layer_PercentofPeople100BelowFederalPovertyLinepercentile_15," calcext:value-type="string">
            <text:p>layer_PercentofPeople100BelowFederalPovertyLinepercentile_15,</text:p>
          </table:table-cell>
        </table:table-row>
        <table:table-row table:style-name="ro1">
          <table:table-cell office:value-type="string" calcext:value-type="string">
            <text:p><text:s text:c="8"/>var layer_EnergyBurdenpercentile_16 = new L.geoJson(json_EnergyBurdenpercentile_16, {</text:p>
          </table:table-cell>
          <table:table-cell table:style-name="Default" table:formula="of:=MID([.A1927]; FIND(&quot;layer&quot;; [.A1927]); FIND(&quot;=&quot;; [.A1927]) - FIND(&quot;layer&quot;; [.A1927]) - 1)" office:value-type="string" office:string-value="layer_EnergyBurdenpercentile_16" calcext:value-type="string">
            <text:p>layer_EnergyBurdenpercentile_16</text:p>
          </table:table-cell>
          <table:table-cell table:formula="of:=[.B1927]&amp;&quot;,&quot;" office:value-type="string" office:string-value="layer_EnergyBurdenpercentile_16," calcext:value-type="string">
            <text:p>layer_EnergyBurdenpercentile_16,</text:p>
          </table:table-cell>
        </table:table-row>
        <table:table-row table:style-name="ro1">
          <table:table-cell office:value-type="string" calcext:value-type="string">
            <text:p><text:s text:c="8"/>var layer_ExpectedPopulationLossRatepercentile_17 = new L.geoJson(json_ExpectedPopulationLossRatepercentile_17, {</text:p>
          </table:table-cell>
          <table:table-cell table:style-name="Default" table:formula="of:=MID([.A1928]; FIND(&quot;layer&quot;; [.A1928]); FIND(&quot;=&quot;; [.A1928]) - FIND(&quot;layer&quot;; [.A1928]) - 1)" office:value-type="string" office:string-value="layer_ExpectedPopulationLossRatepercentile_17" calcext:value-type="string">
            <text:p>layer_ExpectedPopulationLossRatepercentile_17</text:p>
          </table:table-cell>
          <table:table-cell table:formula="of:=[.B1928]&amp;&quot;,&quot;" office:value-type="string" office:string-value="layer_ExpectedPopulationLossRatepercentile_17," calcext:value-type="string">
            <text:p>layer_ExpectedPopulationLossRatepercentile_17,</text:p>
          </table:table-cell>
        </table:table-row>
        <table:table-row table:style-name="ro1">
          <table:table-cell office:value-type="string" calcext:value-type="string">
            <text:p><text:s text:c="8"/>var layer_ProposedMSXpipelineroute_18 = new L.geoJson(json_ProposedMSXpipelineroute_18, {</text:p>
          </table:table-cell>
          <table:table-cell table:style-name="Default" table:formula="of:=MID([.A1929]; FIND(&quot;layer&quot;; [.A1929]); FIND(&quot;=&quot;; [.A1929]) - FIND(&quot;layer&quot;; [.A1929]) - 1)" office:value-type="string" office:string-value="layer_ProposedMSXpipelineroute_18" calcext:value-type="string">
            <text:p>layer_ProposedMSXpipelineroute_18</text:p>
          </table:table-cell>
          <table:table-cell table:formula="of:=[.B1929]&amp;&quot;,&quot;" office:value-type="string" office:string-value="layer_ProposedMSXpipelineroute_18," calcext:value-type="string">
            <text:p>layer_ProposedMSXpipelineroute_18,</text:p>
          </table:table-cell>
        </table:table-row>
        <table:table-row table:style-name="ro1">
          <table:table-cell office:value-type="string" calcext:value-type="string">
            <text:p><text:s text:c="8"/>var layer_ProposedMSXCompressorStations_19 = new L.geoJson(json_ProposedMSXCompressorStations_19, {</text:p>
          </table:table-cell>
          <table:table-cell table:style-name="Default" table:formula="of:=MID([.A1930]; FIND(&quot;layer&quot;; [.A1930]); FIND(&quot;=&quot;; [.A1930]) - FIND(&quot;layer&quot;; [.A1930]) - 1)" office:value-type="string" office:string-value="layer_ProposedMSXCompressorStations_19" calcext:value-type="string">
            <text:p>layer_ProposedMSXCompressorStations_19</text:p>
          </table:table-cell>
          <table:table-cell table:formula="of:=[.B1930]&amp;&quot;,&quot;" office:value-type="string" office:string-value="layer_ProposedMSXCompressorStations_19," calcext:value-type="string">
            <text:p>layer_ProposedMSXCompressorStations_19,</text:p>
          </table:table-cell>
        </table:table-row>
      </table:table>
      <table:table table:name="Sheet3" table:style-name="ta1"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&lt;!doctype html&gt;</text:p>
          </table:table-cell>
          <table:table-cell table:formula="of:=IF(FIND(&quot;var layer_&quot;;[.A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&lt;html lang="en"&gt;</text:p>
          </table:table-cell>
          <table:table-cell table:formula="of:=IF(FIND(&quot;var layer_&quot;;[.A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4"/>&lt;head&gt;</text:p>
          </table:table-cell>
          <table:table-cell table:formula="of:=IF(FIND(&quot;var layer_&quot;;[.A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&lt;meta charset="utf-8"&gt;</text:p>
          </table:table-cell>
          <table:table-cell table:formula="of:=IF(FIND(&quot;var layer_&quot;;[.A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&lt;meta http-equiv="X-UA-Compatible" content="IE=edge"&gt;</text:p>
          </table:table-cell>
          <table:table-cell table:formula="of:=IF(FIND(&quot;var layer_&quot;;[.A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&lt;meta name="viewport" content="initial-scale=1,user-scalable=no,maximum-scale=1,width=device-width"&gt;</text:p>
          </table:table-cell>
          <table:table-cell table:formula="of:=IF(FIND(&quot;var layer_&quot;;[.A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&lt;meta name="mobile-web-app-capable" content="yes"&gt;</text:p>
          </table:table-cell>
          <table:table-cell table:formula="of:=IF(FIND(&quot;var layer_&quot;;[.A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&lt;meta name="apple-mobile-web-app-capable" content="yes"&gt;</text:p>
          </table:table-cell>
          <table:table-cell table:formula="of:=IF(FIND(&quot;var layer_&quot;;[.A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&lt;link rel="stylesheet" href="css/leaflet.css"&gt;</text:p>
          </table:table-cell>
          <table:table-cell table:formula="of:=IF(FIND(&quot;var layer_&quot;;[.A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&lt;link rel="stylesheet" href="css/L.Control.Layers.Tree.css"&gt;</text:p>
          </table:table-cell>
          <table:table-cell table:formula="of:=IF(FIND(&quot;var layer_&quot;;[.A1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&lt;link rel="stylesheet" href="css/qgis2web.css"&gt;</text:p>
          </table:table-cell>
          <table:table-cell table:formula="of:=IF(FIND(&quot;var layer_&quot;;[.A1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&lt;link rel="stylesheet" href="css/fontawesome-all.min.css"&gt;</text:p>
          </table:table-cell>
          <table:table-cell table:formula="of:=IF(FIND(&quot;var layer_&quot;;[.A1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&lt;link rel="stylesheet" href="css/leaflet.photon.css"&gt;</text:p>
          </table:table-cell>
          <table:table-cell table:formula="of:=IF(FIND(&quot;var layer_&quot;;[.A1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&lt;style&gt;</text:p>
          </table:table-cell>
          <table:table-cell table:formula="of:=IF(FIND(&quot;var layer_&quot;;[.A1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html, body, #map {</text:p>
          </table:table-cell>
          <table:table-cell table:formula="of:=IF(FIND(&quot;var layer_&quot;;[.A1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width: 100%;</text:p>
          </table:table-cell>
          <table:table-cell table:formula="of:=IF(FIND(&quot;var layer_&quot;;[.A1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height: 100%;</text:p>
          </table:table-cell>
          <table:table-cell table:formula="of:=IF(FIND(&quot;var layer_&quot;;[.A1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padding: 0;</text:p>
          </table:table-cell>
          <table:table-cell table:formula="of:=IF(FIND(&quot;var layer_&quot;;[.A1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margin: 0;</text:p>
          </table:table-cell>
          <table:table-cell table:formula="of:=IF(FIND(&quot;var layer_&quot;;[.A1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</text:p>
          </table:table-cell>
          <table:table-cell table:formula="of:=IF(FIND(&quot;var layer_&quot;;[.A2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&lt;/style&gt;</text:p>
          </table:table-cell>
          <table:table-cell table:formula="of:=IF(FIND(&quot;var layer_&quot;;[.A2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&lt;title&gt;&lt;/title&gt;</text:p>
          </table:table-cell>
          <table:table-cell table:formula="of:=IF(FIND(&quot;var layer_&quot;;[.A2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4"/>&lt;/head&gt;</text:p>
          </table:table-cell>
          <table:table-cell table:formula="of:=IF(FIND(&quot;var layer_&quot;;[.A2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4"/>&lt;body&gt;</text:p>
          </table:table-cell>
          <table:table-cell table:formula="of:=IF(FIND(&quot;var layer_&quot;;[.A2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&lt;div id="map"&gt;</text:p>
          </table:table-cell>
          <table:table-cell table:formula="of:=IF(FIND(&quot;var layer_&quot;;[.A2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&lt;/div&gt;</text:p>
          </table:table-cell>
          <table:table-cell table:formula="of:=IF(FIND(&quot;var layer_&quot;;[.A2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&lt;script src="js/qgis2web_expressions.js"&gt;&lt;/script&gt;</text:p>
          </table:table-cell>
          <table:table-cell table:formula="of:=IF(FIND(&quot;var layer_&quot;;[.A2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&lt;script src="js/leaflet.js"&gt;&lt;/script&gt;</text:p>
          </table:table-cell>
          <table:table-cell table:formula="of:=IF(FIND(&quot;var layer_&quot;;[.A2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&lt;script src="js/L.Control.Layers.Tree.min.js"&gt;&lt;/script&gt;</text:p>
          </table:table-cell>
          <table:table-cell table:formula="of:=IF(FIND(&quot;var layer_&quot;;[.A2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&lt;script src="js/leaflet.rotatedMarker.js"&gt;&lt;/script&gt;</text:p>
          </table:table-cell>
          <table:table-cell table:formula="of:=IF(FIND(&quot;var layer_&quot;;[.A3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&lt;script src="js/leaflet.pattern.js"&gt;&lt;/script&gt;</text:p>
          </table:table-cell>
          <table:table-cell table:formula="of:=IF(FIND(&quot;var layer_&quot;;[.A3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&lt;script src="js/leaflet-hash.js"&gt;&lt;/script&gt;</text:p>
          </table:table-cell>
          <table:table-cell table:formula="of:=IF(FIND(&quot;var layer_&quot;;[.A3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&lt;script src="js/Autolinker.min.js"&gt;&lt;/script&gt;</text:p>
          </table:table-cell>
          <table:table-cell table:formula="of:=IF(FIND(&quot;var layer_&quot;;[.A3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&lt;script src="js/rbush.min.js"&gt;&lt;/script&gt;</text:p>
          </table:table-cell>
          <table:table-cell table:formula="of:=IF(FIND(&quot;var layer_&quot;;[.A3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&lt;script src="js/labelgun.min.js"&gt;&lt;/script&gt;</text:p>
          </table:table-cell>
          <table:table-cell table:formula="of:=IF(FIND(&quot;var layer_&quot;;[.A3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&lt;script src="js/labels.js"&gt;&lt;/script&gt;</text:p>
          </table:table-cell>
          <table:table-cell table:formula="of:=IF(FIND(&quot;var layer_&quot;;[.A3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&lt;script src="js/leaflet.photon.js"&gt;&lt;/script&gt;</text:p>
          </table:table-cell>
          <table:table-cell table:formula="of:=IF(FIND(&quot;var layer_&quot;;[.A3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&lt;script src="data/Counties_1.js"&gt;&lt;/script&gt;</text:p>
          </table:table-cell>
          <table:table-cell table:formula="of:=IF(FIND(&quot;var layer_&quot;;[.A3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&lt;script src="data/AllVariables_2.js"&gt;&lt;/script&gt;</text:p>
          </table:table-cell>
          <table:table-cell table:formula="of:=IF(FIND(&quot;var layer_&quot;;[.A3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&lt;script src="data/DemographicsData_3.js"&gt;&lt;/script&gt;</text:p>
          </table:table-cell>
          <table:table-cell table:formula="of:=IF(FIND(&quot;var layer_&quot;;[.A4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&lt;script src="data/PropertiesatRiskofFirein30yearspercentile_4.js"&gt;&lt;/script&gt;</text:p>
          </table:table-cell>
          <table:table-cell table:formula="of:=IF(FIND(&quot;var layer_&quot;;[.A4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&lt;script src="data/PropertiesatRiskofFloodRisk30yearspercentile_5.js"&gt;&lt;/script&gt;</text:p>
          </table:table-cell>
          <table:table-cell table:formula="of:=IF(FIND(&quot;var layer_&quot;;[.A4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&lt;script src="data/DOTTravelBarrierScorepercentile_6.js"&gt;&lt;/script&gt;</text:p>
          </table:table-cell>
          <table:table-cell table:formula="of:=IF(FIND(&quot;var layer_&quot;;[.A4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&lt;script src="data/ExpectedBuildingLossRatepercentile_7.js"&gt;&lt;/script&gt;</text:p>
          </table:table-cell>
          <table:table-cell table:formula="of:=IF(FIND(&quot;var layer_&quot;;[.A4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&lt;script src="data/AgriculturalLossRatepercentile_8.js"&gt;&lt;/script&gt;</text:p>
          </table:table-cell>
          <table:table-cell table:formula="of:=IF(FIND(&quot;var layer_&quot;;[.A4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&lt;script src="data/PercentUnemployment_9.js"&gt;&lt;/script&gt;</text:p>
          </table:table-cell>
          <table:table-cell table:formula="of:=IF(FIND(&quot;var layer_&quot;;[.A4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&lt;script src="data/PercentofPeople200BelowFederalPovertyLine_10.js"&gt;&lt;/script&gt;</text:p>
          </table:table-cell>
          <table:table-cell table:formula="of:=IF(FIND(&quot;var layer_&quot;;[.A4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&lt;script src="data/PercentofPeople100BelowFederalPovertyLinepercentile_11.js"&gt;&lt;/script&gt;</text:p>
          </table:table-cell>
          <table:table-cell table:formula="of:=IF(FIND(&quot;var layer_&quot;;[.A4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&lt;script src="data/EnergyBurdenpercentile_12.js"&gt;&lt;/script&gt;</text:p>
          </table:table-cell>
          <table:table-cell table:formula="of:=IF(FIND(&quot;var layer_&quot;;[.A4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&lt;script src="data/ExpectedPopulationLossRatepercentile_13.js"&gt;&lt;/script&gt;</text:p>
          </table:table-cell>
          <table:table-cell table:formula="of:=IF(FIND(&quot;var layer_&quot;;[.A5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&lt;script src="data/LowLifeExpectancypercentile_14.js"&gt;&lt;/script&gt;</text:p>
          </table:table-cell>
          <table:table-cell table:formula="of:=IF(FIND(&quot;var layer_&quot;;[.A5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&lt;script src="data/DiagnosedDiabetespercentile_15.js"&gt;&lt;/script&gt;</text:p>
          </table:table-cell>
          <table:table-cell table:formula="of:=IF(FIND(&quot;var layer_&quot;;[.A5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&lt;script src="data/CurrentAsthmaAmongAdultspercentile_16.js"&gt;&lt;/script&gt;</text:p>
          </table:table-cell>
          <table:table-cell table:formula="of:=IF(FIND(&quot;var layer_&quot;;[.A5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&lt;script src="data/CoronaryHeartDiseasepercentile_17.js"&gt;&lt;/script&gt;</text:p>
          </table:table-cell>
          <table:table-cell table:formula="of:=IF(FIND(&quot;var layer_&quot;;[.A5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&lt;script src="data/ProposedMSXpipelineroute_18.js"&gt;&lt;/script&gt;</text:p>
          </table:table-cell>
          <table:table-cell table:formula="of:=IF(FIND(&quot;var layer_&quot;;[.A5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&lt;script src="data/ProposedMSXCompressorStations_19.js"&gt;&lt;/script&gt;</text:p>
          </table:table-cell>
          <table:table-cell table:formula="of:=IF(FIND(&quot;var layer_&quot;;[.A5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&lt;script&gt;</text:p>
          </table:table-cell>
          <table:table-cell table:formula="of:=IF(FIND(&quot;var layer_&quot;;[.A5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var map = L.map('map', {</text:p>
          </table:table-cell>
          <table:table-cell table:formula="of:=IF(FIND(&quot;var layer_&quot;;[.A5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zoomControl:false, maxZoom:28, minZoom:1</text:p>
          </table:table-cell>
          <table:table-cell table:formula="of:=IF(FIND(&quot;var layer_&quot;;[.A5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).fitBounds([[31.90228780809347,-90.75150109748122],[34.462948176192114,-85.13691937712095]]);</text:p>
          </table:table-cell>
          <table:table-cell table:formula="of:=IF(FIND(&quot;var layer_&quot;;[.A6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var hash = new L.Hash(map);</text:p>
          </table:table-cell>
          <table:table-cell table:formula="of:=IF(FIND(&quot;var layer_&quot;;[.A6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attributionControl.setPrefix('&lt;a href="https://github.com/tomchadwin/qgis2web" target="_blank"&gt;qgis2web&lt;/a&gt; &amp;middot; &lt;a href="https://leafletjs.com" title="A JS library for interactive maps"&gt;Leaflet&lt;/a&gt; &amp;middot; &lt;a href="https://qgis.org"&gt;QGIS&lt;/a&gt;');</text:p>
          </table:table-cell>
          <table:table-cell table:formula="of:=IF(FIND(&quot;var layer_&quot;;[.A6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var autolinker = new Autolinker({truncate: {length: 30, location: 'smart'}});</text:p>
          </table:table-cell>
          <table:table-cell table:formula="of:=IF(FIND(&quot;var layer_&quot;;[.A6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// remove popup's row if "visible-with-data"</text:p>
          </table:table-cell>
          <table:table-cell table:formula="of:=IF(FIND(&quot;var layer_&quot;;[.A6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function removeEmptyRowsFromPopupContent(content, feature) {</text:p>
          </table:table-cell>
          <table:table-cell table:formula="of:=IF(FIND(&quot;var layer_&quot;;[.A6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9"/>var tempDiv = document.createElement('div');</text:p>
          </table:table-cell>
          <table:table-cell table:formula="of:=IF(FIND(&quot;var layer_&quot;;[.A6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9"/>tempDiv.innerHTML = content;</text:p>
          </table:table-cell>
          <table:table-cell table:formula="of:=IF(FIND(&quot;var layer_&quot;;[.A6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9"/>var rows = tempDiv.querySelectorAll('tr');</text:p>
          </table:table-cell>
          <table:table-cell table:formula="of:=IF(FIND(&quot;var layer_&quot;;[.A6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9"/>for (var i = 0; i &lt; rows.length; i++) {</text:p>
          </table:table-cell>
          <table:table-cell table:formula="of:=IF(FIND(&quot;var layer_&quot;;[.A6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3"/>var td = rows[i].querySelector('td.visible-with-data');</text:p>
          </table:table-cell>
          <table:table-cell table:formula="of:=IF(FIND(&quot;var layer_&quot;;[.A7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3"/>var key = td ? td.id : '';</text:p>
          </table:table-cell>
          <table:table-cell table:formula="of:=IF(FIND(&quot;var layer_&quot;;[.A7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3"/>if (td &amp;&amp; td.classList.contains('visible-with-data') &amp;&amp; feature.properties[key] == null) {</text:p>
          </table:table-cell>
          <table:table-cell table:formula="of:=IF(FIND(&quot;var layer_&quot;;[.A7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7"/>rows[i].parentNode.removeChild(rows[i]);</text:p>
          </table:table-cell>
          <table:table-cell table:formula="of:=IF(FIND(&quot;var layer_&quot;;[.A7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3"/>}</text:p>
          </table:table-cell>
          <table:table-cell table:formula="of:=IF(FIND(&quot;var layer_&quot;;[.A7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9"/>}</text:p>
          </table:table-cell>
          <table:table-cell table:formula="of:=IF(FIND(&quot;var layer_&quot;;[.A7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9"/>return tempDiv.innerHTML;</text:p>
          </table:table-cell>
          <table:table-cell table:formula="of:=IF(FIND(&quot;var layer_&quot;;[.A7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</text:p>
          </table:table-cell>
          <table:table-cell table:formula="of:=IF(FIND(&quot;var layer_&quot;;[.A7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// modify popup if contains media</text:p>
          </table:table-cell>
          <table:table-cell table:formula="of:=IF(FIND(&quot;var layer_&quot;;[.A7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function addClassToPopupIfMedia(content, popup) {</text:p>
          </table:table-cell>
          <table:table-cell table:formula="of:=IF(FIND(&quot;var layer_&quot;;[.A7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var tempDiv = document.createElement('div');</text:p>
          </table:table-cell>
          <table:table-cell table:formula="of:=IF(FIND(&quot;var layer_&quot;;[.A8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tempDiv.innerHTML = content;</text:p>
          </table:table-cell>
          <table:table-cell table:formula="of:=IF(FIND(&quot;var layer_&quot;;[.A8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var imgTd = tempDiv.querySelector('td img');</text:p>
          </table:table-cell>
          <table:table-cell table:formula="of:=IF(FIND(&quot;var layer_&quot;;[.A8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f (imgTd) {</text:p>
          </table:table-cell>
          <table:table-cell table:formula="of:=IF(FIND(&quot;var layer_&quot;;[.A8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var src = imgTd.getAttribute('src');</text:p>
          </table:table-cell>
          <table:table-cell table:formula="of:=IF(FIND(&quot;var layer_&quot;;[.A8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f (/\.(jpg|jpeg|png|gif|bmp|webp|avif)$/i.test(src)) {</text:p>
          </table:table-cell>
          <table:table-cell table:formula="of:=IF(FIND(&quot;var layer_&quot;;[.A8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popup._contentNode.classList.add('media');</text:p>
          </table:table-cell>
          <table:table-cell table:formula="of:=IF(FIND(&quot;var layer_&quot;;[.A8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setTimeout(function() {</text:p>
          </table:table-cell>
          <table:table-cell table:formula="of:=IF(FIND(&quot;var layer_&quot;;[.A8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popup.update();</text:p>
          </table:table-cell>
          <table:table-cell table:formula="of:=IF(FIND(&quot;var layer_&quot;;[.A8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}, 10);</text:p>
          </table:table-cell>
          <table:table-cell table:formula="of:=IF(FIND(&quot;var layer_&quot;;[.A8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} else if (/\.(mp3|wav|ogg|aac)$/i.test(src)) {</text:p>
          </table:table-cell>
          <table:table-cell table:formula="of:=IF(FIND(&quot;var layer_&quot;;[.A9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var audio = document.createElement('audio');</text:p>
          </table:table-cell>
          <table:table-cell table:formula="of:=IF(FIND(&quot;var layer_&quot;;[.A9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audio.controls = true;</text:p>
          </table:table-cell>
          <table:table-cell table:formula="of:=IF(FIND(&quot;var layer_&quot;;[.A9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audio.src = src;</text:p>
          </table:table-cell>
          <table:table-cell table:formula="of:=IF(FIND(&quot;var layer_&quot;;[.A9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imgTd.parentNode.replaceChild(audio, imgTd);</text:p>
          </table:table-cell>
          <table:table-cell table:formula="of:=IF(FIND(&quot;var layer_&quot;;[.A9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popup._contentNode.classList.add('media');</text:p>
          </table:table-cell>
          <table:table-cell table:formula="of:=IF(FIND(&quot;var layer_&quot;;[.A9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setTimeout(function() {</text:p>
          </table:table-cell>
          <table:table-cell table:formula="of:=IF(FIND(&quot;var layer_&quot;;[.A9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popup.setContent(tempDiv.innerHTML);</text:p>
          </table:table-cell>
          <table:table-cell table:formula="of:=IF(FIND(&quot;var layer_&quot;;[.A9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popup.update();</text:p>
          </table:table-cell>
          <table:table-cell table:formula="of:=IF(FIND(&quot;var layer_&quot;;[.A9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}, 10);</text:p>
          </table:table-cell>
          <table:table-cell table:formula="of:=IF(FIND(&quot;var layer_&quot;;[.A9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} else if (/\.(mp4|webm|ogg|mov)$/i.test(src)) {</text:p>
          </table:table-cell>
          <table:table-cell table:formula="of:=IF(FIND(&quot;var layer_&quot;;[.A10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var video = document.createElement('video');</text:p>
          </table:table-cell>
          <table:table-cell table:formula="of:=IF(FIND(&quot;var layer_&quot;;[.A10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video.controls = true;</text:p>
          </table:table-cell>
          <table:table-cell table:formula="of:=IF(FIND(&quot;var layer_&quot;;[.A10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video.src = src;</text:p>
          </table:table-cell>
          <table:table-cell table:formula="of:=IF(FIND(&quot;var layer_&quot;;[.A10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video.style.width = "400px";</text:p>
          </table:table-cell>
          <table:table-cell table:formula="of:=IF(FIND(&quot;var layer_&quot;;[.A10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video.style.height = "300px";</text:p>
          </table:table-cell>
          <table:table-cell table:formula="of:=IF(FIND(&quot;var layer_&quot;;[.A10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video.style.maxHeight = "60vh";</text:p>
          </table:table-cell>
          <table:table-cell table:formula="of:=IF(FIND(&quot;var layer_&quot;;[.A10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video.style.maxWidth = "60vw";</text:p>
          </table:table-cell>
          <table:table-cell table:formula="of:=IF(FIND(&quot;var layer_&quot;;[.A10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imgTd.parentNode.replaceChild(video, imgTd);</text:p>
          </table:table-cell>
          <table:table-cell table:formula="of:=IF(FIND(&quot;var layer_&quot;;[.A10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popup._contentNode.classList.add('media');</text:p>
          </table:table-cell>
          <table:table-cell table:formula="of:=IF(FIND(&quot;var layer_&quot;;[.A10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// Aggiorna il popup quando il video carica i metadati</text:p>
          </table:table-cell>
          <table:table-cell table:formula="of:=IF(FIND(&quot;var layer_&quot;;[.A11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video.addEventListener('loadedmetadata', function() {</text:p>
          </table:table-cell>
          <table:table-cell table:formula="of:=IF(FIND(&quot;var layer_&quot;;[.A11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popup.update();</text:p>
          </table:table-cell>
          <table:table-cell table:formula="of:=IF(FIND(&quot;var layer_&quot;;[.A11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});</text:p>
          </table:table-cell>
          <table:table-cell table:formula="of:=IF(FIND(&quot;var layer_&quot;;[.A11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setTimeout(function() {</text:p>
          </table:table-cell>
          <table:table-cell table:formula="of:=IF(FIND(&quot;var layer_&quot;;[.A11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popup.setContent(tempDiv.innerHTML);</text:p>
          </table:table-cell>
          <table:table-cell table:formula="of:=IF(FIND(&quot;var layer_&quot;;[.A11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popup.update();</text:p>
          </table:table-cell>
          <table:table-cell table:formula="of:=IF(FIND(&quot;var layer_&quot;;[.A11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}, 10);</text:p>
          </table:table-cell>
          <table:table-cell table:formula="of:=IF(FIND(&quot;var layer_&quot;;[.A11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} else {</text:p>
          </table:table-cell>
          <table:table-cell table:formula="of:=IF(FIND(&quot;var layer_&quot;;[.A11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popup._contentNode.classList.remove('media');</text:p>
          </table:table-cell>
          <table:table-cell table:formula="of:=IF(FIND(&quot;var layer_&quot;;[.A11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}</text:p>
          </table:table-cell>
          <table:table-cell table:formula="of:=IF(FIND(&quot;var layer_&quot;;[.A12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 else {</text:p>
          </table:table-cell>
          <table:table-cell table:formula="of:=IF(FIND(&quot;var layer_&quot;;[.A12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opup._contentNode.classList.remove('media');</text:p>
          </table:table-cell>
          <table:table-cell table:formula="of:=IF(FIND(&quot;var layer_&quot;;[.A12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2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</text:p>
          </table:table-cell>
          <table:table-cell table:formula="of:=IF(FIND(&quot;var layer_&quot;;[.A12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var zoomControl = L.control.zoom({</text:p>
          </table:table-cell>
          <table:table-cell table:formula="of:=IF(FIND(&quot;var layer_&quot;;[.A12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position: 'topleft'</text:p>
          </table:table-cell>
          <table:table-cell table:formula="of:=IF(FIND(&quot;var layer_&quot;;[.A12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).addTo(map);</text:p>
          </table:table-cell>
          <table:table-cell table:formula="of:=IF(FIND(&quot;var layer_&quot;;[.A12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var bounds_group = new L.featureGroup([]);</text:p>
          </table:table-cell>
          <table:table-cell table:formula="of:=IF(FIND(&quot;var layer_&quot;;[.A12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function setBounds() {</text:p>
          </table:table-cell>
          <table:table-cell table:formula="of:=IF(FIND(&quot;var layer_&quot;;[.A12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</text:p>
          </table:table-cell>
          <table:table-cell table:formula="of:=IF(FIND(&quot;var layer_&quot;;[.A13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createPane('pane_Cartopositron_0');</text:p>
          </table:table-cell>
          <table:table-cell table:formula="of:=IF(FIND(&quot;var layer_&quot;;[.A13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getPane('pane_Cartopositron_0').style.zIndex = 400;</text:p>
          </table:table-cell>
          <table:table-cell table:formula="of:=IF(FIND(&quot;var layer_&quot;;[.A132])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string" calcext:value-type="string">
            <text:p><text:s text:c="8"/>var layer_Cartopositron_0 = L.tileLayer('https://a.basemaps.cartocdn.com/light_all/{z}/{x}/{y}.png', {</text:p>
          </table:table-cell>
          <table:table-cell table:formula="of:=IF(FIND(&quot;var layer_&quot;;[.A133]))" office:value-type="boolean" office:boolean-value="true" calcext:value-type="boolean">
            <text:p>TRUE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pane: 'pane_Cartopositron_0',</text:p>
          </table:table-cell>
          <table:table-cell table:formula="of:=IF(FIND(&quot;var layer_&quot;;[.A13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opacity: 1.0,</text:p>
          </table:table-cell>
          <table:table-cell table:formula="of:=IF(FIND(&quot;var layer_&quot;;[.A13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attribution: '',</text:p>
          </table:table-cell>
          <table:table-cell table:formula="of:=IF(FIND(&quot;var layer_&quot;;[.A13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minZoom: 1,</text:p>
          </table:table-cell>
          <table:table-cell table:formula="of:=IF(FIND(&quot;var layer_&quot;;[.A13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maxZoom: 28,</text:p>
          </table:table-cell>
          <table:table-cell table:formula="of:=IF(FIND(&quot;var layer_&quot;;[.A13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minNativeZoom: 0,</text:p>
          </table:table-cell>
          <table:table-cell table:formula="of:=IF(FIND(&quot;var layer_&quot;;[.A13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maxNativeZoom: 18</text:p>
          </table:table-cell>
          <table:table-cell table:formula="of:=IF(FIND(&quot;var layer_&quot;;[.A14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);</text:p>
          </table:table-cell>
          <table:table-cell table:formula="of:=IF(FIND(&quot;var layer_&quot;;[.A14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layer_Cartopositron_0;</text:p>
          </table:table-cell>
          <table:table-cell table:formula="of:=IF(FIND(&quot;var layer_&quot;;[.A14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addLayer(layer_Cartopositron_0);</text:p>
          </table:table-cell>
          <table:table-cell table:formula="of:=IF(FIND(&quot;var layer_&quot;;[.A14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function pop_Counties_1(feature, layer) {</text:p>
          </table:table-cell>
          <table:table-cell table:formula="of:=IF(FIND(&quot;var layer_&quot;;[.A14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var popupContent = '&lt;table&gt;\</text:p>
          </table:table-cell>
          <table:table-cell table:formula="of:=IF(FIND(&quot;var layer_&quot;;[.A14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14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NAME&lt;/th&gt;\</text:p>
          </table:table-cell>
          <table:table-cell table:formula="of:=IF(FIND(&quot;var layer_&quot;;[.A14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 class="visible-with-data" id="NAME"&gt;' + (feature.properties['NAME'] !== null ? autolinker.link(String(feature.properties['NAME']).replace(/'/g, '\'').toLocaleString()) : '') + '&lt;/td&gt;\</text:p>
          </table:table-cell>
          <table:table-cell table:formula="of:=IF(FIND(&quot;var layer_&quot;;[.A14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14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&lt;/table&gt;';</text:p>
          </table:table-cell>
          <table:table-cell table:formula="of:=IF(FIND(&quot;var layer_&quot;;[.A15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var content = removeEmptyRowsFromPopupContent(popupContent, feature);</text:p>
          </table:table-cell>
          <table:table-cell table:formula="of:=IF(FIND(&quot;var layer_&quot;;[.A15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layer.on('popupopen', function(e) {</text:p>
          </table:table-cell>
          <table:table-cell table:formula="of:=IF(FIND(&quot;var layer_&quot;;[.A15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<text:tab/>addClassToPopupIfMedia(content, e.popup);</text:p>
          </table:table-cell>
          <table:table-cell table:formula="of:=IF(FIND(&quot;var layer_&quot;;[.A15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});</text:p>
          </table:table-cell>
          <table:table-cell table:formula="of:=IF(FIND(&quot;var layer_&quot;;[.A15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layer.bindPopup(content, { maxHeight: 400 });</text:p>
          </table:table-cell>
          <table:table-cell table:formula="of:=IF(FIND(&quot;var layer_&quot;;[.A15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</text:p>
          </table:table-cell>
          <table:table-cell table:formula="of:=IF(FIND(&quot;var layer_&quot;;[.A15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/>
          <table:table-cell table:formula="of:=IF(FIND(&quot;var layer_&quot;;[.A15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function style_Counties_1_0() {</text:p>
          </table:table-cell>
          <table:table-cell table:formula="of:=IF(FIND(&quot;var layer_&quot;;[.A15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return {</text:p>
          </table:table-cell>
          <table:table-cell table:formula="of:=IF(FIND(&quot;var layer_&quot;;[.A15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ane: 'pane_Counties_1',</text:p>
          </table:table-cell>
          <table:table-cell table:formula="of:=IF(FIND(&quot;var layer_&quot;;[.A16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opacity: 1,</text:p>
          </table:table-cell>
          <table:table-cell table:formula="of:=IF(FIND(&quot;var layer_&quot;;[.A16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rgba(35,35,35,1.0)',</text:p>
          </table:table-cell>
          <table:table-cell table:formula="of:=IF(FIND(&quot;var layer_&quot;;[.A16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dashArray: '',</text:p>
          </table:table-cell>
          <table:table-cell table:formula="of:=IF(FIND(&quot;var layer_&quot;;[.A16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Cap: 'butt',</text:p>
          </table:table-cell>
          <table:table-cell table:formula="of:=IF(FIND(&quot;var layer_&quot;;[.A16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Join: 'miter',</text:p>
          </table:table-cell>
          <table:table-cell table:formula="of:=IF(FIND(&quot;var layer_&quot;;[.A16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weight: 1.0,</text:p>
          </table:table-cell>
          <table:table-cell table:formula="of:=IF(FIND(&quot;var layer_&quot;;[.A16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: true,</text:p>
          </table:table-cell>
          <table:table-cell table:formula="of:=IF(FIND(&quot;var layer_&quot;;[.A16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1,</text:p>
          </table:table-cell>
          <table:table-cell table:formula="of:=IF(FIND(&quot;var layer_&quot;;[.A16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Color: 'rgba(164,113,88,0.0)',</text:p>
          </table:table-cell>
          <table:table-cell table:formula="of:=IF(FIND(&quot;var layer_&quot;;[.A16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nteractive: true,</text:p>
          </table:table-cell>
          <table:table-cell table:formula="of:=IF(FIND(&quot;var layer_&quot;;[.A17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7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</text:p>
          </table:table-cell>
          <table:table-cell table:formula="of:=IF(FIND(&quot;var layer_&quot;;[.A17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createPane('pane_Counties_1');</text:p>
          </table:table-cell>
          <table:table-cell table:formula="of:=IF(FIND(&quot;var layer_&quot;;[.A17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getPane('pane_Counties_1').style.zIndex = 401;</text:p>
          </table:table-cell>
          <table:table-cell table:formula="of:=IF(FIND(&quot;var layer_&quot;;[.A17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getPane('pane_Counties_1').style['mix-blend-mode'] = 'normal';</text:p>
          </table:table-cell>
          <table:table-cell table:formula="of:=IF(FIND(&quot;var layer_&quot;;[.A175])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string" calcext:value-type="string">
            <text:p><text:s text:c="8"/>var layer_Counties_1 = new L.geoJson(json_Counties_1, {</text:p>
          </table:table-cell>
          <table:table-cell table:formula="of:=IF(FIND(&quot;var layer_&quot;;[.A176]))" office:value-type="boolean" office:boolean-value="true" calcext:value-type="boolean">
            <text:p>TRUE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attribution: '',</text:p>
          </table:table-cell>
          <table:table-cell table:formula="of:=IF(FIND(&quot;var layer_&quot;;[.A17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nteractive: true,</text:p>
          </table:table-cell>
          <table:table-cell table:formula="of:=IF(FIND(&quot;var layer_&quot;;[.A17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dataVar: 'json_Counties_1',</text:p>
          </table:table-cell>
          <table:table-cell table:formula="of:=IF(FIND(&quot;var layer_&quot;;[.A17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layerName: 'layer_Counties_1',</text:p>
          </table:table-cell>
          <table:table-cell table:formula="of:=IF(FIND(&quot;var layer_&quot;;[.A18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pane: 'pane_Counties_1',</text:p>
          </table:table-cell>
          <table:table-cell table:formula="of:=IF(FIND(&quot;var layer_&quot;;[.A18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onEachFeature: pop_Counties_1,</text:p>
          </table:table-cell>
          <table:table-cell table:formula="of:=IF(FIND(&quot;var layer_&quot;;[.A18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style: style_Counties_1_0,</text:p>
          </table:table-cell>
          <table:table-cell table:formula="of:=IF(FIND(&quot;var layer_&quot;;[.A18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);</text:p>
          </table:table-cell>
          <table:table-cell table:formula="of:=IF(FIND(&quot;var layer_&quot;;[.A18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bounds_group.addLayer(layer_Counties_1);</text:p>
          </table:table-cell>
          <table:table-cell table:formula="of:=IF(FIND(&quot;var layer_&quot;;[.A18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addLayer(layer_Counties_1);</text:p>
          </table:table-cell>
          <table:table-cell table:formula="of:=IF(FIND(&quot;var layer_&quot;;[.A18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function pop_AllVariables_2(feature, layer) {</text:p>
          </table:table-cell>
          <table:table-cell table:formula="of:=IF(FIND(&quot;var layer_&quot;;[.A18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var popupContent = '&lt;table&gt;\</text:p>
          </table:table-cell>
          <table:table-cell table:formula="of:=IF(FIND(&quot;var layer_&quot;;[.A18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18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Diagnosed diabetes among adults aged greater than or equal to 18 years (percentile)&lt;/th&gt;\</text:p>
          </table:table-cell>
          <table:table-cell table:formula="of:=IF(FIND(&quot;var layer_&quot;;[.A19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 class="visible-with-data" id="DF_PFS"&gt;' + (feature.properties['DF_PFS'] !== null ? autolinker.link(String(feature.properties['DF_PFS']).replace(/'/g, '\'').toLocaleString()) : '') + '&lt;/td&gt;\</text:p>
          </table:table-cell>
          <table:table-cell table:formula="of:=IF(FIND(&quot;var layer_&quot;;[.A19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19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19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Current asthma among adults aged greater than or equal to 18 years (percentile)&lt;/th&gt;\</text:p>
          </table:table-cell>
          <table:table-cell table:formula="of:=IF(FIND(&quot;var layer_&quot;;[.A19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 class="visible-with-data" id="AF_PFS"&gt;' + (feature.properties['AF_PFS'] !== null ? autolinker.link(String(feature.properties['AF_PFS']).replace(/'/g, '\'').toLocaleString()) : '') + '&lt;/td&gt;\</text:p>
          </table:table-cell>
          <table:table-cell table:formula="of:=IF(FIND(&quot;var layer_&quot;;[.A19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19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19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Coronary heart disease among adults aged greater than or equal to 18 years (percentile)&lt;/th&gt;\</text:p>
          </table:table-cell>
          <table:table-cell table:formula="of:=IF(FIND(&quot;var layer_&quot;;[.A19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 class="visible-with-data" id="HDF_PFS"&gt;' + (feature.properties['HDF_PFS'] !== null ? autolinker.link(String(feature.properties['HDF_PFS']).replace(/'/g, '\'').toLocaleString()) : '') + '&lt;/td&gt;\</text:p>
          </table:table-cell>
          <table:table-cell table:formula="of:=IF(FIND(&quot;var layer_&quot;;[.A19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20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20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Diesel particulate matter exposure (percentile)&lt;/th&gt;\</text:p>
          </table:table-cell>
          <table:table-cell table:formula="of:=IF(FIND(&quot;var layer_&quot;;[.A20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 class="visible-with-data" id="DSF_PFS"&gt;' + (feature.properties['DSF_PFS'] !== null ? autolinker.link(String(feature.properties['DSF_PFS']).replace(/'/g, '\'').toLocaleString()) : '') + '&lt;/td&gt;\</text:p>
          </table:table-cell>
          <table:table-cell table:formula="of:=IF(FIND(&quot;var layer_&quot;;[.A20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20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20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Energy burden (percentile)&lt;/th&gt;\</text:p>
          </table:table-cell>
          <table:table-cell table:formula="of:=IF(FIND(&quot;var layer_&quot;;[.A20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 class="visible-with-data" id="EBF_PFS"&gt;' + (feature.properties['EBF_PFS'] !== null ? autolinker.link(String(feature.properties['EBF_PFS']).replace(/'/g, '\'').toLocaleString()) : '') + '&lt;/td&gt;\</text:p>
          </table:table-cell>
          <table:table-cell table:formula="of:=IF(FIND(&quot;var layer_&quot;;[.A20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20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20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Expected agricultural loss rate (Natural Hazards Risk Index) (percentile)&lt;/th&gt;\</text:p>
          </table:table-cell>
          <table:table-cell table:formula="of:=IF(FIND(&quot;var layer_&quot;;[.A21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 class="visible-with-data" id="EALR_PFS"&gt;' + (feature.properties['EALR_PFS'] !== null ? autolinker.link(String(feature.properties['EALR_PFS']).replace(/'/g, '\'').toLocaleString()) : '') + '&lt;/td&gt;\</text:p>
          </table:table-cell>
          <table:table-cell table:formula="of:=IF(FIND(&quot;var layer_&quot;;[.A21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21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21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Expected building loss rate (Natural Hazards Risk Index) (percentile)&lt;/th&gt;\</text:p>
          </table:table-cell>
          <table:table-cell table:formula="of:=IF(FIND(&quot;var layer_&quot;;[.A21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 class="visible-with-data" id="EBLR_PFS"&gt;' + (feature.properties['EBLR_PFS'] !== null ? autolinker.link(String(feature.properties['EBLR_PFS']).replace(/'/g, '\'').toLocaleString()) : '') + '&lt;/td&gt;\</text:p>
          </table:table-cell>
          <table:table-cell table:formula="of:=IF(FIND(&quot;var layer_&quot;;[.A21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21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21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Expected population loss rate (Natural Hazards Risk Index) (percentile)&lt;/th&gt;\</text:p>
          </table:table-cell>
          <table:table-cell table:formula="of:=IF(FIND(&quot;var layer_&quot;;[.A21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 class="visible-with-data" id="EPLR_PFS"&gt;' + (feature.properties['EPLR_PFS'] !== null ? autolinker.link(String(feature.properties['EPLR_PFS']).replace(/'/g, '\'').toLocaleString()) : '') + '&lt;/td&gt;\</text:p>
          </table:table-cell>
          <table:table-cell table:formula="of:=IF(FIND(&quot;var layer_&quot;;[.A21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22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22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Housing burden (percent) (percentile)&lt;/th&gt;\</text:p>
          </table:table-cell>
          <table:table-cell table:formula="of:=IF(FIND(&quot;var layer_&quot;;[.A22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 class="visible-with-data" id="HBF_PFS"&gt;' + (feature.properties['HBF_PFS'] !== null ? autolinker.link(String(feature.properties['HBF_PFS']).replace(/'/g, '\'').toLocaleString()) : '') + '&lt;/td&gt;\</text:p>
          </table:table-cell>
          <table:table-cell table:formula="of:=IF(FIND(&quot;var layer_&quot;;[.A22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22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22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Low life expectancy (percentile)&lt;/th&gt;\</text:p>
          </table:table-cell>
          <table:table-cell table:formula="of:=IF(FIND(&quot;var layer_&quot;;[.A22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 class="visible-with-data" id="LLEF_PFS"&gt;' + (feature.properties['LLEF_PFS'] !== null ? autolinker.link(String(feature.properties['LLEF_PFS']).replace(/'/g, '\'').toLocaleString()) : '') + '&lt;/td&gt;\</text:p>
          </table:table-cell>
          <table:table-cell table:formula="of:=IF(FIND(&quot;var layer_&quot;;[.A22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22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22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Linguistic isolation (percent) (percentile)&lt;/th&gt;\</text:p>
          </table:table-cell>
          <table:table-cell table:formula="of:=IF(FIND(&quot;var layer_&quot;;[.A23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 class="visible-with-data" id="LIF_PFS"&gt;' + (feature.properties['LIF_PFS'] !== null ? autolinker.link(String(feature.properties['LIF_PFS']).replace(/'/g, '\'').toLocaleString()) : '') + '&lt;/td&gt;\</text:p>
          </table:table-cell>
          <table:table-cell table:formula="of:=IF(FIND(&quot;var layer_&quot;;[.A23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23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23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Low median household income as a percent of area median income (percentile)&lt;/th&gt;\</text:p>
          </table:table-cell>
          <table:table-cell table:formula="of:=IF(FIND(&quot;var layer_&quot;;[.A23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 class="visible-with-data" id="LMI_PFS"&gt;' + (feature.properties['LMI_PFS'] !== null ? autolinker.link(String(feature.properties['LMI_PFS']).replace(/'/g, '\'').toLocaleString()) : '') + '&lt;/td&gt;\</text:p>
          </table:table-cell>
          <table:table-cell table:formula="of:=IF(FIND(&quot;var layer_&quot;;[.A23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23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23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PM2.5 in the air (percentile)&lt;/th&gt;\</text:p>
          </table:table-cell>
          <table:table-cell table:formula="of:=IF(FIND(&quot;var layer_&quot;;[.A23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 class="visible-with-data" id="PM25F_PFS"&gt;' + (feature.properties['PM25F_PFS'] !== null ? autolinker.link(String(feature.properties['PM25F_PFS']).replace(/'/g, '\'').toLocaleString()) : '') + '&lt;/td&gt;\</text:p>
          </table:table-cell>
          <table:table-cell table:formula="of:=IF(FIND(&quot;var layer_&quot;;[.A23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24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24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Percent individuals age 25 or over with less than high school degree&lt;/th&gt;\</text:p>
          </table:table-cell>
          <table:table-cell table:formula="of:=IF(FIND(&quot;var layer_&quot;;[.A24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 class="visible-with-data" id="HSEF"&gt;' + (feature.properties['HSEF'] !== null ? autolinker.link(String(feature.properties['HSEF']).replace(/'/g, '\'').toLocaleString()) : '') + '&lt;/td&gt;\</text:p>
          </table:table-cell>
          <table:table-cell table:formula="of:=IF(FIND(&quot;var layer_&quot;;[.A24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24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24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Percent of individuals &lt; 100% Federal Poverty Line (percentile)&lt;/th&gt;\</text:p>
          </table:table-cell>
          <table:table-cell table:formula="of:=IF(FIND(&quot;var layer_&quot;;[.A24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 class="visible-with-data" id="P100_PFS"&gt;' + (feature.properties['P100_PFS'] !== null ? autolinker.link(String(feature.properties['P100_PFS']).replace(/'/g, '\'').toLocaleString()) : '') + '&lt;/td&gt;\</text:p>
          </table:table-cell>
          <table:table-cell table:formula="of:=IF(FIND(&quot;var layer_&quot;;[.A24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24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24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Percent of individuals below 200% Federal Poverty Line, imputed and adjusted (percentile)&lt;/th&gt;\</text:p>
          </table:table-cell>
          <table:table-cell table:formula="of:=IF(FIND(&quot;var layer_&quot;;[.A25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 class="visible-with-data" id="P200_I_PFS"&gt;' + (feature.properties['P200_I_PFS'] !== null ? autolinker.link(String(feature.properties['P200_I_PFS']).replace(/'/g, '\'').toLocaleString()) : '') + '&lt;/td&gt;\</text:p>
          </table:table-cell>
          <table:table-cell table:formula="of:=IF(FIND(&quot;var layer_&quot;;[.A25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25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25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Percent pre-1960s housing (lead paint indicator) (percentile)&lt;/th&gt;\</text:p>
          </table:table-cell>
          <table:table-cell table:formula="of:=IF(FIND(&quot;var layer_&quot;;[.A25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 class="visible-with-data" id="LPF_PFS"&gt;' + (feature.properties['LPF_PFS'] !== null ? autolinker.link(String(feature.properties['LPF_PFS']).replace(/'/g, '\'').toLocaleString()) : '') + '&lt;/td&gt;\</text:p>
          </table:table-cell>
          <table:table-cell table:formula="of:=IF(FIND(&quot;var layer_&quot;;[.A25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25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25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Share of homes with no kitchen or indoor plumbing (percent) (percentile)&lt;/th&gt;\</text:p>
          </table:table-cell>
          <table:table-cell table:formula="of:=IF(FIND(&quot;var layer_&quot;;[.A25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 class="visible-with-data" id="KP_PFS"&gt;' + (feature.properties['KP_PFS'] !== null ? autolinker.link(String(feature.properties['KP_PFS']).replace(/'/g, '\'').toLocaleString()) : '') + '&lt;/td&gt;\</text:p>
          </table:table-cell>
          <table:table-cell table:formula="of:=IF(FIND(&quot;var layer_&quot;;[.A25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26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26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Proximity to NPL sites (percentile)&lt;/th&gt;\</text:p>
          </table:table-cell>
          <table:table-cell table:formula="of:=IF(FIND(&quot;var layer_&quot;;[.A26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 class="visible-with-data" id="NPL_PFS"&gt;' + (feature.properties['NPL_PFS'] !== null ? autolinker.link(String(feature.properties['NPL_PFS']).replace(/'/g, '\'').toLocaleString()) : '') + '&lt;/td&gt;\</text:p>
          </table:table-cell>
          <table:table-cell table:formula="of:=IF(FIND(&quot;var layer_&quot;;[.A26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26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26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Proximity to Risk Management Plan (RMP) facilities (percentile)&lt;/th&gt;\</text:p>
          </table:table-cell>
          <table:table-cell table:formula="of:=IF(FIND(&quot;var layer_&quot;;[.A26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 class="visible-with-data" id="RMP_PFS"&gt;' + (feature.properties['RMP_PFS'] !== null ? autolinker.link(String(feature.properties['RMP_PFS']).replace(/'/g, '\'').toLocaleString()) : '') + '&lt;/td&gt;\</text:p>
          </table:table-cell>
          <table:table-cell table:formula="of:=IF(FIND(&quot;var layer_&quot;;[.A26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26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26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Proximity to hazardous waste sites (percentile)&lt;/th&gt;\</text:p>
          </table:table-cell>
          <table:table-cell table:formula="of:=IF(FIND(&quot;var layer_&quot;;[.A27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 class="visible-with-data" id="TSDF_PFS"&gt;' + (feature.properties['TSDF_PFS'] !== null ? autolinker.link(String(feature.properties['TSDF_PFS']).replace(/'/g, '\'').toLocaleString()) : '') + '&lt;/td&gt;\</text:p>
          </table:table-cell>
          <table:table-cell table:formula="of:=IF(FIND(&quot;var layer_&quot;;[.A27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27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27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Traffic proximity and volume (percentile)&lt;/th&gt;\</text:p>
          </table:table-cell>
          <table:table-cell table:formula="of:=IF(FIND(&quot;var layer_&quot;;[.A27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 class="visible-with-data" id="TF_PFS"&gt;' + (feature.properties['TF_PFS'] !== null ? autolinker.link(String(feature.properties['TF_PFS']).replace(/'/g, '\'').toLocaleString()) : '') + '&lt;/td&gt;\</text:p>
          </table:table-cell>
          <table:table-cell table:formula="of:=IF(FIND(&quot;var layer_&quot;;[.A27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27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27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Wastewater discharge (percentile)&lt;/th&gt;\</text:p>
          </table:table-cell>
          <table:table-cell table:formula="of:=IF(FIND(&quot;var layer_&quot;;[.A27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 class="visible-with-data" id="WF_PFS"&gt;' + (feature.properties['WF_PFS'] !== null ? autolinker.link(String(feature.properties['WF_PFS']).replace(/'/g, '\'').toLocaleString()) : '') + '&lt;/td&gt;\</text:p>
          </table:table-cell>
          <table:table-cell table:formula="of:=IF(FIND(&quot;var layer_&quot;;[.A27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28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28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Leaky underground storage tanks (percentile)&lt;/th&gt;\</text:p>
          </table:table-cell>
          <table:table-cell table:formula="of:=IF(FIND(&quot;var layer_&quot;;[.A28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 class="visible-with-data" id="UST_PFS"&gt;' + (feature.properties['UST_PFS'] !== null ? autolinker.link(String(feature.properties['UST_PFS']).replace(/'/g, '\'').toLocaleString()) : '') + '&lt;/td&gt;\</text:p>
          </table:table-cell>
          <table:table-cell table:formula="of:=IF(FIND(&quot;var layer_&quot;;[.A28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28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28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Percent individuals age 25 or over with less than high school degree in 2009&lt;/th&gt;\</text:p>
          </table:table-cell>
          <table:table-cell table:formula="of:=IF(FIND(&quot;var layer_&quot;;[.A28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 class="visible-with-data" id="IAHSEF"&gt;' + (feature.properties['IAHSEF'] !== null ? autolinker.link(String(feature.properties['IAHSEF']).replace(/'/g, '\'').toLocaleString()) : '') + '&lt;/td&gt;\</text:p>
          </table:table-cell>
          <table:table-cell table:formula="of:=IF(FIND(&quot;var layer_&quot;;[.A28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28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28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Percentage households below 200% of federal poverty line in 2009, adjusted and imputed for island areas (percentile)&lt;/th&gt;\</text:p>
          </table:table-cell>
          <table:table-cell table:formula="of:=IF(FIND(&quot;var layer_&quot;;[.A29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 class="visible-with-data" id="FPL200P"&gt;' + (feature.properties['FPL200P'] !== null ? autolinker.link(String(feature.properties['FPL200P']).replace(/'/g, '\'').toLocaleString()) : '') + '&lt;/td&gt;\</text:p>
          </table:table-cell>
          <table:table-cell table:formula="of:=IF(FIND(&quot;var layer_&quot;;[.A29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29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29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DOT Travel Barriers Score (percentile)&lt;/th&gt;\</text:p>
          </table:table-cell>
          <table:table-cell table:formula="of:=IF(FIND(&quot;var layer_&quot;;[.A29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 class="visible-with-data" id="TD_PFS"&gt;' + (feature.properties['TD_PFS'] !== null ? autolinker.link(String(feature.properties['TD_PFS']).replace(/'/g, '\'').toLocaleString()) : '') + '&lt;/td&gt;\</text:p>
          </table:table-cell>
          <table:table-cell table:formula="of:=IF(FIND(&quot;var layer_&quot;;[.A29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29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29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Share of properties at risk of flood in 30 years (percentile)&lt;/th&gt;\</text:p>
          </table:table-cell>
          <table:table-cell table:formula="of:=IF(FIND(&quot;var layer_&quot;;[.A29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 class="visible-with-data" id="FLD_PFS"&gt;' + (feature.properties['FLD_PFS'] !== null ? autolinker.link(String(feature.properties['FLD_PFS']).replace(/'/g, '\'').toLocaleString()) : '') + '&lt;/td&gt;\</text:p>
          </table:table-cell>
          <table:table-cell table:formula="of:=IF(FIND(&quot;var layer_&quot;;[.A29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30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30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Share of properties at risk of fire in 30 years (percentile)&lt;/th&gt;\</text:p>
          </table:table-cell>
          <table:table-cell table:formula="of:=IF(FIND(&quot;var layer_&quot;;[.A30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 class="visible-with-data" id="WFR_PFS"&gt;' + (feature.properties['WFR_PFS'] !== null ? autolinker.link(String(feature.properties['WFR_PFS']).replace(/'/g, '\'').toLocaleString()) : '') + '&lt;/td&gt;\</text:p>
          </table:table-cell>
          <table:table-cell table:formula="of:=IF(FIND(&quot;var layer_&quot;;[.A30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30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30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Share of the tract\'s land area that is covered by impervious surface or cropland as a percent (percentile)&lt;/th&gt;\</text:p>
          </table:table-cell>
          <table:table-cell table:formula="of:=IF(FIND(&quot;var layer_&quot;;[.A30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 class="visible-with-data" id="IS_PFS"&gt;' + (feature.properties['IS_PFS'] !== null ? autolinker.link(String(feature.properties['IS_PFS']).replace(/'/g, '\'').toLocaleString()) : '') + '&lt;/td&gt;\</text:p>
          </table:table-cell>
          <table:table-cell table:formula="of:=IF(FIND(&quot;var layer_&quot;;[.A30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30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&lt;/table&gt;';</text:p>
          </table:table-cell>
          <table:table-cell table:formula="of:=IF(FIND(&quot;var layer_&quot;;[.A30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var content = removeEmptyRowsFromPopupContent(popupContent, feature);</text:p>
          </table:table-cell>
          <table:table-cell table:formula="of:=IF(FIND(&quot;var layer_&quot;;[.A31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layer.on('popupopen', function(e) {</text:p>
          </table:table-cell>
          <table:table-cell table:formula="of:=IF(FIND(&quot;var layer_&quot;;[.A31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<text:tab/>addClassToPopupIfMedia(content, e.popup);</text:p>
          </table:table-cell>
          <table:table-cell table:formula="of:=IF(FIND(&quot;var layer_&quot;;[.A31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});</text:p>
          </table:table-cell>
          <table:table-cell table:formula="of:=IF(FIND(&quot;var layer_&quot;;[.A31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layer.bindPopup(content, { maxHeight: 400 });</text:p>
          </table:table-cell>
          <table:table-cell table:formula="of:=IF(FIND(&quot;var layer_&quot;;[.A31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</text:p>
          </table:table-cell>
          <table:table-cell table:formula="of:=IF(FIND(&quot;var layer_&quot;;[.A31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/>
          <table:table-cell table:formula="of:=IF(FIND(&quot;var layer_&quot;;[.A31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function style_AllVariables_2_0() {</text:p>
          </table:table-cell>
          <table:table-cell table:formula="of:=IF(FIND(&quot;var layer_&quot;;[.A31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return {</text:p>
          </table:table-cell>
          <table:table-cell table:formula="of:=IF(FIND(&quot;var layer_&quot;;[.A31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ane: 'pane_AllVariables_2',</text:p>
          </table:table-cell>
          <table:table-cell table:formula="of:=IF(FIND(&quot;var layer_&quot;;[.A31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opacity: 1,</text:p>
          </table:table-cell>
          <table:table-cell table:formula="of:=IF(FIND(&quot;var layer_&quot;;[.A32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rgba(35,35,35,1.0)',</text:p>
          </table:table-cell>
          <table:table-cell table:formula="of:=IF(FIND(&quot;var layer_&quot;;[.A32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dashArray: '',</text:p>
          </table:table-cell>
          <table:table-cell table:formula="of:=IF(FIND(&quot;var layer_&quot;;[.A32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Cap: 'butt',</text:p>
          </table:table-cell>
          <table:table-cell table:formula="of:=IF(FIND(&quot;var layer_&quot;;[.A32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Join: 'miter',</text:p>
          </table:table-cell>
          <table:table-cell table:formula="of:=IF(FIND(&quot;var layer_&quot;;[.A32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weight: 1.0,</text:p>
          </table:table-cell>
          <table:table-cell table:formula="of:=IF(FIND(&quot;var layer_&quot;;[.A32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: true,</text:p>
          </table:table-cell>
          <table:table-cell table:formula="of:=IF(FIND(&quot;var layer_&quot;;[.A32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1,</text:p>
          </table:table-cell>
          <table:table-cell table:formula="of:=IF(FIND(&quot;var layer_&quot;;[.A32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Color: 'rgba(201,24,74,0.8)',</text:p>
          </table:table-cell>
          <table:table-cell table:formula="of:=IF(FIND(&quot;var layer_&quot;;[.A32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nteractive: true,</text:p>
          </table:table-cell>
          <table:table-cell table:formula="of:=IF(FIND(&quot;var layer_&quot;;[.A32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33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</text:p>
          </table:table-cell>
          <table:table-cell table:formula="of:=IF(FIND(&quot;var layer_&quot;;[.A33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createPane('pane_AllVariables_2');</text:p>
          </table:table-cell>
          <table:table-cell table:formula="of:=IF(FIND(&quot;var layer_&quot;;[.A33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getPane('pane_AllVariables_2').style.zIndex = 402;</text:p>
          </table:table-cell>
          <table:table-cell table:formula="of:=IF(FIND(&quot;var layer_&quot;;[.A33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getPane('pane_AllVariables_2').style['mix-blend-mode'] = 'normal';</text:p>
          </table:table-cell>
          <table:table-cell table:formula="of:=IF(FIND(&quot;var layer_&quot;;[.A334])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string" calcext:value-type="string">
            <text:p><text:s text:c="8"/>var layer_AllVariables_2 = new L.geoJson(json_AllVariables_2, {</text:p>
          </table:table-cell>
          <table:table-cell table:formula="of:=IF(FIND(&quot;var layer_&quot;;[.A335]))" office:value-type="boolean" office:boolean-value="true" calcext:value-type="boolean">
            <text:p>TRUE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attribution: '',</text:p>
          </table:table-cell>
          <table:table-cell table:formula="of:=IF(FIND(&quot;var layer_&quot;;[.A33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nteractive: true,</text:p>
          </table:table-cell>
          <table:table-cell table:formula="of:=IF(FIND(&quot;var layer_&quot;;[.A33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dataVar: 'json_AllVariables_2',</text:p>
          </table:table-cell>
          <table:table-cell table:formula="of:=IF(FIND(&quot;var layer_&quot;;[.A33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layerName: 'layer_AllVariables_2',</text:p>
          </table:table-cell>
          <table:table-cell table:formula="of:=IF(FIND(&quot;var layer_&quot;;[.A33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pane: 'pane_AllVariables_2',</text:p>
          </table:table-cell>
          <table:table-cell table:formula="of:=IF(FIND(&quot;var layer_&quot;;[.A34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onEachFeature: pop_AllVariables_2,</text:p>
          </table:table-cell>
          <table:table-cell table:formula="of:=IF(FIND(&quot;var layer_&quot;;[.A34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style: style_AllVariables_2_0,</text:p>
          </table:table-cell>
          <table:table-cell table:formula="of:=IF(FIND(&quot;var layer_&quot;;[.A34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);</text:p>
          </table:table-cell>
          <table:table-cell table:formula="of:=IF(FIND(&quot;var layer_&quot;;[.A34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bounds_group.addLayer(layer_AllVariables_2);</text:p>
          </table:table-cell>
          <table:table-cell table:formula="of:=IF(FIND(&quot;var layer_&quot;;[.A34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addLayer(layer_AllVariables_2);</text:p>
          </table:table-cell>
          <table:table-cell table:formula="of:=IF(FIND(&quot;var layer_&quot;;[.A34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function pop_DemographicsData_3(feature, layer) {</text:p>
          </table:table-cell>
          <table:table-cell table:formula="of:=IF(FIND(&quot;var layer_&quot;;[.A34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var popupContent = '&lt;table&gt;\</text:p>
          </table:table-cell>
          <table:table-cell table:formula="of:=IF(FIND(&quot;var layer_&quot;;[.A34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34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Total population&lt;/th&gt;\</text:p>
          </table:table-cell>
          <table:table-cell table:formula="of:=IF(FIND(&quot;var layer_&quot;;[.A34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 class="visible-with-data" id="TPF"&gt;' + (feature.properties['TPF'] !== null ? autolinker.link(String(feature.properties['TPF']).replace(/'/g, '\'').toLocaleString()) : '') + '&lt;/td&gt;\</text:p>
          </table:table-cell>
          <table:table-cell table:formula="of:=IF(FIND(&quot;var layer_&quot;;[.A35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35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35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Percent Black or African American&lt;/th&gt;\</text:p>
          </table:table-cell>
          <table:table-cell table:formula="of:=IF(FIND(&quot;var layer_&quot;;[.A35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&gt;' + (feature.properties['DM_B'] !== null ? autolinker.link(String(feature.properties['DM_B']).replace(/'/g, '\'').toLocaleString()) : '') + '&lt;/td&gt;\</text:p>
          </table:table-cell>
          <table:table-cell table:formula="of:=IF(FIND(&quot;var layer_&quot;;[.A35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35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35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Percent American Indian / Alaska Native&lt;/th&gt;\</text:p>
          </table:table-cell>
          <table:table-cell table:formula="of:=IF(FIND(&quot;var layer_&quot;;[.A35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&gt;' + (feature.properties['DM_AI'] !== null ? autolinker.link(String(feature.properties['DM_AI']).replace(/'/g, '\'').toLocaleString()) : '') + '&lt;/td&gt;\</text:p>
          </table:table-cell>
          <table:table-cell table:formula="of:=IF(FIND(&quot;var layer_&quot;;[.A35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35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36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Percent Asian&lt;/th&gt;\</text:p>
          </table:table-cell>
          <table:table-cell table:formula="of:=IF(FIND(&quot;var layer_&quot;;[.A36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&gt;' + (feature.properties['DM_A'] !== null ? autolinker.link(String(feature.properties['DM_A']).replace(/'/g, '\'').toLocaleString()) : '') + '&lt;/td&gt;\</text:p>
          </table:table-cell>
          <table:table-cell table:formula="of:=IF(FIND(&quot;var layer_&quot;;[.A36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36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36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Percent Native Hawaiian or Pacific&lt;/th&gt;\</text:p>
          </table:table-cell>
          <table:table-cell table:formula="of:=IF(FIND(&quot;var layer_&quot;;[.A36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&gt;' + (feature.properties['DM_HI'] !== null ? autolinker.link(String(feature.properties['DM_HI']).replace(/'/g, '\'').toLocaleString()) : '') + '&lt;/td&gt;\</text:p>
          </table:table-cell>
          <table:table-cell table:formula="of:=IF(FIND(&quot;var layer_&quot;;[.A36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36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36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Percent two or more races&lt;/th&gt;\</text:p>
          </table:table-cell>
          <table:table-cell table:formula="of:=IF(FIND(&quot;var layer_&quot;;[.A36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&gt;' + (feature.properties['DM_T'] !== null ? autolinker.link(String(feature.properties['DM_T']).replace(/'/g, '\'').toLocaleString()) : '') + '&lt;/td&gt;\</text:p>
          </table:table-cell>
          <table:table-cell table:formula="of:=IF(FIND(&quot;var layer_&quot;;[.A37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37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37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Percent White&lt;/th&gt;\</text:p>
          </table:table-cell>
          <table:table-cell table:formula="of:=IF(FIND(&quot;var layer_&quot;;[.A37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&gt;' + (feature.properties['DM_W'] !== null ? autolinker.link(String(feature.properties['DM_W']).replace(/'/g, '\'').toLocaleString()) : '') + '&lt;/td&gt;\</text:p>
          </table:table-cell>
          <table:table-cell table:formula="of:=IF(FIND(&quot;var layer_&quot;;[.A37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37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37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Percent Hispanic or Latino&lt;/th&gt;\</text:p>
          </table:table-cell>
          <table:table-cell table:formula="of:=IF(FIND(&quot;var layer_&quot;;[.A37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&gt;' + (feature.properties['DM_H'] !== null ? autolinker.link(String(feature.properties['DM_H']).replace(/'/g, '\'').toLocaleString()) : '') + '&lt;/td&gt;\</text:p>
          </table:table-cell>
          <table:table-cell table:formula="of:=IF(FIND(&quot;var layer_&quot;;[.A37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37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38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Percent other races&lt;/th&gt;\</text:p>
          </table:table-cell>
          <table:table-cell table:formula="of:=IF(FIND(&quot;var layer_&quot;;[.A38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&gt;' + (feature.properties['DM_O'] !== null ? autolinker.link(String(feature.properties['DM_O']).replace(/'/g, '\'').toLocaleString()) : '') + '&lt;/td&gt;\</text:p>
          </table:table-cell>
          <table:table-cell table:formula="of:=IF(FIND(&quot;var layer_&quot;;[.A38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38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38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Percent age under 10&lt;/th&gt;\</text:p>
          </table:table-cell>
          <table:table-cell table:formula="of:=IF(FIND(&quot;var layer_&quot;;[.A38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&gt;' + (feature.properties['AGE_10'] !== null ? autolinker.link(String(feature.properties['AGE_10']).replace(/'/g, '\'').toLocaleString()) : '') + '&lt;/td&gt;\</text:p>
          </table:table-cell>
          <table:table-cell table:formula="of:=IF(FIND(&quot;var layer_&quot;;[.A38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38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38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Percent age 10 to 64&lt;/th&gt;\</text:p>
          </table:table-cell>
          <table:table-cell table:formula="of:=IF(FIND(&quot;var layer_&quot;;[.A38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&gt;' + (feature.properties['AGE_MIDDLE'] !== null ? autolinker.link(String(feature.properties['AGE_MIDDLE']).replace(/'/g, '\'').toLocaleString()) : '') + '&lt;/td&gt;\</text:p>
          </table:table-cell>
          <table:table-cell table:formula="of:=IF(FIND(&quot;var layer_&quot;;[.A39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39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39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Percent age over 64&lt;/th&gt;\</text:p>
          </table:table-cell>
          <table:table-cell table:formula="of:=IF(FIND(&quot;var layer_&quot;;[.A39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&gt;' + (feature.properties['AGE_OLD'] !== null ? autolinker.link(String(feature.properties['AGE_OLD']).replace(/'/g, '\'').toLocaleString()) : '') + '&lt;/td&gt;\</text:p>
          </table:table-cell>
          <table:table-cell table:formula="of:=IF(FIND(&quot;var layer_&quot;;[.A39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39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39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Number of Tribal areas within Census tract&lt;/th&gt;\</text:p>
          </table:table-cell>
          <table:table-cell table:formula="of:=IF(FIND(&quot;var layer_&quot;;[.A39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&gt;' + (feature.properties['TA_COUNT_C'] !== null ? autolinker.link(String(feature.properties['TA_COUNT_C']).replace(/'/g, '\'').toLocaleString()) : '') + '&lt;/td&gt;\</text:p>
          </table:table-cell>
          <table:table-cell table:formula="of:=IF(FIND(&quot;var layer_&quot;;[.A39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39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40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Percent of the Census tract that is within Tribal areas&lt;/th&gt;\</text:p>
          </table:table-cell>
          <table:table-cell table:formula="of:=IF(FIND(&quot;var layer_&quot;;[.A40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&gt;' + (feature.properties['TA_PERC'] !== null ? autolinker.link(String(feature.properties['TA_PERC']).replace(/'/g, '\'').toLocaleString()) : '') + '&lt;/td&gt;\</text:p>
          </table:table-cell>
          <table:table-cell table:formula="of:=IF(FIND(&quot;var layer_&quot;;[.A40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40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&lt;/table&gt;';</text:p>
          </table:table-cell>
          <table:table-cell table:formula="of:=IF(FIND(&quot;var layer_&quot;;[.A40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var content = removeEmptyRowsFromPopupContent(popupContent, feature);</text:p>
          </table:table-cell>
          <table:table-cell table:formula="of:=IF(FIND(&quot;var layer_&quot;;[.A40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layer.on('popupopen', function(e) {</text:p>
          </table:table-cell>
          <table:table-cell table:formula="of:=IF(FIND(&quot;var layer_&quot;;[.A40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<text:tab/>addClassToPopupIfMedia(content, e.popup);</text:p>
          </table:table-cell>
          <table:table-cell table:formula="of:=IF(FIND(&quot;var layer_&quot;;[.A40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});</text:p>
          </table:table-cell>
          <table:table-cell table:formula="of:=IF(FIND(&quot;var layer_&quot;;[.A40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layer.bindPopup(content, { maxHeight: 400 });</text:p>
          </table:table-cell>
          <table:table-cell table:formula="of:=IF(FIND(&quot;var layer_&quot;;[.A40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</text:p>
          </table:table-cell>
          <table:table-cell table:formula="of:=IF(FIND(&quot;var layer_&quot;;[.A41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/>
          <table:table-cell table:formula="of:=IF(FIND(&quot;var layer_&quot;;[.A41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function style_DemographicsData_3_0() {</text:p>
          </table:table-cell>
          <table:table-cell table:formula="of:=IF(FIND(&quot;var layer_&quot;;[.A41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return {</text:p>
          </table:table-cell>
          <table:table-cell table:formula="of:=IF(FIND(&quot;var layer_&quot;;[.A41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ane: 'pane_DemographicsData_3',</text:p>
          </table:table-cell>
          <table:table-cell table:formula="of:=IF(FIND(&quot;var layer_&quot;;[.A41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opacity: 1,</text:p>
          </table:table-cell>
          <table:table-cell table:formula="of:=IF(FIND(&quot;var layer_&quot;;[.A41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rgba(35,35,35,1.0)',</text:p>
          </table:table-cell>
          <table:table-cell table:formula="of:=IF(FIND(&quot;var layer_&quot;;[.A41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dashArray: '',</text:p>
          </table:table-cell>
          <table:table-cell table:formula="of:=IF(FIND(&quot;var layer_&quot;;[.A41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Cap: 'butt',</text:p>
          </table:table-cell>
          <table:table-cell table:formula="of:=IF(FIND(&quot;var layer_&quot;;[.A41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Join: 'miter',</text:p>
          </table:table-cell>
          <table:table-cell table:formula="of:=IF(FIND(&quot;var layer_&quot;;[.A41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weight: 1.0,</text:p>
          </table:table-cell>
          <table:table-cell table:formula="of:=IF(FIND(&quot;var layer_&quot;;[.A42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: true,</text:p>
          </table:table-cell>
          <table:table-cell table:formula="of:=IF(FIND(&quot;var layer_&quot;;[.A42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1,</text:p>
          </table:table-cell>
          <table:table-cell table:formula="of:=IF(FIND(&quot;var layer_&quot;;[.A42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Color: 'rgba(173,181,189,0.8)',</text:p>
          </table:table-cell>
          <table:table-cell table:formula="of:=IF(FIND(&quot;var layer_&quot;;[.A42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nteractive: true,</text:p>
          </table:table-cell>
          <table:table-cell table:formula="of:=IF(FIND(&quot;var layer_&quot;;[.A42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42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</text:p>
          </table:table-cell>
          <table:table-cell table:formula="of:=IF(FIND(&quot;var layer_&quot;;[.A42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createPane('pane_DemographicsData_3');</text:p>
          </table:table-cell>
          <table:table-cell table:formula="of:=IF(FIND(&quot;var layer_&quot;;[.A42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getPane('pane_DemographicsData_3').style.zIndex = 403;</text:p>
          </table:table-cell>
          <table:table-cell table:formula="of:=IF(FIND(&quot;var layer_&quot;;[.A42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getPane('pane_DemographicsData_3').style['mix-blend-mode'] = 'normal';</text:p>
          </table:table-cell>
          <table:table-cell table:formula="of:=IF(FIND(&quot;var layer_&quot;;[.A429])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string" calcext:value-type="string">
            <text:p><text:s text:c="8"/>var layer_DemographicsData_3 = new L.geoJson(json_DemographicsData_3, {</text:p>
          </table:table-cell>
          <table:table-cell table:formula="of:=IF(FIND(&quot;var layer_&quot;;[.A430]))" office:value-type="boolean" office:boolean-value="true" calcext:value-type="boolean">
            <text:p>TRUE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attribution: '',</text:p>
          </table:table-cell>
          <table:table-cell table:formula="of:=IF(FIND(&quot;var layer_&quot;;[.A43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nteractive: true,</text:p>
          </table:table-cell>
          <table:table-cell table:formula="of:=IF(FIND(&quot;var layer_&quot;;[.A43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dataVar: 'json_DemographicsData_3',</text:p>
          </table:table-cell>
          <table:table-cell table:formula="of:=IF(FIND(&quot;var layer_&quot;;[.A43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layerName: 'layer_DemographicsData_3',</text:p>
          </table:table-cell>
          <table:table-cell table:formula="of:=IF(FIND(&quot;var layer_&quot;;[.A43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pane: 'pane_DemographicsData_3',</text:p>
          </table:table-cell>
          <table:table-cell table:formula="of:=IF(FIND(&quot;var layer_&quot;;[.A43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onEachFeature: pop_DemographicsData_3,</text:p>
          </table:table-cell>
          <table:table-cell table:formula="of:=IF(FIND(&quot;var layer_&quot;;[.A43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style: style_DemographicsData_3_0,</text:p>
          </table:table-cell>
          <table:table-cell table:formula="of:=IF(FIND(&quot;var layer_&quot;;[.A43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);</text:p>
          </table:table-cell>
          <table:table-cell table:formula="of:=IF(FIND(&quot;var layer_&quot;;[.A43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bounds_group.addLayer(layer_DemographicsData_3);</text:p>
          </table:table-cell>
          <table:table-cell table:formula="of:=IF(FIND(&quot;var layer_&quot;;[.A43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addLayer(layer_DemographicsData_3);</text:p>
          </table:table-cell>
          <table:table-cell table:formula="of:=IF(FIND(&quot;var layer_&quot;;[.A44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function pop_PropertiesatRiskofFirein30yearspercentile_4(feature, layer) {</text:p>
          </table:table-cell>
          <table:table-cell table:formula="of:=IF(FIND(&quot;var layer_&quot;;[.A44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var popupContent = '&lt;table&gt;\</text:p>
          </table:table-cell>
          <table:table-cell table:formula="of:=IF(FIND(&quot;var layer_&quot;;[.A44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44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Wastewater discharge (percentile)&lt;/th&gt;\</text:p>
          </table:table-cell>
          <table:table-cell table:formula="of:=IF(FIND(&quot;var layer_&quot;;[.A44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 class="visible-with-data" id="WF_PFS"&gt;' + (feature.properties['WF_PFS'] !== null ? autolinker.link(String(feature.properties['WF_PFS']).replace(/'/g, '\'').toLocaleString()) : '') + '&lt;/td&gt;\</text:p>
          </table:table-cell>
          <table:table-cell table:formula="of:=IF(FIND(&quot;var layer_&quot;;[.A44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44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&lt;/table&gt;';</text:p>
          </table:table-cell>
          <table:table-cell table:formula="of:=IF(FIND(&quot;var layer_&quot;;[.A44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var content = removeEmptyRowsFromPopupContent(popupContent, feature);</text:p>
          </table:table-cell>
          <table:table-cell table:formula="of:=IF(FIND(&quot;var layer_&quot;;[.A44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layer.on('popupopen', function(e) {</text:p>
          </table:table-cell>
          <table:table-cell table:formula="of:=IF(FIND(&quot;var layer_&quot;;[.A44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<text:tab/>addClassToPopupIfMedia(content, e.popup);</text:p>
          </table:table-cell>
          <table:table-cell table:formula="of:=IF(FIND(&quot;var layer_&quot;;[.A45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});</text:p>
          </table:table-cell>
          <table:table-cell table:formula="of:=IF(FIND(&quot;var layer_&quot;;[.A45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layer.bindPopup(content, { maxHeight: 400 });</text:p>
          </table:table-cell>
          <table:table-cell table:formula="of:=IF(FIND(&quot;var layer_&quot;;[.A45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</text:p>
          </table:table-cell>
          <table:table-cell table:formula="of:=IF(FIND(&quot;var layer_&quot;;[.A45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/>
          <table:table-cell table:formula="of:=IF(FIND(&quot;var layer_&quot;;[.A45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function style_PropertiesatRiskofFirein30yearspercentile_4_0(feature) {</text:p>
          </table:table-cell>
          <table:table-cell table:formula="of:=IF(FIND(&quot;var layer_&quot;;[.A45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f (feature.properties['WFR_PFS'] &gt;= 0.000000 &amp;&amp; feature.properties['WFR_PFS'] &lt;= 0.000000 ) {</text:p>
          </table:table-cell>
          <table:table-cell table:formula="of:=IF(FIND(&quot;var layer_&quot;;[.A45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return {</text:p>
          </table:table-cell>
          <table:table-cell table:formula="of:=IF(FIND(&quot;var layer_&quot;;[.A45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ane: 'pane_PropertiesatRiskofFirein30yearspercentile_4',</text:p>
          </table:table-cell>
          <table:table-cell table:formula="of:=IF(FIND(&quot;var layer_&quot;;[.A45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opacity: 1,</text:p>
          </table:table-cell>
          <table:table-cell table:formula="of:=IF(FIND(&quot;var layer_&quot;;[.A45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rgba(35,35,35,1.0)',</text:p>
          </table:table-cell>
          <table:table-cell table:formula="of:=IF(FIND(&quot;var layer_&quot;;[.A46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dashArray: '',</text:p>
          </table:table-cell>
          <table:table-cell table:formula="of:=IF(FIND(&quot;var layer_&quot;;[.A46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Cap: 'butt',</text:p>
          </table:table-cell>
          <table:table-cell table:formula="of:=IF(FIND(&quot;var layer_&quot;;[.A46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Join: 'miter',</text:p>
          </table:table-cell>
          <table:table-cell table:formula="of:=IF(FIND(&quot;var layer_&quot;;[.A46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weight: 1.0,</text:p>
          </table:table-cell>
          <table:table-cell table:formula="of:=IF(FIND(&quot;var layer_&quot;;[.A46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: true,</text:p>
          </table:table-cell>
          <table:table-cell table:formula="of:=IF(FIND(&quot;var layer_&quot;;[.A46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1,</text:p>
          </table:table-cell>
          <table:table-cell table:formula="of:=IF(FIND(&quot;var layer_&quot;;[.A46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Color: 'rgba(183,72,75,0.0)',</text:p>
          </table:table-cell>
          <table:table-cell table:formula="of:=IF(FIND(&quot;var layer_&quot;;[.A46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nteractive: true,</text:p>
          </table:table-cell>
          <table:table-cell table:formula="of:=IF(FIND(&quot;var layer_&quot;;[.A46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46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47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f (feature.properties['WFR_PFS'] &gt;= 0.750000 &amp;&amp; feature.properties['WFR_PFS'] &lt;= 0.900000 ) {</text:p>
          </table:table-cell>
          <table:table-cell table:formula="of:=IF(FIND(&quot;var layer_&quot;;[.A47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return {</text:p>
          </table:table-cell>
          <table:table-cell table:formula="of:=IF(FIND(&quot;var layer_&quot;;[.A47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ane: 'pane_PropertiesatRiskofFirein30yearspercentile_4',</text:p>
          </table:table-cell>
          <table:table-cell table:formula="of:=IF(FIND(&quot;var layer_&quot;;[.A47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opacity: 1,</text:p>
          </table:table-cell>
          <table:table-cell table:formula="of:=IF(FIND(&quot;var layer_&quot;;[.A47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rgba(35,35,35,1.0)',</text:p>
          </table:table-cell>
          <table:table-cell table:formula="of:=IF(FIND(&quot;var layer_&quot;;[.A47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dashArray: '',</text:p>
          </table:table-cell>
          <table:table-cell table:formula="of:=IF(FIND(&quot;var layer_&quot;;[.A47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Cap: 'butt',</text:p>
          </table:table-cell>
          <table:table-cell table:formula="of:=IF(FIND(&quot;var layer_&quot;;[.A47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Join: 'miter',</text:p>
          </table:table-cell>
          <table:table-cell table:formula="of:=IF(FIND(&quot;var layer_&quot;;[.A47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weight: 1.0,</text:p>
          </table:table-cell>
          <table:table-cell table:formula="of:=IF(FIND(&quot;var layer_&quot;;[.A47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: true,</text:p>
          </table:table-cell>
          <table:table-cell table:formula="of:=IF(FIND(&quot;var layer_&quot;;[.A48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1,</text:p>
          </table:table-cell>
          <table:table-cell table:formula="of:=IF(FIND(&quot;var layer_&quot;;[.A48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Color: 'rgba(255,204,213,0.8)',</text:p>
          </table:table-cell>
          <table:table-cell table:formula="of:=IF(FIND(&quot;var layer_&quot;;[.A48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nteractive: true,</text:p>
          </table:table-cell>
          <table:table-cell table:formula="of:=IF(FIND(&quot;var layer_&quot;;[.A48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48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48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f (feature.properties['WFR_PFS'] &gt;= 0.900000 &amp;&amp; feature.properties['WFR_PFS'] &lt;= 0.980000 ) {</text:p>
          </table:table-cell>
          <table:table-cell table:formula="of:=IF(FIND(&quot;var layer_&quot;;[.A48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return {</text:p>
          </table:table-cell>
          <table:table-cell table:formula="of:=IF(FIND(&quot;var layer_&quot;;[.A48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ane: 'pane_PropertiesatRiskofFirein30yearspercentile_4',</text:p>
          </table:table-cell>
          <table:table-cell table:formula="of:=IF(FIND(&quot;var layer_&quot;;[.A48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opacity: 1,</text:p>
          </table:table-cell>
          <table:table-cell table:formula="of:=IF(FIND(&quot;var layer_&quot;;[.A48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rgba(35,35,35,1.0)',</text:p>
          </table:table-cell>
          <table:table-cell table:formula="of:=IF(FIND(&quot;var layer_&quot;;[.A49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dashArray: '',</text:p>
          </table:table-cell>
          <table:table-cell table:formula="of:=IF(FIND(&quot;var layer_&quot;;[.A49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Cap: 'butt',</text:p>
          </table:table-cell>
          <table:table-cell table:formula="of:=IF(FIND(&quot;var layer_&quot;;[.A49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Join: 'miter',</text:p>
          </table:table-cell>
          <table:table-cell table:formula="of:=IF(FIND(&quot;var layer_&quot;;[.A49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weight: 1.0,</text:p>
          </table:table-cell>
          <table:table-cell table:formula="of:=IF(FIND(&quot;var layer_&quot;;[.A49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: true,</text:p>
          </table:table-cell>
          <table:table-cell table:formula="of:=IF(FIND(&quot;var layer_&quot;;[.A49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1,</text:p>
          </table:table-cell>
          <table:table-cell table:formula="of:=IF(FIND(&quot;var layer_&quot;;[.A49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Color: 'rgba(164,19,60,1.0)',</text:p>
          </table:table-cell>
          <table:table-cell table:formula="of:=IF(FIND(&quot;var layer_&quot;;[.A49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nteractive: true,</text:p>
          </table:table-cell>
          <table:table-cell table:formula="of:=IF(FIND(&quot;var layer_&quot;;[.A49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49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50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</text:p>
          </table:table-cell>
          <table:table-cell table:formula="of:=IF(FIND(&quot;var layer_&quot;;[.A50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createPane('pane_PropertiesatRiskofFirein30yearspercentile_4');</text:p>
          </table:table-cell>
          <table:table-cell table:formula="of:=IF(FIND(&quot;var layer_&quot;;[.A50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getPane('pane_PropertiesatRiskofFirein30yearspercentile_4').style.zIndex = 404;</text:p>
          </table:table-cell>
          <table:table-cell table:formula="of:=IF(FIND(&quot;var layer_&quot;;[.A50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getPane('pane_PropertiesatRiskofFirein30yearspercentile_4').style['mix-blend-mode'] = 'normal';</text:p>
          </table:table-cell>
          <table:table-cell table:formula="of:=IF(FIND(&quot;var layer_&quot;;[.A504])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string" calcext:value-type="string">
            <text:p><text:s text:c="8"/>var layer_PropertiesatRiskofFirein30yearspercentile_4 = new L.geoJson(json_PropertiesatRiskofFirein30yearspercentile_4, {</text:p>
          </table:table-cell>
          <table:table-cell table:formula="of:=IF(FIND(&quot;var layer_&quot;;[.A505]))" office:value-type="boolean" office:boolean-value="true" calcext:value-type="boolean">
            <text:p>TRUE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attribution: '',</text:p>
          </table:table-cell>
          <table:table-cell table:formula="of:=IF(FIND(&quot;var layer_&quot;;[.A50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nteractive: true,</text:p>
          </table:table-cell>
          <table:table-cell table:formula="of:=IF(FIND(&quot;var layer_&quot;;[.A50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dataVar: 'json_PropertiesatRiskofFirein30yearspercentile_4',</text:p>
          </table:table-cell>
          <table:table-cell table:formula="of:=IF(FIND(&quot;var layer_&quot;;[.A50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layerName: 'layer_PropertiesatRiskofFirein30yearspercentile_4',</text:p>
          </table:table-cell>
          <table:table-cell table:formula="of:=IF(FIND(&quot;var layer_&quot;;[.A50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pane: 'pane_PropertiesatRiskofFirein30yearspercentile_4',</text:p>
          </table:table-cell>
          <table:table-cell table:formula="of:=IF(FIND(&quot;var layer_&quot;;[.A51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onEachFeature: pop_PropertiesatRiskofFirein30yearspercentile_4,</text:p>
          </table:table-cell>
          <table:table-cell table:formula="of:=IF(FIND(&quot;var layer_&quot;;[.A51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style: style_PropertiesatRiskofFirein30yearspercentile_4_0,</text:p>
          </table:table-cell>
          <table:table-cell table:formula="of:=IF(FIND(&quot;var layer_&quot;;[.A51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);</text:p>
          </table:table-cell>
          <table:table-cell table:formula="of:=IF(FIND(&quot;var layer_&quot;;[.A51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bounds_group.addLayer(layer_PropertiesatRiskofFirein30yearspercentile_4);</text:p>
          </table:table-cell>
          <table:table-cell table:formula="of:=IF(FIND(&quot;var layer_&quot;;[.A51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function pop_PropertiesatRiskofFloodRisk30yearspercentile_5(feature, layer) {</text:p>
          </table:table-cell>
          <table:table-cell table:formula="of:=IF(FIND(&quot;var layer_&quot;;[.A51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var popupContent = '&lt;table&gt;\</text:p>
          </table:table-cell>
          <table:table-cell table:formula="of:=IF(FIND(&quot;var layer_&quot;;[.A51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51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Share of properties at risk of flood in 30 years (percentile)&lt;/th&gt;\</text:p>
          </table:table-cell>
          <table:table-cell table:formula="of:=IF(FIND(&quot;var layer_&quot;;[.A51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 class="visible-with-data" id="FLD_PFS"&gt;' + (feature.properties['FLD_PFS'] !== null ? autolinker.link(String(feature.properties['FLD_PFS']).replace(/'/g, '\'').toLocaleString()) : '') + '&lt;/td&gt;\</text:p>
          </table:table-cell>
          <table:table-cell table:formula="of:=IF(FIND(&quot;var layer_&quot;;[.A51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52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&lt;/table&gt;';</text:p>
          </table:table-cell>
          <table:table-cell table:formula="of:=IF(FIND(&quot;var layer_&quot;;[.A52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var content = removeEmptyRowsFromPopupContent(popupContent, feature);</text:p>
          </table:table-cell>
          <table:table-cell table:formula="of:=IF(FIND(&quot;var layer_&quot;;[.A52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layer.on('popupopen', function(e) {</text:p>
          </table:table-cell>
          <table:table-cell table:formula="of:=IF(FIND(&quot;var layer_&quot;;[.A52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<text:tab/>addClassToPopupIfMedia(content, e.popup);</text:p>
          </table:table-cell>
          <table:table-cell table:formula="of:=IF(FIND(&quot;var layer_&quot;;[.A52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});</text:p>
          </table:table-cell>
          <table:table-cell table:formula="of:=IF(FIND(&quot;var layer_&quot;;[.A52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layer.bindPopup(content, { maxHeight: 400 });</text:p>
          </table:table-cell>
          <table:table-cell table:formula="of:=IF(FIND(&quot;var layer_&quot;;[.A52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</text:p>
          </table:table-cell>
          <table:table-cell table:formula="of:=IF(FIND(&quot;var layer_&quot;;[.A52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/>
          <table:table-cell table:formula="of:=IF(FIND(&quot;var layer_&quot;;[.A52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function style_PropertiesatRiskofFloodRisk30yearspercentile_5_0(feature) {</text:p>
          </table:table-cell>
          <table:table-cell table:formula="of:=IF(FIND(&quot;var layer_&quot;;[.A52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f (feature.properties['FLD_PFS'] &gt;= 0.000000 &amp;&amp; feature.properties['FLD_PFS'] &lt;= 0.750000 ) {</text:p>
          </table:table-cell>
          <table:table-cell table:formula="of:=IF(FIND(&quot;var layer_&quot;;[.A53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return {</text:p>
          </table:table-cell>
          <table:table-cell table:formula="of:=IF(FIND(&quot;var layer_&quot;;[.A53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ane: 'pane_PropertiesatRiskofFloodRisk30yearspercentile_5',</text:p>
          </table:table-cell>
          <table:table-cell table:formula="of:=IF(FIND(&quot;var layer_&quot;;[.A53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opacity: 1,</text:p>
          </table:table-cell>
          <table:table-cell table:formula="of:=IF(FIND(&quot;var layer_&quot;;[.A53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rgba(35,35,35,1.0)',</text:p>
          </table:table-cell>
          <table:table-cell table:formula="of:=IF(FIND(&quot;var layer_&quot;;[.A53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dashArray: '',</text:p>
          </table:table-cell>
          <table:table-cell table:formula="of:=IF(FIND(&quot;var layer_&quot;;[.A53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Cap: 'butt',</text:p>
          </table:table-cell>
          <table:table-cell table:formula="of:=IF(FIND(&quot;var layer_&quot;;[.A53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Join: 'miter',</text:p>
          </table:table-cell>
          <table:table-cell table:formula="of:=IF(FIND(&quot;var layer_&quot;;[.A53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weight: 1.0,</text:p>
          </table:table-cell>
          <table:table-cell table:formula="of:=IF(FIND(&quot;var layer_&quot;;[.A53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: true,</text:p>
          </table:table-cell>
          <table:table-cell table:formula="of:=IF(FIND(&quot;var layer_&quot;;[.A53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1,</text:p>
          </table:table-cell>
          <table:table-cell table:formula="of:=IF(FIND(&quot;var layer_&quot;;[.A54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Color: 'rgba(183,72,75,0.0)',</text:p>
          </table:table-cell>
          <table:table-cell table:formula="of:=IF(FIND(&quot;var layer_&quot;;[.A54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nteractive: true,</text:p>
          </table:table-cell>
          <table:table-cell table:formula="of:=IF(FIND(&quot;var layer_&quot;;[.A54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54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54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f (feature.properties['FLD_PFS'] &gt;= 0.750000 &amp;&amp; feature.properties['FLD_PFS'] &lt;= 0.900000 ) {</text:p>
          </table:table-cell>
          <table:table-cell table:formula="of:=IF(FIND(&quot;var layer_&quot;;[.A54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return {</text:p>
          </table:table-cell>
          <table:table-cell table:formula="of:=IF(FIND(&quot;var layer_&quot;;[.A54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ane: 'pane_PropertiesatRiskofFloodRisk30yearspercentile_5',</text:p>
          </table:table-cell>
          <table:table-cell table:formula="of:=IF(FIND(&quot;var layer_&quot;;[.A54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opacity: 1,</text:p>
          </table:table-cell>
          <table:table-cell table:formula="of:=IF(FIND(&quot;var layer_&quot;;[.A54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rgba(35,35,35,1.0)',</text:p>
          </table:table-cell>
          <table:table-cell table:formula="of:=IF(FIND(&quot;var layer_&quot;;[.A54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dashArray: '',</text:p>
          </table:table-cell>
          <table:table-cell table:formula="of:=IF(FIND(&quot;var layer_&quot;;[.A55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Cap: 'butt',</text:p>
          </table:table-cell>
          <table:table-cell table:formula="of:=IF(FIND(&quot;var layer_&quot;;[.A55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Join: 'miter',</text:p>
          </table:table-cell>
          <table:table-cell table:formula="of:=IF(FIND(&quot;var layer_&quot;;[.A55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weight: 1.0,</text:p>
          </table:table-cell>
          <table:table-cell table:formula="of:=IF(FIND(&quot;var layer_&quot;;[.A55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: true,</text:p>
          </table:table-cell>
          <table:table-cell table:formula="of:=IF(FIND(&quot;var layer_&quot;;[.A55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1,</text:p>
          </table:table-cell>
          <table:table-cell table:formula="of:=IF(FIND(&quot;var layer_&quot;;[.A55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Color: 'rgba(163,177,138,0.8)',</text:p>
          </table:table-cell>
          <table:table-cell table:formula="of:=IF(FIND(&quot;var layer_&quot;;[.A55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nteractive: true,</text:p>
          </table:table-cell>
          <table:table-cell table:formula="of:=IF(FIND(&quot;var layer_&quot;;[.A55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55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55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f (feature.properties['FLD_PFS'] &gt;= 0.900000 &amp;&amp; feature.properties['FLD_PFS'] &lt;= 0.980000 ) {</text:p>
          </table:table-cell>
          <table:table-cell table:formula="of:=IF(FIND(&quot;var layer_&quot;;[.A56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return {</text:p>
          </table:table-cell>
          <table:table-cell table:formula="of:=IF(FIND(&quot;var layer_&quot;;[.A56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ane: 'pane_PropertiesatRiskofFloodRisk30yearspercentile_5',</text:p>
          </table:table-cell>
          <table:table-cell table:formula="of:=IF(FIND(&quot;var layer_&quot;;[.A56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opacity: 1,</text:p>
          </table:table-cell>
          <table:table-cell table:formula="of:=IF(FIND(&quot;var layer_&quot;;[.A56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rgba(35,35,35,1.0)',</text:p>
          </table:table-cell>
          <table:table-cell table:formula="of:=IF(FIND(&quot;var layer_&quot;;[.A56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dashArray: '',</text:p>
          </table:table-cell>
          <table:table-cell table:formula="of:=IF(FIND(&quot;var layer_&quot;;[.A56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Cap: 'butt',</text:p>
          </table:table-cell>
          <table:table-cell table:formula="of:=IF(FIND(&quot;var layer_&quot;;[.A56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Join: 'miter',</text:p>
          </table:table-cell>
          <table:table-cell table:formula="of:=IF(FIND(&quot;var layer_&quot;;[.A56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weight: 1.0,</text:p>
          </table:table-cell>
          <table:table-cell table:formula="of:=IF(FIND(&quot;var layer_&quot;;[.A56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: true,</text:p>
          </table:table-cell>
          <table:table-cell table:formula="of:=IF(FIND(&quot;var layer_&quot;;[.A56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1,</text:p>
          </table:table-cell>
          <table:table-cell table:formula="of:=IF(FIND(&quot;var layer_&quot;;[.A57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Color: 'rgba(52,78,65,1.0)',</text:p>
          </table:table-cell>
          <table:table-cell table:formula="of:=IF(FIND(&quot;var layer_&quot;;[.A57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nteractive: true,</text:p>
          </table:table-cell>
          <table:table-cell table:formula="of:=IF(FIND(&quot;var layer_&quot;;[.A57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57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57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</text:p>
          </table:table-cell>
          <table:table-cell table:formula="of:=IF(FIND(&quot;var layer_&quot;;[.A57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createPane('pane_PropertiesatRiskofFloodRisk30yearspercentile_5');</text:p>
          </table:table-cell>
          <table:table-cell table:formula="of:=IF(FIND(&quot;var layer_&quot;;[.A57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getPane('pane_PropertiesatRiskofFloodRisk30yearspercentile_5').style.zIndex = 405;</text:p>
          </table:table-cell>
          <table:table-cell table:formula="of:=IF(FIND(&quot;var layer_&quot;;[.A57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getPane('pane_PropertiesatRiskofFloodRisk30yearspercentile_5').style['mix-blend-mode'] = 'normal';</text:p>
          </table:table-cell>
          <table:table-cell table:formula="of:=IF(FIND(&quot;var layer_&quot;;[.A578])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string" calcext:value-type="string">
            <text:p><text:s text:c="8"/>var layer_PropertiesatRiskofFloodRisk30yearspercentile_5 = new L.geoJson(json_PropertiesatRiskofFloodRisk30yearspercentile_5, {</text:p>
          </table:table-cell>
          <table:table-cell table:formula="of:=IF(FIND(&quot;var layer_&quot;;[.A579]))" office:value-type="boolean" office:boolean-value="true" calcext:value-type="boolean">
            <text:p>TRUE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attribution: '',</text:p>
          </table:table-cell>
          <table:table-cell table:formula="of:=IF(FIND(&quot;var layer_&quot;;[.A58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nteractive: true,</text:p>
          </table:table-cell>
          <table:table-cell table:formula="of:=IF(FIND(&quot;var layer_&quot;;[.A58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dataVar: 'json_PropertiesatRiskofFloodRisk30yearspercentile_5',</text:p>
          </table:table-cell>
          <table:table-cell table:formula="of:=IF(FIND(&quot;var layer_&quot;;[.A58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layerName: 'layer_PropertiesatRiskofFloodRisk30yearspercentile_5',</text:p>
          </table:table-cell>
          <table:table-cell table:formula="of:=IF(FIND(&quot;var layer_&quot;;[.A58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pane: 'pane_PropertiesatRiskofFloodRisk30yearspercentile_5',</text:p>
          </table:table-cell>
          <table:table-cell table:formula="of:=IF(FIND(&quot;var layer_&quot;;[.A58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onEachFeature: pop_PropertiesatRiskofFloodRisk30yearspercentile_5,</text:p>
          </table:table-cell>
          <table:table-cell table:formula="of:=IF(FIND(&quot;var layer_&quot;;[.A58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style: style_PropertiesatRiskofFloodRisk30yearspercentile_5_0,</text:p>
          </table:table-cell>
          <table:table-cell table:formula="of:=IF(FIND(&quot;var layer_&quot;;[.A58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);</text:p>
          </table:table-cell>
          <table:table-cell table:formula="of:=IF(FIND(&quot;var layer_&quot;;[.A58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bounds_group.addLayer(layer_PropertiesatRiskofFloodRisk30yearspercentile_5);</text:p>
          </table:table-cell>
          <table:table-cell table:formula="of:=IF(FIND(&quot;var layer_&quot;;[.A58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function pop_DOTTravelBarrierScorepercentile_6(feature, layer) {</text:p>
          </table:table-cell>
          <table:table-cell table:formula="of:=IF(FIND(&quot;var layer_&quot;;[.A58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var popupContent = '&lt;table&gt;\</text:p>
          </table:table-cell>
          <table:table-cell table:formula="of:=IF(FIND(&quot;var layer_&quot;;[.A59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59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DOT Travel Barriers Score (percentile)&lt;/th&gt;\</text:p>
          </table:table-cell>
          <table:table-cell table:formula="of:=IF(FIND(&quot;var layer_&quot;;[.A59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 class="visible-with-data" id="TD_PFS"&gt;' + (feature.properties['TD_PFS'] !== null ? autolinker.link(String(feature.properties['TD_PFS']).replace(/'/g, '\'').toLocaleString()) : '') + '&lt;/td&gt;\</text:p>
          </table:table-cell>
          <table:table-cell table:formula="of:=IF(FIND(&quot;var layer_&quot;;[.A59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59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&lt;/table&gt;';</text:p>
          </table:table-cell>
          <table:table-cell table:formula="of:=IF(FIND(&quot;var layer_&quot;;[.A59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var content = removeEmptyRowsFromPopupContent(popupContent, feature);</text:p>
          </table:table-cell>
          <table:table-cell table:formula="of:=IF(FIND(&quot;var layer_&quot;;[.A59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layer.on('popupopen', function(e) {</text:p>
          </table:table-cell>
          <table:table-cell table:formula="of:=IF(FIND(&quot;var layer_&quot;;[.A59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<text:tab/>addClassToPopupIfMedia(content, e.popup);</text:p>
          </table:table-cell>
          <table:table-cell table:formula="of:=IF(FIND(&quot;var layer_&quot;;[.A59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});</text:p>
          </table:table-cell>
          <table:table-cell table:formula="of:=IF(FIND(&quot;var layer_&quot;;[.A59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layer.bindPopup(content, { maxHeight: 400 });</text:p>
          </table:table-cell>
          <table:table-cell table:formula="of:=IF(FIND(&quot;var layer_&quot;;[.A60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</text:p>
          </table:table-cell>
          <table:table-cell table:formula="of:=IF(FIND(&quot;var layer_&quot;;[.A60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/>
          <table:table-cell table:formula="of:=IF(FIND(&quot;var layer_&quot;;[.A60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function style_DOTTravelBarrierScorepercentile_6_0(feature) {</text:p>
          </table:table-cell>
          <table:table-cell table:formula="of:=IF(FIND(&quot;var layer_&quot;;[.A60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f (feature.properties['TD_PFS'] &gt;= 0.000000 &amp;&amp; feature.properties['TD_PFS'] &lt;= 0.000000 ) {</text:p>
          </table:table-cell>
          <table:table-cell table:formula="of:=IF(FIND(&quot;var layer_&quot;;[.A60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return {</text:p>
          </table:table-cell>
          <table:table-cell table:formula="of:=IF(FIND(&quot;var layer_&quot;;[.A60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ane: 'pane_DOTTravelBarrierScorepercentile_6',</text:p>
          </table:table-cell>
          <table:table-cell table:formula="of:=IF(FIND(&quot;var layer_&quot;;[.A60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opacity: 1,</text:p>
          </table:table-cell>
          <table:table-cell table:formula="of:=IF(FIND(&quot;var layer_&quot;;[.A60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rgba(35,35,35,1.0)',</text:p>
          </table:table-cell>
          <table:table-cell table:formula="of:=IF(FIND(&quot;var layer_&quot;;[.A60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dashArray: '',</text:p>
          </table:table-cell>
          <table:table-cell table:formula="of:=IF(FIND(&quot;var layer_&quot;;[.A60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Cap: 'butt',</text:p>
          </table:table-cell>
          <table:table-cell table:formula="of:=IF(FIND(&quot;var layer_&quot;;[.A61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Join: 'miter',</text:p>
          </table:table-cell>
          <table:table-cell table:formula="of:=IF(FIND(&quot;var layer_&quot;;[.A61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weight: 1.0,</text:p>
          </table:table-cell>
          <table:table-cell table:formula="of:=IF(FIND(&quot;var layer_&quot;;[.A61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: true,</text:p>
          </table:table-cell>
          <table:table-cell table:formula="of:=IF(FIND(&quot;var layer_&quot;;[.A61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1,</text:p>
          </table:table-cell>
          <table:table-cell table:formula="of:=IF(FIND(&quot;var layer_&quot;;[.A61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Color: 'rgba(183,72,75,0.0)',</text:p>
          </table:table-cell>
          <table:table-cell table:formula="of:=IF(FIND(&quot;var layer_&quot;;[.A61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nteractive: true,</text:p>
          </table:table-cell>
          <table:table-cell table:formula="of:=IF(FIND(&quot;var layer_&quot;;[.A61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61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61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f (feature.properties['TD_PFS'] &gt;= 0.750000 &amp;&amp; feature.properties['TD_PFS'] &lt;= 0.900000 ) {</text:p>
          </table:table-cell>
          <table:table-cell table:formula="of:=IF(FIND(&quot;var layer_&quot;;[.A61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return {</text:p>
          </table:table-cell>
          <table:table-cell table:formula="of:=IF(FIND(&quot;var layer_&quot;;[.A62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ane: 'pane_DOTTravelBarrierScorepercentile_6',</text:p>
          </table:table-cell>
          <table:table-cell table:formula="of:=IF(FIND(&quot;var layer_&quot;;[.A62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opacity: 1,</text:p>
          </table:table-cell>
          <table:table-cell table:formula="of:=IF(FIND(&quot;var layer_&quot;;[.A62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rgba(35,35,35,1.0)',</text:p>
          </table:table-cell>
          <table:table-cell table:formula="of:=IF(FIND(&quot;var layer_&quot;;[.A62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dashArray: '',</text:p>
          </table:table-cell>
          <table:table-cell table:formula="of:=IF(FIND(&quot;var layer_&quot;;[.A62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Cap: 'butt',</text:p>
          </table:table-cell>
          <table:table-cell table:formula="of:=IF(FIND(&quot;var layer_&quot;;[.A62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Join: 'miter',</text:p>
          </table:table-cell>
          <table:table-cell table:formula="of:=IF(FIND(&quot;var layer_&quot;;[.A62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weight: 1.0,</text:p>
          </table:table-cell>
          <table:table-cell table:formula="of:=IF(FIND(&quot;var layer_&quot;;[.A62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: true,</text:p>
          </table:table-cell>
          <table:table-cell table:formula="of:=IF(FIND(&quot;var layer_&quot;;[.A62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1,</text:p>
          </table:table-cell>
          <table:table-cell table:formula="of:=IF(FIND(&quot;var layer_&quot;;[.A62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Color: 'rgba(224,170,255,0.8)',</text:p>
          </table:table-cell>
          <table:table-cell table:formula="of:=IF(FIND(&quot;var layer_&quot;;[.A63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nteractive: true,</text:p>
          </table:table-cell>
          <table:table-cell table:formula="of:=IF(FIND(&quot;var layer_&quot;;[.A63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63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63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f (feature.properties['TD_PFS'] &gt;= 0.900000 &amp;&amp; feature.properties['TD_PFS'] &lt;= 0.980000 ) {</text:p>
          </table:table-cell>
          <table:table-cell table:formula="of:=IF(FIND(&quot;var layer_&quot;;[.A63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return {</text:p>
          </table:table-cell>
          <table:table-cell table:formula="of:=IF(FIND(&quot;var layer_&quot;;[.A63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ane: 'pane_DOTTravelBarrierScorepercentile_6',</text:p>
          </table:table-cell>
          <table:table-cell table:formula="of:=IF(FIND(&quot;var layer_&quot;;[.A63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opacity: 1,</text:p>
          </table:table-cell>
          <table:table-cell table:formula="of:=IF(FIND(&quot;var layer_&quot;;[.A63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rgba(35,35,35,1.0)',</text:p>
          </table:table-cell>
          <table:table-cell table:formula="of:=IF(FIND(&quot;var layer_&quot;;[.A63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dashArray: '',</text:p>
          </table:table-cell>
          <table:table-cell table:formula="of:=IF(FIND(&quot;var layer_&quot;;[.A63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Cap: 'butt',</text:p>
          </table:table-cell>
          <table:table-cell table:formula="of:=IF(FIND(&quot;var layer_&quot;;[.A64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Join: 'miter',</text:p>
          </table:table-cell>
          <table:table-cell table:formula="of:=IF(FIND(&quot;var layer_&quot;;[.A64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weight: 1.0,</text:p>
          </table:table-cell>
          <table:table-cell table:formula="of:=IF(FIND(&quot;var layer_&quot;;[.A64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: true,</text:p>
          </table:table-cell>
          <table:table-cell table:formula="of:=IF(FIND(&quot;var layer_&quot;;[.A64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1,</text:p>
          </table:table-cell>
          <table:table-cell table:formula="of:=IF(FIND(&quot;var layer_&quot;;[.A64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Color: 'rgba(90,24,154,1.0)',</text:p>
          </table:table-cell>
          <table:table-cell table:formula="of:=IF(FIND(&quot;var layer_&quot;;[.A64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nteractive: true,</text:p>
          </table:table-cell>
          <table:table-cell table:formula="of:=IF(FIND(&quot;var layer_&quot;;[.A64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64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64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</text:p>
          </table:table-cell>
          <table:table-cell table:formula="of:=IF(FIND(&quot;var layer_&quot;;[.A64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createPane('pane_DOTTravelBarrierScorepercentile_6');</text:p>
          </table:table-cell>
          <table:table-cell table:formula="of:=IF(FIND(&quot;var layer_&quot;;[.A65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getPane('pane_DOTTravelBarrierScorepercentile_6').style.zIndex = 406;</text:p>
          </table:table-cell>
          <table:table-cell table:formula="of:=IF(FIND(&quot;var layer_&quot;;[.A65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getPane('pane_DOTTravelBarrierScorepercentile_6').style['mix-blend-mode'] = 'normal';</text:p>
          </table:table-cell>
          <table:table-cell table:formula="of:=IF(FIND(&quot;var layer_&quot;;[.A652])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string" calcext:value-type="string">
            <text:p><text:s text:c="8"/>var layer_DOTTravelBarrierScorepercentile_6 = new L.geoJson(json_DOTTravelBarrierScorepercentile_6, {</text:p>
          </table:table-cell>
          <table:table-cell table:formula="of:=IF(FIND(&quot;var layer_&quot;;[.A653]))" office:value-type="boolean" office:boolean-value="true" calcext:value-type="boolean">
            <text:p>TRUE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attribution: '',</text:p>
          </table:table-cell>
          <table:table-cell table:formula="of:=IF(FIND(&quot;var layer_&quot;;[.A65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nteractive: true,</text:p>
          </table:table-cell>
          <table:table-cell table:formula="of:=IF(FIND(&quot;var layer_&quot;;[.A65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dataVar: 'json_DOTTravelBarrierScorepercentile_6',</text:p>
          </table:table-cell>
          <table:table-cell table:formula="of:=IF(FIND(&quot;var layer_&quot;;[.A65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layerName: 'layer_DOTTravelBarrierScorepercentile_6',</text:p>
          </table:table-cell>
          <table:table-cell table:formula="of:=IF(FIND(&quot;var layer_&quot;;[.A65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pane: 'pane_DOTTravelBarrierScorepercentile_6',</text:p>
          </table:table-cell>
          <table:table-cell table:formula="of:=IF(FIND(&quot;var layer_&quot;;[.A65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onEachFeature: pop_DOTTravelBarrierScorepercentile_6,</text:p>
          </table:table-cell>
          <table:table-cell table:formula="of:=IF(FIND(&quot;var layer_&quot;;[.A65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style: style_DOTTravelBarrierScorepercentile_6_0,</text:p>
          </table:table-cell>
          <table:table-cell table:formula="of:=IF(FIND(&quot;var layer_&quot;;[.A66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);</text:p>
          </table:table-cell>
          <table:table-cell table:formula="of:=IF(FIND(&quot;var layer_&quot;;[.A66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bounds_group.addLayer(layer_DOTTravelBarrierScorepercentile_6);</text:p>
          </table:table-cell>
          <table:table-cell table:formula="of:=IF(FIND(&quot;var layer_&quot;;[.A66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function pop_ExpectedBuildingLossRatepercentile_7(feature, layer) {</text:p>
          </table:table-cell>
          <table:table-cell table:formula="of:=IF(FIND(&quot;var layer_&quot;;[.A66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var popupContent = '&lt;table&gt;\</text:p>
          </table:table-cell>
          <table:table-cell table:formula="of:=IF(FIND(&quot;var layer_&quot;;[.A66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66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Expected building loss rate (Natural Hazards Risk Index) (percentile)&lt;/th&gt;\</text:p>
          </table:table-cell>
          <table:table-cell table:formula="of:=IF(FIND(&quot;var layer_&quot;;[.A66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 class="visible-with-data" id="EBLR_PFS"&gt;' + (feature.properties['EBLR_PFS'] !== null ? autolinker.link(String(feature.properties['EBLR_PFS']).replace(/'/g, '\'').toLocaleString()) : '') + '&lt;/td&gt;\</text:p>
          </table:table-cell>
          <table:table-cell table:formula="of:=IF(FIND(&quot;var layer_&quot;;[.A66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66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&lt;/table&gt;';</text:p>
          </table:table-cell>
          <table:table-cell table:formula="of:=IF(FIND(&quot;var layer_&quot;;[.A66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var content = removeEmptyRowsFromPopupContent(popupContent, feature);</text:p>
          </table:table-cell>
          <table:table-cell table:formula="of:=IF(FIND(&quot;var layer_&quot;;[.A67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layer.on('popupopen', function(e) {</text:p>
          </table:table-cell>
          <table:table-cell table:formula="of:=IF(FIND(&quot;var layer_&quot;;[.A67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<text:tab/>addClassToPopupIfMedia(content, e.popup);</text:p>
          </table:table-cell>
          <table:table-cell table:formula="of:=IF(FIND(&quot;var layer_&quot;;[.A67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});</text:p>
          </table:table-cell>
          <table:table-cell table:formula="of:=IF(FIND(&quot;var layer_&quot;;[.A67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layer.bindPopup(content, { maxHeight: 400 });</text:p>
          </table:table-cell>
          <table:table-cell table:formula="of:=IF(FIND(&quot;var layer_&quot;;[.A67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</text:p>
          </table:table-cell>
          <table:table-cell table:formula="of:=IF(FIND(&quot;var layer_&quot;;[.A67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/>
          <table:table-cell table:formula="of:=IF(FIND(&quot;var layer_&quot;;[.A67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function style_ExpectedBuildingLossRatepercentile_7_0(feature) {</text:p>
          </table:table-cell>
          <table:table-cell table:formula="of:=IF(FIND(&quot;var layer_&quot;;[.A67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f (feature.properties['EBLR_PFS'] &gt;= 0.000000 &amp;&amp; feature.properties['EBLR_PFS'] &lt;= 0.000000 ) {</text:p>
          </table:table-cell>
          <table:table-cell table:formula="of:=IF(FIND(&quot;var layer_&quot;;[.A67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return {</text:p>
          </table:table-cell>
          <table:table-cell table:formula="of:=IF(FIND(&quot;var layer_&quot;;[.A67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ane: 'pane_ExpectedBuildingLossRatepercentile_7',</text:p>
          </table:table-cell>
          <table:table-cell table:formula="of:=IF(FIND(&quot;var layer_&quot;;[.A68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opacity: 1,</text:p>
          </table:table-cell>
          <table:table-cell table:formula="of:=IF(FIND(&quot;var layer_&quot;;[.A68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rgba(35,35,35,1.0)',</text:p>
          </table:table-cell>
          <table:table-cell table:formula="of:=IF(FIND(&quot;var layer_&quot;;[.A68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dashArray: '',</text:p>
          </table:table-cell>
          <table:table-cell table:formula="of:=IF(FIND(&quot;var layer_&quot;;[.A68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Cap: 'butt',</text:p>
          </table:table-cell>
          <table:table-cell table:formula="of:=IF(FIND(&quot;var layer_&quot;;[.A68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Join: 'miter',</text:p>
          </table:table-cell>
          <table:table-cell table:formula="of:=IF(FIND(&quot;var layer_&quot;;[.A68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weight: 1.0,</text:p>
          </table:table-cell>
          <table:table-cell table:formula="of:=IF(FIND(&quot;var layer_&quot;;[.A68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: true,</text:p>
          </table:table-cell>
          <table:table-cell table:formula="of:=IF(FIND(&quot;var layer_&quot;;[.A68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1,</text:p>
          </table:table-cell>
          <table:table-cell table:formula="of:=IF(FIND(&quot;var layer_&quot;;[.A68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Color: 'rgba(183,72,75,0.0)',</text:p>
          </table:table-cell>
          <table:table-cell table:formula="of:=IF(FIND(&quot;var layer_&quot;;[.A68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nteractive: true,</text:p>
          </table:table-cell>
          <table:table-cell table:formula="of:=IF(FIND(&quot;var layer_&quot;;[.A69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69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69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f (feature.properties['EBLR_PFS'] &gt;= 0.750000 &amp;&amp; feature.properties['EBLR_PFS'] &lt;= 0.900000 ) {</text:p>
          </table:table-cell>
          <table:table-cell table:formula="of:=IF(FIND(&quot;var layer_&quot;;[.A69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return {</text:p>
          </table:table-cell>
          <table:table-cell table:formula="of:=IF(FIND(&quot;var layer_&quot;;[.A69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ane: 'pane_ExpectedBuildingLossRatepercentile_7',</text:p>
          </table:table-cell>
          <table:table-cell table:formula="of:=IF(FIND(&quot;var layer_&quot;;[.A69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opacity: 1,</text:p>
          </table:table-cell>
          <table:table-cell table:formula="of:=IF(FIND(&quot;var layer_&quot;;[.A69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rgba(35,35,35,1.0)',</text:p>
          </table:table-cell>
          <table:table-cell table:formula="of:=IF(FIND(&quot;var layer_&quot;;[.A69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dashArray: '',</text:p>
          </table:table-cell>
          <table:table-cell table:formula="of:=IF(FIND(&quot;var layer_&quot;;[.A69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Cap: 'butt',</text:p>
          </table:table-cell>
          <table:table-cell table:formula="of:=IF(FIND(&quot;var layer_&quot;;[.A69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Join: 'miter',</text:p>
          </table:table-cell>
          <table:table-cell table:formula="of:=IF(FIND(&quot;var layer_&quot;;[.A70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weight: 1.0,</text:p>
          </table:table-cell>
          <table:table-cell table:formula="of:=IF(FIND(&quot;var layer_&quot;;[.A70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: true,</text:p>
          </table:table-cell>
          <table:table-cell table:formula="of:=IF(FIND(&quot;var layer_&quot;;[.A70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1,</text:p>
          </table:table-cell>
          <table:table-cell table:formula="of:=IF(FIND(&quot;var layer_&quot;;[.A70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Color: 'rgba(217,237,146,0.8)',</text:p>
          </table:table-cell>
          <table:table-cell table:formula="of:=IF(FIND(&quot;var layer_&quot;;[.A70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nteractive: true,</text:p>
          </table:table-cell>
          <table:table-cell table:formula="of:=IF(FIND(&quot;var layer_&quot;;[.A70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70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70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f (feature.properties['EBLR_PFS'] &gt;= 0.900000 &amp;&amp; feature.properties['EBLR_PFS'] &lt;= 0.990000 ) {</text:p>
          </table:table-cell>
          <table:table-cell table:formula="of:=IF(FIND(&quot;var layer_&quot;;[.A70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return {</text:p>
          </table:table-cell>
          <table:table-cell table:formula="of:=IF(FIND(&quot;var layer_&quot;;[.A70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ane: 'pane_ExpectedBuildingLossRatepercentile_7',</text:p>
          </table:table-cell>
          <table:table-cell table:formula="of:=IF(FIND(&quot;var layer_&quot;;[.A71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opacity: 1,</text:p>
          </table:table-cell>
          <table:table-cell table:formula="of:=IF(FIND(&quot;var layer_&quot;;[.A71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rgba(35,35,35,1.0)',</text:p>
          </table:table-cell>
          <table:table-cell table:formula="of:=IF(FIND(&quot;var layer_&quot;;[.A71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dashArray: '',</text:p>
          </table:table-cell>
          <table:table-cell table:formula="of:=IF(FIND(&quot;var layer_&quot;;[.A71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Cap: 'butt',</text:p>
          </table:table-cell>
          <table:table-cell table:formula="of:=IF(FIND(&quot;var layer_&quot;;[.A71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Join: 'miter',</text:p>
          </table:table-cell>
          <table:table-cell table:formula="of:=IF(FIND(&quot;var layer_&quot;;[.A71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weight: 1.0,</text:p>
          </table:table-cell>
          <table:table-cell table:formula="of:=IF(FIND(&quot;var layer_&quot;;[.A71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: true,</text:p>
          </table:table-cell>
          <table:table-cell table:formula="of:=IF(FIND(&quot;var layer_&quot;;[.A71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1,</text:p>
          </table:table-cell>
          <table:table-cell table:formula="of:=IF(FIND(&quot;var layer_&quot;;[.A71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Color: 'rgba(118,200,147,1.0)',</text:p>
          </table:table-cell>
          <table:table-cell table:formula="of:=IF(FIND(&quot;var layer_&quot;;[.A71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nteractive: true,</text:p>
          </table:table-cell>
          <table:table-cell table:formula="of:=IF(FIND(&quot;var layer_&quot;;[.A72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72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72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</text:p>
          </table:table-cell>
          <table:table-cell table:formula="of:=IF(FIND(&quot;var layer_&quot;;[.A72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createPane('pane_ExpectedBuildingLossRatepercentile_7');</text:p>
          </table:table-cell>
          <table:table-cell table:formula="of:=IF(FIND(&quot;var layer_&quot;;[.A72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getPane('pane_ExpectedBuildingLossRatepercentile_7').style.zIndex = 407;</text:p>
          </table:table-cell>
          <table:table-cell table:formula="of:=IF(FIND(&quot;var layer_&quot;;[.A72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getPane('pane_ExpectedBuildingLossRatepercentile_7').style['mix-blend-mode'] = 'normal';</text:p>
          </table:table-cell>
          <table:table-cell table:formula="of:=IF(FIND(&quot;var layer_&quot;;[.A726])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string" calcext:value-type="string">
            <text:p><text:s text:c="8"/>var layer_ExpectedBuildingLossRatepercentile_7 = new L.geoJson(json_ExpectedBuildingLossRatepercentile_7, {</text:p>
          </table:table-cell>
          <table:table-cell table:formula="of:=IF(FIND(&quot;var layer_&quot;;[.A727]))" office:value-type="boolean" office:boolean-value="true" calcext:value-type="boolean">
            <text:p>TRUE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attribution: '',</text:p>
          </table:table-cell>
          <table:table-cell table:formula="of:=IF(FIND(&quot;var layer_&quot;;[.A72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nteractive: true,</text:p>
          </table:table-cell>
          <table:table-cell table:formula="of:=IF(FIND(&quot;var layer_&quot;;[.A72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dataVar: 'json_ExpectedBuildingLossRatepercentile_7',</text:p>
          </table:table-cell>
          <table:table-cell table:formula="of:=IF(FIND(&quot;var layer_&quot;;[.A73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layerName: 'layer_ExpectedBuildingLossRatepercentile_7',</text:p>
          </table:table-cell>
          <table:table-cell table:formula="of:=IF(FIND(&quot;var layer_&quot;;[.A73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pane: 'pane_ExpectedBuildingLossRatepercentile_7',</text:p>
          </table:table-cell>
          <table:table-cell table:formula="of:=IF(FIND(&quot;var layer_&quot;;[.A73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onEachFeature: pop_ExpectedBuildingLossRatepercentile_7,</text:p>
          </table:table-cell>
          <table:table-cell table:formula="of:=IF(FIND(&quot;var layer_&quot;;[.A73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style: style_ExpectedBuildingLossRatepercentile_7_0,</text:p>
          </table:table-cell>
          <table:table-cell table:formula="of:=IF(FIND(&quot;var layer_&quot;;[.A73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);</text:p>
          </table:table-cell>
          <table:table-cell table:formula="of:=IF(FIND(&quot;var layer_&quot;;[.A73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bounds_group.addLayer(layer_ExpectedBuildingLossRatepercentile_7);</text:p>
          </table:table-cell>
          <table:table-cell table:formula="of:=IF(FIND(&quot;var layer_&quot;;[.A73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function pop_AgriculturalLossRatepercentile_8(feature, layer) {</text:p>
          </table:table-cell>
          <table:table-cell table:formula="of:=IF(FIND(&quot;var layer_&quot;;[.A73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var popupContent = '&lt;table&gt;\</text:p>
          </table:table-cell>
          <table:table-cell table:formula="of:=IF(FIND(&quot;var layer_&quot;;[.A73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73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Expected agricultural loss rate (Natural Hazards Risk Index) (percentile)&lt;/th&gt;\</text:p>
          </table:table-cell>
          <table:table-cell table:formula="of:=IF(FIND(&quot;var layer_&quot;;[.A74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 class="visible-with-data" id="EALR_PFS"&gt;' + (feature.properties['EALR_PFS'] !== null ? autolinker.link(String(feature.properties['EALR_PFS']).replace(/'/g, '\'').toLocaleString()) : '') + '&lt;/td&gt;\</text:p>
          </table:table-cell>
          <table:table-cell table:formula="of:=IF(FIND(&quot;var layer_&quot;;[.A74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74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&lt;/table&gt;';</text:p>
          </table:table-cell>
          <table:table-cell table:formula="of:=IF(FIND(&quot;var layer_&quot;;[.A74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var content = removeEmptyRowsFromPopupContent(popupContent, feature);</text:p>
          </table:table-cell>
          <table:table-cell table:formula="of:=IF(FIND(&quot;var layer_&quot;;[.A74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layer.on('popupopen', function(e) {</text:p>
          </table:table-cell>
          <table:table-cell table:formula="of:=IF(FIND(&quot;var layer_&quot;;[.A74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<text:tab/>addClassToPopupIfMedia(content, e.popup);</text:p>
          </table:table-cell>
          <table:table-cell table:formula="of:=IF(FIND(&quot;var layer_&quot;;[.A74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});</text:p>
          </table:table-cell>
          <table:table-cell table:formula="of:=IF(FIND(&quot;var layer_&quot;;[.A74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layer.bindPopup(content, { maxHeight: 400 });</text:p>
          </table:table-cell>
          <table:table-cell table:formula="of:=IF(FIND(&quot;var layer_&quot;;[.A74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</text:p>
          </table:table-cell>
          <table:table-cell table:formula="of:=IF(FIND(&quot;var layer_&quot;;[.A74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/>
          <table:table-cell table:formula="of:=IF(FIND(&quot;var layer_&quot;;[.A75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function style_AgriculturalLossRatepercentile_8_0(feature) {</text:p>
          </table:table-cell>
          <table:table-cell table:formula="of:=IF(FIND(&quot;var layer_&quot;;[.A75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f (feature.properties['EALR_PFS'] &gt;= 0.000000 &amp;&amp; feature.properties['EALR_PFS'] &lt;= 0.000000 ) {</text:p>
          </table:table-cell>
          <table:table-cell table:formula="of:=IF(FIND(&quot;var layer_&quot;;[.A75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return {</text:p>
          </table:table-cell>
          <table:table-cell table:formula="of:=IF(FIND(&quot;var layer_&quot;;[.A75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ane: 'pane_AgriculturalLossRatepercentile_8',</text:p>
          </table:table-cell>
          <table:table-cell table:formula="of:=IF(FIND(&quot;var layer_&quot;;[.A75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opacity: 1,</text:p>
          </table:table-cell>
          <table:table-cell table:formula="of:=IF(FIND(&quot;var layer_&quot;;[.A75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rgba(35,35,35,1.0)',</text:p>
          </table:table-cell>
          <table:table-cell table:formula="of:=IF(FIND(&quot;var layer_&quot;;[.A75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dashArray: '',</text:p>
          </table:table-cell>
          <table:table-cell table:formula="of:=IF(FIND(&quot;var layer_&quot;;[.A75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Cap: 'butt',</text:p>
          </table:table-cell>
          <table:table-cell table:formula="of:=IF(FIND(&quot;var layer_&quot;;[.A75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Join: 'miter',</text:p>
          </table:table-cell>
          <table:table-cell table:formula="of:=IF(FIND(&quot;var layer_&quot;;[.A75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weight: 1.0,</text:p>
          </table:table-cell>
          <table:table-cell table:formula="of:=IF(FIND(&quot;var layer_&quot;;[.A76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: true,</text:p>
          </table:table-cell>
          <table:table-cell table:formula="of:=IF(FIND(&quot;var layer_&quot;;[.A76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1,</text:p>
          </table:table-cell>
          <table:table-cell table:formula="of:=IF(FIND(&quot;var layer_&quot;;[.A76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Color: 'rgba(183,72,75,0.0)',</text:p>
          </table:table-cell>
          <table:table-cell table:formula="of:=IF(FIND(&quot;var layer_&quot;;[.A76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nteractive: true,</text:p>
          </table:table-cell>
          <table:table-cell table:formula="of:=IF(FIND(&quot;var layer_&quot;;[.A76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76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76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f (feature.properties['EALR_PFS'] &gt;= 0.750000 &amp;&amp; feature.properties['EALR_PFS'] &lt;= 0.900000 ) {</text:p>
          </table:table-cell>
          <table:table-cell table:formula="of:=IF(FIND(&quot;var layer_&quot;;[.A76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return {</text:p>
          </table:table-cell>
          <table:table-cell table:formula="of:=IF(FIND(&quot;var layer_&quot;;[.A76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ane: 'pane_AgriculturalLossRatepercentile_8',</text:p>
          </table:table-cell>
          <table:table-cell table:formula="of:=IF(FIND(&quot;var layer_&quot;;[.A76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opacity: 1,</text:p>
          </table:table-cell>
          <table:table-cell table:formula="of:=IF(FIND(&quot;var layer_&quot;;[.A77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rgba(35,35,35,1.0)',</text:p>
          </table:table-cell>
          <table:table-cell table:formula="of:=IF(FIND(&quot;var layer_&quot;;[.A77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dashArray: '',</text:p>
          </table:table-cell>
          <table:table-cell table:formula="of:=IF(FIND(&quot;var layer_&quot;;[.A77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Cap: 'butt',</text:p>
          </table:table-cell>
          <table:table-cell table:formula="of:=IF(FIND(&quot;var layer_&quot;;[.A77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Join: 'miter',</text:p>
          </table:table-cell>
          <table:table-cell table:formula="of:=IF(FIND(&quot;var layer_&quot;;[.A77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weight: 1.0,</text:p>
          </table:table-cell>
          <table:table-cell table:formula="of:=IF(FIND(&quot;var layer_&quot;;[.A77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: true,</text:p>
          </table:table-cell>
          <table:table-cell table:formula="of:=IF(FIND(&quot;var layer_&quot;;[.A77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1,</text:p>
          </table:table-cell>
          <table:table-cell table:formula="of:=IF(FIND(&quot;var layer_&quot;;[.A77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Color: 'rgba(244,166,172,0.8)',</text:p>
          </table:table-cell>
          <table:table-cell table:formula="of:=IF(FIND(&quot;var layer_&quot;;[.A77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nteractive: true,</text:p>
          </table:table-cell>
          <table:table-cell table:formula="of:=IF(FIND(&quot;var layer_&quot;;[.A77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78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78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f (feature.properties['EALR_PFS'] &gt;= 0.900000 &amp;&amp; feature.properties['EALR_PFS'] &lt;= 0.990000 ) {</text:p>
          </table:table-cell>
          <table:table-cell table:formula="of:=IF(FIND(&quot;var layer_&quot;;[.A78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return {</text:p>
          </table:table-cell>
          <table:table-cell table:formula="of:=IF(FIND(&quot;var layer_&quot;;[.A78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ane: 'pane_AgriculturalLossRatepercentile_8',</text:p>
          </table:table-cell>
          <table:table-cell table:formula="of:=IF(FIND(&quot;var layer_&quot;;[.A78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opacity: 1,</text:p>
          </table:table-cell>
          <table:table-cell table:formula="of:=IF(FIND(&quot;var layer_&quot;;[.A78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rgba(35,35,35,1.0)',</text:p>
          </table:table-cell>
          <table:table-cell table:formula="of:=IF(FIND(&quot;var layer_&quot;;[.A78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dashArray: '',</text:p>
          </table:table-cell>
          <table:table-cell table:formula="of:=IF(FIND(&quot;var layer_&quot;;[.A78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Cap: 'butt',</text:p>
          </table:table-cell>
          <table:table-cell table:formula="of:=IF(FIND(&quot;var layer_&quot;;[.A78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Join: 'miter',</text:p>
          </table:table-cell>
          <table:table-cell table:formula="of:=IF(FIND(&quot;var layer_&quot;;[.A78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weight: 1.0,</text:p>
          </table:table-cell>
          <table:table-cell table:formula="of:=IF(FIND(&quot;var layer_&quot;;[.A79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: true,</text:p>
          </table:table-cell>
          <table:table-cell table:formula="of:=IF(FIND(&quot;var layer_&quot;;[.A79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1,</text:p>
          </table:table-cell>
          <table:table-cell table:formula="of:=IF(FIND(&quot;var layer_&quot;;[.A79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Color: 'rgba(230,57,70,1.0)',</text:p>
          </table:table-cell>
          <table:table-cell table:formula="of:=IF(FIND(&quot;var layer_&quot;;[.A79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nteractive: true,</text:p>
          </table:table-cell>
          <table:table-cell table:formula="of:=IF(FIND(&quot;var layer_&quot;;[.A79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79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79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</text:p>
          </table:table-cell>
          <table:table-cell table:formula="of:=IF(FIND(&quot;var layer_&quot;;[.A79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createPane('pane_AgriculturalLossRatepercentile_8');</text:p>
          </table:table-cell>
          <table:table-cell table:formula="of:=IF(FIND(&quot;var layer_&quot;;[.A79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getPane('pane_AgriculturalLossRatepercentile_8').style.zIndex = 408;</text:p>
          </table:table-cell>
          <table:table-cell table:formula="of:=IF(FIND(&quot;var layer_&quot;;[.A79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getPane('pane_AgriculturalLossRatepercentile_8').style['mix-blend-mode'] = 'normal';</text:p>
          </table:table-cell>
          <table:table-cell table:formula="of:=IF(FIND(&quot;var layer_&quot;;[.A800])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string" calcext:value-type="string">
            <text:p><text:s text:c="8"/>var layer_AgriculturalLossRatepercentile_8 = new L.geoJson(json_AgriculturalLossRatepercentile_8, {</text:p>
          </table:table-cell>
          <table:table-cell table:formula="of:=IF(FIND(&quot;var layer_&quot;;[.A801]))" office:value-type="boolean" office:boolean-value="true" calcext:value-type="boolean">
            <text:p>TRUE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attribution: '',</text:p>
          </table:table-cell>
          <table:table-cell table:formula="of:=IF(FIND(&quot;var layer_&quot;;[.A80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nteractive: true,</text:p>
          </table:table-cell>
          <table:table-cell table:formula="of:=IF(FIND(&quot;var layer_&quot;;[.A80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dataVar: 'json_AgriculturalLossRatepercentile_8',</text:p>
          </table:table-cell>
          <table:table-cell table:formula="of:=IF(FIND(&quot;var layer_&quot;;[.A80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layerName: 'layer_AgriculturalLossRatepercentile_8',</text:p>
          </table:table-cell>
          <table:table-cell table:formula="of:=IF(FIND(&quot;var layer_&quot;;[.A80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pane: 'pane_AgriculturalLossRatepercentile_8',</text:p>
          </table:table-cell>
          <table:table-cell table:formula="of:=IF(FIND(&quot;var layer_&quot;;[.A80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onEachFeature: pop_AgriculturalLossRatepercentile_8,</text:p>
          </table:table-cell>
          <table:table-cell table:formula="of:=IF(FIND(&quot;var layer_&quot;;[.A80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style: style_AgriculturalLossRatepercentile_8_0,</text:p>
          </table:table-cell>
          <table:table-cell table:formula="of:=IF(FIND(&quot;var layer_&quot;;[.A80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);</text:p>
          </table:table-cell>
          <table:table-cell table:formula="of:=IF(FIND(&quot;var layer_&quot;;[.A80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bounds_group.addLayer(layer_AgriculturalLossRatepercentile_8);</text:p>
          </table:table-cell>
          <table:table-cell table:formula="of:=IF(FIND(&quot;var layer_&quot;;[.A81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function pop_PercentUnemployment_9(feature, layer) {</text:p>
          </table:table-cell>
          <table:table-cell table:formula="of:=IF(FIND(&quot;var layer_&quot;;[.A81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var popupContent = '&lt;table&gt;\</text:p>
          </table:table-cell>
          <table:table-cell table:formula="of:=IF(FIND(&quot;var layer_&quot;;[.A81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81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Unemployment (percent) (percentile)&lt;/th&gt;\</text:p>
          </table:table-cell>
          <table:table-cell table:formula="of:=IF(FIND(&quot;var layer_&quot;;[.A81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 class="visible-with-data" id="UF_PFS"&gt;' + (feature.properties['UF_PFS'] !== null ? autolinker.link(String(feature.properties['UF_PFS']).replace(/'/g, '\'').toLocaleString()) : '') + '&lt;/td&gt;\</text:p>
          </table:table-cell>
          <table:table-cell table:formula="of:=IF(FIND(&quot;var layer_&quot;;[.A81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81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&lt;/table&gt;';</text:p>
          </table:table-cell>
          <table:table-cell table:formula="of:=IF(FIND(&quot;var layer_&quot;;[.A81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var content = removeEmptyRowsFromPopupContent(popupContent, feature);</text:p>
          </table:table-cell>
          <table:table-cell table:formula="of:=IF(FIND(&quot;var layer_&quot;;[.A81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layer.on('popupopen', function(e) {</text:p>
          </table:table-cell>
          <table:table-cell table:formula="of:=IF(FIND(&quot;var layer_&quot;;[.A81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<text:tab/>addClassToPopupIfMedia(content, e.popup);</text:p>
          </table:table-cell>
          <table:table-cell table:formula="of:=IF(FIND(&quot;var layer_&quot;;[.A82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});</text:p>
          </table:table-cell>
          <table:table-cell table:formula="of:=IF(FIND(&quot;var layer_&quot;;[.A82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layer.bindPopup(content, { maxHeight: 400 });</text:p>
          </table:table-cell>
          <table:table-cell table:formula="of:=IF(FIND(&quot;var layer_&quot;;[.A82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</text:p>
          </table:table-cell>
          <table:table-cell table:formula="of:=IF(FIND(&quot;var layer_&quot;;[.A82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/>
          <table:table-cell table:formula="of:=IF(FIND(&quot;var layer_&quot;;[.A82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function style_PercentUnemployment_9_0(feature) {</text:p>
          </table:table-cell>
          <table:table-cell table:formula="of:=IF(FIND(&quot;var layer_&quot;;[.A82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f (feature.properties['UF_PFS'] &gt;= 0.000000 &amp;&amp; feature.properties['UF_PFS'] &lt;= 0.750000 ) {</text:p>
          </table:table-cell>
          <table:table-cell table:formula="of:=IF(FIND(&quot;var layer_&quot;;[.A82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return {</text:p>
          </table:table-cell>
          <table:table-cell table:formula="of:=IF(FIND(&quot;var layer_&quot;;[.A82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ane: 'pane_PercentUnemployment_9',</text:p>
          </table:table-cell>
          <table:table-cell table:formula="of:=IF(FIND(&quot;var layer_&quot;;[.A82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opacity: 1,</text:p>
          </table:table-cell>
          <table:table-cell table:formula="of:=IF(FIND(&quot;var layer_&quot;;[.A82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rgba(35,35,35,1.0)',</text:p>
          </table:table-cell>
          <table:table-cell table:formula="of:=IF(FIND(&quot;var layer_&quot;;[.A83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dashArray: '',</text:p>
          </table:table-cell>
          <table:table-cell table:formula="of:=IF(FIND(&quot;var layer_&quot;;[.A83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Cap: 'butt',</text:p>
          </table:table-cell>
          <table:table-cell table:formula="of:=IF(FIND(&quot;var layer_&quot;;[.A83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Join: 'miter',</text:p>
          </table:table-cell>
          <table:table-cell table:formula="of:=IF(FIND(&quot;var layer_&quot;;[.A83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weight: 1.0,</text:p>
          </table:table-cell>
          <table:table-cell table:formula="of:=IF(FIND(&quot;var layer_&quot;;[.A83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: true,</text:p>
          </table:table-cell>
          <table:table-cell table:formula="of:=IF(FIND(&quot;var layer_&quot;;[.A83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1,</text:p>
          </table:table-cell>
          <table:table-cell table:formula="of:=IF(FIND(&quot;var layer_&quot;;[.A83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Color: 'rgba(183,72,75,0.0)',</text:p>
          </table:table-cell>
          <table:table-cell table:formula="of:=IF(FIND(&quot;var layer_&quot;;[.A83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nteractive: true,</text:p>
          </table:table-cell>
          <table:table-cell table:formula="of:=IF(FIND(&quot;var layer_&quot;;[.A83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83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84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f (feature.properties['UF_PFS'] &gt;= 0.750000 &amp;&amp; feature.properties['UF_PFS'] &lt;= 0.900000 ) {</text:p>
          </table:table-cell>
          <table:table-cell table:formula="of:=IF(FIND(&quot;var layer_&quot;;[.A84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return {</text:p>
          </table:table-cell>
          <table:table-cell table:formula="of:=IF(FIND(&quot;var layer_&quot;;[.A84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ane: 'pane_PercentUnemployment_9',</text:p>
          </table:table-cell>
          <table:table-cell table:formula="of:=IF(FIND(&quot;var layer_&quot;;[.A84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opacity: 1,</text:p>
          </table:table-cell>
          <table:table-cell table:formula="of:=IF(FIND(&quot;var layer_&quot;;[.A84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rgba(35,35,35,1.0)',</text:p>
          </table:table-cell>
          <table:table-cell table:formula="of:=IF(FIND(&quot;var layer_&quot;;[.A84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dashArray: '',</text:p>
          </table:table-cell>
          <table:table-cell table:formula="of:=IF(FIND(&quot;var layer_&quot;;[.A84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Cap: 'butt',</text:p>
          </table:table-cell>
          <table:table-cell table:formula="of:=IF(FIND(&quot;var layer_&quot;;[.A84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Join: 'miter',</text:p>
          </table:table-cell>
          <table:table-cell table:formula="of:=IF(FIND(&quot;var layer_&quot;;[.A84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weight: 1.0,</text:p>
          </table:table-cell>
          <table:table-cell table:formula="of:=IF(FIND(&quot;var layer_&quot;;[.A84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: true,</text:p>
          </table:table-cell>
          <table:table-cell table:formula="of:=IF(FIND(&quot;var layer_&quot;;[.A85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1,</text:p>
          </table:table-cell>
          <table:table-cell table:formula="of:=IF(FIND(&quot;var layer_&quot;;[.A85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Color: 'rgba(153,225,240,0.8)',</text:p>
          </table:table-cell>
          <table:table-cell table:formula="of:=IF(FIND(&quot;var layer_&quot;;[.A85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nteractive: true,</text:p>
          </table:table-cell>
          <table:table-cell table:formula="of:=IF(FIND(&quot;var layer_&quot;;[.A85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85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85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f (feature.properties['UF_PFS'] &gt;= 0.900000 &amp;&amp; feature.properties['UF_PFS'] &lt;= 0.990000 ) {</text:p>
          </table:table-cell>
          <table:table-cell table:formula="of:=IF(FIND(&quot;var layer_&quot;;[.A85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return {</text:p>
          </table:table-cell>
          <table:table-cell table:formula="of:=IF(FIND(&quot;var layer_&quot;;[.A85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ane: 'pane_PercentUnemployment_9',</text:p>
          </table:table-cell>
          <table:table-cell table:formula="of:=IF(FIND(&quot;var layer_&quot;;[.A85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opacity: 1,</text:p>
          </table:table-cell>
          <table:table-cell table:formula="of:=IF(FIND(&quot;var layer_&quot;;[.A85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rgba(35,35,35,1.0)',</text:p>
          </table:table-cell>
          <table:table-cell table:formula="of:=IF(FIND(&quot;var layer_&quot;;[.A86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dashArray: '',</text:p>
          </table:table-cell>
          <table:table-cell table:formula="of:=IF(FIND(&quot;var layer_&quot;;[.A86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Cap: 'butt',</text:p>
          </table:table-cell>
          <table:table-cell table:formula="of:=IF(FIND(&quot;var layer_&quot;;[.A86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Join: 'miter',</text:p>
          </table:table-cell>
          <table:table-cell table:formula="of:=IF(FIND(&quot;var layer_&quot;;[.A86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weight: 1.0,</text:p>
          </table:table-cell>
          <table:table-cell table:formula="of:=IF(FIND(&quot;var layer_&quot;;[.A86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: true,</text:p>
          </table:table-cell>
          <table:table-cell table:formula="of:=IF(FIND(&quot;var layer_&quot;;[.A86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1,</text:p>
          </table:table-cell>
          <table:table-cell table:formula="of:=IF(FIND(&quot;var layer_&quot;;[.A86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Color: 'rgba(0,180,216,1.0)',</text:p>
          </table:table-cell>
          <table:table-cell table:formula="of:=IF(FIND(&quot;var layer_&quot;;[.A86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nteractive: true,</text:p>
          </table:table-cell>
          <table:table-cell table:formula="of:=IF(FIND(&quot;var layer_&quot;;[.A86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86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87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</text:p>
          </table:table-cell>
          <table:table-cell table:formula="of:=IF(FIND(&quot;var layer_&quot;;[.A87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createPane('pane_PercentUnemployment_9');</text:p>
          </table:table-cell>
          <table:table-cell table:formula="of:=IF(FIND(&quot;var layer_&quot;;[.A87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getPane('pane_PercentUnemployment_9').style.zIndex = 409;</text:p>
          </table:table-cell>
          <table:table-cell table:formula="of:=IF(FIND(&quot;var layer_&quot;;[.A87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getPane('pane_PercentUnemployment_9').style['mix-blend-mode'] = 'normal';</text:p>
          </table:table-cell>
          <table:table-cell table:formula="of:=IF(FIND(&quot;var layer_&quot;;[.A874])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string" calcext:value-type="string">
            <text:p><text:s text:c="8"/>var layer_PercentUnemployment_9 = new L.geoJson(json_PercentUnemployment_9, {</text:p>
          </table:table-cell>
          <table:table-cell table:formula="of:=IF(FIND(&quot;var layer_&quot;;[.A875]))" office:value-type="boolean" office:boolean-value="true" calcext:value-type="boolean">
            <text:p>TRUE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attribution: '',</text:p>
          </table:table-cell>
          <table:table-cell table:formula="of:=IF(FIND(&quot;var layer_&quot;;[.A87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nteractive: true,</text:p>
          </table:table-cell>
          <table:table-cell table:formula="of:=IF(FIND(&quot;var layer_&quot;;[.A87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dataVar: 'json_PercentUnemployment_9',</text:p>
          </table:table-cell>
          <table:table-cell table:formula="of:=IF(FIND(&quot;var layer_&quot;;[.A87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layerName: 'layer_PercentUnemployment_9',</text:p>
          </table:table-cell>
          <table:table-cell table:formula="of:=IF(FIND(&quot;var layer_&quot;;[.A87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pane: 'pane_PercentUnemployment_9',</text:p>
          </table:table-cell>
          <table:table-cell table:formula="of:=IF(FIND(&quot;var layer_&quot;;[.A88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onEachFeature: pop_PercentUnemployment_9,</text:p>
          </table:table-cell>
          <table:table-cell table:formula="of:=IF(FIND(&quot;var layer_&quot;;[.A88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style: style_PercentUnemployment_9_0,</text:p>
          </table:table-cell>
          <table:table-cell table:formula="of:=IF(FIND(&quot;var layer_&quot;;[.A88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);</text:p>
          </table:table-cell>
          <table:table-cell table:formula="of:=IF(FIND(&quot;var layer_&quot;;[.A88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bounds_group.addLayer(layer_PercentUnemployment_9);</text:p>
          </table:table-cell>
          <table:table-cell table:formula="of:=IF(FIND(&quot;var layer_&quot;;[.A88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function pop_PercentofPeople200BelowFederalPovertyLine_10(feature, layer) {</text:p>
          </table:table-cell>
          <table:table-cell table:formula="of:=IF(FIND(&quot;var layer_&quot;;[.A88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var popupContent = '&lt;table&gt;\</text:p>
          </table:table-cell>
          <table:table-cell table:formula="of:=IF(FIND(&quot;var layer_&quot;;[.A88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88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Percent of individuals below 200% Federal Poverty Line, imputed and adjusted (percentile)&lt;/th&gt;\</text:p>
          </table:table-cell>
          <table:table-cell table:formula="of:=IF(FIND(&quot;var layer_&quot;;[.A88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 class="visible-with-data" id="P200_I_PFS"&gt;' + (feature.properties['P200_I_PFS'] !== null ? autolinker.link(String(feature.properties['P200_I_PFS']).replace(/'/g, '\'').toLocaleString()) : '') + '&lt;/td&gt;\</text:p>
          </table:table-cell>
          <table:table-cell table:formula="of:=IF(FIND(&quot;var layer_&quot;;[.A88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89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&lt;/table&gt;';</text:p>
          </table:table-cell>
          <table:table-cell table:formula="of:=IF(FIND(&quot;var layer_&quot;;[.A89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var content = removeEmptyRowsFromPopupContent(popupContent, feature);</text:p>
          </table:table-cell>
          <table:table-cell table:formula="of:=IF(FIND(&quot;var layer_&quot;;[.A89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layer.on('popupopen', function(e) {</text:p>
          </table:table-cell>
          <table:table-cell table:formula="of:=IF(FIND(&quot;var layer_&quot;;[.A89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<text:tab/>addClassToPopupIfMedia(content, e.popup);</text:p>
          </table:table-cell>
          <table:table-cell table:formula="of:=IF(FIND(&quot;var layer_&quot;;[.A89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});</text:p>
          </table:table-cell>
          <table:table-cell table:formula="of:=IF(FIND(&quot;var layer_&quot;;[.A89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layer.bindPopup(content, { maxHeight: 400 });</text:p>
          </table:table-cell>
          <table:table-cell table:formula="of:=IF(FIND(&quot;var layer_&quot;;[.A89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</text:p>
          </table:table-cell>
          <table:table-cell table:formula="of:=IF(FIND(&quot;var layer_&quot;;[.A89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/>
          <table:table-cell table:formula="of:=IF(FIND(&quot;var layer_&quot;;[.A89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function style_PercentofPeople200BelowFederalPovertyLine_10_0(feature) {</text:p>
          </table:table-cell>
          <table:table-cell table:formula="of:=IF(FIND(&quot;var layer_&quot;;[.A89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f (feature.properties['P200_I_PFS'] &gt;= 0.000000 &amp;&amp; feature.properties['P200_I_PFS'] &lt;= 0.000000 ) {</text:p>
          </table:table-cell>
          <table:table-cell table:formula="of:=IF(FIND(&quot;var layer_&quot;;[.A90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return {</text:p>
          </table:table-cell>
          <table:table-cell table:formula="of:=IF(FIND(&quot;var layer_&quot;;[.A90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ane: 'pane_PercentofPeople200BelowFederalPovertyLine_10',</text:p>
          </table:table-cell>
          <table:table-cell table:formula="of:=IF(FIND(&quot;var layer_&quot;;[.A90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opacity: 1,</text:p>
          </table:table-cell>
          <table:table-cell table:formula="of:=IF(FIND(&quot;var layer_&quot;;[.A90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rgba(35,35,35,1.0)',</text:p>
          </table:table-cell>
          <table:table-cell table:formula="of:=IF(FIND(&quot;var layer_&quot;;[.A90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dashArray: '',</text:p>
          </table:table-cell>
          <table:table-cell table:formula="of:=IF(FIND(&quot;var layer_&quot;;[.A90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Cap: 'butt',</text:p>
          </table:table-cell>
          <table:table-cell table:formula="of:=IF(FIND(&quot;var layer_&quot;;[.A90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Join: 'miter',</text:p>
          </table:table-cell>
          <table:table-cell table:formula="of:=IF(FIND(&quot;var layer_&quot;;[.A90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weight: 1.0,</text:p>
          </table:table-cell>
          <table:table-cell table:formula="of:=IF(FIND(&quot;var layer_&quot;;[.A90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: true,</text:p>
          </table:table-cell>
          <table:table-cell table:formula="of:=IF(FIND(&quot;var layer_&quot;;[.A90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1,</text:p>
          </table:table-cell>
          <table:table-cell table:formula="of:=IF(FIND(&quot;var layer_&quot;;[.A91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Color: 'rgba(183,72,75,0.0)',</text:p>
          </table:table-cell>
          <table:table-cell table:formula="of:=IF(FIND(&quot;var layer_&quot;;[.A91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nteractive: true,</text:p>
          </table:table-cell>
          <table:table-cell table:formula="of:=IF(FIND(&quot;var layer_&quot;;[.A91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91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91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f (feature.properties['P200_I_PFS'] &gt;= 0.750000 &amp;&amp; feature.properties['P200_I_PFS'] &lt;= 0.900000 ) {</text:p>
          </table:table-cell>
          <table:table-cell table:formula="of:=IF(FIND(&quot;var layer_&quot;;[.A91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return {</text:p>
          </table:table-cell>
          <table:table-cell table:formula="of:=IF(FIND(&quot;var layer_&quot;;[.A91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ane: 'pane_PercentofPeople200BelowFederalPovertyLine_10',</text:p>
          </table:table-cell>
          <table:table-cell table:formula="of:=IF(FIND(&quot;var layer_&quot;;[.A91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opacity: 1,</text:p>
          </table:table-cell>
          <table:table-cell table:formula="of:=IF(FIND(&quot;var layer_&quot;;[.A91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rgba(35,35,35,1.0)',</text:p>
          </table:table-cell>
          <table:table-cell table:formula="of:=IF(FIND(&quot;var layer_&quot;;[.A91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dashArray: '',</text:p>
          </table:table-cell>
          <table:table-cell table:formula="of:=IF(FIND(&quot;var layer_&quot;;[.A92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Cap: 'butt',</text:p>
          </table:table-cell>
          <table:table-cell table:formula="of:=IF(FIND(&quot;var layer_&quot;;[.A92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Join: 'miter',</text:p>
          </table:table-cell>
          <table:table-cell table:formula="of:=IF(FIND(&quot;var layer_&quot;;[.A92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weight: 1.0,</text:p>
          </table:table-cell>
          <table:table-cell table:formula="of:=IF(FIND(&quot;var layer_&quot;;[.A92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: true,</text:p>
          </table:table-cell>
          <table:table-cell table:formula="of:=IF(FIND(&quot;var layer_&quot;;[.A92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1,</text:p>
          </table:table-cell>
          <table:table-cell table:formula="of:=IF(FIND(&quot;var layer_&quot;;[.A92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Color: 'rgba(153,225,240,0.8)',</text:p>
          </table:table-cell>
          <table:table-cell table:formula="of:=IF(FIND(&quot;var layer_&quot;;[.A92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nteractive: true,</text:p>
          </table:table-cell>
          <table:table-cell table:formula="of:=IF(FIND(&quot;var layer_&quot;;[.A92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92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92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f (feature.properties['P200_I_PFS'] &gt;= 0.900000 &amp;&amp; feature.properties['P200_I_PFS'] &lt;= 0.990000 ) {</text:p>
          </table:table-cell>
          <table:table-cell table:formula="of:=IF(FIND(&quot;var layer_&quot;;[.A93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return {</text:p>
          </table:table-cell>
          <table:table-cell table:formula="of:=IF(FIND(&quot;var layer_&quot;;[.A93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ane: 'pane_PercentofPeople200BelowFederalPovertyLine_10',</text:p>
          </table:table-cell>
          <table:table-cell table:formula="of:=IF(FIND(&quot;var layer_&quot;;[.A93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opacity: 1,</text:p>
          </table:table-cell>
          <table:table-cell table:formula="of:=IF(FIND(&quot;var layer_&quot;;[.A93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rgba(35,35,35,1.0)',</text:p>
          </table:table-cell>
          <table:table-cell table:formula="of:=IF(FIND(&quot;var layer_&quot;;[.A93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dashArray: '',</text:p>
          </table:table-cell>
          <table:table-cell table:formula="of:=IF(FIND(&quot;var layer_&quot;;[.A93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Cap: 'butt',</text:p>
          </table:table-cell>
          <table:table-cell table:formula="of:=IF(FIND(&quot;var layer_&quot;;[.A93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Join: 'miter',</text:p>
          </table:table-cell>
          <table:table-cell table:formula="of:=IF(FIND(&quot;var layer_&quot;;[.A93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weight: 1.0,</text:p>
          </table:table-cell>
          <table:table-cell table:formula="of:=IF(FIND(&quot;var layer_&quot;;[.A93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: true,</text:p>
          </table:table-cell>
          <table:table-cell table:formula="of:=IF(FIND(&quot;var layer_&quot;;[.A93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1,</text:p>
          </table:table-cell>
          <table:table-cell table:formula="of:=IF(FIND(&quot;var layer_&quot;;[.A94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Color: 'rgba(0,180,216,1.0)',</text:p>
          </table:table-cell>
          <table:table-cell table:formula="of:=IF(FIND(&quot;var layer_&quot;;[.A94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nteractive: true,</text:p>
          </table:table-cell>
          <table:table-cell table:formula="of:=IF(FIND(&quot;var layer_&quot;;[.A94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94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94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</text:p>
          </table:table-cell>
          <table:table-cell table:formula="of:=IF(FIND(&quot;var layer_&quot;;[.A94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createPane('pane_PercentofPeople200BelowFederalPovertyLine_10');</text:p>
          </table:table-cell>
          <table:table-cell table:formula="of:=IF(FIND(&quot;var layer_&quot;;[.A94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getPane('pane_PercentofPeople200BelowFederalPovertyLine_10').style.zIndex = 410;</text:p>
          </table:table-cell>
          <table:table-cell table:formula="of:=IF(FIND(&quot;var layer_&quot;;[.A94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getPane('pane_PercentofPeople200BelowFederalPovertyLine_10').style['mix-blend-mode'] = 'normal';</text:p>
          </table:table-cell>
          <table:table-cell table:formula="of:=IF(FIND(&quot;var layer_&quot;;[.A948])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string" calcext:value-type="string">
            <text:p><text:s text:c="8"/>var layer_PercentofPeople200BelowFederalPovertyLine_10 = new L.geoJson(json_PercentofPeople200BelowFederalPovertyLine_10, {</text:p>
          </table:table-cell>
          <table:table-cell table:formula="of:=IF(FIND(&quot;var layer_&quot;;[.A949]))" office:value-type="boolean" office:boolean-value="true" calcext:value-type="boolean">
            <text:p>TRUE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attribution: '',</text:p>
          </table:table-cell>
          <table:table-cell table:formula="of:=IF(FIND(&quot;var layer_&quot;;[.A95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nteractive: true,</text:p>
          </table:table-cell>
          <table:table-cell table:formula="of:=IF(FIND(&quot;var layer_&quot;;[.A95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dataVar: 'json_PercentofPeople200BelowFederalPovertyLine_10',</text:p>
          </table:table-cell>
          <table:table-cell table:formula="of:=IF(FIND(&quot;var layer_&quot;;[.A95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layerName: 'layer_PercentofPeople200BelowFederalPovertyLine_10',</text:p>
          </table:table-cell>
          <table:table-cell table:formula="of:=IF(FIND(&quot;var layer_&quot;;[.A95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pane: 'pane_PercentofPeople200BelowFederalPovertyLine_10',</text:p>
          </table:table-cell>
          <table:table-cell table:formula="of:=IF(FIND(&quot;var layer_&quot;;[.A95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onEachFeature: pop_PercentofPeople200BelowFederalPovertyLine_10,</text:p>
          </table:table-cell>
          <table:table-cell table:formula="of:=IF(FIND(&quot;var layer_&quot;;[.A95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style: style_PercentofPeople200BelowFederalPovertyLine_10_0,</text:p>
          </table:table-cell>
          <table:table-cell table:formula="of:=IF(FIND(&quot;var layer_&quot;;[.A95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);</text:p>
          </table:table-cell>
          <table:table-cell table:formula="of:=IF(FIND(&quot;var layer_&quot;;[.A95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bounds_group.addLayer(layer_PercentofPeople200BelowFederalPovertyLine_10);</text:p>
          </table:table-cell>
          <table:table-cell table:formula="of:=IF(FIND(&quot;var layer_&quot;;[.A95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function pop_PercentofPeople100BelowFederalPovertyLinepercentile_11(feature, layer) {</text:p>
          </table:table-cell>
          <table:table-cell table:formula="of:=IF(FIND(&quot;var layer_&quot;;[.A95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var popupContent = '&lt;table&gt;\</text:p>
          </table:table-cell>
          <table:table-cell table:formula="of:=IF(FIND(&quot;var layer_&quot;;[.A96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96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Percent of individuals &lt; 100% Federal Poverty Line (percentile)&lt;/th&gt;\</text:p>
          </table:table-cell>
          <table:table-cell table:formula="of:=IF(FIND(&quot;var layer_&quot;;[.A96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 class="visible-with-data" id="P100_PFS"&gt;' + (feature.properties['P100_PFS'] !== null ? autolinker.link(String(feature.properties['P100_PFS']).replace(/'/g, '\'').toLocaleString()) : '') + '&lt;/td&gt;\</text:p>
          </table:table-cell>
          <table:table-cell table:formula="of:=IF(FIND(&quot;var layer_&quot;;[.A96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96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&lt;/table&gt;';</text:p>
          </table:table-cell>
          <table:table-cell table:formula="of:=IF(FIND(&quot;var layer_&quot;;[.A96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var content = removeEmptyRowsFromPopupContent(popupContent, feature);</text:p>
          </table:table-cell>
          <table:table-cell table:formula="of:=IF(FIND(&quot;var layer_&quot;;[.A96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layer.on('popupopen', function(e) {</text:p>
          </table:table-cell>
          <table:table-cell table:formula="of:=IF(FIND(&quot;var layer_&quot;;[.A96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<text:tab/>addClassToPopupIfMedia(content, e.popup);</text:p>
          </table:table-cell>
          <table:table-cell table:formula="of:=IF(FIND(&quot;var layer_&quot;;[.A96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});</text:p>
          </table:table-cell>
          <table:table-cell table:formula="of:=IF(FIND(&quot;var layer_&quot;;[.A96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layer.bindPopup(content, { maxHeight: 400 });</text:p>
          </table:table-cell>
          <table:table-cell table:formula="of:=IF(FIND(&quot;var layer_&quot;;[.A97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</text:p>
          </table:table-cell>
          <table:table-cell table:formula="of:=IF(FIND(&quot;var layer_&quot;;[.A97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/>
          <table:table-cell table:formula="of:=IF(FIND(&quot;var layer_&quot;;[.A97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function style_PercentofPeople100BelowFederalPovertyLinepercentile_11_0(feature) {</text:p>
          </table:table-cell>
          <table:table-cell table:formula="of:=IF(FIND(&quot;var layer_&quot;;[.A97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f (feature.properties['P100_PFS'] &gt;= 0.000000 &amp;&amp; feature.properties['P100_PFS'] &lt;= 0.000000 ) {</text:p>
          </table:table-cell>
          <table:table-cell table:formula="of:=IF(FIND(&quot;var layer_&quot;;[.A97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return {</text:p>
          </table:table-cell>
          <table:table-cell table:formula="of:=IF(FIND(&quot;var layer_&quot;;[.A97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ane: 'pane_PercentofPeople100BelowFederalPovertyLinepercentile_11',</text:p>
          </table:table-cell>
          <table:table-cell table:formula="of:=IF(FIND(&quot;var layer_&quot;;[.A97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opacity: 1,</text:p>
          </table:table-cell>
          <table:table-cell table:formula="of:=IF(FIND(&quot;var layer_&quot;;[.A97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rgba(35,35,35,1.0)',</text:p>
          </table:table-cell>
          <table:table-cell table:formula="of:=IF(FIND(&quot;var layer_&quot;;[.A97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dashArray: '',</text:p>
          </table:table-cell>
          <table:table-cell table:formula="of:=IF(FIND(&quot;var layer_&quot;;[.A97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Cap: 'butt',</text:p>
          </table:table-cell>
          <table:table-cell table:formula="of:=IF(FIND(&quot;var layer_&quot;;[.A98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Join: 'miter',</text:p>
          </table:table-cell>
          <table:table-cell table:formula="of:=IF(FIND(&quot;var layer_&quot;;[.A98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weight: 1.0,</text:p>
          </table:table-cell>
          <table:table-cell table:formula="of:=IF(FIND(&quot;var layer_&quot;;[.A98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: true,</text:p>
          </table:table-cell>
          <table:table-cell table:formula="of:=IF(FIND(&quot;var layer_&quot;;[.A98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1,</text:p>
          </table:table-cell>
          <table:table-cell table:formula="of:=IF(FIND(&quot;var layer_&quot;;[.A98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Color: 'rgba(183,72,75,0.0)',</text:p>
          </table:table-cell>
          <table:table-cell table:formula="of:=IF(FIND(&quot;var layer_&quot;;[.A98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nteractive: true,</text:p>
          </table:table-cell>
          <table:table-cell table:formula="of:=IF(FIND(&quot;var layer_&quot;;[.A98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98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98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f (feature.properties['P100_PFS'] &gt;= 0.750000 &amp;&amp; feature.properties['P100_PFS'] &lt;= 0.900000 ) {</text:p>
          </table:table-cell>
          <table:table-cell table:formula="of:=IF(FIND(&quot;var layer_&quot;;[.A98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return {</text:p>
          </table:table-cell>
          <table:table-cell table:formula="of:=IF(FIND(&quot;var layer_&quot;;[.A99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ane: 'pane_PercentofPeople100BelowFederalPovertyLinepercentile_11',</text:p>
          </table:table-cell>
          <table:table-cell table:formula="of:=IF(FIND(&quot;var layer_&quot;;[.A99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opacity: 1,</text:p>
          </table:table-cell>
          <table:table-cell table:formula="of:=IF(FIND(&quot;var layer_&quot;;[.A99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rgba(35,35,35,1.0)',</text:p>
          </table:table-cell>
          <table:table-cell table:formula="of:=IF(FIND(&quot;var layer_&quot;;[.A99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dashArray: '',</text:p>
          </table:table-cell>
          <table:table-cell table:formula="of:=IF(FIND(&quot;var layer_&quot;;[.A99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Cap: 'butt',</text:p>
          </table:table-cell>
          <table:table-cell table:formula="of:=IF(FIND(&quot;var layer_&quot;;[.A99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Join: 'miter',</text:p>
          </table:table-cell>
          <table:table-cell table:formula="of:=IF(FIND(&quot;var layer_&quot;;[.A99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weight: 1.0,</text:p>
          </table:table-cell>
          <table:table-cell table:formula="of:=IF(FIND(&quot;var layer_&quot;;[.A99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: true,</text:p>
          </table:table-cell>
          <table:table-cell table:formula="of:=IF(FIND(&quot;var layer_&quot;;[.A99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1,</text:p>
          </table:table-cell>
          <table:table-cell table:formula="of:=IF(FIND(&quot;var layer_&quot;;[.A99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Color: 'rgba(168,230,141,0.8)',</text:p>
          </table:table-cell>
          <table:table-cell table:formula="of:=IF(FIND(&quot;var layer_&quot;;[.A100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nteractive: true,</text:p>
          </table:table-cell>
          <table:table-cell table:formula="of:=IF(FIND(&quot;var layer_&quot;;[.A100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00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00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f (feature.properties['P100_PFS'] &gt;= 0.900000 &amp;&amp; feature.properties['P100_PFS'] &lt;= 0.990000 ) {</text:p>
          </table:table-cell>
          <table:table-cell table:formula="of:=IF(FIND(&quot;var layer_&quot;;[.A100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return {</text:p>
          </table:table-cell>
          <table:table-cell table:formula="of:=IF(FIND(&quot;var layer_&quot;;[.A100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ane: 'pane_PercentofPeople100BelowFederalPovertyLinepercentile_11',</text:p>
          </table:table-cell>
          <table:table-cell table:formula="of:=IF(FIND(&quot;var layer_&quot;;[.A100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opacity: 1,</text:p>
          </table:table-cell>
          <table:table-cell table:formula="of:=IF(FIND(&quot;var layer_&quot;;[.A100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rgba(35,35,35,1.0)',</text:p>
          </table:table-cell>
          <table:table-cell table:formula="of:=IF(FIND(&quot;var layer_&quot;;[.A100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dashArray: '',</text:p>
          </table:table-cell>
          <table:table-cell table:formula="of:=IF(FIND(&quot;var layer_&quot;;[.A100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Cap: 'butt',</text:p>
          </table:table-cell>
          <table:table-cell table:formula="of:=IF(FIND(&quot;var layer_&quot;;[.A101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Join: 'miter',</text:p>
          </table:table-cell>
          <table:table-cell table:formula="of:=IF(FIND(&quot;var layer_&quot;;[.A101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weight: 1.0,</text:p>
          </table:table-cell>
          <table:table-cell table:formula="of:=IF(FIND(&quot;var layer_&quot;;[.A101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: true,</text:p>
          </table:table-cell>
          <table:table-cell table:formula="of:=IF(FIND(&quot;var layer_&quot;;[.A101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1,</text:p>
          </table:table-cell>
          <table:table-cell table:formula="of:=IF(FIND(&quot;var layer_&quot;;[.A101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Color: 'rgba(56,176,0,1.0)',</text:p>
          </table:table-cell>
          <table:table-cell table:formula="of:=IF(FIND(&quot;var layer_&quot;;[.A101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nteractive: true,</text:p>
          </table:table-cell>
          <table:table-cell table:formula="of:=IF(FIND(&quot;var layer_&quot;;[.A101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01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01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</text:p>
          </table:table-cell>
          <table:table-cell table:formula="of:=IF(FIND(&quot;var layer_&quot;;[.A101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createPane('pane_PercentofPeople100BelowFederalPovertyLinepercentile_11');</text:p>
          </table:table-cell>
          <table:table-cell table:formula="of:=IF(FIND(&quot;var layer_&quot;;[.A102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getPane('pane_PercentofPeople100BelowFederalPovertyLinepercentile_11').style.zIndex = 411;</text:p>
          </table:table-cell>
          <table:table-cell table:formula="of:=IF(FIND(&quot;var layer_&quot;;[.A102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getPane('pane_PercentofPeople100BelowFederalPovertyLinepercentile_11').style['mix-blend-mode'] = 'normal';</text:p>
          </table:table-cell>
          <table:table-cell table:formula="of:=IF(FIND(&quot;var layer_&quot;;[.A1022])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string" calcext:value-type="string">
            <text:p><text:s text:c="8"/>var layer_PercentofPeople100BelowFederalPovertyLinepercentile_11 = new L.geoJson(json_PercentofPeople100BelowFederalPovertyLinepercentile_11, {</text:p>
          </table:table-cell>
          <table:table-cell table:formula="of:=IF(FIND(&quot;var layer_&quot;;[.A1023]))" office:value-type="boolean" office:boolean-value="true" calcext:value-type="boolean">
            <text:p>TRUE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attribution: '',</text:p>
          </table:table-cell>
          <table:table-cell table:formula="of:=IF(FIND(&quot;var layer_&quot;;[.A102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nteractive: true,</text:p>
          </table:table-cell>
          <table:table-cell table:formula="of:=IF(FIND(&quot;var layer_&quot;;[.A102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dataVar: 'json_PercentofPeople100BelowFederalPovertyLinepercentile_11',</text:p>
          </table:table-cell>
          <table:table-cell table:formula="of:=IF(FIND(&quot;var layer_&quot;;[.A102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layerName: 'layer_PercentofPeople100BelowFederalPovertyLinepercentile_11',</text:p>
          </table:table-cell>
          <table:table-cell table:formula="of:=IF(FIND(&quot;var layer_&quot;;[.A102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pane: 'pane_PercentofPeople100BelowFederalPovertyLinepercentile_11',</text:p>
          </table:table-cell>
          <table:table-cell table:formula="of:=IF(FIND(&quot;var layer_&quot;;[.A102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onEachFeature: pop_PercentofPeople100BelowFederalPovertyLinepercentile_11,</text:p>
          </table:table-cell>
          <table:table-cell table:formula="of:=IF(FIND(&quot;var layer_&quot;;[.A102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style: style_PercentofPeople100BelowFederalPovertyLinepercentile_11_0,</text:p>
          </table:table-cell>
          <table:table-cell table:formula="of:=IF(FIND(&quot;var layer_&quot;;[.A103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);</text:p>
          </table:table-cell>
          <table:table-cell table:formula="of:=IF(FIND(&quot;var layer_&quot;;[.A103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bounds_group.addLayer(layer_PercentofPeople100BelowFederalPovertyLinepercentile_11);</text:p>
          </table:table-cell>
          <table:table-cell table:formula="of:=IF(FIND(&quot;var layer_&quot;;[.A103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function pop_EnergyBurdenpercentile_12(feature, layer) {</text:p>
          </table:table-cell>
          <table:table-cell table:formula="of:=IF(FIND(&quot;var layer_&quot;;[.A103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var popupContent = '&lt;table&gt;\</text:p>
          </table:table-cell>
          <table:table-cell table:formula="of:=IF(FIND(&quot;var layer_&quot;;[.A103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103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Energy burden (percentile)&lt;/th&gt;\</text:p>
          </table:table-cell>
          <table:table-cell table:formula="of:=IF(FIND(&quot;var layer_&quot;;[.A103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 class="visible-with-data" id="EBF_PFS"&gt;' + (feature.properties['EBF_PFS'] !== null ? autolinker.link(String(feature.properties['EBF_PFS']).replace(/'/g, '\'').toLocaleString()) : '') + '&lt;/td&gt;\</text:p>
          </table:table-cell>
          <table:table-cell table:formula="of:=IF(FIND(&quot;var layer_&quot;;[.A103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103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&lt;/table&gt;';</text:p>
          </table:table-cell>
          <table:table-cell table:formula="of:=IF(FIND(&quot;var layer_&quot;;[.A103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var content = removeEmptyRowsFromPopupContent(popupContent, feature);</text:p>
          </table:table-cell>
          <table:table-cell table:formula="of:=IF(FIND(&quot;var layer_&quot;;[.A104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layer.on('popupopen', function(e) {</text:p>
          </table:table-cell>
          <table:table-cell table:formula="of:=IF(FIND(&quot;var layer_&quot;;[.A104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<text:tab/>addClassToPopupIfMedia(content, e.popup);</text:p>
          </table:table-cell>
          <table:table-cell table:formula="of:=IF(FIND(&quot;var layer_&quot;;[.A104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});</text:p>
          </table:table-cell>
          <table:table-cell table:formula="of:=IF(FIND(&quot;var layer_&quot;;[.A104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layer.bindPopup(content, { maxHeight: 400 });</text:p>
          </table:table-cell>
          <table:table-cell table:formula="of:=IF(FIND(&quot;var layer_&quot;;[.A104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</text:p>
          </table:table-cell>
          <table:table-cell table:formula="of:=IF(FIND(&quot;var layer_&quot;;[.A104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/>
          <table:table-cell table:formula="of:=IF(FIND(&quot;var layer_&quot;;[.A104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function style_EnergyBurdenpercentile_12_0(feature) {</text:p>
          </table:table-cell>
          <table:table-cell table:formula="of:=IF(FIND(&quot;var layer_&quot;;[.A104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f (feature.properties['EBF_PFS'] &gt;= 0.000000 &amp;&amp; feature.properties['EBF_PFS'] &lt;= 0.000000 ) {</text:p>
          </table:table-cell>
          <table:table-cell table:formula="of:=IF(FIND(&quot;var layer_&quot;;[.A104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return {</text:p>
          </table:table-cell>
          <table:table-cell table:formula="of:=IF(FIND(&quot;var layer_&quot;;[.A104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ane: 'pane_EnergyBurdenpercentile_12',</text:p>
          </table:table-cell>
          <table:table-cell table:formula="of:=IF(FIND(&quot;var layer_&quot;;[.A105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opacity: 1,</text:p>
          </table:table-cell>
          <table:table-cell table:formula="of:=IF(FIND(&quot;var layer_&quot;;[.A105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rgba(35,35,35,1.0)',</text:p>
          </table:table-cell>
          <table:table-cell table:formula="of:=IF(FIND(&quot;var layer_&quot;;[.A105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dashArray: '',</text:p>
          </table:table-cell>
          <table:table-cell table:formula="of:=IF(FIND(&quot;var layer_&quot;;[.A105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Cap: 'butt',</text:p>
          </table:table-cell>
          <table:table-cell table:formula="of:=IF(FIND(&quot;var layer_&quot;;[.A105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Join: 'miter',</text:p>
          </table:table-cell>
          <table:table-cell table:formula="of:=IF(FIND(&quot;var layer_&quot;;[.A105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weight: 1.0,</text:p>
          </table:table-cell>
          <table:table-cell table:formula="of:=IF(FIND(&quot;var layer_&quot;;[.A105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: true,</text:p>
          </table:table-cell>
          <table:table-cell table:formula="of:=IF(FIND(&quot;var layer_&quot;;[.A105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1,</text:p>
          </table:table-cell>
          <table:table-cell table:formula="of:=IF(FIND(&quot;var layer_&quot;;[.A105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Color: 'rgba(183,72,75,0.0)',</text:p>
          </table:table-cell>
          <table:table-cell table:formula="of:=IF(FIND(&quot;var layer_&quot;;[.A105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nteractive: true,</text:p>
          </table:table-cell>
          <table:table-cell table:formula="of:=IF(FIND(&quot;var layer_&quot;;[.A106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06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06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f (feature.properties['EBF_PFS'] &gt;= 0.750000 &amp;&amp; feature.properties['EBF_PFS'] &lt;= 0.900000 ) {</text:p>
          </table:table-cell>
          <table:table-cell table:formula="of:=IF(FIND(&quot;var layer_&quot;;[.A106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return {</text:p>
          </table:table-cell>
          <table:table-cell table:formula="of:=IF(FIND(&quot;var layer_&quot;;[.A106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ane: 'pane_EnergyBurdenpercentile_12',</text:p>
          </table:table-cell>
          <table:table-cell table:formula="of:=IF(FIND(&quot;var layer_&quot;;[.A106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opacity: 1,</text:p>
          </table:table-cell>
          <table:table-cell table:formula="of:=IF(FIND(&quot;var layer_&quot;;[.A106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rgba(35,35,35,1.0)',</text:p>
          </table:table-cell>
          <table:table-cell table:formula="of:=IF(FIND(&quot;var layer_&quot;;[.A106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dashArray: '',</text:p>
          </table:table-cell>
          <table:table-cell table:formula="of:=IF(FIND(&quot;var layer_&quot;;[.A106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Cap: 'butt',</text:p>
          </table:table-cell>
          <table:table-cell table:formula="of:=IF(FIND(&quot;var layer_&quot;;[.A106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Join: 'miter',</text:p>
          </table:table-cell>
          <table:table-cell table:formula="of:=IF(FIND(&quot;var layer_&quot;;[.A107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weight: 1.0,</text:p>
          </table:table-cell>
          <table:table-cell table:formula="of:=IF(FIND(&quot;var layer_&quot;;[.A107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: true,</text:p>
          </table:table-cell>
          <table:table-cell table:formula="of:=IF(FIND(&quot;var layer_&quot;;[.A107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1,</text:p>
          </table:table-cell>
          <table:table-cell table:formula="of:=IF(FIND(&quot;var layer_&quot;;[.A107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Color: 'rgba(205,177,246,0.8)',</text:p>
          </table:table-cell>
          <table:table-cell table:formula="of:=IF(FIND(&quot;var layer_&quot;;[.A107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nteractive: true,</text:p>
          </table:table-cell>
          <table:table-cell table:formula="of:=IF(FIND(&quot;var layer_&quot;;[.A107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07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07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f (feature.properties['EBF_PFS'] &gt;= 0.900000 &amp;&amp; feature.properties['EBF_PFS'] &lt;= 0.990000 ) {</text:p>
          </table:table-cell>
          <table:table-cell table:formula="of:=IF(FIND(&quot;var layer_&quot;;[.A107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return {</text:p>
          </table:table-cell>
          <table:table-cell table:formula="of:=IF(FIND(&quot;var layer_&quot;;[.A107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ane: 'pane_EnergyBurdenpercentile_12',</text:p>
          </table:table-cell>
          <table:table-cell table:formula="of:=IF(FIND(&quot;var layer_&quot;;[.A108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opacity: 1,</text:p>
          </table:table-cell>
          <table:table-cell table:formula="of:=IF(FIND(&quot;var layer_&quot;;[.A108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rgba(35,35,35,1.0)',</text:p>
          </table:table-cell>
          <table:table-cell table:formula="of:=IF(FIND(&quot;var layer_&quot;;[.A108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dashArray: '',</text:p>
          </table:table-cell>
          <table:table-cell table:formula="of:=IF(FIND(&quot;var layer_&quot;;[.A108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Cap: 'butt',</text:p>
          </table:table-cell>
          <table:table-cell table:formula="of:=IF(FIND(&quot;var layer_&quot;;[.A108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Join: 'miter',</text:p>
          </table:table-cell>
          <table:table-cell table:formula="of:=IF(FIND(&quot;var layer_&quot;;[.A108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weight: 1.0,</text:p>
          </table:table-cell>
          <table:table-cell table:formula="of:=IF(FIND(&quot;var layer_&quot;;[.A108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: true,</text:p>
          </table:table-cell>
          <table:table-cell table:formula="of:=IF(FIND(&quot;var layer_&quot;;[.A108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1,</text:p>
          </table:table-cell>
          <table:table-cell table:formula="of:=IF(FIND(&quot;var layer_&quot;;[.A108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Color: 'rgba(131,56,236,1.0)',</text:p>
          </table:table-cell>
          <table:table-cell table:formula="of:=IF(FIND(&quot;var layer_&quot;;[.A108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nteractive: true,</text:p>
          </table:table-cell>
          <table:table-cell table:formula="of:=IF(FIND(&quot;var layer_&quot;;[.A109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09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09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</text:p>
          </table:table-cell>
          <table:table-cell table:formula="of:=IF(FIND(&quot;var layer_&quot;;[.A109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createPane('pane_EnergyBurdenpercentile_12');</text:p>
          </table:table-cell>
          <table:table-cell table:formula="of:=IF(FIND(&quot;var layer_&quot;;[.A109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getPane('pane_EnergyBurdenpercentile_12').style.zIndex = 412;</text:p>
          </table:table-cell>
          <table:table-cell table:formula="of:=IF(FIND(&quot;var layer_&quot;;[.A109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getPane('pane_EnergyBurdenpercentile_12').style['mix-blend-mode'] = 'normal';</text:p>
          </table:table-cell>
          <table:table-cell table:formula="of:=IF(FIND(&quot;var layer_&quot;;[.A1096])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string" calcext:value-type="string">
            <text:p><text:s text:c="8"/>var layer_EnergyBurdenpercentile_12 = new L.geoJson(json_EnergyBurdenpercentile_12, {</text:p>
          </table:table-cell>
          <table:table-cell table:formula="of:=IF(FIND(&quot;var layer_&quot;;[.A1097]))" office:value-type="boolean" office:boolean-value="true" calcext:value-type="boolean">
            <text:p>TRUE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attribution: '',</text:p>
          </table:table-cell>
          <table:table-cell table:formula="of:=IF(FIND(&quot;var layer_&quot;;[.A109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nteractive: true,</text:p>
          </table:table-cell>
          <table:table-cell table:formula="of:=IF(FIND(&quot;var layer_&quot;;[.A109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dataVar: 'json_EnergyBurdenpercentile_12',</text:p>
          </table:table-cell>
          <table:table-cell table:formula="of:=IF(FIND(&quot;var layer_&quot;;[.A110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layerName: 'layer_EnergyBurdenpercentile_12',</text:p>
          </table:table-cell>
          <table:table-cell table:formula="of:=IF(FIND(&quot;var layer_&quot;;[.A110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pane: 'pane_EnergyBurdenpercentile_12',</text:p>
          </table:table-cell>
          <table:table-cell table:formula="of:=IF(FIND(&quot;var layer_&quot;;[.A110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onEachFeature: pop_EnergyBurdenpercentile_12,</text:p>
          </table:table-cell>
          <table:table-cell table:formula="of:=IF(FIND(&quot;var layer_&quot;;[.A110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style: style_EnergyBurdenpercentile_12_0,</text:p>
          </table:table-cell>
          <table:table-cell table:formula="of:=IF(FIND(&quot;var layer_&quot;;[.A110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);</text:p>
          </table:table-cell>
          <table:table-cell table:formula="of:=IF(FIND(&quot;var layer_&quot;;[.A110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bounds_group.addLayer(layer_EnergyBurdenpercentile_12);</text:p>
          </table:table-cell>
          <table:table-cell table:formula="of:=IF(FIND(&quot;var layer_&quot;;[.A110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function pop_ExpectedPopulationLossRatepercentile_13(feature, layer) {</text:p>
          </table:table-cell>
          <table:table-cell table:formula="of:=IF(FIND(&quot;var layer_&quot;;[.A110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var popupContent = '&lt;table&gt;\</text:p>
          </table:table-cell>
          <table:table-cell table:formula="of:=IF(FIND(&quot;var layer_&quot;;[.A110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110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Expected population loss rate (Natural Hazards Risk Index) (percentile)&lt;/th&gt;\</text:p>
          </table:table-cell>
          <table:table-cell table:formula="of:=IF(FIND(&quot;var layer_&quot;;[.A111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 class="visible-with-data" id="EPLR_PFS"&gt;' + (feature.properties['EPLR_PFS'] !== null ? autolinker.link(String(feature.properties['EPLR_PFS']).replace(/'/g, '\'').toLocaleString()) : '') + '&lt;/td&gt;\</text:p>
          </table:table-cell>
          <table:table-cell table:formula="of:=IF(FIND(&quot;var layer_&quot;;[.A111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111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&lt;/table&gt;';</text:p>
          </table:table-cell>
          <table:table-cell table:formula="of:=IF(FIND(&quot;var layer_&quot;;[.A111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var content = removeEmptyRowsFromPopupContent(popupContent, feature);</text:p>
          </table:table-cell>
          <table:table-cell table:formula="of:=IF(FIND(&quot;var layer_&quot;;[.A111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layer.on('popupopen', function(e) {</text:p>
          </table:table-cell>
          <table:table-cell table:formula="of:=IF(FIND(&quot;var layer_&quot;;[.A111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<text:tab/>addClassToPopupIfMedia(content, e.popup);</text:p>
          </table:table-cell>
          <table:table-cell table:formula="of:=IF(FIND(&quot;var layer_&quot;;[.A111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});</text:p>
          </table:table-cell>
          <table:table-cell table:formula="of:=IF(FIND(&quot;var layer_&quot;;[.A111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layer.bindPopup(content, { maxHeight: 400 });</text:p>
          </table:table-cell>
          <table:table-cell table:formula="of:=IF(FIND(&quot;var layer_&quot;;[.A111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</text:p>
          </table:table-cell>
          <table:table-cell table:formula="of:=IF(FIND(&quot;var layer_&quot;;[.A111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/>
          <table:table-cell table:formula="of:=IF(FIND(&quot;var layer_&quot;;[.A112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function style_ExpectedPopulationLossRatepercentile_13_0(feature) {</text:p>
          </table:table-cell>
          <table:table-cell table:formula="of:=IF(FIND(&quot;var layer_&quot;;[.A112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f (feature.properties['EPLR_PFS'] &gt;= 0.000000 &amp;&amp; feature.properties['EPLR_PFS'] &lt;= 0.000000 ) {</text:p>
          </table:table-cell>
          <table:table-cell table:formula="of:=IF(FIND(&quot;var layer_&quot;;[.A112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return {</text:p>
          </table:table-cell>
          <table:table-cell table:formula="of:=IF(FIND(&quot;var layer_&quot;;[.A112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ane: 'pane_ExpectedPopulationLossRatepercentile_13',</text:p>
          </table:table-cell>
          <table:table-cell table:formula="of:=IF(FIND(&quot;var layer_&quot;;[.A112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opacity: 1,</text:p>
          </table:table-cell>
          <table:table-cell table:formula="of:=IF(FIND(&quot;var layer_&quot;;[.A112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rgba(35,35,35,1.0)',</text:p>
          </table:table-cell>
          <table:table-cell table:formula="of:=IF(FIND(&quot;var layer_&quot;;[.A112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dashArray: '',</text:p>
          </table:table-cell>
          <table:table-cell table:formula="of:=IF(FIND(&quot;var layer_&quot;;[.A112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Cap: 'butt',</text:p>
          </table:table-cell>
          <table:table-cell table:formula="of:=IF(FIND(&quot;var layer_&quot;;[.A112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Join: 'miter',</text:p>
          </table:table-cell>
          <table:table-cell table:formula="of:=IF(FIND(&quot;var layer_&quot;;[.A112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weight: 1.0,</text:p>
          </table:table-cell>
          <table:table-cell table:formula="of:=IF(FIND(&quot;var layer_&quot;;[.A113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: true,</text:p>
          </table:table-cell>
          <table:table-cell table:formula="of:=IF(FIND(&quot;var layer_&quot;;[.A113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1,</text:p>
          </table:table-cell>
          <table:table-cell table:formula="of:=IF(FIND(&quot;var layer_&quot;;[.A113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Color: 'rgba(183,72,75,0.0)',</text:p>
          </table:table-cell>
          <table:table-cell table:formula="of:=IF(FIND(&quot;var layer_&quot;;[.A113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nteractive: true,</text:p>
          </table:table-cell>
          <table:table-cell table:formula="of:=IF(FIND(&quot;var layer_&quot;;[.A113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13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13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f (feature.properties['EPLR_PFS'] &gt;= 0.750000 &amp;&amp; feature.properties['EPLR_PFS'] &lt;= 0.900000 ) {</text:p>
          </table:table-cell>
          <table:table-cell table:formula="of:=IF(FIND(&quot;var layer_&quot;;[.A113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return {</text:p>
          </table:table-cell>
          <table:table-cell table:formula="of:=IF(FIND(&quot;var layer_&quot;;[.A113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ane: 'pane_ExpectedPopulationLossRatepercentile_13',</text:p>
          </table:table-cell>
          <table:table-cell table:formula="of:=IF(FIND(&quot;var layer_&quot;;[.A113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opacity: 1,</text:p>
          </table:table-cell>
          <table:table-cell table:formula="of:=IF(FIND(&quot;var layer_&quot;;[.A114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rgba(35,35,35,1.0)',</text:p>
          </table:table-cell>
          <table:table-cell table:formula="of:=IF(FIND(&quot;var layer_&quot;;[.A114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dashArray: '',</text:p>
          </table:table-cell>
          <table:table-cell table:formula="of:=IF(FIND(&quot;var layer_&quot;;[.A114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Cap: 'butt',</text:p>
          </table:table-cell>
          <table:table-cell table:formula="of:=IF(FIND(&quot;var layer_&quot;;[.A114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Join: 'miter',</text:p>
          </table:table-cell>
          <table:table-cell table:formula="of:=IF(FIND(&quot;var layer_&quot;;[.A114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weight: 1.0,</text:p>
          </table:table-cell>
          <table:table-cell table:formula="of:=IF(FIND(&quot;var layer_&quot;;[.A114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: true,</text:p>
          </table:table-cell>
          <table:table-cell table:formula="of:=IF(FIND(&quot;var layer_&quot;;[.A114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1,</text:p>
          </table:table-cell>
          <table:table-cell table:formula="of:=IF(FIND(&quot;var layer_&quot;;[.A114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Color: 'rgba(189,224,254,0.8)',</text:p>
          </table:table-cell>
          <table:table-cell table:formula="of:=IF(FIND(&quot;var layer_&quot;;[.A114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nteractive: true,</text:p>
          </table:table-cell>
          <table:table-cell table:formula="of:=IF(FIND(&quot;var layer_&quot;;[.A114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15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15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f (feature.properties['EPLR_PFS'] &gt;= 0.900000 &amp;&amp; feature.properties['EPLR_PFS'] &lt;= 0.990000 ) {</text:p>
          </table:table-cell>
          <table:table-cell table:formula="of:=IF(FIND(&quot;var layer_&quot;;[.A115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return {</text:p>
          </table:table-cell>
          <table:table-cell table:formula="of:=IF(FIND(&quot;var layer_&quot;;[.A115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ane: 'pane_ExpectedPopulationLossRatepercentile_13',</text:p>
          </table:table-cell>
          <table:table-cell table:formula="of:=IF(FIND(&quot;var layer_&quot;;[.A115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opacity: 1,</text:p>
          </table:table-cell>
          <table:table-cell table:formula="of:=IF(FIND(&quot;var layer_&quot;;[.A115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rgba(35,35,35,1.0)',</text:p>
          </table:table-cell>
          <table:table-cell table:formula="of:=IF(FIND(&quot;var layer_&quot;;[.A115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dashArray: '',</text:p>
          </table:table-cell>
          <table:table-cell table:formula="of:=IF(FIND(&quot;var layer_&quot;;[.A115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Cap: 'butt',</text:p>
          </table:table-cell>
          <table:table-cell table:formula="of:=IF(FIND(&quot;var layer_&quot;;[.A115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Join: 'miter',</text:p>
          </table:table-cell>
          <table:table-cell table:formula="of:=IF(FIND(&quot;var layer_&quot;;[.A115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weight: 1.0,</text:p>
          </table:table-cell>
          <table:table-cell table:formula="of:=IF(FIND(&quot;var layer_&quot;;[.A116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: true,</text:p>
          </table:table-cell>
          <table:table-cell table:formula="of:=IF(FIND(&quot;var layer_&quot;;[.A116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1,</text:p>
          </table:table-cell>
          <table:table-cell table:formula="of:=IF(FIND(&quot;var layer_&quot;;[.A116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Color: 'rgba(72,149,239,1.0)',</text:p>
          </table:table-cell>
          <table:table-cell table:formula="of:=IF(FIND(&quot;var layer_&quot;;[.A116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nteractive: true,</text:p>
          </table:table-cell>
          <table:table-cell table:formula="of:=IF(FIND(&quot;var layer_&quot;;[.A116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16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16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</text:p>
          </table:table-cell>
          <table:table-cell table:formula="of:=IF(FIND(&quot;var layer_&quot;;[.A116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createPane('pane_ExpectedPopulationLossRatepercentile_13');</text:p>
          </table:table-cell>
          <table:table-cell table:formula="of:=IF(FIND(&quot;var layer_&quot;;[.A116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getPane('pane_ExpectedPopulationLossRatepercentile_13').style.zIndex = 413;</text:p>
          </table:table-cell>
          <table:table-cell table:formula="of:=IF(FIND(&quot;var layer_&quot;;[.A116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getPane('pane_ExpectedPopulationLossRatepercentile_13').style['mix-blend-mode'] = 'normal';</text:p>
          </table:table-cell>
          <table:table-cell table:formula="of:=IF(FIND(&quot;var layer_&quot;;[.A1170])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string" calcext:value-type="string">
            <text:p><text:s text:c="8"/>var layer_ExpectedPopulationLossRatepercentile_13 = new L.geoJson(json_ExpectedPopulationLossRatepercentile_13, {</text:p>
          </table:table-cell>
          <table:table-cell table:formula="of:=IF(FIND(&quot;var layer_&quot;;[.A1171]))" office:value-type="boolean" office:boolean-value="true" calcext:value-type="boolean">
            <text:p>TRUE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attribution: '',</text:p>
          </table:table-cell>
          <table:table-cell table:formula="of:=IF(FIND(&quot;var layer_&quot;;[.A117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nteractive: true,</text:p>
          </table:table-cell>
          <table:table-cell table:formula="of:=IF(FIND(&quot;var layer_&quot;;[.A117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dataVar: 'json_ExpectedPopulationLossRatepercentile_13',</text:p>
          </table:table-cell>
          <table:table-cell table:formula="of:=IF(FIND(&quot;var layer_&quot;;[.A117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layerName: 'layer_ExpectedPopulationLossRatepercentile_13',</text:p>
          </table:table-cell>
          <table:table-cell table:formula="of:=IF(FIND(&quot;var layer_&quot;;[.A117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pane: 'pane_ExpectedPopulationLossRatepercentile_13',</text:p>
          </table:table-cell>
          <table:table-cell table:formula="of:=IF(FIND(&quot;var layer_&quot;;[.A117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onEachFeature: pop_ExpectedPopulationLossRatepercentile_13,</text:p>
          </table:table-cell>
          <table:table-cell table:formula="of:=IF(FIND(&quot;var layer_&quot;;[.A117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style: style_ExpectedPopulationLossRatepercentile_13_0,</text:p>
          </table:table-cell>
          <table:table-cell table:formula="of:=IF(FIND(&quot;var layer_&quot;;[.A117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);</text:p>
          </table:table-cell>
          <table:table-cell table:formula="of:=IF(FIND(&quot;var layer_&quot;;[.A117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bounds_group.addLayer(layer_ExpectedPopulationLossRatepercentile_13);</text:p>
          </table:table-cell>
          <table:table-cell table:formula="of:=IF(FIND(&quot;var layer_&quot;;[.A118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function pop_LowLifeExpectancypercentile_14(feature, layer) {</text:p>
          </table:table-cell>
          <table:table-cell table:formula="of:=IF(FIND(&quot;var layer_&quot;;[.A118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var popupContent = '&lt;table&gt;\</text:p>
          </table:table-cell>
          <table:table-cell table:formula="of:=IF(FIND(&quot;var layer_&quot;;[.A118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118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Low life expectancy (percentile)&lt;/th&gt;\</text:p>
          </table:table-cell>
          <table:table-cell table:formula="of:=IF(FIND(&quot;var layer_&quot;;[.A118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 class="visible-with-data" id="LLEF_PFS"&gt;' + (feature.properties['LLEF_PFS'] !== null ? autolinker.link(String(feature.properties['LLEF_PFS']).replace(/'/g, '\'').toLocaleString()) : '') + '&lt;/td&gt;\</text:p>
          </table:table-cell>
          <table:table-cell table:formula="of:=IF(FIND(&quot;var layer_&quot;;[.A118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118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&lt;/table&gt;';</text:p>
          </table:table-cell>
          <table:table-cell table:formula="of:=IF(FIND(&quot;var layer_&quot;;[.A118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var content = removeEmptyRowsFromPopupContent(popupContent, feature);</text:p>
          </table:table-cell>
          <table:table-cell table:formula="of:=IF(FIND(&quot;var layer_&quot;;[.A118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layer.on('popupopen', function(e) {</text:p>
          </table:table-cell>
          <table:table-cell table:formula="of:=IF(FIND(&quot;var layer_&quot;;[.A118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<text:tab/>addClassToPopupIfMedia(content, e.popup);</text:p>
          </table:table-cell>
          <table:table-cell table:formula="of:=IF(FIND(&quot;var layer_&quot;;[.A119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});</text:p>
          </table:table-cell>
          <table:table-cell table:formula="of:=IF(FIND(&quot;var layer_&quot;;[.A119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layer.bindPopup(content, { maxHeight: 400 });</text:p>
          </table:table-cell>
          <table:table-cell table:formula="of:=IF(FIND(&quot;var layer_&quot;;[.A119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</text:p>
          </table:table-cell>
          <table:table-cell table:formula="of:=IF(FIND(&quot;var layer_&quot;;[.A119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/>
          <table:table-cell table:formula="of:=IF(FIND(&quot;var layer_&quot;;[.A119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function style_LowLifeExpectancypercentile_14_0(feature) {</text:p>
          </table:table-cell>
          <table:table-cell table:formula="of:=IF(FIND(&quot;var layer_&quot;;[.A119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f (feature.properties['LLEF_PFS'] &gt;= 0.000000 &amp;&amp; feature.properties['LLEF_PFS'] &lt;= 0.000000 ) {</text:p>
          </table:table-cell>
          <table:table-cell table:formula="of:=IF(FIND(&quot;var layer_&quot;;[.A119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return {</text:p>
          </table:table-cell>
          <table:table-cell table:formula="of:=IF(FIND(&quot;var layer_&quot;;[.A119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ane: 'pane_LowLifeExpectancypercentile_14',</text:p>
          </table:table-cell>
          <table:table-cell table:formula="of:=IF(FIND(&quot;var layer_&quot;;[.A119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opacity: 1,</text:p>
          </table:table-cell>
          <table:table-cell table:formula="of:=IF(FIND(&quot;var layer_&quot;;[.A119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rgba(35,35,35,1.0)',</text:p>
          </table:table-cell>
          <table:table-cell table:formula="of:=IF(FIND(&quot;var layer_&quot;;[.A120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dashArray: '',</text:p>
          </table:table-cell>
          <table:table-cell table:formula="of:=IF(FIND(&quot;var layer_&quot;;[.A120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Cap: 'butt',</text:p>
          </table:table-cell>
          <table:table-cell table:formula="of:=IF(FIND(&quot;var layer_&quot;;[.A120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Join: 'miter',</text:p>
          </table:table-cell>
          <table:table-cell table:formula="of:=IF(FIND(&quot;var layer_&quot;;[.A120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weight: 1.0,</text:p>
          </table:table-cell>
          <table:table-cell table:formula="of:=IF(FIND(&quot;var layer_&quot;;[.A120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: true,</text:p>
          </table:table-cell>
          <table:table-cell table:formula="of:=IF(FIND(&quot;var layer_&quot;;[.A120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1,</text:p>
          </table:table-cell>
          <table:table-cell table:formula="of:=IF(FIND(&quot;var layer_&quot;;[.A120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Color: 'rgba(183,72,75,0.0)',</text:p>
          </table:table-cell>
          <table:table-cell table:formula="of:=IF(FIND(&quot;var layer_&quot;;[.A120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nteractive: true,</text:p>
          </table:table-cell>
          <table:table-cell table:formula="of:=IF(FIND(&quot;var layer_&quot;;[.A120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20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21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f (feature.properties['LLEF_PFS'] &gt;= 0.750000 &amp;&amp; feature.properties['LLEF_PFS'] &lt;= 0.900000 ) {</text:p>
          </table:table-cell>
          <table:table-cell table:formula="of:=IF(FIND(&quot;var layer_&quot;;[.A121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return {</text:p>
          </table:table-cell>
          <table:table-cell table:formula="of:=IF(FIND(&quot;var layer_&quot;;[.A121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ane: 'pane_LowLifeExpectancypercentile_14',</text:p>
          </table:table-cell>
          <table:table-cell table:formula="of:=IF(FIND(&quot;var layer_&quot;;[.A121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opacity: 1,</text:p>
          </table:table-cell>
          <table:table-cell table:formula="of:=IF(FIND(&quot;var layer_&quot;;[.A121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rgba(35,35,35,1.0)',</text:p>
          </table:table-cell>
          <table:table-cell table:formula="of:=IF(FIND(&quot;var layer_&quot;;[.A121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dashArray: '',</text:p>
          </table:table-cell>
          <table:table-cell table:formula="of:=IF(FIND(&quot;var layer_&quot;;[.A121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Cap: 'butt',</text:p>
          </table:table-cell>
          <table:table-cell table:formula="of:=IF(FIND(&quot;var layer_&quot;;[.A121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Join: 'miter',</text:p>
          </table:table-cell>
          <table:table-cell table:formula="of:=IF(FIND(&quot;var layer_&quot;;[.A121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weight: 1.0,</text:p>
          </table:table-cell>
          <table:table-cell table:formula="of:=IF(FIND(&quot;var layer_&quot;;[.A121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: true,</text:p>
          </table:table-cell>
          <table:table-cell table:formula="of:=IF(FIND(&quot;var layer_&quot;;[.A122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1,</text:p>
          </table:table-cell>
          <table:table-cell table:formula="of:=IF(FIND(&quot;var layer_&quot;;[.A122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Color: 'rgba(255,180,162,0.8)',</text:p>
          </table:table-cell>
          <table:table-cell table:formula="of:=IF(FIND(&quot;var layer_&quot;;[.A122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nteractive: true,</text:p>
          </table:table-cell>
          <table:table-cell table:formula="of:=IF(FIND(&quot;var layer_&quot;;[.A122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22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22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f (feature.properties['LLEF_PFS'] &gt;= 0.900000 &amp;&amp; feature.properties['LLEF_PFS'] &lt;= 0.990000 ) {</text:p>
          </table:table-cell>
          <table:table-cell table:formula="of:=IF(FIND(&quot;var layer_&quot;;[.A122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return {</text:p>
          </table:table-cell>
          <table:table-cell table:formula="of:=IF(FIND(&quot;var layer_&quot;;[.A122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ane: 'pane_LowLifeExpectancypercentile_14',</text:p>
          </table:table-cell>
          <table:table-cell table:formula="of:=IF(FIND(&quot;var layer_&quot;;[.A122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opacity: 1,</text:p>
          </table:table-cell>
          <table:table-cell table:formula="of:=IF(FIND(&quot;var layer_&quot;;[.A122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rgba(35,35,35,1.0)',</text:p>
          </table:table-cell>
          <table:table-cell table:formula="of:=IF(FIND(&quot;var layer_&quot;;[.A123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dashArray: '',</text:p>
          </table:table-cell>
          <table:table-cell table:formula="of:=IF(FIND(&quot;var layer_&quot;;[.A123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Cap: 'butt',</text:p>
          </table:table-cell>
          <table:table-cell table:formula="of:=IF(FIND(&quot;var layer_&quot;;[.A123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Join: 'miter',</text:p>
          </table:table-cell>
          <table:table-cell table:formula="of:=IF(FIND(&quot;var layer_&quot;;[.A123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weight: 1.0,</text:p>
          </table:table-cell>
          <table:table-cell table:formula="of:=IF(FIND(&quot;var layer_&quot;;[.A123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: true,</text:p>
          </table:table-cell>
          <table:table-cell table:formula="of:=IF(FIND(&quot;var layer_&quot;;[.A123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1,</text:p>
          </table:table-cell>
          <table:table-cell table:formula="of:=IF(FIND(&quot;var layer_&quot;;[.A123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Color: 'rgba(157,2,8,1.0)',</text:p>
          </table:table-cell>
          <table:table-cell table:formula="of:=IF(FIND(&quot;var layer_&quot;;[.A123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nteractive: true,</text:p>
          </table:table-cell>
          <table:table-cell table:formula="of:=IF(FIND(&quot;var layer_&quot;;[.A123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23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24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</text:p>
          </table:table-cell>
          <table:table-cell table:formula="of:=IF(FIND(&quot;var layer_&quot;;[.A124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createPane('pane_LowLifeExpectancypercentile_14');</text:p>
          </table:table-cell>
          <table:table-cell table:formula="of:=IF(FIND(&quot;var layer_&quot;;[.A124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getPane('pane_LowLifeExpectancypercentile_14').style.zIndex = 414;</text:p>
          </table:table-cell>
          <table:table-cell table:formula="of:=IF(FIND(&quot;var layer_&quot;;[.A124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getPane('pane_LowLifeExpectancypercentile_14').style['mix-blend-mode'] = 'normal';</text:p>
          </table:table-cell>
          <table:table-cell table:formula="of:=IF(FIND(&quot;var layer_&quot;;[.A1244])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string" calcext:value-type="string">
            <text:p><text:s text:c="8"/>var layer_LowLifeExpectancypercentile_14 = new L.geoJson(json_LowLifeExpectancypercentile_14, {</text:p>
          </table:table-cell>
          <table:table-cell table:formula="of:=IF(FIND(&quot;var layer_&quot;;[.A1245]))" office:value-type="boolean" office:boolean-value="true" calcext:value-type="boolean">
            <text:p>TRUE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attribution: '',</text:p>
          </table:table-cell>
          <table:table-cell table:formula="of:=IF(FIND(&quot;var layer_&quot;;[.A124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nteractive: true,</text:p>
          </table:table-cell>
          <table:table-cell table:formula="of:=IF(FIND(&quot;var layer_&quot;;[.A124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dataVar: 'json_LowLifeExpectancypercentile_14',</text:p>
          </table:table-cell>
          <table:table-cell table:formula="of:=IF(FIND(&quot;var layer_&quot;;[.A124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layerName: 'layer_LowLifeExpectancypercentile_14',</text:p>
          </table:table-cell>
          <table:table-cell table:formula="of:=IF(FIND(&quot;var layer_&quot;;[.A124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pane: 'pane_LowLifeExpectancypercentile_14',</text:p>
          </table:table-cell>
          <table:table-cell table:formula="of:=IF(FIND(&quot;var layer_&quot;;[.A125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onEachFeature: pop_LowLifeExpectancypercentile_14,</text:p>
          </table:table-cell>
          <table:table-cell table:formula="of:=IF(FIND(&quot;var layer_&quot;;[.A125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style: style_LowLifeExpectancypercentile_14_0,</text:p>
          </table:table-cell>
          <table:table-cell table:formula="of:=IF(FIND(&quot;var layer_&quot;;[.A125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);</text:p>
          </table:table-cell>
          <table:table-cell table:formula="of:=IF(FIND(&quot;var layer_&quot;;[.A125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bounds_group.addLayer(layer_LowLifeExpectancypercentile_14);</text:p>
          </table:table-cell>
          <table:table-cell table:formula="of:=IF(FIND(&quot;var layer_&quot;;[.A125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function pop_DiagnosedDiabetespercentile_15(feature, layer) {</text:p>
          </table:table-cell>
          <table:table-cell table:formula="of:=IF(FIND(&quot;var layer_&quot;;[.A125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var popupContent = '&lt;table&gt;\</text:p>
          </table:table-cell>
          <table:table-cell table:formula="of:=IF(FIND(&quot;var layer_&quot;;[.A125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125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Diagnosed Diabetes Among Adults 18+ <text:s/>(percentile)&lt;/th&gt;\</text:p>
          </table:table-cell>
          <table:table-cell table:formula="of:=IF(FIND(&quot;var layer_&quot;;[.A125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 class="visible-with-data" id="DF_PFS"&gt;' + (feature.properties['DF_PFS'] !== null ? autolinker.link(String(feature.properties['DF_PFS']).replace(/'/g, '\'').toLocaleString()) : '') + '&lt;/td&gt;\</text:p>
          </table:table-cell>
          <table:table-cell table:formula="of:=IF(FIND(&quot;var layer_&quot;;[.A125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126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&lt;/table&gt;';</text:p>
          </table:table-cell>
          <table:table-cell table:formula="of:=IF(FIND(&quot;var layer_&quot;;[.A126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var content = removeEmptyRowsFromPopupContent(popupContent, feature);</text:p>
          </table:table-cell>
          <table:table-cell table:formula="of:=IF(FIND(&quot;var layer_&quot;;[.A126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layer.on('popupopen', function(e) {</text:p>
          </table:table-cell>
          <table:table-cell table:formula="of:=IF(FIND(&quot;var layer_&quot;;[.A126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<text:tab/>addClassToPopupIfMedia(content, e.popup);</text:p>
          </table:table-cell>
          <table:table-cell table:formula="of:=IF(FIND(&quot;var layer_&quot;;[.A126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});</text:p>
          </table:table-cell>
          <table:table-cell table:formula="of:=IF(FIND(&quot;var layer_&quot;;[.A126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layer.bindPopup(content, { maxHeight: 400 });</text:p>
          </table:table-cell>
          <table:table-cell table:formula="of:=IF(FIND(&quot;var layer_&quot;;[.A126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</text:p>
          </table:table-cell>
          <table:table-cell table:formula="of:=IF(FIND(&quot;var layer_&quot;;[.A126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/>
          <table:table-cell table:formula="of:=IF(FIND(&quot;var layer_&quot;;[.A126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function style_DiagnosedDiabetespercentile_15_0(feature) {</text:p>
          </table:table-cell>
          <table:table-cell table:formula="of:=IF(FIND(&quot;var layer_&quot;;[.A126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f (feature.properties['DF_PFS'] &gt;= 0.000000 &amp;&amp; feature.properties['DF_PFS'] &lt;= 0.000000 ) {</text:p>
          </table:table-cell>
          <table:table-cell table:formula="of:=IF(FIND(&quot;var layer_&quot;;[.A127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return {</text:p>
          </table:table-cell>
          <table:table-cell table:formula="of:=IF(FIND(&quot;var layer_&quot;;[.A127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ane: 'pane_DiagnosedDiabetespercentile_15',</text:p>
          </table:table-cell>
          <table:table-cell table:formula="of:=IF(FIND(&quot;var layer_&quot;;[.A127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opacity: 1,</text:p>
          </table:table-cell>
          <table:table-cell table:formula="of:=IF(FIND(&quot;var layer_&quot;;[.A127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rgba(35,35,35,1.0)',</text:p>
          </table:table-cell>
          <table:table-cell table:formula="of:=IF(FIND(&quot;var layer_&quot;;[.A127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dashArray: '',</text:p>
          </table:table-cell>
          <table:table-cell table:formula="of:=IF(FIND(&quot;var layer_&quot;;[.A127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Cap: 'butt',</text:p>
          </table:table-cell>
          <table:table-cell table:formula="of:=IF(FIND(&quot;var layer_&quot;;[.A127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Join: 'miter',</text:p>
          </table:table-cell>
          <table:table-cell table:formula="of:=IF(FIND(&quot;var layer_&quot;;[.A127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weight: 1.0,</text:p>
          </table:table-cell>
          <table:table-cell table:formula="of:=IF(FIND(&quot;var layer_&quot;;[.A127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: true,</text:p>
          </table:table-cell>
          <table:table-cell table:formula="of:=IF(FIND(&quot;var layer_&quot;;[.A127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1,</text:p>
          </table:table-cell>
          <table:table-cell table:formula="of:=IF(FIND(&quot;var layer_&quot;;[.A128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Color: 'rgba(183,72,75,0.0)',</text:p>
          </table:table-cell>
          <table:table-cell table:formula="of:=IF(FIND(&quot;var layer_&quot;;[.A128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nteractive: true,</text:p>
          </table:table-cell>
          <table:table-cell table:formula="of:=IF(FIND(&quot;var layer_&quot;;[.A128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28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28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f (feature.properties['DF_PFS'] &gt;= 0.750000 &amp;&amp; feature.properties['DF_PFS'] &lt;= 0.900000 ) {</text:p>
          </table:table-cell>
          <table:table-cell table:formula="of:=IF(FIND(&quot;var layer_&quot;;[.A128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return {</text:p>
          </table:table-cell>
          <table:table-cell table:formula="of:=IF(FIND(&quot;var layer_&quot;;[.A128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ane: 'pane_DiagnosedDiabetespercentile_15',</text:p>
          </table:table-cell>
          <table:table-cell table:formula="of:=IF(FIND(&quot;var layer_&quot;;[.A128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opacity: 1,</text:p>
          </table:table-cell>
          <table:table-cell table:formula="of:=IF(FIND(&quot;var layer_&quot;;[.A128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rgba(35,35,35,1.0)',</text:p>
          </table:table-cell>
          <table:table-cell table:formula="of:=IF(FIND(&quot;var layer_&quot;;[.A128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dashArray: '',</text:p>
          </table:table-cell>
          <table:table-cell table:formula="of:=IF(FIND(&quot;var layer_&quot;;[.A129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Cap: 'butt',</text:p>
          </table:table-cell>
          <table:table-cell table:formula="of:=IF(FIND(&quot;var layer_&quot;;[.A129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Join: 'miter',</text:p>
          </table:table-cell>
          <table:table-cell table:formula="of:=IF(FIND(&quot;var layer_&quot;;[.A129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weight: 1.0,</text:p>
          </table:table-cell>
          <table:table-cell table:formula="of:=IF(FIND(&quot;var layer_&quot;;[.A129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: true,</text:p>
          </table:table-cell>
          <table:table-cell table:formula="of:=IF(FIND(&quot;var layer_&quot;;[.A129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1,</text:p>
          </table:table-cell>
          <table:table-cell table:formula="of:=IF(FIND(&quot;var layer_&quot;;[.A129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Color: 'rgba(168,209,207,1.0)',</text:p>
          </table:table-cell>
          <table:table-cell table:formula="of:=IF(FIND(&quot;var layer_&quot;;[.A129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nteractive: true,</text:p>
          </table:table-cell>
          <table:table-cell table:formula="of:=IF(FIND(&quot;var layer_&quot;;[.A129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29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29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f (feature.properties['DF_PFS'] &gt;= 0.900000 &amp;&amp; feature.properties['DF_PFS'] &lt;= 0.990000 ) {</text:p>
          </table:table-cell>
          <table:table-cell table:formula="of:=IF(FIND(&quot;var layer_&quot;;[.A130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return {</text:p>
          </table:table-cell>
          <table:table-cell table:formula="of:=IF(FIND(&quot;var layer_&quot;;[.A130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ane: 'pane_DiagnosedDiabetespercentile_15',</text:p>
          </table:table-cell>
          <table:table-cell table:formula="of:=IF(FIND(&quot;var layer_&quot;;[.A130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opacity: 1,</text:p>
          </table:table-cell>
          <table:table-cell table:formula="of:=IF(FIND(&quot;var layer_&quot;;[.A130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rgba(35,35,35,1.0)',</text:p>
          </table:table-cell>
          <table:table-cell table:formula="of:=IF(FIND(&quot;var layer_&quot;;[.A130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dashArray: '',</text:p>
          </table:table-cell>
          <table:table-cell table:formula="of:=IF(FIND(&quot;var layer_&quot;;[.A130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Cap: 'butt',</text:p>
          </table:table-cell>
          <table:table-cell table:formula="of:=IF(FIND(&quot;var layer_&quot;;[.A130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Join: 'miter',</text:p>
          </table:table-cell>
          <table:table-cell table:formula="of:=IF(FIND(&quot;var layer_&quot;;[.A130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weight: 1.0,</text:p>
          </table:table-cell>
          <table:table-cell table:formula="of:=IF(FIND(&quot;var layer_&quot;;[.A130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: true,</text:p>
          </table:table-cell>
          <table:table-cell table:formula="of:=IF(FIND(&quot;var layer_&quot;;[.A130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1,</text:p>
          </table:table-cell>
          <table:table-cell table:formula="of:=IF(FIND(&quot;var layer_&quot;;[.A131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Color: 'rgba(29,91,88,1.0)',</text:p>
          </table:table-cell>
          <table:table-cell table:formula="of:=IF(FIND(&quot;var layer_&quot;;[.A131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nteractive: true,</text:p>
          </table:table-cell>
          <table:table-cell table:formula="of:=IF(FIND(&quot;var layer_&quot;;[.A131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31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31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</text:p>
          </table:table-cell>
          <table:table-cell table:formula="of:=IF(FIND(&quot;var layer_&quot;;[.A131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createPane('pane_DiagnosedDiabetespercentile_15');</text:p>
          </table:table-cell>
          <table:table-cell table:formula="of:=IF(FIND(&quot;var layer_&quot;;[.A131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getPane('pane_DiagnosedDiabetespercentile_15').style.zIndex = 415;</text:p>
          </table:table-cell>
          <table:table-cell table:formula="of:=IF(FIND(&quot;var layer_&quot;;[.A131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getPane('pane_DiagnosedDiabetespercentile_15').style['mix-blend-mode'] = 'normal';</text:p>
          </table:table-cell>
          <table:table-cell table:formula="of:=IF(FIND(&quot;var layer_&quot;;[.A1318])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string" calcext:value-type="string">
            <text:p><text:s text:c="8"/>var layer_DiagnosedDiabetespercentile_15 = new L.geoJson(json_DiagnosedDiabetespercentile_15, {</text:p>
          </table:table-cell>
          <table:table-cell table:formula="of:=IF(FIND(&quot;var layer_&quot;;[.A1319]))" office:value-type="boolean" office:boolean-value="true" calcext:value-type="boolean">
            <text:p>TRUE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attribution: '',</text:p>
          </table:table-cell>
          <table:table-cell table:formula="of:=IF(FIND(&quot;var layer_&quot;;[.A132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nteractive: true,</text:p>
          </table:table-cell>
          <table:table-cell table:formula="of:=IF(FIND(&quot;var layer_&quot;;[.A132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dataVar: 'json_DiagnosedDiabetespercentile_15',</text:p>
          </table:table-cell>
          <table:table-cell table:formula="of:=IF(FIND(&quot;var layer_&quot;;[.A132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layerName: 'layer_DiagnosedDiabetespercentile_15',</text:p>
          </table:table-cell>
          <table:table-cell table:formula="of:=IF(FIND(&quot;var layer_&quot;;[.A132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pane: 'pane_DiagnosedDiabetespercentile_15',</text:p>
          </table:table-cell>
          <table:table-cell table:formula="of:=IF(FIND(&quot;var layer_&quot;;[.A132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onEachFeature: pop_DiagnosedDiabetespercentile_15,</text:p>
          </table:table-cell>
          <table:table-cell table:formula="of:=IF(FIND(&quot;var layer_&quot;;[.A132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style: style_DiagnosedDiabetespercentile_15_0,</text:p>
          </table:table-cell>
          <table:table-cell table:formula="of:=IF(FIND(&quot;var layer_&quot;;[.A132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);</text:p>
          </table:table-cell>
          <table:table-cell table:formula="of:=IF(FIND(&quot;var layer_&quot;;[.A132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bounds_group.addLayer(layer_DiagnosedDiabetespercentile_15);</text:p>
          </table:table-cell>
          <table:table-cell table:formula="of:=IF(FIND(&quot;var layer_&quot;;[.A132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function pop_CurrentAsthmaAmongAdultspercentile_16(feature, layer) {</text:p>
          </table:table-cell>
          <table:table-cell table:formula="of:=IF(FIND(&quot;var layer_&quot;;[.A132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var popupContent = '&lt;table&gt;\</text:p>
          </table:table-cell>
          <table:table-cell table:formula="of:=IF(FIND(&quot;var layer_&quot;;[.A133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133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Current asthma among adults aged greater than or equal to 18 years (percentile)&lt;/th&gt;\</text:p>
          </table:table-cell>
          <table:table-cell table:formula="of:=IF(FIND(&quot;var layer_&quot;;[.A133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 class="visible-with-data" id="AF_PFS"&gt;' + (feature.properties['AF_PFS'] !== null ? autolinker.link(String(feature.properties['AF_PFS']).replace(/'/g, '\'').toLocaleString()) : '') + '&lt;/td&gt;\</text:p>
          </table:table-cell>
          <table:table-cell table:formula="of:=IF(FIND(&quot;var layer_&quot;;[.A133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133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&lt;/table&gt;';</text:p>
          </table:table-cell>
          <table:table-cell table:formula="of:=IF(FIND(&quot;var layer_&quot;;[.A133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var content = removeEmptyRowsFromPopupContent(popupContent, feature);</text:p>
          </table:table-cell>
          <table:table-cell table:formula="of:=IF(FIND(&quot;var layer_&quot;;[.A133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layer.on('popupopen', function(e) {</text:p>
          </table:table-cell>
          <table:table-cell table:formula="of:=IF(FIND(&quot;var layer_&quot;;[.A133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<text:tab/>addClassToPopupIfMedia(content, e.popup);</text:p>
          </table:table-cell>
          <table:table-cell table:formula="of:=IF(FIND(&quot;var layer_&quot;;[.A133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});</text:p>
          </table:table-cell>
          <table:table-cell table:formula="of:=IF(FIND(&quot;var layer_&quot;;[.A133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layer.bindPopup(content, { maxHeight: 400 });</text:p>
          </table:table-cell>
          <table:table-cell table:formula="of:=IF(FIND(&quot;var layer_&quot;;[.A134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</text:p>
          </table:table-cell>
          <table:table-cell table:formula="of:=IF(FIND(&quot;var layer_&quot;;[.A134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/>
          <table:table-cell table:formula="of:=IF(FIND(&quot;var layer_&quot;;[.A134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function style_CurrentAsthmaAmongAdultspercentile_16_0(feature) {</text:p>
          </table:table-cell>
          <table:table-cell table:formula="of:=IF(FIND(&quot;var layer_&quot;;[.A134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f (feature.properties['AF_PFS'] &gt;= 0.000000 &amp;&amp; feature.properties['AF_PFS'] &lt;= 0.000000 ) {</text:p>
          </table:table-cell>
          <table:table-cell table:formula="of:=IF(FIND(&quot;var layer_&quot;;[.A134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return {</text:p>
          </table:table-cell>
          <table:table-cell table:formula="of:=IF(FIND(&quot;var layer_&quot;;[.A134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ane: 'pane_CurrentAsthmaAmongAdultspercentile_16',</text:p>
          </table:table-cell>
          <table:table-cell table:formula="of:=IF(FIND(&quot;var layer_&quot;;[.A134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opacity: 1,</text:p>
          </table:table-cell>
          <table:table-cell table:formula="of:=IF(FIND(&quot;var layer_&quot;;[.A134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rgba(35,35,35,1.0)',</text:p>
          </table:table-cell>
          <table:table-cell table:formula="of:=IF(FIND(&quot;var layer_&quot;;[.A134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dashArray: '',</text:p>
          </table:table-cell>
          <table:table-cell table:formula="of:=IF(FIND(&quot;var layer_&quot;;[.A134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Cap: 'butt',</text:p>
          </table:table-cell>
          <table:table-cell table:formula="of:=IF(FIND(&quot;var layer_&quot;;[.A135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Join: 'miter',</text:p>
          </table:table-cell>
          <table:table-cell table:formula="of:=IF(FIND(&quot;var layer_&quot;;[.A135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weight: 1.0,</text:p>
          </table:table-cell>
          <table:table-cell table:formula="of:=IF(FIND(&quot;var layer_&quot;;[.A135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: true,</text:p>
          </table:table-cell>
          <table:table-cell table:formula="of:=IF(FIND(&quot;var layer_&quot;;[.A135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1,</text:p>
          </table:table-cell>
          <table:table-cell table:formula="of:=IF(FIND(&quot;var layer_&quot;;[.A135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Color: 'rgba(183,72,75,0.0)',</text:p>
          </table:table-cell>
          <table:table-cell table:formula="of:=IF(FIND(&quot;var layer_&quot;;[.A135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nteractive: true,</text:p>
          </table:table-cell>
          <table:table-cell table:formula="of:=IF(FIND(&quot;var layer_&quot;;[.A135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35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35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f (feature.properties['AF_PFS'] &gt;= 0.750000 &amp;&amp; feature.properties['AF_PFS'] &lt;= 0.900000 ) {</text:p>
          </table:table-cell>
          <table:table-cell table:formula="of:=IF(FIND(&quot;var layer_&quot;;[.A135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return {</text:p>
          </table:table-cell>
          <table:table-cell table:formula="of:=IF(FIND(&quot;var layer_&quot;;[.A136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ane: 'pane_CurrentAsthmaAmongAdultspercentile_16',</text:p>
          </table:table-cell>
          <table:table-cell table:formula="of:=IF(FIND(&quot;var layer_&quot;;[.A136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opacity: 1,</text:p>
          </table:table-cell>
          <table:table-cell table:formula="of:=IF(FIND(&quot;var layer_&quot;;[.A136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rgba(35,35,35,1.0)',</text:p>
          </table:table-cell>
          <table:table-cell table:formula="of:=IF(FIND(&quot;var layer_&quot;;[.A136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dashArray: '',</text:p>
          </table:table-cell>
          <table:table-cell table:formula="of:=IF(FIND(&quot;var layer_&quot;;[.A136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Cap: 'butt',</text:p>
          </table:table-cell>
          <table:table-cell table:formula="of:=IF(FIND(&quot;var layer_&quot;;[.A136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Join: 'miter',</text:p>
          </table:table-cell>
          <table:table-cell table:formula="of:=IF(FIND(&quot;var layer_&quot;;[.A136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weight: 1.0,</text:p>
          </table:table-cell>
          <table:table-cell table:formula="of:=IF(FIND(&quot;var layer_&quot;;[.A136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: true,</text:p>
          </table:table-cell>
          <table:table-cell table:formula="of:=IF(FIND(&quot;var layer_&quot;;[.A136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1,</text:p>
          </table:table-cell>
          <table:table-cell table:formula="of:=IF(FIND(&quot;var layer_&quot;;[.A136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Color: 'rgba(255,204,182,0.8)',</text:p>
          </table:table-cell>
          <table:table-cell table:formula="of:=IF(FIND(&quot;var layer_&quot;;[.A137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nteractive: true,</text:p>
          </table:table-cell>
          <table:table-cell table:formula="of:=IF(FIND(&quot;var layer_&quot;;[.A137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37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37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f (feature.properties['AF_PFS'] &gt;= 0.900000 &amp;&amp; feature.properties['AF_PFS'] &lt;= 0.990000 ) {</text:p>
          </table:table-cell>
          <table:table-cell table:formula="of:=IF(FIND(&quot;var layer_&quot;;[.A137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return {</text:p>
          </table:table-cell>
          <table:table-cell table:formula="of:=IF(FIND(&quot;var layer_&quot;;[.A137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ane: 'pane_CurrentAsthmaAmongAdultspercentile_16',</text:p>
          </table:table-cell>
          <table:table-cell table:formula="of:=IF(FIND(&quot;var layer_&quot;;[.A137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opacity: 1,</text:p>
          </table:table-cell>
          <table:table-cell table:formula="of:=IF(FIND(&quot;var layer_&quot;;[.A137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rgba(35,35,35,1.0)',</text:p>
          </table:table-cell>
          <table:table-cell table:formula="of:=IF(FIND(&quot;var layer_&quot;;[.A137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dashArray: '',</text:p>
          </table:table-cell>
          <table:table-cell table:formula="of:=IF(FIND(&quot;var layer_&quot;;[.A137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Cap: 'butt',</text:p>
          </table:table-cell>
          <table:table-cell table:formula="of:=IF(FIND(&quot;var layer_&quot;;[.A138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Join: 'miter',</text:p>
          </table:table-cell>
          <table:table-cell table:formula="of:=IF(FIND(&quot;var layer_&quot;;[.A138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weight: 1.0,</text:p>
          </table:table-cell>
          <table:table-cell table:formula="of:=IF(FIND(&quot;var layer_&quot;;[.A138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: true,</text:p>
          </table:table-cell>
          <table:table-cell table:formula="of:=IF(FIND(&quot;var layer_&quot;;[.A138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1,</text:p>
          </table:table-cell>
          <table:table-cell table:formula="of:=IF(FIND(&quot;var layer_&quot;;[.A138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Color: 'rgba(255,107,53,1.0)',</text:p>
          </table:table-cell>
          <table:table-cell table:formula="of:=IF(FIND(&quot;var layer_&quot;;[.A138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nteractive: true,</text:p>
          </table:table-cell>
          <table:table-cell table:formula="of:=IF(FIND(&quot;var layer_&quot;;[.A138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38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38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</text:p>
          </table:table-cell>
          <table:table-cell table:formula="of:=IF(FIND(&quot;var layer_&quot;;[.A138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createPane('pane_CurrentAsthmaAmongAdultspercentile_16');</text:p>
          </table:table-cell>
          <table:table-cell table:formula="of:=IF(FIND(&quot;var layer_&quot;;[.A139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getPane('pane_CurrentAsthmaAmongAdultspercentile_16').style.zIndex = 416;</text:p>
          </table:table-cell>
          <table:table-cell table:formula="of:=IF(FIND(&quot;var layer_&quot;;[.A139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getPane('pane_CurrentAsthmaAmongAdultspercentile_16').style['mix-blend-mode'] = 'normal';</text:p>
          </table:table-cell>
          <table:table-cell table:formula="of:=IF(FIND(&quot;var layer_&quot;;[.A1392])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string" calcext:value-type="string">
            <text:p><text:s text:c="8"/>var layer_CurrentAsthmaAmongAdultspercentile_16 = new L.geoJson(json_CurrentAsthmaAmongAdultspercentile_16, {</text:p>
          </table:table-cell>
          <table:table-cell table:formula="of:=IF(FIND(&quot;var layer_&quot;;[.A1393]))" office:value-type="boolean" office:boolean-value="true" calcext:value-type="boolean">
            <text:p>TRUE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attribution: '',</text:p>
          </table:table-cell>
          <table:table-cell table:formula="of:=IF(FIND(&quot;var layer_&quot;;[.A139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nteractive: true,</text:p>
          </table:table-cell>
          <table:table-cell table:formula="of:=IF(FIND(&quot;var layer_&quot;;[.A139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dataVar: 'json_CurrentAsthmaAmongAdultspercentile_16',</text:p>
          </table:table-cell>
          <table:table-cell table:formula="of:=IF(FIND(&quot;var layer_&quot;;[.A139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layerName: 'layer_CurrentAsthmaAmongAdultspercentile_16',</text:p>
          </table:table-cell>
          <table:table-cell table:formula="of:=IF(FIND(&quot;var layer_&quot;;[.A139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pane: 'pane_CurrentAsthmaAmongAdultspercentile_16',</text:p>
          </table:table-cell>
          <table:table-cell table:formula="of:=IF(FIND(&quot;var layer_&quot;;[.A139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onEachFeature: pop_CurrentAsthmaAmongAdultspercentile_16,</text:p>
          </table:table-cell>
          <table:table-cell table:formula="of:=IF(FIND(&quot;var layer_&quot;;[.A139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style: style_CurrentAsthmaAmongAdultspercentile_16_0,</text:p>
          </table:table-cell>
          <table:table-cell table:formula="of:=IF(FIND(&quot;var layer_&quot;;[.A140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);</text:p>
          </table:table-cell>
          <table:table-cell table:formula="of:=IF(FIND(&quot;var layer_&quot;;[.A140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bounds_group.addLayer(layer_CurrentAsthmaAmongAdultspercentile_16);</text:p>
          </table:table-cell>
          <table:table-cell table:formula="of:=IF(FIND(&quot;var layer_&quot;;[.A140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function pop_CoronaryHeartDiseasepercentile_17(feature, layer) {</text:p>
          </table:table-cell>
          <table:table-cell table:formula="of:=IF(FIND(&quot;var layer_&quot;;[.A140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var popupContent = '&lt;table&gt;\</text:p>
          </table:table-cell>
          <table:table-cell table:formula="of:=IF(FIND(&quot;var layer_&quot;;[.A140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tr&gt;\</text:p>
          </table:table-cell>
          <table:table-cell table:formula="of:=IF(FIND(&quot;var layer_&quot;;[.A140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h scope="row"&gt;Coronary heart disease among adults aged greater than or equal to 18 years (percentile)&lt;/th&gt;\</text:p>
          </table:table-cell>
          <table:table-cell table:formula="of:=IF(FIND(&quot;var layer_&quot;;[.A140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&lt;td class="visible-with-data" id="HDF_PFS"&gt;' + (feature.properties['HDF_PFS'] !== null ? autolinker.link(String(feature.properties['HDF_PFS']).replace(/'/g, '\'').toLocaleString()) : '') + '&lt;/td&gt;\</text:p>
          </table:table-cell>
          <table:table-cell table:formula="of:=IF(FIND(&quot;var layer_&quot;;[.A140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&lt;/tr&gt;\</text:p>
          </table:table-cell>
          <table:table-cell table:formula="of:=IF(FIND(&quot;var layer_&quot;;[.A140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&lt;/table&gt;';</text:p>
          </table:table-cell>
          <table:table-cell table:formula="of:=IF(FIND(&quot;var layer_&quot;;[.A140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var content = removeEmptyRowsFromPopupContent(popupContent, feature);</text:p>
          </table:table-cell>
          <table:table-cell table:formula="of:=IF(FIND(&quot;var layer_&quot;;[.A141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layer.on('popupopen', function(e) {</text:p>
          </table:table-cell>
          <table:table-cell table:formula="of:=IF(FIND(&quot;var layer_&quot;;[.A141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<text:tab/>addClassToPopupIfMedia(content, e.popup);</text:p>
          </table:table-cell>
          <table:table-cell table:formula="of:=IF(FIND(&quot;var layer_&quot;;[.A141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});</text:p>
          </table:table-cell>
          <table:table-cell table:formula="of:=IF(FIND(&quot;var layer_&quot;;[.A141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layer.bindPopup(content, { maxHeight: 400 });</text:p>
          </table:table-cell>
          <table:table-cell table:formula="of:=IF(FIND(&quot;var layer_&quot;;[.A141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</text:p>
          </table:table-cell>
          <table:table-cell table:formula="of:=IF(FIND(&quot;var layer_&quot;;[.A141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/>
          <table:table-cell table:formula="of:=IF(FIND(&quot;var layer_&quot;;[.A141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function style_CoronaryHeartDiseasepercentile_17_0(feature) {</text:p>
          </table:table-cell>
          <table:table-cell table:formula="of:=IF(FIND(&quot;var layer_&quot;;[.A141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f (feature.properties['HDF_PFS'] &gt;= 0.000000 &amp;&amp; feature.properties['HDF_PFS'] &lt;= 0.000000 ) {</text:p>
          </table:table-cell>
          <table:table-cell table:formula="of:=IF(FIND(&quot;var layer_&quot;;[.A141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return {</text:p>
          </table:table-cell>
          <table:table-cell table:formula="of:=IF(FIND(&quot;var layer_&quot;;[.A141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ane: 'pane_CoronaryHeartDiseasepercentile_17',</text:p>
          </table:table-cell>
          <table:table-cell table:formula="of:=IF(FIND(&quot;var layer_&quot;;[.A142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opacity: 1,</text:p>
          </table:table-cell>
          <table:table-cell table:formula="of:=IF(FIND(&quot;var layer_&quot;;[.A142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rgba(35,35,35,1.0)',</text:p>
          </table:table-cell>
          <table:table-cell table:formula="of:=IF(FIND(&quot;var layer_&quot;;[.A142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dashArray: '',</text:p>
          </table:table-cell>
          <table:table-cell table:formula="of:=IF(FIND(&quot;var layer_&quot;;[.A142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Cap: 'butt',</text:p>
          </table:table-cell>
          <table:table-cell table:formula="of:=IF(FIND(&quot;var layer_&quot;;[.A142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Join: 'miter',</text:p>
          </table:table-cell>
          <table:table-cell table:formula="of:=IF(FIND(&quot;var layer_&quot;;[.A142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weight: 1.0,</text:p>
          </table:table-cell>
          <table:table-cell table:formula="of:=IF(FIND(&quot;var layer_&quot;;[.A142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: true,</text:p>
          </table:table-cell>
          <table:table-cell table:formula="of:=IF(FIND(&quot;var layer_&quot;;[.A142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1,</text:p>
          </table:table-cell>
          <table:table-cell table:formula="of:=IF(FIND(&quot;var layer_&quot;;[.A142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Color: 'rgba(183,72,75,0.0)',</text:p>
          </table:table-cell>
          <table:table-cell table:formula="of:=IF(FIND(&quot;var layer_&quot;;[.A142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nteractive: true,</text:p>
          </table:table-cell>
          <table:table-cell table:formula="of:=IF(FIND(&quot;var layer_&quot;;[.A143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43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43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f (feature.properties['HDF_PFS'] &gt;= 0.750000 &amp;&amp; feature.properties['HDF_PFS'] &lt;= 0.900000 ) {</text:p>
          </table:table-cell>
          <table:table-cell table:formula="of:=IF(FIND(&quot;var layer_&quot;;[.A143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return {</text:p>
          </table:table-cell>
          <table:table-cell table:formula="of:=IF(FIND(&quot;var layer_&quot;;[.A143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ane: 'pane_CoronaryHeartDiseasepercentile_17',</text:p>
          </table:table-cell>
          <table:table-cell table:formula="of:=IF(FIND(&quot;var layer_&quot;;[.A143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opacity: 1,</text:p>
          </table:table-cell>
          <table:table-cell table:formula="of:=IF(FIND(&quot;var layer_&quot;;[.A143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rgba(35,35,35,1.0)',</text:p>
          </table:table-cell>
          <table:table-cell table:formula="of:=IF(FIND(&quot;var layer_&quot;;[.A143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dashArray: '',</text:p>
          </table:table-cell>
          <table:table-cell table:formula="of:=IF(FIND(&quot;var layer_&quot;;[.A143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Cap: 'butt',</text:p>
          </table:table-cell>
          <table:table-cell table:formula="of:=IF(FIND(&quot;var layer_&quot;;[.A143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Join: 'miter',</text:p>
          </table:table-cell>
          <table:table-cell table:formula="of:=IF(FIND(&quot;var layer_&quot;;[.A144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weight: 1.0,</text:p>
          </table:table-cell>
          <table:table-cell table:formula="of:=IF(FIND(&quot;var layer_&quot;;[.A144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: true,</text:p>
          </table:table-cell>
          <table:table-cell table:formula="of:=IF(FIND(&quot;var layer_&quot;;[.A144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1,</text:p>
          </table:table-cell>
          <table:table-cell table:formula="of:=IF(FIND(&quot;var layer_&quot;;[.A144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Color: 'rgba(253,228,166,0.8)',</text:p>
          </table:table-cell>
          <table:table-cell table:formula="of:=IF(FIND(&quot;var layer_&quot;;[.A144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nteractive: true,</text:p>
          </table:table-cell>
          <table:table-cell table:formula="of:=IF(FIND(&quot;var layer_&quot;;[.A144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44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44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f (feature.properties['HDF_PFS'] &gt;= 0.900000 &amp;&amp; feature.properties['HDF_PFS'] &lt;= 0.990000 ) {</text:p>
          </table:table-cell>
          <table:table-cell table:formula="of:=IF(FIND(&quot;var layer_&quot;;[.A144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return {</text:p>
          </table:table-cell>
          <table:table-cell table:formula="of:=IF(FIND(&quot;var layer_&quot;;[.A144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ane: 'pane_CoronaryHeartDiseasepercentile_17',</text:p>
          </table:table-cell>
          <table:table-cell table:formula="of:=IF(FIND(&quot;var layer_&quot;;[.A145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opacity: 1,</text:p>
          </table:table-cell>
          <table:table-cell table:formula="of:=IF(FIND(&quot;var layer_&quot;;[.A145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rgba(35,35,35,1.0)',</text:p>
          </table:table-cell>
          <table:table-cell table:formula="of:=IF(FIND(&quot;var layer_&quot;;[.A145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dashArray: '',</text:p>
          </table:table-cell>
          <table:table-cell table:formula="of:=IF(FIND(&quot;var layer_&quot;;[.A145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Cap: 'butt',</text:p>
          </table:table-cell>
          <table:table-cell table:formula="of:=IF(FIND(&quot;var layer_&quot;;[.A145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Join: 'miter',</text:p>
          </table:table-cell>
          <table:table-cell table:formula="of:=IF(FIND(&quot;var layer_&quot;;[.A145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weight: 1.0,</text:p>
          </table:table-cell>
          <table:table-cell table:formula="of:=IF(FIND(&quot;var layer_&quot;;[.A145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: true,</text:p>
          </table:table-cell>
          <table:table-cell table:formula="of:=IF(FIND(&quot;var layer_&quot;;[.A145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1,</text:p>
          </table:table-cell>
          <table:table-cell table:formula="of:=IF(FIND(&quot;var layer_&quot;;[.A145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Color: 'rgba(249,199,79,1.0)',</text:p>
          </table:table-cell>
          <table:table-cell table:formula="of:=IF(FIND(&quot;var layer_&quot;;[.A145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nteractive: true,</text:p>
          </table:table-cell>
          <table:table-cell table:formula="of:=IF(FIND(&quot;var layer_&quot;;[.A146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46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46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</text:p>
          </table:table-cell>
          <table:table-cell table:formula="of:=IF(FIND(&quot;var layer_&quot;;[.A146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createPane('pane_CoronaryHeartDiseasepercentile_17');</text:p>
          </table:table-cell>
          <table:table-cell table:formula="of:=IF(FIND(&quot;var layer_&quot;;[.A146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getPane('pane_CoronaryHeartDiseasepercentile_17').style.zIndex = 417;</text:p>
          </table:table-cell>
          <table:table-cell table:formula="of:=IF(FIND(&quot;var layer_&quot;;[.A146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getPane('pane_CoronaryHeartDiseasepercentile_17').style['mix-blend-mode'] = 'normal';</text:p>
          </table:table-cell>
          <table:table-cell table:formula="of:=IF(FIND(&quot;var layer_&quot;;[.A1466])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string" calcext:value-type="string">
            <text:p><text:s text:c="8"/>var layer_CoronaryHeartDiseasepercentile_17 = new L.geoJson(json_CoronaryHeartDiseasepercentile_17, {</text:p>
          </table:table-cell>
          <table:table-cell table:formula="of:=IF(FIND(&quot;var layer_&quot;;[.A1467]))" office:value-type="boolean" office:boolean-value="true" calcext:value-type="boolean">
            <text:p>TRUE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attribution: '',</text:p>
          </table:table-cell>
          <table:table-cell table:formula="of:=IF(FIND(&quot;var layer_&quot;;[.A146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nteractive: true,</text:p>
          </table:table-cell>
          <table:table-cell table:formula="of:=IF(FIND(&quot;var layer_&quot;;[.A146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dataVar: 'json_CoronaryHeartDiseasepercentile_17',</text:p>
          </table:table-cell>
          <table:table-cell table:formula="of:=IF(FIND(&quot;var layer_&quot;;[.A147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layerName: 'layer_CoronaryHeartDiseasepercentile_17',</text:p>
          </table:table-cell>
          <table:table-cell table:formula="of:=IF(FIND(&quot;var layer_&quot;;[.A147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pane: 'pane_CoronaryHeartDiseasepercentile_17',</text:p>
          </table:table-cell>
          <table:table-cell table:formula="of:=IF(FIND(&quot;var layer_&quot;;[.A147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onEachFeature: pop_CoronaryHeartDiseasepercentile_17,</text:p>
          </table:table-cell>
          <table:table-cell table:formula="of:=IF(FIND(&quot;var layer_&quot;;[.A147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style: style_CoronaryHeartDiseasepercentile_17_0,</text:p>
          </table:table-cell>
          <table:table-cell table:formula="of:=IF(FIND(&quot;var layer_&quot;;[.A147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);</text:p>
          </table:table-cell>
          <table:table-cell table:formula="of:=IF(FIND(&quot;var layer_&quot;;[.A147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bounds_group.addLayer(layer_CoronaryHeartDiseasepercentile_17);</text:p>
          </table:table-cell>
          <table:table-cell table:formula="of:=IF(FIND(&quot;var layer_&quot;;[.A147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function pop_ProposedMSXpipelineroute_18(feature, layer) {</text:p>
          </table:table-cell>
          <table:table-cell table:formula="of:=IF(FIND(&quot;var layer_&quot;;[.A147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var popupContent = '&lt;table&gt;\</text:p>
          </table:table-cell>
          <table:table-cell table:formula="of:=IF(FIND(&quot;var layer_&quot;;[.A147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&lt;/table&gt;';</text:p>
          </table:table-cell>
          <table:table-cell table:formula="of:=IF(FIND(&quot;var layer_&quot;;[.A147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var content = removeEmptyRowsFromPopupContent(popupContent, feature);</text:p>
          </table:table-cell>
          <table:table-cell table:formula="of:=IF(FIND(&quot;var layer_&quot;;[.A148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layer.on('popupopen', function(e) {</text:p>
          </table:table-cell>
          <table:table-cell table:formula="of:=IF(FIND(&quot;var layer_&quot;;[.A148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<text:tab/>addClassToPopupIfMedia(content, e.popup);</text:p>
          </table:table-cell>
          <table:table-cell table:formula="of:=IF(FIND(&quot;var layer_&quot;;[.A148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});</text:p>
          </table:table-cell>
          <table:table-cell table:formula="of:=IF(FIND(&quot;var layer_&quot;;[.A148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layer.bindPopup(content, { maxHeight: 400 });</text:p>
          </table:table-cell>
          <table:table-cell table:formula="of:=IF(FIND(&quot;var layer_&quot;;[.A148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</text:p>
          </table:table-cell>
          <table:table-cell table:formula="of:=IF(FIND(&quot;var layer_&quot;;[.A148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/>
          <table:table-cell table:formula="of:=IF(FIND(&quot;var layer_&quot;;[.A148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function style_ProposedMSXpipelineroute_18_0() {</text:p>
          </table:table-cell>
          <table:table-cell table:formula="of:=IF(FIND(&quot;var layer_&quot;;[.A148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return {</text:p>
          </table:table-cell>
          <table:table-cell table:formula="of:=IF(FIND(&quot;var layer_&quot;;[.A148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ane: 'pane_ProposedMSXpipelineroute_18',</text:p>
          </table:table-cell>
          <table:table-cell table:formula="of:=IF(FIND(&quot;var layer_&quot;;[.A148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opacity: 1,</text:p>
          </table:table-cell>
          <table:table-cell table:formula="of:=IF(FIND(&quot;var layer_&quot;;[.A149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rgba(0,0,0,1.0)',</text:p>
          </table:table-cell>
          <table:table-cell table:formula="of:=IF(FIND(&quot;var layer_&quot;;[.A149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dashArray: '',</text:p>
          </table:table-cell>
          <table:table-cell table:formula="of:=IF(FIND(&quot;var layer_&quot;;[.A149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Cap: 'square',</text:p>
          </table:table-cell>
          <table:table-cell table:formula="of:=IF(FIND(&quot;var layer_&quot;;[.A149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Join: 'bevel',</text:p>
          </table:table-cell>
          <table:table-cell table:formula="of:=IF(FIND(&quot;var layer_&quot;;[.A149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weight: 4.0,</text:p>
          </table:table-cell>
          <table:table-cell table:formula="of:=IF(FIND(&quot;var layer_&quot;;[.A149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0,</text:p>
          </table:table-cell>
          <table:table-cell table:formula="of:=IF(FIND(&quot;var layer_&quot;;[.A149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nteractive: true,</text:p>
          </table:table-cell>
          <table:table-cell table:formula="of:=IF(FIND(&quot;var layer_&quot;;[.A149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49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</text:p>
          </table:table-cell>
          <table:table-cell table:formula="of:=IF(FIND(&quot;var layer_&quot;;[.A149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createPane('pane_ProposedMSXpipelineroute_18');</text:p>
          </table:table-cell>
          <table:table-cell table:formula="of:=IF(FIND(&quot;var layer_&quot;;[.A150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getPane('pane_ProposedMSXpipelineroute_18').style.zIndex = 418;</text:p>
          </table:table-cell>
          <table:table-cell table:formula="of:=IF(FIND(&quot;var layer_&quot;;[.A150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getPane('pane_ProposedMSXpipelineroute_18').style['mix-blend-mode'] = 'normal';</text:p>
          </table:table-cell>
          <table:table-cell table:formula="of:=IF(FIND(&quot;var layer_&quot;;[.A1502])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string" calcext:value-type="string">
            <text:p><text:s text:c="8"/>var layer_ProposedMSXpipelineroute_18 = new L.geoJson(json_ProposedMSXpipelineroute_18, {</text:p>
          </table:table-cell>
          <table:table-cell table:formula="of:=IF(FIND(&quot;var layer_&quot;;[.A1503]))" office:value-type="boolean" office:boolean-value="true" calcext:value-type="boolean">
            <text:p>TRUE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attribution: '',</text:p>
          </table:table-cell>
          <table:table-cell table:formula="of:=IF(FIND(&quot;var layer_&quot;;[.A150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nteractive: true,</text:p>
          </table:table-cell>
          <table:table-cell table:formula="of:=IF(FIND(&quot;var layer_&quot;;[.A150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dataVar: 'json_ProposedMSXpipelineroute_18',</text:p>
          </table:table-cell>
          <table:table-cell table:formula="of:=IF(FIND(&quot;var layer_&quot;;[.A150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layerName: 'layer_ProposedMSXpipelineroute_18',</text:p>
          </table:table-cell>
          <table:table-cell table:formula="of:=IF(FIND(&quot;var layer_&quot;;[.A150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pane: 'pane_ProposedMSXpipelineroute_18',</text:p>
          </table:table-cell>
          <table:table-cell table:formula="of:=IF(FIND(&quot;var layer_&quot;;[.A150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onEachFeature: pop_ProposedMSXpipelineroute_18,</text:p>
          </table:table-cell>
          <table:table-cell table:formula="of:=IF(FIND(&quot;var layer_&quot;;[.A150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style: style_ProposedMSXpipelineroute_18_0,</text:p>
          </table:table-cell>
          <table:table-cell table:formula="of:=IF(FIND(&quot;var layer_&quot;;[.A151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);</text:p>
          </table:table-cell>
          <table:table-cell table:formula="of:=IF(FIND(&quot;var layer_&quot;;[.A151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bounds_group.addLayer(layer_ProposedMSXpipelineroute_18);</text:p>
          </table:table-cell>
          <table:table-cell table:formula="of:=IF(FIND(&quot;var layer_&quot;;[.A151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addLayer(layer_ProposedMSXpipelineroute_18);</text:p>
          </table:table-cell>
          <table:table-cell table:formula="of:=IF(FIND(&quot;var layer_&quot;;[.A151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function pop_ProposedMSXCompressorStations_19(feature, layer) {</text:p>
          </table:table-cell>
          <table:table-cell table:formula="of:=IF(FIND(&quot;var layer_&quot;;[.A151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var popupContent = '&lt;table&gt;\</text:p>
          </table:table-cell>
          <table:table-cell table:formula="of:=IF(FIND(&quot;var layer_&quot;;[.A151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&lt;/table&gt;';</text:p>
          </table:table-cell>
          <table:table-cell table:formula="of:=IF(FIND(&quot;var layer_&quot;;[.A151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var content = removeEmptyRowsFromPopupContent(popupContent, feature);</text:p>
          </table:table-cell>
          <table:table-cell table:formula="of:=IF(FIND(&quot;var layer_&quot;;[.A151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layer.on('popupopen', function(e) {</text:p>
          </table:table-cell>
          <table:table-cell table:formula="of:=IF(FIND(&quot;var layer_&quot;;[.A151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<text:tab/>addClassToPopupIfMedia(content, e.popup);</text:p>
          </table:table-cell>
          <table:table-cell table:formula="of:=IF(FIND(&quot;var layer_&quot;;[.A151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});</text:p>
          </table:table-cell>
          <table:table-cell table:formula="of:=IF(FIND(&quot;var layer_&quot;;[.A152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layer.bindPopup(content, { maxHeight: 400 });</text:p>
          </table:table-cell>
          <table:table-cell table:formula="of:=IF(FIND(&quot;var layer_&quot;;[.A152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</text:p>
          </table:table-cell>
          <table:table-cell table:formula="of:=IF(FIND(&quot;var layer_&quot;;[.A152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/>
          <table:table-cell table:formula="of:=IF(FIND(&quot;var layer_&quot;;[.A152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function style_ProposedMSXCompressorStations_19_0() {</text:p>
          </table:table-cell>
          <table:table-cell table:formula="of:=IF(FIND(&quot;var layer_&quot;;[.A152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return {</text:p>
          </table:table-cell>
          <table:table-cell table:formula="of:=IF(FIND(&quot;var layer_&quot;;[.A152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pane: 'pane_ProposedMSXCompressorStations_19',</text:p>
          </table:table-cell>
          <table:table-cell table:formula="of:=IF(FIND(&quot;var layer_&quot;;[.A152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radius: 6.0,</text:p>
          </table:table-cell>
          <table:table-cell table:formula="of:=IF(FIND(&quot;var layer_&quot;;[.A152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opacity: 1,</text:p>
          </table:table-cell>
          <table:table-cell table:formula="of:=IF(FIND(&quot;var layer_&quot;;[.A152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color: 'rgba(35,35,35,1.0)',</text:p>
          </table:table-cell>
          <table:table-cell table:formula="of:=IF(FIND(&quot;var layer_&quot;;[.A152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dashArray: '',</text:p>
          </table:table-cell>
          <table:table-cell table:formula="of:=IF(FIND(&quot;var layer_&quot;;[.A153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Cap: 'butt',</text:p>
          </table:table-cell>
          <table:table-cell table:formula="of:=IF(FIND(&quot;var layer_&quot;;[.A153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ineJoin: 'miter',</text:p>
          </table:table-cell>
          <table:table-cell table:formula="of:=IF(FIND(&quot;var layer_&quot;;[.A153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weight: 1,</text:p>
          </table:table-cell>
          <table:table-cell table:formula="of:=IF(FIND(&quot;var layer_&quot;;[.A153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: true,</text:p>
          </table:table-cell>
          <table:table-cell table:formula="of:=IF(FIND(&quot;var layer_&quot;;[.A153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Opacity: 1,</text:p>
          </table:table-cell>
          <table:table-cell table:formula="of:=IF(FIND(&quot;var layer_&quot;;[.A153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fillColor: 'rgba(243,0,40,1.0)',</text:p>
          </table:table-cell>
          <table:table-cell table:formula="of:=IF(FIND(&quot;var layer_&quot;;[.A153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nteractive: true,</text:p>
          </table:table-cell>
          <table:table-cell table:formula="of:=IF(FIND(&quot;var layer_&quot;;[.A153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53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</text:p>
          </table:table-cell>
          <table:table-cell table:formula="of:=IF(FIND(&quot;var layer_&quot;;[.A153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createPane('pane_ProposedMSXCompressorStations_19');</text:p>
          </table:table-cell>
          <table:table-cell table:formula="of:=IF(FIND(&quot;var layer_&quot;;[.A154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getPane('pane_ProposedMSXCompressorStations_19').style.zIndex = 419;</text:p>
          </table:table-cell>
          <table:table-cell table:formula="of:=IF(FIND(&quot;var layer_&quot;;[.A154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getPane('pane_ProposedMSXCompressorStations_19').style['mix-blend-mode'] = 'normal';</text:p>
          </table:table-cell>
          <table:table-cell table:formula="of:=IF(FIND(&quot;var layer_&quot;;[.A1542])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string" calcext:value-type="string">
            <text:p><text:s text:c="8"/>var layer_ProposedMSXCompressorStations_19 = new L.geoJson(json_ProposedMSXCompressorStations_19, {</text:p>
          </table:table-cell>
          <table:table-cell table:formula="of:=IF(FIND(&quot;var layer_&quot;;[.A1543]))" office:value-type="boolean" office:boolean-value="true" calcext:value-type="boolean">
            <text:p>TRUE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attribution: '',</text:p>
          </table:table-cell>
          <table:table-cell table:formula="of:=IF(FIND(&quot;var layer_&quot;;[.A154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nteractive: true,</text:p>
          </table:table-cell>
          <table:table-cell table:formula="of:=IF(FIND(&quot;var layer_&quot;;[.A154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dataVar: 'json_ProposedMSXCompressorStations_19',</text:p>
          </table:table-cell>
          <table:table-cell table:formula="of:=IF(FIND(&quot;var layer_&quot;;[.A154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layerName: 'layer_ProposedMSXCompressorStations_19',</text:p>
          </table:table-cell>
          <table:table-cell table:formula="of:=IF(FIND(&quot;var layer_&quot;;[.A154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pane: 'pane_ProposedMSXCompressorStations_19',</text:p>
          </table:table-cell>
          <table:table-cell table:formula="of:=IF(FIND(&quot;var layer_&quot;;[.A154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onEachFeature: pop_ProposedMSXCompressorStations_19,</text:p>
          </table:table-cell>
          <table:table-cell table:formula="of:=IF(FIND(&quot;var layer_&quot;;[.A154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pointToLayer: function (feature, latlng) {</text:p>
          </table:table-cell>
          <table:table-cell table:formula="of:=IF(FIND(&quot;var layer_&quot;;[.A155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var context = {</text:p>
          </table:table-cell>
          <table:table-cell table:formula="of:=IF(FIND(&quot;var layer_&quot;;[.A155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feature: feature,</text:p>
          </table:table-cell>
          <table:table-cell table:formula="of:=IF(FIND(&quot;var layer_&quot;;[.A155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variables: {}</text:p>
          </table:table-cell>
          <table:table-cell table:formula="of:=IF(FIND(&quot;var layer_&quot;;[.A155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};</text:p>
          </table:table-cell>
          <table:table-cell table:formula="of:=IF(FIND(&quot;var layer_&quot;;[.A155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return L.circleMarker(latlng, style_ProposedMSXCompressorStations_19_0(feature));</text:p>
          </table:table-cell>
          <table:table-cell table:formula="of:=IF(FIND(&quot;var layer_&quot;;[.A155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,</text:p>
          </table:table-cell>
          <table:table-cell table:formula="of:=IF(FIND(&quot;var layer_&quot;;[.A155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);</text:p>
          </table:table-cell>
          <table:table-cell table:formula="of:=IF(FIND(&quot;var layer_&quot;;[.A155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bounds_group.addLayer(layer_ProposedMSXCompressorStations_19);</text:p>
          </table:table-cell>
          <table:table-cell table:formula="of:=IF(FIND(&quot;var layer_&quot;;[.A155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map.addLayer(layer_ProposedMSXCompressorStations_19);</text:p>
          </table:table-cell>
          <table:table-cell table:formula="of:=IF(FIND(&quot;var layer_&quot;;[.A155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const url = {"Nominatim OSM": "https://nominatim.openstreetmap.org/search?format=geojson&amp;addressdetails=1&amp;",</text:p>
          </table:table-cell>
          <table:table-cell table:formula="of:=IF(FIND(&quot;var layer_&quot;;[.A156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"France BAN": "https://api-adresse.data.gouv.fr/search/?"}</text:p>
          </table:table-cell>
          <table:table-cell table:formula="of:=IF(FIND(&quot;var layer_&quot;;[.A156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var photonControl = L.control.photon({</text:p>
          </table:table-cell>
          <table:table-cell table:formula="of:=IF(FIND(&quot;var layer_&quot;;[.A156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url: url["Nominatim OSM"],</text:p>
          </table:table-cell>
          <table:table-cell table:formula="of:=IF(FIND(&quot;var layer_&quot;;[.A156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feedbackLabel: '',</text:p>
          </table:table-cell>
          <table:table-cell table:formula="of:=IF(FIND(&quot;var layer_&quot;;[.A156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position: 'topleft',</text:p>
          </table:table-cell>
          <table:table-cell table:formula="of:=IF(FIND(&quot;var layer_&quot;;[.A156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ncludePosition: true,</text:p>
          </table:table-cell>
          <table:table-cell table:formula="of:=IF(FIND(&quot;var layer_&quot;;[.A156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nitial: true,</text:p>
          </table:table-cell>
          <table:table-cell table:formula="of:=IF(FIND(&quot;var layer_&quot;;[.A156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// resultsHandler: myHandler,</text:p>
          </table:table-cell>
          <table:table-cell table:formula="of:=IF(FIND(&quot;var layer_&quot;;[.A156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).addTo(map);</text:p>
          </table:table-cell>
          <table:table-cell table:formula="of:=IF(FIND(&quot;var layer_&quot;;[.A156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photonControl._container.childNodes[0].style.borderRadius="10px"</text:p>
          </table:table-cell>
          <table:table-cell table:formula="of:=IF(FIND(&quot;var layer_&quot;;[.A157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// Create a variable to store the geoJSON data</text:p>
          </table:table-cell>
          <table:table-cell table:formula="of:=IF(FIND(&quot;var layer_&quot;;[.A157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var x = null;</text:p>
          </table:table-cell>
          <table:table-cell table:formula="of:=IF(FIND(&quot;var layer_&quot;;[.A157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// Create a variable to store the marker</text:p>
          </table:table-cell>
          <table:table-cell table:formula="of:=IF(FIND(&quot;var layer_&quot;;[.A157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var marker = null;</text:p>
          </table:table-cell>
          <table:table-cell table:formula="of:=IF(FIND(&quot;var layer_&quot;;[.A157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// Add an event listener to the Photon control to create a marker from the returned geoJSON data</text:p>
          </table:table-cell>
          <table:table-cell table:formula="of:=IF(FIND(&quot;var layer_&quot;;[.A157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var z = null;</text:p>
          </table:table-cell>
          <table:table-cell table:formula="of:=IF(FIND(&quot;var layer_&quot;;[.A157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photonControl.on('selected', function(e) {</text:p>
          </table:table-cell>
          <table:table-cell table:formula="of:=IF(FIND(&quot;var layer_&quot;;[.A157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console.log(photonControl.search.resultsContainer);</text:p>
          </table:table-cell>
          <table:table-cell table:formula="of:=IF(FIND(&quot;var layer_&quot;;[.A157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f (x != null) {</text:p>
          </table:table-cell>
          <table:table-cell table:formula="of:=IF(FIND(&quot;var layer_&quot;;[.A157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map.removeLayer(obj3.marker);</text:p>
          </table:table-cell>
          <table:table-cell table:formula="of:=IF(FIND(&quot;var layer_&quot;;[.A158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map.removeLayer(x);</text:p>
          </table:table-cell>
          <table:table-cell table:formula="of:=IF(FIND(&quot;var layer_&quot;;[.A158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58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obj2.gcd = e.choice;</text:p>
          </table:table-cell>
          <table:table-cell table:formula="of:=IF(FIND(&quot;var layer_&quot;;[.A158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x = L.geoJSON(obj2.gcd).addTo(map);</text:p>
          </table:table-cell>
          <table:table-cell table:formula="of:=IF(FIND(&quot;var layer_&quot;;[.A158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var label = typeof obj2.gcd.properties.label === 'undefined' ? obj2.gcd.properties.display_name : obj2.gcd.properties.label;</text:p>
          </table:table-cell>
          <table:table-cell table:formula="of:=IF(FIND(&quot;var layer_&quot;;[.A158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obj3.marker = L.marker(x.getLayers()[0].getLatLng()).bindPopup(label).addTo(map);</text:p>
          </table:table-cell>
          <table:table-cell table:formula="of:=IF(FIND(&quot;var layer_&quot;;[.A158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map.setView(x.getLayers()[0].getLatLng(), 17);</text:p>
          </table:table-cell>
          <table:table-cell table:formula="of:=IF(FIND(&quot;var layer_&quot;;[.A158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z = typeof e.choice.properties.label === 'undefined'? e.choice.properties.display_name : e.choice.properties.label;</text:p>
          </table:table-cell>
          <table:table-cell table:formula="of:=IF(FIND(&quot;var layer_&quot;;[.A158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console.log(e);</text:p>
          </table:table-cell>
          <table:table-cell table:formula="of:=IF(FIND(&quot;var layer_&quot;;[.A158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e.target.input.value = z;</text:p>
          </table:table-cell>
          <table:table-cell table:formula="of:=IF(FIND(&quot;var layer_&quot;;[.A159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);</text:p>
          </table:table-cell>
          <table:table-cell table:formula="of:=IF(FIND(&quot;var layer_&quot;;[.A159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var search = document.getElementsByClassName("leaflet-photon leaflet-control")[0];</text:p>
          </table:table-cell>
          <table:table-cell table:formula="of:=IF(FIND(&quot;var layer_&quot;;[.A159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search.classList.add("leaflet-control-search")</text:p>
          </table:table-cell>
          <table:table-cell table:formula="of:=IF(FIND(&quot;var layer_&quot;;[.A159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search.style.display = "flex";</text:p>
          </table:table-cell>
          <table:table-cell table:formula="of:=IF(FIND(&quot;var layer_&quot;;[.A159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search.style.backgroundColor="rgba(255,255,255,0.5)"</text:p>
          </table:table-cell>
          <table:table-cell table:formula="of:=IF(FIND(&quot;var layer_&quot;;[.A159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/>
          <table:table-cell table:formula="of:=IF(FIND(&quot;var layer_&quot;;[.A159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// Create the new button element</text:p>
          </table:table-cell>
          <table:table-cell table:formula="of:=IF(FIND(&quot;var layer_&quot;;[.A159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var button = document.createElement("div");</text:p>
          </table:table-cell>
          <table:table-cell table:formula="of:=IF(FIND(&quot;var layer_&quot;;[.A159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button.id = "gcd-button-control";</text:p>
          </table:table-cell>
          <table:table-cell table:formula="of:=IF(FIND(&quot;var layer_&quot;;[.A159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button.className = "gcd-gl-btn fa fa-search search-button";</text:p>
          </table:table-cell>
          <table:table-cell table:formula="of:=IF(FIND(&quot;var layer_&quot;;[.A160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/>
          <table:table-cell table:formula="of:=IF(FIND(&quot;var layer_&quot;;[.A160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// Insert the button at the beginning of the search control</text:p>
          </table:table-cell>
          <table:table-cell table:formula="of:=IF(FIND(&quot;var layer_&quot;;[.A160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search.insertBefore(button, search.firstChild);</text:p>
          </table:table-cell>
          <table:table-cell table:formula="of:=IF(FIND(&quot;var layer_&quot;;[.A160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last = search.lastChild;</text:p>
          </table:table-cell>
          <table:table-cell table:formula="of:=IF(FIND(&quot;var layer_&quot;;[.A160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last.style.display = "none";</text:p>
          </table:table-cell>
          <table:table-cell table:formula="of:=IF(FIND(&quot;var layer_&quot;;[.A160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button.addEventListener("click", function (e) {</text:p>
          </table:table-cell>
          <table:table-cell table:formula="of:=IF(FIND(&quot;var layer_&quot;;[.A160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f (last.style.display === "none") {</text:p>
          </table:table-cell>
          <table:table-cell table:formula="of:=IF(FIND(&quot;var layer_&quot;;[.A160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ast.style.display = "block";</text:p>
          </table:table-cell>
          <table:table-cell table:formula="of:=IF(FIND(&quot;var layer_&quot;;[.A160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 else {</text:p>
          </table:table-cell>
          <table:table-cell table:formula="of:=IF(FIND(&quot;var layer_&quot;;[.A160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last.style.display = "none";</text:p>
          </table:table-cell>
          <table:table-cell table:formula="of:=IF(FIND(&quot;var layer_&quot;;[.A161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61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);</text:p>
          </table:table-cell>
          <table:table-cell table:formula="of:=IF(FIND(&quot;var layer_&quot;;[.A161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var overlaysTree = [</text:p>
          </table:table-cell>
          <table:table-cell table:formula="of:=IF(FIND(&quot;var layer_&quot;;[.A161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{label: '&lt;img src="legend/ProposedMSXCompressorStations_19.png" /&gt; Proposed MSX Compressor Stations', layer: layer_ProposedMSXCompressorStations_19},</text:p>
          </table:table-cell>
          <table:table-cell table:formula="of:=IF(FIND(&quot;var layer_&quot;;[.A161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{label: '&lt;img src="legend/ProposedMSXpipelineroute_18.png" /&gt; Proposed MSX pipeline route', layer: layer_ProposedMSXpipelineroute_18},</text:p>
          </table:table-cell>
          <table:table-cell table:formula="of:=IF(FIND(&quot;var layer_&quot;;[.A161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{label: '&lt;b&gt;Health Variables&lt;/b&gt;', <text:s/>selectAllCheckbox: true, children: [</text:p>
          </table:table-cell>
          <table:table-cell table:formula="of:=IF(FIND(&quot;var layer_&quot;;[.A161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{label: 'Coronary Heart Disease (percentile)&lt;br /&gt;&lt;table&gt;&lt;tr&gt;&lt;td style="text-align: center;"&gt;&lt;img src="legend/CoronaryHeartDiseasepercentile_17_00000.png" /&gt;&lt;/td&gt;&lt;td&gt;0.0 - 0.0&lt;/td&gt;&lt;/tr&gt;&lt;tr&gt;&lt;td style="text-align: center;"&gt;&lt;img src="legend/CoronaryHeartDiseasepercentile_17_075091.png" /&gt;&lt;/td&gt;&lt;td&gt;0.75 - 0.9 &lt;/td&gt;&lt;/tr&gt;&lt;tr&gt;&lt;td style="text-align: center;"&gt;&lt;img src="legend/CoronaryHeartDiseasepercentile_17_090992.png" /&gt;&lt;/td&gt;&lt;td&gt;0.9 - 0.99 &lt;/td&gt;&lt;/tr&gt;&lt;/table&gt;', layer: layer_CoronaryHeartDiseasepercentile_17},</text:p>
          </table:table-cell>
          <table:table-cell table:formula="of:=IF(FIND(&quot;var layer_&quot;;[.A161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{label: 'Current Asthma Among Adults (percentile)&lt;br /&gt;&lt;table&gt;&lt;tr&gt;&lt;td style="text-align: center;"&gt;&lt;img src="legend/CurrentAsthmaAmongAdultspercentile_16_00000.png" /&gt;&lt;/td&gt;&lt;td&gt;0.0 - 0.0&lt;/td&gt;&lt;/tr&gt;&lt;tr&gt;&lt;td style="text-align: center;"&gt;&lt;img src="legend/CurrentAsthmaAmongAdultspercentile_16_075091.png" /&gt;&lt;/td&gt;&lt;td&gt;0.75 - 0.9 &lt;/td&gt;&lt;/tr&gt;&lt;tr&gt;&lt;td style="text-align: center;"&gt;&lt;img src="legend/CurrentAsthmaAmongAdultspercentile_16_090992.png" /&gt;&lt;/td&gt;&lt;td&gt;0.9 - 0.99 &lt;/td&gt;&lt;/tr&gt;&lt;/table&gt;', layer: layer_CurrentAsthmaAmongAdultspercentile_16},</text:p>
          </table:table-cell>
          <table:table-cell table:formula="of:=IF(FIND(&quot;var layer_&quot;;[.A161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{label: 'Diagnosed Diabetes (percentile)&lt;br /&gt;&lt;table&gt;&lt;tr&gt;&lt;td style="text-align: center;"&gt;&lt;img src="legend/DiagnosedDiabetespercentile_15_00000.png" /&gt;&lt;/td&gt;&lt;td&gt;0.0 - 0.0&lt;/td&gt;&lt;/tr&gt;&lt;tr&gt;&lt;td style="text-align: center;"&gt;&lt;img src="legend/DiagnosedDiabetespercentile_15_075091.png" /&gt;&lt;/td&gt;&lt;td&gt;0.75 - 0.9 &lt;/td&gt;&lt;/tr&gt;&lt;tr&gt;&lt;td style="text-align: center;"&gt;&lt;img src="legend/DiagnosedDiabetespercentile_15_090992.png" /&gt;&lt;/td&gt;&lt;td&gt;0.9 - 0.99 &lt;/td&gt;&lt;/tr&gt;&lt;/table&gt;', layer: layer_DiagnosedDiabetespercentile_15},</text:p>
          </table:table-cell>
          <table:table-cell table:formula="of:=IF(FIND(&quot;var layer_&quot;;[.A161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{label: 'Low Life Expectancy (percentile)&lt;br /&gt;&lt;table&gt;&lt;tr&gt;&lt;td style="text-align: center;"&gt;&lt;img src="legend/LowLifeExpectancypercentile_14_00000.png" /&gt;&lt;/td&gt;&lt;td&gt;0.0 - 0.0&lt;/td&gt;&lt;/tr&gt;&lt;tr&gt;&lt;td style="text-align: center;"&gt;&lt;img src="legend/LowLifeExpectancypercentile_14_075091.png" /&gt;&lt;/td&gt;&lt;td&gt;0.75 - 0.9 &lt;/td&gt;&lt;/tr&gt;&lt;tr&gt;&lt;td style="text-align: center;"&gt;&lt;img src="legend/LowLifeExpectancypercentile_14_090992.png" /&gt;&lt;/td&gt;&lt;td&gt;0.9 - 0.99 &lt;/td&gt;&lt;/tr&gt;&lt;/table&gt;', layer: layer_LowLifeExpectancypercentile_14},]},</text:p>
          </table:table-cell>
          <table:table-cell table:formula="of:=IF(FIND(&quot;var layer_&quot;;[.A162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{label: '&lt;b&gt;Economic Variables&lt;/b&gt;', <text:s/>selectAllCheckbox: true, children: [</text:p>
          </table:table-cell>
          <table:table-cell table:formula="of:=IF(FIND(&quot;var layer_&quot;;[.A162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{label: 'Expected Population Loss Rate (percentile)&lt;br /&gt;&lt;table&gt;&lt;tr&gt;&lt;td style="text-align: center;"&gt;&lt;img src="legend/ExpectedPopulationLossRatepercentile_13_00000.png" /&gt;&lt;/td&gt;&lt;td&gt;0.0 - 0.0&lt;/td&gt;&lt;/tr&gt;&lt;tr&gt;&lt;td style="text-align: center;"&gt;&lt;img src="legend/ExpectedPopulationLossRatepercentile_13_075091.png" /&gt;&lt;/td&gt;&lt;td&gt;0.75 - 0.9 &lt;/td&gt;&lt;/tr&gt;&lt;tr&gt;&lt;td style="text-align: center;"&gt;&lt;img src="legend/ExpectedPopulationLossRatepercentile_13_090992.png" /&gt;&lt;/td&gt;&lt;td&gt;0.9 - 0.99 &lt;/td&gt;&lt;/tr&gt;&lt;/table&gt;', layer: layer_ExpectedPopulationLossRatepercentile_13},</text:p>
          </table:table-cell>
          <table:table-cell table:formula="of:=IF(FIND(&quot;var layer_&quot;;[.A162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{label: 'Energy Burden (percentile)&lt;br /&gt;&lt;table&gt;&lt;tr&gt;&lt;td style="text-align: center;"&gt;&lt;img src="legend/EnergyBurdenpercentile_12_00000.png" /&gt;&lt;/td&gt;&lt;td&gt;0.0 - 0.0&lt;/td&gt;&lt;/tr&gt;&lt;tr&gt;&lt;td style="text-align: center;"&gt;&lt;img src="legend/EnergyBurdenpercentile_12_075091.png" /&gt;&lt;/td&gt;&lt;td&gt;0.75 - 0.9 &lt;/td&gt;&lt;/tr&gt;&lt;tr&gt;&lt;td style="text-align: center;"&gt;&lt;img src="legend/EnergyBurdenpercentile_12_090992.png" /&gt;&lt;/td&gt;&lt;td&gt;0.9 - 0.99 &lt;/td&gt;&lt;/tr&gt;&lt;/table&gt;', layer: layer_EnergyBurdenpercentile_12},</text:p>
          </table:table-cell>
          <table:table-cell table:formula="of:=IF(FIND(&quot;var layer_&quot;;[.A162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{label: 'Percent of People &lt;100% Below Federal Poverty Line (percentile)&lt;br /&gt;&lt;table&gt;&lt;tr&gt;&lt;td style="text-align: center;"&gt;&lt;img src="legend/PercentofPeople100BelowFederalPovertyLinepercentile_11_00000.png" /&gt;&lt;/td&gt;&lt;td&gt;0.0 - 0.0&lt;/td&gt;&lt;/tr&gt;&lt;tr&gt;&lt;td style="text-align: center;"&gt;&lt;img src="legend/PercentofPeople100BelowFederalPovertyLinepercentile_11_075091.png" /&gt;&lt;/td&gt;&lt;td&gt;0.75 - 0.9 &lt;/td&gt;&lt;/tr&gt;&lt;tr&gt;&lt;td style="text-align: center;"&gt;&lt;img src="legend/PercentofPeople100BelowFederalPovertyLinepercentile_11_090992.png" /&gt;&lt;/td&gt;&lt;td&gt;0.9 - 0.99 &lt;/td&gt;&lt;/tr&gt;&lt;/table&gt;', layer: layer_PercentofPeople100BelowFederalPovertyLinepercentile_11},</text:p>
          </table:table-cell>
          <table:table-cell table:formula="of:=IF(FIND(&quot;var layer_&quot;;[.A162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{label: 'Percent of People &lt;200% Below Federal Poverty Line&lt;br /&gt;&lt;table&gt;&lt;tr&gt;&lt;td style="text-align: center;"&gt;&lt;img src="legend/PercentofPeople200BelowFederalPovertyLine_10_00000.png" /&gt;&lt;/td&gt;&lt;td&gt;0.0 - 0.0&lt;/td&gt;&lt;/tr&gt;&lt;tr&gt;&lt;td style="text-align: center;"&gt;&lt;img src="legend/PercentofPeople200BelowFederalPovertyLine_10_075091.png" /&gt;&lt;/td&gt;&lt;td&gt;0.75 - 0.9 &lt;/td&gt;&lt;/tr&gt;&lt;tr&gt;&lt;td style="text-align: center;"&gt;&lt;img src="legend/PercentofPeople200BelowFederalPovertyLine_10_090992.png" /&gt;&lt;/td&gt;&lt;td&gt;0.9 - 0.99 &lt;/td&gt;&lt;/tr&gt;&lt;/table&gt;', layer: layer_PercentofPeople200BelowFederalPovertyLine_10},</text:p>
          </table:table-cell>
          <table:table-cell table:formula="of:=IF(FIND(&quot;var layer_&quot;;[.A162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{label: 'Percent Unemployment&lt;br /&gt;&lt;table&gt;&lt;tr&gt;&lt;td style="text-align: center;"&gt;&lt;img src="legend/PercentUnemployment_9_00000.png" /&gt;&lt;/td&gt;&lt;td&gt;0.0 - 0.0&lt;/td&gt;&lt;/tr&gt;&lt;tr&gt;&lt;td style="text-align: center;"&gt;&lt;img src="legend/PercentUnemployment_9_075091.png" /&gt;&lt;/td&gt;&lt;td&gt;0.75 - 0.9 &lt;/td&gt;&lt;/tr&gt;&lt;tr&gt;&lt;td style="text-align: center;"&gt;&lt;img src="legend/PercentUnemployment_9_090992.png" /&gt;&lt;/td&gt;&lt;td&gt;0.9 - 0.99 &lt;/td&gt;&lt;/tr&gt;&lt;/table&gt;', layer: layer_PercentUnemployment_9},]},</text:p>
          </table:table-cell>
          <table:table-cell table:formula="of:=IF(FIND(&quot;var layer_&quot;;[.A162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{label: '&lt;b&gt;Environmental Variables&lt;/b&gt;', <text:s/>selectAllCheckbox: true, children: [</text:p>
          </table:table-cell>
          <table:table-cell table:formula="of:=IF(FIND(&quot;var layer_&quot;;[.A162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{label: 'Agricultural Loss Rate (percentile)&lt;br /&gt;&lt;table&gt;&lt;tr&gt;&lt;td style="text-align: center;"&gt;&lt;img src="legend/AgriculturalLossRatepercentile_8_00000.png" /&gt;&lt;/td&gt;&lt;td&gt;0.0 - 0.0&lt;/td&gt;&lt;/tr&gt;&lt;tr&gt;&lt;td style="text-align: center;"&gt;&lt;img src="legend/AgriculturalLossRatepercentile_8_075091.png" /&gt;&lt;/td&gt;&lt;td&gt;0.75 - 0.9 &lt;/td&gt;&lt;/tr&gt;&lt;tr&gt;&lt;td style="text-align: center;"&gt;&lt;img src="legend/AgriculturalLossRatepercentile_8_090992.png" /&gt;&lt;/td&gt;&lt;td&gt;0.9 - 0.99 &lt;/td&gt;&lt;/tr&gt;&lt;/table&gt;', layer: layer_AgriculturalLossRatepercentile_8},</text:p>
          </table:table-cell>
          <table:table-cell table:formula="of:=IF(FIND(&quot;var layer_&quot;;[.A162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{label: 'Expected Building Loss Rate (percentile)&lt;br /&gt;&lt;table&gt;&lt;tr&gt;&lt;td style="text-align: center;"&gt;&lt;img src="legend/ExpectedBuildingLossRatepercentile_7_00000.png" /&gt;&lt;/td&gt;&lt;td&gt;0.0 - 0.0&lt;/td&gt;&lt;/tr&gt;&lt;tr&gt;&lt;td style="text-align: center;"&gt;&lt;img src="legend/ExpectedBuildingLossRatepercentile_7_075091.png" /&gt;&lt;/td&gt;&lt;td&gt;0.75 - 0.9 &lt;/td&gt;&lt;/tr&gt;&lt;tr&gt;&lt;td style="text-align: center;"&gt;&lt;img src="legend/ExpectedBuildingLossRatepercentile_7_090992.png" /&gt;&lt;/td&gt;&lt;td&gt;0.9 - 0.99 &lt;/td&gt;&lt;/tr&gt;&lt;/table&gt;', layer: layer_ExpectedBuildingLossRatepercentile_7},</text:p>
          </table:table-cell>
          <table:table-cell table:formula="of:=IF(FIND(&quot;var layer_&quot;;[.A162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{label: 'DOT Travel Barrier Score (percentile)&lt;br /&gt;&lt;table&gt;&lt;tr&gt;&lt;td style="text-align: center;"&gt;&lt;img src="legend/DOTTravelBarrierScorepercentile_6_00000.png" /&gt;&lt;/td&gt;&lt;td&gt;0.0 - 0.0&lt;/td&gt;&lt;/tr&gt;&lt;tr&gt;&lt;td style="text-align: center;"&gt;&lt;img src="legend/DOTTravelBarrierScorepercentile_6_075091.png" /&gt;&lt;/td&gt;&lt;td&gt;0.75 - 0.9 &lt;/td&gt;&lt;/tr&gt;&lt;tr&gt;&lt;td style="text-align: center;"&gt;&lt;img src="legend/DOTTravelBarrierScorepercentile_6_090982.png" /&gt;&lt;/td&gt;&lt;td&gt;0.9 - 0.98 &lt;/td&gt;&lt;/tr&gt;&lt;/table&gt;', layer: layer_DOTTravelBarrierScorepercentile_6},</text:p>
          </table:table-cell>
          <table:table-cell table:formula="of:=IF(FIND(&quot;var layer_&quot;;[.A163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{label: 'Properties at Risk of Flood Risk 30 years (percentile)&lt;br /&gt;&lt;table&gt;&lt;tr&gt;&lt;td style="text-align: center;"&gt;&lt;img src="legend/PropertiesatRiskofFloodRisk30yearspercentile_5_00000.png" /&gt;&lt;/td&gt;&lt;td&gt;0.0 - 0.0&lt;/td&gt;&lt;/tr&gt;&lt;tr&gt;&lt;td style="text-align: center;"&gt;&lt;img src="legend/PropertiesatRiskofFloodRisk30yearspercentile_5_075091.png" /&gt;&lt;/td&gt;&lt;td&gt;0.75 - 0.9 &lt;/td&gt;&lt;/tr&gt;&lt;tr&gt;&lt;td style="text-align: center;"&gt;&lt;img src="legend/PropertiesatRiskofFloodRisk30yearspercentile_5_090982.png" /&gt;&lt;/td&gt;&lt;td&gt;0.9 - 0.98 &lt;/td&gt;&lt;/tr&gt;&lt;/table&gt;', layer: layer_PropertiesatRiskofFloodRisk30yearspercentile_5},</text:p>
          </table:table-cell>
          <table:table-cell table:formula="of:=IF(FIND(&quot;var layer_&quot;;[.A163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{label: 'Properties at Risk of Fire in 30 years (percentile)&lt;br /&gt;&lt;table&gt;&lt;tr&gt;&lt;td style="text-align: center;"&gt;&lt;img src="legend/PropertiesatRiskofFirein30yearspercentile_4_00000.png" /&gt;&lt;/td&gt;&lt;td&gt;0.0 - 0.0&lt;/td&gt;&lt;/tr&gt;&lt;tr&gt;&lt;td style="text-align: center;"&gt;&lt;img src="legend/PropertiesatRiskofFirein30yearspercentile_4_075091.png" /&gt;&lt;/td&gt;&lt;td&gt;0.75 - 0.9 &lt;/td&gt;&lt;/tr&gt;&lt;tr&gt;&lt;td style="text-align: center;"&gt;&lt;img src="legend/PropertiesatRiskofFirein30yearspercentile_4_090982.png" /&gt;&lt;/td&gt;&lt;td&gt;0.9 - 0.98 &lt;/td&gt;&lt;/tr&gt;&lt;/table&gt;', layer: layer_PropertiesatRiskofFirein30yearspercentile_4},]},</text:p>
          </table:table-cell>
          <table:table-cell table:formula="of:=IF(FIND(&quot;var layer_&quot;;[.A163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{label: '&lt;img src="legend/DemographicsData_3.png" /&gt; Demographics Data', layer: layer_DemographicsData_3},</text:p>
          </table:table-cell>
          <table:table-cell table:formula="of:=IF(FIND(&quot;var layer_&quot;;[.A163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{label: '&lt;img src="legend/AllVariables_2.png" /&gt; All Variables', layer: layer_AllVariables_2},</text:p>
          </table:table-cell>
          <table:table-cell table:formula="of:=IF(FIND(&quot;var layer_&quot;;[.A163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{label: '&lt;img src="legend/Counties_1.png" /&gt; Counties', layer: layer_Counties_1},</text:p>
          </table:table-cell>
          <table:table-cell table:formula="of:=IF(FIND(&quot;var layer_&quot;;[.A163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{label: "Carto positron", layer: layer_Cartopositron_0},]</text:p>
          </table:table-cell>
          <table:table-cell table:formula="of:=IF(FIND(&quot;var layer_&quot;;[.A163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var lay = L.control.layers.tree(null, overlaysTree,{</text:p>
          </table:table-cell>
          <table:table-cell table:formula="of:=IF(FIND(&quot;var layer_&quot;;[.A163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//namedToggle: true,</text:p>
          </table:table-cell>
          <table:table-cell table:formula="of:=IF(FIND(&quot;var layer_&quot;;[.A163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//selectorBack: false,</text:p>
          </table:table-cell>
          <table:table-cell table:formula="of:=IF(FIND(&quot;var layer_&quot;;[.A163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//closedSymbol: '&amp;#8862; &amp;#x1f5c0;',</text:p>
          </table:table-cell>
          <table:table-cell table:formula="of:=IF(FIND(&quot;var layer_&quot;;[.A164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//openedSymbol: '&amp;#8863; &amp;#x1f5c1;',</text:p>
          </table:table-cell>
          <table:table-cell table:formula="of:=IF(FIND(&quot;var layer_&quot;;[.A164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//collapseAll: 'Collapse all',</text:p>
          </table:table-cell>
          <table:table-cell table:formula="of:=IF(FIND(&quot;var layer_&quot;;[.A164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//expandAll: 'Expand all',</text:p>
          </table:table-cell>
          <table:table-cell table:formula="of:=IF(FIND(&quot;var layer_&quot;;[.A164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collapsed: false,</text:p>
          </table:table-cell>
          <table:table-cell table:formula="of:=IF(FIND(&quot;var layer_&quot;;[.A164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);</text:p>
          </table:table-cell>
          <table:table-cell table:formula="of:=IF(FIND(&quot;var layer_&quot;;[.A164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lay.addTo(map);</text:p>
          </table:table-cell>
          <table:table-cell table:formula="of:=IF(FIND(&quot;var layer_&quot;;[.A164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document.addEventListener("DOMContentLoaded", function() {</text:p>
          </table:table-cell>
          <table:table-cell table:formula="of:=IF(FIND(&quot;var layer_&quot;;[.A164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// set new Layers List height which considers toggle icon</text:p>
          </table:table-cell>
          <table:table-cell table:formula="of:=IF(FIND(&quot;var layer_&quot;;[.A164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function newLayersListHeight() {</text:p>
          </table:table-cell>
          <table:table-cell table:formula="of:=IF(FIND(&quot;var layer_&quot;;[.A164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var layerScrollbarElement = document.querySelector('.leaflet-control-layers-scrollbar');</text:p>
          </table:table-cell>
          <table:table-cell table:formula="of:=IF(FIND(&quot;var layer_&quot;;[.A165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f (layerScrollbarElement) {</text:p>
          </table:table-cell>
          <table:table-cell table:formula="of:=IF(FIND(&quot;var layer_&quot;;[.A165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var layersListElement = document.querySelector('.leaflet-control-layers-list');</text:p>
          </table:table-cell>
          <table:table-cell table:formula="of:=IF(FIND(&quot;var layer_&quot;;[.A165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var originalHeight = layersListElement.style.height</text:p>
          </table:table-cell>
          <table:table-cell table:formula="of:=IF(FIND(&quot;var layer_&quot;;[.A165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4"/>|| window.getComputedStyle(layersListElement).height;</text:p>
          </table:table-cell>
          <table:table-cell table:formula="of:=IF(FIND(&quot;var layer_&quot;;[.A165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var newHeight = parseFloat(originalHeight) - 50;</text:p>
          </table:table-cell>
          <table:table-cell table:formula="of:=IF(FIND(&quot;var layer_&quot;;[.A165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layersListElement.style.height = newHeight + 'px';</text:p>
          </table:table-cell>
          <table:table-cell table:formula="of:=IF(FIND(&quot;var layer_&quot;;[.A165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}</text:p>
          </table:table-cell>
          <table:table-cell table:formula="of:=IF(FIND(&quot;var layer_&quot;;[.A165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65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var isLayersListExpanded = true;</text:p>
          </table:table-cell>
          <table:table-cell table:formula="of:=IF(FIND(&quot;var layer_&quot;;[.A165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var controlLayersElement = document.querySelector('.leaflet-control-layers');</text:p>
          </table:table-cell>
          <table:table-cell table:formula="of:=IF(FIND(&quot;var layer_&quot;;[.A166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var toggleLayerControl = document.querySelector('.leaflet-control-layers-toggle');</text:p>
          </table:table-cell>
          <table:table-cell table:formula="of:=IF(FIND(&quot;var layer_&quot;;[.A166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// toggle Collapsed/Expanded and apply new Layers List height</text:p>
          </table:table-cell>
          <table:table-cell table:formula="of:=IF(FIND(&quot;var layer_&quot;;[.A166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toggleLayerControl.addEventListener('click', function() {</text:p>
          </table:table-cell>
          <table:table-cell table:formula="of:=IF(FIND(&quot;var layer_&quot;;[.A166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f (isLayersListExpanded) {</text:p>
          </table:table-cell>
          <table:table-cell table:formula="of:=IF(FIND(&quot;var layer_&quot;;[.A166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controlLayersElement.classList.remove('leaflet-control-layers-expanded');</text:p>
          </table:table-cell>
          <table:table-cell table:formula="of:=IF(FIND(&quot;var layer_&quot;;[.A166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} else {</text:p>
          </table:table-cell>
          <table:table-cell table:formula="of:=IF(FIND(&quot;var layer_&quot;;[.A166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controlLayersElement.classList.add('leaflet-control-layers-expanded');</text:p>
          </table:table-cell>
          <table:table-cell table:formula="of:=IF(FIND(&quot;var layer_&quot;;[.A166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}</text:p>
          </table:table-cell>
          <table:table-cell table:formula="of:=IF(FIND(&quot;var layer_&quot;;[.A166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isLayersListExpanded = !isLayersListExpanded;</text:p>
          </table:table-cell>
          <table:table-cell table:formula="of:=IF(FIND(&quot;var layer_&quot;;[.A166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newLayersListHeight()</text:p>
          </table:table-cell>
          <table:table-cell table:formula="of:=IF(FIND(&quot;var layer_&quot;;[.A167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);<text:tab/></text:p>
          </table:table-cell>
          <table:table-cell table:formula="of:=IF(FIND(&quot;var layer_&quot;;[.A167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// apply new Layers List height if toggle layerstree</text:p>
          </table:table-cell>
          <table:table-cell table:formula="of:=IF(FIND(&quot;var layer_&quot;;[.A167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if (controlLayersElement) {</text:p>
          </table:table-cell>
          <table:table-cell table:formula="of:=IF(FIND(&quot;var layer_&quot;;[.A167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<text:tab/>controlLayersElement.addEventListener('click', function(event) {</text:p>
          </table:table-cell>
          <table:table-cell table:formula="of:=IF(FIND(&quot;var layer_&quot;;[.A167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<text:tab/><text:tab/>var toggleLayerHeaderPointer = event.target.closest('.leaflet-layerstree-header-pointer span');</text:p>
          </table:table-cell>
          <table:table-cell table:formula="of:=IF(FIND(&quot;var layer_&quot;;[.A167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<text:tab/><text:tab/>if (toggleLayerHeaderPointer) {</text:p>
          </table:table-cell>
          <table:table-cell table:formula="of:=IF(FIND(&quot;var layer_&quot;;[.A167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<text:tab/><text:tab/><text:tab/>newLayersListHeight();</text:p>
          </table:table-cell>
          <table:table-cell table:formula="of:=IF(FIND(&quot;var layer_&quot;;[.A167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<text:tab/><text:tab/>}</text:p>
          </table:table-cell>
          <table:table-cell table:formula="of:=IF(FIND(&quot;var layer_&quot;;[.A167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<text:tab/>});</text:p>
          </table:table-cell>
          <table:table-cell table:formula="of:=IF(FIND(&quot;var layer_&quot;;[.A167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tab/><text:tab/><text:tab/>}</text:p>
          </table:table-cell>
          <table:table-cell table:formula="of:=IF(FIND(&quot;var layer_&quot;;[.A168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// Collapsed/Expanded at Start to apply new height</text:p>
          </table:table-cell>
          <table:table-cell table:formula="of:=IF(FIND(&quot;var layer_&quot;;[.A168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setTimeout(function() {</text:p>
          </table:table-cell>
          <table:table-cell table:formula="of:=IF(FIND(&quot;var layer_&quot;;[.A168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toggleLayerControl.click();</text:p>
          </table:table-cell>
          <table:table-cell table:formula="of:=IF(FIND(&quot;var layer_&quot;;[.A168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, 10);</text:p>
          </table:table-cell>
          <table:table-cell table:formula="of:=IF(FIND(&quot;var layer_&quot;;[.A168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setTimeout(function() {</text:p>
          </table:table-cell>
          <table:table-cell table:formula="of:=IF(FIND(&quot;var layer_&quot;;[.A168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toggleLayerControl.click();</text:p>
          </table:table-cell>
          <table:table-cell table:formula="of:=IF(FIND(&quot;var layer_&quot;;[.A1686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, 10);</text:p>
          </table:table-cell>
          <table:table-cell table:formula="of:=IF(FIND(&quot;var layer_&quot;;[.A1687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// Collapsed touch/small screen</text:p>
          </table:table-cell>
          <table:table-cell table:formula="of:=IF(FIND(&quot;var layer_&quot;;[.A1688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var isSmallScreen = window.innerWidth &lt; 650;</text:p>
          </table:table-cell>
          <table:table-cell table:formula="of:=IF(FIND(&quot;var layer_&quot;;[.A1689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if (isSmallScreen) {</text:p>
          </table:table-cell>
          <table:table-cell table:formula="of:=IF(FIND(&quot;var layer_&quot;;[.A1690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setTimeout(function() {</text:p>
          </table:table-cell>
          <table:table-cell table:formula="of:=IF(FIND(&quot;var layer_&quot;;[.A1691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controlLayersElement.classList.remove('leaflet-control-layers-expanded');</text:p>
          </table:table-cell>
          <table:table-cell table:formula="of:=IF(FIND(&quot;var layer_&quot;;[.A1692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0"/>isLayersListExpanded = !isLayersListExpanded;</text:p>
          </table:table-cell>
          <table:table-cell table:formula="of:=IF(FIND(&quot;var layer_&quot;;[.A1693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6"/>}, 500);</text:p>
          </table:table-cell>
          <table:table-cell table:formula="of:=IF(FIND(&quot;var layer_&quot;;[.A1694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12"/>}</text:p>
          </table:table-cell>
          <table:table-cell table:formula="of:=IF(FIND(&quot;var layer_&quot;;[.A1695]))" office:value-type="string" office:string-value="" calcext:value-type="error">
            <text:p>#VALUE!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8"/>});</text:p>
          </table:table-cell>
          <table:table-cell table:formula="of:=IF(FIND(&quot;var layer_&quot;;[.A1696])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string" calcext:value-type="string">
            <text:p><text:s text:c="8"/>setBounds();</text:p>
          </table:table-cell>
          <table:table-cell table:style-name="Default"/>
          <table:table-cell/>
        </table:table-row>
        <table:table-row table:style-name="ro1" table:number-rows-repeated="3"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var layer_Cartopositron_0 = L.tileLayer('https://a.basemaps.cartocdn.com/light_all/{z}/{x}/{y}.png', {</text:p>
          </table:table-cell>
          <table:table-cell table:style-name="Default" table:formula="of:=MID([.A1701]; FIND(&quot;layer&quot;; [.A1701]); FIND(&quot;=&quot;; [.A1701]) - FIND(&quot;layer&quot;; [.A1701]) - 1)" office:value-type="string" office:string-value="layer_Cartopositron_0" calcext:value-type="string">
            <text:p>layer_Cartopositron_0</text:p>
          </table:table-cell>
          <table:table-cell table:formula="of:=[.B1701]&amp;&quot;,&quot;" office:value-type="string" office:string-value="layer_Cartopositron_0," calcext:value-type="string">
            <text:p>layer_Cartopositron_0,</text:p>
          </table:table-cell>
        </table:table-row>
        <table:table-row table:style-name="ro1">
          <table:table-cell office:value-type="string" calcext:value-type="string">
            <text:p><text:s text:c="8"/>var layer_Counties_1 = new L.geoJson(json_Counties_1, {</text:p>
          </table:table-cell>
          <table:table-cell table:style-name="Default" table:formula="of:=MID([.A1702]; FIND(&quot;layer&quot;; [.A1702]); FIND(&quot;=&quot;; [.A1702]) - FIND(&quot;layer&quot;; [.A1702]) - 1)" office:value-type="string" office:string-value="layer_Counties_1" calcext:value-type="string">
            <text:p>layer_Counties_1</text:p>
          </table:table-cell>
          <table:table-cell table:formula="of:=[.B1702]&amp;&quot;,&quot;" office:value-type="string" office:string-value="layer_Counties_1," calcext:value-type="string">
            <text:p>layer_Counties_1,</text:p>
          </table:table-cell>
        </table:table-row>
        <table:table-row table:style-name="ro1">
          <table:table-cell office:value-type="string" calcext:value-type="string">
            <text:p><text:s text:c="8"/>var layer_AllVariables_2 = new L.geoJson(json_AllVariables_2, {</text:p>
          </table:table-cell>
          <table:table-cell table:style-name="Default" table:formula="of:=MID([.A1703]; FIND(&quot;layer&quot;; [.A1703]); FIND(&quot;=&quot;; [.A1703]) - FIND(&quot;layer&quot;; [.A1703]) - 1)" office:value-type="string" office:string-value="layer_AllVariables_2" calcext:value-type="string">
            <text:p>layer_AllVariables_2</text:p>
          </table:table-cell>
          <table:table-cell table:formula="of:=[.B1703]&amp;&quot;,&quot;" office:value-type="string" office:string-value="layer_AllVariables_2," calcext:value-type="string">
            <text:p>layer_AllVariables_2,</text:p>
          </table:table-cell>
        </table:table-row>
        <table:table-row table:style-name="ro1">
          <table:table-cell office:value-type="string" calcext:value-type="string">
            <text:p><text:s text:c="8"/>var layer_DemographicsData_3 = new L.geoJson(json_DemographicsData_3, {</text:p>
          </table:table-cell>
          <table:table-cell table:style-name="Default" table:formula="of:=MID([.A1704]; FIND(&quot;layer&quot;; [.A1704]); FIND(&quot;=&quot;; [.A1704]) - FIND(&quot;layer&quot;; [.A1704]) - 1)" office:value-type="string" office:string-value="layer_DemographicsData_3" calcext:value-type="string">
            <text:p>layer_DemographicsData_3</text:p>
          </table:table-cell>
          <table:table-cell table:formula="of:=[.B1704]&amp;&quot;,&quot;" office:value-type="string" office:string-value="layer_DemographicsData_3," calcext:value-type="string">
            <text:p>layer_DemographicsData_3,</text:p>
          </table:table-cell>
        </table:table-row>
        <table:table-row table:style-name="ro1">
          <table:table-cell office:value-type="string" calcext:value-type="string">
            <text:p><text:s text:c="8"/>var layer_PropertiesatRiskofFirein30yearspercentile_4 = new L.geoJson(json_PropertiesatRiskofFirein30yearspercentile_4, {</text:p>
          </table:table-cell>
          <table:table-cell table:style-name="Default" table:formula="of:=MID([.A1705]; FIND(&quot;layer&quot;; [.A1705]); FIND(&quot;=&quot;; [.A1705]) - FIND(&quot;layer&quot;; [.A1705]) - 1)" office:value-type="string" office:string-value="layer_PropertiesatRiskofFirein30yearspercentile_4" calcext:value-type="string">
            <text:p>layer_PropertiesatRiskofFirein30yearspercentile_4</text:p>
          </table:table-cell>
          <table:table-cell table:formula="of:=[.B1705]&amp;&quot;,&quot;" office:value-type="string" office:string-value="layer_PropertiesatRiskofFirein30yearspercentile_4," calcext:value-type="string">
            <text:p>layer_PropertiesatRiskofFirein30yearspercentile_4,</text:p>
          </table:table-cell>
        </table:table-row>
        <table:table-row table:style-name="ro1">
          <table:table-cell office:value-type="string" calcext:value-type="string">
            <text:p><text:s text:c="8"/>var layer_PropertiesatRiskofFloodRisk30yearspercentile_5 = new L.geoJson(json_PropertiesatRiskofFloodRisk30yearspercentile_5, {</text:p>
          </table:table-cell>
          <table:table-cell table:style-name="Default" table:formula="of:=MID([.A1706]; FIND(&quot;layer&quot;; [.A1706]); FIND(&quot;=&quot;; [.A1706]) - FIND(&quot;layer&quot;; [.A1706]) - 1)" office:value-type="string" office:string-value="layer_PropertiesatRiskofFloodRisk30yearspercentile_5" calcext:value-type="string">
            <text:p>layer_PropertiesatRiskofFloodRisk30yearspercentile_5</text:p>
          </table:table-cell>
          <table:table-cell table:formula="of:=[.B1706]&amp;&quot;,&quot;" office:value-type="string" office:string-value="layer_PropertiesatRiskofFloodRisk30yearspercentile_5," calcext:value-type="string">
            <text:p>layer_PropertiesatRiskofFloodRisk30yearspercentile_5,</text:p>
          </table:table-cell>
        </table:table-row>
        <table:table-row table:style-name="ro1">
          <table:table-cell office:value-type="string" calcext:value-type="string">
            <text:p><text:s text:c="8"/>var layer_DOTTravelBarrierScorepercentile_6 = new L.geoJson(json_DOTTravelBarrierScorepercentile_6, {</text:p>
          </table:table-cell>
          <table:table-cell table:style-name="Default" table:formula="of:=MID([.A1707]; FIND(&quot;layer&quot;; [.A1707]); FIND(&quot;=&quot;; [.A1707]) - FIND(&quot;layer&quot;; [.A1707]) - 1)" office:value-type="string" office:string-value="layer_DOTTravelBarrierScorepercentile_6" calcext:value-type="string">
            <text:p>layer_DOTTravelBarrierScorepercentile_6</text:p>
          </table:table-cell>
          <table:table-cell table:formula="of:=[.B1707]&amp;&quot;,&quot;" office:value-type="string" office:string-value="layer_DOTTravelBarrierScorepercentile_6," calcext:value-type="string">
            <text:p>layer_DOTTravelBarrierScorepercentile_6,</text:p>
          </table:table-cell>
        </table:table-row>
        <table:table-row table:style-name="ro1">
          <table:table-cell office:value-type="string" calcext:value-type="string">
            <text:p><text:s text:c="8"/>var layer_ExpectedBuildingLossRatepercentile_7 = new L.geoJson(json_ExpectedBuildingLossRatepercentile_7, {</text:p>
          </table:table-cell>
          <table:table-cell table:style-name="Default" table:formula="of:=MID([.A1708]; FIND(&quot;layer&quot;; [.A1708]); FIND(&quot;=&quot;; [.A1708]) - FIND(&quot;layer&quot;; [.A1708]) - 1)" office:value-type="string" office:string-value="layer_ExpectedBuildingLossRatepercentile_7" calcext:value-type="string">
            <text:p>layer_ExpectedBuildingLossRatepercentile_7</text:p>
          </table:table-cell>
          <table:table-cell table:formula="of:=[.B1708]&amp;&quot;,&quot;" office:value-type="string" office:string-value="layer_ExpectedBuildingLossRatepercentile_7," calcext:value-type="string">
            <text:p>layer_ExpectedBuildingLossRatepercentile_7,</text:p>
          </table:table-cell>
        </table:table-row>
        <table:table-row table:style-name="ro1">
          <table:table-cell office:value-type="string" calcext:value-type="string">
            <text:p><text:s text:c="8"/>var layer_AgriculturalLossRatepercentile_8 = new L.geoJson(json_AgriculturalLossRatepercentile_8, {</text:p>
          </table:table-cell>
          <table:table-cell table:style-name="Default" table:formula="of:=MID([.A1709]; FIND(&quot;layer&quot;; [.A1709]); FIND(&quot;=&quot;; [.A1709]) - FIND(&quot;layer&quot;; [.A1709]) - 1)" office:value-type="string" office:string-value="layer_AgriculturalLossRatepercentile_8" calcext:value-type="string">
            <text:p>layer_AgriculturalLossRatepercentile_8</text:p>
          </table:table-cell>
          <table:table-cell table:formula="of:=[.B1709]&amp;&quot;,&quot;" office:value-type="string" office:string-value="layer_AgriculturalLossRatepercentile_8," calcext:value-type="string">
            <text:p>layer_AgriculturalLossRatepercentile_8,</text:p>
          </table:table-cell>
        </table:table-row>
        <table:table-row table:style-name="ro1">
          <table:table-cell office:value-type="string" calcext:value-type="string">
            <text:p><text:s text:c="8"/>var layer_PercentUnemployment_9 = new L.geoJson(json_PercentUnemployment_9, {</text:p>
          </table:table-cell>
          <table:table-cell table:style-name="Default" table:formula="of:=MID([.A1710]; FIND(&quot;layer&quot;; [.A1710]); FIND(&quot;=&quot;; [.A1710]) - FIND(&quot;layer&quot;; [.A1710]) - 1)" office:value-type="string" office:string-value="layer_PercentUnemployment_9" calcext:value-type="string">
            <text:p>layer_PercentUnemployment_9</text:p>
          </table:table-cell>
          <table:table-cell table:formula="of:=[.B1710]&amp;&quot;,&quot;" office:value-type="string" office:string-value="layer_PercentUnemployment_9," calcext:value-type="string">
            <text:p>layer_PercentUnemployment_9,</text:p>
          </table:table-cell>
        </table:table-row>
        <table:table-row table:style-name="ro1">
          <table:table-cell office:value-type="string" calcext:value-type="string">
            <text:p><text:s text:c="8"/>var layer_PercentofPeople200BelowFederalPovertyLine_10 = new L.geoJson(json_PercentofPeople200BelowFederalPovertyLine_10, {</text:p>
          </table:table-cell>
          <table:table-cell table:style-name="Default" table:formula="of:=MID([.A1711]; FIND(&quot;layer&quot;; [.A1711]); FIND(&quot;=&quot;; [.A1711]) - FIND(&quot;layer&quot;; [.A1711]) - 1)" office:value-type="string" office:string-value="layer_PercentofPeople200BelowFederalPovertyLine_10" calcext:value-type="string">
            <text:p>layer_PercentofPeople200BelowFederalPovertyLine_10</text:p>
          </table:table-cell>
          <table:table-cell table:formula="of:=[.B1711]&amp;&quot;,&quot;" office:value-type="string" office:string-value="layer_PercentofPeople200BelowFederalPovertyLine_10," calcext:value-type="string">
            <text:p>layer_PercentofPeople200BelowFederalPovertyLine_10,</text:p>
          </table:table-cell>
        </table:table-row>
        <table:table-row table:style-name="ro1">
          <table:table-cell office:value-type="string" calcext:value-type="string">
            <text:p><text:s text:c="8"/>var layer_PercentofPeople100BelowFederalPovertyLinepercentile_11 = new L.geoJson(json_PercentofPeople100BelowFederalPovertyLinepercentile_11, {</text:p>
          </table:table-cell>
          <table:table-cell table:style-name="Default" table:formula="of:=MID([.A1712]; FIND(&quot;layer&quot;; [.A1712]); FIND(&quot;=&quot;; [.A1712]) - FIND(&quot;layer&quot;; [.A1712]) - 1)" office:value-type="string" office:string-value="layer_PercentofPeople100BelowFederalPovertyLinepercentile_11" calcext:value-type="string">
            <text:p>layer_PercentofPeople100BelowFederalPovertyLinepercentile_11</text:p>
          </table:table-cell>
          <table:table-cell table:formula="of:=[.B1712]&amp;&quot;,&quot;" office:value-type="string" office:string-value="layer_PercentofPeople100BelowFederalPovertyLinepercentile_11," calcext:value-type="string">
            <text:p>layer_PercentofPeople100BelowFederalPovertyLinepercentile_11,</text:p>
          </table:table-cell>
        </table:table-row>
        <table:table-row table:style-name="ro1">
          <table:table-cell office:value-type="string" calcext:value-type="string">
            <text:p><text:s text:c="8"/>var layer_EnergyBurdenpercentile_12 = new L.geoJson(json_EnergyBurdenpercentile_12, {</text:p>
          </table:table-cell>
          <table:table-cell table:style-name="Default" table:formula="of:=MID([.A1713]; FIND(&quot;layer&quot;; [.A1713]); FIND(&quot;=&quot;; [.A1713]) - FIND(&quot;layer&quot;; [.A1713]) - 1)" office:value-type="string" office:string-value="layer_EnergyBurdenpercentile_12" calcext:value-type="string">
            <text:p>layer_EnergyBurdenpercentile_12</text:p>
          </table:table-cell>
          <table:table-cell table:formula="of:=[.B1713]&amp;&quot;,&quot;" office:value-type="string" office:string-value="layer_EnergyBurdenpercentile_12," calcext:value-type="string">
            <text:p>layer_EnergyBurdenpercentile_12,</text:p>
          </table:table-cell>
        </table:table-row>
        <table:table-row table:style-name="ro1">
          <table:table-cell office:value-type="string" calcext:value-type="string">
            <text:p><text:s text:c="8"/>var layer_ExpectedPopulationLossRatepercentile_13 = new L.geoJson(json_ExpectedPopulationLossRatepercentile_13, {</text:p>
          </table:table-cell>
          <table:table-cell table:style-name="Default" table:formula="of:=MID([.A1714]; FIND(&quot;layer&quot;; [.A1714]); FIND(&quot;=&quot;; [.A1714]) - FIND(&quot;layer&quot;; [.A1714]) - 1)" office:value-type="string" office:string-value="layer_ExpectedPopulationLossRatepercentile_13" calcext:value-type="string">
            <text:p>layer_ExpectedPopulationLossRatepercentile_13</text:p>
          </table:table-cell>
          <table:table-cell table:formula="of:=[.B1714]&amp;&quot;,&quot;" office:value-type="string" office:string-value="layer_ExpectedPopulationLossRatepercentile_13," calcext:value-type="string">
            <text:p>layer_ExpectedPopulationLossRatepercentile_13,</text:p>
          </table:table-cell>
        </table:table-row>
        <table:table-row table:style-name="ro1">
          <table:table-cell office:value-type="string" calcext:value-type="string">
            <text:p><text:s text:c="8"/>var layer_LowLifeExpectancypercentile_14 = new L.geoJson(json_LowLifeExpectancypercentile_14, {</text:p>
          </table:table-cell>
          <table:table-cell table:style-name="Default" table:formula="of:=MID([.A1715]; FIND(&quot;layer&quot;; [.A1715]); FIND(&quot;=&quot;; [.A1715]) - FIND(&quot;layer&quot;; [.A1715]) - 1)" office:value-type="string" office:string-value="layer_LowLifeExpectancypercentile_14" calcext:value-type="string">
            <text:p>layer_LowLifeExpectancypercentile_14</text:p>
          </table:table-cell>
          <table:table-cell table:formula="of:=[.B1715]&amp;&quot;,&quot;" office:value-type="string" office:string-value="layer_LowLifeExpectancypercentile_14," calcext:value-type="string">
            <text:p>layer_LowLifeExpectancypercentile_14,</text:p>
          </table:table-cell>
        </table:table-row>
        <table:table-row table:style-name="ro1">
          <table:table-cell office:value-type="string" calcext:value-type="string">
            <text:p><text:s text:c="8"/>var layer_DiagnosedDiabetespercentile_15 = new L.geoJson(json_DiagnosedDiabetespercentile_15, {</text:p>
          </table:table-cell>
          <table:table-cell table:style-name="Default" table:formula="of:=MID([.A1716]; FIND(&quot;layer&quot;; [.A1716]); FIND(&quot;=&quot;; [.A1716]) - FIND(&quot;layer&quot;; [.A1716]) - 1)" office:value-type="string" office:string-value="layer_DiagnosedDiabetespercentile_15" calcext:value-type="string">
            <text:p>layer_DiagnosedDiabetespercentile_15</text:p>
          </table:table-cell>
          <table:table-cell table:formula="of:=[.B1716]&amp;&quot;,&quot;" office:value-type="string" office:string-value="layer_DiagnosedDiabetespercentile_15," calcext:value-type="string">
            <text:p>layer_DiagnosedDiabetespercentile_15,</text:p>
          </table:table-cell>
        </table:table-row>
        <table:table-row table:style-name="ro1">
          <table:table-cell office:value-type="string" calcext:value-type="string">
            <text:p><text:s text:c="8"/>var layer_CurrentAsthmaAmongAdultspercentile_16 = new L.geoJson(json_CurrentAsthmaAmongAdultspercentile_16, {</text:p>
          </table:table-cell>
          <table:table-cell table:style-name="Default" table:formula="of:=MID([.A1717]; FIND(&quot;layer&quot;; [.A1717]); FIND(&quot;=&quot;; [.A1717]) - FIND(&quot;layer&quot;; [.A1717]) - 1)" office:value-type="string" office:string-value="layer_CurrentAsthmaAmongAdultspercentile_16" calcext:value-type="string">
            <text:p>layer_CurrentAsthmaAmongAdultspercentile_16</text:p>
          </table:table-cell>
          <table:table-cell table:formula="of:=[.B1717]&amp;&quot;,&quot;" office:value-type="string" office:string-value="layer_CurrentAsthmaAmongAdultspercentile_16," calcext:value-type="string">
            <text:p>layer_CurrentAsthmaAmongAdultspercentile_16,</text:p>
          </table:table-cell>
        </table:table-row>
        <table:table-row table:style-name="ro1">
          <table:table-cell office:value-type="string" calcext:value-type="string">
            <text:p><text:s text:c="8"/>var layer_CoronaryHeartDiseasepercentile_17 = new L.geoJson(json_CoronaryHeartDiseasepercentile_17, {</text:p>
          </table:table-cell>
          <table:table-cell table:style-name="Default" table:formula="of:=MID([.A1718]; FIND(&quot;layer&quot;; [.A1718]); FIND(&quot;=&quot;; [.A1718]) - FIND(&quot;layer&quot;; [.A1718]) - 1)" office:value-type="string" office:string-value="layer_CoronaryHeartDiseasepercentile_17" calcext:value-type="string">
            <text:p>layer_CoronaryHeartDiseasepercentile_17</text:p>
          </table:table-cell>
          <table:table-cell table:formula="of:=[.B1718]&amp;&quot;,&quot;" office:value-type="string" office:string-value="layer_CoronaryHeartDiseasepercentile_17," calcext:value-type="string">
            <text:p>layer_CoronaryHeartDiseasepercentile_17,</text:p>
          </table:table-cell>
        </table:table-row>
        <table:table-row table:style-name="ro1">
          <table:table-cell office:value-type="string" calcext:value-type="string">
            <text:p><text:s text:c="8"/>var layer_ProposedMSXpipelineroute_18 = new L.geoJson(json_ProposedMSXpipelineroute_18, {</text:p>
          </table:table-cell>
          <table:table-cell table:style-name="Default" table:formula="of:=MID([.A1719]; FIND(&quot;layer&quot;; [.A1719]); FIND(&quot;=&quot;; [.A1719]) - FIND(&quot;layer&quot;; [.A1719]) - 1)" office:value-type="string" office:string-value="layer_ProposedMSXpipelineroute_18" calcext:value-type="string">
            <text:p>layer_ProposedMSXpipelineroute_18</text:p>
          </table:table-cell>
          <table:table-cell table:formula="of:=[.B1719]&amp;&quot;,&quot;" office:value-type="string" office:string-value="layer_ProposedMSXpipelineroute_18," calcext:value-type="string">
            <text:p>layer_ProposedMSXpipelineroute_18,</text:p>
          </table:table-cell>
        </table:table-row>
        <table:table-row table:style-name="ro1">
          <table:table-cell office:value-type="string" calcext:value-type="string">
            <text:p><text:s text:c="8"/>var layer_ProposedMSXCompressorStations_19 = new L.geoJson(json_ProposedMSXCompressorStations_19, {</text:p>
          </table:table-cell>
          <table:table-cell table:style-name="Default" table:formula="of:=MID([.A1720]; FIND(&quot;layer&quot;; [.A1720]); FIND(&quot;=&quot;; [.A1720]) - FIND(&quot;layer&quot;; [.A1720]) - 1)" office:value-type="string" office:string-value="layer_ProposedMSXCompressorStations_19" calcext:value-type="string">
            <text:p>layer_ProposedMSXCompressorStations_19</text:p>
          </table:table-cell>
          <table:table-cell table:formula="of:=[.B1720]&amp;&quot;,&quot;" office:value-type="string" office:string-value="layer_ProposedMSXCompressorStations_19," calcext:value-type="string">
            <text:p>layer_ProposedMSXCompressorStations_19,</text:p>
          </table:table-cell>
        </table:table-row>
      </table:table>
      <table:named-expressions/>
      <table:database-ranges>
        <table:database-range table:name="__Anonymous_Sheet_DB__0" table:target-range-address="Sheet1.A1:Sheet1.A1594" table:contains-header="false"/>
        <table:database-range table:name="__Anonymous_Sheet_DB__1" table:target-range-address="Sheet2.B1:Sheet2.B1905" table:contains-header="false">
          <table:filter>
            <table:filter-and>
              <table:filter-condition table:data-type="number" table:value="1" table:operator="=" table:field-number="0"/>
            </table:filter-and>
          </table:filter>
        </table:database-range>
        <table:database-range table:name="__Anonymous_Sheet_DB__2" table:target-range-address="Sheet3.B2:Sheet3.B1696" table:contains-header="false">
          <table:filter>
            <table:filter-and>
              <table:filter-condition table:data-type="number" table:value="1" table:operator="=" table:field-number="0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6T19:55:40.887731900</meta:creation-date>
    <dc:date>2025-11-26T21:30:06.546434700</dc:date>
    <meta:editing-duration>PT33M30S</meta:editing-duration>
    <meta:editing-cycles>1</meta:editing-cycles>
    <meta:document-statistic meta:table-count="3" meta:cell-count="10632" meta:object-count="0"/>
    <meta:generator>LibreOffice/25.8.3.2$Windows_X86_64 LibreOffice_project/8ca8d55c161d602844f5428fa4b58097424e324e</meta:generator>
  </office:meta>
</office:document-meta>
</file>